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189in"/>
    </style:style>
    <style:style style:name="co2" style:family="table-column">
      <style:table-column-properties fo:break-before="auto" style:column-width="3.2098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626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4.1201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4.1827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7417in"/>
    </style:style>
    <style:style style:name="co15" style:family="table-column">
      <style:table-column-properties fo:break-before="auto" style:column-width="0.5134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7311in"/>
    </style:style>
    <style:style style:name="co18" style:family="table-column">
      <style:table-column-properties fo:break-before="auto" style:column-width="2.3165in"/>
    </style:style>
    <style:style style:name="co19" style:family="table-column">
      <style:table-column-properties fo:break-before="auto" style:column-width="1.4465in"/>
    </style:style>
    <style:style style:name="co20" style:family="table-column">
      <style:table-column-properties fo:break-before="auto" style:column-width="0.9173in"/>
    </style:style>
    <style:style style:name="co21" style:family="table-column">
      <style:table-column-properties fo:break-before="auto" style:column-width="0.8244in"/>
    </style:style>
    <style:style style:name="co22" style:family="table-column">
      <style:table-column-properties fo:break-before="auto" style:column-width="0.8138in"/>
    </style:style>
    <style:style style:name="co23" style:family="table-column">
      <style:table-column-properties fo:break-before="auto" style:column-width="1.7264in"/>
    </style:style>
    <style:style style:name="co24" style:family="table-column">
      <style:table-column-properties fo:break-before="auto" style:column-width="1.6118in"/>
    </style:style>
    <style:style style:name="co25" style:family="table-column">
      <style:table-column-properties fo:break-before="auto" style:column-width="1.3319in"/>
    </style:style>
    <style:style style:name="co26" style:family="table-column">
      <style:table-column-properties fo:break-before="auto" style:column-width="0.928in"/>
    </style:style>
    <style:style style:name="co27" style:family="table-column">
      <style:table-column-properties fo:break-before="auto" style:column-width="1.7689in"/>
    </style:style>
    <style:style style:name="co28" style:family="table-column">
      <style:table-column-properties fo:break-before="auto" style:column-width="1.9228in"/>
    </style:style>
    <style:style style:name="co29" style:family="table-column">
      <style:table-column-properties fo:break-before="auto" style:column-width="1.7583in"/>
    </style:style>
    <style:style style:name="co30" style:family="table-column">
      <style:table-column-properties fo:break-before="auto" style:column-width="1.622in"/>
    </style:style>
    <style:style style:name="co31" style:family="table-column">
      <style:table-column-properties fo:break-before="auto" style:column-width="2.598in"/>
    </style:style>
    <style:style style:name="co32" style:family="table-column">
      <style:table-column-properties fo:break-before="auto" style:column-width="1.172in"/>
    </style:style>
    <style:style style:name="co33" style:family="table-column">
      <style:table-column-properties fo:break-before="auto" style:column-width="2.5339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2228in"/>
    </style:style>
    <style:style style:name="co36" style:family="table-column">
      <style:table-column-properties fo:break-before="auto" style:column-width="2.0366in"/>
    </style:style>
    <style:style style:name="co37" style:family="table-column">
      <style:table-column-properties fo:break-before="auto" style:column-width="1.4047in"/>
    </style:style>
    <style:style style:name="co38" style:family="table-column">
      <style:table-column-properties fo:break-before="auto" style:column-width="0.6071in"/>
    </style:style>
    <style:style style:name="co39" style:family="table-column">
      <style:table-column-properties fo:break-before="auto" style:column-width="1.7799in"/>
    </style:style>
    <style:style style:name="co40" style:family="table-column">
      <style:table-column-properties fo:break-before="auto" style:column-width="1.9016in"/>
    </style:style>
    <style:style style:name="co41" style:family="table-column">
      <style:table-column-properties fo:break-before="auto" style:column-width="2.8972in"/>
    </style:style>
    <style:style style:name="co42" style:family="table-column">
      <style:table-column-properties fo:break-before="auto" style:column-width="3.0701in"/>
    </style:style>
    <style:style style:name="co43" style:family="table-column">
      <style:table-column-properties fo:break-before="auto" style:column-width="2.2016in"/>
    </style:style>
    <style:style style:name="co44" style:family="table-column">
      <style:table-column-properties fo:break-before="auto" style:column-width="1.9866in"/>
    </style:style>
    <style:style style:name="co45" style:family="table-column">
      <style:table-column-properties fo:break-before="auto" style:column-width="2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ser(%)</text:p>
          </table:table-cell>
          <table:table-cell/>
        </table:table-row>
        <table:table-row table:style-name="ro1">
          <table:table-cell office:value-type="string" calcext:value-type="string">
            <text:p>aeson</text:p>
          </table:table-cell>
          <table:table-cell office:value-type="string" calcext:value-type="string">
            <text:p>Data.Aeson.Types.ToJSON</text:p>
          </table:table-cell>
          <table:table-cell office:value-type="float" office:value="23.29" calcext:value-type="float">
            <text:p>23.29</text:p>
          </table:table-cell>
          <table:table-cell office:value-type="float" office:value="17919.565" calcext:value-type="float">
            <text:p>17919.565</text:p>
          </table:table-cell>
          <table:table-cell table:formula="of:=[.C2]/[.D2]*100" office:value-type="float" office:value="0.129969672812928" calcext:value-type="float">
            <text:p>0.129969672812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ypes.FromJSON</text:p>
          </table:table-cell>
          <table:table-cell office:value-type="float" office:value="47.287" calcext:value-type="float">
            <text:p>47.287</text:p>
          </table:table-cell>
          <table:table-cell office:value-type="float" office:value="13355.074" calcext:value-type="float">
            <text:p>13355.074</text:p>
          </table:table-cell>
          <table:table-cell table:formula="of:=[.C3]/[.D3]*100" office:value-type="float" office:value="0.354075162743389" calcext:value-type="float">
            <text:p>0.354075162743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H</text:p>
          </table:table-cell>
          <table:table-cell office:value-type="float" office:value="15.653" calcext:value-type="float">
            <text:p>15.653</text:p>
          </table:table-cell>
          <table:table-cell office:value-type="float" office:value="3220.983" calcext:value-type="float">
            <text:p>3220.983</text:p>
          </table:table-cell>
          <table:table-cell table:formula="of:=[.C4]/[.D4]*100" office:value-type="float" office:value="0.485969655847299" calcext:value-type="float">
            <text:p>0.4859696558472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ypes.Internal</text:p>
          </table:table-cell>
          <table:table-cell office:value-type="float" office:value="10.719" calcext:value-type="float">
            <text:p>10.719</text:p>
          </table:table-cell>
          <table:table-cell office:value-type="float" office:value="2049.297" calcext:value-type="float">
            <text:p>2049.297</text:p>
          </table:table-cell>
          <table:table-cell table:formula="of:=[.C5]/[.D5]*100" office:value-type="float" office:value="0.52305741920278" calcext:value-type="float">
            <text:p>0.52305741920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KeyMap</text:p>
          </table:table-cell>
          <table:table-cell office:value-type="float" office:value="4.991" calcext:value-type="float">
            <text:p>4.991</text:p>
          </table:table-cell>
          <table:table-cell office:value-type="float" office:value="1199.973" calcext:value-type="float">
            <text:p>1199.973</text:p>
          </table:table-cell>
          <table:table-cell table:formula="of:=[.C6]/[.D6]*100" office:value-type="float" office:value="0.415926025002229" calcext:value-type="float">
            <text:p>0.4159260250022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Encoding.Builder</text:p>
          </table:table-cell>
          <table:table-cell office:value-type="float" office:value="3.396" calcext:value-type="float">
            <text:p>3.396</text:p>
          </table:table-cell>
          <table:table-cell office:value-type="float" office:value="1179.773" calcext:value-type="float">
            <text:p>1179.773</text:p>
          </table:table-cell>
          <table:table-cell table:formula="of:=[.C7]/[.D7]*100" office:value-type="float" office:value="0.287851985085266" calcext:value-type="float">
            <text:p>0.287851985085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.ByteString.Lazy</text:p>
          </table:table-cell>
          <table:table-cell office:value-type="float" office:value="3.611" calcext:value-type="float">
            <text:p>3.611</text:p>
          </table:table-cell>
          <table:table-cell office:value-type="float" office:value="1070.728" calcext:value-type="float">
            <text:p>1070.728</text:p>
          </table:table-cell>
          <table:table-cell table:formula="of:=[.C8]/[.D8]*100" office:value-type="float" office:value="0.337247181356983" calcext:value-type="float">
            <text:p>0.3372471813569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.Tokens</text:p>
          </table:table-cell>
          <table:table-cell office:value-type="float" office:value="0.96" calcext:value-type="float">
            <text:p>0.96</text:p>
          </table:table-cell>
          <table:table-cell office:value-type="float" office:value="828.351" calcext:value-type="float">
            <text:p>828.351</text:p>
          </table:table-cell>
          <table:table-cell table:formula="of:=[.C9]/[.D9]*100" office:value-type="float" office:value="0.11589290047335" calcext:value-type="float">
            <text:p>0.115892900473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ext</text:p>
          </table:table-cell>
          <table:table-cell office:value-type="float" office:value="1.137" calcext:value-type="float">
            <text:p>1.137</text:p>
          </table:table-cell>
          <table:table-cell office:value-type="float" office:value="574.828" calcext:value-type="float">
            <text:p>574.828</text:p>
          </table:table-cell>
          <table:table-cell table:formula="of:=[.C10]/[.D10]*100" office:value-type="float" office:value="0.19779829792564" calcext:value-type="float">
            <text:p>0.19779829792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.Text</text:p>
          </table:table-cell>
          <table:table-cell office:value-type="float" office:value="4.737" calcext:value-type="float">
            <text:p>4.737</text:p>
          </table:table-cell>
          <table:table-cell office:value-type="float" office:value="506.03" calcext:value-type="float">
            <text:p>506.03</text:p>
          </table:table-cell>
          <table:table-cell table:formula="of:=[.C11]/[.D11]*100" office:value-type="float" office:value="0.936110507282177" calcext:value-type="float">
            <text:p>0.936110507282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Encoding.Internal</text:p>
          </table:table-cell>
          <table:table-cell office:value-type="float" office:value="2.603" calcext:value-type="float">
            <text:p>2.603</text:p>
          </table:table-cell>
          <table:table-cell office:value-type="float" office:value="453.663" calcext:value-type="float">
            <text:p>453.663</text:p>
          </table:table-cell>
          <table:table-cell table:formula="of:=[.C12]/[.D12]*100" office:value-type="float" office:value="0.573773924697408" calcext:value-type="float">
            <text:p>0.5737739246974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.ByteString</text:p>
          </table:table-cell>
          <table:table-cell office:value-type="float" office:value="2.714" calcext:value-type="float">
            <text:p>2.714</text:p>
          </table:table-cell>
          <table:table-cell office:value-type="float" office:value="315.746" calcext:value-type="float">
            <text:p>315.746</text:p>
          </table:table-cell>
          <table:table-cell table:formula="of:=[.C13]/[.D13]*100" office:value-type="float" office:value="0.859551664945874" calcext:value-type="float">
            <text:p>0.8595516649458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RFC8785</text:p>
          </table:table-cell>
          <table:table-cell office:value-type="float" office:value="1.425" calcext:value-type="float">
            <text:p>1.425</text:p>
          </table:table-cell>
          <table:table-cell office:value-type="float" office:value="261.232" calcext:value-type="float">
            <text:p>261.232</text:p>
          </table:table-cell>
          <table:table-cell table:formula="of:=[.C14]/[.D14]*100" office:value-type="float" office:value="0.545492129601274" calcext:value-type="float">
            <text:p>0.5454921296012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Scientific</text:p>
          </table:table-cell>
          <table:table-cell office:value-type="float" office:value="1.646" calcext:value-type="float">
            <text:p>1.646</text:p>
          </table:table-cell>
          <table:table-cell office:value-type="float" office:value="242.407" calcext:value-type="float">
            <text:p>242.407</text:p>
          </table:table-cell>
          <table:table-cell table:formula="of:=[.C15]/[.D15]*100" office:value-type="float" office:value="0.679023295531895" calcext:value-type="float">
            <text:p>0.6790232955318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Unescape</text:p>
          </table:table-cell>
          <table:table-cell office:value-type="float" office:value="4.966" calcext:value-type="float">
            <text:p>4.966</text:p>
          </table:table-cell>
          <table:table-cell office:value-type="float" office:value="223.136" calcext:value-type="float">
            <text:p>223.136</text:p>
          </table:table-cell>
          <table:table-cell table:formula="of:=[.C16]/[.D16]*100" office:value-type="float" office:value="2.22554854438549" calcext:value-type="float">
            <text:p>2.225548544385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Key</text:p>
          </table:table-cell>
          <table:table-cell office:value-type="float" office:value="2.856" calcext:value-type="float">
            <text:p>2.856</text:p>
          </table:table-cell>
          <table:table-cell office:value-type="float" office:value="218.62" calcext:value-type="float">
            <text:p>218.62</text:p>
          </table:table-cell>
          <table:table-cell table:formula="of:=[.C17]/[.D17]*100" office:value-type="float" office:value="1.30637636080871" calcext:value-type="float">
            <text:p>1.306376360808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UnescapeFromText</text:p>
          </table:table-cell>
          <table:table-cell office:value-type="float" office:value="5.815" calcext:value-type="float">
            <text:p>5.815</text:p>
          </table:table-cell>
          <table:table-cell office:value-type="float" office:value="155.925" calcext:value-type="float">
            <text:p>155.925</text:p>
          </table:table-cell>
          <table:table-cell table:formula="of:=[.C18]/[.D18]*100" office:value-type="float" office:value="3.7293570626904" calcext:value-type="float">
            <text:p>3.72935706269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.Conversion</text:p>
          </table:table-cell>
          <table:table-cell office:value-type="float" office:value="1.311" calcext:value-type="float">
            <text:p>1.311</text:p>
          </table:table-cell>
          <table:table-cell office:value-type="float" office:value="110.202" calcext:value-type="float">
            <text:p>110.202</text:p>
          </table:table-cell>
          <table:table-cell table:formula="of:=[.C19]/[.D19]*100" office:value-type="float" office:value="1.18963358196766" calcext:value-type="float">
            <text:p>1.189633581967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</text:p>
          </table:table-cell>
          <table:table-cell office:value-type="float" office:value="1.264" calcext:value-type="float">
            <text:p>1.264</text:p>
          </table:table-cell>
          <table:table-cell office:value-type="float" office:value="109.089" calcext:value-type="float">
            <text:p>109.089</text:p>
          </table:table-cell>
          <table:table-cell table:formula="of:=[.C20]/[.D20]*100" office:value-type="float" office:value="1.15868694368818" calcext:value-type="float">
            <text:p>1.158686943688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ByteString</text:p>
          </table:table-cell>
          <table:table-cell office:value-type="float" office:value="1.841" calcext:value-type="float">
            <text:p>1.841</text:p>
          </table:table-cell>
          <table:table-cell office:value-type="float" office:value="108.051" calcext:value-type="float">
            <text:p>108.051</text:p>
          </table:table-cell>
          <table:table-cell table:formula="of:=[.C21]/[.D21]*100" office:value-type="float" office:value="1.70382504558033" calcext:value-type="float">
            <text:p>1.703825045580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TH</text:p>
          </table:table-cell>
          <table:table-cell office:value-type="float" office:value="0.803" calcext:value-type="float">
            <text:p>0.803</text:p>
          </table:table-cell>
          <table:table-cell office:value-type="float" office:value="72.413" calcext:value-type="float">
            <text:p>72.413</text:p>
          </table:table-cell>
          <table:table-cell table:formula="of:=[.C22]/[.D22]*100" office:value-type="float" office:value="1.10891690718517" calcext:value-type="float">
            <text:p>1.108916907185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Functions</text:p>
          </table:table-cell>
          <table:table-cell office:value-type="float" office:value="0.744" calcext:value-type="float">
            <text:p>0.744</text:p>
          </table:table-cell>
          <table:table-cell office:value-type="float" office:value="67.93" calcext:value-type="float">
            <text:p>67.93</text:p>
          </table:table-cell>
          <table:table-cell table:formula="of:=[.C23]/[.D23]*100" office:value-type="float" office:value="1.09524510525541" calcext:value-type="float">
            <text:p>1.095245105255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Prelude</text:p>
          </table:table-cell>
          <table:table-cell office:value-type="float" office:value="1.575" calcext:value-type="float">
            <text:p>1.575</text:p>
          </table:table-cell>
          <table:table-cell office:value-type="float" office:value="51.837" calcext:value-type="float">
            <text:p>51.837</text:p>
          </table:table-cell>
          <table:table-cell table:formula="of:=[.C24]/[.D24]*100" office:value-type="float" office:value="3.03837027605764" calcext:value-type="float">
            <text:p>3.03837027605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ypes.Generic</text:p>
          </table:table-cell>
          <table:table-cell office:value-type="float" office:value="2.195" calcext:value-type="float">
            <text:p>2.195</text:p>
          </table:table-cell>
          <table:table-cell office:value-type="float" office:value="36.056" calcext:value-type="float">
            <text:p>36.056</text:p>
          </table:table-cell>
          <table:table-cell table:formula="of:=[.C25]/[.D25]*100" office:value-type="float" office:value="6.08775238517861" calcext:value-type="float">
            <text:p>6.08775238517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QQ.Simple</text:p>
          </table:table-cell>
          <table:table-cell office:value-type="float" office:value="0.364" calcext:value-type="float">
            <text:p>0.364</text:p>
          </table:table-cell>
          <table:table-cell office:value-type="float" office:value="25.825" calcext:value-type="float">
            <text:p>25.825</text:p>
          </table:table-cell>
          <table:table-cell table:formula="of:=[.C26]/[.D26]*100" office:value-type="float" office:value="1.40948693126815" calcext:value-type="float">
            <text:p>1.409486931268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</text:p>
          </table:table-cell>
          <table:table-cell office:value-type="float" office:value="4.148" calcext:value-type="float">
            <text:p>4.148</text:p>
          </table:table-cell>
          <table:table-cell office:value-type="float" office:value="24.802" calcext:value-type="float">
            <text:p>24.802</text:p>
          </table:table-cell>
          <table:table-cell table:formula="of:=[.C27]/[.D27]*100" office:value-type="float" office:value="16.7244577050238" calcext:value-type="float">
            <text:p>16.7244577050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Decoding.Internal</text:p>
          </table:table-cell>
          <table:table-cell office:value-type="float" office:value="0.305" calcext:value-type="float">
            <text:p>0.305</text:p>
          </table:table-cell>
          <table:table-cell office:value-type="float" office:value="12.034" calcext:value-type="float">
            <text:p>12.034</text:p>
          </table:table-cell>
          <table:table-cell table:formula="of:=[.C28]/[.D28]*100" office:value-type="float" office:value="2.53448562406515" calcext:value-type="float">
            <text:p>2.534485624065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Parser.Time</text:p>
          </table:table-cell>
          <table:table-cell office:value-type="float" office:value="0.354" calcext:value-type="float">
            <text:p>0.354</text:p>
          </table:table-cell>
          <table:table-cell office:value-type="float" office:value="11.375" calcext:value-type="float">
            <text:p>11.375</text:p>
          </table:table-cell>
          <table:table-cell table:formula="of:=[.C29]/[.D29]*100" office:value-type="float" office:value="3.11208791208791" calcext:value-type="float">
            <text:p>3.112087912087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Internal.Text</text:p>
          </table:table-cell>
          <table:table-cell office:value-type="float" office:value="1.452" calcext:value-type="float">
            <text:p>1.452</text:p>
          </table:table-cell>
          <table:table-cell office:value-type="float" office:value="10.691" calcext:value-type="float">
            <text:p>10.691</text:p>
          </table:table-cell>
          <table:table-cell table:formula="of:=[.C30]/[.D30]*100" office:value-type="float" office:value="13.5815171639697" calcext:value-type="float">
            <text:p>13.58151716396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ypes</text:p>
          </table:table-cell>
          <table:table-cell office:value-type="float" office:value="0.907" calcext:value-type="float">
            <text:p>0.907</text:p>
          </table:table-cell>
          <table:table-cell office:value-type="float" office:value="6.686" calcext:value-type="float">
            <text:p>6.686</text:p>
          </table:table-cell>
          <table:table-cell table:formula="of:=[.C31]/[.D31]*100" office:value-type="float" office:value="13.5656595871971" calcext:value-type="float">
            <text:p>13.56565958719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Types.Class</text:p>
          </table:table-cell>
          <table:table-cell office:value-type="float" office:value="2.303" calcext:value-type="float">
            <text:p>2.303</text:p>
          </table:table-cell>
          <table:table-cell office:value-type="float" office:value="5.509" calcext:value-type="float">
            <text:p>5.509</text:p>
          </table:table-cell>
          <table:table-cell table:formula="of:=[.C32]/[.D32]*100" office:value-type="float" office:value="41.8043202033037" calcext:value-type="float">
            <text:p>41.8043202033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eson.Encoding</text:p>
          </table:table-cell>
          <table:table-cell office:value-type="float" office:value="0.35" calcext:value-type="float">
            <text:p>0.35</text:p>
          </table:table-cell>
          <table:table-cell office:value-type="float" office:value="2.494" calcext:value-type="float">
            <text:p>2.494</text:p>
          </table:table-cell>
          <table:table-cell table:formula="of:=[.C33]/[.D33]*100" office:value-type="float" office:value="14.0336808340016" calcext:value-type="float">
            <text:p>14.0336808340016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Data.Array.Base</text:p>
          </table:table-cell>
          <table:table-cell office:value-type="float" office:value="50.255" calcext:value-type="float">
            <text:p>50.255</text:p>
          </table:table-cell>
          <table:table-cell office:value-type="float" office:value="5734.186" calcext:value-type="float">
            <text:p>5734.186</text:p>
          </table:table-cell>
          <table:table-cell table:formula="of:=[.C34]/[.D34]*100" office:value-type="float" office:value="0.876410357110844" calcext:value-type="float">
            <text:p>0.8764103571108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IO.Internals</text:p>
          </table:table-cell>
          <table:table-cell office:value-type="float" office:value="5.682" calcext:value-type="float">
            <text:p>5.682</text:p>
          </table:table-cell>
          <table:table-cell office:value-type="float" office:value="739.389" calcext:value-type="float">
            <text:p>739.389</text:p>
          </table:table-cell>
          <table:table-cell table:formula="of:=[.C35]/[.D35]*100" office:value-type="float" office:value="0.768472346761989" calcext:value-type="float">
            <text:p>0.7684723467619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Storable.Internals</text:p>
          </table:table-cell>
          <table:table-cell office:value-type="float" office:value="1.15" calcext:value-type="float">
            <text:p>1.15</text:p>
          </table:table-cell>
          <table:table-cell office:value-type="float" office:value="66.315" calcext:value-type="float">
            <text:p>66.315</text:p>
          </table:table-cell>
          <table:table-cell table:formula="of:=[.C36]/[.D36]*100" office:value-type="float" office:value="1.73414762874161" calcext:value-type="float">
            <text:p>1.734147628741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IO</text:p>
          </table:table-cell>
          <table:table-cell office:value-type="float" office:value="0.91" calcext:value-type="float">
            <text:p>0.91</text:p>
          </table:table-cell>
          <table:table-cell office:value-type="float" office:value="48.206" calcext:value-type="float">
            <text:p>48.206</text:p>
          </table:table-cell>
          <table:table-cell table:formula="of:=[.C37]/[.D37]*100" office:value-type="float" office:value="1.88773181761606" calcext:value-type="float">
            <text:p>1.887731817616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</text:p>
          </table:table-cell>
          <table:table-cell office:value-type="float" office:value="0.191" calcext:value-type="float">
            <text:p>0.191</text:p>
          </table:table-cell>
          <table:table-cell office:value-type="float" office:value="10.663" calcext:value-type="float">
            <text:p>10.663</text:p>
          </table:table-cell>
          <table:table-cell table:formula="of:=[.C38]/[.D38]*100" office:value-type="float" office:value="1.79124073900403" calcext:value-type="float">
            <text:p>1.791240739004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ST</text:p>
          </table:table-cell>
          <table:table-cell office:value-type="float" office:value="0.462" calcext:value-type="float">
            <text:p>0.462</text:p>
          </table:table-cell>
          <table:table-cell office:value-type="float" office:value="8.131" calcext:value-type="float">
            <text:p>8.131</text:p>
          </table:table-cell>
          <table:table-cell table:formula="of:=[.C39]/[.D39]*100" office:value-type="float" office:value="5.68195793875292" calcext:value-type="float">
            <text:p>5.681957938752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MArray.Safe</text:p>
          </table:table-cell>
          <table:table-cell office:value-type="float" office:value="0.974" calcext:value-type="float">
            <text:p>0.974</text:p>
          </table:table-cell>
          <table:table-cell office:value-type="float" office:value="3.078" calcext:value-type="float">
            <text:p>3.078</text:p>
          </table:table-cell>
          <table:table-cell table:formula="of:=[.C40]/[.D40]*100" office:value-type="float" office:value="31.6439246263808" calcext:value-type="float">
            <text:p>31.64392462638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MArray</text:p>
          </table:table-cell>
          <table:table-cell office:value-type="float" office:value="0.625" calcext:value-type="float">
            <text:p>0.625</text:p>
          </table:table-cell>
          <table:table-cell office:value-type="float" office:value="2.849" calcext:value-type="float">
            <text:p>2.849</text:p>
          </table:table-cell>
          <table:table-cell table:formula="of:=[.C41]/[.D41]*100" office:value-type="float" office:value="21.9375219375219" calcext:value-type="float">
            <text:p>21.93752193752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Storable</text:p>
          </table:table-cell>
          <table:table-cell office:value-type="float" office:value="0.212" calcext:value-type="float">
            <text:p>0.212</text:p>
          </table:table-cell>
          <table:table-cell office:value-type="float" office:value="2.663" calcext:value-type="float">
            <text:p>2.663</text:p>
          </table:table-cell>
          <table:table-cell table:formula="of:=[.C42]/[.D42]*100" office:value-type="float" office:value="7.9609463011641" calcext:value-type="float">
            <text:p>7.96094630116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Unboxed</text:p>
          </table:table-cell>
          <table:table-cell office:value-type="float" office:value="0.16" calcext:value-type="float">
            <text:p>0.16</text:p>
          </table:table-cell>
          <table:table-cell office:value-type="float" office:value="2.451" calcext:value-type="float">
            <text:p>2.451</text:p>
          </table:table-cell>
          <table:table-cell table:formula="of:=[.C43]/[.D43]*100" office:value-type="float" office:value="6.52794777641779" calcext:value-type="float">
            <text:p>6.527947776417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ST.Safe</text:p>
          </table:table-cell>
          <table:table-cell office:value-type="float" office:value="0.185" calcext:value-type="float">
            <text:p>0.185</text:p>
          </table:table-cell>
          <table:table-cell office:value-type="float" office:value="2.374" calcext:value-type="float">
            <text:p>2.374</text:p>
          </table:table-cell>
          <table:table-cell table:formula="of:=[.C44]/[.D44]*100" office:value-type="float" office:value="7.7927548441449" calcext:value-type="float">
            <text:p>7.79275484414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IArray</text:p>
          </table:table-cell>
          <table:table-cell office:value-type="float" office:value="0.289" calcext:value-type="float">
            <text:p>0.289</text:p>
          </table:table-cell>
          <table:table-cell office:value-type="float" office:value="2.371" calcext:value-type="float">
            <text:p>2.371</text:p>
          </table:table-cell>
          <table:table-cell table:formula="of:=[.C45]/[.D45]*100" office:value-type="float" office:value="12.1889498102067" calcext:value-type="float">
            <text:p>12.1889498102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Unsafe</text:p>
          </table:table-cell>
          <table:table-cell office:value-type="float" office:value="0.187" calcext:value-type="float">
            <text:p>0.187</text:p>
          </table:table-cell>
          <table:table-cell office:value-type="float" office:value="2.308" calcext:value-type="float">
            <text:p>2.308</text:p>
          </table:table-cell>
          <table:table-cell table:formula="of:=[.C46]/[.D46]*100" office:value-type="float" office:value="8.10225303292894" calcext:value-type="float">
            <text:p>8.102253032928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IO.Safe</text:p>
          </table:table-cell>
          <table:table-cell office:value-type="float" office:value="0.25" calcext:value-type="float">
            <text:p>0.25</text:p>
          </table:table-cell>
          <table:table-cell office:value-type="float" office:value="2.245" calcext:value-type="float">
            <text:p>2.245</text:p>
          </table:table-cell>
          <table:table-cell table:formula="of:=[.C47]/[.D47]*100" office:value-type="float" office:value="11.1358574610245" calcext:value-type="float">
            <text:p>11.1358574610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Array.Storable.Safe</text:p>
          </table:table-cell>
          <table:table-cell office:value-type="float" office:value="0.229" calcext:value-type="float">
            <text:p>0.229</text:p>
          </table:table-cell>
          <table:table-cell office:value-type="float" office:value="2.1" calcext:value-type="float">
            <text:p>2.1</text:p>
          </table:table-cell>
          <table:table-cell table:formula="of:=[.C48]/[.D48]*100" office:value-type="float" office:value="10.9047619047619" calcext:value-type="float">
            <text:p>10.9047619047619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ata.Binary.Class</text:p>
          </table:table-cell>
          <table:table-cell office:value-type="float" office:value="8.854" calcext:value-type="float">
            <text:p>8.854</text:p>
          </table:table-cell>
          <table:table-cell office:value-type="float" office:value="6212.903" calcext:value-type="float">
            <text:p>6212.903</text:p>
          </table:table-cell>
          <table:table-cell table:formula="of:=[.C49]/[.D49]*100" office:value-type="float" office:value="0.142509870184679" calcext:value-type="float">
            <text:p>0.1425098701846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Get</text:p>
          </table:table-cell>
          <table:table-cell office:value-type="float" office:value="4.511" calcext:value-type="float">
            <text:p>4.511</text:p>
          </table:table-cell>
          <table:table-cell office:value-type="float" office:value="641.193" calcext:value-type="float">
            <text:p>641.193</text:p>
          </table:table-cell>
          <table:table-cell table:formula="of:=[.C50]/[.D50]*100" office:value-type="float" office:value="0.703532321781429" calcext:value-type="float">
            <text:p>0.7035323217814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Put</text:p>
          </table:table-cell>
          <table:table-cell office:value-type="float" office:value="3.218" calcext:value-type="float">
            <text:p>3.218</text:p>
          </table:table-cell>
          <table:table-cell office:value-type="float" office:value="493.947" calcext:value-type="float">
            <text:p>493.947</text:p>
          </table:table-cell>
          <table:table-cell table:formula="of:=[.C51]/[.D51]*100" office:value-type="float" office:value="0.651486900416441" calcext:value-type="float">
            <text:p>0.6514869004164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Get.Internal</text:p>
          </table:table-cell>
          <table:table-cell office:value-type="float" office:value="4.277" calcext:value-type="float">
            <text:p>4.277</text:p>
          </table:table-cell>
          <table:table-cell office:value-type="float" office:value="428.153" calcext:value-type="float">
            <text:p>428.153</text:p>
          </table:table-cell>
          <table:table-cell table:formula="of:=[.C52]/[.D52]*100" office:value-type="float" office:value="0.998941967007121" calcext:value-type="float">
            <text:p>0.9989419670071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Builder</text:p>
          </table:table-cell>
          <table:table-cell office:value-type="float" office:value="2.055" calcext:value-type="float">
            <text:p>2.055</text:p>
          </table:table-cell>
          <table:table-cell office:value-type="float" office:value="299.544" calcext:value-type="float">
            <text:p>299.544</text:p>
          </table:table-cell>
          <table:table-cell table:formula="of:=[.C53]/[.D53]*100" office:value-type="float" office:value="0.686042785033251" calcext:value-type="float">
            <text:p>0.686042785033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Generic</text:p>
          </table:table-cell>
          <table:table-cell office:value-type="float" office:value="2.025" calcext:value-type="float">
            <text:p>2.025</text:p>
          </table:table-cell>
          <table:table-cell office:value-type="float" office:value="188.606" calcext:value-type="float">
            <text:p>188.606</text:p>
          </table:table-cell>
          <table:table-cell table:formula="of:=[.C54]/[.D54]*100" office:value-type="float" office:value="1.07366679745077" calcext:value-type="float">
            <text:p>1.073666797450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</text:p>
          </table:table-cell>
          <table:table-cell office:value-type="float" office:value="1.611" calcext:value-type="float">
            <text:p>1.611</text:p>
          </table:table-cell>
          <table:table-cell office:value-type="float" office:value="46.008" calcext:value-type="float">
            <text:p>46.008</text:p>
          </table:table-cell>
          <table:table-cell table:formula="of:=[.C55]/[.D55]*100" office:value-type="float" office:value="3.50156494522692" calcext:value-type="float">
            <text:p>3.501564945226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FloatCast</text:p>
          </table:table-cell>
          <table:table-cell office:value-type="float" office:value="1.168" calcext:value-type="float">
            <text:p>1.168</text:p>
          </table:table-cell>
          <table:table-cell office:value-type="float" office:value="5.776" calcext:value-type="float">
            <text:p>5.776</text:p>
          </table:table-cell>
          <table:table-cell table:formula="of:=[.C56]/[.D56]*100" office:value-type="float" office:value="20.2216066481994" calcext:value-type="float">
            <text:p>20.22160664819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nary.Internal</text:p>
          </table:table-cell>
          <table:table-cell office:value-type="float" office:value="0.679" calcext:value-type="float">
            <text:p>0.679</text:p>
          </table:table-cell>
          <table:table-cell office:value-type="float" office:value="3.264" calcext:value-type="float">
            <text:p>3.264</text:p>
          </table:table-cell>
          <table:table-cell table:formula="of:=[.C57]/[.D57]*100" office:value-type="float" office:value="20.8026960784314" calcext:value-type="float">
            <text:p>20.8026960784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60.62" calcext:value-type="float">
            <text:p>2160.62</text:p>
          </table:table-cell>
          <table:table-cell table:formula="of:=[.C58]/[.D58]*100" office:value-type="float" office:value="0.811109774046338" calcext:value-type="float">
            <text:p>0.811109774046338</text:p>
          </table:table-cell>
          <table:table-cell/>
        </table:table-row>
        <table:table-row table:style-name="ro1">
          <table:table-cell office:value-type="string" calcext:value-type="string">
            <text:p>bytestring</text:p>
          </table:table-cell>
          <table:table-cell office:value-type="string" calcext:value-type="string">
            <text:p>Data.ByteString.Short.Internal</text:p>
          </table:table-cell>
          <table:table-cell office:value-type="float" office:value="17.265" calcext:value-type="float">
            <text:p>17.265</text:p>
          </table:table-cell>
          <table:table-cell office:value-type="float" office:value="1941.676" calcext:value-type="float">
            <text:p>1941.676</text:p>
          </table:table-cell>
          <table:table-cell table:formula="of:=[.C59]/[.D59]*100" office:value-type="float" office:value="0.889180275184943" calcext:value-type="float">
            <text:p>0.8891802751849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Lazy</text:p>
          </table:table-cell>
          <table:table-cell office:value-type="float" office:value="12.751" calcext:value-type="float">
            <text:p>12.751</text:p>
          </table:table-cell>
          <table:table-cell office:value-type="float" office:value="1814.853" calcext:value-type="float">
            <text:p>1814.853</text:p>
          </table:table-cell>
          <table:table-cell table:formula="of:=[.C60]/[.D60]*100" office:value-type="float" office:value="0.702591339353656" calcext:value-type="float">
            <text:p>0.7025913393536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Char8</text:p>
          </table:table-cell>
          <table:table-cell office:value-type="float" office:value="9.884" calcext:value-type="float">
            <text:p>9.884</text:p>
          </table:table-cell>
          <table:table-cell office:value-type="float" office:value="1084.044" calcext:value-type="float">
            <text:p>1084.044</text:p>
          </table:table-cell>
          <table:table-cell table:formula="of:=[.C61]/[.D61]*100" office:value-type="float" office:value="0.911771108921778" calcext:value-type="float">
            <text:p>0.9117711089217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Internal.Type</text:p>
          </table:table-cell>
          <table:table-cell office:value-type="float" office:value="13.742" calcext:value-type="float">
            <text:p>13.742</text:p>
          </table:table-cell>
          <table:table-cell office:value-type="float" office:value="950.666" calcext:value-type="float">
            <text:p>950.666</text:p>
          </table:table-cell>
          <table:table-cell table:formula="of:=[.C62]/[.D62]*100" office:value-type="float" office:value="1.44551293514231" calcext:value-type="float">
            <text:p>1.44551293514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Lazy.Char8</text:p>
          </table:table-cell>
          <table:table-cell office:value-type="float" office:value="5.61" calcext:value-type="float">
            <text:p>5.61</text:p>
          </table:table-cell>
          <table:table-cell office:value-type="float" office:value="927.178" calcext:value-type="float">
            <text:p>927.178</text:p>
          </table:table-cell>
          <table:table-cell table:formula="of:=[.C63]/[.D63]*100" office:value-type="float" office:value="0.605061811216401" calcext:value-type="float">
            <text:p>0.605061811216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Internal</text:p>
          </table:table-cell>
          <table:table-cell office:value-type="float" office:value="7.609" calcext:value-type="float">
            <text:p>7.609</text:p>
          </table:table-cell>
          <table:table-cell office:value-type="float" office:value="859.259" calcext:value-type="float">
            <text:p>859.259</text:p>
          </table:table-cell>
          <table:table-cell table:formula="of:=[.C64]/[.D64]*100" office:value-type="float" office:value="0.885530439599702" calcext:value-type="float">
            <text:p>0.8855304395997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Prim</text:p>
          </table:table-cell>
          <table:table-cell office:value-type="float" office:value="6.071" calcext:value-type="float">
            <text:p>6.071</text:p>
          </table:table-cell>
          <table:table-cell office:value-type="float" office:value="650.107" calcext:value-type="float">
            <text:p>650.107</text:p>
          </table:table-cell>
          <table:table-cell table:formula="of:=[.C65]/[.D65]*100" office:value-type="float" office:value="0.933846274536346" calcext:value-type="float">
            <text:p>0.933846274536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RealFloat.Internal</text:p>
          </table:table-cell>
          <table:table-cell office:value-type="float" office:value="7.085" calcext:value-type="float">
            <text:p>7.085</text:p>
          </table:table-cell>
          <table:table-cell office:value-type="float" office:value="540.52" calcext:value-type="float">
            <text:p>540.52</text:p>
          </table:table-cell>
          <table:table-cell table:formula="of:=[.C66]/[.D66]*100" office:value-type="float" office:value="1.31077480944276" calcext:value-type="float">
            <text:p>1.310774809442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ASCII</text:p>
          </table:table-cell>
          <table:table-cell office:value-type="float" office:value="2.528" calcext:value-type="float">
            <text:p>2.528</text:p>
          </table:table-cell>
          <table:table-cell office:value-type="float" office:value="352.367" calcext:value-type="float">
            <text:p>352.367</text:p>
          </table:table-cell>
          <table:table-cell table:formula="of:=[.C67]/[.D67]*100" office:value-type="float" office:value="0.717433811906336" calcext:value-type="float">
            <text:p>0.717433811906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Lazy.ReadInt</text:p>
          </table:table-cell>
          <table:table-cell office:value-type="float" office:value="2.654" calcext:value-type="float">
            <text:p>2.654</text:p>
          </table:table-cell>
          <table:table-cell office:value-type="float" office:value="350.151" calcext:value-type="float">
            <text:p>350.151</text:p>
          </table:table-cell>
          <table:table-cell table:formula="of:=[.C68]/[.D68]*100" office:value-type="float" office:value="0.757958709242584" calcext:value-type="float">
            <text:p>0.7579587092425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RealFloat</text:p>
          </table:table-cell>
          <table:table-cell office:value-type="float" office:value="1.867" calcext:value-type="float">
            <text:p>1.867</text:p>
          </table:table-cell>
          <table:table-cell office:value-type="float" office:value="336.306" calcext:value-type="float">
            <text:p>336.306</text:p>
          </table:table-cell>
          <table:table-cell table:formula="of:=[.C69]/[.D69]*100" office:value-type="float" office:value="0.555149179616183" calcext:value-type="float">
            <text:p>0.555149179616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Lazy.Internal</text:p>
          </table:table-cell>
          <table:table-cell office:value-type="float" office:value="3.686" calcext:value-type="float">
            <text:p>3.686</text:p>
          </table:table-cell>
          <table:table-cell office:value-type="float" office:value="300.473" calcext:value-type="float">
            <text:p>300.473</text:p>
          </table:table-cell>
          <table:table-cell table:formula="of:=[.C70]/[.D70]*100" office:value-type="float" office:value="1.226732518396" calcext:value-type="float">
            <text:p>1.2267325183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ReadInt</text:p>
          </table:table-cell>
          <table:table-cell office:value-type="float" office:value="2.673" calcext:value-type="float">
            <text:p>2.673</text:p>
          </table:table-cell>
          <table:table-cell office:value-type="float" office:value="250.977" calcext:value-type="float">
            <text:p>250.977</text:p>
          </table:table-cell>
          <table:table-cell table:formula="of:=[.C71]/[.D71]*100" office:value-type="float" office:value="1.06503783215195" calcext:value-type="float">
            <text:p>1.065037832151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Prim.ASCII</text:p>
          </table:table-cell>
          <table:table-cell office:value-type="float" office:value="2.27" calcext:value-type="float">
            <text:p>2.27</text:p>
          </table:table-cell>
          <table:table-cell office:value-type="float" office:value="233.053" calcext:value-type="float">
            <text:p>233.053</text:p>
          </table:table-cell>
          <table:table-cell table:formula="of:=[.C72]/[.D72]*100" office:value-type="float" office:value="0.974027367165409" calcext:value-type="float">
            <text:p>0.9740273671654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RealFloat.D2S</text:p>
          </table:table-cell>
          <table:table-cell office:value-type="float" office:value="2.786" calcext:value-type="float">
            <text:p>2.786</text:p>
          </table:table-cell>
          <table:table-cell office:value-type="float" office:value="217.175" calcext:value-type="float">
            <text:p>217.175</text:p>
          </table:table-cell>
          <table:table-cell table:formula="of:=[.C73]/[.D73]*100" office:value-type="float" office:value="1.28283642224013" calcext:value-type="float">
            <text:p>1.282836422240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</text:p>
          </table:table-cell>
          <table:table-cell office:value-type="float" office:value="2.404" calcext:value-type="float">
            <text:p>2.404</text:p>
          </table:table-cell>
          <table:table-cell office:value-type="float" office:value="197.928" calcext:value-type="float">
            <text:p>197.928</text:p>
          </table:table-cell>
          <table:table-cell table:formula="of:=[.C74]/[.D74]*100" office:value-type="float" office:value="1.21458308071622" calcext:value-type="float">
            <text:p>1.214583080716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RealFloat.TableGenerator</text:p>
          </table:table-cell>
          <table:table-cell office:value-type="float" office:value="1.619" calcext:value-type="float">
            <text:p>1.619</text:p>
          </table:table-cell>
          <table:table-cell office:value-type="float" office:value="165.507" calcext:value-type="float">
            <text:p>165.507</text:p>
          </table:table-cell>
          <table:table-cell table:formula="of:=[.C75]/[.D75]*100" office:value-type="float" office:value="0.978206359851849" calcext:value-type="float">
            <text:p>0.978206359851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RealFloat.F2S</text:p>
          </table:table-cell>
          <table:table-cell office:value-type="float" office:value="2.128" calcext:value-type="float">
            <text:p>2.128</text:p>
          </table:table-cell>
          <table:table-cell office:value-type="float" office:value="151.244" calcext:value-type="float">
            <text:p>151.244</text:p>
          </table:table-cell>
          <table:table-cell table:formula="of:=[.C76]/[.D76]*100" office:value-type="float" office:value="1.40699796355558" calcext:value-type="float">
            <text:p>1.406997963555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Prim.Internal</text:p>
          </table:table-cell>
          <table:table-cell office:value-type="float" office:value="3.072" calcext:value-type="float">
            <text:p>3.072</text:p>
          </table:table-cell>
          <table:table-cell office:value-type="float" office:value="115.224" calcext:value-type="float">
            <text:p>115.224</text:p>
          </table:table-cell>
          <table:table-cell table:formula="of:=[.C77]/[.D77]*100" office:value-type="float" office:value="2.66611122682774" calcext:value-type="float">
            <text:p>2.666111226827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Lazy.ReadNat</text:p>
          </table:table-cell>
          <table:table-cell office:value-type="float" office:value="3.162" calcext:value-type="float">
            <text:p>3.162</text:p>
          </table:table-cell>
          <table:table-cell office:value-type="float" office:value="107.805" calcext:value-type="float">
            <text:p>107.805</text:p>
          </table:table-cell>
          <table:table-cell table:formula="of:=[.C78]/[.D78]*100" office:value-type="float" office:value="2.93307360512036" calcext:value-type="float">
            <text:p>2.93307360512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ReadNat</text:p>
          </table:table-cell>
          <table:table-cell office:value-type="float" office:value="2.074" calcext:value-type="float">
            <text:p>2.074</text:p>
          </table:table-cell>
          <table:table-cell office:value-type="float" office:value="88.01" calcext:value-type="float">
            <text:p>88.01</text:p>
          </table:table-cell>
          <table:table-cell table:formula="of:=[.C79]/[.D79]*100" office:value-type="float" office:value="2.35655039200091" calcext:value-type="float">
            <text:p>2.356550392000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Prim.Binary</text:p>
          </table:table-cell>
          <table:table-cell office:value-type="float" office:value="1.545" calcext:value-type="float">
            <text:p>1.545</text:p>
          </table:table-cell>
          <table:table-cell office:value-type="float" office:value="80.745" calcext:value-type="float">
            <text:p>80.745</text:p>
          </table:table-cell>
          <table:table-cell table:formula="of:=[.C80]/[.D80]*100" office:value-type="float" office:value="1.91343117220881" calcext:value-type="float">
            <text:p>1.913431172208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Extra</text:p>
          </table:table-cell>
          <table:table-cell office:value-type="float" office:value="1.058" calcext:value-type="float">
            <text:p>1.058</text:p>
          </table:table-cell>
          <table:table-cell office:value-type="float" office:value="71.793" calcext:value-type="float">
            <text:p>71.793</text:p>
          </table:table-cell>
          <table:table-cell table:formula="of:=[.C81]/[.D81]*100" office:value-type="float" office:value="1.47368127811904" calcext:value-type="float">
            <text:p>1.473681278119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Unsafe</text:p>
          </table:table-cell>
          <table:table-cell office:value-type="float" office:value="1.72" calcext:value-type="float">
            <text:p>1.72</text:p>
          </table:table-cell>
          <table:table-cell office:value-type="float" office:value="52.869" calcext:value-type="float">
            <text:p>52.869</text:p>
          </table:table-cell>
          <table:table-cell table:formula="of:=[.C82]/[.D82]*100" office:value-type="float" office:value="3.2533242542889" calcext:value-type="float">
            <text:p>3.25332425428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Utils.UnalignedAccess</text:p>
          </table:table-cell>
          <table:table-cell office:value-type="float" office:value="1.188" calcext:value-type="float">
            <text:p>1.188</text:p>
          </table:table-cell>
          <table:table-cell office:value-type="float" office:value="17.899" calcext:value-type="float">
            <text:p>17.899</text:p>
          </table:table-cell>
          <table:table-cell table:formula="of:=[.C83]/[.D83]*100" office:value-type="float" office:value="6.63724230403933" calcext:value-type="float">
            <text:p>6.637242304039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Prim.Internal.Base16</text:p>
          </table:table-cell>
          <table:table-cell office:value-type="float" office:value="1.052" calcext:value-type="float">
            <text:p>1.052</text:p>
          </table:table-cell>
          <table:table-cell office:value-type="float" office:value="17.495" calcext:value-type="float">
            <text:p>17.495</text:p>
          </table:table-cell>
          <table:table-cell table:formula="of:=[.C84]/[.D84]*100" office:value-type="float" office:value="6.01314661331809" calcext:value-type="float">
            <text:p>6.013146613318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Builder.Prim.Internal.Floating</text:p>
          </table:table-cell>
          <table:table-cell office:value-type="float" office:value="1.596" calcext:value-type="float">
            <text:p>1.596</text:p>
          </table:table-cell>
          <table:table-cell office:value-type="float" office:value="10.234" calcext:value-type="float">
            <text:p>10.234</text:p>
          </table:table-cell>
          <table:table-cell table:formula="of:=[.C85]/[.D85]*100" office:value-type="float" office:value="15.5950752393981" calcext:value-type="float">
            <text:p>15.5950752393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Utils.ByteOrder</text:p>
          </table:table-cell>
          <table:table-cell office:value-type="float" office:value="0.967" calcext:value-type="float">
            <text:p>0.967</text:p>
          </table:table-cell>
          <table:table-cell office:value-type="float" office:value="8.106" calcext:value-type="float">
            <text:p>8.106</text:p>
          </table:table-cell>
          <table:table-cell table:formula="of:=[.C86]/[.D86]*100" office:value-type="float" office:value="11.9294349864298" calcext:value-type="float">
            <text:p>11.9294349864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Internal</text:p>
          </table:table-cell>
          <table:table-cell office:value-type="float" office:value="0.486" calcext:value-type="float">
            <text:p>0.486</text:p>
          </table:table-cell>
          <table:table-cell office:value-type="float" office:value="3.321" calcext:value-type="float">
            <text:p>3.321</text:p>
          </table:table-cell>
          <table:table-cell table:formula="of:=[.C87]/[.D87]*100" office:value-type="float" office:value="14.6341463414634" calcext:value-type="float">
            <text:p>14.63414634146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Short</text:p>
          </table:table-cell>
          <table:table-cell office:value-type="float" office:value="0.572" calcext:value-type="float">
            <text:p>0.572</text:p>
          </table:table-cell>
          <table:table-cell office:value-type="float" office:value="2.87" calcext:value-type="float">
            <text:p>2.87</text:p>
          </table:table-cell>
          <table:table-cell table:formula="of:=[.C88]/[.D88]*100" office:value-type="float" office:value="19.9303135888502" calcext:value-type="float">
            <text:p>19.9303135888502</text:p>
          </table:table-cell>
          <table:table-cell/>
        </table:table-row>
        <table:table-row table:style-name="ro1">
          <table:table-cell office:value-type="string" calcext:value-type="string">
            <text:p>containers</text:p>
          </table:table-cell>
          <table:table-cell office:value-type="string" calcext:value-type="string">
            <text:p>Data.Sequence.Internal</text:p>
          </table:table-cell>
          <table:table-cell office:value-type="float" office:value="81.118" calcext:value-type="float">
            <text:p>81.118</text:p>
          </table:table-cell>
          <table:table-cell office:value-type="float" office:value="18475.022" calcext:value-type="float">
            <text:p>18475.022</text:p>
          </table:table-cell>
          <table:table-cell table:formula="of:=[.C89]/[.D89]*100" office:value-type="float" office:value="0.439068489336576" calcext:value-type="float">
            <text:p>0.4390684893365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Internal</text:p>
          </table:table-cell>
          <table:table-cell office:value-type="float" office:value="36.896" calcext:value-type="float">
            <text:p>36.896</text:p>
          </table:table-cell>
          <table:table-cell office:value-type="float" office:value="5567.27" calcext:value-type="float">
            <text:p>5567.27</text:p>
          </table:table-cell>
          <table:table-cell table:formula="of:=[.C90]/[.D90]*100" office:value-type="float" office:value="0.662730566327841" calcext:value-type="float">
            <text:p>0.6627305663278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Internal</text:p>
          </table:table-cell>
          <table:table-cell office:value-type="float" office:value="45.302" calcext:value-type="float">
            <text:p>45.302</text:p>
          </table:table-cell>
          <table:table-cell office:value-type="float" office:value="3629.212" calcext:value-type="float">
            <text:p>3629.212</text:p>
          </table:table-cell>
          <table:table-cell table:formula="of:=[.C91]/[.D91]*100" office:value-type="float" office:value="1.24825995284927" calcext:value-type="float">
            <text:p>1.248259952849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Set.Internal</text:p>
          </table:table-cell>
          <table:table-cell office:value-type="float" office:value="24.664" calcext:value-type="float">
            <text:p>24.664</text:p>
          </table:table-cell>
          <table:table-cell office:value-type="float" office:value="1907.06" calcext:value-type="float">
            <text:p>1907.06</text:p>
          </table:table-cell>
          <table:table-cell table:formula="of:=[.C92]/[.D92]*100" office:value-type="float" office:value="1.29329963399159" calcext:value-type="float">
            <text:p>1.293299633991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Set.Internal</text:p>
          </table:table-cell>
          <table:table-cell office:value-type="float" office:value="14.656" calcext:value-type="float">
            <text:p>14.656</text:p>
          </table:table-cell>
          <table:table-cell office:value-type="float" office:value="1586.917" calcext:value-type="float">
            <text:p>1586.917</text:p>
          </table:table-cell>
          <table:table-cell table:formula="of:=[.C93]/[.D93]*100" office:value-type="float" office:value="0.923551767357713" calcext:value-type="float">
            <text:p>0.9235517673577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Graph</text:p>
          </table:table-cell>
          <table:table-cell office:value-type="float" office:value="5.655" calcext:value-type="float">
            <text:p>5.655</text:p>
          </table:table-cell>
          <table:table-cell office:value-type="float" office:value="1176.082" calcext:value-type="float">
            <text:p>1176.082</text:p>
          </table:table-cell>
          <table:table-cell table:formula="of:=[.C94]/[.D94]*100" office:value-type="float" office:value="0.480833819410551" calcext:value-type="float">
            <text:p>0.4808338194105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Strict.Internal</text:p>
          </table:table-cell>
          <table:table-cell office:value-type="float" office:value="8.563" calcext:value-type="float">
            <text:p>8.563</text:p>
          </table:table-cell>
          <table:table-cell office:value-type="float" office:value="1128.347" calcext:value-type="float">
            <text:p>1128.347</text:p>
          </table:table-cell>
          <table:table-cell table:formula="of:=[.C95]/[.D95]*100" office:value-type="float" office:value="0.758897750426066" calcext:value-type="float">
            <text:p>0.7588977504260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ree</text:p>
          </table:table-cell>
          <table:table-cell office:value-type="float" office:value="4.874" calcext:value-type="float">
            <text:p>4.874</text:p>
          </table:table-cell>
          <table:table-cell office:value-type="float" office:value="913.561" calcext:value-type="float">
            <text:p>913.561</text:p>
          </table:table-cell>
          <table:table-cell table:formula="of:=[.C96]/[.D96]*100" office:value-type="float" office:value="0.533516645303379" calcext:value-type="float">
            <text:p>0.533516645303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Strict.Internal</text:p>
          </table:table-cell>
          <table:table-cell office:value-type="float" office:value="12.581" calcext:value-type="float">
            <text:p>12.581</text:p>
          </table:table-cell>
          <table:table-cell office:value-type="float" office:value="848.129" calcext:value-type="float">
            <text:p>848.129</text:p>
          </table:table-cell>
          <table:table-cell table:formula="of:=[.C97]/[.D97]*100" office:value-type="float" office:value="1.48338283445089" calcext:value-type="float">
            <text:p>1.48338283445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Sequence.Internal.Sorting</text:p>
          </table:table-cell>
          <table:table-cell office:value-type="float" office:value="2.856" calcext:value-type="float">
            <text:p>2.856</text:p>
          </table:table-cell>
          <table:table-cell office:value-type="float" office:value="631.443" calcext:value-type="float">
            <text:p>631.443</text:p>
          </table:table-cell>
          <table:table-cell table:formula="of:=[.C98]/[.D98]*100" office:value-type="float" office:value="0.452297357006096" calcext:value-type="float">
            <text:p>0.4522973570060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Internal.Debug</text:p>
          </table:table-cell>
          <table:table-cell office:value-type="float" office:value="1.732" calcext:value-type="float">
            <text:p>1.732</text:p>
          </table:table-cell>
          <table:table-cell office:value-type="float" office:value="195.961" calcext:value-type="float">
            <text:p>195.961</text:p>
          </table:table-cell>
          <table:table-cell table:formula="of:=[.C99]/[.D99]*100" office:value-type="float" office:value="0.88384933736815" calcext:value-type="float">
            <text:p>0.883849337368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BitQueue</text:p>
          </table:table-cell>
          <table:table-cell office:value-type="float" office:value="2.289" calcext:value-type="float">
            <text:p>2.289</text:p>
          </table:table-cell>
          <table:table-cell office:value-type="float" office:value="86.089" calcext:value-type="float">
            <text:p>86.089</text:p>
          </table:table-cell>
          <table:table-cell table:formula="of:=[.C100]/[.D100]*100" office:value-type="float" office:value="2.65887627919943" calcext:value-type="float">
            <text:p>2.658876279199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Containers.ListUtils</text:p>
          </table:table-cell>
          <table:table-cell office:value-type="float" office:value="2.021" calcext:value-type="float">
            <text:p>2.021</text:p>
          </table:table-cell>
          <table:table-cell office:value-type="float" office:value="65.783" calcext:value-type="float">
            <text:p>65.783</text:p>
          </table:table-cell>
          <table:table-cell table:formula="of:=[.C101]/[.D101]*100" office:value-type="float" office:value="3.07222230667498" calcext:value-type="float">
            <text:p>3.072222306674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Merge.Strict</text:p>
          </table:table-cell>
          <table:table-cell office:value-type="float" office:value="2.489" calcext:value-type="float">
            <text:p>2.489</text:p>
          </table:table-cell>
          <table:table-cell office:value-type="float" office:value="64.247" calcext:value-type="float">
            <text:p>64.247</text:p>
          </table:table-cell>
          <table:table-cell table:formula="of:=[.C102]/[.D102]*100" office:value-type="float" office:value="3.87411085342506" calcext:value-type="float">
            <text:p>3.874110853425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StrictMaybe</text:p>
          </table:table-cell>
          <table:table-cell office:value-type="float" office:value="1.236" calcext:value-type="float">
            <text:p>1.236</text:p>
          </table:table-cell>
          <table:table-cell office:value-type="float" office:value="59.76" calcext:value-type="float">
            <text:p>59.76</text:p>
          </table:table-cell>
          <table:table-cell table:formula="of:=[.C103]/[.D103]*100" office:value-type="float" office:value="2.06827309236948" calcext:value-type="float">
            <text:p>2.06827309236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BitUtil</text:p>
          </table:table-cell>
          <table:table-cell office:value-type="float" office:value="1.092" calcext:value-type="float">
            <text:p>1.092</text:p>
          </table:table-cell>
          <table:table-cell office:value-type="float" office:value="48.476" calcext:value-type="float">
            <text:p>48.476</text:p>
          </table:table-cell>
          <table:table-cell table:formula="of:=[.C104]/[.D104]*100" office:value-type="float" office:value="2.25266111065269" calcext:value-type="float">
            <text:p>2.252661110652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State</text:p>
          </table:table-cell>
          <table:table-cell office:value-type="float" office:value="1.488" calcext:value-type="float">
            <text:p>1.488</text:p>
          </table:table-cell>
          <table:table-cell office:value-type="float" office:value="28.66" calcext:value-type="float">
            <text:p>28.66</text:p>
          </table:table-cell>
          <table:table-cell table:formula="of:=[.C105]/[.D105]*100" office:value-type="float" office:value="5.19190509420796" calcext:value-type="float">
            <text:p>5.191905094207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</text:p>
          </table:table-cell>
          <table:table-cell office:value-type="float" office:value="1.175" calcext:value-type="float">
            <text:p>1.175</text:p>
          </table:table-cell>
          <table:table-cell office:value-type="float" office:value="17.782" calcext:value-type="float">
            <text:p>17.782</text:p>
          </table:table-cell>
          <table:table-cell table:formula="of:=[.C106]/[.D106]*100" office:value-type="float" office:value="6.60780564615904" calcext:value-type="float">
            <text:p>6.607805646159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</text:p>
          </table:table-cell>
          <table:table-cell office:value-type="float" office:value="1.538" calcext:value-type="float">
            <text:p>1.538</text:p>
          </table:table-cell>
          <table:table-cell office:value-type="float" office:value="15.488" calcext:value-type="float">
            <text:p>15.488</text:p>
          </table:table-cell>
          <table:table-cell table:formula="of:=[.C107]/[.D107]*100" office:value-type="float" office:value="9.93026859504132" calcext:value-type="float">
            <text:p>9.93026859504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Internal.DeprecatedDebug</text:p>
          </table:table-cell>
          <table:table-cell office:value-type="float" office:value="0.913" calcext:value-type="float">
            <text:p>0.913</text:p>
          </table:table-cell>
          <table:table-cell office:value-type="float" office:value="10.991" calcext:value-type="float">
            <text:p>10.991</text:p>
          </table:table-cell>
          <table:table-cell table:formula="of:=[.C108]/[.D108]*100" office:value-type="float" office:value="8.30679646983896" calcext:value-type="float">
            <text:p>8.30679646983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Internal.DeprecatedShowTree</text:p>
          </table:table-cell>
          <table:table-cell office:value-type="float" office:value="0.935" calcext:value-type="float">
            <text:p>0.935</text:p>
          </table:table-cell>
          <table:table-cell office:value-type="float" office:value="10.872" calcext:value-type="float">
            <text:p>10.872</text:p>
          </table:table-cell>
          <table:table-cell table:formula="of:=[.C109]/[.D109]*100" office:value-type="float" office:value="8.60007358351729" calcext:value-type="float">
            <text:p>8.600073583517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StrictPair</text:p>
          </table:table-cell>
          <table:table-cell office:value-type="float" office:value="1.256" calcext:value-type="float">
            <text:p>1.256</text:p>
          </table:table-cell>
          <table:table-cell office:value-type="float" office:value="10.833" calcext:value-type="float">
            <text:p>10.833</text:p>
          </table:table-cell>
          <table:table-cell table:formula="of:=[.C110]/[.D110]*100" office:value-type="float" office:value="11.5942028985507" calcext:value-type="float">
            <text:p>11.5942028985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PtrEquality</text:p>
          </table:table-cell>
          <table:table-cell office:value-type="float" office:value="1.285" calcext:value-type="float">
            <text:p>1.285</text:p>
          </table:table-cell>
          <table:table-cell office:value-type="float" office:value="9.86" calcext:value-type="float">
            <text:p>9.86</text:p>
          </table:table-cell>
          <table:table-cell table:formula="of:=[.C111]/[.D111]*100" office:value-type="float" office:value="13.0324543610548" calcext:value-type="float">
            <text:p>13.03245436105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Coercions</text:p>
          </table:table-cell>
          <table:table-cell office:value-type="float" office:value="1.46" calcext:value-type="float">
            <text:p>1.46</text:p>
          </table:table-cell>
          <table:table-cell office:value-type="float" office:value="8.309" calcext:value-type="float">
            <text:p>8.309</text:p>
          </table:table-cell>
          <table:table-cell table:formula="of:=[.C112]/[.D112]*100" office:value-type="float" office:value="17.5713082200024" calcext:value-type="float">
            <text:p>17.5713082200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TypeError</text:p>
          </table:table-cell>
          <table:table-cell office:value-type="float" office:value="0.647" calcext:value-type="float">
            <text:p>0.647</text:p>
          </table:table-cell>
          <table:table-cell office:value-type="float" office:value="6.823" calcext:value-type="float">
            <text:p>6.823</text:p>
          </table:table-cell>
          <table:table-cell table:formula="of:=[.C113]/[.D113]*100" office:value-type="float" office:value="9.48263227319361" calcext:value-type="float">
            <text:p>9.482632273193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s.Containers.Internal.Prelude</text:p>
          </table:table-cell>
          <table:table-cell office:value-type="float" office:value="0.212" calcext:value-type="float">
            <text:p>0.212</text:p>
          </table:table-cell>
          <table:table-cell office:value-type="float" office:value="5.882" calcext:value-type="float">
            <text:p>5.882</text:p>
          </table:table-cell>
          <table:table-cell table:formula="of:=[.C114]/[.D114]*100" office:value-type="float" office:value="3.60421625297518" calcext:value-type="float">
            <text:p>3.604216252975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Lazy</text:p>
          </table:table-cell>
          <table:table-cell office:value-type="float" office:value="2.263" calcext:value-type="float">
            <text:p>2.263</text:p>
          </table:table-cell>
          <table:table-cell office:value-type="float" office:value="5.015" calcext:value-type="float">
            <text:p>5.015</text:p>
          </table:table-cell>
          <table:table-cell table:formula="of:=[.C115]/[.D115]*100" office:value-type="float" office:value="45.1246261216351" calcext:value-type="float">
            <text:p>45.12462612163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Set</text:p>
          </table:table-cell>
          <table:table-cell office:value-type="float" office:value="1.399" calcext:value-type="float">
            <text:p>1.399</text:p>
          </table:table-cell>
          <table:table-cell office:value-type="float" office:value="4.652" calcext:value-type="float">
            <text:p>4.652</text:p>
          </table:table-cell>
          <table:table-cell table:formula="of:=[.C116]/[.D116]*100" office:value-type="float" office:value="30.073086844368" calcext:value-type="float">
            <text:p>30.0730868443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Strict</text:p>
          </table:table-cell>
          <table:table-cell office:value-type="float" office:value="1.316" calcext:value-type="float">
            <text:p>1.316</text:p>
          </table:table-cell>
          <table:table-cell office:value-type="float" office:value="4.436" calcext:value-type="float">
            <text:p>4.436</text:p>
          </table:table-cell>
          <table:table-cell table:formula="of:=[.C117]/[.D117]*100" office:value-type="float" office:value="29.6663660955816" calcext:value-type="float">
            <text:p>29.66636609558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Lazy</text:p>
          </table:table-cell>
          <table:table-cell office:value-type="float" office:value="1.619" calcext:value-type="float">
            <text:p>1.619</text:p>
          </table:table-cell>
          <table:table-cell office:value-type="float" office:value="4.421" calcext:value-type="float">
            <text:p>4.421</text:p>
          </table:table-cell>
          <table:table-cell table:formula="of:=[.C118]/[.D118]*100" office:value-type="float" office:value="36.6206740556435" calcext:value-type="float">
            <text:p>36.62067405564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Merge.Lazy</text:p>
          </table:table-cell>
          <table:table-cell office:value-type="float" office:value="1.171" calcext:value-type="float">
            <text:p>1.171</text:p>
          </table:table-cell>
          <table:table-cell office:value-type="float" office:value="4.198" calcext:value-type="float">
            <text:p>4.198</text:p>
          </table:table-cell>
          <table:table-cell table:formula="of:=[.C119]/[.D119]*100" office:value-type="float" office:value="27.8942353501667" calcext:value-type="float">
            <text:p>27.8942353501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Strict</text:p>
          </table:table-cell>
          <table:table-cell office:value-type="float" office:value="1.287" calcext:value-type="float">
            <text:p>1.287</text:p>
          </table:table-cell>
          <table:table-cell office:value-type="float" office:value="3.878" calcext:value-type="float">
            <text:p>3.878</text:p>
          </table:table-cell>
          <table:table-cell table:formula="of:=[.C120]/[.D120]*100" office:value-type="float" office:value="33.1872099020114" calcext:value-type="float">
            <text:p>33.1872099020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Sequence</text:p>
          </table:table-cell>
          <table:table-cell office:value-type="float" office:value="1.403" calcext:value-type="float">
            <text:p>1.403</text:p>
          </table:table-cell>
          <table:table-cell office:value-type="float" office:value="3.832" calcext:value-type="float">
            <text:p>3.832</text:p>
          </table:table-cell>
          <table:table-cell table:formula="of:=[.C121]/[.D121]*100" office:value-type="float" office:value="36.6127348643006" calcext:value-type="float">
            <text:p>36.6127348643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Merge.Lazy</text:p>
          </table:table-cell>
          <table:table-cell office:value-type="float" office:value="0.928" calcext:value-type="float">
            <text:p>0.928</text:p>
          </table:table-cell>
          <table:table-cell office:value-type="float" office:value="3.537" calcext:value-type="float">
            <text:p>3.537</text:p>
          </table:table-cell>
          <table:table-cell table:formula="of:=[.C122]/[.D122]*100" office:value-type="float" office:value="26.2369239468476" calcext:value-type="float">
            <text:p>26.2369239468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Map.Merge.Strict</text:p>
          </table:table-cell>
          <table:table-cell office:value-type="float" office:value="1.256" calcext:value-type="float">
            <text:p>1.256</text:p>
          </table:table-cell>
          <table:table-cell office:value-type="float" office:value="3.481" calcext:value-type="float">
            <text:p>3.481</text:p>
          </table:table-cell>
          <table:table-cell table:formula="of:=[.C123]/[.D123]*100" office:value-type="float" office:value="36.0815857512209" calcext:value-type="float">
            <text:p>36.0815857512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Set</text:p>
          </table:table-cell>
          <table:table-cell office:value-type="float" office:value="1.06" calcext:value-type="float">
            <text:p>1.06</text:p>
          </table:table-cell>
          <table:table-cell office:value-type="float" office:value="3.441" calcext:value-type="float">
            <text:p>3.441</text:p>
          </table:table-cell>
          <table:table-cell table:formula="of:=[.C124]/[.D124]*100" office:value-type="float" office:value="30.804998546934" calcext:value-type="float">
            <text:p>30.804998546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IntMap.Internal.Debug</text:p>
          </table:table-cell>
          <table:table-cell office:value-type="float" office:value="0.103" calcext:value-type="float">
            <text:p>0.103</text:p>
          </table:table-cell>
          <table:table-cell office:value-type="float" office:value="2.399" calcext:value-type="float">
            <text:p>2.399</text:p>
          </table:table-cell>
          <table:table-cell table:formula="of:=[.C125]/[.D125]*100" office:value-type="float" office:value="4.29345560650271" calcext:value-type="float">
            <text:p>4.29345560650271</text:p>
          </table:table-cell>
          <table:table-cell/>
        </table:table-row>
        <table:table-row table:style-name="ro1">
          <table:table-cell office:value-type="string" calcext:value-type="string">
            <text:p>deepseq</text:p>
          </table:table-cell>
          <table:table-cell office:value-type="string" calcext:value-type="string">
            <text:p>Control.DeepSeq</text:p>
          </table:table-cell>
          <table:table-cell office:value-type="float" office:value="24.808" calcext:value-type="float">
            <text:p>24.808</text:p>
          </table:table-cell>
          <table:table-cell office:value-type="float" office:value="581.438" calcext:value-type="float">
            <text:p>581.438</text:p>
          </table:table-cell>
          <table:table-cell table:formula="of:=[.C126]/[.D126]*100" office:value-type="float" office:value="4.2666629976025" calcext:value-type="float">
            <text:p>4.2666629976025</text:p>
          </table:table-cell>
          <table:table-cell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System.Directory.Internal.Common</text:p>
          </table:table-cell>
          <table:table-cell office:value-type="float" office:value="2.76" calcext:value-type="float">
            <text:p>2.76</text:p>
          </table:table-cell>
          <table:table-cell office:value-type="float" office:value="927.379" calcext:value-type="float">
            <text:p>927.379</text:p>
          </table:table-cell>
          <table:table-cell table:formula="of:=[.C127]/[.D127]*100" office:value-type="float" office:value="0.297612950045235" calcext:value-type="float">
            <text:p>0.2976129500452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OsPath</text:p>
          </table:table-cell>
          <table:table-cell office:value-type="float" office:value="7.917" calcext:value-type="float">
            <text:p>7.917</text:p>
          </table:table-cell>
          <table:table-cell office:value-type="float" office:value="660.693" calcext:value-type="float">
            <text:p>660.693</text:p>
          </table:table-cell>
          <table:table-cell table:formula="of:=[.C128]/[.D128]*100" office:value-type="float" office:value="1.19828725292988" calcext:value-type="float">
            <text:p>1.19828725292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Internal.Posix</text:p>
          </table:table-cell>
          <table:table-cell office:value-type="float" office:value="3.003" calcext:value-type="float">
            <text:p>3.003</text:p>
          </table:table-cell>
          <table:table-cell office:value-type="float" office:value="304.554" calcext:value-type="float">
            <text:p>304.554</text:p>
          </table:table-cell>
          <table:table-cell table:formula="of:=[.C129]/[.D129]*100" office:value-type="float" office:value="0.986032033728009" calcext:value-type="float">
            <text:p>0.9860320337280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</text:p>
          </table:table-cell>
          <table:table-cell office:value-type="float" office:value="4.138" calcext:value-type="float">
            <text:p>4.138</text:p>
          </table:table-cell>
          <table:table-cell office:value-type="float" office:value="166.135" calcext:value-type="float">
            <text:p>166.135</text:p>
          </table:table-cell>
          <table:table-cell table:formula="of:=[.C130]/[.D130]*100" office:value-type="float" office:value="2.49074547807506" calcext:value-type="float">
            <text:p>2.490745478075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Internal.Prelude</text:p>
          </table:table-cell>
          <table:table-cell office:value-type="float" office:value="0.94" calcext:value-type="float">
            <text:p>0.94</text:p>
          </table:table-cell>
          <table:table-cell office:value-type="float" office:value="41.268" calcext:value-type="float">
            <text:p>41.268</text:p>
          </table:table-cell>
          <table:table-cell table:formula="of:=[.C131]/[.D131]*100" office:value-type="float" office:value="2.27779393234467" calcext:value-type="float">
            <text:p>2.277793932344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Internal.C_utimensat</text:p>
          </table:table-cell>
          <table:table-cell office:value-type="float" office:value="0.169" calcext:value-type="float">
            <text:p>0.169</text:p>
          </table:table-cell>
          <table:table-cell office:value-type="float" office:value="11.59" calcext:value-type="float">
            <text:p>11.59</text:p>
          </table:table-cell>
          <table:table-cell table:formula="of:=[.C132]/[.D132]*100" office:value-type="float" office:value="1.45815358067299" calcext:value-type="float">
            <text:p>1.458153580672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Internal.Config</text:p>
          </table:table-cell>
          <table:table-cell office:value-type="float" office:value="0.797" calcext:value-type="float">
            <text:p>0.797</text:p>
          </table:table-cell>
          <table:table-cell office:value-type="float" office:value="5.444" calcext:value-type="float">
            <text:p>5.444</text:p>
          </table:table-cell>
          <table:table-cell table:formula="of:=[.C133]/[.D133]*100" office:value-type="float" office:value="14.6399706098457" calcext:value-type="float">
            <text:p>14.63997060984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Internal.Windows</text:p>
          </table:table-cell>
          <table:table-cell office:value-type="float" office:value="1.461" calcext:value-type="float">
            <text:p>1.461</text:p>
          </table:table-cell>
          <table:table-cell office:value-type="float" office:value="3.675" calcext:value-type="float">
            <text:p>3.675</text:p>
          </table:table-cell>
          <table:table-cell table:formula="of:=[.C134]/[.D134]*100" office:value-type="float" office:value="39.7551020408163" calcext:value-type="float">
            <text:p>39.7551020408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Directory.Internal</text:p>
          </table:table-cell>
          <table:table-cell office:value-type="float" office:value="0.907" calcext:value-type="float">
            <text:p>0.907</text:p>
          </table:table-cell>
          <table:table-cell office:value-type="float" office:value="3.225" calcext:value-type="float">
            <text:p>3.225</text:p>
          </table:table-cell>
          <table:table-cell table:formula="of:=[.C135]/[.D135]*100" office:value-type="float" office:value="28.1240310077519" calcext:value-type="float">
            <text:p>28.1240310077519</text:p>
          </table:table-cell>
          <table:table-cell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System.OsPath.Windows.Internal</text:p>
          </table:table-cell>
          <table:table-cell office:value-type="float" office:value="10.165" calcext:value-type="float">
            <text:p>10.165</text:p>
          </table:table-cell>
          <table:table-cell office:value-type="float" office:value="782.158" calcext:value-type="float">
            <text:p>782.158</text:p>
          </table:table-cell>
          <table:table-cell table:formula="of:=[.C136]/[.D136]*100" office:value-type="float" office:value="1.29960954180613" calcext:value-type="float">
            <text:p>1.299609541806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FilePath.Windows</text:p>
          </table:table-cell>
          <table:table-cell office:value-type="float" office:value="9.084" calcext:value-type="float">
            <text:p>9.084</text:p>
          </table:table-cell>
          <table:table-cell office:value-type="float" office:value="548.521" calcext:value-type="float">
            <text:p>548.521</text:p>
          </table:table-cell>
          <table:table-cell table:formula="of:=[.C137]/[.D137]*100" office:value-type="float" office:value="1.65608973949949" calcext:value-type="float">
            <text:p>1.656089739499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.Posix.Internal</text:p>
          </table:table-cell>
          <table:table-cell office:value-type="float" office:value="10.763" calcext:value-type="float">
            <text:p>10.763</text:p>
          </table:table-cell>
          <table:table-cell office:value-type="float" office:value="529.648" calcext:value-type="float">
            <text:p>529.648</text:p>
          </table:table-cell>
          <table:table-cell table:formula="of:=[.C138]/[.D138]*100" office:value-type="float" office:value="2.03210434099628" calcext:value-type="float">
            <text:p>2.032104340996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FilePath.Posix</text:p>
          </table:table-cell>
          <table:table-cell office:value-type="float" office:value="7.49" calcext:value-type="float">
            <text:p>7.49</text:p>
          </table:table-cell>
          <table:table-cell office:value-type="float" office:value="404.266" calcext:value-type="float">
            <text:p>404.266</text:p>
          </table:table-cell>
          <table:table-cell table:formula="of:=[.C139]/[.D139]*100" office:value-type="float" office:value="1.85274052232936" calcext:value-type="float">
            <text:p>1.85274052232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.Posix</text:p>
          </table:table-cell>
          <table:table-cell office:value-type="float" office:value="4.494" calcext:value-type="float">
            <text:p>4.494</text:p>
          </table:table-cell>
          <table:table-cell office:value-type="float" office:value="211.718" calcext:value-type="float">
            <text:p>211.718</text:p>
          </table:table-cell>
          <table:table-cell table:formula="of:=[.C140]/[.D140]*100" office:value-type="float" office:value="2.12263482556986" calcext:value-type="float">
            <text:p>2.12263482556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.Windows</text:p>
          </table:table-cell>
          <table:table-cell office:value-type="float" office:value="5.49" calcext:value-type="float">
            <text:p>5.49</text:p>
          </table:table-cell>
          <table:table-cell office:value-type="float" office:value="146.371" calcext:value-type="float">
            <text:p>146.371</text:p>
          </table:table-cell>
          <table:table-cell table:formula="of:=[.C141]/[.D141]*100" office:value-type="float" office:value="3.75074297504287" calcext:value-type="float">
            <text:p>3.750742975042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.Internal</text:p>
          </table:table-cell>
          <table:table-cell office:value-type="float" office:value="1.688" calcext:value-type="float">
            <text:p>1.688</text:p>
          </table:table-cell>
          <table:table-cell office:value-type="float" office:value="103.801" calcext:value-type="float">
            <text:p>103.801</text:p>
          </table:table-cell>
          <table:table-cell table:formula="of:=[.C142]/[.D142]*100" office:value-type="float" office:value="1.62618857236443" calcext:value-type="float">
            <text:p>1.62618857236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</text:p>
          </table:table-cell>
          <table:table-cell office:value-type="float" office:value="3.937" calcext:value-type="float">
            <text:p>3.937</text:p>
          </table:table-cell>
          <table:table-cell office:value-type="float" office:value="45.345" calcext:value-type="float">
            <text:p>45.345</text:p>
          </table:table-cell>
          <table:table-cell table:formula="of:=[.C143]/[.D143]*100" office:value-type="float" office:value="8.68232440180836" calcext:value-type="float">
            <text:p>8.682324401808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.Types</text:p>
          </table:table-cell>
          <table:table-cell office:value-type="float" office:value="1.132" calcext:value-type="float">
            <text:p>1.132</text:p>
          </table:table-cell>
          <table:table-cell office:value-type="float" office:value="4.054" calcext:value-type="float">
            <text:p>4.054</text:p>
          </table:table-cell>
          <table:table-cell table:formula="of:=[.C144]/[.D144]*100" office:value-type="float" office:value="27.923038973853" calcext:value-type="float">
            <text:p>27.923038973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OsPath.Encoding</text:p>
          </table:table-cell>
          <table:table-cell office:value-type="float" office:value="0.184" calcext:value-type="float">
            <text:p>0.184</text:p>
          </table:table-cell>
          <table:table-cell office:value-type="float" office:value="2.927" calcext:value-type="float">
            <text:p>2.927</text:p>
          </table:table-cell>
          <table:table-cell table:formula="of:=[.C145]/[.D145]*100" office:value-type="float" office:value="6.28629996583533" calcext:value-type="float">
            <text:p>6.286299965835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FilePath</text:p>
          </table:table-cell>
          <table:table-cell office:value-type="float" office:value="0.838" calcext:value-type="float">
            <text:p>0.838</text:p>
          </table:table-cell>
          <table:table-cell office:value-type="float" office:value="2.927" calcext:value-type="float">
            <text:p>2.927</text:p>
          </table:table-cell>
          <table:table-cell table:formula="of:=[.C146]/[.D146]*100" office:value-type="float" office:value="28.6299965835326" calcext:value-type="float">
            <text:p>28.6299965835326</text:p>
          </table:table-cell>
          <table:table-cell/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Control.Lens.Tuple</text:p>
          </table:table-cell>
          <table:table-cell office:value-type="float" office:value="33.5" calcext:value-type="float">
            <text:p>33.5</text:p>
          </table:table-cell>
          <table:table-cell office:value-type="float" office:value="5867.371" calcext:value-type="float">
            <text:p>5867.371</text:p>
          </table:table-cell>
          <table:table-cell table:formula="of:=[.C147]/[.D147]*100" office:value-type="float" office:value="0.570954180330509" calcext:value-type="float">
            <text:p>0.570954180330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.Haskell.TH.Lens</text:p>
          </table:table-cell>
          <table:table-cell office:value-type="float" office:value="32.075" calcext:value-type="float">
            <text:p>32.075</text:p>
          </table:table-cell>
          <table:table-cell office:value-type="float" office:value="3104.659" calcext:value-type="float">
            <text:p>3104.659</text:p>
          </table:table-cell>
          <table:table-cell table:formula="of:=[.C148]/[.D148]*100" office:value-type="float" office:value="1.03312473286116" calcext:value-type="float">
            <text:p>1.03312473286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Wrapped</text:p>
          </table:table-cell>
          <table:table-cell office:value-type="float" office:value="23.479" calcext:value-type="float">
            <text:p>23.479</text:p>
          </table:table-cell>
          <table:table-cell office:value-type="float" office:value="2682.064" calcext:value-type="float">
            <text:p>2682.064</text:p>
          </table:table-cell>
          <table:table-cell table:formula="of:=[.C149]/[.D149]*100" office:value-type="float" office:value="0.875407894815336" calcext:value-type="float">
            <text:p>0.875407894815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Deque</text:p>
          </table:table-cell>
          <table:table-cell office:value-type="float" office:value="3.881" calcext:value-type="float">
            <text:p>3.881</text:p>
          </table:table-cell>
          <table:table-cell office:value-type="float" office:value="2456.773" calcext:value-type="float">
            <text:p>2456.773</text:p>
          </table:table-cell>
          <table:table-cell table:formula="of:=[.C150]/[.D150]*100" office:value-type="float" office:value="0.157971452796005" calcext:value-type="float">
            <text:p>0.157971452796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FieldTH</text:p>
          </table:table-cell>
          <table:table-cell office:value-type="float" office:value="6.835" calcext:value-type="float">
            <text:p>6.835</text:p>
          </table:table-cell>
          <table:table-cell office:value-type="float" office:value="2064.833" calcext:value-type="float">
            <text:p>2064.833</text:p>
          </table:table-cell>
          <table:table-cell table:formula="of:=[.C151]/[.D151]*100" office:value-type="float" office:value="0.331019506177981" calcext:value-type="float">
            <text:p>0.331019506177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Data.Lens</text:p>
          </table:table-cell>
          <table:table-cell office:value-type="float" office:value="6.611" calcext:value-type="float">
            <text:p>6.611</text:p>
          </table:table-cell>
          <table:table-cell office:value-type="float" office:value="1757.071" calcext:value-type="float">
            <text:p>1757.071</text:p>
          </table:table-cell>
          <table:table-cell table:formula="of:=[.C152]/[.D152]*100" office:value-type="float" office:value="0.376251158888855" calcext:value-type="float">
            <text:p>0.376251158888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At</text:p>
          </table:table-cell>
          <table:table-cell office:value-type="float" office:value="8.192" calcext:value-type="float">
            <text:p>8.192</text:p>
          </table:table-cell>
          <table:table-cell office:value-type="float" office:value="1752.738" calcext:value-type="float">
            <text:p>1752.738</text:p>
          </table:table-cell>
          <table:table-cell table:formula="of:=[.C153]/[.D153]*100" office:value-type="float" office:value="0.467383031576881" calcext:value-type="float">
            <text:p>0.4673830315768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Reified</text:p>
          </table:table-cell>
          <table:table-cell office:value-type="float" office:value="7.7" calcext:value-type="float">
            <text:p>7.7</text:p>
          </table:table-cell>
          <table:table-cell office:value-type="float" office:value="1679.722" calcext:value-type="float">
            <text:p>1679.722</text:p>
          </table:table-cell>
          <table:table-cell table:formula="of:=[.C154]/[.D154]*100" office:value-type="float" office:value="0.458409189139631" calcext:value-type="float">
            <text:p>0.4584091891396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Cons</text:p>
          </table:table-cell>
          <table:table-cell office:value-type="float" office:value="5.488" calcext:value-type="float">
            <text:p>5.488</text:p>
          </table:table-cell>
          <table:table-cell office:value-type="float" office:value="1560.014" calcext:value-type="float">
            <text:p>1560.014</text:p>
          </table:table-cell>
          <table:table-cell table:formula="of:=[.C155]/[.D155]*100" office:value-type="float" office:value="0.35179171468974" calcext:value-type="float">
            <text:p>0.351791714689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Exception.Lens</text:p>
          </table:table-cell>
          <table:table-cell office:value-type="float" office:value="17.105" calcext:value-type="float">
            <text:p>17.105</text:p>
          </table:table-cell>
          <table:table-cell office:value-type="float" office:value="1372.021" calcext:value-type="float">
            <text:p>1372.021</text:p>
          </table:table-cell>
          <table:table-cell table:formula="of:=[.C156]/[.D156]*100" office:value-type="float" office:value="1.24670103445939" calcext:value-type="float">
            <text:p>1.246701034459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Traversal</text:p>
          </table:table-cell>
          <table:table-cell office:value-type="float" office:value="14.303" calcext:value-type="float">
            <text:p>14.303</text:p>
          </table:table-cell>
          <table:table-cell office:value-type="float" office:value="1184.842" calcext:value-type="float">
            <text:p>1184.842</text:p>
          </table:table-cell>
          <table:table-cell table:formula="of:=[.C157]/[.D157]*100" office:value-type="float" office:value="1.20716517476592" calcext:value-type="float">
            <text:p>1.207165174765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Each</text:p>
          </table:table-cell>
          <table:table-cell office:value-type="float" office:value="4.482" calcext:value-type="float">
            <text:p>4.482</text:p>
          </table:table-cell>
          <table:table-cell office:value-type="float" office:value="1020.424" calcext:value-type="float">
            <text:p>1020.424</text:p>
          </table:table-cell>
          <table:table-cell table:formula="of:=[.C158]/[.D158]*100" office:value-type="float" office:value="0.439229183163077" calcext:value-type="float">
            <text:p>0.4392291831630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TH</text:p>
          </table:table-cell>
          <table:table-cell office:value-type="float" office:value="5.582" calcext:value-type="float">
            <text:p>5.582</text:p>
          </table:table-cell>
          <table:table-cell office:value-type="float" office:value="963.037" calcext:value-type="float">
            <text:p>963.037</text:p>
          </table:table-cell>
          <table:table-cell table:formula="of:=[.C159]/[.D159]*100" office:value-type="float" office:value="0.579624666549676" calcext:value-type="float">
            <text:p>0.5796246665496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PrismTH</text:p>
          </table:table-cell>
          <table:table-cell office:value-type="float" office:value="4.391" calcext:value-type="float">
            <text:p>4.391</text:p>
          </table:table-cell>
          <table:table-cell office:value-type="float" office:value="909.527" calcext:value-type="float">
            <text:p>909.527</text:p>
          </table:table-cell>
          <table:table-cell table:formula="of:=[.C160]/[.D160]*100" office:value-type="float" office:value="0.482778411196149" calcext:value-type="float">
            <text:p>0.4827784111961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Fold</text:p>
          </table:table-cell>
          <table:table-cell office:value-type="float" office:value="19.359" calcext:value-type="float">
            <text:p>19.359</text:p>
          </table:table-cell>
          <table:table-cell office:value-type="float" office:value="891.07" calcext:value-type="float">
            <text:p>891.07</text:p>
          </table:table-cell>
          <table:table-cell table:formula="of:=[.C161]/[.D161]*100" office:value-type="float" office:value="2.17255658926908" calcext:value-type="float">
            <text:p>2.172556589269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Bazaar</text:p>
          </table:table-cell>
          <table:table-cell office:value-type="float" office:value="7.095" calcext:value-type="float">
            <text:p>7.095</text:p>
          </table:table-cell>
          <table:table-cell office:value-type="float" office:value="849.986" calcext:value-type="float">
            <text:p>849.986</text:p>
          </table:table-cell>
          <table:table-cell table:formula="of:=[.C162]/[.D162]*100" office:value-type="float" office:value="0.83471963067627" calcext:value-type="float">
            <text:p>0.834719630676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Level</text:p>
          </table:table-cell>
          <table:table-cell office:value-type="float" office:value="4.61" calcext:value-type="float">
            <text:p>4.61</text:p>
          </table:table-cell>
          <table:table-cell office:value-type="float" office:value="754.896" calcext:value-type="float">
            <text:p>754.896</text:p>
          </table:table-cell>
          <table:table-cell table:formula="of:=[.C163]/[.D163]*100" office:value-type="float" office:value="0.61068014666921" calcext:value-type="float">
            <text:p>0.610680146669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tes</text:p>
          </table:table-cell>
          <table:table-cell office:value-type="float" office:value="7.447" calcext:value-type="float">
            <text:p>7.447</text:p>
          </table:table-cell>
          <table:table-cell office:value-type="float" office:value="736.353" calcext:value-type="float">
            <text:p>736.353</text:p>
          </table:table-cell>
          <table:table-cell table:formula="of:=[.C164]/[.D164]*100" office:value-type="float" office:value="1.01133559583515" calcext:value-type="float">
            <text:p>1.011335595835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float" office:value="2.429" calcext:value-type="float">
            <text:p>2.429</text:p>
          </table:table-cell>
          <table:table-cell office:value-type="float" office:value="720.989" calcext:value-type="float">
            <text:p>720.989</text:p>
          </table:table-cell>
          <table:table-cell table:formula="of:=[.C165]/[.D165]*100" office:value-type="float" office:value="0.336898343802749" calcext:value-type="float">
            <text:p>0.3368983438027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Getter</text:p>
          </table:table-cell>
          <table:table-cell office:value-type="float" office:value="1.601" calcext:value-type="float">
            <text:p>1.601</text:p>
          </table:table-cell>
          <table:table-cell office:value-type="float" office:value="719.393" calcext:value-type="float">
            <text:p>719.393</text:p>
          </table:table-cell>
          <table:table-cell table:formula="of:=[.C166]/[.D166]*100" office:value-type="float" office:value="0.222548732056053" calcext:value-type="float">
            <text:p>0.2225487320560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Zoom</text:p>
          </table:table-cell>
          <table:table-cell office:value-type="float" office:value="6.056" calcext:value-type="float">
            <text:p>6.056</text:p>
          </table:table-cell>
          <table:table-cell office:value-type="float" office:value="702.486" calcext:value-type="float">
            <text:p>702.486</text:p>
          </table:table-cell>
          <table:table-cell table:formula="of:=[.C167]/[.D167]*100" office:value-type="float" office:value="0.862081237206151" calcext:value-type="float">
            <text:p>0.862081237206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Generic.Lens</text:p>
          </table:table-cell>
          <table:table-cell office:value-type="float" office:value="2.901" calcext:value-type="float">
            <text:p>2.901</text:p>
          </table:table-cell>
          <table:table-cell office:value-type="float" office:value="699.712" calcext:value-type="float">
            <text:p>699.712</text:p>
          </table:table-cell>
          <table:table-cell table:formula="of:=[.C168]/[.D168]*100" office:value-type="float" office:value="0.41459914936431" calcext:value-type="float">
            <text:p>0.414599149364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Plated</text:p>
          </table:table-cell>
          <table:table-cell office:value-type="float" office:value="7.202" calcext:value-type="float">
            <text:p>7.202</text:p>
          </table:table-cell>
          <table:table-cell office:value-type="float" office:value="613.882" calcext:value-type="float">
            <text:p>613.882</text:p>
          </table:table-cell>
          <table:table-cell table:formula="of:=[.C169]/[.D169]*100" office:value-type="float" office:value="1.1731896357932" calcext:value-type="float">
            <text:p>1.17318963579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Magma</text:p>
          </table:table-cell>
          <table:table-cell office:value-type="float" office:value="7.166" calcext:value-type="float">
            <text:p>7.166</text:p>
          </table:table-cell>
          <table:table-cell office:value-type="float" office:value="553.449" calcext:value-type="float">
            <text:p>553.449</text:p>
          </table:table-cell>
          <table:table-cell table:formula="of:=[.C170]/[.D170]*100" office:value-type="float" office:value="1.29478958314136" calcext:value-type="float">
            <text:p>1.29478958314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Indexed</text:p>
          </table:table-cell>
          <table:table-cell office:value-type="float" office:value="6.028" calcext:value-type="float">
            <text:p>6.028</text:p>
          </table:table-cell>
          <table:table-cell office:value-type="float" office:value="552.188" calcext:value-type="float">
            <text:p>552.188</text:p>
          </table:table-cell>
          <table:table-cell table:formula="of:=[.C171]/[.D171]*100" office:value-type="float" office:value="1.09165718921816" calcext:value-type="float">
            <text:p>1.091657189218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Context</text:p>
          </table:table-cell>
          <table:table-cell office:value-type="float" office:value="4.453" calcext:value-type="float">
            <text:p>4.453</text:p>
          </table:table-cell>
          <table:table-cell office:value-type="float" office:value="518.678" calcext:value-type="float">
            <text:p>518.678</text:p>
          </table:table-cell>
          <table:table-cell table:formula="of:=[.C172]/[.D172]*100" office:value-type="float" office:value="0.858528798213921" calcext:value-type="float">
            <text:p>0.8585287982139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Properties</text:p>
          </table:table-cell>
          <table:table-cell office:value-type="float" office:value="2.927" calcext:value-type="float">
            <text:p>2.927</text:p>
          </table:table-cell>
          <table:table-cell office:value-type="float" office:value="474.258" calcext:value-type="float">
            <text:p>474.258</text:p>
          </table:table-cell>
          <table:table-cell table:formula="of:=[.C173]/[.D173]*100" office:value-type="float" office:value="0.617174618034909" calcext:value-type="float">
            <text:p>0.6171746180349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Empty</text:p>
          </table:table-cell>
          <table:table-cell office:value-type="float" office:value="4.601" calcext:value-type="float">
            <text:p>4.601</text:p>
          </table:table-cell>
          <table:table-cell office:value-type="float" office:value="469.722" calcext:value-type="float">
            <text:p>469.722</text:p>
          </table:table-cell>
          <table:table-cell table:formula="of:=[.C174]/[.D174]*100" office:value-type="float" office:value="0.979515543236212" calcext:value-type="float">
            <text:p>0.9795155432362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eric.Lens</text:p>
          </table:table-cell>
          <table:table-cell office:value-type="float" office:value="3.056" calcext:value-type="float">
            <text:p>3.056</text:p>
          </table:table-cell>
          <table:table-cell office:value-type="float" office:value="461.946" calcext:value-type="float">
            <text:p>461.946</text:p>
          </table:table-cell>
          <table:table-cell table:formula="of:=[.C175]/[.D175]*100" office:value-type="float" office:value="0.661549185402623" calcext:value-type="float">
            <text:p>0.6615491854026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Lens</text:p>
          </table:table-cell>
          <table:table-cell office:value-type="float" office:value="12.176" calcext:value-type="float">
            <text:p>12.176</text:p>
          </table:table-cell>
          <table:table-cell office:value-type="float" office:value="426.498" calcext:value-type="float">
            <text:p>426.498</text:p>
          </table:table-cell>
          <table:table-cell table:formula="of:=[.C176]/[.D176]*100" office:value-type="float" office:value="2.85487856918438" calcext:value-type="float">
            <text:p>2.854878569184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Iso</text:p>
          </table:table-cell>
          <table:table-cell office:value-type="float" office:value="3.964" calcext:value-type="float">
            <text:p>3.964</text:p>
          </table:table-cell>
          <table:table-cell office:value-type="float" office:value="375.484" calcext:value-type="float">
            <text:p>375.484</text:p>
          </table:table-cell>
          <table:table-cell table:formula="of:=[.C177]/[.D177]*100" office:value-type="float" office:value="1.05570410456904" calcext:value-type="float">
            <text:p>1.055704104569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office:value-type="float" office:value="0.575" calcext:value-type="float">
            <text:p>0.575</text:p>
          </table:table-cell>
          <table:table-cell office:value-type="float" office:value="370.309" calcext:value-type="float">
            <text:p>370.309</text:p>
          </table:table-cell>
          <table:table-cell table:formula="of:=[.C178]/[.D178]*100" office:value-type="float" office:value="0.155275729188327" calcext:value-type="float">
            <text:p>0.1552757291883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Prism</text:p>
          </table:table-cell>
          <table:table-cell office:value-type="float" office:value="7.554" calcext:value-type="float">
            <text:p>7.554</text:p>
          </table:table-cell>
          <table:table-cell office:value-type="float" office:value="362.003" calcext:value-type="float">
            <text:p>362.003</text:p>
          </table:table-cell>
          <table:table-cell table:formula="of:=[.C179]/[.D179]*100" office:value-type="float" office:value="2.08672303820687" calcext:value-type="float">
            <text:p>2.086723038206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Lens</text:p>
          </table:table-cell>
          <table:table-cell office:value-type="float" office:value="3.147" calcext:value-type="float">
            <text:p>3.147</text:p>
          </table:table-cell>
          <table:table-cell office:value-type="float" office:value="304.598" calcext:value-type="float">
            <text:p>304.598</text:p>
          </table:table-cell>
          <table:table-cell table:formula="of:=[.C180]/[.D180]*100" office:value-type="float" office:value="1.0331650240645" calcext:value-type="float">
            <text:p>1.03316502406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azy.Lens</text:p>
          </table:table-cell>
          <table:table-cell office:value-type="float" office:value="1.427" calcext:value-type="float">
            <text:p>1.427</text:p>
          </table:table-cell>
          <table:table-cell office:value-type="float" office:value="297.81" calcext:value-type="float">
            <text:p>297.81</text:p>
          </table:table-cell>
          <table:table-cell table:formula="of:=[.C181]/[.D181]*100" office:value-type="float" office:value="0.479164568013163" calcext:value-type="float">
            <text:p>0.479164568013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son</text:p>
          </table:table-cell>
          <table:table-cell office:value-type="float" office:value="0.234" calcext:value-type="float">
            <text:p>0.234</text:p>
          </table:table-cell>
          <table:table-cell office:value-type="float" office:value="272.634" calcext:value-type="float">
            <text:p>272.634</text:p>
          </table:table-cell>
          <table:table-cell table:formula="of:=[.C182]/[.D182]*100" office:value-type="float" office:value="0.0858293536389445" calcext:value-type="float">
            <text:p>0.0858293536389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Setter</text:p>
          </table:table-cell>
          <table:table-cell office:value-type="float" office:value="10.041" calcext:value-type="float">
            <text:p>10.041</text:p>
          </table:table-cell>
          <table:table-cell office:value-type="float" office:value="251.259" calcext:value-type="float">
            <text:p>251.259</text:p>
          </table:table-cell>
          <table:table-cell table:formula="of:=[.C183]/[.D183]*100" office:value-type="float" office:value="3.99627476030709" calcext:value-type="float">
            <text:p>3.996274760307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ByteString</text:p>
          </table:table-cell>
          <table:table-cell office:value-type="float" office:value="7.343" calcext:value-type="float">
            <text:p>7.343</text:p>
          </table:table-cell>
          <table:table-cell office:value-type="float" office:value="248.554" calcext:value-type="float">
            <text:p>248.554</text:p>
          </table:table-cell>
          <table:table-cell table:formula="of:=[.C184]/[.D184]*100" office:value-type="float" office:value="2.95428759947537" calcext:value-type="float">
            <text:p>2.954287599475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dexed</text:p>
          </table:table-cell>
          <table:table-cell office:value-type="float" office:value="4.056" calcext:value-type="float">
            <text:p>4.056</text:p>
          </table:table-cell>
          <table:table-cell office:value-type="float" office:value="240.552" calcext:value-type="float">
            <text:p>240.552</text:p>
          </table:table-cell>
          <table:table-cell table:formula="of:=[.C185]/[.D185]*100" office:value-type="float" office:value="1.68612191958495" calcext:value-type="float">
            <text:p>1.686121919584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ens</text:p>
          </table:table-cell>
          <table:table-cell office:value-type="float" office:value="3.051" calcext:value-type="float">
            <text:p>3.051</text:p>
          </table:table-cell>
          <table:table-cell office:value-type="float" office:value="235.718" calcext:value-type="float">
            <text:p>235.718</text:p>
          </table:table-cell>
          <table:table-cell table:formula="of:=[.C186]/[.D186]*100" office:value-type="float" office:value="1.29434324065197" calcext:value-type="float">
            <text:p>1.294343240651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.IO.Error.Lens</text:p>
          </table:table-cell>
          <table:table-cell office:value-type="float" office:value="0.949" calcext:value-type="float">
            <text:p>0.949</text:p>
          </table:table-cell>
          <table:table-cell office:value-type="float" office:value="226.358" calcext:value-type="float">
            <text:p>226.358</text:p>
          </table:table-cell>
          <table:table-cell table:formula="of:=[.C187]/[.D187]*100" office:value-type="float" office:value="0.419247386882726" calcext:value-type="float">
            <text:p>0.4192473868827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Fold</text:p>
          </table:table-cell>
          <table:table-cell office:value-type="float" office:value="2.916" calcext:value-type="float">
            <text:p>2.916</text:p>
          </table:table-cell>
          <table:table-cell office:value-type="float" office:value="219.946" calcext:value-type="float">
            <text:p>219.946</text:p>
          </table:table-cell>
          <table:table-cell table:formula="of:=[.C188]/[.D188]*100" office:value-type="float" office:value="1.32577996417302" calcext:value-type="float">
            <text:p>1.325779964173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TH</text:p>
          </table:table-cell>
          <table:table-cell office:value-type="float" office:value="2.776" calcext:value-type="float">
            <text:p>2.776</text:p>
          </table:table-cell>
          <table:table-cell office:value-type="float" office:value="219.048" calcext:value-type="float">
            <text:p>219.048</text:p>
          </table:table-cell>
          <table:table-cell table:formula="of:=[.C189]/[.D189]*100" office:value-type="float" office:value="1.26730214382236" calcext:value-type="float">
            <text:p>1.26730214382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Zoom</text:p>
          </table:table-cell>
          <table:table-cell office:value-type="float" office:value="4.986" calcext:value-type="float">
            <text:p>4.986</text:p>
          </table:table-cell>
          <table:table-cell office:value-type="float" office:value="201.859" calcext:value-type="float">
            <text:p>201.859</text:p>
          </table:table-cell>
          <table:table-cell table:formula="of:=[.C190]/[.D190]*100" office:value-type="float" office:value="2.47004096919137" calcext:value-type="float">
            <text:p>2.47004096919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so</text:p>
          </table:table-cell>
          <table:table-cell office:value-type="float" office:value="6.233" calcext:value-type="float">
            <text:p>6.233</text:p>
          </table:table-cell>
          <table:table-cell office:value-type="float" office:value="188.346" calcext:value-type="float">
            <text:p>188.346</text:p>
          </table:table-cell>
          <table:table-cell table:formula="of:=[.C191]/[.D191]*100" office:value-type="float" office:value="3.30933494738407" calcext:value-type="float">
            <text:p>3.30933494738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Strict.Lens</text:p>
          </table:table-cell>
          <table:table-cell office:value-type="float" office:value="1.088" calcext:value-type="float">
            <text:p>1.088</text:p>
          </table:table-cell>
          <table:table-cell office:value-type="float" office:value="157.412" calcext:value-type="float">
            <text:p>157.412</text:p>
          </table:table-cell>
          <table:table-cell table:formula="of:=[.C192]/[.D192]*100" office:value-type="float" office:value="0.691179833811908" calcext:value-type="float">
            <text:p>0.6911798338119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Error.Lens</text:p>
          </table:table-cell>
          <table:table-cell office:value-type="float" office:value="3.669" calcext:value-type="float">
            <text:p>3.669</text:p>
          </table:table-cell>
          <table:table-cell office:value-type="float" office:value="147.751" calcext:value-type="float">
            <text:p>147.751</text:p>
          </table:table-cell>
          <table:table-cell table:formula="of:=[.C193]/[.D193]*100" office:value-type="float" office:value="2.48323192398021" calcext:value-type="float">
            <text:p>2.48323192398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its.Lens</text:p>
          </table:table-cell>
          <table:table-cell office:value-type="float" office:value="2.097" calcext:value-type="float">
            <text:p>2.097</text:p>
          </table:table-cell>
          <table:table-cell office:value-type="float" office:value="126.21" calcext:value-type="float">
            <text:p>126.21</text:p>
          </table:table-cell>
          <table:table-cell table:formula="of:=[.C194]/[.D194]*100" office:value-type="float" office:value="1.66151652008557" calcext:value-type="float">
            <text:p>1.66151652008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ByteString.Lens</text:p>
          </table:table-cell>
          <table:table-cell office:value-type="float" office:value="2.825" calcext:value-type="float">
            <text:p>2.825</text:p>
          </table:table-cell>
          <table:table-cell office:value-type="float" office:value="111.885" calcext:value-type="float">
            <text:p>111.885</text:p>
          </table:table-cell>
          <table:table-cell table:formula="of:=[.C195]/[.D195]*100" office:value-type="float" office:value="2.52491397416991" calcext:value-type="float">
            <text:p>2.524913974169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Lens.Internal.Exception</text:p>
          </table:table-cell>
          <table:table-cell office:value-type="float" office:value="2.603" calcext:value-type="float">
            <text:p>2.603</text:p>
          </table:table-cell>
          <table:table-cell office:value-type="float" office:value="95.012" calcext:value-type="float">
            <text:p>95.012</text:p>
          </table:table-cell>
          <table:table-cell table:formula="of:=[.C196]/[.D196]*100" office:value-type="float" office:value="2.73965393844988" calcext:value-type="float">
            <text:p>2.73965393844988</text:p>
          </table:table-cell>
          <table:table-cell/>
        </table:table-row>
        <table:table-row table:style-name="ro1">
          <table:table-cell office:value-type="string" calcext:value-type="string">
            <text:p>mtl</text:p>
          </table:table-cell>
          <table:table-cell office:value-type="string" calcext:value-type="string">
            <text:p>Control.Monad.Accum</text:p>
          </table:table-cell>
          <table:table-cell office:value-type="float" office:value="1.403" calcext:value-type="float">
            <text:p>1.403</text:p>
          </table:table-cell>
          <table:table-cell office:value-type="float" office:value="286.443" calcext:value-type="float">
            <text:p>286.443</text:p>
          </table:table-cell>
          <table:table-cell table:formula="of:=[.C197]/[.D197]*100" office:value-type="float" office:value="0.489800763153577" calcext:value-type="float">
            <text:p>0.4898007631535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Writer.Class</text:p>
          </table:table-cell>
          <table:table-cell office:value-type="float" office:value="1.522" calcext:value-type="float">
            <text:p>1.522</text:p>
          </table:table-cell>
          <table:table-cell office:value-type="float" office:value="230.129" calcext:value-type="float">
            <text:p>230.129</text:p>
          </table:table-cell>
          <table:table-cell table:formula="of:=[.C198]/[.D198]*100" office:value-type="float" office:value="0.661368189146088" calcext:value-type="float">
            <text:p>0.6613681891460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Error.Class</text:p>
          </table:table-cell>
          <table:table-cell office:value-type="float" office:value="1.854" calcext:value-type="float">
            <text:p>1.854</text:p>
          </table:table-cell>
          <table:table-cell office:value-type="float" office:value="166.378" calcext:value-type="float">
            <text:p>166.378</text:p>
          </table:table-cell>
          <table:table-cell table:formula="of:=[.C199]/[.D199]*100" office:value-type="float" office:value="1.11433001959394" calcext:value-type="float">
            <text:p>1.11433001959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eader.Class</text:p>
          </table:table-cell>
          <table:table-cell office:value-type="float" office:value="1.811" calcext:value-type="float">
            <text:p>1.811</text:p>
          </table:table-cell>
          <table:table-cell office:value-type="float" office:value="161.309" calcext:value-type="float">
            <text:p>161.309</text:p>
          </table:table-cell>
          <table:table-cell table:formula="of:=[.C200]/[.D200]*100" office:value-type="float" office:value="1.12268999249887" calcext:value-type="float">
            <text:p>1.12268999249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State.Class</text:p>
          </table:table-cell>
          <table:table-cell office:value-type="float" office:value="1.489" calcext:value-type="float">
            <text:p>1.489</text:p>
          </table:table-cell>
          <table:table-cell office:value-type="float" office:value="159.791" calcext:value-type="float">
            <text:p>159.791</text:p>
          </table:table-cell>
          <table:table-cell table:formula="of:=[.C201]/[.D201]*100" office:value-type="float" office:value="0.931842218898436" calcext:value-type="float">
            <text:p>0.931842218898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Select</text:p>
          </table:table-cell>
          <table:table-cell office:value-type="float" office:value="1.71" calcext:value-type="float">
            <text:p>1.71</text:p>
          </table:table-cell>
          <table:table-cell office:value-type="float" office:value="155.148" calcext:value-type="float">
            <text:p>155.148</text:p>
          </table:table-cell>
          <table:table-cell table:formula="of:=[.C202]/[.D202]*100" office:value-type="float" office:value="1.10217340861629" calcext:value-type="float">
            <text:p>1.102173408616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Cont.Class</text:p>
          </table:table-cell>
          <table:table-cell office:value-type="float" office:value="1.641" calcext:value-type="float">
            <text:p>1.641</text:p>
          </table:table-cell>
          <table:table-cell office:value-type="float" office:value="127.584" calcext:value-type="float">
            <text:p>127.584</text:p>
          </table:table-cell>
          <table:table-cell table:formula="of:=[.C203]/[.D203]*100" office:value-type="float" office:value="1.28621143717081" calcext:value-type="float">
            <text:p>1.286211437170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WS.Class</text:p>
          </table:table-cell>
          <table:table-cell office:value-type="float" office:value="0.611" calcext:value-type="float">
            <text:p>0.611</text:p>
          </table:table-cell>
          <table:table-cell office:value-type="float" office:value="34.764" calcext:value-type="float">
            <text:p>34.764</text:p>
          </table:table-cell>
          <table:table-cell table:formula="of:=[.C204]/[.D204]*100" office:value-type="float" office:value="1.75756529743413" calcext:value-type="float">
            <text:p>1.757565297434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WS.Lazy</text:p>
          </table:table-cell>
          <table:table-cell office:value-type="float" office:value="0.345" calcext:value-type="float">
            <text:p>0.345</text:p>
          </table:table-cell>
          <table:table-cell office:value-type="float" office:value="2.978" calcext:value-type="float">
            <text:p>2.978</text:p>
          </table:table-cell>
          <table:table-cell table:formula="of:=[.C205]/[.D205]*100" office:value-type="float" office:value="11.5849563465413" calcext:value-type="float">
            <text:p>11.58495634654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Writer.CPS</text:p>
          </table:table-cell>
          <table:table-cell office:value-type="float" office:value="0.444" calcext:value-type="float">
            <text:p>0.444</text:p>
          </table:table-cell>
          <table:table-cell office:value-type="float" office:value="2.911" calcext:value-type="float">
            <text:p>2.911</text:p>
          </table:table-cell>
          <table:table-cell table:formula="of:=[.C206]/[.D206]*100" office:value-type="float" office:value="15.2524905530745" calcext:value-type="float">
            <text:p>15.25249055307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WS.Strict</text:p>
          </table:table-cell>
          <table:table-cell office:value-type="float" office:value="0.284" calcext:value-type="float">
            <text:p>0.284</text:p>
          </table:table-cell>
          <table:table-cell office:value-type="float" office:value="2.8" calcext:value-type="float">
            <text:p>2.8</text:p>
          </table:table-cell>
          <table:table-cell table:formula="of:=[.C207]/[.D207]*100" office:value-type="float" office:value="10.1428571428571" calcext:value-type="float">
            <text:p>10.14285714285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Except</text:p>
          </table:table-cell>
          <table:table-cell office:value-type="float" office:value="0.413" calcext:value-type="float">
            <text:p>0.413</text:p>
          </table:table-cell>
          <table:table-cell office:value-type="float" office:value="2.796" calcext:value-type="float">
            <text:p>2.796</text:p>
          </table:table-cell>
          <table:table-cell table:formula="of:=[.C208]/[.D208]*100" office:value-type="float" office:value="14.7711015736767" calcext:value-type="float">
            <text:p>14.77110157367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State.Strict</text:p>
          </table:table-cell>
          <table:table-cell office:value-type="float" office:value="0.573" calcext:value-type="float">
            <text:p>0.573</text:p>
          </table:table-cell>
          <table:table-cell office:value-type="float" office:value="2.75" calcext:value-type="float">
            <text:p>2.75</text:p>
          </table:table-cell>
          <table:table-cell table:formula="of:=[.C209]/[.D209]*100" office:value-type="float" office:value="20.8363636363636" calcext:value-type="float">
            <text:p>20.8363636363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Writer.Strict</text:p>
          </table:table-cell>
          <table:table-cell office:value-type="float" office:value="0.341" calcext:value-type="float">
            <text:p>0.341</text:p>
          </table:table-cell>
          <table:table-cell office:value-type="float" office:value="2.684" calcext:value-type="float">
            <text:p>2.684</text:p>
          </table:table-cell>
          <table:table-cell table:formula="of:=[.C210]/[.D210]*100" office:value-type="float" office:value="12.7049180327869" calcext:value-type="float">
            <text:p>12.70491803278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State.Lazy</text:p>
          </table:table-cell>
          <table:table-cell office:value-type="float" office:value="0.378" calcext:value-type="float">
            <text:p>0.378</text:p>
          </table:table-cell>
          <table:table-cell office:value-type="float" office:value="2.631" calcext:value-type="float">
            <text:p>2.631</text:p>
          </table:table-cell>
          <table:table-cell table:formula="of:=[.C211]/[.D211]*100" office:value-type="float" office:value="14.3671607753706" calcext:value-type="float">
            <text:p>14.3671607753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Cont</text:p>
          </table:table-cell>
          <table:table-cell office:value-type="float" office:value="0.275" calcext:value-type="float">
            <text:p>0.275</text:p>
          </table:table-cell>
          <table:table-cell office:value-type="float" office:value="2.615" calcext:value-type="float">
            <text:p>2.615</text:p>
          </table:table-cell>
          <table:table-cell table:formula="of:=[.C212]/[.D212]*100" office:value-type="float" office:value="10.5162523900574" calcext:value-type="float">
            <text:p>10.51625239005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eader</text:p>
          </table:table-cell>
          <table:table-cell office:value-type="float" office:value="0.516" calcext:value-type="float">
            <text:p>0.516</text:p>
          </table:table-cell>
          <table:table-cell office:value-type="float" office:value="2.588" calcext:value-type="float">
            <text:p>2.588</text:p>
          </table:table-cell>
          <table:table-cell table:formula="of:=[.C213]/[.D213]*100" office:value-type="float" office:value="19.9381761978362" calcext:value-type="float">
            <text:p>19.9381761978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Writer</text:p>
          </table:table-cell>
          <table:table-cell office:value-type="float" office:value="0.358" calcext:value-type="float">
            <text:p>0.358</text:p>
          </table:table-cell>
          <table:table-cell office:value-type="float" office:value="2.582" calcext:value-type="float">
            <text:p>2.582</text:p>
          </table:table-cell>
          <table:table-cell table:formula="of:=[.C214]/[.D214]*100" office:value-type="float" office:value="13.8652207591015" calcext:value-type="float">
            <text:p>13.8652207591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</text:p>
          </table:table-cell>
          <table:table-cell office:value-type="float" office:value="0.424" calcext:value-type="float">
            <text:p>0.424</text:p>
          </table:table-cell>
          <table:table-cell office:value-type="float" office:value="2.523" calcext:value-type="float">
            <text:p>2.523</text:p>
          </table:table-cell>
          <table:table-cell table:formula="of:=[.C215]/[.D215]*100" office:value-type="float" office:value="16.8053904082442" calcext:value-type="float">
            <text:p>16.80539040824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Writer.Lazy</text:p>
          </table:table-cell>
          <table:table-cell office:value-type="float" office:value="0.253" calcext:value-type="float">
            <text:p>0.253</text:p>
          </table:table-cell>
          <table:table-cell office:value-type="float" office:value="2.43" calcext:value-type="float">
            <text:p>2.43</text:p>
          </table:table-cell>
          <table:table-cell table:formula="of:=[.C216]/[.D216]*100" office:value-type="float" office:value="10.4115226337449" calcext:value-type="float">
            <text:p>10.41152263374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WS.CPS</text:p>
          </table:table-cell>
          <table:table-cell office:value-type="float" office:value="0.231" calcext:value-type="float">
            <text:p>0.231</text:p>
          </table:table-cell>
          <table:table-cell office:value-type="float" office:value="2.351" calcext:value-type="float">
            <text:p>2.351</text:p>
          </table:table-cell>
          <table:table-cell table:formula="of:=[.C217]/[.D217]*100" office:value-type="float" office:value="9.82560612505317" calcext:value-type="float">
            <text:p>9.825606125053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State</text:p>
          </table:table-cell>
          <table:table-cell office:value-type="float" office:value="0.162" calcext:value-type="float">
            <text:p>0.162</text:p>
          </table:table-cell>
          <table:table-cell office:value-type="float" office:value="2.334" calcext:value-type="float">
            <text:p>2.334</text:p>
          </table:table-cell>
          <table:table-cell table:formula="of:=[.C218]/[.D218]*100" office:value-type="float" office:value="6.94087403598972" calcext:value-type="float">
            <text:p>6.940874035989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RWS</text:p>
          </table:table-cell>
          <table:table-cell office:value-type="float" office:value="0.158" calcext:value-type="float">
            <text:p>0.158</text:p>
          </table:table-cell>
          <table:table-cell office:value-type="float" office:value="2.245" calcext:value-type="float">
            <text:p>2.245</text:p>
          </table:table-cell>
          <table:table-cell table:formula="of:=[.C219]/[.D219]*100" office:value-type="float" office:value="7.03786191536748" calcext:value-type="float">
            <text:p>7.037861915367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Identity</text:p>
          </table:table-cell>
          <table:table-cell office:value-type="float" office:value="0.176" calcext:value-type="float">
            <text:p>0.176</text:p>
          </table:table-cell>
          <table:table-cell office:value-type="float" office:value="2.215" calcext:value-type="float">
            <text:p>2.215</text:p>
          </table:table-cell>
          <table:table-cell table:formula="of:=[.C220]/[.D220]*100" office:value-type="float" office:value="7.94582392776524" calcext:value-type="float">
            <text:p>7.94582392776524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Data.Text.Lazy</text:p>
          </table:table-cell>
          <table:table-cell office:value-type="float" office:value="17.09" calcext:value-type="float">
            <text:p>17.09</text:p>
          </table:table-cell>
          <table:table-cell office:value-type="float" office:value="9290.119" calcext:value-type="float">
            <text:p>9290.119</text:p>
          </table:table-cell>
          <table:table-cell table:formula="of:=[.C221]/[.D221]*100" office:value-type="float" office:value="0.183958892238086" calcext:value-type="float">
            <text:p>0.1839588922380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</text:p>
          </table:table-cell>
          <table:table-cell office:value-type="float" office:value="16.431" calcext:value-type="float">
            <text:p>16.431</text:p>
          </table:table-cell>
          <table:table-cell office:value-type="float" office:value="7058.594" calcext:value-type="float">
            <text:p>7058.594</text:p>
          </table:table-cell>
          <table:table-cell table:formula="of:=[.C222]/[.D222]*100" office:value-type="float" office:value="0.232780069231918" calcext:value-type="float">
            <text:p>0.2327800692319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azy.Builder.RealFloat</text:p>
          </table:table-cell>
          <table:table-cell office:value-type="float" office:value="2.678" calcext:value-type="float">
            <text:p>2.678</text:p>
          </table:table-cell>
          <table:table-cell office:value-type="float" office:value="6920.004" calcext:value-type="float">
            <text:p>6920.004</text:p>
          </table:table-cell>
          <table:table-cell table:formula="of:=[.C223]/[.D223]*100" office:value-type="float" office:value="0.0386993995957228" calcext:value-type="float">
            <text:p>0.03869939959572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azy.Builder.Int</text:p>
          </table:table-cell>
          <table:table-cell office:value-type="float" office:value="4.365" calcext:value-type="float">
            <text:p>4.365</text:p>
          </table:table-cell>
          <table:table-cell office:value-type="float" office:value="4944.268" calcext:value-type="float">
            <text:p>4944.268</text:p>
          </table:table-cell>
          <table:table-cell table:formula="of:=[.C224]/[.D224]*100" office:value-type="float" office:value="0.0882840493274232" calcext:value-type="float">
            <text:p>0.0882840493274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Encoding</text:p>
          </table:table-cell>
          <table:table-cell office:value-type="float" office:value="3.118" calcext:value-type="float">
            <text:p>3.118</text:p>
          </table:table-cell>
          <table:table-cell office:value-type="float" office:value="3517.121" calcext:value-type="float">
            <text:p>3517.121</text:p>
          </table:table-cell>
          <table:table-cell table:formula="of:=[.C225]/[.D225]*100" office:value-type="float" office:value="0.0886520537678402" calcext:value-type="float">
            <text:p>0.0886520537678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azy.Encoding</text:p>
          </table:table-cell>
          <table:table-cell office:value-type="float" office:value="2.787" calcext:value-type="float">
            <text:p>2.787</text:p>
          </table:table-cell>
          <table:table-cell office:value-type="float" office:value="1787.339" calcext:value-type="float">
            <text:p>1787.339</text:p>
          </table:table-cell>
          <table:table-cell table:formula="of:=[.C226]/[.D226]*100" office:value-type="float" office:value="0.155930128531857" calcext:value-type="float">
            <text:p>0.155930128531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Fusion.Common</text:p>
          </table:table-cell>
          <table:table-cell office:value-type="float" office:value="11.481" calcext:value-type="float">
            <text:p>11.481</text:p>
          </table:table-cell>
          <table:table-cell office:value-type="float" office:value="1538.808" calcext:value-type="float">
            <text:p>1538.808</text:p>
          </table:table-cell>
          <table:table-cell table:formula="of:=[.C227]/[.D227]*100" office:value-type="float" office:value="0.746096978960338" calcext:value-type="float">
            <text:p>0.746096978960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Read</text:p>
          </table:table-cell>
          <table:table-cell office:value-type="float" office:value="3.191" calcext:value-type="float">
            <text:p>3.191</text:p>
          </table:table-cell>
          <table:table-cell office:value-type="float" office:value="1151.956" calcext:value-type="float">
            <text:p>1151.956</text:p>
          </table:table-cell>
          <table:table-cell table:formula="of:=[.C228]/[.D228]*100" office:value-type="float" office:value="0.277007107910372" calcext:value-type="float">
            <text:p>0.2770071079103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Fusion.CaseMapping</text:p>
          </table:table-cell>
          <table:table-cell office:value-type="float" office:value="74.832" calcext:value-type="float">
            <text:p>74.832</text:p>
          </table:table-cell>
          <table:table-cell office:value-type="float" office:value="1068.474" calcext:value-type="float">
            <text:p>1068.474</text:p>
          </table:table-cell>
          <table:table-cell table:formula="of:=[.C229]/[.D229]*100" office:value-type="float" office:value="7.00363321896462" calcext:value-type="float">
            <text:p>7.00363321896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Encoding</text:p>
          </table:table-cell>
          <table:table-cell office:value-type="float" office:value="3.666" calcext:value-type="float">
            <text:p>3.666</text:p>
          </table:table-cell>
          <table:table-cell office:value-type="float" office:value="920.808" calcext:value-type="float">
            <text:p>920.808</text:p>
          </table:table-cell>
          <table:table-cell table:formula="of:=[.C230]/[.D230]*100" office:value-type="float" office:value="0.398128600099044" calcext:value-type="float">
            <text:p>0.398128600099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azy.Read</text:p>
          </table:table-cell>
          <table:table-cell office:value-type="float" office:value="3.652" calcext:value-type="float">
            <text:p>3.652</text:p>
          </table:table-cell>
          <table:table-cell office:value-type="float" office:value="798.505" calcext:value-type="float">
            <text:p>798.505</text:p>
          </table:table-cell>
          <table:table-cell table:formula="of:=[.C231]/[.D231]*100" office:value-type="float" office:value="0.457354681561168" calcext:value-type="float">
            <text:p>0.457354681561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Lazy.Encoding.Fusion</text:p>
          </table:table-cell>
          <table:table-cell office:value-type="float" office:value="5.159" calcext:value-type="float">
            <text:p>5.159</text:p>
          </table:table-cell>
          <table:table-cell office:value-type="float" office:value="730.113" calcext:value-type="float">
            <text:p>730.113</text:p>
          </table:table-cell>
          <table:table-cell table:formula="of:=[.C232]/[.D232]*100" office:value-type="float" office:value="0.706602950502183" calcext:value-type="float">
            <text:p>0.706602950502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Fusion</text:p>
          </table:table-cell>
          <table:table-cell office:value-type="float" office:value="2.967" calcext:value-type="float">
            <text:p>2.967</text:p>
          </table:table-cell>
          <table:table-cell office:value-type="float" office:value="503.193" calcext:value-type="float">
            <text:p>503.193</text:p>
          </table:table-cell>
          <table:table-cell table:formula="of:=[.C233]/[.D233]*100" office:value-type="float" office:value="0.589634593485998" calcext:value-type="float">
            <text:p>0.5896345934859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Transformation</text:p>
          </table:table-cell>
          <table:table-cell office:value-type="float" office:value="3.663" calcext:value-type="float">
            <text:p>3.663</text:p>
          </table:table-cell>
          <table:table-cell office:value-type="float" office:value="463.065" calcext:value-type="float">
            <text:p>463.065</text:p>
          </table:table-cell>
          <table:table-cell table:formula="of:=[.C234]/[.D234]*100" office:value-type="float" office:value="0.791033656182177" calcext:value-type="float">
            <text:p>0.791033656182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O</text:p>
          </table:table-cell>
          <table:table-cell office:value-type="float" office:value="3.146" calcext:value-type="float">
            <text:p>3.146</text:p>
          </table:table-cell>
          <table:table-cell office:value-type="float" office:value="410.916" calcext:value-type="float">
            <text:p>410.916</text:p>
          </table:table-cell>
          <table:table-cell table:formula="of:=[.C235]/[.D235]*100" office:value-type="float" office:value="0.765606595995289" calcext:value-type="float">
            <text:p>0.7656065959952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Encoding.Fusion.Common</text:p>
          </table:table-cell>
          <table:table-cell office:value-type="float" office:value="1.78" calcext:value-type="float">
            <text:p>1.78</text:p>
          </table:table-cell>
          <table:table-cell office:value-type="float" office:value="396.857" calcext:value-type="float">
            <text:p>396.857</text:p>
          </table:table-cell>
          <table:table-cell table:formula="of:=[.C236]/[.D236]*100" office:value-type="float" office:value="0.448524279526378" calcext:value-type="float">
            <text:p>0.448524279526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Lazy.Search</text:p>
          </table:table-cell>
          <table:table-cell office:value-type="float" office:value="1.382" calcext:value-type="float">
            <text:p>1.382</text:p>
          </table:table-cell>
          <table:table-cell office:value-type="float" office:value="385.937" calcext:value-type="float">
            <text:p>385.937</text:p>
          </table:table-cell>
          <table:table-cell table:formula="of:=[.C237]/[.D237]*100" office:value-type="float" office:value="0.358089532747573" calcext:value-type="float">
            <text:p>0.3580895327475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Encoding.Fusion</text:p>
          </table:table-cell>
          <table:table-cell office:value-type="float" office:value="3.566" calcext:value-type="float">
            <text:p>3.566</text:p>
          </table:table-cell>
          <table:table-cell office:value-type="float" office:value="339.811" calcext:value-type="float">
            <text:p>339.811</text:p>
          </table:table-cell>
          <table:table-cell table:formula="of:=[.C238]/[.D238]*100" office:value-type="float" office:value="1.04940687617529" calcext:value-type="float">
            <text:p>1.049406876175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Builder</text:p>
          </table:table-cell>
          <table:table-cell office:value-type="float" office:value="3.202" calcext:value-type="float">
            <text:p>3.202</text:p>
          </table:table-cell>
          <table:table-cell office:value-type="float" office:value="247.374" calcext:value-type="float">
            <text:p>247.374</text:p>
          </table:table-cell>
          <table:table-cell table:formula="of:=[.C239]/[.D239]*100" office:value-type="float" office:value="1.29439633914639" calcext:value-type="float">
            <text:p>1.29439633914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</text:p>
          </table:table-cell>
          <table:table-cell office:value-type="float" office:value="3.855" calcext:value-type="float">
            <text:p>3.855</text:p>
          </table:table-cell>
          <table:table-cell office:value-type="float" office:value="215.993" calcext:value-type="float">
            <text:p>215.993</text:p>
          </table:table-cell>
          <table:table-cell table:formula="of:=[.C240]/[.D240]*100" office:value-type="float" office:value="1.78478006231683" calcext:value-type="float">
            <text:p>1.78478006231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Fusion.Size</text:p>
          </table:table-cell>
          <table:table-cell office:value-type="float" office:value="2.275" calcext:value-type="float">
            <text:p>2.275</text:p>
          </table:table-cell>
          <table:table-cell office:value-type="float" office:value="207.069" calcext:value-type="float">
            <text:p>207.069</text:p>
          </table:table-cell>
          <table:table-cell table:formula="of:=[.C241]/[.D241]*100" office:value-type="float" office:value="1.09866759389382" calcext:value-type="float">
            <text:p>1.09866759389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Lazy.Fusion</text:p>
          </table:table-cell>
          <table:table-cell office:value-type="float" office:value="1.551" calcext:value-type="float">
            <text:p>1.551</text:p>
          </table:table-cell>
          <table:table-cell office:value-type="float" office:value="199.611" calcext:value-type="float">
            <text:p>199.611</text:p>
          </table:table-cell>
          <table:table-cell table:formula="of:=[.C242]/[.D242]*100" office:value-type="float" office:value="0.777011286953124" calcext:value-type="float">
            <text:p>0.7770112869531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IO</text:p>
          </table:table-cell>
          <table:table-cell office:value-type="float" office:value="1.451" calcext:value-type="float">
            <text:p>1.451</text:p>
          </table:table-cell>
          <table:table-cell office:value-type="float" office:value="162.359" calcext:value-type="float">
            <text:p>162.359</text:p>
          </table:table-cell>
          <table:table-cell table:formula="of:=[.C243]/[.D243]*100" office:value-type="float" office:value="0.893698532264919" calcext:value-type="float">
            <text:p>0.8936985322649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Encoding.Utf8</text:p>
          </table:table-cell>
          <table:table-cell office:value-type="float" office:value="3.835" calcext:value-type="float">
            <text:p>3.835</text:p>
          </table:table-cell>
          <table:table-cell office:value-type="float" office:value="160.158" calcext:value-type="float">
            <text:p>160.158</text:p>
          </table:table-cell>
          <table:table-cell table:formula="of:=[.C244]/[.D244]*100" office:value-type="float" office:value="2.3945104209593" calcext:value-type="float">
            <text:p>2.3945104209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Fusion.Types</text:p>
          </table:table-cell>
          <table:table-cell office:value-type="float" office:value="1.445" calcext:value-type="float">
            <text:p>1.445</text:p>
          </table:table-cell>
          <table:table-cell office:value-type="float" office:value="140.435" calcext:value-type="float">
            <text:p>140.435</text:p>
          </table:table-cell>
          <table:table-cell table:formula="of:=[.C245]/[.D245]*100" office:value-type="float" office:value="1.02894577562573" calcext:value-type="float">
            <text:p>1.028945775625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Array</text:p>
          </table:table-cell>
          <table:table-cell office:value-type="float" office:value="3.074" calcext:value-type="float">
            <text:p>3.074</text:p>
          </table:table-cell>
          <table:table-cell office:value-type="float" office:value="126.576" calcext:value-type="float">
            <text:p>126.576</text:p>
          </table:table-cell>
          <table:table-cell table:formula="of:=[.C246]/[.D246]*100" office:value-type="float" office:value="2.4285804575907" calcext:value-type="float">
            <text:p>2.42858045759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Foreign</text:p>
          </table:table-cell>
          <table:table-cell office:value-type="float" office:value="1.706" calcext:value-type="float">
            <text:p>1.706</text:p>
          </table:table-cell>
          <table:table-cell office:value-type="float" office:value="121.201" calcext:value-type="float">
            <text:p>121.201</text:p>
          </table:table-cell>
          <table:table-cell table:formula="of:=[.C247]/[.D247]*100" office:value-type="float" office:value="1.40757914538659" calcext:value-type="float">
            <text:p>1.407579145386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Unsafe</text:p>
          </table:table-cell>
          <table:table-cell office:value-type="float" office:value="2.078" calcext:value-type="float">
            <text:p>2.078</text:p>
          </table:table-cell>
          <table:table-cell office:value-type="float" office:value="106.611" calcext:value-type="float">
            <text:p>106.611</text:p>
          </table:table-cell>
          <table:table-cell table:formula="of:=[.C248]/[.D248]*100" office:value-type="float" office:value="1.94914220859011" calcext:value-type="float">
            <text:p>1.94914220859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Encoding.Error</text:p>
          </table:table-cell>
          <table:table-cell office:value-type="float" office:value="1.781" calcext:value-type="float">
            <text:p>1.781</text:p>
          </table:table-cell>
          <table:table-cell office:value-type="float" office:value="106.289" calcext:value-type="float">
            <text:p>106.289</text:p>
          </table:table-cell>
          <table:table-cell table:formula="of:=[.C249]/[.D249]*100" office:value-type="float" office:value="1.6756202429226" calcext:value-type="float">
            <text:p>1.67562024292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StrictBuilder</text:p>
          </table:table-cell>
          <table:table-cell office:value-type="float" office:value="1.739" calcext:value-type="float">
            <text:p>1.739</text:p>
          </table:table-cell>
          <table:table-cell office:value-type="float" office:value="105.369" calcext:value-type="float">
            <text:p>105.369</text:p>
          </table:table-cell>
          <table:table-cell table:formula="of:=[.C250]/[.D250]*100" office:value-type="float" office:value="1.65039053231975" calcext:value-type="float">
            <text:p>1.650390532319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Lazy.IO</text:p>
          </table:table-cell>
          <table:table-cell office:value-type="float" office:value="2.677" calcext:value-type="float">
            <text:p>2.677</text:p>
          </table:table-cell>
          <table:table-cell office:value-type="float" office:value="98.831" calcext:value-type="float">
            <text:p>98.831</text:p>
          </table:table-cell>
          <table:table-cell table:formula="of:=[.C251]/[.D251]*100" office:value-type="float" office:value="2.70866428549747" calcext:value-type="float">
            <text:p>2.708664285497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Show</text:p>
          </table:table-cell>
          <table:table-cell office:value-type="float" office:value="2.739" calcext:value-type="float">
            <text:p>2.739</text:p>
          </table:table-cell>
          <table:table-cell office:value-type="float" office:value="92.186" calcext:value-type="float">
            <text:p>92.186</text:p>
          </table:table-cell>
          <table:table-cell table:formula="of:=[.C252]/[.D252]*100" office:value-type="float" office:value="2.97116698847981" calcext:value-type="float">
            <text:p>2.97116698847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Lazy</text:p>
          </table:table-cell>
          <table:table-cell office:value-type="float" office:value="1.381" calcext:value-type="float">
            <text:p>1.381</text:p>
          </table:table-cell>
          <table:table-cell office:value-type="float" office:value="66.144" calcext:value-type="float">
            <text:p>66.144</text:p>
          </table:table-cell>
          <table:table-cell table:formula="of:=[.C253]/[.D253]*100" office:value-type="float" office:value="2.08786889211418" calcext:value-type="float">
            <text:p>2.08786889211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Builder.RealFloat.Functions</text:p>
          </table:table-cell>
          <table:table-cell office:value-type="float" office:value="1.081" calcext:value-type="float">
            <text:p>1.081</text:p>
          </table:table-cell>
          <table:table-cell office:value-type="float" office:value="58.166" calcext:value-type="float">
            <text:p>58.166</text:p>
          </table:table-cell>
          <table:table-cell table:formula="of:=[.C254]/[.D254]*100" office:value-type="float" office:value="1.8584740226249" calcext:value-type="float">
            <text:p>1.85847402262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O.Utf8</text:p>
          </table:table-cell>
          <table:table-cell office:value-type="float" office:value="0.616" calcext:value-type="float">
            <text:p>0.616</text:p>
          </table:table-cell>
          <table:table-cell office:value-type="float" office:value="58.022" calcext:value-type="float">
            <text:p>58.022</text:p>
          </table:table-cell>
          <table:table-cell table:formula="of:=[.C255]/[.D255]*100" office:value-type="float" office:value="1.06166626452035" calcext:value-type="float">
            <text:p>1.061666264520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Read</text:p>
          </table:table-cell>
          <table:table-cell office:value-type="float" office:value="0.898" calcext:value-type="float">
            <text:p>0.898</text:p>
          </table:table-cell>
          <table:table-cell office:value-type="float" office:value="57.795" calcext:value-type="float">
            <text:p>57.795</text:p>
          </table:table-cell>
          <table:table-cell table:formula="of:=[.C256]/[.D256]*100" office:value-type="float" office:value="1.55376762695735" calcext:value-type="float">
            <text:p>1.553767626957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Search</text:p>
          </table:table-cell>
          <table:table-cell office:value-type="float" office:value="1.264" calcext:value-type="float">
            <text:p>1.264</text:p>
          </table:table-cell>
          <table:table-cell office:value-type="float" office:value="55.212" calcext:value-type="float">
            <text:p>55.212</text:p>
          </table:table-cell>
          <table:table-cell table:formula="of:=[.C257]/[.D257]*100" office:value-type="float" office:value="2.28935738607549" calcext:value-type="float">
            <text:p>2.289357386075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Private</text:p>
          </table:table-cell>
          <table:table-cell office:value-type="float" office:value="1.25" calcext:value-type="float">
            <text:p>1.25</text:p>
          </table:table-cell>
          <table:table-cell office:value-type="float" office:value="43.578" calcext:value-type="float">
            <text:p>43.578</text:p>
          </table:table-cell>
          <table:table-cell table:formula="of:=[.C258]/[.D258]*100" office:value-type="float" office:value="2.86841984487585" calcext:value-type="float">
            <text:p>2.868419844875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Unsafe.Char</text:p>
          </table:table-cell>
          <table:table-cell office:value-type="float" office:value="2.471" calcext:value-type="float">
            <text:p>2.471</text:p>
          </table:table-cell>
          <table:table-cell office:value-type="float" office:value="32.491" calcext:value-type="float">
            <text:p>32.491</text:p>
          </table:table-cell>
          <table:table-cell table:formula="of:=[.C259]/[.D259]*100" office:value-type="float" office:value="7.60518297374658" calcext:value-type="float">
            <text:p>7.605182973746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Validate.Native</text:p>
          </table:table-cell>
          <table:table-cell office:value-type="float" office:value="0.677" calcext:value-type="float">
            <text:p>0.677</text:p>
          </table:table-cell>
          <table:table-cell office:value-type="float" office:value="25.9" calcext:value-type="float">
            <text:p>25.9</text:p>
          </table:table-cell>
          <table:table-cell table:formula="of:=[.C260]/[.D260]*100" office:value-type="float" office:value="2.61389961389961" calcext:value-type="float">
            <text:p>2.61389961389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Validate</text:p>
          </table:table-cell>
          <table:table-cell office:value-type="float" office:value="1.329" calcext:value-type="float">
            <text:p>1.329</text:p>
          </table:table-cell>
          <table:table-cell office:value-type="float" office:value="22.402" calcext:value-type="float">
            <text:p>22.402</text:p>
          </table:table-cell>
          <table:table-cell table:formula="of:=[.C261]/[.D261]*100" office:value-type="float" office:value="5.93250602624766" calcext:value-type="float">
            <text:p>5.932506026247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IsAscii</text:p>
          </table:table-cell>
          <table:table-cell office:value-type="float" office:value="1.364" calcext:value-type="float">
            <text:p>1.364</text:p>
          </table:table-cell>
          <table:table-cell office:value-type="float" office:value="20.492" calcext:value-type="float">
            <text:p>20.492</text:p>
          </table:table-cell>
          <table:table-cell table:formula="of:=[.C262]/[.D262]*100" office:value-type="float" office:value="6.65625609994144" calcext:value-type="float">
            <text:p>6.65625609994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ArrayUtils</text:p>
          </table:table-cell>
          <table:table-cell office:value-type="float" office:value="1.096" calcext:value-type="float">
            <text:p>1.096</text:p>
          </table:table-cell>
          <table:table-cell office:value-type="float" office:value="15.177" calcext:value-type="float">
            <text:p>15.177</text:p>
          </table:table-cell>
          <table:table-cell table:formula="of:=[.C263]/[.D263]*100" office:value-type="float" office:value="7.22145351518746" calcext:value-type="float">
            <text:p>7.22145351518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Reverse</text:p>
          </table:table-cell>
          <table:table-cell office:value-type="float" office:value="1.491" calcext:value-type="float">
            <text:p>1.491</text:p>
          </table:table-cell>
          <table:table-cell office:value-type="float" office:value="14.691" calcext:value-type="float">
            <text:p>14.691</text:p>
          </table:table-cell>
          <table:table-cell table:formula="of:=[.C264]/[.D264]*100" office:value-type="float" office:value="10.14907085971" calcext:value-type="float">
            <text:p>10.149070859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Encoding.Utf16</text:p>
          </table:table-cell>
          <table:table-cell office:value-type="float" office:value="1.147" calcext:value-type="float">
            <text:p>1.147</text:p>
          </table:table-cell>
          <table:table-cell office:value-type="float" office:value="13.171" calcext:value-type="float">
            <text:p>13.171</text:p>
          </table:table-cell>
          <table:table-cell table:formula="of:=[.C265]/[.D265]*100" office:value-type="float" office:value="8.70852630779744" calcext:value-type="float">
            <text:p>8.708526307797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Unsafe</text:p>
          </table:table-cell>
          <table:table-cell office:value-type="float" office:value="1.771" calcext:value-type="float">
            <text:p>1.771</text:p>
          </table:table-cell>
          <table:table-cell office:value-type="float" office:value="12.433" calcext:value-type="float">
            <text:p>12.433</text:p>
          </table:table-cell>
          <table:table-cell table:formula="of:=[.C266]/[.D266]*100" office:value-type="float" office:value="14.2443497144696" calcext:value-type="float">
            <text:p>14.24434971446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Validate.Simd</text:p>
          </table:table-cell>
          <table:table-cell office:value-type="float" office:value="0.355" calcext:value-type="float">
            <text:p>0.355</text:p>
          </table:table-cell>
          <table:table-cell office:value-type="float" office:value="12.244" calcext:value-type="float">
            <text:p>12.244</text:p>
          </table:table-cell>
          <table:table-cell table:formula="of:=[.C267]/[.D267]*100" office:value-type="float" office:value="2.89937928781444" calcext:value-type="float">
            <text:p>2.89937928781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ByteStringCompat</text:p>
          </table:table-cell>
          <table:table-cell office:value-type="float" office:value="1.041" calcext:value-type="float">
            <text:p>1.041</text:p>
          </table:table-cell>
          <table:table-cell office:value-type="float" office:value="7.276" calcext:value-type="float">
            <text:p>7.276</text:p>
          </table:table-cell>
          <table:table-cell table:formula="of:=[.C268]/[.D268]*100" office:value-type="float" office:value="14.3073117097306" calcext:value-type="float">
            <text:p>14.3073117097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ext.Internal.Builder.Int.Digits</text:p>
          </table:table-cell>
          <table:table-cell office:value-type="float" office:value="0.278" calcext:value-type="float">
            <text:p>0.278</text:p>
          </table:table-cell>
          <table:table-cell office:value-type="float" office:value="7.066" calcext:value-type="float">
            <text:p>7.066</text:p>
          </table:table-cell>
          <table:table-cell table:formula="of:=[.C269]/[.D269]*100" office:value-type="float" office:value="3.93433342768186" calcext:value-type="float">
            <text:p>3.93433342768186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a.Time.Format.ISO8601</text:p>
          </table:table-cell>
          <table:table-cell office:value-type="float" office:value="6.997" calcext:value-type="float">
            <text:p>6.997</text:p>
          </table:table-cell>
          <table:table-cell office:value-type="float" office:value="966.15" calcext:value-type="float">
            <text:p>966.15</text:p>
          </table:table-cell>
          <table:table-cell table:formula="of:=[.C270]/[.D270]*100" office:value-type="float" office:value="0.72421466645966" calcext:value-type="float">
            <text:p>0.724214666459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Parse.Instances</text:p>
          </table:table-cell>
          <table:table-cell office:value-type="float" office:value="4.854" calcext:value-type="float">
            <text:p>4.854</text:p>
          </table:table-cell>
          <table:table-cell office:value-type="float" office:value="444.513" calcext:value-type="float">
            <text:p>444.513</text:p>
          </table:table-cell>
          <table:table-cell table:formula="of:=[.C271]/[.D271]*100" office:value-type="float" office:value="1.09198156184409" calcext:value-type="float">
            <text:p>1.091981561844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Format.Instances</text:p>
          </table:table-cell>
          <table:table-cell office:value-type="float" office:value="2.532" calcext:value-type="float">
            <text:p>2.532</text:p>
          </table:table-cell>
          <table:table-cell office:value-type="float" office:value="428.493" calcext:value-type="float">
            <text:p>428.493</text:p>
          </table:table-cell>
          <table:table-cell table:formula="of:=[.C272]/[.D272]*100" office:value-type="float" office:value="0.590908136188923" calcext:value-type="float">
            <text:p>0.5909081361889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Quarter</text:p>
          </table:table-cell>
          <table:table-cell office:value-type="float" office:value="2.563" calcext:value-type="float">
            <text:p>2.563</text:p>
          </table:table-cell>
          <table:table-cell office:value-type="float" office:value="414.125" calcext:value-type="float">
            <text:p>414.125</text:p>
          </table:table-cell>
          <table:table-cell table:formula="of:=[.C273]/[.D273]*100" office:value-type="float" office:value="0.618895261092665" calcext:value-type="float">
            <text:p>0.6188952610926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Parse.Class</text:p>
          </table:table-cell>
          <table:table-cell office:value-type="float" office:value="2.54" calcext:value-type="float">
            <text:p>2.54</text:p>
          </table:table-cell>
          <table:table-cell office:value-type="float" office:value="370.838" calcext:value-type="float">
            <text:p>370.838</text:p>
          </table:table-cell>
          <table:table-cell table:formula="of:=[.C274]/[.D274]*100" office:value-type="float" office:value="0.68493520081545" calcext:value-type="float">
            <text:p>0.684935200815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Week</text:p>
          </table:table-cell>
          <table:table-cell office:value-type="float" office:value="1.016" calcext:value-type="float">
            <text:p>1.016</text:p>
          </table:table-cell>
          <table:table-cell office:value-type="float" office:value="290.083" calcext:value-type="float">
            <text:p>290.083</text:p>
          </table:table-cell>
          <table:table-cell table:formula="of:=[.C275]/[.D275]*100" office:value-type="float" office:value="0.350244585170451" calcext:value-type="float">
            <text:p>0.3502445851704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LocalTime.Internal.TimeOfDay</text:p>
          </table:table-cell>
          <table:table-cell office:value-type="float" office:value="1.387" calcext:value-type="float">
            <text:p>1.387</text:p>
          </table:table-cell>
          <table:table-cell office:value-type="float" office:value="286.754" calcext:value-type="float">
            <text:p>286.754</text:p>
          </table:table-cell>
          <table:table-cell table:formula="of:=[.C276]/[.D276]*100" office:value-type="float" office:value="0.483689852626293" calcext:value-type="float">
            <text:p>0.4836898526262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Format</text:p>
          </table:table-cell>
          <table:table-cell office:value-type="float" office:value="3.097" calcext:value-type="float">
            <text:p>3.097</text:p>
          </table:table-cell>
          <table:table-cell office:value-type="float" office:value="284.89" calcext:value-type="float">
            <text:p>284.89</text:p>
          </table:table-cell>
          <table:table-cell table:formula="of:=[.C277]/[.D277]*100" office:value-type="float" office:value="1.0870862438134" calcext:value-type="float">
            <text:p>1.0870862438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SystemTime</text:p>
          </table:table-cell>
          <table:table-cell office:value-type="float" office:value="2.419" calcext:value-type="float">
            <text:p>2.419</text:p>
          </table:table-cell>
          <table:table-cell office:value-type="float" office:value="253.224" calcext:value-type="float">
            <text:p>253.224</text:p>
          </table:table-cell>
          <table:table-cell table:formula="of:=[.C278]/[.D278]*100" office:value-type="float" office:value="0.955280700091619" calcext:value-type="float">
            <text:p>0.9552807000916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CalendarDiffDays</text:p>
          </table:table-cell>
          <table:table-cell office:value-type="float" office:value="0.545" calcext:value-type="float">
            <text:p>0.545</text:p>
          </table:table-cell>
          <table:table-cell office:value-type="float" office:value="248.841" calcext:value-type="float">
            <text:p>248.841</text:p>
          </table:table-cell>
          <table:table-cell table:formula="of:=[.C279]/[.D279]*100" office:value-type="float" office:value="0.219015355186645" calcext:value-type="float">
            <text:p>0.2190153551866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LocalTime.Internal.TimeZone</text:p>
          </table:table-cell>
          <table:table-cell office:value-type="float" office:value="1.486" calcext:value-type="float">
            <text:p>1.486</text:p>
          </table:table-cell>
          <table:table-cell office:value-type="float" office:value="233.878" calcext:value-type="float">
            <text:p>233.878</text:p>
          </table:table-cell>
          <table:table-cell table:formula="of:=[.C280]/[.D280]*100" office:value-type="float" office:value="0.635373998409427" calcext:value-type="float">
            <text:p>0.635373998409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Days</text:p>
          </table:table-cell>
          <table:table-cell office:value-type="float" office:value="1.329" calcext:value-type="float">
            <text:p>1.329</text:p>
          </table:table-cell>
          <table:table-cell office:value-type="float" office:value="212.732" calcext:value-type="float">
            <text:p>212.732</text:p>
          </table:table-cell>
          <table:table-cell table:formula="of:=[.C281]/[.D281]*100" office:value-type="float" office:value="0.624729706861215" calcext:value-type="float">
            <text:p>0.624729706861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Parse</text:p>
          </table:table-cell>
          <table:table-cell office:value-type="float" office:value="2.39" calcext:value-type="float">
            <text:p>2.39</text:p>
          </table:table-cell>
          <table:table-cell office:value-type="float" office:value="190.773" calcext:value-type="float">
            <text:p>190.773</text:p>
          </table:table-cell>
          <table:table-cell table:formula="of:=[.C282]/[.D282]*100" office:value-type="float" office:value="1.25279782778485" calcext:value-type="float">
            <text:p>1.252797827784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LocalTime.Internal.LocalTime</text:p>
          </table:table-cell>
          <table:table-cell office:value-type="float" office:value="0.785" calcext:value-type="float">
            <text:p>0.785</text:p>
          </table:table-cell>
          <table:table-cell office:value-type="float" office:value="187.271" calcext:value-type="float">
            <text:p>187.271</text:p>
          </table:table-cell>
          <table:table-cell table:formula="of:=[.C283]/[.D283]*100" office:value-type="float" office:value="0.419178623492159" calcext:value-type="float">
            <text:p>0.4191786234921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Month</text:p>
          </table:table-cell>
          <table:table-cell office:value-type="float" office:value="1.3" calcext:value-type="float">
            <text:p>1.3</text:p>
          </table:table-cell>
          <table:table-cell office:value-type="float" office:value="180.607" calcext:value-type="float">
            <text:p>180.607</text:p>
          </table:table-cell>
          <table:table-cell table:formula="of:=[.C284]/[.D284]*100" office:value-type="float" office:value="0.719794913818401" calcext:value-type="float">
            <text:p>0.719794913818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DiffTime</text:p>
          </table:table-cell>
          <table:table-cell office:value-type="float" office:value="1.072" calcext:value-type="float">
            <text:p>1.072</text:p>
          </table:table-cell>
          <table:table-cell office:value-type="float" office:value="167.128" calcext:value-type="float">
            <text:p>167.128</text:p>
          </table:table-cell>
          <table:table-cell table:formula="of:=[.C285]/[.D285]*100" office:value-type="float" office:value="0.641424536881911" calcext:value-type="float">
            <text:p>0.6414245368819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NominalDiffTime</text:p>
          </table:table-cell>
          <table:table-cell office:value-type="float" office:value="1.125" calcext:value-type="float">
            <text:p>1.125</text:p>
          </table:table-cell>
          <table:table-cell office:value-type="float" office:value="165.508" calcext:value-type="float">
            <text:p>165.508</text:p>
          </table:table-cell>
          <table:table-cell table:formula="of:=[.C286]/[.D286]*100" office:value-type="float" office:value="0.6797254513377" calcext:value-type="float">
            <text:p>0.67972545133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UTCTime</text:p>
          </table:table-cell>
          <table:table-cell office:value-type="float" office:value="0.679" calcext:value-type="float">
            <text:p>0.679</text:p>
          </table:table-cell>
          <table:table-cell office:value-type="float" office:value="142.205" calcext:value-type="float">
            <text:p>142.205</text:p>
          </table:table-cell>
          <table:table-cell table:formula="of:=[.C287]/[.D287]*100" office:value-type="float" office:value="0.477479694806793" calcext:value-type="float">
            <text:p>0.4774796948067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Locale</text:p>
          </table:table-cell>
          <table:table-cell office:value-type="float" office:value="0.791" calcext:value-type="float">
            <text:p>0.791</text:p>
          </table:table-cell>
          <table:table-cell office:value-type="float" office:value="134.973" calcext:value-type="float">
            <text:p>134.973</text:p>
          </table:table-cell>
          <table:table-cell table:formula="of:=[.C288]/[.D288]*100" office:value-type="float" office:value="0.586043134552837" calcext:value-type="float">
            <text:p>0.5860431345528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LocalTime.Internal.ZonedTime</text:p>
          </table:table-cell>
          <table:table-cell office:value-type="float" office:value="0.653" calcext:value-type="float">
            <text:p>0.653</text:p>
          </table:table-cell>
          <table:table-cell office:value-type="float" office:value="123.398" calcext:value-type="float">
            <text:p>123.398</text:p>
          </table:table-cell>
          <table:table-cell table:formula="of:=[.C289]/[.D289]*100" office:value-type="float" office:value="0.529181996466718" calcext:value-type="float">
            <text:p>0.5291819964667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WeekDate</text:p>
          </table:table-cell>
          <table:table-cell office:value-type="float" office:value="1.251" calcext:value-type="float">
            <text:p>1.251</text:p>
          </table:table-cell>
          <table:table-cell office:value-type="float" office:value="118.218" calcext:value-type="float">
            <text:p>118.218</text:p>
          </table:table-cell>
          <table:table-cell table:formula="of:=[.C290]/[.D290]*100" office:value-type="float" office:value="1.05821448510379" calcext:value-type="float">
            <text:p>1.05821448510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LocalTime.Internal.CalendarDiffTime</text:p>
          </table:table-cell>
          <table:table-cell office:value-type="float" office:value="0.467" calcext:value-type="float">
            <text:p>0.467</text:p>
          </table:table-cell>
          <table:table-cell office:value-type="float" office:value="117.91" calcext:value-type="float">
            <text:p>117.91</text:p>
          </table:table-cell>
          <table:table-cell table:formula="of:=[.C291]/[.D291]*100" office:value-type="float" office:value="0.396064795182767" calcext:value-type="float">
            <text:p>0.3960647951827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Format.Class</text:p>
          </table:table-cell>
          <table:table-cell office:value-type="float" office:value="3.489" calcext:value-type="float">
            <text:p>3.489</text:p>
          </table:table-cell>
          <table:table-cell office:value-type="float" office:value="111.117" calcext:value-type="float">
            <text:p>111.117</text:p>
          </table:table-cell>
          <table:table-cell table:formula="of:=[.C292]/[.D292]*100" office:value-type="float" office:value="3.13993358352007" calcext:value-type="float">
            <text:p>3.139933583520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UniversalTime</text:p>
          </table:table-cell>
          <table:table-cell office:value-type="float" office:value="0.303" calcext:value-type="float">
            <text:p>0.303</text:p>
          </table:table-cell>
          <table:table-cell office:value-type="float" office:value="91.174" calcext:value-type="float">
            <text:p>91.174</text:p>
          </table:table-cell>
          <table:table-cell table:formula="of:=[.C293]/[.D293]*100" office:value-type="float" office:value="0.332331585759098" calcext:value-type="float">
            <text:p>0.3323315857590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AbsoluteTime</text:p>
          </table:table-cell>
          <table:table-cell office:value-type="float" office:value="0.958" calcext:value-type="float">
            <text:p>0.958</text:p>
          </table:table-cell>
          <table:table-cell office:value-type="float" office:value="89.737" calcext:value-type="float">
            <text:p>89.737</text:p>
          </table:table-cell>
          <table:table-cell table:formula="of:=[.C294]/[.D294]*100" office:value-type="float" office:value="1.06756410399278" calcext:value-type="float">
            <text:p>1.06756410399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OrdinalDate</text:p>
          </table:table-cell>
          <table:table-cell office:value-type="float" office:value="2.649" calcext:value-type="float">
            <text:p>2.649</text:p>
          </table:table-cell>
          <table:table-cell office:value-type="float" office:value="88.267" calcext:value-type="float">
            <text:p>88.267</text:p>
          </table:table-cell>
          <table:table-cell table:formula="of:=[.C295]/[.D295]*100" office:value-type="float" office:value="3.00112159697282" calcext:value-type="float">
            <text:p>3.00112159697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CTimespec</text:p>
          </table:table-cell>
          <table:table-cell office:value-type="float" office:value="1.171" calcext:value-type="float">
            <text:p>1.171</text:p>
          </table:table-cell>
          <table:table-cell office:value-type="float" office:value="85.271" calcext:value-type="float">
            <text:p>85.271</text:p>
          </table:table-cell>
          <table:table-cell table:formula="of:=[.C296]/[.D296]*100" office:value-type="float" office:value="1.37326875491081" calcext:value-type="float">
            <text:p>1.373268754910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Gregorian</text:p>
          </table:table-cell>
          <table:table-cell office:value-type="float" office:value="2.056" calcext:value-type="float">
            <text:p>2.056</text:p>
          </table:table-cell>
          <table:table-cell office:value-type="float" office:value="78.651" calcext:value-type="float">
            <text:p>78.651</text:p>
          </table:table-cell>
          <table:table-cell table:formula="of:=[.C297]/[.D297]*100" office:value-type="float" office:value="2.61407992269647" calcext:value-type="float">
            <text:p>2.614079922696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Julian</text:p>
          </table:table-cell>
          <table:table-cell office:value-type="float" office:value="1.62" calcext:value-type="float">
            <text:p>1.62</text:p>
          </table:table-cell>
          <table:table-cell office:value-type="float" office:value="75.682" calcext:value-type="float">
            <text:p>75.682</text:p>
          </table:table-cell>
          <table:table-cell table:formula="of:=[.C298]/[.D298]*100" office:value-type="float" office:value="2.14053539811316" calcext:value-type="float">
            <text:p>2.140535398113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Private</text:p>
          </table:table-cell>
          <table:table-cell office:value-type="float" office:value="0.96" calcext:value-type="float">
            <text:p>0.96</text:p>
          </table:table-cell>
          <table:table-cell office:value-type="float" office:value="70.198" calcext:value-type="float">
            <text:p>70.198</text:p>
          </table:table-cell>
          <table:table-cell table:formula="of:=[.C299]/[.D299]*100" office:value-type="float" office:value="1.36756032935411" calcext:value-type="float">
            <text:p>1.36756032935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MonthDay</text:p>
          </table:table-cell>
          <table:table-cell office:value-type="float" office:value="1.069" calcext:value-type="float">
            <text:p>1.069</text:p>
          </table:table-cell>
          <table:table-cell office:value-type="float" office:value="50.381" calcext:value-type="float">
            <text:p>50.381</text:p>
          </table:table-cell>
          <table:table-cell table:formula="of:=[.C300]/[.D300]*100" office:value-type="float" office:value="2.12183164288125" calcext:value-type="float">
            <text:p>2.12183164288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TAI</text:p>
          </table:table-cell>
          <table:table-cell office:value-type="float" office:value="0.821" calcext:value-type="float">
            <text:p>0.821</text:p>
          </table:table-cell>
          <table:table-cell office:value-type="float" office:value="42.644" calcext:value-type="float">
            <text:p>42.644</text:p>
          </table:table-cell>
          <table:table-cell table:formula="of:=[.C301]/[.D301]*100" office:value-type="float" office:value="1.92524153456524" calcext:value-type="float">
            <text:p>1.92524153456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CTimeval</text:p>
          </table:table-cell>
          <table:table-cell office:value-type="float" office:value="1.05" calcext:value-type="float">
            <text:p>1.05</text:p>
          </table:table-cell>
          <table:table-cell office:value-type="float" office:value="40.656" calcext:value-type="float">
            <text:p>40.656</text:p>
          </table:table-cell>
          <table:table-cell table:formula="of:=[.C302]/[.D302]*100" office:value-type="float" office:value="2.58264462809917" calcext:value-type="float">
            <text:p>2.582644628099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JulianYearDay</text:p>
          </table:table-cell>
          <table:table-cell office:value-type="float" office:value="0.725" calcext:value-type="float">
            <text:p>0.725</text:p>
          </table:table-cell>
          <table:table-cell office:value-type="float" office:value="32.49" calcext:value-type="float">
            <text:p>32.49</text:p>
          </table:table-cell>
          <table:table-cell table:formula="of:=[.C303]/[.D303]*100" office:value-type="float" office:value="2.23145583256387" calcext:value-type="float">
            <text:p>2.23145583256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System</text:p>
          </table:table-cell>
          <table:table-cell office:value-type="float" office:value="0.638" calcext:value-type="float">
            <text:p>0.638</text:p>
          </table:table-cell>
          <table:table-cell office:value-type="float" office:value="26.905" calcext:value-type="float">
            <text:p>26.905</text:p>
          </table:table-cell>
          <table:table-cell table:formula="of:=[.C304]/[.D304]*100" office:value-type="float" office:value="2.3713064486155" calcext:value-type="float">
            <text:p>2.3713064486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Types</text:p>
          </table:table-cell>
          <table:table-cell office:value-type="float" office:value="0.604" calcext:value-type="float">
            <text:p>0.604</text:p>
          </table:table-cell>
          <table:table-cell office:value-type="float" office:value="26.718" calcext:value-type="float">
            <text:p>26.718</text:p>
          </table:table-cell>
          <table:table-cell table:formula="of:=[.C305]/[.D305]*100" office:value-type="float" office:value="2.26064825211468" calcext:value-type="float">
            <text:p>2.260648252114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.Easter</text:p>
          </table:table-cell>
          <table:table-cell office:value-type="float" office:value="0.626" calcext:value-type="float">
            <text:p>0.626</text:p>
          </table:table-cell>
          <table:table-cell office:value-type="float" office:value="25.135" calcext:value-type="float">
            <text:p>25.135</text:p>
          </table:table-cell>
          <table:table-cell table:formula="of:=[.C306]/[.D306]*100" office:value-type="float" office:value="2.49055102446787" calcext:value-type="float">
            <text:p>2.490551024467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POSIX</text:p>
          </table:table-cell>
          <table:table-cell office:value-type="float" office:value="0.426" calcext:value-type="float">
            <text:p>0.426</text:p>
          </table:table-cell>
          <table:table-cell office:value-type="float" office:value="24.83" calcext:value-type="float">
            <text:p>24.83</text:p>
          </table:table-cell>
          <table:table-cell table:formula="of:=[.C307]/[.D307]*100" office:value-type="float" office:value="1.71566653242046" calcext:value-type="float">
            <text:p>1.715666532420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UTCDiff</text:p>
          </table:table-cell>
          <table:table-cell office:value-type="float" office:value="0.267" calcext:value-type="float">
            <text:p>0.267</text:p>
          </table:table-cell>
          <table:table-cell office:value-type="float" office:value="8.576" calcext:value-type="float">
            <text:p>8.576</text:p>
          </table:table-cell>
          <table:table-cell table:formula="of:=[.C308]/[.D308]*100" office:value-type="float" office:value="3.11333955223881" calcext:value-type="float">
            <text:p>3.113339552238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.Internal.POSIXTime</text:p>
          </table:table-cell>
          <table:table-cell office:value-type="float" office:value="0.258" calcext:value-type="float">
            <text:p>0.258</text:p>
          </table:table-cell>
          <table:table-cell office:value-type="float" office:value="3.703" calcext:value-type="float">
            <text:p>3.703</text:p>
          </table:table-cell>
          <table:table-cell table:formula="of:=[.C309]/[.D309]*100" office:value-type="float" office:value="6.96732379152039" calcext:value-type="float">
            <text:p>6.967323791520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</text:p>
          </table:table-cell>
          <table:table-cell office:value-type="float" office:value="0.203" calcext:value-type="float">
            <text:p>0.203</text:p>
          </table:table-cell>
          <table:table-cell office:value-type="float" office:value="3.267" calcext:value-type="float">
            <text:p>3.267</text:p>
          </table:table-cell>
          <table:table-cell table:formula="of:=[.C310]/[.D310]*100" office:value-type="float" office:value="6.21365166819712" calcext:value-type="float">
            <text:p>6.21365166819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</text:p>
          </table:table-cell>
          <table:table-cell office:value-type="float" office:value="0.188" calcext:value-type="float">
            <text:p>0.188</text:p>
          </table:table-cell>
          <table:table-cell office:value-type="float" office:value="3.257" calcext:value-type="float">
            <text:p>3.257</text:p>
          </table:table-cell>
          <table:table-cell table:formula="of:=[.C311]/[.D311]*100" office:value-type="float" office:value="5.77218299048204" calcext:value-type="float">
            <text:p>5.77218299048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Format.Internal</text:p>
          </table:table-cell>
          <table:table-cell office:value-type="float" office:value="0.166" calcext:value-type="float">
            <text:p>0.166</text:p>
          </table:table-cell>
          <table:table-cell office:value-type="float" office:value="2.564" calcext:value-type="float">
            <text:p>2.564</text:p>
          </table:table-cell>
          <table:table-cell table:formula="of:=[.C312]/[.D312]*100" office:value-type="float" office:value="6.47425897035881" calcext:value-type="float">
            <text:p>6.474258970358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LocalTime</text:p>
          </table:table-cell>
          <table:table-cell office:value-type="float" office:value="0.253" calcext:value-type="float">
            <text:p>0.253</text:p>
          </table:table-cell>
          <table:table-cell office:value-type="float" office:value="2.553" calcext:value-type="float">
            <text:p>2.553</text:p>
          </table:table-cell>
          <table:table-cell table:formula="of:=[.C313]/[.D313]*100" office:value-type="float" office:value="9.90990990990991" calcext:value-type="float">
            <text:p>9.909909909909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alendar</text:p>
          </table:table-cell>
          <table:table-cell office:value-type="float" office:value="0.167" calcext:value-type="float">
            <text:p>0.167</text:p>
          </table:table-cell>
          <table:table-cell office:value-type="float" office:value="2.551" calcext:value-type="float">
            <text:p>2.551</text:p>
          </table:table-cell>
          <table:table-cell table:formula="of:=[.C314]/[.D314]*100" office:value-type="float" office:value="6.54645237161897" calcext:value-type="float">
            <text:p>6.546452371618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Time.Clock</text:p>
          </table:table-cell>
          <table:table-cell office:value-type="float" office:value="0.243" calcext:value-type="float">
            <text:p>0.243</text:p>
          </table:table-cell>
          <table:table-cell office:value-type="float" office:value="2.481" calcext:value-type="float">
            <text:p>2.481</text:p>
          </table:table-cell>
          <table:table-cell table:formula="of:=[.C315]/[.D315]*100" office:value-type="float" office:value="9.7944377267231" calcext:value-type="float">
            <text:p>9.7944377267231</text:p>
          </table:table-cell>
          <table:table-cell/>
        </table:table-row>
        <table:table-row table:style-name="ro1">
          <table:table-cell office:value-type="string" calcext:value-type="string">
            <text:p>transformers</text:p>
          </table:table-cell>
          <table:table-cell office:value-type="string" calcext:value-type="string">
            <text:p>Control.Monad.Trans.Except</text:p>
          </table:table-cell>
          <table:table-cell office:value-type="float" office:value="5.224" calcext:value-type="float">
            <text:p>5.224</text:p>
          </table:table-cell>
          <table:table-cell office:value-type="float" office:value="475.999" calcext:value-type="float">
            <text:p>475.999</text:p>
          </table:table-cell>
          <table:table-cell table:formula="of:=[.C316]/[.D316]*100" office:value-type="float" office:value="1.09748129722962" calcext:value-type="float">
            <text:p>1.097481297229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Writer.Strict</text:p>
          </table:table-cell>
          <table:table-cell office:value-type="float" office:value="3.408" calcext:value-type="float">
            <text:p>3.408</text:p>
          </table:table-cell>
          <table:table-cell office:value-type="float" office:value="450.822" calcext:value-type="float">
            <text:p>450.822</text:p>
          </table:table-cell>
          <table:table-cell table:formula="of:=[.C317]/[.D317]*100" office:value-type="float" office:value="0.755952460172751" calcext:value-type="float">
            <text:p>0.7559524601727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Writer.Lazy</text:p>
          </table:table-cell>
          <table:table-cell office:value-type="float" office:value="3.143" calcext:value-type="float">
            <text:p>3.143</text:p>
          </table:table-cell>
          <table:table-cell office:value-type="float" office:value="443.327" calcext:value-type="float">
            <text:p>443.327</text:p>
          </table:table-cell>
          <table:table-cell table:formula="of:=[.C318]/[.D318]*100" office:value-type="float" office:value="0.708957496385287" calcext:value-type="float">
            <text:p>0.7089574963852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Functor.Constant</text:p>
          </table:table-cell>
          <table:table-cell office:value-type="float" office:value="2.803" calcext:value-type="float">
            <text:p>2.803</text:p>
          </table:table-cell>
          <table:table-cell office:value-type="float" office:value="388.729" calcext:value-type="float">
            <text:p>388.729</text:p>
          </table:table-cell>
          <table:table-cell table:formula="of:=[.C319]/[.D319]*100" office:value-type="float" office:value="0.721067890484116" calcext:value-type="float">
            <text:p>0.721067890484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Maybe</text:p>
          </table:table-cell>
          <table:table-cell office:value-type="float" office:value="2.751" calcext:value-type="float">
            <text:p>2.751</text:p>
          </table:table-cell>
          <table:table-cell office:value-type="float" office:value="386.608" calcext:value-type="float">
            <text:p>386.608</text:p>
          </table:table-cell>
          <table:table-cell table:formula="of:=[.C320]/[.D320]*100" office:value-type="float" office:value="0.711573480114224" calcext:value-type="float">
            <text:p>0.711573480114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Applicative.Backwards</text:p>
          </table:table-cell>
          <table:table-cell office:value-type="float" office:value="2.009" calcext:value-type="float">
            <text:p>2.009</text:p>
          </table:table-cell>
          <table:table-cell office:value-type="float" office:value="363.778" calcext:value-type="float">
            <text:p>363.778</text:p>
          </table:table-cell>
          <table:table-cell table:formula="of:=[.C321]/[.D321]*100" office:value-type="float" office:value="0.552259894770987" calcext:value-type="float">
            <text:p>0.552259894770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Identity</text:p>
          </table:table-cell>
          <table:table-cell office:value-type="float" office:value="2.92" calcext:value-type="float">
            <text:p>2.92</text:p>
          </table:table-cell>
          <table:table-cell office:value-type="float" office:value="320.861" calcext:value-type="float">
            <text:p>320.861</text:p>
          </table:table-cell>
          <table:table-cell table:formula="of:=[.C322]/[.D322]*100" office:value-type="float" office:value="0.910051392970788" calcext:value-type="float">
            <text:p>0.910051392970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Applicative.Lift</text:p>
          </table:table-cell>
          <table:table-cell office:value-type="float" office:value="1.748" calcext:value-type="float">
            <text:p>1.748</text:p>
          </table:table-cell>
          <table:table-cell office:value-type="float" office:value="271.709" calcext:value-type="float">
            <text:p>271.709</text:p>
          </table:table-cell>
          <table:table-cell table:formula="of:=[.C323]/[.D323]*100" office:value-type="float" office:value="0.643335333021726" calcext:value-type="float">
            <text:p>0.6433353330217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RWS.Lazy</text:p>
          </table:table-cell>
          <table:table-cell office:value-type="float" office:value="5.627" calcext:value-type="float">
            <text:p>5.627</text:p>
          </table:table-cell>
          <table:table-cell office:value-type="float" office:value="244.594" calcext:value-type="float">
            <text:p>244.594</text:p>
          </table:table-cell>
          <table:table-cell table:formula="of:=[.C324]/[.D324]*100" office:value-type="float" office:value="2.3005470289541" calcext:value-type="float">
            <text:p>2.30054702895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Functor.Reverse</text:p>
          </table:table-cell>
          <table:table-cell office:value-type="float" office:value="1.752" calcext:value-type="float">
            <text:p>1.752</text:p>
          </table:table-cell>
          <table:table-cell office:value-type="float" office:value="243.407" calcext:value-type="float">
            <text:p>243.407</text:p>
          </table:table-cell>
          <table:table-cell table:formula="of:=[.C325]/[.D325]*100" office:value-type="float" office:value="0.719782093366255" calcext:value-type="float">
            <text:p>0.719782093366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RWS.Strict</text:p>
          </table:table-cell>
          <table:table-cell office:value-type="float" office:value="5.03" calcext:value-type="float">
            <text:p>5.03</text:p>
          </table:table-cell>
          <table:table-cell office:value-type="float" office:value="223.871" calcext:value-type="float">
            <text:p>223.871</text:p>
          </table:table-cell>
          <table:table-cell table:formula="of:=[.C326]/[.D326]*100" office:value-type="float" office:value="2.24682964743089" calcext:value-type="float">
            <text:p>2.24682964743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RWS.CPS</text:p>
          </table:table-cell>
          <table:table-cell office:value-type="float" office:value="6.179" calcext:value-type="float">
            <text:p>6.179</text:p>
          </table:table-cell>
          <table:table-cell office:value-type="float" office:value="223.56" calcext:value-type="float">
            <text:p>223.56</text:p>
          </table:table-cell>
          <table:table-cell table:formula="of:=[.C327]/[.D327]*100" office:value-type="float" office:value="2.76391125424942" calcext:value-type="float">
            <text:p>2.763911254249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State.Strict</text:p>
          </table:table-cell>
          <table:table-cell office:value-type="float" office:value="4.293" calcext:value-type="float">
            <text:p>4.293</text:p>
          </table:table-cell>
          <table:table-cell office:value-type="float" office:value="215.943" calcext:value-type="float">
            <text:p>215.943</text:p>
          </table:table-cell>
          <table:table-cell table:formula="of:=[.C328]/[.D328]*100" office:value-type="float" office:value="1.98802461760742" calcext:value-type="float">
            <text:p>1.988024617607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Accum</text:p>
          </table:table-cell>
          <table:table-cell office:value-type="float" office:value="4.032" calcext:value-type="float">
            <text:p>4.032</text:p>
          </table:table-cell>
          <table:table-cell office:value-type="float" office:value="187.746" calcext:value-type="float">
            <text:p>187.746</text:p>
          </table:table-cell>
          <table:table-cell table:formula="of:=[.C329]/[.D329]*100" office:value-type="float" office:value="2.14758237192803" calcext:value-type="float">
            <text:p>2.147582371928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State.Lazy</text:p>
          </table:table-cell>
          <table:table-cell office:value-type="float" office:value="4.723" calcext:value-type="float">
            <text:p>4.723</text:p>
          </table:table-cell>
          <table:table-cell office:value-type="float" office:value="161.632" calcext:value-type="float">
            <text:p>161.632</text:p>
          </table:table-cell>
          <table:table-cell table:formula="of:=[.C330]/[.D330]*100" office:value-type="float" office:value="2.92206988715106" calcext:value-type="float">
            <text:p>2.92206988715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Writer.CPS</text:p>
          </table:table-cell>
          <table:table-cell office:value-type="float" office:value="3.195" calcext:value-type="float">
            <text:p>3.195</text:p>
          </table:table-cell>
          <table:table-cell office:value-type="float" office:value="161.045" calcext:value-type="float">
            <text:p>161.045</text:p>
          </table:table-cell>
          <table:table-cell table:formula="of:=[.C331]/[.D331]*100" office:value-type="float" office:value="1.98391753857617" calcext:value-type="float">
            <text:p>1.983917538576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Reader</text:p>
          </table:table-cell>
          <table:table-cell office:value-type="float" office:value="2.719" calcext:value-type="float">
            <text:p>2.719</text:p>
          </table:table-cell>
          <table:table-cell office:value-type="float" office:value="137.54" calcext:value-type="float">
            <text:p>137.54</text:p>
          </table:table-cell>
          <table:table-cell table:formula="of:=[.C332]/[.D332]*100" office:value-type="float" office:value="1.97687945324996" calcext:value-type="float">
            <text:p>1.976879453249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Select</text:p>
          </table:table-cell>
          <table:table-cell office:value-type="float" office:value="3.555" calcext:value-type="float">
            <text:p>3.555</text:p>
          </table:table-cell>
          <table:table-cell office:value-type="float" office:value="118.154" calcext:value-type="float">
            <text:p>118.154</text:p>
          </table:table-cell>
          <table:table-cell table:formula="of:=[.C333]/[.D333]*100" office:value-type="float" office:value="3.00878514481101" calcext:value-type="float">
            <text:p>3.00878514481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Cont</text:p>
          </table:table-cell>
          <table:table-cell office:value-type="float" office:value="2.639" calcext:value-type="float">
            <text:p>2.639</text:p>
          </table:table-cell>
          <table:table-cell office:value-type="float" office:value="75.382" calcext:value-type="float">
            <text:p>75.382</text:p>
          </table:table-cell>
          <table:table-cell table:formula="of:=[.C334]/[.D334]*100" office:value-type="float" office:value="3.50083574328089" calcext:value-type="float">
            <text:p>3.50083574328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Class</text:p>
          </table:table-cell>
          <table:table-cell office:value-type="float" office:value="1.273" calcext:value-type="float">
            <text:p>1.273</text:p>
          </table:table-cell>
          <table:table-cell office:value-type="float" office:value="7.23" calcext:value-type="float">
            <text:p>7.23</text:p>
          </table:table-cell>
          <table:table-cell table:formula="of:=[.C335]/[.D335]*100" office:value-type="float" office:value="17.6071922544952" calcext:value-type="float">
            <text:p>17.60719225449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RWS</text:p>
          </table:table-cell>
          <table:table-cell office:value-type="float" office:value="0.806" calcext:value-type="float">
            <text:p>0.806</text:p>
          </table:table-cell>
          <table:table-cell office:value-type="float" office:value="3.232" calcext:value-type="float">
            <text:p>3.232</text:p>
          </table:table-cell>
          <table:table-cell table:formula="of:=[.C336]/[.D336]*100" office:value-type="float" office:value="24.9381188118812" calcext:value-type="float">
            <text:p>24.9381188118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Signatures</text:p>
          </table:table-cell>
          <table:table-cell office:value-type="float" office:value="0.722" calcext:value-type="float">
            <text:p>0.722</text:p>
          </table:table-cell>
          <table:table-cell office:value-type="float" office:value="2.926" calcext:value-type="float">
            <text:p>2.926</text:p>
          </table:table-cell>
          <table:table-cell table:formula="of:=[.C337]/[.D337]*100" office:value-type="float" office:value="24.6753246753247" calcext:value-type="float">
            <text:p>24.6753246753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Writer</text:p>
          </table:table-cell>
          <table:table-cell office:value-type="float" office:value="0.69" calcext:value-type="float">
            <text:p>0.69</text:p>
          </table:table-cell>
          <table:table-cell office:value-type="float" office:value="2.862" calcext:value-type="float">
            <text:p>2.862</text:p>
          </table:table-cell>
          <table:table-cell table:formula="of:=[.C338]/[.D338]*100" office:value-type="float" office:value="24.1090146750524" calcext:value-type="float">
            <text:p>24.1090146750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.Monad.Trans.State</text:p>
          </table:table-cell>
          <table:table-cell office:value-type="float" office:value="0.648" calcext:value-type="float">
            <text:p>0.648</text:p>
          </table:table-cell>
          <table:table-cell office:value-type="float" office:value="2.833" calcext:value-type="float">
            <text:p>2.833</text:p>
          </table:table-cell>
          <table:table-cell table:formula="of:=[.C339]/[.D339]*100" office:value-type="float" office:value="22.8732792093187" calcext:value-type="float">
            <text:p>22.8732792093187</text:p>
          </table:table-cell>
          <table:table-cell/>
        </table:table-row>
        <table:table-row table:style-name="ro1">
          <table:table-cell office:value-type="string" calcext:value-type="string">
            <text:p>unordered-containers</text:p>
          </table:table-cell>
          <table:table-cell office:value-type="string" calcext:value-type="string">
            <text:p>Data.HashMap.Internal</text:p>
          </table:table-cell>
          <table:table-cell office:value-type="float" office:value="34.742" calcext:value-type="float">
            <text:p>34.742</text:p>
          </table:table-cell>
          <table:table-cell office:value-type="float" office:value="7646.359" calcext:value-type="float">
            <text:p>7646.359</text:p>
          </table:table-cell>
          <table:table-cell table:formula="of:=[.C340]/[.D340]*100" office:value-type="float" office:value="0.454360042472502" calcext:value-type="float">
            <text:p>0.4543600424725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Map.Internal.Strict</text:p>
          </table:table-cell>
          <table:table-cell office:value-type="float" office:value="8.788" calcext:value-type="float">
            <text:p>8.788</text:p>
          </table:table-cell>
          <table:table-cell office:value-type="float" office:value="2216.9" calcext:value-type="float">
            <text:p>2216.9</text:p>
          </table:table-cell>
          <table:table-cell table:formula="of:=[.C341]/[.D341]*100" office:value-type="float" office:value="0.396409400514232" calcext:value-type="float">
            <text:p>0.396409400514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Set.Internal</text:p>
          </table:table-cell>
          <table:table-cell office:value-type="float" office:value="3.532" calcext:value-type="float">
            <text:p>3.532</text:p>
          </table:table-cell>
          <table:table-cell office:value-type="float" office:value="752.246" calcext:value-type="float">
            <text:p>752.246</text:p>
          </table:table-cell>
          <table:table-cell table:formula="of:=[.C342]/[.D342]*100" office:value-type="float" office:value="0.469527255711563" calcext:value-type="float">
            <text:p>0.4695272557115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Map.Internal.Array</text:p>
          </table:table-cell>
          <table:table-cell office:value-type="float" office:value="6.821" calcext:value-type="float">
            <text:p>6.821</text:p>
          </table:table-cell>
          <table:table-cell office:value-type="float" office:value="516.501" calcext:value-type="float">
            <text:p>516.501</text:p>
          </table:table-cell>
          <table:table-cell table:formula="of:=[.C343]/[.D343]*100" office:value-type="float" office:value="1.32061699783737" calcext:value-type="float">
            <text:p>1.32061699783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Map.Internal.Debug</text:p>
          </table:table-cell>
          <table:table-cell office:value-type="float" office:value="1.703" calcext:value-type="float">
            <text:p>1.703</text:p>
          </table:table-cell>
          <table:table-cell office:value-type="float" office:value="229.404" calcext:value-type="float">
            <text:p>229.404</text:p>
          </table:table-cell>
          <table:table-cell table:formula="of:=[.C344]/[.D344]*100" office:value-type="float" office:value="0.742358459311956" calcext:value-type="float">
            <text:p>0.7423584593119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Map.Internal.List</text:p>
          </table:table-cell>
          <table:table-cell office:value-type="float" office:value="2.21" calcext:value-type="float">
            <text:p>2.21</text:p>
          </table:table-cell>
          <table:table-cell office:value-type="float" office:value="55.813" calcext:value-type="float">
            <text:p>55.813</text:p>
          </table:table-cell>
          <table:table-cell table:formula="of:=[.C345]/[.D345]*100" office:value-type="float" office:value="3.95965097737086" calcext:value-type="float">
            <text:p>3.959650977370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Map.Lazy</text:p>
          </table:table-cell>
          <table:table-cell office:value-type="float" office:value="1.175" calcext:value-type="float">
            <text:p>1.175</text:p>
          </table:table-cell>
          <table:table-cell office:value-type="float" office:value="3.323" calcext:value-type="float">
            <text:p>3.323</text:p>
          </table:table-cell>
          <table:table-cell table:formula="of:=[.C346]/[.D346]*100" office:value-type="float" office:value="35.3596148058983" calcext:value-type="float">
            <text:p>35.35961480589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Set</text:p>
          </table:table-cell>
          <table:table-cell office:value-type="float" office:value="0.739" calcext:value-type="float">
            <text:p>0.739</text:p>
          </table:table-cell>
          <table:table-cell office:value-type="float" office:value="2.943" calcext:value-type="float">
            <text:p>2.943</text:p>
          </table:table-cell>
          <table:table-cell table:formula="of:=[.C347]/[.D347]*100" office:value-type="float" office:value="25.1104315324499" calcext:value-type="float">
            <text:p>25.11043153244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HashMap.Strict</text:p>
          </table:table-cell>
          <table:table-cell office:value-type="float" office:value="0.413" calcext:value-type="float">
            <text:p>0.413</text:p>
          </table:table-cell>
          <table:table-cell office:value-type="float" office:value="2.56" calcext:value-type="float">
            <text:p>2.56</text:p>
          </table:table-cell>
          <table:table-cell table:formula="of:=[.C348]/[.D348]*100" office:value-type="float" office:value="16.1328125" calcext:value-type="float">
            <text:p>16.1328125</text:p>
          </table:table-cell>
          <table:table-cell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Data.Vector.Generic</text:p>
          </table:table-cell>
          <table:table-cell office:value-type="float" office:value="33.114" calcext:value-type="float">
            <text:p>33.114</text:p>
          </table:table-cell>
          <table:table-cell office:value-type="float" office:value="9927.937" calcext:value-type="float">
            <text:p>9927.937</text:p>
          </table:table-cell>
          <table:table-cell table:formula="of:=[.C349]/[.D349]*100" office:value-type="float" office:value="0.333543615355335" calcext:value-type="float">
            <text:p>0.3335436153553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</text:p>
          </table:table-cell>
          <table:table-cell office:value-type="float" office:value="20.042" calcext:value-type="float">
            <text:p>20.042</text:p>
          </table:table-cell>
          <table:table-cell office:value-type="float" office:value="9271.747" calcext:value-type="float">
            <text:p>9271.747</text:p>
          </table:table-cell>
          <table:table-cell table:formula="of:=[.C350]/[.D350]*100" office:value-type="float" office:value="0.216162067407577" calcext:value-type="float">
            <text:p>0.2161620674075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Storable</text:p>
          </table:table-cell>
          <table:table-cell office:value-type="float" office:value="21.292" calcext:value-type="float">
            <text:p>21.292</text:p>
          </table:table-cell>
          <table:table-cell office:value-type="float" office:value="8677.97" calcext:value-type="float">
            <text:p>8677.97</text:p>
          </table:table-cell>
          <table:table-cell table:formula="of:=[.C351]/[.D351]*100" office:value-type="float" office:value="0.245356921031071" calcext:value-type="float">
            <text:p>0.2453569210310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Unboxed</text:p>
          </table:table-cell>
          <table:table-cell office:value-type="float" office:value="23.051" calcext:value-type="float">
            <text:p>23.051</text:p>
          </table:table-cell>
          <table:table-cell office:value-type="float" office:value="8010.793" calcext:value-type="float">
            <text:p>8010.793</text:p>
          </table:table-cell>
          <table:table-cell table:formula="of:=[.C352]/[.D352]*100" office:value-type="float" office:value="0.287749290238807" calcext:value-type="float">
            <text:p>0.2877492902388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Primitive</text:p>
          </table:table-cell>
          <table:table-cell office:value-type="float" office:value="20.39" calcext:value-type="float">
            <text:p>20.39</text:p>
          </table:table-cell>
          <table:table-cell office:value-type="float" office:value="6887.996" calcext:value-type="float">
            <text:p>6887.996</text:p>
          </table:table-cell>
          <table:table-cell table:formula="of:=[.C353]/[.D353]*100" office:value-type="float" office:value="0.296022239269593" calcext:value-type="float">
            <text:p>0.296022239269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Fusion.Bundle.Monadic</text:p>
          </table:table-cell>
          <table:table-cell office:value-type="float" office:value="19.617" calcext:value-type="float">
            <text:p>19.617</text:p>
          </table:table-cell>
          <table:table-cell office:value-type="float" office:value="6798.333" calcext:value-type="float">
            <text:p>6798.333</text:p>
          </table:table-cell>
          <table:table-cell table:formula="of:=[.C354]/[.D354]*100" office:value-type="float" office:value="0.288556032780389" calcext:value-type="float">
            <text:p>0.288556032780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Unboxed.Base</text:p>
          </table:table-cell>
          <table:table-cell office:value-type="float" office:value="52.287" calcext:value-type="float">
            <text:p>52.287</text:p>
          </table:table-cell>
          <table:table-cell office:value-type="float" office:value="6440.585" calcext:value-type="float">
            <text:p>6440.585</text:p>
          </table:table-cell>
          <table:table-cell table:formula="of:=[.C355]/[.D355]*100" office:value-type="float" office:value="0.811836191898717" calcext:value-type="float">
            <text:p>0.8118361918987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Fusion.Bundle</text:p>
          </table:table-cell>
          <table:table-cell office:value-type="float" office:value="10.049" calcext:value-type="float">
            <text:p>10.049</text:p>
          </table:table-cell>
          <table:table-cell office:value-type="float" office:value="3955.634" calcext:value-type="float">
            <text:p>3955.634</text:p>
          </table:table-cell>
          <table:table-cell table:formula="of:=[.C356]/[.D356]*100" office:value-type="float" office:value="0.254042714770881" calcext:value-type="float">
            <text:p>0.2540427147708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Generic.Mutable</text:p>
          </table:table-cell>
          <table:table-cell office:value-type="float" office:value="14.1" calcext:value-type="float">
            <text:p>14.1</text:p>
          </table:table-cell>
          <table:table-cell office:value-type="float" office:value="3169.884" calcext:value-type="float">
            <text:p>3169.884</text:p>
          </table:table-cell>
          <table:table-cell table:formula="of:=[.C357]/[.D357]*100" office:value-type="float" office:value="0.444811229685377" calcext:value-type="float">
            <text:p>0.4448112296853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Storable.Mutable</text:p>
          </table:table-cell>
          <table:table-cell office:value-type="float" office:value="8.186" calcext:value-type="float">
            <text:p>8.186</text:p>
          </table:table-cell>
          <table:table-cell office:value-type="float" office:value="1835.64" calcext:value-type="float">
            <text:p>1835.64</text:p>
          </table:table-cell>
          <table:table-cell table:formula="of:=[.C358]/[.D358]*100" office:value-type="float" office:value="0.445948007234534" calcext:value-type="float">
            <text:p>0.4459480072345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Primitive.Mutable</text:p>
          </table:table-cell>
          <table:table-cell office:value-type="float" office:value="6.178" calcext:value-type="float">
            <text:p>6.178</text:p>
          </table:table-cell>
          <table:table-cell office:value-type="float" office:value="1147.819" calcext:value-type="float">
            <text:p>1147.819</text:p>
          </table:table-cell>
          <table:table-cell table:formula="of:=[.C359]/[.D359]*100" office:value-type="float" office:value="0.538238171697803" calcext:value-type="float">
            <text:p>0.5382381716978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Mutable</text:p>
          </table:table-cell>
          <table:table-cell office:value-type="float" office:value="8.439" calcext:value-type="float">
            <text:p>8.439</text:p>
          </table:table-cell>
          <table:table-cell office:value-type="float" office:value="1066.073" calcext:value-type="float">
            <text:p>1066.073</text:p>
          </table:table-cell>
          <table:table-cell table:formula="of:=[.C360]/[.D360]*100" office:value-type="float" office:value="0.79159682310686" calcext:value-type="float">
            <text:p>0.791596823106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Unboxed.Mutable</text:p>
          </table:table-cell>
          <table:table-cell office:value-type="float" office:value="6.025" calcext:value-type="float">
            <text:p>6.025</text:p>
          </table:table-cell>
          <table:table-cell office:value-type="float" office:value="919.566" calcext:value-type="float">
            <text:p>919.566</text:p>
          </table:table-cell>
          <table:table-cell table:formula="of:=[.C361]/[.D361]*100" office:value-type="float" office:value="0.655200388009126" calcext:value-type="float">
            <text:p>0.6552003880091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Generic.New</text:p>
          </table:table-cell>
          <table:table-cell office:value-type="float" office:value="2.109" calcext:value-type="float">
            <text:p>2.109</text:p>
          </table:table-cell>
          <table:table-cell office:value-type="float" office:value="401.856" calcext:value-type="float">
            <text:p>401.856</text:p>
          </table:table-cell>
          <table:table-cell table:formula="of:=[.C362]/[.D362]*100" office:value-type="float" office:value="0.52481485905399" calcext:value-type="float">
            <text:p>0.524814859053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Internal.Check</text:p>
          </table:table-cell>
          <table:table-cell office:value-type="float" office:value="2.325" calcext:value-type="float">
            <text:p>2.325</text:p>
          </table:table-cell>
          <table:table-cell office:value-type="float" office:value="137.993" calcext:value-type="float">
            <text:p>137.993</text:p>
          </table:table-cell>
          <table:table-cell table:formula="of:=[.C363]/[.D363]*100" office:value-type="float" office:value="1.6848680730182" calcext:value-type="float">
            <text:p>1.6848680730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Fusion.Bundle.Size</text:p>
          </table:table-cell>
          <table:table-cell office:value-type="float" office:value="1.742" calcext:value-type="float">
            <text:p>1.742</text:p>
          </table:table-cell>
          <table:table-cell office:value-type="float" office:value="111.031" calcext:value-type="float">
            <text:p>111.031</text:p>
          </table:table-cell>
          <table:table-cell table:formula="of:=[.C364]/[.D364]*100" office:value-type="float" office:value="1.56893119939476" calcext:value-type="float">
            <text:p>1.56893119939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Generic.Mutable.Base</text:p>
          </table:table-cell>
          <table:table-cell office:value-type="float" office:value="2.281" calcext:value-type="float">
            <text:p>2.281</text:p>
          </table:table-cell>
          <table:table-cell office:value-type="float" office:value="59.78" calcext:value-type="float">
            <text:p>59.78</text:p>
          </table:table-cell>
          <table:table-cell table:formula="of:=[.C365]/[.D365]*100" office:value-type="float" office:value="3.81565741050519" calcext:value-type="float">
            <text:p>3.815657410505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Generic.Base</text:p>
          </table:table-cell>
          <table:table-cell office:value-type="float" office:value="1.148" calcext:value-type="float">
            <text:p>1.148</text:p>
          </table:table-cell>
          <table:table-cell office:value-type="float" office:value="23.937" calcext:value-type="float">
            <text:p>23.937</text:p>
          </table:table-cell>
          <table:table-cell table:formula="of:=[.C366]/[.D366]*100" office:value-type="float" office:value="4.79592263023771" calcext:value-type="float">
            <text:p>4.795922630237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Fusion.Util</text:p>
          </table:table-cell>
          <table:table-cell office:value-type="float" office:value="0.699" calcext:value-type="float">
            <text:p>0.699</text:p>
          </table:table-cell>
          <table:table-cell office:value-type="float" office:value="18.879" calcext:value-type="float">
            <text:p>18.879</text:p>
          </table:table-cell>
          <table:table-cell table:formula="of:=[.C367]/[.D367]*100" office:value-type="float" office:value="3.70252661687589" calcext:value-type="float">
            <text:p>3.702526616875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Fusion.Stream.Monadic</text:p>
          </table:table-cell>
          <table:table-cell office:value-type="float" office:value="0.077" calcext:value-type="float">
            <text:p>0.077</text:p>
          </table:table-cell>
          <table:table-cell office:value-type="float" office:value="17.159" calcext:value-type="float">
            <text:p>17.159</text:p>
          </table:table-cell>
          <table:table-cell table:formula="of:=[.C368]/[.D368]*100" office:value-type="float" office:value="0.448744099306486" calcext:value-type="float">
            <text:p>0.4487440993064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.Vector.Storable.Internal</text:p>
          </table:table-cell>
          <table:table-cell office:value-type="float" office:value="0.968" calcext:value-type="float">
            <text:p>0.968</text:p>
          </table:table-cell>
          <table:table-cell office:value-type="float" office:value="9.215" calcext:value-type="float">
            <text:p>9.215</text:p>
          </table:table-cell>
          <table:table-cell table:formula="of:=[.C369]/[.D369]*100" office:value-type="float" office:value="10.5046120455779" calcext:value-type="float">
            <text:p>10.504612045577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2:.C369])" office:value-type="float" office:value="1791.261" calcext:value-type="float">
            <text:p>1791.261</text:p>
          </table:table-cell>
          <table:table-cell table:formula="of:=SUM([.D2:.D369])" office:value-type="float" office:value="297234.334" calcext:value-type="float">
            <text:p>297234.334</text:p>
          </table:table-cell>
          <table:table-cell table:formula="of:=AVERAGE([.E2:.E369])" office:value-type="float" office:value="4.96601989480376" calcext:value-type="float">
            <text:p>4.9660198948037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3"/>
          <table:table-cell table:formula="of:=[.C371]/[.D371]*100" office:value-type="float" office:value="0.602642694702961" calcext:value-type="float">
            <text:p>0.602642694702961</text:p>
          </table:table-cell>
          <table:table-cell table:formula="of:=GEOMEAN([.E2:.E369])" office:value-type="float" office:value="1.86395812220611" calcext:value-type="float">
            <text:p>1.86395812220611</text:p>
          </table:table-cell>
          <table:table-cell office:value-type="string" calcext:value-type="string">
            <text:p>Geomean</text:p>
          </table:table-cell>
        </table:table-row>
      </table:table>
      <table:table table:name="aeson-2.2.2.0" table:style-name="ta1">
        <office:forms form:automatic-focus="false" form:apply-design-mode="false"/>
        <table:shapes>
          <draw:frame draw:z-index="0" draw:style-name="gr1" draw:text-style-name="P1" svg:width="6.2992in" svg:height="3.5449in" svg:x="26.4453in" svg:y="6.0965in">
            <draw:object draw:notify-on-update-of-ranges="'aeson-2.2.2.0'.AA2:'aeson-2.2.2.0'.AA33 'aeson-2.2.2.0'.AC2:'aeson-2.2.2.0'.AC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3.2811in" svg:y="6.8579in">
            <draw:object draw:notify-on-update-of-ranges="'aeson-2.2.2.0'.AA1:'aeson-2.2.2.0'.AA1 'aeson-2.2.2.0'.AA2:'aeson-2.2.2.0'.AA33 'aeson-2.2.2.0'.AB1:'aeson-2.2.2.0'.AB1 'aeson-2.2.2.0'.AB2:'aeson-2.2.2.0'.A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Aeson.Types.ToJSON</text:p>
          </table:table-cell>
          <table:table-cell office:value-type="float" office:value="11118.552" calcext:value-type="float">
            <text:p>11118.552</text:p>
          </table:table-cell>
          <table:table-cell office:value-type="float" office:value="4096.721" calcext:value-type="float">
            <text:p>4096.721</text:p>
          </table:table-cell>
          <table:table-cell office:value-type="float" office:value="881.721" calcext:value-type="float">
            <text:p>881.721</text:p>
          </table:table-cell>
          <table:table-cell office:value-type="float" office:value="239.937" calcext:value-type="float">
            <text:p>239.937</text:p>
          </table:table-cell>
          <table:table-cell office:value-type="float" office:value="500.123" calcext:value-type="float">
            <text:p>500.123</text:p>
          </table:table-cell>
          <table:table-cell office:value-type="float" office:value="357.195" calcext:value-type="float">
            <text:p>357.195</text:p>
          </table:table-cell>
          <table:table-cell office:value-type="float" office:value="158.315" calcext:value-type="float">
            <text:p>158.315</text:p>
          </table:table-cell>
          <table:table-cell office:value-type="float" office:value="163.476" calcext:value-type="float">
            <text:p>163.476</text:p>
          </table:table-cell>
          <table:table-cell office:value-type="float" office:value="197.045" calcext:value-type="float">
            <text:p>197.045</text:p>
          </table:table-cell>
          <table:table-cell office:value-type="float" office:value="60.471" calcext:value-type="float">
            <text:p>60.471</text:p>
          </table:table-cell>
          <table:table-cell office:value-type="float" office:value="23.29" calcext:value-type="float">
            <text:p>23.29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61.334" calcext:value-type="float">
            <text:p>61.334</text:p>
          </table:table-cell>
          <table:table-cell office:value-type="float" office:value="38.063" calcext:value-type="float">
            <text:p>38.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:.Y2])" office:value-type="float" office:value="17919.565" calcext:value-type="float">
            <text:p>17919.565</text:p>
          </table:table-cell>
          <table:table-cell office:value-type="float" office:value="23.29" calcext:value-type="float">
            <text:p>23.29</text:p>
          </table:table-cell>
          <table:table-cell table:formula="of:=[.L2]/[.AA2] * 100" office:value-type="float" office:value="0.129969672812928" calcext:value-type="float">
            <text:p>0.129969672812928</text:p>
          </table:table-cell>
          <table:table-cell/>
        </table:table-row>
        <table:table-row table:style-name="ro1">
          <table:table-cell office:value-type="string" calcext:value-type="string">
            <text:p>Data.Aeson.Types.FromJSON</text:p>
          </table:table-cell>
          <table:table-cell office:value-type="float" office:value="8648.757" calcext:value-type="float">
            <text:p>8648.757</text:p>
          </table:table-cell>
          <table:table-cell office:value-type="float" office:value="2904.435" calcext:value-type="float">
            <text:p>2904.435</text:p>
          </table:table-cell>
          <table:table-cell office:value-type="float" office:value="401.503" calcext:value-type="float">
            <text:p>401.503</text:p>
          </table:table-cell>
          <table:table-cell office:value-type="float" office:value="416.779" calcext:value-type="float">
            <text:p>416.779</text:p>
          </table:table-cell>
          <table:table-cell office:value-type="float" office:value="266.414" calcext:value-type="float">
            <text:p>266.414</text:p>
          </table:table-cell>
          <table:table-cell office:value-type="float" office:value="205.825" calcext:value-type="float">
            <text:p>205.825</text:p>
          </table:table-cell>
          <table:table-cell office:value-type="float" office:value="147.355" calcext:value-type="float">
            <text:p>147.355</text:p>
          </table:table-cell>
          <table:table-cell office:value-type="float" office:value="115.963" calcext:value-type="float">
            <text:p>115.963</text:p>
          </table:table-cell>
          <table:table-cell office:value-type="float" office:value="79.443" calcext:value-type="float">
            <text:p>79.443</text:p>
          </table:table-cell>
          <table:table-cell office:value-type="float" office:value="50.521" calcext:value-type="float">
            <text:p>50.521</text:p>
          </table:table-cell>
          <table:table-cell office:value-type="float" office:value="47.287" calcext:value-type="float">
            <text:p>47.287</text:p>
          </table:table-cell>
          <table:table-cell office:value-type="float" office:value="23.363" calcext:value-type="float">
            <text:p>23.363</text:p>
          </table:table-cell>
          <table:table-cell office:value-type="float" office:value="0" calcext:value-type="float">
            <text:p>0</text:p>
          </table:table-cell>
          <table:table-cell office:value-type="float" office:value="30.708" calcext:value-type="float">
            <text:p>30.708</text:p>
          </table:table-cell>
          <table:table-cell office:value-type="float" office:value="16.657" calcext:value-type="float">
            <text:p>16.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Y3])" office:value-type="float" office:value="13355.074" calcext:value-type="float">
            <text:p>13355.074</text:p>
          </table:table-cell>
          <table:table-cell office:value-type="float" office:value="47.287" calcext:value-type="float">
            <text:p>47.287</text:p>
          </table:table-cell>
          <table:table-cell table:formula="of:=[.L3]/[.AA3] * 100" office:value-type="float" office:value="0.354075162743389" calcext:value-type="float">
            <text:p>0.354075162743389</text:p>
          </table:table-cell>
          <table:table-cell/>
        </table:table-row>
        <table:table-row table:style-name="ro1">
          <table:table-cell office:value-type="string" calcext:value-type="string">
            <text:p>Data.Aeson.TH</text:p>
          </table:table-cell>
          <table:table-cell office:value-type="float" office:value="1588.704" calcext:value-type="float">
            <text:p>1588.704</text:p>
          </table:table-cell>
          <table:table-cell office:value-type="float" office:value="1225.251" calcext:value-type="float">
            <text:p>1225.251</text:p>
          </table:table-cell>
          <table:table-cell office:value-type="float" office:value="79.447" calcext:value-type="float">
            <text:p>79.447</text:p>
          </table:table-cell>
          <table:table-cell office:value-type="float" office:value="85.505" calcext:value-type="float">
            <text:p>85.505</text:p>
          </table:table-cell>
          <table:table-cell office:value-type="float" office:value="70.251" calcext:value-type="float">
            <text:p>70.251</text:p>
          </table:table-cell>
          <table:table-cell office:value-type="float" office:value="48.109" calcext:value-type="float">
            <text:p>48.109</text:p>
          </table:table-cell>
          <table:table-cell office:value-type="float" office:value="36.703" calcext:value-type="float">
            <text:p>36.703</text:p>
          </table:table-cell>
          <table:table-cell office:value-type="float" office:value="17.018" calcext:value-type="float">
            <text:p>17.018</text:p>
          </table:table-cell>
          <table:table-cell office:value-type="float" office:value="19.224" calcext:value-type="float">
            <text:p>19.224</text:p>
          </table:table-cell>
          <table:table-cell office:value-type="float" office:value="14.452" calcext:value-type="float">
            <text:p>14.452</text:p>
          </table:table-cell>
          <table:table-cell office:value-type="float" office:value="15.653" calcext:value-type="float">
            <text:p>15.653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6.735" calcext:value-type="float">
            <text:p>6.735</text:p>
          </table:table-cell>
          <table:table-cell office:value-type="float" office:value="4.671" calcext:value-type="float">
            <text:p>4.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:.Y4])" office:value-type="float" office:value="3220.983" calcext:value-type="float">
            <text:p>3220.983</text:p>
          </table:table-cell>
          <table:table-cell office:value-type="float" office:value="15.653" calcext:value-type="float">
            <text:p>15.653</text:p>
          </table:table-cell>
          <table:table-cell table:formula="of:=[.L4]/[.AA4] * 100" office:value-type="float" office:value="0.485969655847299" calcext:value-type="float">
            <text:p>0.485969655847299</text:p>
          </table:table-cell>
          <table:table-cell/>
        </table:table-row>
        <table:table-row table:style-name="ro1">
          <table:table-cell office:value-type="string" calcext:value-type="string">
            <text:p>Data.Aeson.Types.Internal</text:p>
          </table:table-cell>
          <table:table-cell office:value-type="float" office:value="1159.675" calcext:value-type="float">
            <text:p>1159.675</text:p>
          </table:table-cell>
          <table:table-cell office:value-type="float" office:value="576.836" calcext:value-type="float">
            <text:p>576.836</text:p>
          </table:table-cell>
          <table:table-cell office:value-type="float" office:value="47.116" calcext:value-type="float">
            <text:p>47.116</text:p>
          </table:table-cell>
          <table:table-cell office:value-type="float" office:value="86.978" calcext:value-type="float">
            <text:p>86.978</text:p>
          </table:table-cell>
          <table:table-cell office:value-type="float" office:value="28.966" calcext:value-type="float">
            <text:p>28.966</text:p>
          </table:table-cell>
          <table:table-cell office:value-type="float" office:value="31.324" calcext:value-type="float">
            <text:p>31.324</text:p>
          </table:table-cell>
          <table:table-cell office:value-type="float" office:value="31.634" calcext:value-type="float">
            <text:p>31.634</text:p>
          </table:table-cell>
          <table:table-cell office:value-type="float" office:value="18.792" calcext:value-type="float">
            <text:p>18.792</text:p>
          </table:table-cell>
          <table:table-cell office:value-type="float" office:value="8.572" calcext:value-type="float">
            <text:p>8.572</text:p>
          </table:table-cell>
          <table:table-cell office:value-type="float" office:value="21.028" calcext:value-type="float">
            <text:p>21.028</text:p>
          </table:table-cell>
          <table:table-cell office:value-type="float" office:value="10.719" calcext:value-type="float">
            <text:p>10.719</text:p>
          </table:table-cell>
          <table:table-cell office:value-type="float" office:value="20.144" calcext:value-type="float">
            <text:p>20.144</text:p>
          </table:table-cell>
          <table:table-cell office:value-type="float" office:value="0" calcext:value-type="float">
            <text:p>0</text:p>
          </table:table-cell>
          <table:table-cell office:value-type="float" office:value="5.045" calcext:value-type="float">
            <text:p>5.045</text:p>
          </table:table-cell>
          <table:table-cell office:value-type="float" office:value="2.396" calcext:value-type="float">
            <text:p>2.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:.Y5])" office:value-type="float" office:value="2049.297" calcext:value-type="float">
            <text:p>2049.297</text:p>
          </table:table-cell>
          <table:table-cell office:value-type="float" office:value="10.719" calcext:value-type="float">
            <text:p>10.719</text:p>
          </table:table-cell>
          <table:table-cell table:formula="of:=[.L5]/[.AA5] * 100" office:value-type="float" office:value="0.52305741920278" calcext:value-type="float">
            <text:p>0.52305741920278</text:p>
          </table:table-cell>
          <table:table-cell/>
        </table:table-row>
        <table:table-row table:style-name="ro1">
          <table:table-cell office:value-type="string" calcext:value-type="string">
            <text:p>Data.Aeson.KeyMap</text:p>
          </table:table-cell>
          <table:table-cell office:value-type="float" office:value="553.724" calcext:value-type="float">
            <text:p>553.724</text:p>
          </table:table-cell>
          <table:table-cell office:value-type="float" office:value="404.992" calcext:value-type="float">
            <text:p>404.992</text:p>
          </table:table-cell>
          <table:table-cell office:value-type="float" office:value="35.756" calcext:value-type="float">
            <text:p>35.756</text:p>
          </table:table-cell>
          <table:table-cell office:value-type="float" office:value="67.893" calcext:value-type="float">
            <text:p>67.893</text:p>
          </table:table-cell>
          <table:table-cell office:value-type="float" office:value="27.516" calcext:value-type="float">
            <text:p>27.516</text:p>
          </table:table-cell>
          <table:table-cell office:value-type="float" office:value="20.821" calcext:value-type="float">
            <text:p>20.821</text:p>
          </table:table-cell>
          <table:table-cell office:value-type="float" office:value="27.812" calcext:value-type="float">
            <text:p>27.812</text:p>
          </table:table-cell>
          <table:table-cell office:value-type="float" office:value="15.93" calcext:value-type="float">
            <text:p>15.93</text:p>
          </table:table-cell>
          <table:table-cell office:value-type="float" office:value="6.203" calcext:value-type="float">
            <text:p>6.203</text:p>
          </table:table-cell>
          <table:table-cell office:value-type="float" office:value="7.052" calcext:value-type="float">
            <text:p>7.052</text:p>
          </table:table-cell>
          <table:table-cell office:value-type="float" office:value="4.991" calcext:value-type="float">
            <text:p>4.991</text:p>
          </table:table-cell>
          <table:table-cell office:value-type="float" office:value="22.663" calcext:value-type="float">
            <text:p>22.663</text:p>
          </table:table-cell>
          <table:table-cell office:value-type="float" office:value="0" calcext:value-type="float">
            <text:p>0</text:p>
          </table:table-cell>
          <table:table-cell office:value-type="float" office:value="3.092" calcext:value-type="float">
            <text:p>3.092</text:p>
          </table:table-cell>
          <table:table-cell office:value-type="float" office:value="1.471" calcext:value-type="float">
            <text:p>1.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Y6])" office:value-type="float" office:value="1199.973" calcext:value-type="float">
            <text:p>1199.973</text:p>
          </table:table-cell>
          <table:table-cell office:value-type="float" office:value="4.991" calcext:value-type="float">
            <text:p>4.991</text:p>
          </table:table-cell>
          <table:table-cell table:formula="of:=[.L6]/[.AA6] * 100" office:value-type="float" office:value="0.415926025002229" calcext:value-type="float">
            <text:p>0.415926025002229</text:p>
          </table:table-cell>
          <table:table-cell/>
        </table:table-row>
        <table:table-row table:style-name="ro1">
          <table:table-cell office:value-type="string" calcext:value-type="string">
            <text:p>Data.Aeson.Encoding.Builder</text:p>
          </table:table-cell>
          <table:table-cell office:value-type="float" office:value="740.305" calcext:value-type="float">
            <text:p>740.305</text:p>
          </table:table-cell>
          <table:table-cell office:value-type="float" office:value="290.151" calcext:value-type="float">
            <text:p>290.151</text:p>
          </table:table-cell>
          <table:table-cell office:value-type="float" office:value="42.879" calcext:value-type="float">
            <text:p>42.879</text:p>
          </table:table-cell>
          <table:table-cell office:value-type="float" office:value="24.104" calcext:value-type="float">
            <text:p>24.104</text:p>
          </table:table-cell>
          <table:table-cell office:value-type="float" office:value="19.129" calcext:value-type="float">
            <text:p>19.129</text:p>
          </table:table-cell>
          <table:table-cell office:value-type="float" office:value="22.262" calcext:value-type="float">
            <text:p>22.262</text:p>
          </table:table-cell>
          <table:table-cell office:value-type="float" office:value="14.65" calcext:value-type="float">
            <text:p>14.65</text:p>
          </table:table-cell>
          <table:table-cell office:value-type="float" office:value="7.782" calcext:value-type="float">
            <text:p>7.782</text:p>
          </table:table-cell>
          <table:table-cell office:value-type="float" office:value="6.751" calcext:value-type="float">
            <text:p>6.751</text:p>
          </table:table-cell>
          <table:table-cell office:value-type="float" office:value="2.399" calcext:value-type="float">
            <text:p>2.399</text:p>
          </table:table-cell>
          <table:table-cell office:value-type="float" office:value="3.396" calcext:value-type="float">
            <text:p>3.396</text:p>
          </table:table-cell>
          <table:table-cell office:value-type="float" office:value="2.959" calcext:value-type="float">
            <text:p>2.959</text:p>
          </table:table-cell>
          <table:table-cell office:value-type="float" office:value="0" calcext:value-type="float">
            <text:p>0</text:p>
          </table:table-cell>
          <table:table-cell office:value-type="float" office:value="2.242" calcext:value-type="float">
            <text:p>2.242</text:p>
          </table:table-cell>
          <table:table-cell office:value-type="float" office:value="0.702" calcext:value-type="float">
            <text:p>0.7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Y7])" office:value-type="float" office:value="1179.773" calcext:value-type="float">
            <text:p>1179.773</text:p>
          </table:table-cell>
          <table:table-cell office:value-type="float" office:value="3.396" calcext:value-type="float">
            <text:p>3.396</text:p>
          </table:table-cell>
          <table:table-cell table:formula="of:=[.L7]/[.AA7] * 100" office:value-type="float" office:value="0.287851985085266" calcext:value-type="float">
            <text:p>0.287851985085266</text:p>
          </table:table-cell>
          <table:table-cell/>
        </table:table-row>
        <table:table-row table:style-name="ro1">
          <table:table-cell office:value-type="string" calcext:value-type="string">
            <text:p>Data.Aeson.Decoding.ByteString.Lazy</text:p>
          </table:table-cell>
          <table:table-cell office:value-type="float" office:value="294.388" calcext:value-type="float">
            <text:p>294.388</text:p>
          </table:table-cell>
          <table:table-cell office:value-type="float" office:value="644.823" calcext:value-type="float">
            <text:p>644.823</text:p>
          </table:table-cell>
          <table:table-cell office:value-type="float" office:value="62.31" calcext:value-type="float">
            <text:p>62.31</text:p>
          </table:table-cell>
          <table:table-cell office:value-type="float" office:value="15.479" calcext:value-type="float">
            <text:p>15.479</text:p>
          </table:table-cell>
          <table:table-cell office:value-type="float" office:value="4.977" calcext:value-type="float">
            <text:p>4.977</text:p>
          </table:table-cell>
          <table:table-cell office:value-type="float" office:value="19.424" calcext:value-type="float">
            <text:p>19.424</text:p>
          </table:table-cell>
          <table:table-cell office:value-type="float" office:value="5.064" calcext:value-type="float">
            <text:p>5.064</text:p>
          </table:table-cell>
          <table:table-cell office:value-type="float" office:value="4.046" calcext:value-type="float">
            <text:p>4.046</text:p>
          </table:table-cell>
          <table:table-cell office:value-type="float" office:value="5.274" calcext:value-type="float">
            <text:p>5.274</text:p>
          </table:table-cell>
          <table:table-cell office:value-type="float" office:value="0.917" calcext:value-type="float">
            <text:p>0.917</text:p>
          </table:table-cell>
          <table:table-cell office:value-type="float" office:value="3.611" calcext:value-type="float">
            <text:p>3.611</text:p>
          </table:table-cell>
          <table:table-cell office:value-type="float" office:value="3.371" calcext:value-type="float">
            <text:p>3.37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.323" calcext:value-type="float">
            <text:p>0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21" calcext:value-type="float">
            <text:p>5.721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8:.Y8])" office:value-type="float" office:value="1070.728" calcext:value-type="float">
            <text:p>1070.728</text:p>
          </table:table-cell>
          <table:table-cell office:value-type="float" office:value="3.611" calcext:value-type="float">
            <text:p>3.611</text:p>
          </table:table-cell>
          <table:table-cell table:formula="of:=[.L8]/[.AA8] * 100" office:value-type="float" office:value="0.337247181356983" calcext:value-type="float">
            <text:p>0.337247181356983</text:p>
          </table:table-cell>
          <table:table-cell/>
        </table:table-row>
        <table:table-row table:style-name="ro1">
          <table:table-cell office:value-type="string" calcext:value-type="string">
            <text:p>Data.Aeson.Decoding.Tokens</text:p>
          </table:table-cell>
          <table:table-cell office:value-type="float" office:value="416.426" calcext:value-type="float">
            <text:p>416.426</text:p>
          </table:table-cell>
          <table:table-cell office:value-type="float" office:value="293.415" calcext:value-type="float">
            <text:p>293.415</text:p>
          </table:table-cell>
          <table:table-cell office:value-type="float" office:value="13.56" calcext:value-type="float">
            <text:p>13.56</text:p>
          </table:table-cell>
          <table:table-cell office:value-type="float" office:value="43.475" calcext:value-type="float">
            <text:p>43.475</text:p>
          </table:table-cell>
          <table:table-cell office:value-type="float" office:value="11.716" calcext:value-type="float">
            <text:p>11.716</text:p>
          </table:table-cell>
          <table:table-cell office:value-type="float" office:value="15.889" calcext:value-type="float">
            <text:p>15.889</text:p>
          </table:table-cell>
          <table:table-cell office:value-type="float" office:value="13.626" calcext:value-type="float">
            <text:p>13.626</text:p>
          </table:table-cell>
          <table:table-cell office:value-type="float" office:value="7.766" calcext:value-type="float">
            <text:p>7.766</text:p>
          </table:table-cell>
          <table:table-cell office:value-type="float" office:value="3.374" calcext:value-type="float">
            <text:p>3.374</text:p>
          </table:table-cell>
          <table:table-cell office:value-type="float" office:value="4.273" calcext:value-type="float">
            <text:p>4.273</text:p>
          </table:table-cell>
          <table:table-cell office:value-type="float" office:value="0.96" calcext:value-type="float">
            <text:p>0.96</text:p>
          </table:table-cell>
          <table:table-cell office:value-type="float" office:value="1.585" calcext:value-type="float">
            <text:p>1.585</text:p>
          </table:table-cell>
          <table:table-cell office:value-type="float" office:value="0" calcext:value-type="float">
            <text:p>0</text:p>
          </table:table-cell>
          <table:table-cell office:value-type="float" office:value="1.332" calcext:value-type="float">
            <text:p>1.332</text:p>
          </table:table-cell>
          <table:table-cell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9:.Y9])" office:value-type="float" office:value="828.351" calcext:value-type="float">
            <text:p>828.351</text:p>
          </table:table-cell>
          <table:table-cell office:value-type="float" office:value="0.96" calcext:value-type="float">
            <text:p>0.96</text:p>
          </table:table-cell>
          <table:table-cell table:formula="of:=[.L9]/[.AA9] * 100" office:value-type="float" office:value="0.11589290047335" calcext:value-type="float">
            <text:p>0.11589290047335</text:p>
          </table:table-cell>
          <table:table-cell/>
        </table:table-row>
        <table:table-row table:style-name="ro1">
          <table:table-cell office:value-type="string" calcext:value-type="string">
            <text:p>Data.Aeson.Text</text:p>
          </table:table-cell>
          <table:table-cell office:value-type="float" office:value="319.92" calcext:value-type="float">
            <text:p>319.92</text:p>
          </table:table-cell>
          <table:table-cell office:value-type="float" office:value="161.236" calcext:value-type="float">
            <text:p>161.236</text:p>
          </table:table-cell>
          <table:table-cell office:value-type="float" office:value="34.413" calcext:value-type="float">
            <text:p>34.413</text:p>
          </table:table-cell>
          <table:table-cell office:value-type="float" office:value="6.087" calcext:value-type="float">
            <text:p>6.087</text:p>
          </table:table-cell>
          <table:table-cell office:value-type="float" office:value="13.391" calcext:value-type="float">
            <text:p>13.391</text:p>
          </table:table-cell>
          <table:table-cell office:value-type="float" office:value="13.851" calcext:value-type="float">
            <text:p>13.851</text:p>
          </table:table-cell>
          <table:table-cell office:value-type="float" office:value="12.299" calcext:value-type="float">
            <text:p>12.299</text:p>
          </table:table-cell>
          <table:table-cell office:value-type="float" office:value="3.267" calcext:value-type="float">
            <text:p>3.267</text:p>
          </table:table-cell>
          <table:table-cell office:value-type="float" office:value="3.85" calcext:value-type="float">
            <text:p>3.85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137" calcext:value-type="float">
            <text:p>1.137</text:p>
          </table:table-cell>
          <table:table-cell office:value-type="float" office:value="0" calcext:value-type="float">
            <text:p>0</text:p>
          </table:table-cell>
          <table:table-cell office:value-type="float" office:value="1.955" calcext:value-type="float">
            <text:p>1.955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0:.Y10])" office:value-type="float" office:value="574.828" calcext:value-type="float">
            <text:p>574.828</text:p>
          </table:table-cell>
          <table:table-cell office:value-type="float" office:value="1.137" calcext:value-type="float">
            <text:p>1.137</text:p>
          </table:table-cell>
          <table:table-cell table:formula="of:=[.L10]/[.AA10] * 100" office:value-type="float" office:value="0.19779829792564" calcext:value-type="float">
            <text:p>0.19779829792564</text:p>
          </table:table-cell>
          <table:table-cell/>
        </table:table-row>
        <table:table-row table:style-name="ro1">
          <table:table-cell office:value-type="string" calcext:value-type="string">
            <text:p>Data.Aeson.Decoding.Text</text:p>
          </table:table-cell>
          <table:table-cell office:value-type="float" office:value="230.402" calcext:value-type="float">
            <text:p>230.402</text:p>
          </table:table-cell>
          <table:table-cell office:value-type="float" office:value="176.611" calcext:value-type="float">
            <text:p>176.611</text:p>
          </table:table-cell>
          <table:table-cell office:value-type="float" office:value="30.46" calcext:value-type="float">
            <text:p>30.46</text:p>
          </table:table-cell>
          <table:table-cell office:value-type="float" office:value="13.829" calcext:value-type="float">
            <text:p>13.829</text:p>
          </table:table-cell>
          <table:table-cell office:value-type="float" office:value="7.821" calcext:value-type="float">
            <text:p>7.821</text:p>
          </table:table-cell>
          <table:table-cell office:value-type="float" office:value="15.555" calcext:value-type="float">
            <text:p>15.555</text:p>
          </table:table-cell>
          <table:table-cell office:value-type="float" office:value="5.351" calcext:value-type="float">
            <text:p>5.351</text:p>
          </table:table-cell>
          <table:table-cell office:value-type="float" office:value="1.838" calcext:value-type="float">
            <text:p>1.838</text:p>
          </table:table-cell>
          <table:table-cell office:value-type="float" office:value="2.714" calcext:value-type="float">
            <text:p>2.714</text:p>
          </table:table-cell>
          <table:table-cell office:value-type="float" office:value="0.849" calcext:value-type="float">
            <text:p>0.849</text:p>
          </table:table-cell>
          <table:table-cell office:value-type="float" office:value="4.737" calcext:value-type="float">
            <text:p>4.737</text:p>
          </table:table-cell>
          <table:table-cell office:value-type="float" office:value="10.369" calcext:value-type="float">
            <text:p>10.369</text:p>
          </table:table-cell>
          <table:table-cell office:value-type="float" office:value="0" calcext:value-type="float">
            <text:p>0</text:p>
          </table:table-cell>
          <table:table-cell office:value-type="float" office:value="1.477" calcext:value-type="float">
            <text:p>1.477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5" calcext:value-type="float">
            <text:p>3.175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1:.Y11])" office:value-type="float" office:value="506.03" calcext:value-type="float">
            <text:p>506.03</text:p>
          </table:table-cell>
          <table:table-cell office:value-type="float" office:value="4.737" calcext:value-type="float">
            <text:p>4.737</text:p>
          </table:table-cell>
          <table:table-cell table:formula="of:=[.L11]/[.AA11] * 100" office:value-type="float" office:value="0.936110507282177" calcext:value-type="float">
            <text:p>0.936110507282177</text:p>
          </table:table-cell>
          <table:table-cell/>
        </table:table-row>
        <table:table-row table:style-name="ro1">
          <table:table-cell office:value-type="string" calcext:value-type="string">
            <text:p>Data.Aeson.Encoding.Internal</text:p>
          </table:table-cell>
          <table:table-cell office:value-type="float" office:value="214.653" calcext:value-type="float">
            <text:p>214.653</text:p>
          </table:table-cell>
          <table:table-cell office:value-type="float" office:value="173.037" calcext:value-type="float">
            <text:p>173.037</text:p>
          </table:table-cell>
          <table:table-cell office:value-type="float" office:value="19.087" calcext:value-type="float">
            <text:p>19.087</text:p>
          </table:table-cell>
          <table:table-cell office:value-type="float" office:value="17.382" calcext:value-type="float">
            <text:p>17.382</text:p>
          </table:table-cell>
          <table:table-cell office:value-type="float" office:value="7.724" calcext:value-type="float">
            <text:p>7.724</text:p>
          </table:table-cell>
          <table:table-cell office:value-type="float" office:value="5.375" calcext:value-type="float">
            <text:p>5.375</text:p>
          </table:table-cell>
          <table:table-cell office:value-type="float" office:value="3.7" calcext:value-type="float">
            <text:p>3.7</text:p>
          </table:table-cell>
          <table:table-cell office:value-type="float" office:value="4.714" calcext:value-type="float">
            <text:p>4.714</text:p>
          </table:table-cell>
          <table:table-cell office:value-type="float" office:value="3.082" calcext:value-type="float">
            <text:p>3.082</text:p>
          </table:table-cell>
          <table:table-cell office:value-type="float" office:value="0.536" calcext:value-type="float">
            <text:p>0.536</text:p>
          </table:table-cell>
          <table:table-cell office:value-type="float" office:value="2.603" calcext:value-type="float">
            <text:p>2.603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.239" calcext:value-type="float">
            <text:p>0.2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Y12])" office:value-type="float" office:value="453.663" calcext:value-type="float">
            <text:p>453.663</text:p>
          </table:table-cell>
          <table:table-cell office:value-type="float" office:value="2.603" calcext:value-type="float">
            <text:p>2.603</text:p>
          </table:table-cell>
          <table:table-cell table:formula="of:=[.L12]/[.AA12] * 100" office:value-type="float" office:value="0.573773924697408" calcext:value-type="float">
            <text:p>0.573773924697408</text:p>
          </table:table-cell>
          <table:table-cell/>
        </table:table-row>
        <table:table-row table:style-name="ro1">
          <table:table-cell office:value-type="string" calcext:value-type="string">
            <text:p>Data.Aeson.Decoding.ByteString</text:p>
          </table:table-cell>
          <table:table-cell office:value-type="float" office:value="157.591" calcext:value-type="float">
            <text:p>157.591</text:p>
          </table:table-cell>
          <table:table-cell office:value-type="float" office:value="107.618" calcext:value-type="float">
            <text:p>107.618</text:p>
          </table:table-cell>
          <table:table-cell office:value-type="float" office:value="8.711" calcext:value-type="float">
            <text:p>8.711</text:p>
          </table:table-cell>
          <table:table-cell office:value-type="float" office:value="12.404" calcext:value-type="float">
            <text:p>12.404</text:p>
          </table:table-cell>
          <table:table-cell office:value-type="float" office:value="4.861" calcext:value-type="float">
            <text:p>4.861</text:p>
          </table:table-cell>
          <table:table-cell office:value-type="float" office:value="5.744" calcext:value-type="float">
            <text:p>5.744</text:p>
          </table:table-cell>
          <table:table-cell office:value-type="float" office:value="4.716" calcext:value-type="float">
            <text:p>4.716</text:p>
          </table:table-cell>
          <table:table-cell office:value-type="float" office:value="1.298" calcext:value-type="float">
            <text:p>1.298</text:p>
          </table:table-cell>
          <table:table-cell office:value-type="float" office:value="2.203" calcext:value-type="float">
            <text:p>2.203</text:p>
          </table:table-cell>
          <table:table-cell office:value-type="float" office:value="0.864" calcext:value-type="float">
            <text:p>0.864</text:p>
          </table:table-cell>
          <table:table-cell office:value-type="float" office:value="2.714" calcext:value-type="float">
            <text:p>2.714</text:p>
          </table:table-cell>
          <table:table-cell office:value-type="float" office:value="3.935" calcext:value-type="float">
            <text:p>3.935</text:p>
          </table:table-cell>
          <table:table-cell office:value-type="float" office:value="0" calcext:value-type="float">
            <text:p>0</text:p>
          </table:table-cell>
          <table:table-cell office:value-type="float" office:value="0.881" calcext:value-type="float">
            <text:p>0.881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4" calcext:value-type="float">
            <text:p>1.87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3:.Y13])" office:value-type="float" office:value="315.746" calcext:value-type="float">
            <text:p>315.746</text:p>
          </table:table-cell>
          <table:table-cell office:value-type="float" office:value="2.714" calcext:value-type="float">
            <text:p>2.714</text:p>
          </table:table-cell>
          <table:table-cell table:formula="of:=[.L13]/[.AA13] * 100" office:value-type="float" office:value="0.859551664945874" calcext:value-type="float">
            <text:p>0.859551664945874</text:p>
          </table:table-cell>
          <table:table-cell/>
        </table:table-row>
        <table:table-row table:style-name="ro1">
          <table:table-cell office:value-type="string" calcext:value-type="string">
            <text:p>Data.Aeson.RFC8785</text:p>
          </table:table-cell>
          <table:table-cell office:value-type="float" office:value="160.386" calcext:value-type="float">
            <text:p>160.386</text:p>
          </table:table-cell>
          <table:table-cell office:value-type="float" office:value="66.143" calcext:value-type="float">
            <text:p>66.143</text:p>
          </table:table-cell>
          <table:table-cell office:value-type="float" office:value="6.254" calcext:value-type="float">
            <text:p>6.254</text:p>
          </table:table-cell>
          <table:table-cell office:value-type="float" office:value="6.14" calcext:value-type="float">
            <text:p>6.14</text:p>
          </table:table-cell>
          <table:table-cell office:value-type="float" office:value="5.516" calcext:value-type="float">
            <text:p>5.516</text:p>
          </table:table-cell>
          <table:table-cell office:value-type="float" office:value="4.197" calcext:value-type="float">
            <text:p>4.197</text:p>
          </table:table-cell>
          <table:table-cell office:value-type="float" office:value="4.631" calcext:value-type="float">
            <text:p>4.631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1" calcext:value-type="float">
            <text:p>1.651</text:p>
          </table:table-cell>
          <table:table-cell office:value-type="float" office:value="0.679" calcext:value-type="float">
            <text:p>0.679</text:p>
          </table:table-cell>
          <table:table-cell office:value-type="float" office:value="1.425" calcext:value-type="float">
            <text:p>1.425</text:p>
          </table:table-cell>
          <table:table-cell office:value-type="float" office:value="2.004" calcext:value-type="float">
            <text:p>2.004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302" calcext:value-type="float">
            <text:p>0.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4:.Y14])" office:value-type="float" office:value="261.232" calcext:value-type="float">
            <text:p>261.232</text:p>
          </table:table-cell>
          <table:table-cell office:value-type="float" office:value="1.425" calcext:value-type="float">
            <text:p>1.425</text:p>
          </table:table-cell>
          <table:table-cell table:formula="of:=[.L14]/[.AA14] * 100" office:value-type="float" office:value="0.545492129601274" calcext:value-type="float">
            <text:p>0.545492129601274</text:p>
          </table:table-cell>
          <table:table-cell/>
        </table:table-row>
        <table:table-row table:style-name="ro1">
          <table:table-cell office:value-type="string" calcext:value-type="string">
            <text:p>Data.Aeson.Internal.Scientific</text:p>
          </table:table-cell>
          <table:table-cell office:value-type="float" office:value="96.391" calcext:value-type="float">
            <text:p>96.391</text:p>
          </table:table-cell>
          <table:table-cell office:value-type="float" office:value="106.022" calcext:value-type="float">
            <text:p>106.022</text:p>
          </table:table-cell>
          <table:table-cell office:value-type="float" office:value="9.458" calcext:value-type="float">
            <text:p>9.458</text:p>
          </table:table-cell>
          <table:table-cell office:value-type="float" office:value="8.045" calcext:value-type="float">
            <text:p>8.045</text:p>
          </table:table-cell>
          <table:table-cell office:value-type="float" office:value="4.718" calcext:value-type="float">
            <text:p>4.718</text:p>
          </table:table-cell>
          <table:table-cell office:value-type="float" office:value="7.549" calcext:value-type="float">
            <text:p>7.549</text:p>
          </table:table-cell>
          <table:table-cell office:value-type="float" office:value="1.643" calcext:value-type="float">
            <text:p>1.643</text:p>
          </table:table-cell>
          <table:table-cell office:value-type="float" office:value="1.095" calcext:value-type="float">
            <text:p>1.095</text:p>
          </table:table-cell>
          <table:table-cell office:value-type="float" office:value="1.973" calcext:value-type="float">
            <text:p>1.973</text:p>
          </table:table-cell>
          <table:table-cell office:value-type="float" office:value="0.391" calcext:value-type="float">
            <text:p>0.391</text:p>
          </table:table-cell>
          <table:table-cell office:value-type="float" office:value="1.646" calcext:value-type="float">
            <text:p>1.646</text:p>
          </table:table-cell>
          <table:table-cell office:value-type="float" office:value="2.805" calcext:value-type="float">
            <text:p>2.805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185" calcext:value-type="float">
            <text:p>0.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5:.Y15])" office:value-type="float" office:value="242.407" calcext:value-type="float">
            <text:p>242.407</text:p>
          </table:table-cell>
          <table:table-cell office:value-type="float" office:value="1.646" calcext:value-type="float">
            <text:p>1.646</text:p>
          </table:table-cell>
          <table:table-cell table:formula="of:=[.L15]/[.AA15] * 100" office:value-type="float" office:value="0.679023295531895" calcext:value-type="float">
            <text:p>0.679023295531895</text:p>
          </table:table-cell>
          <table:table-cell/>
        </table:table-row>
        <table:table-row table:style-name="ro1">
          <table:table-cell office:value-type="string" calcext:value-type="string">
            <text:p>Data.Aeson.Internal.Unescape</text:p>
          </table:table-cell>
          <table:table-cell office:value-type="float" office:value="101.984" calcext:value-type="float">
            <text:p>101.984</text:p>
          </table:table-cell>
          <table:table-cell office:value-type="float" office:value="45.814" calcext:value-type="float">
            <text:p>45.814</text:p>
          </table:table-cell>
          <table:table-cell office:value-type="float" office:value="4.329" calcext:value-type="float">
            <text:p>4.329</text:p>
          </table:table-cell>
          <table:table-cell office:value-type="float" office:value="45.096" calcext:value-type="float">
            <text:p>45.096</text:p>
          </table:table-cell>
          <table:table-cell office:value-type="float" office:value="4.059" calcext:value-type="float">
            <text:p>4.059</text:p>
          </table:table-cell>
          <table:table-cell office:value-type="float" office:value="5.226" calcext:value-type="float">
            <text:p>5.226</text:p>
          </table:table-cell>
          <table:table-cell office:value-type="float" office:value="3.816" calcext:value-type="float">
            <text:p>3.816</text:p>
          </table:table-cell>
          <table:table-cell office:value-type="float" office:value="0.811" calcext:value-type="float">
            <text:p>0.811</text:p>
          </table:table-cell>
          <table:table-cell office:value-type="float" office:value="1.212" calcext:value-type="float">
            <text:p>1.212</text:p>
          </table:table-cell>
          <table:table-cell office:value-type="float" office:value="0.502" calcext:value-type="float">
            <text:p>0.502</text:p>
          </table:table-cell>
          <table:table-cell office:value-type="float" office:value="4.966" calcext:value-type="float">
            <text:p>4.966</text:p>
          </table:table-cell>
          <table:table-cell office:value-type="float" office:value="4.616" calcext:value-type="float">
            <text:p>4.616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19" calcext:value-type="float">
            <text:p>0.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6:.Y16])" office:value-type="float" office:value="223.136" calcext:value-type="float">
            <text:p>223.136</text:p>
          </table:table-cell>
          <table:table-cell office:value-type="float" office:value="4.966" calcext:value-type="float">
            <text:p>4.966</text:p>
          </table:table-cell>
          <table:table-cell table:formula="of:=[.L16]/[.AA16] * 100" office:value-type="float" office:value="2.22554854438549" calcext:value-type="float">
            <text:p>2.22554854438549</text:p>
          </table:table-cell>
          <table:table-cell/>
        </table:table-row>
        <table:table-row table:style-name="ro1">
          <table:table-cell office:value-type="string" calcext:value-type="string">
            <text:p>Data.Aeson.Key</text:p>
          </table:table-cell>
          <table:table-cell office:value-type="float" office:value="90.031" calcext:value-type="float">
            <text:p>90.031</text:p>
          </table:table-cell>
          <table:table-cell office:value-type="float" office:value="83.933" calcext:value-type="float">
            <text:p>83.933</text:p>
          </table:table-cell>
          <table:table-cell office:value-type="float" office:value="4.789" calcext:value-type="float">
            <text:p>4.789</text:p>
          </table:table-cell>
          <table:table-cell office:value-type="float" office:value="23.457" calcext:value-type="float">
            <text:p>23.457</text:p>
          </table:table-cell>
          <table:table-cell office:value-type="float" office:value="4.256" calcext:value-type="float">
            <text:p>4.256</text:p>
          </table:table-cell>
          <table:table-cell office:value-type="float" office:value="3.093" calcext:value-type="float">
            <text:p>3.093</text:p>
          </table:table-cell>
          <table:table-cell office:value-type="float" office:value="1.364" calcext:value-type="float">
            <text:p>1.364</text:p>
          </table:table-cell>
          <table:table-cell office:value-type="float" office:value="1.727" calcext:value-type="float">
            <text:p>1.727</text:p>
          </table:table-cell>
          <table:table-cell office:value-type="float" office:value="1.428" calcext:value-type="float">
            <text:p>1.428</text:p>
          </table:table-cell>
          <table:table-cell office:value-type="float" office:value="0.351" calcext:value-type="float">
            <text:p>0.351</text:p>
          </table:table-cell>
          <table:table-cell office:value-type="float" office:value="2.856" calcext:value-type="float">
            <text:p>2.856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5" calcext:value-type="float">
            <text:p>0.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7:.Y17])" office:value-type="float" office:value="218.62" calcext:value-type="float">
            <text:p>218.62</text:p>
          </table:table-cell>
          <table:table-cell office:value-type="float" office:value="2.856" calcext:value-type="float">
            <text:p>2.856</text:p>
          </table:table-cell>
          <table:table-cell table:formula="of:=[.L17]/[.AA17] * 100" office:value-type="float" office:value="1.30637636080871" calcext:value-type="float">
            <text:p>1.30637636080871</text:p>
          </table:table-cell>
          <table:table-cell/>
        </table:table-row>
        <table:table-row table:style-name="ro1">
          <table:table-cell office:value-type="string" calcext:value-type="string">
            <text:p>Data.Aeson.Internal.UnescapeFromText</text:p>
          </table:table-cell>
          <table:table-cell office:value-type="float" office:value="72.59" calcext:value-type="float">
            <text:p>72.59</text:p>
          </table:table-cell>
          <table:table-cell office:value-type="float" office:value="40.686" calcext:value-type="float">
            <text:p>40.686</text:p>
          </table:table-cell>
          <table:table-cell office:value-type="float" office:value="4.51" calcext:value-type="float">
            <text:p>4.51</text:p>
          </table:table-cell>
          <table:table-cell office:value-type="float" office:value="13.436" calcext:value-type="float">
            <text:p>13.436</text:p>
          </table:table-cell>
          <table:table-cell office:value-type="float" office:value="3.623" calcext:value-type="float">
            <text:p>3.623</text:p>
          </table:table-cell>
          <table:table-cell office:value-type="float" office:value="4.877" calcext:value-type="float">
            <text:p>4.877</text:p>
          </table:table-cell>
          <table:table-cell office:value-type="float" office:value="2.906" calcext:value-type="float">
            <text:p>2.906</text:p>
          </table:table-cell>
          <table:table-cell office:value-type="float" office:value="1.728" calcext:value-type="float">
            <text:p>1.728</text:p>
          </table:table-cell>
          <table:table-cell office:value-type="float" office:value="1.031" calcext:value-type="float">
            <text:p>1.031</text:p>
          </table:table-cell>
          <table:table-cell office:value-type="float" office:value="0.385" calcext:value-type="float">
            <text:p>0.385</text:p>
          </table:table-cell>
          <table:table-cell office:value-type="float" office:value="5.815" calcext:value-type="float">
            <text:p>5.815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184" calcext:value-type="float">
            <text:p>0.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Y18])" office:value-type="float" office:value="155.925" calcext:value-type="float">
            <text:p>155.925</text:p>
          </table:table-cell>
          <table:table-cell office:value-type="float" office:value="5.815" calcext:value-type="float">
            <text:p>5.815</text:p>
          </table:table-cell>
          <table:table-cell table:formula="of:=[.L18]/[.AA18] * 100" office:value-type="float" office:value="3.7293570626904" calcext:value-type="float">
            <text:p>3.7293570626904</text:p>
          </table:table-cell>
          <table:table-cell/>
        </table:table-row>
        <table:table-row table:style-name="ro1">
          <table:table-cell office:value-type="string" calcext:value-type="string">
            <text:p>Data.Aeson.Decoding.Conversion</text:p>
          </table:table-cell>
          <table:table-cell office:value-type="float" office:value="68.164" calcext:value-type="float">
            <text:p>68.164</text:p>
          </table:table-cell>
          <table:table-cell office:value-type="float" office:value="21.787" calcext:value-type="float">
            <text:p>21.787</text:p>
          </table:table-cell>
          <table:table-cell office:value-type="float" office:value="1.455" calcext:value-type="float">
            <text:p>1.455</text:p>
          </table:table-cell>
          <table:table-cell office:value-type="float" office:value="5.457" calcext:value-type="float">
            <text:p>5.457</text:p>
          </table:table-cell>
          <table:table-cell office:value-type="float" office:value="1.806" calcext:value-type="float">
            <text:p>1.806</text:p>
          </table:table-cell>
          <table:table-cell office:value-type="float" office:value="4.178" calcext:value-type="float">
            <text:p>4.178</text:p>
          </table:table-cell>
          <table:table-cell office:value-type="float" office:value="2.256" calcext:value-type="float">
            <text:p>2.256</text:p>
          </table:table-cell>
          <table:table-cell office:value-type="float" office:value="0.54" calcext:value-type="float">
            <text:p>0.54</text:p>
          </table:table-cell>
          <table:table-cell office:value-type="float" office:value="0.413" calcext:value-type="float">
            <text:p>0.413</text:p>
          </table:table-cell>
          <table:table-cell office:value-type="float" office:value="1.203" calcext:value-type="float">
            <text:p>1.203</text:p>
          </table:table-cell>
          <table:table-cell office:value-type="float" office:value="1.311" calcext:value-type="float">
            <text:p>1.311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9:.Y19])" office:value-type="float" office:value="110.202" calcext:value-type="float">
            <text:p>110.202</text:p>
          </table:table-cell>
          <table:table-cell office:value-type="float" office:value="1.311" calcext:value-type="float">
            <text:p>1.311</text:p>
          </table:table-cell>
          <table:table-cell table:formula="of:=[.L19]/[.AA19] * 100" office:value-type="float" office:value="1.18963358196766" calcext:value-type="float">
            <text:p>1.18963358196766</text:p>
          </table:table-cell>
          <table:table-cell/>
        </table:table-row>
        <table:table-row table:style-name="ro1">
          <table:table-cell office:value-type="string" calcext:value-type="string">
            <text:p>Data.Aeson.Decoding</text:p>
          </table:table-cell>
          <table:table-cell office:value-type="float" office:value="35.489" calcext:value-type="float">
            <text:p>35.489</text:p>
          </table:table-cell>
          <table:table-cell office:value-type="float" office:value="47.915" calcext:value-type="float">
            <text:p>47.915</text:p>
          </table:table-cell>
          <table:table-cell office:value-type="float" office:value="3.518" calcext:value-type="float">
            <text:p>3.518</text:p>
          </table:table-cell>
          <table:table-cell office:value-type="float" office:value="7.627" calcext:value-type="float">
            <text:p>7.627</text:p>
          </table:table-cell>
          <table:table-cell office:value-type="float" office:value="3.097" calcext:value-type="float">
            <text:p>3.097</text:p>
          </table:table-cell>
          <table:table-cell office:value-type="float" office:value="2.159" calcext:value-type="float">
            <text:p>2.159</text:p>
          </table:table-cell>
          <table:table-cell office:value-type="float" office:value="0.873" calcext:value-type="float">
            <text:p>0.873</text:p>
          </table:table-cell>
          <table:table-cell office:value-type="float" office:value="1.563" calcext:value-type="float">
            <text:p>1.563</text:p>
          </table:table-cell>
          <table:table-cell office:value-type="float" office:value="0.977" calcext:value-type="float">
            <text:p>0.977</text:p>
          </table:table-cell>
          <table:table-cell office:value-type="float" office:value="0.216" calcext:value-type="float">
            <text:p>0.216</text:p>
          </table:table-cell>
          <table:table-cell office:value-type="float" office:value="1.264" calcext:value-type="float">
            <text:p>1.264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.336" calcext:value-type="float">
            <text:p>0.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0:.Y20])" office:value-type="float" office:value="109.089" calcext:value-type="float">
            <text:p>109.089</text:p>
          </table:table-cell>
          <table:table-cell office:value-type="float" office:value="1.264" calcext:value-type="float">
            <text:p>1.264</text:p>
          </table:table-cell>
          <table:table-cell table:formula="of:=[.L20]/[.AA20] * 100" office:value-type="float" office:value="1.15868694368818" calcext:value-type="float">
            <text:p>1.15868694368818</text:p>
          </table:table-cell>
          <table:table-cell/>
        </table:table-row>
        <table:table-row table:style-name="ro1">
          <table:table-cell office:value-type="string" calcext:value-type="string">
            <text:p>Data.Aeson.Internal.ByteString</text:p>
          </table:table-cell>
          <table:table-cell office:value-type="float" office:value="17.171" calcext:value-type="float">
            <text:p>17.171</text:p>
          </table:table-cell>
          <table:table-cell office:value-type="float" office:value="16.051" calcext:value-type="float">
            <text:p>16.051</text:p>
          </table:table-cell>
          <table:table-cell office:value-type="float" office:value="0.641" calcext:value-type="float">
            <text:p>0.641</text:p>
          </table:table-cell>
          <table:table-cell office:value-type="float" office:value="68.593" calcext:value-type="float">
            <text:p>68.593</text:p>
          </table:table-cell>
          <table:table-cell office:value-type="float" office:value="0.54" calcext:value-type="float">
            <text:p>0.54</text:p>
          </table:table-cell>
          <table:table-cell office:value-type="float" office:value="0.525" calcext:value-type="float">
            <text:p>0.5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95" calcext:value-type="float">
            <text:p>0.895</text:p>
          </table:table-cell>
          <table:table-cell office:value-type="float" office:value="0.384" calcext:value-type="float">
            <text:p>0.384</text:p>
          </table:table-cell>
          <table:table-cell office:value-type="float" office:value="1.841" calcext:value-type="float">
            <text:p>1.841</text:p>
          </table:table-cell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5" calcext:value-type="float">
            <text:p>0.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1:.Y21])" office:value-type="float" office:value="108.051" calcext:value-type="float">
            <text:p>108.051</text:p>
          </table:table-cell>
          <table:table-cell office:value-type="float" office:value="1.841" calcext:value-type="float">
            <text:p>1.841</text:p>
          </table:table-cell>
          <table:table-cell table:formula="of:=[.L21]/[.AA21] * 100" office:value-type="float" office:value="1.70382504558033" calcext:value-type="float">
            <text:p>1.70382504558033</text:p>
          </table:table-cell>
          <table:table-cell/>
        </table:table-row>
        <table:table-row table:style-name="ro1">
          <table:table-cell office:value-type="string" calcext:value-type="string">
            <text:p>Data.Aeson.Internal.TH</text:p>
          </table:table-cell>
          <table:table-cell office:value-type="float" office:value="20.314" calcext:value-type="float">
            <text:p>20.314</text:p>
          </table:table-cell>
          <table:table-cell office:value-type="float" office:value="33.92" calcext:value-type="float">
            <text:p>33.92</text:p>
          </table:table-cell>
          <table:table-cell office:value-type="float" office:value="1.312" calcext:value-type="float">
            <text:p>1.312</text:p>
          </table:table-cell>
          <table:table-cell office:value-type="float" office:value="6.496" calcext:value-type="float">
            <text:p>6.496</text:p>
          </table:table-cell>
          <table:table-cell office:value-type="float" office:value="1.221" calcext:value-type="float">
            <text:p>1.221</text:p>
          </table:table-cell>
          <table:table-cell office:value-type="float" office:value="1.505" calcext:value-type="float">
            <text:p>1.505</text:p>
          </table:table-cell>
          <table:table-cell office:value-type="float" office:value="4.634" calcext:value-type="float">
            <text:p>4.634</text:p>
          </table:table-cell>
          <table:table-cell office:value-type="float" office:value="0.404" calcext:value-type="float">
            <text:p>0.404</text:p>
          </table:table-cell>
          <table:table-cell office:value-type="float" office:value="0.748" calcext:value-type="float">
            <text:p>0.748</text:p>
          </table:table-cell>
          <table:table-cell office:value-type="float" office:value="0.264" calcext:value-type="float">
            <text:p>0.26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3" calcext:value-type="float">
            <text:p>0.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2:.Y22])" office:value-type="float" office:value="72.413" calcext:value-type="float">
            <text:p>72.413</text:p>
          </table:table-cell>
          <table:table-cell office:value-type="float" office:value="0.803" calcext:value-type="float">
            <text:p>0.803</text:p>
          </table:table-cell>
          <table:table-cell table:formula="of:=[.L22]/[.AA22] * 100" office:value-type="float" office:value="1.10891690718517" calcext:value-type="float">
            <text:p>1.10891690718517</text:p>
          </table:table-cell>
          <table:table-cell/>
        </table:table-row>
        <table:table-row table:style-name="ro1">
          <table:table-cell office:value-type="string" calcext:value-type="string">
            <text:p>Data.Aeson.Internal.Functions</text:p>
          </table:table-cell>
          <table:table-cell office:value-type="float" office:value="24.774" calcext:value-type="float">
            <text:p>24.774</text:p>
          </table:table-cell>
          <table:table-cell office:value-type="float" office:value="22.102" calcext:value-type="float">
            <text:p>22.102</text:p>
          </table:table-cell>
          <table:table-cell office:value-type="float" office:value="1.459" calcext:value-type="float">
            <text:p>1.459</text:p>
          </table:table-cell>
          <table:table-cell office:value-type="float" office:value="14.057" calcext:value-type="float">
            <text:p>14.057</text:p>
          </table:table-cell>
          <table:table-cell office:value-type="float" office:value="1.045" calcext:value-type="float">
            <text:p>1.045</text:p>
          </table:table-cell>
          <table:table-cell office:value-type="float" office:value="1.372" calcext:value-type="float">
            <text:p>1.372</text:p>
          </table:table-cell>
          <table:table-cell office:value-type="float" office:value="1.173" calcext:value-type="float">
            <text:p>1.173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7" calcext:value-type="float">
            <text:p>0.367</text:p>
          </table:table-cell>
          <table:table-cell office:value-type="float" office:value="0.144" calcext:value-type="float">
            <text:p>0.144</text:p>
          </table:table-cell>
          <table:table-cell office:value-type="float" office:value="0.744" calcext:value-type="float">
            <text:p>0.744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6" calcext:value-type="float">
            <text:p>0.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Y23])" office:value-type="float" office:value="67.93" calcext:value-type="float">
            <text:p>67.93</text:p>
          </table:table-cell>
          <table:table-cell office:value-type="float" office:value="0.744" calcext:value-type="float">
            <text:p>0.744</text:p>
          </table:table-cell>
          <table:table-cell table:formula="of:=[.L23]/[.AA23] * 100" office:value-type="float" office:value="1.09524510525541" calcext:value-type="float">
            <text:p>1.09524510525541</text:p>
          </table:table-cell>
          <table:table-cell/>
        </table:table-row>
        <table:table-row table:style-name="ro1">
          <table:table-cell office:value-type="string" calcext:value-type="string">
            <text:p>Data.Aeson.Internal.Prelude</text:p>
          </table:table-cell>
          <table:table-cell office:value-type="float" office:value="0.383" calcext:value-type="float">
            <text:p>0.383</text:p>
          </table:table-cell>
          <table:table-cell office:value-type="float" office:value="0.789" calcext:value-type="float">
            <text:p>0.789</text:p>
          </table:table-cell>
          <table:table-cell office:value-type="float" office:value="0.083" calcext:value-type="float">
            <text:p>0.083</text:p>
          </table:table-cell>
          <table:table-cell office:value-type="float" office:value="48.411" calcext:value-type="float">
            <text:p>48.4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1.575" calcext:value-type="float">
            <text:p>1.575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4:.Y24])" office:value-type="float" office:value="51.837" calcext:value-type="float">
            <text:p>51.837</text:p>
          </table:table-cell>
          <table:table-cell office:value-type="float" office:value="1.575" calcext:value-type="float">
            <text:p>1.575</text:p>
          </table:table-cell>
          <table:table-cell table:formula="of:=[.L24]/[.AA24] * 100" office:value-type="float" office:value="3.03837027605764" calcext:value-type="float">
            <text:p>3.03837027605764</text:p>
          </table:table-cell>
          <table:table-cell/>
        </table:table-row>
        <table:table-row table:style-name="ro1">
          <table:table-cell office:value-type="string" calcext:value-type="string">
            <text:p>Data.Aeson.Types.Generic</text:p>
          </table:table-cell>
          <table:table-cell office:value-type="float" office:value="8.943" calcext:value-type="float">
            <text:p>8.943</text:p>
          </table:table-cell>
          <table:table-cell office:value-type="float" office:value="16.405" calcext:value-type="float">
            <text:p>16.405</text:p>
          </table:table-cell>
          <table:table-cell office:value-type="float" office:value="0.964" calcext:value-type="float">
            <text:p>0.964</text:p>
          </table:table-cell>
          <table:table-cell office:value-type="float" office:value="4.684" calcext:value-type="float">
            <text:p>4.68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7" calcext:value-type="float">
            <text:p>0.3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7" calcext:value-type="float">
            <text:p>0.527</text:p>
          </table:table-cell>
          <table:table-cell office:value-type="float" office:value="0.138" calcext:value-type="float">
            <text:p>0.138</text:p>
          </table:table-cell>
          <table:table-cell office:value-type="float" office:value="2.195" calcext:value-type="float">
            <text:p>2.195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Y25])" office:value-type="float" office:value="36.056" calcext:value-type="float">
            <text:p>36.056</text:p>
          </table:table-cell>
          <table:table-cell office:value-type="float" office:value="2.195" calcext:value-type="float">
            <text:p>2.195</text:p>
          </table:table-cell>
          <table:table-cell table:formula="of:=[.L25]/[.AA25] * 100" office:value-type="float" office:value="6.08775238517861" calcext:value-type="float">
            <text:p>6.08775238517861</text:p>
          </table:table-cell>
          <table:table-cell/>
        </table:table-row>
        <table:table-row table:style-name="ro1">
          <table:table-cell office:value-type="string" calcext:value-type="string">
            <text:p>Data.Aeson.QQ.Simple</text:p>
          </table:table-cell>
          <table:table-cell office:value-type="float" office:value="8.438" calcext:value-type="float">
            <text:p>8.438</text:p>
          </table:table-cell>
          <table:table-cell office:value-type="float" office:value="11.422" calcext:value-type="float">
            <text:p>11.422</text:p>
          </table:table-cell>
          <table:table-cell office:value-type="float" office:value="0.715" calcext:value-type="float">
            <text:p>0.715</text:p>
          </table:table-cell>
          <table:table-cell office:value-type="float" office:value="2.709" calcext:value-type="float">
            <text:p>2.70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97" calcext:value-type="float">
            <text:p>0.39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78" calcext:value-type="float">
            <text:p>0.378</text:p>
          </table:table-cell>
          <table:table-cell office:value-type="float" office:value="0.261" calcext:value-type="float">
            <text:p>0.2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6:.Y26])" office:value-type="float" office:value="25.825" calcext:value-type="float">
            <text:p>25.825</text:p>
          </table:table-cell>
          <table:table-cell office:value-type="float" office:value="0.364" calcext:value-type="float">
            <text:p>0.364</text:p>
          </table:table-cell>
          <table:table-cell table:formula="of:=[.L26]/[.AA26] * 100" office:value-type="float" office:value="1.40948693126815" calcext:value-type="float">
            <text:p>1.40948693126815</text:p>
          </table:table-cell>
          <table:table-cell/>
        </table:table-row>
        <table:table-row table:style-name="ro1">
          <table:table-cell office:value-type="string" calcext:value-type="string">
            <text:p>Data.Aeson</text:p>
          </table:table-cell>
          <table:table-cell office:value-type="float" office:value="6.06" calcext:value-type="float">
            <text:p>6.06</text:p>
          </table:table-cell>
          <table:table-cell office:value-type="float" office:value="8.251" calcext:value-type="float">
            <text:p>8.251</text:p>
          </table:table-cell>
          <table:table-cell office:value-type="float" office:value="0.502" calcext:value-type="float">
            <text:p>0.502</text:p>
          </table:table-cell>
          <table:table-cell office:value-type="float" office:value="4.338" calcext:value-type="float">
            <text:p>4.338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83" calcext:value-type="float">
            <text:p>0.083</text:p>
          </table:table-cell>
          <table:table-cell office:value-type="float" office:value="4.148" calcext:value-type="float">
            <text:p>4.148</text:p>
          </table:table-cell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Y27])" office:value-type="float" office:value="24.802" calcext:value-type="float">
            <text:p>24.802</text:p>
          </table:table-cell>
          <table:table-cell office:value-type="float" office:value="4.148" calcext:value-type="float">
            <text:p>4.148</text:p>
          </table:table-cell>
          <table:table-cell table:formula="of:=[.L27]/[.AA27] * 100" office:value-type="float" office:value="16.7244577050238" calcext:value-type="float">
            <text:p>16.7244577050238</text:p>
          </table:table-cell>
          <table:table-cell/>
        </table:table-row>
        <table:table-row table:style-name="ro1">
          <table:table-cell office:value-type="string" calcext:value-type="string">
            <text:p>Data.Aeson.Decoding.Internal</text:p>
          </table:table-cell>
          <table:table-cell office:value-type="float" office:value="3.014" calcext:value-type="float">
            <text:p>3.014</text:p>
          </table:table-cell>
          <table:table-cell office:value-type="float" office:value="5.348" calcext:value-type="float">
            <text:p>5.348</text:p>
          </table:table-cell>
          <table:table-cell office:value-type="float" office:value="0.345" calcext:value-type="float">
            <text:p>0.345</text:p>
          </table:table-cell>
          <table:table-cell office:value-type="float" office:value="1.589" calcext:value-type="float">
            <text:p>1.589</text:p>
          </table:table-cell>
          <table:table-cell office:value-type="float" office:value="0.12" calcext:value-type="float">
            <text:p>0.1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58" calcext:value-type="float">
            <text:p>0.05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" calcext:value-type="float">
            <text:p>0.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:.Y28])" office:value-type="float" office:value="12.034" calcext:value-type="float">
            <text:p>12.034</text:p>
          </table:table-cell>
          <table:table-cell office:value-type="float" office:value="0.305" calcext:value-type="float">
            <text:p>0.305</text:p>
          </table:table-cell>
          <table:table-cell table:formula="of:=[.L28]/[.AA28] * 100" office:value-type="float" office:value="2.53448562406515" calcext:value-type="float">
            <text:p>2.53448562406515</text:p>
          </table:table-cell>
          <table:table-cell/>
        </table:table-row>
        <table:table-row table:style-name="ro1">
          <table:table-cell office:value-type="string" calcext:value-type="string">
            <text:p>Data.Aeson.Parser.Time</text:p>
          </table:table-cell>
          <table:table-cell office:value-type="float" office:value="4" calcext:value-type="float">
            <text:p>4</text:p>
          </table:table-cell>
          <table:table-cell office:value-type="float" office:value="3.377" calcext:value-type="float">
            <text:p>3.377</text:p>
          </table:table-cell>
          <table:table-cell office:value-type="float" office:value="0.193" calcext:value-type="float">
            <text:p>0.193</text:p>
          </table:table-cell>
          <table:table-cell office:value-type="float" office:value="2.455" calcext:value-type="float">
            <text:p>2.45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354" calcext:value-type="float">
            <text:p>0.354</text:p>
          </table:table-cell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Y29])" office:value-type="float" office:value="11.375" calcext:value-type="float">
            <text:p>11.375</text:p>
          </table:table-cell>
          <table:table-cell office:value-type="float" office:value="0.354" calcext:value-type="float">
            <text:p>0.354</text:p>
          </table:table-cell>
          <table:table-cell table:formula="of:=[.L29]/[.AA29] * 100" office:value-type="float" office:value="3.11208791208791" calcext:value-type="float">
            <text:p>3.11208791208791</text:p>
          </table:table-cell>
          <table:table-cell/>
        </table:table-row>
        <table:table-row table:style-name="ro1">
          <table:table-cell office:value-type="string" calcext:value-type="string">
            <text:p>Data.Aeson.Internal.Text</text:p>
          </table:table-cell>
          <table:table-cell office:value-type="float" office:value="1.695" calcext:value-type="float">
            <text:p>1.695</text:p>
          </table:table-cell>
          <table:table-cell office:value-type="float" office:value="2.464" calcext:value-type="float">
            <text:p>2.464</text:p>
          </table:table-cell>
          <table:table-cell office:value-type="float" office:value="1.371" calcext:value-type="float">
            <text:p>1.371</text:p>
          </table:table-cell>
          <table:table-cell office:value-type="float" office:value="2.707" calcext:value-type="float">
            <text:p>2.7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5" calcext:value-type="float">
            <text:p>0.035</text:p>
          </table:table-cell>
          <table:table-cell office:value-type="float" office:value="1.452" calcext:value-type="float">
            <text:p>1.452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5" calcext:value-type="float">
            <text:p>0.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0:.Y30])" office:value-type="float" office:value="10.691" calcext:value-type="float">
            <text:p>10.691</text:p>
          </table:table-cell>
          <table:table-cell office:value-type="float" office:value="1.452" calcext:value-type="float">
            <text:p>1.452</text:p>
          </table:table-cell>
          <table:table-cell table:formula="of:=[.L30]/[.AA30] * 100" office:value-type="float" office:value="13.5815171639697" calcext:value-type="float">
            <text:p>13.5815171639697</text:p>
          </table:table-cell>
          <table:table-cell/>
        </table:table-row>
        <table:table-row table:style-name="ro1">
          <table:table-cell office:value-type="string" calcext:value-type="string">
            <text:p>Data.Aeson.Types</text:p>
          </table:table-cell>
          <table:table-cell office:value-type="float" office:value="0.963" calcext:value-type="float">
            <text:p>0.963</text:p>
          </table:table-cell>
          <table:table-cell office:value-type="float" office:value="2.263" calcext:value-type="float">
            <text:p>2.263</text:p>
          </table:table-cell>
          <table:table-cell office:value-type="float" office:value="0.155" calcext:value-type="float">
            <text:p>0.155</text:p>
          </table:table-cell>
          <table:table-cell office:value-type="float" office:value="1.824" calcext:value-type="float">
            <text:p>1.824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" calcext:value-type="float">
            <text:p>0.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907" calcext:value-type="float">
            <text:p>0.907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:.Y31])" office:value-type="float" office:value="6.686" calcext:value-type="float">
            <text:p>6.686</text:p>
          </table:table-cell>
          <table:table-cell office:value-type="float" office:value="0.907" calcext:value-type="float">
            <text:p>0.907</text:p>
          </table:table-cell>
          <table:table-cell table:formula="of:=[.L31]/[.AA31] * 100" office:value-type="float" office:value="13.5656595871971" calcext:value-type="float">
            <text:p>13.5656595871971</text:p>
          </table:table-cell>
          <table:table-cell/>
        </table:table-row>
        <table:table-row table:style-name="ro1">
          <table:table-cell office:value-type="string" calcext:value-type="string">
            <text:p>Data.Aeson.Types.Class</text:p>
          </table:table-cell>
          <table:table-cell office:value-type="float" office:value="0.378" calcext:value-type="float">
            <text:p>0.378</text:p>
          </table:table-cell>
          <table:table-cell office:value-type="float" office:value="0.79" calcext:value-type="float">
            <text:p>0.79</text:p>
          </table:table-cell>
          <table:table-cell office:value-type="float" office:value="0.089" calcext:value-type="float">
            <text:p>0.089</text:p>
          </table:table-cell>
          <table:table-cell office:value-type="float" office:value="1.486" calcext:value-type="float">
            <text:p>1.48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9" calcext:value-type="float">
            <text:p>0.019</text:p>
          </table:table-cell>
          <table:table-cell office:value-type="float" office:value="2.303" calcext:value-type="float">
            <text:p>2.303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Y32])" office:value-type="float" office:value="5.509" calcext:value-type="float">
            <text:p>5.509</text:p>
          </table:table-cell>
          <table:table-cell office:value-type="float" office:value="2.303" calcext:value-type="float">
            <text:p>2.303</text:p>
          </table:table-cell>
          <table:table-cell table:formula="of:=[.L32]/[.AA32] * 100" office:value-type="float" office:value="41.8043202033037" calcext:value-type="float">
            <text:p>41.8043202033037</text:p>
          </table:table-cell>
          <table:table-cell/>
        </table:table-row>
        <table:table-row table:style-name="ro1">
          <table:table-cell office:value-type="string" calcext:value-type="string">
            <text:p>Data.Aeson.Encoding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6" calcext:value-type="float">
            <text:p>0.816</text:p>
          </table:table-cell>
          <table:table-cell office:value-type="float" office:value="0.09" calcext:value-type="float">
            <text:p>0.09</text:p>
          </table:table-cell>
          <table:table-cell office:value-type="float" office:value="0.458" calcext:value-type="float">
            <text:p>0.45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" calcext:value-type="float">
            <text:p>0.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3:.Y33])" office:value-type="float" office:value="2.494" calcext:value-type="float">
            <text:p>2.494</text:p>
          </table:table-cell>
          <table:table-cell office:value-type="float" office:value="0.35" calcext:value-type="float">
            <text:p>0.35</text:p>
          </table:table-cell>
          <table:table-cell table:formula="of:=[.L33]/[.AA33] * 100" office:value-type="float" office:value="14.0336808340016" calcext:value-type="float">
            <text:p>14.0336808340016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office:value-type="string" calcext:value-type="string">
            <text:p>Total </text:p>
          </table:table-cell>
          <table:table-cell table:formula="of:=SUM([.AA2:.AA33])" office:value-type="float" office:value="44430.325" calcext:value-type="float">
            <text:p>44430.325</text:p>
          </table:table-cell>
          <table:table-cell/>
          <table:table-cell table:formula="of:=AVERAGE([.AC2:.AC33])" office:value-type="float" office:value="4.24534837488198" calcext:value-type="float">
            <text:p>4.2453483748819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</text:p>
          </table:table-cell>
          <table:table-cell table:formula="of:=SUM([.L2:.L33])" office:value-type="float" office:value="157.722" calcext:value-type="float">
            <text:p>157.722</text:p>
          </table:table-cell>
          <table:table-cell/>
          <table:table-cell table:formula="of:=GEOMEAN([.AC2:.AC35])" office:value-type="float" office:value="1.41313138504101" calcext:value-type="float">
            <text:p>1.41313138504101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 (%)</text:p>
          </table:table-cell>
          <table:table-cell table:formula="of:=[.AA36]/[.AA35]*100" office:value-type="float" office:value="0.354987275019933" calcext:value-type="float">
            <text:p>0.354987275019933</text:p>
          </table:table-cell>
          <table:table-cell table:number-columns-repeated="3"/>
        </table:table-row>
      </table:table>
      <table:table table:name="array-0.5.7.0" table:style-name="ta1">
        <office:forms form:automatic-focus="false" form:apply-design-mode="false"/>
        <table:table-column table:style-name="co2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Array.Base</text:p>
          </table:table-cell>
          <table:table-cell office:value-type="float" office:value="3939.414" calcext:value-type="float">
            <text:p>3939.414</text:p>
          </table:table-cell>
          <table:table-cell office:value-type="float" office:value="976.57" calcext:value-type="float">
            <text:p>976.57</text:p>
          </table:table-cell>
          <table:table-cell office:value-type="float" office:value="186.416" calcext:value-type="float">
            <text:p>186.416</text:p>
          </table:table-cell>
          <table:table-cell office:value-type="float" office:value="142.134" calcext:value-type="float">
            <text:p>142.134</text:p>
          </table:table-cell>
          <table:table-cell office:value-type="float" office:value="109.159" calcext:value-type="float">
            <text:p>109.159</text:p>
          </table:table-cell>
          <table:table-cell office:value-type="float" office:value="103.071" calcext:value-type="float">
            <text:p>103.071</text:p>
          </table:table-cell>
          <table:table-cell office:value-type="float" office:value="103.262" calcext:value-type="float">
            <text:p>103.262</text:p>
          </table:table-cell>
          <table:table-cell office:value-type="float" office:value="50.255" calcext:value-type="float">
            <text:p>50.255</text:p>
          </table:table-cell>
          <table:table-cell office:value-type="float" office:value="45.971" calcext:value-type="float">
            <text:p>45.971</text:p>
          </table:table-cell>
          <table:table-cell office:value-type="float" office:value="25.553" calcext:value-type="float">
            <text:p>25.553</text:p>
          </table:table-cell>
          <table:table-cell office:value-type="float" office:value="0" calcext:value-type="float">
            <text:p>0</text:p>
          </table:table-cell>
          <table:table-cell office:value-type="float" office:value="16.064" calcext:value-type="float">
            <text:p>16.064</text:p>
          </table:table-cell>
          <table:table-cell office:value-type="float" office:value="18.943" calcext:value-type="float">
            <text:p>18.943</text:p>
          </table:table-cell>
          <table:table-cell office:value-type="float" office:value="12.514" calcext:value-type="float">
            <text:p>12.514</text:p>
          </table:table-cell>
          <table:table-cell office:value-type="float" office:value="0" calcext:value-type="float">
            <text:p>0</text:p>
          </table:table-cell>
          <table:table-cell office:value-type="float" office:value="4.793" calcext:value-type="float">
            <text:p>4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2:.W2])" office:value-type="float" office:value="5734.186" calcext:value-type="float">
            <text:p>5734.186</text:p>
          </table:table-cell>
          <table:table-cell table:formula="of:=[.I2]/[.Y2]*100" office:value-type="float" office:value="0.876410357110844" calcext:value-type="float">
            <text:p>0.876410357110844</text:p>
          </table:table-cell>
          <table:table-cell/>
        </table:table-row>
        <table:table-row table:style-name="ro1">
          <table:table-cell office:value-type="string" calcext:value-type="string">
            <text:p>Data.Array.IO.Internals</text:p>
          </table:table-cell>
          <table:table-cell office:value-type="float" office:value="452.569" calcext:value-type="float">
            <text:p>452.569</text:p>
          </table:table-cell>
          <table:table-cell office:value-type="float" office:value="185.387" calcext:value-type="float">
            <text:p>185.387</text:p>
          </table:table-cell>
          <table:table-cell office:value-type="float" office:value="26.462" calcext:value-type="float">
            <text:p>26.462</text:p>
          </table:table-cell>
          <table:table-cell office:value-type="float" office:value="16.142" calcext:value-type="float">
            <text:p>16.142</text:p>
          </table:table-cell>
          <table:table-cell office:value-type="float" office:value="10.235" calcext:value-type="float">
            <text:p>10.235</text:p>
          </table:table-cell>
          <table:table-cell office:value-type="float" office:value="14.717" calcext:value-type="float">
            <text:p>14.717</text:p>
          </table:table-cell>
          <table:table-cell office:value-type="float" office:value="12.066" calcext:value-type="float">
            <text:p>12.066</text:p>
          </table:table-cell>
          <table:table-cell office:value-type="float" office:value="5.682" calcext:value-type="float">
            <text:p>5.682</text:p>
          </table:table-cell>
          <table:table-cell office:value-type="float" office:value="8.115" calcext:value-type="float">
            <text:p>8.115</text:p>
          </table:table-cell>
          <table:table-cell office:value-type="float" office:value="2.181" calcext:value-type="float">
            <text:p>2.181</text:p>
          </table:table-cell>
          <table:table-cell office:value-type="float" office:value="0" calcext:value-type="float">
            <text:p>0</text:p>
          </table:table-cell>
          <table:table-cell office:value-type="float" office:value="2.843" calcext:value-type="float">
            <text:p>2.843</text:p>
          </table:table-cell>
          <table:table-cell office:value-type="float" office:value="1.409" calcext:value-type="float">
            <text:p>1.409</text:p>
          </table:table-cell>
          <table:table-cell office:value-type="float" office:value="1.197" calcext:value-type="float">
            <text:p>1.197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3:.W3])" office:value-type="float" office:value="739.389" calcext:value-type="float">
            <text:p>739.389</text:p>
          </table:table-cell>
          <table:table-cell table:formula="of:=[.I3]/[.Y3]*100" office:value-type="float" office:value="0.768472346761989" calcext:value-type="float">
            <text:p>0.768472346761989</text:p>
          </table:table-cell>
          <table:table-cell/>
        </table:table-row>
        <table:table-row table:style-name="ro1">
          <table:table-cell office:value-type="string" calcext:value-type="string">
            <text:p>Data.Array.Storable.Internals</text:p>
          </table:table-cell>
          <table:table-cell office:value-type="float" office:value="23.692" calcext:value-type="float">
            <text:p>23.692</text:p>
          </table:table-cell>
          <table:table-cell office:value-type="float" office:value="25.251" calcext:value-type="float">
            <text:p>25.251</text:p>
          </table:table-cell>
          <table:table-cell office:value-type="float" office:value="5.563" calcext:value-type="float">
            <text:p>5.563</text:p>
          </table:table-cell>
          <table:table-cell office:value-type="float" office:value="4.006" calcext:value-type="float">
            <text:p>4.006</text:p>
          </table:table-cell>
          <table:table-cell office:value-type="float" office:value="0.778" calcext:value-type="float">
            <text:p>0.778</text:p>
          </table:table-cell>
          <table:table-cell office:value-type="float" office:value="1.003" calcext:value-type="float">
            <text:p>1.003</text:p>
          </table:table-cell>
          <table:table-cell office:value-type="float" office:value="2.291" calcext:value-type="float">
            <text:p>2.291</text:p>
          </table:table-cell>
          <table:table-cell office:value-type="float" office:value="1.15" calcext:value-type="float">
            <text:p>1.1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4:.W4])" office:value-type="float" office:value="66.315" calcext:value-type="float">
            <text:p>66.315</text:p>
          </table:table-cell>
          <table:table-cell table:formula="of:=[.I4]/[.Y4]*100" office:value-type="float" office:value="1.73414762874161" calcext:value-type="float">
            <text:p>1.73414762874161</text:p>
          </table:table-cell>
          <table:table-cell/>
        </table:table-row>
        <table:table-row table:style-name="ro1">
          <table:table-cell office:value-type="string" calcext:value-type="string">
            <text:p>Data.Array.IO</text:p>
          </table:table-cell>
          <table:table-cell office:value-type="float" office:value="23.643" calcext:value-type="float">
            <text:p>23.643</text:p>
          </table:table-cell>
          <table:table-cell office:value-type="float" office:value="11.961" calcext:value-type="float">
            <text:p>11.961</text:p>
          </table:table-cell>
          <table:table-cell office:value-type="float" office:value="8.045" calcext:value-type="float">
            <text:p>8.045</text:p>
          </table:table-cell>
          <table:table-cell office:value-type="float" office:value="0.93" calcext:value-type="float">
            <text:p>0.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8" calcext:value-type="float">
            <text:p>0.478</text:p>
          </table:table-cell>
          <table:table-cell office:value-type="float" office:value="0.397" calcext:value-type="float">
            <text:p>0.397</text:p>
          </table:table-cell>
          <table:table-cell office:value-type="float" office:value="0.91" calcext:value-type="float">
            <text:p>0.9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5:.W5])" office:value-type="float" office:value="48.206" calcext:value-type="float">
            <text:p>48.206</text:p>
          </table:table-cell>
          <table:table-cell table:formula="of:=[.I5]/[.Y5]*100" office:value-type="float" office:value="1.88773181761606" calcext:value-type="float">
            <text:p>1.88773181761606</text:p>
          </table:table-cell>
          <table:table-cell/>
        </table:table-row>
        <table:table-row table:style-name="ro1">
          <table:table-cell office:value-type="string" calcext:value-type="string">
            <text:p>Data.Array</text:p>
          </table:table-cell>
          <table:table-cell office:value-type="float" office:value="0.325" calcext:value-type="float">
            <text:p>0.325</text:p>
          </table:table-cell>
          <table:table-cell office:value-type="float" office:value="0.769" calcext:value-type="float">
            <text:p>0.769</text:p>
          </table:table-cell>
          <table:table-cell office:value-type="float" office:value="8.574" calcext:value-type="float">
            <text:p>8.5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08" calcext:value-type="float">
            <text:p>0.008</text:p>
          </table:table-cell>
          <table:table-cell/>
          <table:table-cell table:formula="of:=SUM([.B6:.W6])" office:value-type="float" office:value="10.663" calcext:value-type="float">
            <text:p>10.663</text:p>
          </table:table-cell>
          <table:table-cell table:formula="of:=[.I6]/[.Y6]*100" office:value-type="float" office:value="1.79124073900403" calcext:value-type="float">
            <text:p>1.79124073900403</text:p>
          </table:table-cell>
          <table:table-cell/>
        </table:table-row>
        <table:table-row table:style-name="ro1">
          <table:table-cell office:value-type="string" calcext:value-type="string">
            <text:p>Data.Array.ST</text:p>
          </table:table-cell>
          <table:table-cell office:value-type="float" office:value="1.941" calcext:value-type="float">
            <text:p>1.941</text:p>
          </table:table-cell>
          <table:table-cell office:value-type="float" office:value="3.027" calcext:value-type="float">
            <text:p>3.027</text:p>
          </table:table-cell>
          <table:table-cell office:value-type="float" office:value="1.307" calcext:value-type="float">
            <text:p>1.307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" calcext:value-type="float">
            <text:p>0.18</text:p>
          </table:table-cell>
          <table:table-cell office:value-type="float" office:value="0.462" calcext:value-type="float">
            <text:p>0.462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7:.W7])" office:value-type="float" office:value="8.131" calcext:value-type="float">
            <text:p>8.131</text:p>
          </table:table-cell>
          <table:table-cell table:formula="of:=[.I7]/[.Y7]*100" office:value-type="float" office:value="5.68195793875292" calcext:value-type="float">
            <text:p>5.68195793875292</text:p>
          </table:table-cell>
          <table:table-cell/>
        </table:table-row>
        <table:table-row table:style-name="ro1">
          <table:table-cell office:value-type="string" calcext:value-type="string">
            <text:p>Data.Array.MArray.Safe</text:p>
          </table:table-cell>
          <table:table-cell office:value-type="float" office:value="0.342" calcext:value-type="float">
            <text:p>0.342</text:p>
          </table:table-cell>
          <table:table-cell office:value-type="float" office:value="0.751" calcext:value-type="float">
            <text:p>0.751</text:p>
          </table:table-cell>
          <table:table-cell office:value-type="float" office:value="0.527" calcext:value-type="float">
            <text:p>0.5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974" calcext:value-type="float">
            <text:p>0.9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8:.W8])" office:value-type="float" office:value="3.078" calcext:value-type="float">
            <text:p>3.078</text:p>
          </table:table-cell>
          <table:table-cell table:formula="of:=[.I8]/[.Y8]*100" office:value-type="float" office:value="31.6439246263808" calcext:value-type="float">
            <text:p>31.6439246263808</text:p>
          </table:table-cell>
          <table:table-cell/>
        </table:table-row>
        <table:table-row table:style-name="ro1">
          <table:table-cell office:value-type="string" calcext:value-type="string">
            <text:p>Data.Array.MArray</text:p>
          </table:table-cell>
          <table:table-cell office:value-type="float" office:value="0.372" calcext:value-type="float">
            <text:p>0.372</text:p>
          </table:table-cell>
          <table:table-cell office:value-type="float" office:value="0.853" calcext:value-type="float">
            <text:p>0.853</text:p>
          </table:table-cell>
          <table:table-cell office:value-type="float" office:value="0.487" calcext:value-type="float">
            <text:p>0.48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5" calcext:value-type="float">
            <text:p>0.0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table:formula="of:=SUM([.B9:.W9])" office:value-type="float" office:value="2.849" calcext:value-type="float">
            <text:p>2.849</text:p>
          </table:table-cell>
          <table:table-cell table:formula="of:=[.I9]/[.Y9]*100" office:value-type="float" office:value="21.9375219375219" calcext:value-type="float">
            <text:p>21.9375219375219</text:p>
          </table:table-cell>
          <table:table-cell/>
        </table:table-row>
        <table:table-row table:style-name="ro1">
          <table:table-cell office:value-type="string" calcext:value-type="string">
            <text:p>Data.Array.Storable</text:p>
          </table:table-cell>
          <table:table-cell office:value-type="float" office:value="0.357" calcext:value-type="float">
            <text:p>0.357</text:p>
          </table:table-cell>
          <table:table-cell office:value-type="float" office:value="0.789" calcext:value-type="float">
            <text:p>0.78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0:.W10])" office:value-type="float" office:value="2.663" calcext:value-type="float">
            <text:p>2.663</text:p>
          </table:table-cell>
          <table:table-cell table:formula="of:=[.I10]/[.Y10]*100" office:value-type="float" office:value="7.9609463011641" calcext:value-type="float">
            <text:p>7.9609463011641</text:p>
          </table:table-cell>
          <table:table-cell/>
        </table:table-row>
        <table:table-row table:style-name="ro1">
          <table:table-cell office:value-type="string" calcext:value-type="string">
            <text:p>Data.Array.Unboxed</text:p>
          </table:table-cell>
          <table:table-cell office:value-type="float" office:value="0.381" calcext:value-type="float">
            <text:p>0.381</text:p>
          </table:table-cell>
          <table:table-cell office:value-type="float" office:value="0.939" calcext:value-type="float">
            <text:p>0.9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1:.W11])" office:value-type="float" office:value="2.451" calcext:value-type="float">
            <text:p>2.451</text:p>
          </table:table-cell>
          <table:table-cell table:formula="of:=[.I11]/[.Y11]*100" office:value-type="float" office:value="6.52794777641779" calcext:value-type="float">
            <text:p>6.52794777641779</text:p>
          </table:table-cell>
          <table:table-cell/>
        </table:table-row>
        <table:table-row table:style-name="ro1">
          <table:table-cell office:value-type="string" calcext:value-type="string">
            <text:p>Data.Array.ST.Safe</text:p>
          </table:table-cell>
          <table:table-cell office:value-type="float" office:value="0.376" calcext:value-type="float">
            <text:p>0.376</text:p>
          </table:table-cell>
          <table:table-cell office:value-type="float" office:value="0.823" calcext:value-type="float">
            <text:p>0.823</text:p>
          </table:table-cell>
          <table:table-cell office:value-type="float" office:value="0.517" calcext:value-type="float">
            <text:p>0.51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9" calcext:value-type="float">
            <text:p>0.04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12:.W12])" office:value-type="float" office:value="2.374" calcext:value-type="float">
            <text:p>2.374</text:p>
          </table:table-cell>
          <table:table-cell table:formula="of:=[.I12]/[.Y12]*100" office:value-type="float" office:value="7.79275484414491" calcext:value-type="float">
            <text:p>7.79275484414491</text:p>
          </table:table-cell>
          <table:table-cell/>
        </table:table-row>
        <table:table-row table:style-name="ro1">
          <table:table-cell office:value-type="string" calcext:value-type="string">
            <text:p>Data.Array.IArray</text:p>
          </table:table-cell>
          <table:table-cell office:value-type="float" office:value="0.34" calcext:value-type="float">
            <text:p>0.3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05" calcext:value-type="float">
            <text:p>0.60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5" calcext:value-type="float">
            <text:p>0.045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3:.W13])" office:value-type="float" office:value="2.371" calcext:value-type="float">
            <text:p>2.371</text:p>
          </table:table-cell>
          <table:table-cell table:formula="of:=[.I13]/[.Y13]*100" office:value-type="float" office:value="12.1889498102067" calcext:value-type="float">
            <text:p>12.1889498102067</text:p>
          </table:table-cell>
          <table:table-cell/>
        </table:table-row>
        <table:table-row table:style-name="ro1">
          <table:table-cell office:value-type="string" calcext:value-type="string">
            <text:p>Data.Array.Unsafe</text:p>
          </table:table-cell>
          <table:table-cell office:value-type="float" office:value="0.335" calcext:value-type="float">
            <text:p>0.3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43" calcext:value-type="float">
            <text:p>0.4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4:.W14])" office:value-type="float" office:value="2.308" calcext:value-type="float">
            <text:p>2.308</text:p>
          </table:table-cell>
          <table:table-cell table:formula="of:=[.I14]/[.Y14]*100" office:value-type="float" office:value="8.10225303292894" calcext:value-type="float">
            <text:p>8.10225303292894</text:p>
          </table:table-cell>
          <table:table-cell/>
        </table:table-row>
        <table:table-row table:style-name="ro1">
          <table:table-cell office:value-type="string" calcext:value-type="string">
            <text:p>Data.Array.IO.Safe</text:p>
          </table:table-cell>
          <table:table-cell office:value-type="float" office:value="0.335" calcext:value-type="float">
            <text:p>0.335</text:p>
          </table:table-cell>
          <table:table-cell office:value-type="float" office:value="0.761" calcext:value-type="float">
            <text:p>0.76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15:.W15])" office:value-type="float" office:value="2.245" calcext:value-type="float">
            <text:p>2.245</text:p>
          </table:table-cell>
          <table:table-cell table:formula="of:=[.I15]/[.Y15]*100" office:value-type="float" office:value="11.1358574610245" calcext:value-type="float">
            <text:p>11.1358574610245</text:p>
          </table:table-cell>
          <table:table-cell/>
        </table:table-row>
        <table:table-row table:style-name="ro1">
          <table:table-cell office:value-type="string" calcext:value-type="string">
            <text:p>Data.Array.Storable.Safe</text:p>
          </table:table-cell>
          <table:table-cell office:value-type="float" office:value="0.335" calcext:value-type="float">
            <text:p>0.335</text:p>
          </table:table-cell>
          <table:table-cell office:value-type="float" office:value="0.742" calcext:value-type="float">
            <text:p>0.742</text:p>
          </table:table-cell>
          <table:table-cell office:value-type="float" office:value="0.384" calcext:value-type="float">
            <text:p>0.38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16:.W16])" office:value-type="float" office:value="2.1" calcext:value-type="float">
            <text:p>2.1</text:p>
          </table:table-cell>
          <table:table-cell table:formula="of:=[.I16]/[.Y16]*100" office:value-type="float" office:value="10.9047619047619" calcext:value-type="float">
            <text:p>10.9047619047619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3"/>
          <table:table-cell office:value-type="string" calcext:value-type="string">
            <text:p>Total </text:p>
          </table:table-cell>
          <table:table-cell table:formula="of:=SUM([.Y2:.Y16])" office:value-type="float" office:value="6629.329" calcext:value-type="float">
            <text:p>6629.329</text:p>
          </table:table-cell>
          <table:table-cell table:formula="of:=AVERAGE([.Z2:.Z16])" office:value-type="float" office:value="8.7289919015026" calcext:value-type="float">
            <text:p>8.728991901502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</text:p>
          </table:table-cell>
          <table:table-cell table:formula="of:=SUM([.I2:.I16])" office:value-type="float" office:value="61.761" calcext:value-type="float">
            <text:p>61.761</text:p>
          </table:table-cell>
          <table:table-cell table:formula="of:=GEOMEAN([.Z2:.Z16])" office:value-type="float" office:value="5.31197171779292" calcext:value-type="float">
            <text:p>5.31197171779292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 (%)</text:p>
          </table:table-cell>
          <table:table-cell table:formula="of:=[.Y19]/[.Y18]*100" office:value-type="float" office:value="0.931632748955437" calcext:value-type="float">
            <text:p>0.931632748955437</text:p>
          </table:table-cell>
          <table:table-cell table:number-columns-repeated="2"/>
        </table:table-row>
      </table:table>
      <table:table table:name="binary-0.8.9.2" table:style-name="ta1">
        <office:forms form:automatic-focus="false" form:apply-design-mode="false"/>
        <table:table-column table:style-name="co3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Binary.Class</text:p>
          </table:table-cell>
          <table:table-cell office:value-type="float" office:value="3729.596" calcext:value-type="float">
            <text:p>3729.596</text:p>
          </table:table-cell>
          <table:table-cell office:value-type="float" office:value="1455.477" calcext:value-type="float">
            <text:p>1455.477</text:p>
          </table:table-cell>
          <table:table-cell office:value-type="float" office:value="369.448" calcext:value-type="float">
            <text:p>369.448</text:p>
          </table:table-cell>
          <table:table-cell office:value-type="float" office:value="166.325" calcext:value-type="float">
            <text:p>166.325</text:p>
          </table:table-cell>
          <table:table-cell office:value-type="float" office:value="170.108" calcext:value-type="float">
            <text:p>170.108</text:p>
          </table:table-cell>
          <table:table-cell office:value-type="float" office:value="89.319" calcext:value-type="float">
            <text:p>89.319</text:p>
          </table:table-cell>
          <table:table-cell office:value-type="float" office:value="61.618" calcext:value-type="float">
            <text:p>61.618</text:p>
          </table:table-cell>
          <table:table-cell office:value-type="float" office:value="47.999" calcext:value-type="float">
            <text:p>47.999</text:p>
          </table:table-cell>
          <table:table-cell office:value-type="float" office:value="46.303" calcext:value-type="float">
            <text:p>46.303</text:p>
          </table:table-cell>
          <table:table-cell office:value-type="float" office:value="31.912" calcext:value-type="float">
            <text:p>31.912</text:p>
          </table:table-cell>
          <table:table-cell office:value-type="float" office:value="8.854" calcext:value-type="float">
            <text:p>8.854</text:p>
          </table:table-cell>
          <table:table-cell office:value-type="float" office:value="16.14" calcext:value-type="float">
            <text:p>16.14</text:p>
          </table:table-cell>
          <table:table-cell office:value-type="float" office:value="0" calcext:value-type="float">
            <text:p>0</text:p>
          </table:table-cell>
          <table:table-cell office:value-type="float" office:value="6.197" calcext:value-type="float">
            <text:p>6.197</text:p>
          </table:table-cell>
          <table:table-cell office:value-type="float" office:value="9.407" calcext:value-type="float">
            <text:p>9.407</text:p>
          </table:table-cell>
          <table:table-cell office:value-type="float" office:value="4.115" calcext:value-type="float">
            <text:p>4.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:.Y2])" office:value-type="float" office:value="6212.903" calcext:value-type="float">
            <text:p>6212.903</text:p>
          </table:table-cell>
          <table:table-cell table:formula="of:=[.L2]/[.AA2]*100" office:value-type="float" office:value="0.142509870184679" calcext:value-type="float">
            <text:p>0.142509870184679</text:p>
          </table:table-cell>
          <table:table-cell/>
        </table:table-row>
        <table:table-row table:style-name="ro1">
          <table:table-cell office:value-type="string" calcext:value-type="string">
            <text:p>Data.Binary.Get</text:p>
          </table:table-cell>
          <table:table-cell office:value-type="float" office:value="387.868" calcext:value-type="float">
            <text:p>387.868</text:p>
          </table:table-cell>
          <table:table-cell office:value-type="float" office:value="139.733" calcext:value-type="float">
            <text:p>139.733</text:p>
          </table:table-cell>
          <table:table-cell office:value-type="float" office:value="35.381" calcext:value-type="float">
            <text:p>35.381</text:p>
          </table:table-cell>
          <table:table-cell office:value-type="float" office:value="15.642" calcext:value-type="float">
            <text:p>15.642</text:p>
          </table:table-cell>
          <table:table-cell office:value-type="float" office:value="16.514" calcext:value-type="float">
            <text:p>16.514</text:p>
          </table:table-cell>
          <table:table-cell office:value-type="float" office:value="12.511" calcext:value-type="float">
            <text:p>12.511</text:p>
          </table:table-cell>
          <table:table-cell office:value-type="float" office:value="9.792" calcext:value-type="float">
            <text:p>9.792</text:p>
          </table:table-cell>
          <table:table-cell office:value-type="float" office:value="9.087" calcext:value-type="float">
            <text:p>9.087</text:p>
          </table:table-cell>
          <table:table-cell office:value-type="float" office:value="4.25" calcext:value-type="float">
            <text:p>4.25</text:p>
          </table:table-cell>
          <table:table-cell office:value-type="float" office:value="1.967" calcext:value-type="float">
            <text:p>1.967</text:p>
          </table:table-cell>
          <table:table-cell office:value-type="float" office:value="4.511" calcext:value-type="float">
            <text:p>4.511</text:p>
          </table:table-cell>
          <table:table-cell office:value-type="float" office:value="0.922" calcext:value-type="float">
            <text:p>0.922</text:p>
          </table:table-cell>
          <table:table-cell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0.706" calcext:value-type="float">
            <text:p>0.706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3:.Y3])" office:value-type="float" office:value="641.193" calcext:value-type="float">
            <text:p>641.193</text:p>
          </table:table-cell>
          <table:table-cell table:formula="of:=[.L3]/[.AA3]*100" office:value-type="float" office:value="0.703532321781429" calcext:value-type="float">
            <text:p>0.703532321781429</text:p>
          </table:table-cell>
          <table:table-cell/>
        </table:table-row>
        <table:table-row table:style-name="ro1">
          <table:table-cell office:value-type="string" calcext:value-type="string">
            <text:p>Data.Binary.Put</text:p>
          </table:table-cell>
          <table:table-cell office:value-type="float" office:value="299.722" calcext:value-type="float">
            <text:p>299.722</text:p>
          </table:table-cell>
          <table:table-cell office:value-type="float" office:value="140.916" calcext:value-type="float">
            <text:p>140.916</text:p>
          </table:table-cell>
          <table:table-cell office:value-type="float" office:value="11.496" calcext:value-type="float">
            <text:p>11.496</text:p>
          </table:table-cell>
          <table:table-cell office:value-type="float" office:value="9.197" calcext:value-type="float">
            <text:p>9.197</text:p>
          </table:table-cell>
          <table:table-cell office:value-type="float" office:value="5.537" calcext:value-type="float">
            <text:p>5.537</text:p>
          </table:table-cell>
          <table:table-cell office:value-type="float" office:value="11.105" calcext:value-type="float">
            <text:p>11.105</text:p>
          </table:table-cell>
          <table:table-cell office:value-type="float" office:value="2.506" calcext:value-type="float">
            <text:p>2.506</text:p>
          </table:table-cell>
          <table:table-cell office:value-type="float" office:value="5.553" calcext:value-type="float">
            <text:p>5.553</text:p>
          </table:table-cell>
          <table:table-cell office:value-type="float" office:value="1.491" calcext:value-type="float">
            <text:p>1.491</text:p>
          </table:table-cell>
          <table:table-cell office:value-type="float" office:value="1.203" calcext:value-type="float">
            <text:p>1.203</text:p>
          </table:table-cell>
          <table:table-cell office:value-type="float" office:value="3.218" calcext:value-type="float">
            <text:p>3.218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  <table:table-cell office:value-type="float" office:value="0.53" calcext:value-type="float">
            <text:p>0.53</text:p>
          </table:table-cell>
          <table:table-cell office:value-type="float" office:value="0.171" calcext:value-type="float">
            <text:p>0.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4:.Y4])" office:value-type="float" office:value="493.947" calcext:value-type="float">
            <text:p>493.947</text:p>
          </table:table-cell>
          <table:table-cell table:formula="of:=[.L4]/[.AA4]*100" office:value-type="float" office:value="0.651486900416441" calcext:value-type="float">
            <text:p>0.651486900416441</text:p>
          </table:table-cell>
          <table:table-cell/>
        </table:table-row>
        <table:table-row table:style-name="ro1">
          <table:table-cell office:value-type="string" calcext:value-type="string">
            <text:p>Data.Binary.Get.Internal</text:p>
          </table:table-cell>
          <table:table-cell office:value-type="float" office:value="214.168" calcext:value-type="float">
            <text:p>214.168</text:p>
          </table:table-cell>
          <table:table-cell office:value-type="float" office:value="120.804" calcext:value-type="float">
            <text:p>120.804</text:p>
          </table:table-cell>
          <table:table-cell office:value-type="float" office:value="14.329" calcext:value-type="float">
            <text:p>14.329</text:p>
          </table:table-cell>
          <table:table-cell office:value-type="float" office:value="46.422" calcext:value-type="float">
            <text:p>46.422</text:p>
          </table:table-cell>
          <table:table-cell office:value-type="float" office:value="5.289" calcext:value-type="float">
            <text:p>5.289</text:p>
          </table:table-cell>
          <table:table-cell office:value-type="float" office:value="4.852" calcext:value-type="float">
            <text:p>4.852</text:p>
          </table:table-cell>
          <table:table-cell office:value-type="float" office:value="2.2" calcext:value-type="float">
            <text:p>2.2</text:p>
          </table:table-cell>
          <table:table-cell office:value-type="float" office:value="4.052" calcext:value-type="float">
            <text:p>4.052</text:p>
          </table:table-cell>
          <table:table-cell office:value-type="float" office:value="2.732" calcext:value-type="float">
            <text:p>2.732</text:p>
          </table:table-cell>
          <table:table-cell office:value-type="float" office:value="0.794" calcext:value-type="float">
            <text:p>0.794</text:p>
          </table:table-cell>
          <table:table-cell office:value-type="float" office:value="4.277" calcext:value-type="float">
            <text:p>4.277</text:p>
          </table:table-cell>
          <table:table-cell office:value-type="float" office:value="1.533" calcext:value-type="float">
            <text:p>1.533</text:p>
          </table:table-cell>
          <table:table-cell office:value-type="float" office:value="0" calcext:value-type="float">
            <text:p>0</text:p>
          </table:table-cell>
          <table:table-cell office:value-type="float" office:value="5.217" calcext:value-type="float">
            <text:p>5.217</text:p>
          </table:table-cell>
          <table:table-cell office:value-type="float" office:value="0.492" calcext:value-type="float">
            <text:p>0.492</text:p>
          </table:table-cell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5:.Y5])" office:value-type="float" office:value="428.153" calcext:value-type="float">
            <text:p>428.153</text:p>
          </table:table-cell>
          <table:table-cell table:formula="of:=[.L5]/[.AA5]*100" office:value-type="float" office:value="0.998941967007121" calcext:value-type="float">
            <text:p>0.998941967007121</text:p>
          </table:table-cell>
          <table:table-cell/>
        </table:table-row>
        <table:table-row table:style-name="ro1">
          <table:table-cell office:value-type="string" calcext:value-type="string">
            <text:p>Data.Binary.Builder</text:p>
          </table:table-cell>
          <table:table-cell office:value-type="float" office:value="139.58" calcext:value-type="float">
            <text:p>139.58</text:p>
          </table:table-cell>
          <table:table-cell office:value-type="float" office:value="57.55" calcext:value-type="float">
            <text:p>57.55</text:p>
          </table:table-cell>
          <table:table-cell office:value-type="float" office:value="40.235" calcext:value-type="float">
            <text:p>40.235</text:p>
          </table:table-cell>
          <table:table-cell office:value-type="float" office:value="44.182" calcext:value-type="float">
            <text:p>44.182</text:p>
          </table:table-cell>
          <table:table-cell office:value-type="float" office:value="3.318" calcext:value-type="float">
            <text:p>3.318</text:p>
          </table:table-cell>
          <table:table-cell office:value-type="float" office:value="3.328" calcext:value-type="float">
            <text:p>3.328</text:p>
          </table:table-cell>
          <table:table-cell office:value-type="float" office:value="2.973" calcext:value-type="float">
            <text:p>2.973</text:p>
          </table:table-cell>
          <table:table-cell office:value-type="float" office:value="3.32" calcext:value-type="float">
            <text:p>3.32</text:p>
          </table:table-cell>
          <table:table-cell office:value-type="float" office:value="0.922" calcext:value-type="float">
            <text:p>0.922</text:p>
          </table:table-cell>
          <table:table-cell office:value-type="float" office:value="1.116" calcext:value-type="float">
            <text:p>1.116</text:p>
          </table:table-cell>
          <table:table-cell office:value-type="float" office:value="2.055" calcext:value-type="float">
            <text:p>2.055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6:.Y6])" office:value-type="float" office:value="299.544" calcext:value-type="float">
            <text:p>299.544</text:p>
          </table:table-cell>
          <table:table-cell table:formula="of:=[.L6]/[.AA6]*100" office:value-type="float" office:value="0.686042785033251" calcext:value-type="float">
            <text:p>0.686042785033251</text:p>
          </table:table-cell>
          <table:table-cell/>
        </table:table-row>
        <table:table-row table:style-name="ro1">
          <table:table-cell office:value-type="string" calcext:value-type="string">
            <text:p>Data.Binary.Generic</text:p>
          </table:table-cell>
          <table:table-cell office:value-type="float" office:value="86.177" calcext:value-type="float">
            <text:p>86.177</text:p>
          </table:table-cell>
          <table:table-cell office:value-type="float" office:value="61.661" calcext:value-type="float">
            <text:p>61.661</text:p>
          </table:table-cell>
          <table:table-cell office:value-type="float" office:value="8.175" calcext:value-type="float">
            <text:p>8.175</text:p>
          </table:table-cell>
          <table:table-cell office:value-type="float" office:value="15.277" calcext:value-type="float">
            <text:p>15.277</text:p>
          </table:table-cell>
          <table:table-cell office:value-type="float" office:value="3.037" calcext:value-type="float">
            <text:p>3.037</text:p>
          </table:table-cell>
          <table:table-cell office:value-type="float" office:value="2.4" calcext:value-type="float">
            <text:p>2.4</text:p>
          </table:table-cell>
          <table:table-cell office:value-type="float" office:value="1.352" calcext:value-type="float">
            <text:p>1.352</text:p>
          </table:table-cell>
          <table:table-cell office:value-type="float" office:value="2.863" calcext:value-type="float">
            <text:p>2.863</text:p>
          </table:table-cell>
          <table:table-cell office:value-type="float" office:value="1.311" calcext:value-type="float">
            <text:p>1.311</text:p>
          </table:table-cell>
          <table:table-cell office:value-type="float" office:value="0.709" calcext:value-type="float">
            <text:p>0.709</text:p>
          </table:table-cell>
          <table:table-cell office:value-type="float" office:value="2.025" calcext:value-type="float">
            <text:p>2.02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1.268" calcext:value-type="float">
            <text:p>1.268</text:p>
          </table:table-cell>
          <table:table-cell office:value-type="float" office:value="1.455" calcext:value-type="float">
            <text:p>1.455</text:p>
          </table:table-cell>
          <table:table-cell office:value-type="float" office:value="0.318" calcext:value-type="float">
            <text:p>0.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SUM([.B7:.Y7])" office:value-type="float" office:value="188.606" calcext:value-type="float">
            <text:p>188.606</text:p>
          </table:table-cell>
          <table:table-cell table:formula="of:=[.L7]/[.AA7]*100" office:value-type="float" office:value="1.07366679745077" calcext:value-type="float">
            <text:p>1.07366679745077</text:p>
          </table:table-cell>
          <table:table-cell/>
        </table:table-row>
        <table:table-row table:style-name="ro1">
          <table:table-cell office:value-type="string" calcext:value-type="string">
            <text:p>Data.Binary</text:p>
          </table:table-cell>
          <table:table-cell office:value-type="float" office:value="18.237" calcext:value-type="float">
            <text:p>18.237</text:p>
          </table:table-cell>
          <table:table-cell office:value-type="float" office:value="15.091" calcext:value-type="float">
            <text:p>15.091</text:p>
          </table:table-cell>
          <table:table-cell office:value-type="float" office:value="1.207" calcext:value-type="float">
            <text:p>1.207</text:p>
          </table:table-cell>
          <table:table-cell office:value-type="float" office:value="6.131" calcext:value-type="float">
            <text:p>6.131</text:p>
          </table:table-cell>
          <table:table-cell office:value-type="float" office:value="0.457" calcext:value-type="float">
            <text:p>0.457</text:p>
          </table:table-cell>
          <table:table-cell office:value-type="float" office:value="0.633" calcext:value-type="float">
            <text:p>0.633</text:p>
          </table:table-cell>
          <table:table-cell office:value-type="float" office:value="0.428" calcext:value-type="float">
            <text:p>0.428</text:p>
          </table:table-cell>
          <table:table-cell office:value-type="float" office:value="0.671" calcext:value-type="float">
            <text:p>0.671</text:p>
          </table:table-cell>
          <table:table-cell office:value-type="float" office:value="0.5" calcext:value-type="float">
            <text:p>0.5</text:p>
          </table:table-cell>
          <table:table-cell office:value-type="float" office:value="0.134" calcext:value-type="float">
            <text:p>0.134</text:p>
          </table:table-cell>
          <table:table-cell office:value-type="float" office:value="1.611" calcext:value-type="float">
            <text:p>1.611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7" calcext:value-type="float">
            <text:p>0.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8:.Y8])" office:value-type="float" office:value="46.008" calcext:value-type="float">
            <text:p>46.008</text:p>
          </table:table-cell>
          <table:table-cell table:formula="of:=[.L8]/[.AA8]*100" office:value-type="float" office:value="3.50156494522692" calcext:value-type="float">
            <text:p>3.50156494522692</text:p>
          </table:table-cell>
          <table:table-cell/>
        </table:table-row>
        <table:table-row table:style-name="ro1">
          <table:table-cell office:value-type="string" calcext:value-type="string">
            <text:p>Data.Binary.FloatCast</text:p>
          </table:table-cell>
          <table:table-cell office:value-type="float" office:value="0.565" calcext:value-type="float">
            <text:p>0.565</text:p>
          </table:table-cell>
          <table:table-cell office:value-type="float" office:value="2.241" calcext:value-type="float">
            <text:p>2.241</text:p>
          </table:table-cell>
          <table:table-cell office:value-type="float" office:value="0.217" calcext:value-type="float">
            <text:p>0.217</text:p>
          </table:table-cell>
          <table:table-cell office:value-type="float" office:value="0.913" calcext:value-type="float">
            <text:p>0.9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134" calcext:value-type="float">
            <text:p>0.13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9:.Y9])" office:value-type="float" office:value="5.776" calcext:value-type="float">
            <text:p>5.776</text:p>
          </table:table-cell>
          <table:table-cell table:formula="of:=[.L9]/[.AA9]*100" office:value-type="float" office:value="20.2216066481994" calcext:value-type="float">
            <text:p>20.2216066481994</text:p>
          </table:table-cell>
          <table:table-cell/>
        </table:table-row>
        <table:table-row table:style-name="ro1">
          <table:table-cell office:value-type="string" calcext:value-type="string">
            <text:p>Data.Binary.Internal</text:p>
          </table:table-cell>
          <table:table-cell office:value-type="float" office:value="0.432" calcext:value-type="float">
            <text:p>0.4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9" calcext:value-type="float">
            <text:p>0.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0:.Y10])" office:value-type="float" office:value="3.264" calcext:value-type="float">
            <text:p>3.264</text:p>
          </table:table-cell>
          <table:table-cell table:formula="of:=[.L10]/[.AA10]*100" office:value-type="float" office:value="20.8026960784314" calcext:value-type="float">
            <text:p>20.8026960784314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5"/>
          <table:table-cell office:value-type="string" calcext:value-type="string">
            <text:p>Total </text:p>
          </table:table-cell>
          <table:table-cell table:formula="of:=SUM([.AA2:.AA10])" office:value-type="float" office:value="8319.394" calcext:value-type="float">
            <text:p>8319.394</text:p>
          </table:table-cell>
          <table:table-cell table:formula="of:=AVERAGE([.AB2:.AB10])" office:value-type="float" office:value="5.4202275904146" calcext:value-type="float">
            <text:p>5.420227590414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</text:p>
          </table:table-cell>
          <table:table-cell table:formula="of:=SUM([.L2:.L10])" office:value-type="float" office:value="28.398" calcext:value-type="float">
            <text:p>28.398</text:p>
          </table:table-cell>
          <table:table-cell table:formula="of:=GEOMEAN([.AB2:.AB10])" office:value-type="float" office:value="1.60529477871208" calcext:value-type="float">
            <text:p>1.60529477871208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 (%)</text:p>
          </table:table-cell>
          <table:table-cell table:formula="of:=[.AA13]/[.AA12]*100" office:value-type="float" office:value="0.341346977916901" calcext:value-type="float">
            <text:p>0.341346977916901</text:p>
          </table:table-cell>
          <table:table-cell table:number-columns-repeated="2"/>
        </table:table-row>
      </table:table>
      <table:table table:name="bytestring-0.12.1.0" table:style-name="ta1">
        <office:forms form:automatic-focus="false" form:apply-design-mode="false"/>
        <table:table-column table:style-name="co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Liberate case</text:p>
          </table:table-cell>
          <table:table-cell office:value-type="string" calcext:value-type="string">
            <text:p>Called arity analysis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ByteString</text:p>
          </table:table-cell>
          <table:table-cell office:value-type="float" office:value="1431.611" calcext:value-type="float">
            <text:p>1431.611</text:p>
          </table:table-cell>
          <table:table-cell office:value-type="float" office:value="355.78" calcext:value-type="float">
            <text:p>355.78</text:p>
          </table:table-cell>
          <table:table-cell office:value-type="float" office:value="76.736" calcext:value-type="float">
            <text:p>76.736</text:p>
          </table:table-cell>
          <table:table-cell office:value-type="float" office:value="76.089" calcext:value-type="float">
            <text:p>76.089</text:p>
          </table:table-cell>
          <table:table-cell office:value-type="float" office:value="45.649" calcext:value-type="float">
            <text:p>45.649</text:p>
          </table:table-cell>
          <table:table-cell office:value-type="float" office:value="85.068" calcext:value-type="float">
            <text:p>85.068</text:p>
          </table:table-cell>
          <table:table-cell office:value-type="float" office:value="27.992" calcext:value-type="float">
            <text:p>27.992</text:p>
          </table:table-cell>
          <table:table-cell office:value-type="float" office:value="17.525" calcext:value-type="float">
            <text:p>17.525</text:p>
          </table:table-cell>
          <table:table-cell office:value-type="float" office:value="7.955" calcext:value-type="float">
            <text:p>7.955</text:p>
          </table:table-cell>
          <table:table-cell office:value-type="float" office:value="12.251" calcext:value-type="float">
            <text:p>12.251</text:p>
          </table:table-cell>
          <table:table-cell office:value-type="float" office:value="6.785" calcext:value-type="float">
            <text:p>6.785</text:p>
          </table:table-cell>
          <table:table-cell office:value-type="float" office:value="8.057" calcext:value-type="float">
            <text:p>8.057</text:p>
          </table:table-cell>
          <table:table-cell office:value-type="float" office:value="0" calcext:value-type="float">
            <text:p>0</text:p>
          </table:table-cell>
          <table:table-cell office:value-type="float" office:value="5.862" calcext:value-type="float">
            <text:p>5.862</text:p>
          </table:table-cell>
          <table:table-cell office:value-type="float" office:value="2.179" calcext:value-type="float">
            <text:p>2.179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:.Z2])" office:value-type="float" office:value="2160.62" calcext:value-type="float">
            <text:p>2160.62</text:p>
          </table:table-cell>
          <table:table-cell table:formula="of:=[.I2]/[.AB2]*100" office:value-type="float" office:value="0.811109774046338" calcext:value-type="float">
            <text:p>0.811109774046338</text:p>
          </table:table-cell>
          <table:table-cell/>
        </table:table-row>
        <table:table-row table:style-name="ro1">
          <table:table-cell office:value-type="string" calcext:value-type="string">
            <text:p>Data.ByteString.Short.Internal</text:p>
          </table:table-cell>
          <table:table-cell office:value-type="float" office:value="984.199" calcext:value-type="float">
            <text:p>984.199</text:p>
          </table:table-cell>
          <table:table-cell office:value-type="float" office:value="583.693" calcext:value-type="float">
            <text:p>583.693</text:p>
          </table:table-cell>
          <table:table-cell office:value-type="float" office:value="115.421" calcext:value-type="float">
            <text:p>115.421</text:p>
          </table:table-cell>
          <table:table-cell office:value-type="float" office:value="116.547" calcext:value-type="float">
            <text:p>116.547</text:p>
          </table:table-cell>
          <table:table-cell office:value-type="float" office:value="23.937" calcext:value-type="float">
            <text:p>23.937</text:p>
          </table:table-cell>
          <table:table-cell office:value-type="float" office:value="13.895" calcext:value-type="float">
            <text:p>13.895</text:p>
          </table:table-cell>
          <table:table-cell office:value-type="float" office:value="24.498" calcext:value-type="float">
            <text:p>24.498</text:p>
          </table:table-cell>
          <table:table-cell office:value-type="float" office:value="17.265" calcext:value-type="float">
            <text:p>17.265</text:p>
          </table:table-cell>
          <table:table-cell office:value-type="float" office:value="26.327" calcext:value-type="float">
            <text:p>26.327</text:p>
          </table:table-cell>
          <table:table-cell office:value-type="float" office:value="15.706" calcext:value-type="float">
            <text:p>15.706</text:p>
          </table:table-cell>
          <table:table-cell office:value-type="float" office:value="8.11" calcext:value-type="float">
            <text:p>8.11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  <table:table-cell office:value-type="float" office:value="2.537" calcext:value-type="float">
            <text:p>2.537</text:p>
          </table:table-cell>
          <table:table-cell office:value-type="float" office:value="1.999" calcext:value-type="float">
            <text:p>1.999</text:p>
          </table:table-cell>
          <table:table-cell office:value-type="float" office:value="0" calcext:value-type="float">
            <text:p>0</text:p>
          </table:table-cell>
          <table:table-cell office:value-type="float" office:value="1.441" calcext:value-type="float">
            <text:p>1.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:.Z3])" office:value-type="float" office:value="1941.676" calcext:value-type="float">
            <text:p>1941.676</text:p>
          </table:table-cell>
          <table:table-cell table:formula="of:=[.I3]/[.AB3]*100" office:value-type="float" office:value="0.889180275184943" calcext:value-type="float">
            <text:p>0.889180275184943</text:p>
          </table:table-cell>
          <table:table-cell/>
        </table:table-row>
        <table:table-row table:style-name="ro1">
          <table:table-cell office:value-type="string" calcext:value-type="string">
            <text:p>Data.ByteString.Lazy</text:p>
          </table:table-cell>
          <table:table-cell office:value-type="float" office:value="1109.292" calcext:value-type="float">
            <text:p>1109.292</text:p>
          </table:table-cell>
          <table:table-cell office:value-type="float" office:value="449.413" calcext:value-type="float">
            <text:p>449.413</text:p>
          </table:table-cell>
          <table:table-cell office:value-type="float" office:value="54.983" calcext:value-type="float">
            <text:p>54.983</text:p>
          </table:table-cell>
          <table:table-cell office:value-type="float" office:value="59.534" calcext:value-type="float">
            <text:p>59.534</text:p>
          </table:table-cell>
          <table:table-cell office:value-type="float" office:value="30.399" calcext:value-type="float">
            <text:p>30.399</text:p>
          </table:table-cell>
          <table:table-cell office:value-type="float" office:value="24.833" calcext:value-type="float">
            <text:p>24.833</text:p>
          </table:table-cell>
          <table:table-cell office:value-type="float" office:value="18.722" calcext:value-type="float">
            <text:p>18.722</text:p>
          </table:table-cell>
          <table:table-cell office:value-type="float" office:value="12.751" calcext:value-type="float">
            <text:p>12.751</text:p>
          </table:table-cell>
          <table:table-cell office:value-type="float" office:value="18.75" calcext:value-type="float">
            <text:p>18.75</text:p>
          </table:table-cell>
          <table:table-cell office:value-type="float" office:value="13.207" calcext:value-type="float">
            <text:p>13.207</text:p>
          </table:table-cell>
          <table:table-cell office:value-type="float" office:value="6.557" calcext:value-type="float">
            <text:p>6.557</text:p>
          </table:table-cell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office:value-type="float" office:value="2.764" calcext:value-type="float">
            <text:p>2.764</text:p>
          </table:table-cell>
          <table:table-cell office:value-type="float" office:value="3.293" calcext:value-type="float">
            <text:p>3.293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4:.Z4])" office:value-type="float" office:value="1814.853" calcext:value-type="float">
            <text:p>1814.853</text:p>
          </table:table-cell>
          <table:table-cell table:formula="of:=[.I4]/[.AB4]*100" office:value-type="float" office:value="0.702591339353656" calcext:value-type="float">
            <text:p>0.702591339353656</text:p>
          </table:table-cell>
          <table:table-cell/>
        </table:table-row>
        <table:table-row table:style-name="ro1">
          <table:table-cell office:value-type="string" calcext:value-type="string">
            <text:p>Data.ByteString.Char8</text:p>
          </table:table-cell>
          <table:table-cell office:value-type="float" office:value="744.889" calcext:value-type="float">
            <text:p>744.889</text:p>
          </table:table-cell>
          <table:table-cell office:value-type="float" office:value="216.103" calcext:value-type="float">
            <text:p>216.103</text:p>
          </table:table-cell>
          <table:table-cell office:value-type="float" office:value="14.805" calcext:value-type="float">
            <text:p>14.805</text:p>
          </table:table-cell>
          <table:table-cell office:value-type="float" office:value="24.459" calcext:value-type="float">
            <text:p>24.459</text:p>
          </table:table-cell>
          <table:table-cell office:value-type="float" office:value="16.568" calcext:value-type="float">
            <text:p>16.568</text:p>
          </table:table-cell>
          <table:table-cell office:value-type="float" office:value="14.126" calcext:value-type="float">
            <text:p>14.126</text:p>
          </table:table-cell>
          <table:table-cell office:value-type="float" office:value="17.842" calcext:value-type="float">
            <text:p>17.842</text:p>
          </table:table-cell>
          <table:table-cell office:value-type="float" office:value="9.884" calcext:value-type="float">
            <text:p>9.884</text:p>
          </table:table-cell>
          <table:table-cell office:value-type="float" office:value="4.162" calcext:value-type="float">
            <text:p>4.162</text:p>
          </table:table-cell>
          <table:table-cell office:value-type="float" office:value="9.403" calcext:value-type="float">
            <text:p>9.403</text:p>
          </table:table-cell>
          <table:table-cell office:value-type="float" office:value="4.73" calcext:value-type="float">
            <text:p>4.73</text:p>
          </table:table-cell>
          <table:table-cell office:value-type="float" office:value="1.256" calcext:value-type="float">
            <text:p>1.256</text:p>
          </table:table-cell>
          <table:table-cell office:value-type="float" office:value="0" calcext:value-type="float">
            <text:p>0</text:p>
          </table:table-cell>
          <table:table-cell office:value-type="float" office:value="2.956" calcext:value-type="float">
            <text:p>2.956</text:p>
          </table:table-cell>
          <table:table-cell office:value-type="float" office:value="1.435" calcext:value-type="float">
            <text:p>1.435</text:p>
          </table:table-cell>
          <table:table-cell office:value-type="float" office:value="0" calcext:value-type="float">
            <text:p>0</text:p>
          </table:table-cell>
          <table:table-cell office:value-type="float" office:value="1.327" calcext:value-type="float">
            <text:p>1.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5:.Z5])" office:value-type="float" office:value="1084.044" calcext:value-type="float">
            <text:p>1084.044</text:p>
          </table:table-cell>
          <table:table-cell table:formula="of:=[.I5]/[.AB5]*100" office:value-type="float" office:value="0.911771108921778" calcext:value-type="float">
            <text:p>0.911771108921778</text:p>
          </table:table-cell>
          <table:table-cell/>
        </table:table-row>
        <table:table-row table:style-name="ro1">
          <table:table-cell office:value-type="string" calcext:value-type="string">
            <text:p>Data.ByteString.Internal.Type</text:p>
          </table:table-cell>
          <table:table-cell office:value-type="float" office:value="477.319" calcext:value-type="float">
            <text:p>477.319</text:p>
          </table:table-cell>
          <table:table-cell office:value-type="float" office:value="204.888" calcext:value-type="float">
            <text:p>204.888</text:p>
          </table:table-cell>
          <table:table-cell office:value-type="float" office:value="163.832" calcext:value-type="float">
            <text:p>163.832</text:p>
          </table:table-cell>
          <table:table-cell office:value-type="float" office:value="37.021" calcext:value-type="float">
            <text:p>37.021</text:p>
          </table:table-cell>
          <table:table-cell office:value-type="float" office:value="13.891" calcext:value-type="float">
            <text:p>13.891</text:p>
          </table:table-cell>
          <table:table-cell office:value-type="float" office:value="8.304" calcext:value-type="float">
            <text:p>8.304</text:p>
          </table:table-cell>
          <table:table-cell office:value-type="float" office:value="8.603" calcext:value-type="float">
            <text:p>8.603</text:p>
          </table:table-cell>
          <table:table-cell office:value-type="float" office:value="13.742" calcext:value-type="float">
            <text:p>13.742</text:p>
          </table:table-cell>
          <table:table-cell office:value-type="float" office:value="8.475" calcext:value-type="float">
            <text:p>8.475</text:p>
          </table:table-cell>
          <table:table-cell office:value-type="float" office:value="1.747" calcext:value-type="float">
            <text:p>1.747</text:p>
          </table:table-cell>
          <table:table-cell office:value-type="float" office:value="3.481" calcext:value-type="float">
            <text:p>3.481</text:p>
          </table:table-cell>
          <table:table-cell office:value-type="float" office:value="3.558" calcext:value-type="float">
            <text:p>3.558</text:p>
          </table:table-cell>
          <table:table-cell office:value-type="float" office:value="0" calcext:value-type="float">
            <text:p>0</text:p>
          </table:table-cell>
          <table:table-cell office:value-type="float" office:value="4.106" calcext:value-type="float">
            <text:p>4.106</text:p>
          </table:table-cell>
          <table:table-cell office:value-type="float" office:value="1.046" calcext:value-type="float">
            <text:p>1.04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6:.Z6])" office:value-type="float" office:value="950.666" calcext:value-type="float">
            <text:p>950.666</text:p>
          </table:table-cell>
          <table:table-cell table:formula="of:=[.I6]/[.AB6]*100" office:value-type="float" office:value="1.44551293514231" calcext:value-type="float">
            <text:p>1.44551293514231</text:p>
          </table:table-cell>
          <table:table-cell/>
        </table:table-row>
        <table:table-row table:style-name="ro1">
          <table:table-cell office:value-type="string" calcext:value-type="string">
            <text:p>Data.ByteString.Lazy.Char8</text:p>
          </table:table-cell>
          <table:table-cell office:value-type="float" office:value="566.77" calcext:value-type="float">
            <text:p>566.77</text:p>
          </table:table-cell>
          <table:table-cell office:value-type="float" office:value="252.281" calcext:value-type="float">
            <text:p>252.281</text:p>
          </table:table-cell>
          <table:table-cell office:value-type="float" office:value="15.39" calcext:value-type="float">
            <text:p>15.39</text:p>
          </table:table-cell>
          <table:table-cell office:value-type="float" office:value="36.011" calcext:value-type="float">
            <text:p>36.011</text:p>
          </table:table-cell>
          <table:table-cell office:value-type="float" office:value="13.688" calcext:value-type="float">
            <text:p>13.688</text:p>
          </table:table-cell>
          <table:table-cell office:value-type="float" office:value="8.525" calcext:value-type="float">
            <text:p>8.525</text:p>
          </table:table-cell>
          <table:table-cell office:value-type="float" office:value="12.342" calcext:value-type="float">
            <text:p>12.342</text:p>
          </table:table-cell>
          <table:table-cell office:value-type="float" office:value="5.61" calcext:value-type="float">
            <text:p>5.61</text:p>
          </table:table-cell>
          <table:table-cell office:value-type="float" office:value="6.211" calcext:value-type="float">
            <text:p>6.211</text:p>
          </table:table-cell>
          <table:table-cell office:value-type="float" office:value="2.309" calcext:value-type="float">
            <text:p>2.309</text:p>
          </table:table-cell>
          <table:table-cell office:value-type="float" office:value="3.418" calcext:value-type="float">
            <text:p>3.418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1.556" calcext:value-type="float">
            <text:p>1.556</text:p>
          </table:table-cell>
          <table:table-cell office:value-type="float" office:value="1.187" calcext:value-type="float">
            <text:p>1.187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7:.Z7])" office:value-type="float" office:value="927.178" calcext:value-type="float">
            <text:p>927.178</text:p>
          </table:table-cell>
          <table:table-cell table:formula="of:=[.I7]/[.AB7]*100" office:value-type="float" office:value="0.605061811216401" calcext:value-type="float">
            <text:p>0.605061811216401</text:p>
          </table:table-cell>
          <table:table-cell/>
        </table:table-row>
        <table:table-row table:style-name="ro1">
          <table:table-cell office:value-type="string" calcext:value-type="string">
            <text:p>Data.ByteString.Builder.Internal</text:p>
          </table:table-cell>
          <table:table-cell office:value-type="float" office:value="524.973" calcext:value-type="float">
            <text:p>524.973</text:p>
          </table:table-cell>
          <table:table-cell office:value-type="float" office:value="210.802" calcext:value-type="float">
            <text:p>210.802</text:p>
          </table:table-cell>
          <table:table-cell office:value-type="float" office:value="26.396" calcext:value-type="float">
            <text:p>26.396</text:p>
          </table:table-cell>
          <table:table-cell office:value-type="float" office:value="31.518" calcext:value-type="float">
            <text:p>31.518</text:p>
          </table:table-cell>
          <table:table-cell office:value-type="float" office:value="15.362" calcext:value-type="float">
            <text:p>15.362</text:p>
          </table:table-cell>
          <table:table-cell office:value-type="float" office:value="7.495" calcext:value-type="float">
            <text:p>7.495</text:p>
          </table:table-cell>
          <table:table-cell office:value-type="float" office:value="13.78" calcext:value-type="float">
            <text:p>13.78</text:p>
          </table:table-cell>
          <table:table-cell office:value-type="float" office:value="7.609" calcext:value-type="float">
            <text:p>7.609</text:p>
          </table:table-cell>
          <table:table-cell office:value-type="float" office:value="4.373" calcext:value-type="float">
            <text:p>4.373</text:p>
          </table:table-cell>
          <table:table-cell office:value-type="float" office:value="2.44" calcext:value-type="float">
            <text:p>2.44</text:p>
          </table:table-cell>
          <table:table-cell office:value-type="float" office:value="4.296" calcext:value-type="float">
            <text:p>4.296</text:p>
          </table:table-cell>
          <table:table-cell office:value-type="float" office:value="2.726" calcext:value-type="float">
            <text:p>2.726</text:p>
          </table:table-cell>
          <table:table-cell office:value-type="float" office:value="0" calcext:value-type="float">
            <text:p>0</text:p>
          </table:table-cell>
          <table:table-cell office:value-type="float" office:value="5.849" calcext:value-type="float">
            <text:p>5.849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8:.Z8])" office:value-type="float" office:value="859.259" calcext:value-type="float">
            <text:p>859.259</text:p>
          </table:table-cell>
          <table:table-cell table:formula="of:=[.I8]/[.AB8]*100" office:value-type="float" office:value="0.885530439599702" calcext:value-type="float">
            <text:p>0.885530439599702</text:p>
          </table:table-cell>
          <table:table-cell/>
        </table:table-row>
        <table:table-row table:style-name="ro1">
          <table:table-cell office:value-type="string" calcext:value-type="string">
            <text:p>Data.ByteString.Builder.Prim</text:p>
          </table:table-cell>
          <table:table-cell office:value-type="float" office:value="275.771" calcext:value-type="float">
            <text:p>275.771</text:p>
          </table:table-cell>
          <table:table-cell office:value-type="float" office:value="194.99" calcext:value-type="float">
            <text:p>194.99</text:p>
          </table:table-cell>
          <table:table-cell office:value-type="float" office:value="14.383" calcext:value-type="float">
            <text:p>14.383</text:p>
          </table:table-cell>
          <table:table-cell office:value-type="float" office:value="107.184" calcext:value-type="float">
            <text:p>107.184</text:p>
          </table:table-cell>
          <table:table-cell office:value-type="float" office:value="16.975" calcext:value-type="float">
            <text:p>16.975</text:p>
          </table:table-cell>
          <table:table-cell office:value-type="float" office:value="3.412" calcext:value-type="float">
            <text:p>3.412</text:p>
          </table:table-cell>
          <table:table-cell office:value-type="float" office:value="5.034" calcext:value-type="float">
            <text:p>5.034</text:p>
          </table:table-cell>
          <table:table-cell office:value-type="float" office:value="6.071" calcext:value-type="float">
            <text:p>6.071</text:p>
          </table:table-cell>
          <table:table-cell office:value-type="float" office:value="3.063" calcext:value-type="float">
            <text:p>3.063</text:p>
          </table:table-cell>
          <table:table-cell office:value-type="float" office:value="6.222" calcext:value-type="float">
            <text:p>6.222</text:p>
          </table:table-cell>
          <table:table-cell office:value-type="float" office:value="9.925" calcext:value-type="float">
            <text:p>9.925</text:p>
          </table:table-cell>
          <table:table-cell office:value-type="float" office:value="5.569" calcext:value-type="float">
            <text:p>5.569</text:p>
          </table:table-cell>
          <table:table-cell office:value-type="float" office:value="0" calcext:value-type="float">
            <text:p>0</text:p>
          </table:table-cell>
          <table:table-cell office:value-type="float" office:value="0.586" calcext:value-type="float">
            <text:p>0.586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9:.Z9])" office:value-type="float" office:value="650.107" calcext:value-type="float">
            <text:p>650.107</text:p>
          </table:table-cell>
          <table:table-cell table:formula="of:=[.I9]/[.AB9]*100" office:value-type="float" office:value="0.933846274536346" calcext:value-type="float">
            <text:p>0.933846274536346</text:p>
          </table:table-cell>
          <table:table-cell/>
        </table:table-row>
        <table:table-row table:style-name="ro1">
          <table:table-cell office:value-type="string" calcext:value-type="string">
            <text:p>Data.ByteString.Builder.RealFloat.Internal</text:p>
          </table:table-cell>
          <table:table-cell office:value-type="float" office:value="283.961" calcext:value-type="float">
            <text:p>283.961</text:p>
          </table:table-cell>
          <table:table-cell office:value-type="float" office:value="146.558" calcext:value-type="float">
            <text:p>146.558</text:p>
          </table:table-cell>
          <table:table-cell office:value-type="float" office:value="39.993" calcext:value-type="float">
            <text:p>39.993</text:p>
          </table:table-cell>
          <table:table-cell office:value-type="float" office:value="19.562" calcext:value-type="float">
            <text:p>19.562</text:p>
          </table:table-cell>
          <table:table-cell office:value-type="float" office:value="6.554" calcext:value-type="float">
            <text:p>6.554</text:p>
          </table:table-cell>
          <table:table-cell office:value-type="float" office:value="9.676" calcext:value-type="float">
            <text:p>9.676</text:p>
          </table:table-cell>
          <table:table-cell office:value-type="float" office:value="9.635" calcext:value-type="float">
            <text:p>9.635</text:p>
          </table:table-cell>
          <table:table-cell office:value-type="float" office:value="7.085" calcext:value-type="float">
            <text:p>7.085</text:p>
          </table:table-cell>
          <table:table-cell office:value-type="float" office:value="5.383" calcext:value-type="float">
            <text:p>5.383</text:p>
          </table:table-cell>
          <table:table-cell office:value-type="float" office:value="2.18" calcext:value-type="float">
            <text:p>2.18</text:p>
          </table:table-cell>
          <table:table-cell office:value-type="float" office:value="2.332" calcext:value-type="float">
            <text:p>2.332</text:p>
          </table:table-cell>
          <table:table-cell office:value-type="float" office:value="4.027" calcext:value-type="float">
            <text:p>4.027</text:p>
          </table:table-cell>
          <table:table-cell office:value-type="float" office:value="0" calcext:value-type="float">
            <text:p>0</text:p>
          </table:table-cell>
          <table:table-cell office:value-type="float" office:value="2.199" calcext:value-type="float">
            <text:p>2.199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0:.Z10])" office:value-type="float" office:value="540.52" calcext:value-type="float">
            <text:p>540.52</text:p>
          </table:table-cell>
          <table:table-cell table:formula="of:=[.I10]/[.AB10]*100" office:value-type="float" office:value="1.31077480944276" calcext:value-type="float">
            <text:p>1.31077480944276</text:p>
          </table:table-cell>
          <table:table-cell/>
        </table:table-row>
        <table:table-row table:style-name="ro1">
          <table:table-cell office:value-type="string" calcext:value-type="string">
            <text:p>Data.ByteString.Builder.ASCII</text:p>
          </table:table-cell>
          <table:table-cell office:value-type="float" office:value="220.766" calcext:value-type="float">
            <text:p>220.766</text:p>
          </table:table-cell>
          <table:table-cell office:value-type="float" office:value="81.171" calcext:value-type="float">
            <text:p>81.171</text:p>
          </table:table-cell>
          <table:table-cell office:value-type="float" office:value="5.144" calcext:value-type="float">
            <text:p>5.144</text:p>
          </table:table-cell>
          <table:table-cell office:value-type="float" office:value="14.156" calcext:value-type="float">
            <text:p>14.156</text:p>
          </table:table-cell>
          <table:table-cell office:value-type="float" office:value="7.262" calcext:value-type="float">
            <text:p>7.262</text:p>
          </table:table-cell>
          <table:table-cell office:value-type="float" office:value="3.757" calcext:value-type="float">
            <text:p>3.757</text:p>
          </table:table-cell>
          <table:table-cell office:value-type="float" office:value="6.333" calcext:value-type="float">
            <text:p>6.333</text:p>
          </table:table-cell>
          <table:table-cell office:value-type="float" office:value="2.528" calcext:value-type="float">
            <text:p>2.528</text:p>
          </table:table-cell>
          <table:table-cell office:value-type="float" office:value="2.1" calcext:value-type="float">
            <text:p>2.1</text:p>
          </table:table-cell>
          <table:table-cell office:value-type="float" office:value="1.002" calcext:value-type="float">
            <text:p>1.002</text:p>
          </table:table-cell>
          <table:table-cell office:value-type="float" office:value="2.239" calcext:value-type="float">
            <text:p>2.239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4.499" calcext:value-type="float">
            <text:p>4.499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1:.Z11])" office:value-type="float" office:value="352.367" calcext:value-type="float">
            <text:p>352.367</text:p>
          </table:table-cell>
          <table:table-cell table:formula="of:=[.I11]/[.AB11]*100" office:value-type="float" office:value="0.717433811906336" calcext:value-type="float">
            <text:p>0.717433811906336</text:p>
          </table:table-cell>
          <table:table-cell/>
        </table:table-row>
        <table:table-row table:style-name="ro1">
          <table:table-cell office:value-type="string" calcext:value-type="string">
            <text:p>Data.ByteString.Lazy.ReadInt</text:p>
          </table:table-cell>
          <table:table-cell office:value-type="float" office:value="198.266" calcext:value-type="float">
            <text:p>198.266</text:p>
          </table:table-cell>
          <table:table-cell office:value-type="float" office:value="86.893" calcext:value-type="float">
            <text:p>86.893</text:p>
          </table:table-cell>
          <table:table-cell office:value-type="float" office:value="5.866" calcext:value-type="float">
            <text:p>5.866</text:p>
          </table:table-cell>
          <table:table-cell office:value-type="float" office:value="21.392" calcext:value-type="float">
            <text:p>21.392</text:p>
          </table:table-cell>
          <table:table-cell office:value-type="float" office:value="8.678" calcext:value-type="float">
            <text:p>8.678</text:p>
          </table:table-cell>
          <table:table-cell office:value-type="float" office:value="5.517" calcext:value-type="float">
            <text:p>5.517</text:p>
          </table:table-cell>
          <table:table-cell office:value-type="float" office:value="5.85" calcext:value-type="float">
            <text:p>5.85</text:p>
          </table:table-cell>
          <table:table-cell office:value-type="float" office:value="2.654" calcext:value-type="float">
            <text:p>2.654</text:p>
          </table:table-cell>
          <table:table-cell office:value-type="float" office:value="7.266" calcext:value-type="float">
            <text:p>7.266</text:p>
          </table:table-cell>
          <table:table-cell office:value-type="float" office:value="1.74" calcext:value-type="float">
            <text:p>1.74</text:p>
          </table:table-cell>
          <table:table-cell office:value-type="float" office:value="2.447" calcext:value-type="float">
            <text:p>2.447</text:p>
          </table:table-cell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float" office:value="1.453" calcext:value-type="float">
            <text:p>1.453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2:.Z12])" office:value-type="float" office:value="350.151" calcext:value-type="float">
            <text:p>350.151</text:p>
          </table:table-cell>
          <table:table-cell table:formula="of:=[.I12]/[.AB12]*100" office:value-type="float" office:value="0.757958709242584" calcext:value-type="float">
            <text:p>0.757958709242584</text:p>
          </table:table-cell>
          <table:table-cell/>
        </table:table-row>
        <table:table-row table:style-name="ro1">
          <table:table-cell office:value-type="string" calcext:value-type="string">
            <text:p>Data.ByteString.Builder.RealFloat</text:p>
          </table:table-cell>
          <table:table-cell office:value-type="float" office:value="192.318" calcext:value-type="float">
            <text:p>192.318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6.749" calcext:value-type="float">
            <text:p>6.749</text:p>
          </table:table-cell>
          <table:table-cell office:value-type="float" office:value="11.623" calcext:value-type="float">
            <text:p>11.623</text:p>
          </table:table-cell>
          <table:table-cell office:value-type="float" office:value="4.224" calcext:value-type="float">
            <text:p>4.224</text:p>
          </table:table-cell>
          <table:table-cell office:value-type="float" office:value="5.491" calcext:value-type="float">
            <text:p>5.491</text:p>
          </table:table-cell>
          <table:table-cell office:value-type="float" office:value="6.059" calcext:value-type="float">
            <text:p>6.059</text:p>
          </table:table-cell>
          <table:table-cell office:value-type="float" office:value="1.867" calcext:value-type="float">
            <text:p>1.867</text:p>
          </table:table-cell>
          <table:table-cell office:value-type="float" office:value="1.43" calcext:value-type="float">
            <text:p>1.43</text:p>
          </table:table-cell>
          <table:table-cell office:value-type="float" office:value="0.916" calcext:value-type="float">
            <text:p>0.916</text:p>
          </table:table-cell>
          <table:table-cell office:value-type="float" office:value="1.692" calcext:value-type="float">
            <text:p>1.69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978" calcext:value-type="float">
            <text:p>0.978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SUM([.B13:.Z13])" office:value-type="float" office:value="336.306" calcext:value-type="float">
            <text:p>336.306</text:p>
          </table:table-cell>
          <table:table-cell table:formula="of:=[.I13]/[.AB13]*100" office:value-type="float" office:value="0.555149179616183" calcext:value-type="float">
            <text:p>0.555149179616183</text:p>
          </table:table-cell>
          <table:table-cell/>
        </table:table-row>
        <table:table-row table:style-name="ro1">
          <table:table-cell office:value-type="string" calcext:value-type="string">
            <text:p>Data.ByteString.Lazy.Internal</text:p>
          </table:table-cell>
          <table:table-cell office:value-type="float" office:value="114.621" calcext:value-type="float">
            <text:p>114.621</text:p>
          </table:table-cell>
          <table:table-cell office:value-type="float" office:value="131.404" calcext:value-type="float">
            <text:p>131.404</text:p>
          </table:table-cell>
          <table:table-cell office:value-type="float" office:value="18.567" calcext:value-type="float">
            <text:p>18.567</text:p>
          </table:table-cell>
          <table:table-cell office:value-type="float" office:value="11.095" calcext:value-type="float">
            <text:p>11.095</text:p>
          </table:table-cell>
          <table:table-cell office:value-type="float" office:value="4.388" calcext:value-type="float">
            <text:p>4.388</text:p>
          </table:table-cell>
          <table:table-cell office:value-type="float" office:value="3.18" calcext:value-type="float">
            <text:p>3.18</text:p>
          </table:table-cell>
          <table:table-cell office:value-type="float" office:value="3.243" calcext:value-type="float">
            <text:p>3.243</text:p>
          </table:table-cell>
          <table:table-cell office:value-type="float" office:value="3.686" calcext:value-type="float">
            <text:p>3.686</text:p>
          </table:table-cell>
          <table:table-cell office:value-type="float" office:value="2.934" calcext:value-type="float">
            <text:p>2.934</text:p>
          </table:table-cell>
          <table:table-cell office:value-type="float" office:value="0.973" calcext:value-type="float">
            <text:p>0.973</text:p>
          </table:table-cell>
          <table:table-cell office:value-type="float" office:value="2.163" calcext:value-type="float">
            <text:p>2.163</text:p>
          </table:table-cell>
          <table:table-cell office:value-type="float" office:value="2.788" calcext:value-type="float">
            <text:p>2.788</text:p>
          </table:table-cell>
          <table:table-cell office:value-type="float" office:value="0" calcext:value-type="float">
            <text:p>0</text:p>
          </table:table-cell>
          <table:table-cell office:value-type="float" office:value="0.699" calcext:value-type="float">
            <text:p>0.699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SUM([.B14:.Z14])" office:value-type="float" office:value="300.473" calcext:value-type="float">
            <text:p>300.473</text:p>
          </table:table-cell>
          <table:table-cell table:formula="of:=[.I14]/[.AB14]*100" office:value-type="float" office:value="1.226732518396" calcext:value-type="float">
            <text:p>1.226732518396</text:p>
          </table:table-cell>
          <table:table-cell/>
        </table:table-row>
        <table:table-row table:style-name="ro1">
          <table:table-cell office:value-type="string" calcext:value-type="string">
            <text:p>Data.ByteString.ReadInt</text:p>
          </table:table-cell>
          <table:table-cell office:value-type="float" office:value="159.956" calcext:value-type="float">
            <text:p>159.956</text:p>
          </table:table-cell>
          <table:table-cell office:value-type="float" office:value="49.794" calcext:value-type="float">
            <text:p>49.794</text:p>
          </table:table-cell>
          <table:table-cell office:value-type="float" office:value="8.15" calcext:value-type="float">
            <text:p>8.15</text:p>
          </table:table-cell>
          <table:table-cell office:value-type="float" office:value="6.945" calcext:value-type="float">
            <text:p>6.945</text:p>
          </table:table-cell>
          <table:table-cell office:value-type="float" office:value="3.016" calcext:value-type="float">
            <text:p>3.016</text:p>
          </table:table-cell>
          <table:table-cell office:value-type="float" office:value="9.816" calcext:value-type="float">
            <text:p>9.816</text:p>
          </table:table-cell>
          <table:table-cell office:value-type="float" office:value="3.958" calcext:value-type="float">
            <text:p>3.958</text:p>
          </table:table-cell>
          <table:table-cell office:value-type="float" office:value="2.673" calcext:value-type="float">
            <text:p>2.673</text:p>
          </table:table-cell>
          <table:table-cell office:value-type="float" office:value="1.649" calcext:value-type="float">
            <text:p>1.649</text:p>
          </table:table-cell>
          <table:table-cell office:value-type="float" office:value="0.775" calcext:value-type="float">
            <text:p>0.775</text:p>
          </table:table-cell>
          <table:table-cell office:value-type="float" office:value="1.726" calcext:value-type="float">
            <text:p>1.726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.466" calcext:value-type="float">
            <text:p>0.466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5:.Z15])" office:value-type="float" office:value="250.977" calcext:value-type="float">
            <text:p>250.977</text:p>
          </table:table-cell>
          <table:table-cell table:formula="of:=[.I15]/[.AB15]*100" office:value-type="float" office:value="1.06503783215195" calcext:value-type="float">
            <text:p>1.06503783215195</text:p>
          </table:table-cell>
          <table:table-cell/>
        </table:table-row>
        <table:table-row table:style-name="ro1">
          <table:table-cell office:value-type="string" calcext:value-type="string">
            <text:p>Data.ByteString.Builder.Prim.ASCII</text:p>
          </table:table-cell>
          <table:table-cell office:value-type="float" office:value="124.172" calcext:value-type="float">
            <text:p>124.172</text:p>
          </table:table-cell>
          <table:table-cell office:value-type="float" office:value="79.454" calcext:value-type="float">
            <text:p>79.454</text:p>
          </table:table-cell>
          <table:table-cell office:value-type="float" office:value="4.646" calcext:value-type="float">
            <text:p>4.646</text:p>
          </table:table-cell>
          <table:table-cell office:value-type="float" office:value="6.988" calcext:value-type="float">
            <text:p>6.988</text:p>
          </table:table-cell>
          <table:table-cell office:value-type="float" office:value="2.792" calcext:value-type="float">
            <text:p>2.792</text:p>
          </table:table-cell>
          <table:table-cell office:value-type="float" office:value="5.28" calcext:value-type="float">
            <text:p>5.28</text:p>
          </table:table-cell>
          <table:table-cell office:value-type="float" office:value="3.112" calcext:value-type="float">
            <text:p>3.112</text:p>
          </table:table-cell>
          <table:table-cell office:value-type="float" office:value="2.27" calcext:value-type="float">
            <text:p>2.27</text:p>
          </table:table-cell>
          <table:table-cell office:value-type="float" office:value="1.289" calcext:value-type="float">
            <text:p>1.289</text:p>
          </table:table-cell>
          <table:table-cell office:value-type="float" office:value="0.392" calcext:value-type="float">
            <text:p>0.392</text:p>
          </table:table-cell>
          <table:table-cell office:value-type="float" office:value="1.217" calcext:value-type="float">
            <text:p>1.21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/>
          <table:table-cell table:formula="of:=SUM([.B16:.Z16])" office:value-type="float" office:value="233.053" calcext:value-type="float">
            <text:p>233.053</text:p>
          </table:table-cell>
          <table:table-cell table:formula="of:=[.I16]/[.AB16]*100" office:value-type="float" office:value="0.974027367165409" calcext:value-type="float">
            <text:p>0.974027367165409</text:p>
          </table:table-cell>
          <table:table-cell/>
        </table:table-row>
        <table:table-row table:style-name="ro1">
          <table:table-cell office:value-type="string" calcext:value-type="string">
            <text:p>Data.ByteString.Builder.RealFloat.D2S</text:p>
          </table:table-cell>
          <table:table-cell office:value-type="float" office:value="125.663" calcext:value-type="float">
            <text:p>125.663</text:p>
          </table:table-cell>
          <table:table-cell office:value-type="float" office:value="52.7" calcext:value-type="float">
            <text:p>52.7</text:p>
          </table:table-cell>
          <table:table-cell office:value-type="float" office:value="9.173" calcext:value-type="float">
            <text:p>9.173</text:p>
          </table:table-cell>
          <table:table-cell office:value-type="float" office:value="11.578" calcext:value-type="float">
            <text:p>11.578</text:p>
          </table:table-cell>
          <table:table-cell office:value-type="float" office:value="1.961" calcext:value-type="float">
            <text:p>1.961</text:p>
          </table:table-cell>
          <table:table-cell office:value-type="float" office:value="2.015" calcext:value-type="float">
            <text:p>2.015</text:p>
          </table:table-cell>
          <table:table-cell office:value-type="float" office:value="3.22" calcext:value-type="float">
            <text:p>3.22</text:p>
          </table:table-cell>
          <table:table-cell office:value-type="float" office:value="2.786" calcext:value-type="float">
            <text:p>2.786</text:p>
          </table:table-cell>
          <table:table-cell office:value-type="float" office:value="0.963" calcext:value-type="float">
            <text:p>0.963</text:p>
          </table:table-cell>
          <table:table-cell office:value-type="float" office:value="0.805" calcext:value-type="float">
            <text:p>0.805</text:p>
          </table:table-cell>
          <table:table-cell office:value-type="float" office:value="1.424" calcext:value-type="float">
            <text:p>1.424</text:p>
          </table:table-cell>
          <table:table-cell office:value-type="float" office:value="3.894" calcext:value-type="float">
            <text:p>3.894</text:p>
          </table:table-cell>
          <table:table-cell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7:.Z17])" office:value-type="float" office:value="217.175" calcext:value-type="float">
            <text:p>217.175</text:p>
          </table:table-cell>
          <table:table-cell table:formula="of:=[.I17]/[.AB17]*100" office:value-type="float" office:value="1.28283642224013" calcext:value-type="float">
            <text:p>1.28283642224013</text:p>
          </table:table-cell>
          <table:table-cell/>
        </table:table-row>
        <table:table-row table:style-name="ro1">
          <table:table-cell office:value-type="string" calcext:value-type="string">
            <text:p>Data.ByteString.Builder</text:p>
          </table:table-cell>
          <table:table-cell office:value-type="float" office:value="129.37" calcext:value-type="float">
            <text:p>129.37</text:p>
          </table:table-cell>
          <table:table-cell office:value-type="float" office:value="46.995" calcext:value-type="float">
            <text:p>46.995</text:p>
          </table:table-cell>
          <table:table-cell office:value-type="float" office:value="4.758" calcext:value-type="float">
            <text:p>4.758</text:p>
          </table:table-cell>
          <table:table-cell office:value-type="float" office:value="4.063" calcext:value-type="float">
            <text:p>4.063</text:p>
          </table:table-cell>
          <table:table-cell office:value-type="float" office:value="3.378" calcext:value-type="float">
            <text:p>3.378</text:p>
          </table:table-cell>
          <table:table-cell office:value-type="float" office:value="1.46" calcext:value-type="float">
            <text:p>1.46</text:p>
          </table:table-cell>
          <table:table-cell office:value-type="float" office:value="1.805" calcext:value-type="float">
            <text:p>1.805</text:p>
          </table:table-cell>
          <table:table-cell office:value-type="float" office:value="2.404" calcext:value-type="float">
            <text:p>2.404</text:p>
          </table:table-cell>
          <table:table-cell office:value-type="float" office:value="0.96" calcext:value-type="float">
            <text:p>0.96</text:p>
          </table:table-cell>
          <table:table-cell office:value-type="float" office:value="0.535" calcext:value-type="float">
            <text:p>0.535</text:p>
          </table:table-cell>
          <table:table-cell office:value-type="float" office:value="1.074" calcext:value-type="float">
            <text:p>1.074</text:p>
          </table:table-cell>
          <table:table-cell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SUM([.B18:.Z18])" office:value-type="float" office:value="197.928" calcext:value-type="float">
            <text:p>197.928</text:p>
          </table:table-cell>
          <table:table-cell table:formula="of:=[.I18]/[.AB18]*100" office:value-type="float" office:value="1.21458308071622" calcext:value-type="float">
            <text:p>1.21458308071622</text:p>
          </table:table-cell>
          <table:table-cell/>
        </table:table-row>
        <table:table-row table:style-name="ro1">
          <table:table-cell office:value-type="string" calcext:value-type="string">
            <text:p>Data.ByteString.Builder.RealFloat.TableGenerator</text:p>
          </table:table-cell>
          <table:table-cell office:value-type="float" office:value="106.377" calcext:value-type="float">
            <text:p>106.377</text:p>
          </table:table-cell>
          <table:table-cell office:value-type="float" office:value="32.543" calcext:value-type="float">
            <text:p>32.543</text:p>
          </table:table-cell>
          <table:table-cell office:value-type="float" office:value="13.035" calcext:value-type="float">
            <text:p>13.035</text:p>
          </table:table-cell>
          <table:table-cell office:value-type="float" office:value="3.698" calcext:value-type="float">
            <text:p>3.698</text:p>
          </table:table-cell>
          <table:table-cell office:value-type="float" office:value="1.618" calcext:value-type="float">
            <text:p>1.618</text:p>
          </table:table-cell>
          <table:table-cell office:value-type="float" office:value="1.741" calcext:value-type="float">
            <text:p>1.741</text:p>
          </table:table-cell>
          <table:table-cell office:value-type="float" office:value="1.276" calcext:value-type="float">
            <text:p>1.276</text:p>
          </table:table-cell>
          <table:table-cell office:value-type="float" office:value="1.619" calcext:value-type="float">
            <text:p>1.619</text:p>
          </table:table-cell>
          <table:table-cell office:value-type="float" office:value="0.676" calcext:value-type="float">
            <text:p>0.676</text:p>
          </table:table-cell>
          <table:table-cell office:value-type="float" office:value="0.45" calcext:value-type="float">
            <text:p>0.45</text:p>
          </table:table-cell>
          <table:table-cell office:value-type="float" office:value="1.107" calcext:value-type="float">
            <text:p>1.107</text:p>
          </table:table-cell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9:.Z19])" office:value-type="float" office:value="165.507" calcext:value-type="float">
            <text:p>165.507</text:p>
          </table:table-cell>
          <table:table-cell table:formula="of:=[.I19]/[.AB19]*100" office:value-type="float" office:value="0.978206359851849" calcext:value-type="float">
            <text:p>0.978206359851849</text:p>
          </table:table-cell>
          <table:table-cell/>
        </table:table-row>
        <table:table-row table:style-name="ro1">
          <table:table-cell office:value-type="string" calcext:value-type="string">
            <text:p>Data.ByteString.Builder.RealFloat.F2S</text:p>
          </table:table-cell>
          <table:table-cell office:value-type="float" office:value="76.771" calcext:value-type="float">
            <text:p>76.771</text:p>
          </table:table-cell>
          <table:table-cell office:value-type="float" office:value="44.919" calcext:value-type="float">
            <text:p>44.919</text:p>
          </table:table-cell>
          <table:table-cell office:value-type="float" office:value="9.134" calcext:value-type="float">
            <text:p>9.134</text:p>
          </table:table-cell>
          <table:table-cell office:value-type="float" office:value="4.903" calcext:value-type="float">
            <text:p>4.903</text:p>
          </table:table-cell>
          <table:table-cell office:value-type="float" office:value="1.366" calcext:value-type="float">
            <text:p>1.366</text:p>
          </table:table-cell>
          <table:table-cell office:value-type="float" office:value="5.772" calcext:value-type="float">
            <text:p>5.772</text:p>
          </table:table-cell>
          <table:table-cell office:value-type="float" office:value="1.94" calcext:value-type="float">
            <text:p>1.94</text:p>
          </table:table-cell>
          <table:table-cell office:value-type="float" office:value="2.128" calcext:value-type="float">
            <text:p>2.128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9" calcext:value-type="float">
            <text:p>0.449</text:p>
          </table:table-cell>
          <table:table-cell office:value-type="float" office:value="1.116" calcext:value-type="float">
            <text:p>1.116</text:p>
          </table:table-cell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0:.Z20])" office:value-type="float" office:value="151.244" calcext:value-type="float">
            <text:p>151.244</text:p>
          </table:table-cell>
          <table:table-cell table:formula="of:=[.I20]/[.AB20]*100" office:value-type="float" office:value="1.40699796355558" calcext:value-type="float">
            <text:p>1.40699796355558</text:p>
          </table:table-cell>
          <table:table-cell/>
        </table:table-row>
        <table:table-row table:style-name="ro1">
          <table:table-cell office:value-type="string" calcext:value-type="string">
            <text:p>Data.ByteString.Builder.Prim.Internal</text:p>
          </table:table-cell>
          <table:table-cell office:value-type="float" office:value="24.457" calcext:value-type="float">
            <text:p>24.457</text:p>
          </table:table-cell>
          <table:table-cell office:value-type="float" office:value="33.052" calcext:value-type="float">
            <text:p>33.052</text:p>
          </table:table-cell>
          <table:table-cell office:value-type="float" office:value="47.164" calcext:value-type="float">
            <text:p>47.164</text:p>
          </table:table-cell>
          <table:table-cell office:value-type="float" office:value="1.733" calcext:value-type="float">
            <text:p>1.733</text:p>
          </table:table-cell>
          <table:table-cell office:value-type="float" office:value="0.933" calcext:value-type="float">
            <text:p>0.933</text:p>
          </table:table-cell>
          <table:table-cell office:value-type="float" office:value="0.707" calcext:value-type="float">
            <text:p>0.707</text:p>
          </table:table-cell>
          <table:table-cell office:value-type="float" office:value="1.193" calcext:value-type="float">
            <text:p>1.19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34" calcext:value-type="float">
            <text:p>0.534</text:p>
          </table:table-cell>
          <table:table-cell office:value-type="float" office:value="0.126" calcext:value-type="float">
            <text:p>0.126</text:p>
          </table:table-cell>
          <table:table-cell office:value-type="float" office:value="1.171" calcext:value-type="float">
            <text:p>1.171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1" calcext:value-type="float">
            <text:p>0.011</text:p>
          </table:table-cell>
          <table:table-cell/>
          <table:table-cell table:formula="of:=SUM([.B21:.Z21])" office:value-type="float" office:value="115.224" calcext:value-type="float">
            <text:p>115.224</text:p>
          </table:table-cell>
          <table:table-cell table:formula="of:=[.I21]/[.AB21]*100" office:value-type="float" office:value="2.66611122682774" calcext:value-type="float">
            <text:p>2.66611122682774</text:p>
          </table:table-cell>
          <table:table-cell/>
        </table:table-row>
        <table:table-row table:style-name="ro1">
          <table:table-cell office:value-type="string" calcext:value-type="string">
            <text:p>Data.ByteString.Lazy.ReadNat</text:p>
          </table:table-cell>
          <table:table-cell office:value-type="float" office:value="48.616" calcext:value-type="float">
            <text:p>48.616</text:p>
          </table:table-cell>
          <table:table-cell office:value-type="float" office:value="36.245" calcext:value-type="float">
            <text:p>36.245</text:p>
          </table:table-cell>
          <table:table-cell office:value-type="float" office:value="9.186" calcext:value-type="float">
            <text:p>9.186</text:p>
          </table:table-cell>
          <table:table-cell office:value-type="float" office:value="2.795" calcext:value-type="float">
            <text:p>2.795</text:p>
          </table:table-cell>
          <table:table-cell office:value-type="float" office:value="1.6" calcext:value-type="float">
            <text:p>1.6</text:p>
          </table:table-cell>
          <table:table-cell office:value-type="float" office:value="1.265" calcext:value-type="float">
            <text:p>1.265</text:p>
          </table:table-cell>
          <table:table-cell office:value-type="float" office:value="1.225" calcext:value-type="float">
            <text:p>1.225</text:p>
          </table:table-cell>
          <table:table-cell office:value-type="float" office:value="3.162" calcext:value-type="float">
            <text:p>3.162</text:p>
          </table:table-cell>
          <table:table-cell office:value-type="float" office:value="0.601" calcext:value-type="float">
            <text:p>0.601</text:p>
          </table:table-cell>
          <table:table-cell office:value-type="float" office:value="0.485" calcext:value-type="float">
            <text:p>0.485</text:p>
          </table:table-cell>
          <table:table-cell office:value-type="float" office:value="0.731" calcext:value-type="float">
            <text:p>0.731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SUM([.B22:.Z22])" office:value-type="float" office:value="107.805" calcext:value-type="float">
            <text:p>107.805</text:p>
          </table:table-cell>
          <table:table-cell table:formula="of:=[.I22]/[.AB22]*100" office:value-type="float" office:value="2.93307360512036" calcext:value-type="float">
            <text:p>2.93307360512036</text:p>
          </table:table-cell>
          <table:table-cell/>
        </table:table-row>
        <table:table-row table:style-name="ro1">
          <table:table-cell office:value-type="string" calcext:value-type="string">
            <text:p>Data.ByteString.ReadNat</text:p>
          </table:table-cell>
          <table:table-cell office:value-type="float" office:value="42.628" calcext:value-type="float">
            <text:p>42.628</text:p>
          </table:table-cell>
          <table:table-cell office:value-type="float" office:value="28.457" calcext:value-type="float">
            <text:p>28.457</text:p>
          </table:table-cell>
          <table:table-cell office:value-type="float" office:value="5.562" calcext:value-type="float">
            <text:p>5.562</text:p>
          </table:table-cell>
          <table:table-cell office:value-type="float" office:value="2.181" calcext:value-type="float">
            <text:p>2.181</text:p>
          </table:table-cell>
          <table:table-cell office:value-type="float" office:value="1.179" calcext:value-type="float">
            <text:p>1.179</text:p>
          </table:table-cell>
          <table:table-cell office:value-type="float" office:value="1.341" calcext:value-type="float">
            <text:p>1.341</text:p>
          </table:table-cell>
          <table:table-cell office:value-type="float" office:value="1.082" calcext:value-type="float">
            <text:p>1.082</text:p>
          </table:table-cell>
          <table:table-cell office:value-type="float" office:value="2.074" calcext:value-type="float">
            <text:p>2.074</text:p>
          </table:table-cell>
          <table:table-cell office:value-type="float" office:value="0.582" calcext:value-type="float">
            <text:p>0.58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7" calcext:value-type="float">
            <text:p>0.4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3:.Z23])" office:value-type="float" office:value="88.01" calcext:value-type="float">
            <text:p>88.01</text:p>
          </table:table-cell>
          <table:table-cell table:formula="of:=[.I23]/[.AB23]*100" office:value-type="float" office:value="2.35655039200091" calcext:value-type="float">
            <text:p>2.35655039200091</text:p>
          </table:table-cell>
          <table:table-cell/>
        </table:table-row>
        <table:table-row table:style-name="ro1">
          <table:table-cell office:value-type="string" calcext:value-type="string">
            <text:p>Data.ByteString.Builder.Prim.Binary</text:p>
          </table:table-cell>
          <table:table-cell office:value-type="float" office:value="43.535" calcext:value-type="float">
            <text:p>43.535</text:p>
          </table:table-cell>
          <table:table-cell office:value-type="float" office:value="25.684" calcext:value-type="float">
            <text:p>25.684</text:p>
          </table:table-cell>
          <table:table-cell office:value-type="float" office:value="3.208" calcext:value-type="float">
            <text:p>3.208</text:p>
          </table:table-cell>
          <table:table-cell office:value-type="float" office:value="1.49" calcext:value-type="float">
            <text:p>1.49</text:p>
          </table:table-cell>
          <table:table-cell office:value-type="float" office:value="1.592" calcext:value-type="float">
            <text:p>1.592</text:p>
          </table:table-cell>
          <table:table-cell office:value-type="float" office:value="1.075" calcext:value-type="float">
            <text:p>1.075</text:p>
          </table:table-cell>
          <table:table-cell office:value-type="float" office:value="0.759" calcext:value-type="float">
            <text:p>0.759</text:p>
          </table:table-cell>
          <table:table-cell office:value-type="float" office:value="1.545" calcext:value-type="float">
            <text:p>1.545</text:p>
          </table:table-cell>
          <table:table-cell office:value-type="float" office:value="0.465" calcext:value-type="float">
            <text:p>0.465</text:p>
          </table:table-cell>
          <table:table-cell office:value-type="float" office:value="0.228" calcext:value-type="float">
            <text:p>0.2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table:number-columns-repeated="3" office:value-type="float" office:value="0.011" calcext:value-type="float">
            <text:p>0.011</text:p>
          </table:table-cell>
          <table:table-cell/>
          <table:table-cell table:formula="of:=SUM([.B24:.Z24])" office:value-type="float" office:value="80.745" calcext:value-type="float">
            <text:p>80.745</text:p>
          </table:table-cell>
          <table:table-cell table:formula="of:=[.I24]/[.AB24]*100" office:value-type="float" office:value="1.91343117220881" calcext:value-type="float">
            <text:p>1.91343117220881</text:p>
          </table:table-cell>
          <table:table-cell/>
        </table:table-row>
        <table:table-row table:style-name="ro1">
          <table:table-cell office:value-type="string" calcext:value-type="string">
            <text:p>Data.ByteString.Builder.Extra</text:p>
          </table:table-cell>
          <table:table-cell office:value-type="float" office:value="33.216" calcext:value-type="float">
            <text:p>33.216</text:p>
          </table:table-cell>
          <table:table-cell office:value-type="float" office:value="25.827" calcext:value-type="float">
            <text:p>25.827</text:p>
          </table:table-cell>
          <table:table-cell office:value-type="float" office:value="3.545" calcext:value-type="float">
            <text:p>3.545</text:p>
          </table:table-cell>
          <table:table-cell office:value-type="float" office:value="2.136" calcext:value-type="float">
            <text:p>2.136</text:p>
          </table:table-cell>
          <table:table-cell office:value-type="float" office:value="1.163" calcext:value-type="float">
            <text:p>1.163</text:p>
          </table:table-cell>
          <table:table-cell office:value-type="float" office:value="1.949" calcext:value-type="float">
            <text:p>1.949</text:p>
          </table:table-cell>
          <table:table-cell office:value-type="float" office:value="0.599" calcext:value-type="float">
            <text:p>0.599</text:p>
          </table:table-cell>
          <table:table-cell office:value-type="float" office:value="1.058" calcext:value-type="float">
            <text:p>1.058</text:p>
          </table:table-cell>
          <table:table-cell office:value-type="float" office:value="0.869" calcext:value-type="float">
            <text:p>0.869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SUM([.B25:.Z25])" office:value-type="float" office:value="71.793" calcext:value-type="float">
            <text:p>71.793</text:p>
          </table:table-cell>
          <table:table-cell table:formula="of:=[.I25]/[.AB25]*100" office:value-type="float" office:value="1.47368127811904" calcext:value-type="float">
            <text:p>1.47368127811904</text:p>
          </table:table-cell>
          <table:table-cell/>
        </table:table-row>
        <table:table-row table:style-name="ro1">
          <table:table-cell office:value-type="string" calcext:value-type="string">
            <text:p>Data.ByteString.Unsafe</text:p>
          </table:table-cell>
          <table:table-cell office:value-type="float" office:value="20.671" calcext:value-type="float">
            <text:p>20.671</text:p>
          </table:table-cell>
          <table:table-cell office:value-type="float" office:value="20.342" calcext:value-type="float">
            <text:p>20.342</text:p>
          </table:table-cell>
          <table:table-cell office:value-type="float" office:value="5.304" calcext:value-type="float">
            <text:p>5.304</text:p>
          </table:table-cell>
          <table:table-cell office:value-type="float" office:value="1.391" calcext:value-type="float">
            <text:p>1.3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3" calcext:value-type="float">
            <text:p>0.533</text:p>
          </table:table-cell>
          <table:table-cell office:value-type="float" office:value="1.72" calcext:value-type="float">
            <text:p>1.72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6:.Z26])" office:value-type="float" office:value="52.869" calcext:value-type="float">
            <text:p>52.869</text:p>
          </table:table-cell>
          <table:table-cell table:formula="of:=[.I26]/[.AB26]*100" office:value-type="float" office:value="3.2533242542889" calcext:value-type="float">
            <text:p>3.2533242542889</text:p>
          </table:table-cell>
          <table:table-cell/>
        </table:table-row>
        <table:table-row table:style-name="ro1">
          <table:table-cell office:value-type="string" calcext:value-type="string">
            <text:p>Data.ByteString.Utils.UnalignedAccess</text:p>
          </table:table-cell>
          <table:table-cell office:value-type="float" office:value="6.004" calcext:value-type="float">
            <text:p>6.004</text:p>
          </table:table-cell>
          <table:table-cell office:value-type="float" office:value="7.34" calcext:value-type="float">
            <text:p>7.34</text:p>
          </table:table-cell>
          <table:table-cell office:value-type="float" office:value="1.226" calcext:value-type="float">
            <text:p>1.226</text:p>
          </table:table-cell>
          <table:table-cell office:value-type="float" office:value="0.627" calcext:value-type="float">
            <text:p>0.627</text:p>
          </table:table-cell>
          <table:table-cell office:value-type="float" office:value="0.322" calcext:value-type="float">
            <text:p>0.322</text:p>
          </table:table-cell>
          <table:table-cell office:value-type="float" office:value="0.2" calcext:value-type="float">
            <text:p>0.2</text:p>
          </table:table-cell>
          <table:table-cell office:value-type="float" office:value="0.181" calcext:value-type="float">
            <text:p>0.181</text:p>
          </table:table-cell>
          <table:table-cell office:value-type="float" office:value="1.188" calcext:value-type="float">
            <text:p>1.1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7:.Z27])" office:value-type="float" office:value="17.899" calcext:value-type="float">
            <text:p>17.899</text:p>
          </table:table-cell>
          <table:table-cell table:formula="of:=[.I27]/[.AB27]*100" office:value-type="float" office:value="6.63724230403933" calcext:value-type="float">
            <text:p>6.63724230403933</text:p>
          </table:table-cell>
          <table:table-cell/>
        </table:table-row>
        <table:table-row table:style-name="ro1">
          <table:table-cell office:value-type="string" calcext:value-type="string">
            <text:p>Data.ByteString.Builder.Prim.Internal.Base16</text:p>
          </table:table-cell>
          <table:table-cell office:value-type="float" office:value="3.435" calcext:value-type="float">
            <text:p>3.435</text:p>
          </table:table-cell>
          <table:table-cell office:value-type="float" office:value="3.902" calcext:value-type="float">
            <text:p>3.902</text:p>
          </table:table-cell>
          <table:table-cell office:value-type="float" office:value="7.475" calcext:value-type="float">
            <text:p>7.4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1.052" calcext:value-type="float">
            <text:p>1.05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2" calcext:value-type="float">
            <text:p>0.2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28:.Z28])" office:value-type="float" office:value="17.495" calcext:value-type="float">
            <text:p>17.495</text:p>
          </table:table-cell>
          <table:table-cell table:formula="of:=[.I28]/[.AB28]*100" office:value-type="float" office:value="6.01314661331809" calcext:value-type="float">
            <text:p>6.01314661331809</text:p>
          </table:table-cell>
          <table:table-cell/>
        </table:table-row>
        <table:table-row table:style-name="ro1">
          <table:table-cell office:value-type="string" calcext:value-type="string">
            <text:p>Data.ByteString.Builder.Prim.Internal.Floating</text:p>
          </table:table-cell>
          <table:table-cell office:value-type="float" office:value="1.895" calcext:value-type="float">
            <text:p>1.895</text:p>
          </table:table-cell>
          <table:table-cell office:value-type="float" office:value="4.275" calcext:value-type="float">
            <text:p>4.275</text:p>
          </table:table-cell>
          <table:table-cell office:value-type="float" office:value="1.382" calcext:value-type="float">
            <text:p>1.38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068" calcext:value-type="float">
            <text:p>0.068</text:p>
          </table:table-cell>
          <table:table-cell office:value-type="float" office:value="1.596" calcext:value-type="float">
            <text:p>1.5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SUM([.B29:.Z29])" office:value-type="float" office:value="10.234" calcext:value-type="float">
            <text:p>10.234</text:p>
          </table:table-cell>
          <table:table-cell table:formula="of:=[.I29]/[.AB29]*100" office:value-type="float" office:value="15.5950752393981" calcext:value-type="float">
            <text:p>15.5950752393981</text:p>
          </table:table-cell>
          <table:table-cell/>
        </table:table-row>
        <table:table-row table:style-name="ro1">
          <table:table-cell office:value-type="string" calcext:value-type="string">
            <text:p>Data.ByteString.Utils.ByteOrder</text:p>
          </table:table-cell>
          <table:table-cell office:value-type="float" office:value="1.276" calcext:value-type="float">
            <text:p>1.276</text:p>
          </table:table-cell>
          <table:table-cell office:value-type="float" office:value="2.928" calcext:value-type="float">
            <text:p>2.928</text:p>
          </table:table-cell>
          <table:table-cell office:value-type="float" office:value="0.962" calcext:value-type="float">
            <text:p>0.962</text:p>
          </table:table-cell>
          <table:table-cell office:value-type="float" office:value="0.254" calcext:value-type="float">
            <text:p>0.25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6" calcext:value-type="float">
            <text:p>0.086</text:p>
          </table:table-cell>
          <table:table-cell office:value-type="float" office:value="0.654" calcext:value-type="float">
            <text:p>0.654</text:p>
          </table:table-cell>
          <table:table-cell office:value-type="float" office:value="0.967" calcext:value-type="float">
            <text:p>0.9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1" calcext:value-type="float">
            <text:p>0.011</text:p>
          </table:table-cell>
          <table:table-cell/>
          <table:table-cell table:formula="of:=SUM([.B30:.Z30])" office:value-type="float" office:value="8.106" calcext:value-type="float">
            <text:p>8.106</text:p>
          </table:table-cell>
          <table:table-cell table:formula="of:=[.I30]/[.AB30]*100" office:value-type="float" office:value="11.9294349864298" calcext:value-type="float">
            <text:p>11.9294349864298</text:p>
          </table:table-cell>
          <table:table-cell/>
        </table:table-row>
        <table:table-row table:style-name="ro1">
          <table:table-cell office:value-type="string" calcext:value-type="string">
            <text:p>Data.ByteString.Internal</text:p>
          </table:table-cell>
          <table:table-cell office:value-type="float" office:value="0.479" calcext:value-type="float">
            <text:p>0.479</text:p>
          </table:table-cell>
          <table:table-cell office:value-type="float" office:value="0.863" calcext:value-type="float">
            <text:p>0.86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31:.Z31])" office:value-type="float" office:value="3.321" calcext:value-type="float">
            <text:p>3.321</text:p>
          </table:table-cell>
          <table:table-cell table:formula="of:=[.I31]/[.AB31]*100" office:value-type="float" office:value="14.6341463414634" calcext:value-type="float">
            <text:p>14.6341463414634</text:p>
          </table:table-cell>
          <table:table-cell/>
        </table:table-row>
        <table:table-row table:style-name="ro1">
          <table:table-cell office:value-type="string" calcext:value-type="string">
            <text:p>Data.ByteString.Short</text:p>
          </table:table-cell>
          <table:table-cell office:value-type="float" office:value="0.468" calcext:value-type="float">
            <text:p>0.4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572" calcext:value-type="float">
            <text:p>0.57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2:.Z32])" office:value-type="float" office:value="2.87" calcext:value-type="float">
            <text:p>2.87</text:p>
          </table:table-cell>
          <table:table-cell table:formula="of:=[.I32]/[.AB32]*100" office:value-type="float" office:value="19.9303135888502" calcext:value-type="float">
            <text:p>19.9303135888502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office:value-type="string" calcext:value-type="string">
            <text:p>Total </text:p>
          </table:table-cell>
          <table:table-cell table:formula="of:=SUM([.AB2:.AB32])" office:value-type="float" office:value="14060.475" calcext:value-type="float">
            <text:p>14060.475</text:p>
          </table:table-cell>
          <table:table-cell table:formula="of:=AVERAGE([.AC2:.AC32])" office:value-type="float" office:value="3.48418945207584" calcext:value-type="float">
            <text:p>3.4841894520758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arser</text:p>
          </table:table-cell>
          <table:table-cell table:formula="of:=SUM([.I2:.I32])" office:value-type="float" office:value="140.649" calcext:value-type="float">
            <text:p>140.649</text:p>
          </table:table-cell>
          <table:table-cell table:formula="of:=GEOMEAN([.AC2:.AC32])" office:value-type="float" office:value="1.82795526414653" calcext:value-type="float">
            <text:p>1.82795526414653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arser (%)</text:p>
          </table:table-cell>
          <table:table-cell table:formula="of:=[.AB35]/[.AB34]*100" office:value-type="float" office:value="1.00031471198519" calcext:value-type="float">
            <text:p>1.00031471198519</text:p>
          </table:table-cell>
          <table:table-cell table:number-columns-repeated="2"/>
        </table:table-row>
      </table:table>
      <table:table table:name="containers-0.7" table:style-name="ta1">
        <table:table-column table:style-name="co3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Liberate case</text:p>
          </table:table-cell>
          <table:table-cell office:value-type="string" calcext:value-type="string">
            <text:p>Called arity analysis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Sequence.Internal</text:p>
          </table:table-cell>
          <table:table-cell office:value-type="float" office:value="9888.153" calcext:value-type="float">
            <text:p>9888.153</text:p>
          </table:table-cell>
          <table:table-cell office:value-type="float" office:value="4910.322" calcext:value-type="float">
            <text:p>4910.322</text:p>
          </table:table-cell>
          <table:table-cell office:value-type="float" office:value="1480.076" calcext:value-type="float">
            <text:p>1480.076</text:p>
          </table:table-cell>
          <table:table-cell office:value-type="float" office:value="394.158" calcext:value-type="float">
            <text:p>394.158</text:p>
          </table:table-cell>
          <table:table-cell office:value-type="float" office:value="346.646" calcext:value-type="float">
            <text:p>346.646</text:p>
          </table:table-cell>
          <table:table-cell office:value-type="float" office:value="209.891" calcext:value-type="float">
            <text:p>209.891</text:p>
          </table:table-cell>
          <table:table-cell office:value-type="float" office:value="202.598" calcext:value-type="float">
            <text:p>202.598</text:p>
          </table:table-cell>
          <table:table-cell office:value-type="float" office:value="255.239" calcext:value-type="float">
            <text:p>255.239</text:p>
          </table:table-cell>
          <table:table-cell office:value-type="float" office:value="230.447" calcext:value-type="float">
            <text:p>230.447</text:p>
          </table:table-cell>
          <table:table-cell office:value-type="float" office:value="82.393" calcext:value-type="float">
            <text:p>82.393</text:p>
          </table:table-cell>
          <table:table-cell office:value-type="float" office:value="81.118" calcext:value-type="float">
            <text:p>81.118</text:p>
          </table:table-cell>
          <table:table-cell office:value-type="float" office:value="155.765" calcext:value-type="float">
            <text:p>155.765</text:p>
          </table:table-cell>
          <table:table-cell office:value-type="float" office:value="189.651" calcext:value-type="float">
            <text:p>189.651</text:p>
          </table:table-cell>
          <table:table-cell office:value-type="float" office:value="0" calcext:value-type="float">
            <text:p>0</text:p>
          </table:table-cell>
          <table:table-cell office:value-type="float" office:value="32.068" calcext:value-type="float">
            <text:p>32.068</text:p>
          </table:table-cell>
          <table:table-cell office:value-type="float" office:value="16.4" calcext:value-type="float">
            <text:p>1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:.Y2])" office:value-type="float" office:value="18475.022" calcext:value-type="float">
            <text:p>18475.022</text:p>
          </table:table-cell>
          <table:table-cell table:formula="of:=[.L2]/[.AA2]*100" office:value-type="float" office:value="0.439068489336576" calcext:value-type="float">
            <text:p>0.439068489336576</text:p>
          </table:table-cell>
          <table:table-cell/>
        </table:table-row>
        <table:table-row table:style-name="ro1">
          <table:table-cell office:value-type="string" calcext:value-type="string">
            <text:p>Data.IntMap.Internal</text:p>
          </table:table-cell>
          <table:table-cell office:value-type="float" office:value="2916.888" calcext:value-type="float">
            <text:p>2916.888</text:p>
          </table:table-cell>
          <table:table-cell office:value-type="float" office:value="1731.368" calcext:value-type="float">
            <text:p>1731.368</text:p>
          </table:table-cell>
          <table:table-cell office:value-type="float" office:value="368.416" calcext:value-type="float">
            <text:p>368.416</text:p>
          </table:table-cell>
          <table:table-cell office:value-type="float" office:value="112.054" calcext:value-type="float">
            <text:p>112.054</text:p>
          </table:table-cell>
          <table:table-cell office:value-type="float" office:value="62.09" calcext:value-type="float">
            <text:p>62.09</text:p>
          </table:table-cell>
          <table:table-cell office:value-type="float" office:value="91.496" calcext:value-type="float">
            <text:p>91.496</text:p>
          </table:table-cell>
          <table:table-cell office:value-type="float" office:value="68.731" calcext:value-type="float">
            <text:p>68.731</text:p>
          </table:table-cell>
          <table:table-cell office:value-type="float" office:value="39.88" calcext:value-type="float">
            <text:p>39.88</text:p>
          </table:table-cell>
          <table:table-cell office:value-type="float" office:value="26.849" calcext:value-type="float">
            <text:p>26.849</text:p>
          </table:table-cell>
          <table:table-cell office:value-type="float" office:value="59.488" calcext:value-type="float">
            <text:p>59.488</text:p>
          </table:table-cell>
          <table:table-cell office:value-type="float" office:value="36.896" calcext:value-type="float">
            <text:p>36.896</text:p>
          </table:table-cell>
          <table:table-cell office:value-type="float" office:value="33.079" calcext:value-type="float">
            <text:p>33.079</text:p>
          </table:table-cell>
          <table:table-cell office:value-type="float" office:value="7.781" calcext:value-type="float">
            <text:p>7.781</text:p>
          </table:table-cell>
          <table:table-cell office:value-type="float" office:value="0" calcext:value-type="float">
            <text:p>0</text:p>
          </table:table-cell>
          <table:table-cell office:value-type="float" office:value="5.913" calcext:value-type="float">
            <text:p>5.913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3:.Y3])" office:value-type="float" office:value="5567.27" calcext:value-type="float">
            <text:p>5567.27</text:p>
          </table:table-cell>
          <table:table-cell table:formula="of:=[.L3]/[.AA3]*100" office:value-type="float" office:value="0.662730566327841" calcext:value-type="float">
            <text:p>0.662730566327841</text:p>
          </table:table-cell>
          <table:table-cell/>
        </table:table-row>
        <table:table-row table:style-name="ro1">
          <table:table-cell office:value-type="string" calcext:value-type="string">
            <text:p>Data.Map.Internal</text:p>
          </table:table-cell>
          <table:table-cell office:value-type="float" office:value="1970.427" calcext:value-type="float">
            <text:p>1970.427</text:p>
          </table:table-cell>
          <table:table-cell office:value-type="float" office:value="799.608" calcext:value-type="float">
            <text:p>799.608</text:p>
          </table:table-cell>
          <table:table-cell office:value-type="float" office:value="228.656" calcext:value-type="float">
            <text:p>228.656</text:p>
          </table:table-cell>
          <table:table-cell office:value-type="float" office:value="164.456" calcext:value-type="float">
            <text:p>164.456</text:p>
          </table:table-cell>
          <table:table-cell office:value-type="float" office:value="128.278" calcext:value-type="float">
            <text:p>128.278</text:p>
          </table:table-cell>
          <table:table-cell office:value-type="float" office:value="61.906" calcext:value-type="float">
            <text:p>61.906</text:p>
          </table:table-cell>
          <table:table-cell office:value-type="float" office:value="55.214" calcext:value-type="float">
            <text:p>55.214</text:p>
          </table:table-cell>
          <table:table-cell office:value-type="float" office:value="24.849" calcext:value-type="float">
            <text:p>24.849</text:p>
          </table:table-cell>
          <table:table-cell office:value-type="float" office:value="27.715" calcext:value-type="float">
            <text:p>27.715</text:p>
          </table:table-cell>
          <table:table-cell office:value-type="float" office:value="81.029" calcext:value-type="float">
            <text:p>81.029</text:p>
          </table:table-cell>
          <table:table-cell office:value-type="float" office:value="45.302" calcext:value-type="float">
            <text:p>45.302</text:p>
          </table:table-cell>
          <table:table-cell office:value-type="float" office:value="20.349" calcext:value-type="float">
            <text:p>20.349</text:p>
          </table:table-cell>
          <table:table-cell office:value-type="float" office:value="7.084" calcext:value-type="float">
            <text:p>7.084</text:p>
          </table:table-cell>
          <table:table-cell office:value-type="float" office:value="0" calcext:value-type="float">
            <text:p>0</text:p>
          </table:table-cell>
          <table:table-cell office:value-type="float" office:value="11.717" calcext:value-type="float">
            <text:p>11.717</text:p>
          </table:table-cell>
          <table:table-cell office:value-type="float" office:value="2.54" calcext:value-type="float">
            <text:p>2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4:.Y4])" office:value-type="float" office:value="3629.212" calcext:value-type="float">
            <text:p>3629.212</text:p>
          </table:table-cell>
          <table:table-cell table:formula="of:=[.L4]/[.AA4]*100" office:value-type="float" office:value="1.24825995284927" calcext:value-type="float">
            <text:p>1.24825995284927</text:p>
          </table:table-cell>
          <table:table-cell/>
        </table:table-row>
        <table:table-row table:style-name="ro1">
          <table:table-cell office:value-type="string" calcext:value-type="string">
            <text:p>Data.Set.Internal</text:p>
          </table:table-cell>
          <table:table-cell office:value-type="float" office:value="950.122" calcext:value-type="float">
            <text:p>950.122</text:p>
          </table:table-cell>
          <table:table-cell office:value-type="float" office:value="467.419" calcext:value-type="float">
            <text:p>467.419</text:p>
          </table:table-cell>
          <table:table-cell office:value-type="float" office:value="68.183" calcext:value-type="float">
            <text:p>68.183</text:p>
          </table:table-cell>
          <table:table-cell office:value-type="float" office:value="235.181" calcext:value-type="float">
            <text:p>235.181</text:p>
          </table:table-cell>
          <table:table-cell office:value-type="float" office:value="25.287" calcext:value-type="float">
            <text:p>25.287</text:p>
          </table:table-cell>
          <table:table-cell office:value-type="float" office:value="28.713" calcext:value-type="float">
            <text:p>28.713</text:p>
          </table:table-cell>
          <table:table-cell office:value-type="float" office:value="17.031" calcext:value-type="float">
            <text:p>17.031</text:p>
          </table:table-cell>
          <table:table-cell office:value-type="float" office:value="5.104" calcext:value-type="float">
            <text:p>5.104</text:p>
          </table:table-cell>
          <table:table-cell office:value-type="float" office:value="7.975" calcext:value-type="float">
            <text:p>7.975</text:p>
          </table:table-cell>
          <table:table-cell office:value-type="float" office:value="33.194" calcext:value-type="float">
            <text:p>33.194</text:p>
          </table:table-cell>
          <table:table-cell office:value-type="float" office:value="24.664" calcext:value-type="float">
            <text:p>24.664</text:p>
          </table:table-cell>
          <table:table-cell office:value-type="float" office:value="26.934" calcext:value-type="float">
            <text:p>26.934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1.023" calcext:value-type="float">
            <text:p>1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5:.Y5])" office:value-type="float" office:value="1907.06" calcext:value-type="float">
            <text:p>1907.06</text:p>
          </table:table-cell>
          <table:table-cell table:formula="of:=[.L5]/[.AA5]*100" office:value-type="float" office:value="1.29329963399159" calcext:value-type="float">
            <text:p>1.29329963399159</text:p>
          </table:table-cell>
          <table:table-cell/>
        </table:table-row>
        <table:table-row table:style-name="ro1">
          <table:table-cell office:value-type="string" calcext:value-type="string">
            <text:p>Data.IntSet.Internal</text:p>
          </table:table-cell>
          <table:table-cell office:value-type="float" office:value="799.314" calcext:value-type="float">
            <text:p>799.314</text:p>
          </table:table-cell>
          <table:table-cell office:value-type="float" office:value="527.482" calcext:value-type="float">
            <text:p>527.482</text:p>
          </table:table-cell>
          <table:table-cell office:value-type="float" office:value="83.805" calcext:value-type="float">
            <text:p>83.805</text:p>
          </table:table-cell>
          <table:table-cell office:value-type="float" office:value="51.628" calcext:value-type="float">
            <text:p>51.628</text:p>
          </table:table-cell>
          <table:table-cell office:value-type="float" office:value="14.592" calcext:value-type="float">
            <text:p>14.592</text:p>
          </table:table-cell>
          <table:table-cell office:value-type="float" office:value="27.698" calcext:value-type="float">
            <text:p>27.698</text:p>
          </table:table-cell>
          <table:table-cell office:value-type="float" office:value="18.222" calcext:value-type="float">
            <text:p>18.222</text:p>
          </table:table-cell>
          <table:table-cell office:value-type="float" office:value="6.05" calcext:value-type="float">
            <text:p>6.05</text:p>
          </table:table-cell>
          <table:table-cell office:value-type="float" office:value="8.27" calcext:value-type="float">
            <text:p>8.27</text:p>
          </table:table-cell>
          <table:table-cell office:value-type="float" office:value="19.433" calcext:value-type="float">
            <text:p>19.433</text:p>
          </table:table-cell>
          <table:table-cell office:value-type="float" office:value="14.656" calcext:value-type="float">
            <text:p>14.656</text:p>
          </table:table-cell>
          <table:table-cell office:value-type="float" office:value="8.063" calcext:value-type="float">
            <text:p>8.063</text:p>
          </table:table-cell>
          <table:table-cell office:value-type="float" office:value="3.625" calcext:value-type="float">
            <text:p>3.625</text:p>
          </table:table-cell>
          <table:table-cell office:value-type="float" office:value="0" calcext:value-type="float">
            <text:p>0</text:p>
          </table:table-cell>
          <table:table-cell office:value-type="float" office:value="2.581" calcext:value-type="float">
            <text:p>2.581</text:p>
          </table:table-cell>
          <table:table-cell office:value-type="float" office:value="1.411" calcext:value-type="float">
            <text:p>1.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6:.Y6])" office:value-type="float" office:value="1586.917" calcext:value-type="float">
            <text:p>1586.917</text:p>
          </table:table-cell>
          <table:table-cell table:formula="of:=[.L6]/[.AA6]*100" office:value-type="float" office:value="0.923551767357713" calcext:value-type="float">
            <text:p>0.923551767357713</text:p>
          </table:table-cell>
          <table:table-cell/>
        </table:table-row>
        <table:table-row table:style-name="ro1">
          <table:table-cell office:value-type="string" calcext:value-type="string">
            <text:p>Data.Graph</text:p>
          </table:table-cell>
          <table:table-cell office:value-type="float" office:value="708.59" calcext:value-type="float">
            <text:p>708.59</text:p>
          </table:table-cell>
          <table:table-cell office:value-type="float" office:value="330.207" calcext:value-type="float">
            <text:p>330.207</text:p>
          </table:table-cell>
          <table:table-cell office:value-type="float" office:value="31.516" calcext:value-type="float">
            <text:p>31.516</text:p>
          </table:table-cell>
          <table:table-cell office:value-type="float" office:value="26.426" calcext:value-type="float">
            <text:p>26.426</text:p>
          </table:table-cell>
          <table:table-cell office:value-type="float" office:value="15.998" calcext:value-type="float">
            <text:p>15.998</text:p>
          </table:table-cell>
          <table:table-cell office:value-type="float" office:value="19.568" calcext:value-type="float">
            <text:p>19.568</text:p>
          </table:table-cell>
          <table:table-cell office:value-type="float" office:value="14.713" calcext:value-type="float">
            <text:p>14.713</text:p>
          </table:table-cell>
          <table:table-cell office:value-type="float" office:value="3.953" calcext:value-type="float">
            <text:p>3.953</text:p>
          </table:table-cell>
          <table:table-cell office:value-type="float" office:value="6.373" calcext:value-type="float">
            <text:p>6.373</text:p>
          </table:table-cell>
          <table:table-cell office:value-type="float" office:value="3.032" calcext:value-type="float">
            <text:p>3.032</text:p>
          </table:table-cell>
          <table:table-cell office:value-type="float" office:value="5.655" calcext:value-type="float">
            <text:p>5.655</text:p>
          </table:table-cell>
          <table:table-cell office:value-type="float" office:value="4.742" calcext:value-type="float">
            <text:p>4.742</text:p>
          </table:table-cell>
          <table:table-cell office:value-type="float" office:value="2.745" calcext:value-type="float">
            <text:p>2.745</text:p>
          </table:table-cell>
          <table:table-cell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1.195" calcext:value-type="float">
            <text:p>1.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7:.Y7])" office:value-type="float" office:value="1176.082" calcext:value-type="float">
            <text:p>1176.082</text:p>
          </table:table-cell>
          <table:table-cell table:formula="of:=[.L7]/[.AA7]*100" office:value-type="float" office:value="0.480833819410551" calcext:value-type="float">
            <text:p>0.480833819410551</text:p>
          </table:table-cell>
          <table:table-cell/>
        </table:table-row>
        <table:table-row table:style-name="ro1">
          <table:table-cell office:value-type="string" calcext:value-type="string">
            <text:p>Data.IntMap.Strict.Internal</text:p>
          </table:table-cell>
          <table:table-cell office:value-type="float" office:value="541.872" calcext:value-type="float">
            <text:p>541.872</text:p>
          </table:table-cell>
          <table:table-cell office:value-type="float" office:value="382.818" calcext:value-type="float">
            <text:p>382.818</text:p>
          </table:table-cell>
          <table:table-cell office:value-type="float" office:value="68.049" calcext:value-type="float">
            <text:p>68.049</text:p>
          </table:table-cell>
          <table:table-cell office:value-type="float" office:value="23.417" calcext:value-type="float">
            <text:p>23.417</text:p>
          </table:table-cell>
          <table:table-cell office:value-type="float" office:value="14.858" calcext:value-type="float">
            <text:p>14.858</text:p>
          </table:table-cell>
          <table:table-cell office:value-type="float" office:value="21.262" calcext:value-type="float">
            <text:p>21.262</text:p>
          </table:table-cell>
          <table:table-cell office:value-type="float" office:value="15.855" calcext:value-type="float">
            <text:p>15.855</text:p>
          </table:table-cell>
          <table:table-cell office:value-type="float" office:value="5.333" calcext:value-type="float">
            <text:p>5.333</text:p>
          </table:table-cell>
          <table:table-cell office:value-type="float" office:value="14.228" calcext:value-type="float">
            <text:p>14.228</text:p>
          </table:table-cell>
          <table:table-cell office:value-type="float" office:value="20.888" calcext:value-type="float">
            <text:p>20.888</text:p>
          </table:table-cell>
          <table:table-cell office:value-type="float" office:value="8.563" calcext:value-type="float">
            <text:p>8.563</text:p>
          </table:table-cell>
          <table:table-cell office:value-type="float" office:value="5.826" calcext:value-type="float">
            <text:p>5.826</text:p>
          </table:table-cell>
          <table:table-cell office:value-type="float" office:value="2.303" calcext:value-type="float">
            <text:p>2.303</text:p>
          </table:table-cell>
          <table:table-cell office:value-type="float" office:value="0" calcext:value-type="float">
            <text:p>0</text:p>
          </table:table-cell>
          <table:table-cell office:value-type="float" office:value="2.188" calcext:value-type="float">
            <text:p>2.188</text:p>
          </table:table-cell>
          <table:table-cell office:value-type="float" office:value="0.788" calcext:value-type="float">
            <text:p>0.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SUM([.B8:.Y8])" office:value-type="float" office:value="1128.347" calcext:value-type="float">
            <text:p>1128.347</text:p>
          </table:table-cell>
          <table:table-cell table:formula="of:=[.L8]/[.AA8]*100" office:value-type="float" office:value="0.758897750426066" calcext:value-type="float">
            <text:p>0.758897750426066</text:p>
          </table:table-cell>
          <table:table-cell/>
        </table:table-row>
        <table:table-row table:style-name="ro1">
          <table:table-cell office:value-type="string" calcext:value-type="string">
            <text:p>Data.Tree</text:p>
          </table:table-cell>
          <table:table-cell office:value-type="float" office:value="474.125" calcext:value-type="float">
            <text:p>474.125</text:p>
          </table:table-cell>
          <table:table-cell office:value-type="float" office:value="325.096" calcext:value-type="float">
            <text:p>325.096</text:p>
          </table:table-cell>
          <table:table-cell office:value-type="float" office:value="25.286" calcext:value-type="float">
            <text:p>25.286</text:p>
          </table:table-cell>
          <table:table-cell office:value-type="float" office:value="20.77" calcext:value-type="float">
            <text:p>20.77</text:p>
          </table:table-cell>
          <table:table-cell office:value-type="float" office:value="11.201" calcext:value-type="float">
            <text:p>11.201</text:p>
          </table:table-cell>
          <table:table-cell office:value-type="float" office:value="17.237" calcext:value-type="float">
            <text:p>17.237</text:p>
          </table:table-cell>
          <table:table-cell office:value-type="float" office:value="10.785" calcext:value-type="float">
            <text:p>10.785</text:p>
          </table:table-cell>
          <table:table-cell office:value-type="float" office:value="6.503" calcext:value-type="float">
            <text:p>6.503</text:p>
          </table:table-cell>
          <table:table-cell office:value-type="float" office:value="7.084" calcext:value-type="float">
            <text:p>7.084</text:p>
          </table:table-cell>
          <table:table-cell office:value-type="float" office:value="2.304" calcext:value-type="float">
            <text:p>2.304</text:p>
          </table:table-cell>
          <table:table-cell office:value-type="float" office:value="4.874" calcext:value-type="float">
            <text:p>4.874</text:p>
          </table:table-cell>
          <table:table-cell office:value-type="float" office:value="4.014" calcext:value-type="float">
            <text:p>4.014</text:p>
          </table:table-cell>
          <table:table-cell office:value-type="float" office:value="1.448" calcext:value-type="float">
            <text:p>1.448</text:p>
          </table:table-cell>
          <table:table-cell office:value-type="float" office:value="0" calcext:value-type="float">
            <text:p>0</text:p>
          </table:table-cell>
          <table:table-cell office:value-type="float" office:value="2.058" calcext:value-type="float">
            <text:p>2.058</text:p>
          </table:table-cell>
          <table:table-cell office:value-type="float" office:value="0.677" calcext:value-type="float">
            <text:p>0.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SUM([.B9:.Y9])" office:value-type="float" office:value="913.561" calcext:value-type="float">
            <text:p>913.561</text:p>
          </table:table-cell>
          <table:table-cell table:formula="of:=[.L9]/[.AA9]*100" office:value-type="float" office:value="0.533516645303379" calcext:value-type="float">
            <text:p>0.533516645303379</text:p>
          </table:table-cell>
          <table:table-cell/>
        </table:table-row>
        <table:table-row table:style-name="ro1">
          <table:table-cell office:value-type="string" calcext:value-type="string">
            <text:p>Data.Map.Strict.Internal</text:p>
          </table:table-cell>
          <table:table-cell office:value-type="float" office:value="473.879" calcext:value-type="float">
            <text:p>473.879</text:p>
          </table:table-cell>
          <table:table-cell office:value-type="float" office:value="204.728" calcext:value-type="float">
            <text:p>204.728</text:p>
          </table:table-cell>
          <table:table-cell office:value-type="float" office:value="25.168" calcext:value-type="float">
            <text:p>25.168</text:p>
          </table:table-cell>
          <table:table-cell office:value-type="float" office:value="48.314" calcext:value-type="float">
            <text:p>48.314</text:p>
          </table:table-cell>
          <table:table-cell office:value-type="float" office:value="11.114" calcext:value-type="float">
            <text:p>11.114</text:p>
          </table:table-cell>
          <table:table-cell office:value-type="float" office:value="15.618" calcext:value-type="float">
            <text:p>15.618</text:p>
          </table:table-cell>
          <table:table-cell office:value-type="float" office:value="10.798" calcext:value-type="float">
            <text:p>10.798</text:p>
          </table:table-cell>
          <table:table-cell office:value-type="float" office:value="2.953" calcext:value-type="float">
            <text:p>2.953</text:p>
          </table:table-cell>
          <table:table-cell office:value-type="float" office:value="10.086" calcext:value-type="float">
            <text:p>10.086</text:p>
          </table:table-cell>
          <table:table-cell office:value-type="float" office:value="25.571" calcext:value-type="float">
            <text:p>25.571</text:p>
          </table:table-cell>
          <table:table-cell office:value-type="float" office:value="12.581" calcext:value-type="float">
            <text:p>12.581</text:p>
          </table:table-cell>
          <table:table-cell office:value-type="float" office:value="3.232" calcext:value-type="float">
            <text:p>3.232</text:p>
          </table:table-cell>
          <table:table-cell office:value-type="float" office:value="1.466" calcext:value-type="float">
            <text:p>1.466</text:p>
          </table:table-cell>
          <table:table-cell office:value-type="float" office:value="0" calcext:value-type="float">
            <text:p>0</text:p>
          </table:table-cell>
          <table:table-cell office:value-type="float" office:value="1.648" calcext:value-type="float">
            <text:p>1.64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0:.Y10])" office:value-type="float" office:value="848.129" calcext:value-type="float">
            <text:p>848.129</text:p>
          </table:table-cell>
          <table:table-cell table:formula="of:=[.L10]/[.AA10]*100" office:value-type="float" office:value="1.48338283445089" calcext:value-type="float">
            <text:p>1.48338283445089</text:p>
          </table:table-cell>
          <table:table-cell/>
        </table:table-row>
        <table:table-row table:style-name="ro1">
          <table:table-cell office:value-type="string" calcext:value-type="string">
            <text:p>Data.Sequence.Internal.Sorting</text:p>
          </table:table-cell>
          <table:table-cell office:value-type="float" office:value="263.091" calcext:value-type="float">
            <text:p>263.091</text:p>
          </table:table-cell>
          <table:table-cell office:value-type="float" office:value="286.127" calcext:value-type="float">
            <text:p>286.127</text:p>
          </table:table-cell>
          <table:table-cell office:value-type="float" office:value="24.462" calcext:value-type="float">
            <text:p>24.462</text:p>
          </table:table-cell>
          <table:table-cell office:value-type="float" office:value="12.071" calcext:value-type="float">
            <text:p>12.071</text:p>
          </table:table-cell>
          <table:table-cell office:value-type="float" office:value="13.343" calcext:value-type="float">
            <text:p>13.343</text:p>
          </table:table-cell>
          <table:table-cell office:value-type="float" office:value="8.034" calcext:value-type="float">
            <text:p>8.034</text:p>
          </table:table-cell>
          <table:table-cell office:value-type="float" office:value="7.591" calcext:value-type="float">
            <text:p>7.591</text:p>
          </table:table-cell>
          <table:table-cell office:value-type="float" office:value="2.816" calcext:value-type="float">
            <text:p>2.816</text:p>
          </table:table-cell>
          <table:table-cell office:value-type="float" office:value="2.987" calcext:value-type="float">
            <text:p>2.987</text:p>
          </table:table-cell>
          <table:table-cell office:value-type="float" office:value="1.802" calcext:value-type="float">
            <text:p>1.802</text:p>
          </table:table-cell>
          <table:table-cell office:value-type="float" office:value="2.856" calcext:value-type="float">
            <text:p>2.856</text:p>
          </table:table-cell>
          <table:table-cell office:value-type="float" office:value="4.122" calcext:value-type="float">
            <text:p>4.122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0.383" calcext:value-type="float">
            <text:p>0.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1:.Y11])" office:value-type="float" office:value="631.443" calcext:value-type="float">
            <text:p>631.443</text:p>
          </table:table-cell>
          <table:table-cell table:formula="of:=[.L11]/[.AA11]*100" office:value-type="float" office:value="0.452297357006096" calcext:value-type="float">
            <text:p>0.452297357006096</text:p>
          </table:table-cell>
          <table:table-cell/>
        </table:table-row>
        <table:table-row table:style-name="ro1">
          <table:table-cell office:value-type="string" calcext:value-type="string">
            <text:p>Data.Map.Internal.Debug</text:p>
          </table:table-cell>
          <table:table-cell office:value-type="float" office:value="51.397" calcext:value-type="float">
            <text:p>51.397</text:p>
          </table:table-cell>
          <table:table-cell office:value-type="float" office:value="119.316" calcext:value-type="float">
            <text:p>119.316</text:p>
          </table:table-cell>
          <table:table-cell office:value-type="float" office:value="6.894" calcext:value-type="float">
            <text:p>6.894</text:p>
          </table:table-cell>
          <table:table-cell office:value-type="float" office:value="5.39" calcext:value-type="float">
            <text:p>5.39</text:p>
          </table:table-cell>
          <table:table-cell office:value-type="float" office:value="1.413" calcext:value-type="float">
            <text:p>1.413</text:p>
          </table:table-cell>
          <table:table-cell office:value-type="float" office:value="2.341" calcext:value-type="float">
            <text:p>2.341</text:p>
          </table:table-cell>
          <table:table-cell office:value-type="float" office:value="1.382" calcext:value-type="float">
            <text:p>1.382</text:p>
          </table:table-cell>
          <table:table-cell office:value-type="float" office:value="1.005" calcext:value-type="float">
            <text:p>1.005</text:p>
          </table:table-cell>
          <table:table-cell office:value-type="float" office:value="1.087" calcext:value-type="float">
            <text:p>1.087</text:p>
          </table:table-cell>
          <table:table-cell office:value-type="float" office:value="2.19" calcext:value-type="float">
            <text:p>2.19</text:p>
          </table:table-cell>
          <table:table-cell office:value-type="float" office:value="1.732" calcext:value-type="float">
            <text:p>1.732</text:p>
          </table:table-cell>
          <table:table-cell office:value-type="float" office:value="1.179" calcext:value-type="float">
            <text:p>1.179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SUM([.B12:.Y12])" office:value-type="float" office:value="195.961" calcext:value-type="float">
            <text:p>195.961</text:p>
          </table:table-cell>
          <table:table-cell table:formula="of:=[.L12]/[.AA12]*100" office:value-type="float" office:value="0.88384933736815" calcext:value-type="float">
            <text:p>0.88384933736815</text:p>
          </table:table-cell>
          <table:table-cell/>
        </table:table-row>
        <table:table-row table:style-name="ro1">
          <table:table-cell office:value-type="string" calcext:value-type="string">
            <text:p>Utils.Containers.Internal.BitQueue</text:p>
          </table:table-cell>
          <table:table-cell office:value-type="float" office:value="35.551" calcext:value-type="float">
            <text:p>35.551</text:p>
          </table:table-cell>
          <table:table-cell office:value-type="float" office:value="29.95" calcext:value-type="float">
            <text:p>29.95</text:p>
          </table:table-cell>
          <table:table-cell office:value-type="float" office:value="3.441" calcext:value-type="float">
            <text:p>3.441</text:p>
          </table:table-cell>
          <table:table-cell office:value-type="float" office:value="8.615" calcext:value-type="float">
            <text:p>8.615</text:p>
          </table:table-cell>
          <table:table-cell office:value-type="float" office:value="0.7" calcext:value-type="float">
            <text:p>0.7</text:p>
          </table:table-cell>
          <table:table-cell office:value-type="float" office:value="1.14" calcext:value-type="float">
            <text:p>1.14</text:p>
          </table:table-cell>
          <table:table-cell office:value-type="float" office:value="0.646" calcext:value-type="float">
            <text:p>0.646</text:p>
          </table:table-cell>
          <table:table-cell office:value-type="float" office:value="0.195" calcext:value-type="float">
            <text:p>0.195</text:p>
          </table:table-cell>
          <table:table-cell office:value-type="float" office:value="0.405" calcext:value-type="float">
            <text:p>0.405</text:p>
          </table:table-cell>
          <table:table-cell office:value-type="float" office:value="2.237" calcext:value-type="float">
            <text:p>2.237</text:p>
          </table:table-cell>
          <table:table-cell office:value-type="float" office:value="2.289" calcext:value-type="float">
            <text:p>2.289</text:p>
          </table:table-cell>
          <table:table-cell office:value-type="float" office:value="0.565" calcext:value-type="float">
            <text:p>0.56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3" calcext:value-type="float">
            <text:p>0.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3:.Y13])" office:value-type="float" office:value="86.089" calcext:value-type="float">
            <text:p>86.089</text:p>
          </table:table-cell>
          <table:table-cell table:formula="of:=[.L13]/[.AA13]*100" office:value-type="float" office:value="2.65887627919943" calcext:value-type="float">
            <text:p>2.65887627919943</text:p>
          </table:table-cell>
          <table:table-cell/>
        </table:table-row>
        <table:table-row table:style-name="ro1">
          <table:table-cell office:value-type="string" calcext:value-type="string">
            <text:p>Data.Containers.ListUtils</text:p>
          </table:table-cell>
          <table:table-cell office:value-type="float" office:value="25.095" calcext:value-type="float">
            <text:p>25.095</text:p>
          </table:table-cell>
          <table:table-cell office:value-type="float" office:value="26.719" calcext:value-type="float">
            <text:p>26.719</text:p>
          </table:table-cell>
          <table:table-cell office:value-type="float" office:value="1.97" calcext:value-type="float">
            <text:p>1.97</text:p>
          </table:table-cell>
          <table:table-cell office:value-type="float" office:value="4.372" calcext:value-type="float">
            <text:p>4.372</text:p>
          </table:table-cell>
          <table:table-cell office:value-type="float" office:value="0.863" calcext:value-type="float">
            <text:p>0.863</text:p>
          </table:table-cell>
          <table:table-cell office:value-type="float" office:value="1.894" calcext:value-type="float">
            <text:p>1.89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3" calcext:value-type="float">
            <text:p>0.343</text:p>
          </table:table-cell>
          <table:table-cell office:value-type="float" office:value="0.622" calcext:value-type="float">
            <text:p>0.622</text:p>
          </table:table-cell>
          <table:table-cell office:value-type="float" office:value="2.021" calcext:value-type="float">
            <text:p>2.0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4:.Y14])" office:value-type="float" office:value="65.783" calcext:value-type="float">
            <text:p>65.783</text:p>
          </table:table-cell>
          <table:table-cell table:formula="of:=[.L14]/[.AA14]*100" office:value-type="float" office:value="3.07222230667498" calcext:value-type="float">
            <text:p>3.07222230667498</text:p>
          </table:table-cell>
          <table:table-cell/>
        </table:table-row>
        <table:table-row table:style-name="ro1">
          <table:table-cell office:value-type="string" calcext:value-type="string">
            <text:p>Data.IntMap.Merge.Strict</text:p>
          </table:table-cell>
          <table:table-cell office:value-type="float" office:value="26.273" calcext:value-type="float">
            <text:p>26.273</text:p>
          </table:table-cell>
          <table:table-cell office:value-type="float" office:value="24.143" calcext:value-type="float">
            <text:p>24.143</text:p>
          </table:table-cell>
          <table:table-cell office:value-type="float" office:value="1.485" calcext:value-type="float">
            <text:p>1.485</text:p>
          </table:table-cell>
          <table:table-cell office:value-type="float" office:value="4.659" calcext:value-type="float">
            <text:p>4.659</text:p>
          </table:table-cell>
          <table:table-cell office:value-type="float" office:value="1.114" calcext:value-type="float">
            <text:p>1.114</text:p>
          </table:table-cell>
          <table:table-cell office:value-type="float" office:value="0.879" calcext:value-type="float">
            <text:p>0.879</text:p>
          </table:table-cell>
          <table:table-cell office:value-type="float" office:value="0.979" calcext:value-type="float">
            <text:p>0.979</text:p>
          </table:table-cell>
          <table:table-cell office:value-type="float" office:value="0.137" calcext:value-type="float">
            <text:p>0.137</text:p>
          </table:table-cell>
          <table:table-cell office:value-type="float" office:value="0.487" calcext:value-type="float">
            <text:p>0.487</text:p>
          </table:table-cell>
          <table:table-cell office:value-type="float" office:value="0.706" calcext:value-type="float">
            <text:p>0.706</text:p>
          </table:table-cell>
          <table:table-cell office:value-type="float" office:value="2.489" calcext:value-type="float">
            <text:p>2.489</text:p>
          </table:table-cell>
          <table:table-cell office:value-type="float" office:value="0.403" calcext:value-type="float">
            <text:p>0.403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9" calcext:value-type="float">
            <text:p>0.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5:.Y15])" office:value-type="float" office:value="64.247" calcext:value-type="float">
            <text:p>64.247</text:p>
          </table:table-cell>
          <table:table-cell table:formula="of:=[.L15]/[.AA15]*100" office:value-type="float" office:value="3.87411085342506" calcext:value-type="float">
            <text:p>3.87411085342506</text:p>
          </table:table-cell>
          <table:table-cell/>
        </table:table-row>
        <table:table-row table:style-name="ro1">
          <table:table-cell office:value-type="string" calcext:value-type="string">
            <text:p>Utils.Containers.Internal.StrictMaybe</text:p>
          </table:table-cell>
          <table:table-cell office:value-type="float" office:value="22.427" calcext:value-type="float">
            <text:p>22.427</text:p>
          </table:table-cell>
          <table:table-cell office:value-type="float" office:value="26.058" calcext:value-type="float">
            <text:p>26.058</text:p>
          </table:table-cell>
          <table:table-cell office:value-type="float" office:value="1.177" calcext:value-type="float">
            <text:p>1.177</text:p>
          </table:table-cell>
          <table:table-cell office:value-type="float" office:value="3.55" calcext:value-type="float">
            <text:p>3.55</text:p>
          </table:table-cell>
          <table:table-cell office:value-type="float" office:value="1.576" calcext:value-type="float">
            <text:p>1.576</text:p>
          </table:table-cell>
          <table:table-cell office:value-type="float" office:value="0.726" calcext:value-type="float">
            <text:p>0.726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565" calcext:value-type="float">
            <text:p>0.565</text:p>
          </table:table-cell>
          <table:table-cell office:value-type="float" office:value="0.415" calcext:value-type="float">
            <text:p>0.415</text:p>
          </table:table-cell>
          <table:table-cell office:value-type="float" office:value="1.236" calcext:value-type="float">
            <text:p>1.2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6:.Y16])" office:value-type="float" office:value="59.76" calcext:value-type="float">
            <text:p>59.76</text:p>
          </table:table-cell>
          <table:table-cell table:formula="of:=[.L16]/[.AA16]*100" office:value-type="float" office:value="2.06827309236948" calcext:value-type="float">
            <text:p>2.06827309236948</text:p>
          </table:table-cell>
          <table:table-cell/>
        </table:table-row>
        <table:table-row table:style-name="ro1">
          <table:table-cell office:value-type="string" calcext:value-type="string">
            <text:p>Utils.Containers.Internal.BitUtil</text:p>
          </table:table-cell>
          <table:table-cell office:value-type="float" office:value="5.13" calcext:value-type="float">
            <text:p>5.13</text:p>
          </table:table-cell>
          <table:table-cell office:value-type="float" office:value="3.866" calcext:value-type="float">
            <text:p>3.866</text:p>
          </table:table-cell>
          <table:table-cell office:value-type="float" office:value="0.312" calcext:value-type="float">
            <text:p>0.312</text:p>
          </table:table-cell>
          <table:table-cell office:value-type="float" office:value="35.635" calcext:value-type="float">
            <text:p>35.635</text:p>
          </table:table-cell>
          <table:table-cell office:value-type="float" office:value="0.08" calcext:value-type="float">
            <text:p>0.0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3" calcext:value-type="float">
            <text:p>0.073</text:p>
          </table:table-cell>
          <table:table-cell office:value-type="float" office:value="0.315" calcext:value-type="float">
            <text:p>0.315</text:p>
          </table:table-cell>
          <table:table-cell office:value-type="float" office:value="1.092" calcext:value-type="float">
            <text:p>1.0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7:.Y17])" office:value-type="float" office:value="48.476" calcext:value-type="float">
            <text:p>48.476</text:p>
          </table:table-cell>
          <table:table-cell table:formula="of:=[.L17]/[.AA17]*100" office:value-type="float" office:value="2.25266111065269" calcext:value-type="float">
            <text:p>2.25266111065269</text:p>
          </table:table-cell>
          <table:table-cell/>
        </table:table-row>
        <table:table-row table:style-name="ro1">
          <table:table-cell office:value-type="string" calcext:value-type="string">
            <text:p>Utils.Containers.Internal.State</text:p>
          </table:table-cell>
          <table:table-cell office:value-type="float" office:value="9.821" calcext:value-type="float">
            <text:p>9.821</text:p>
          </table:table-cell>
          <table:table-cell office:value-type="float" office:value="10.627" calcext:value-type="float">
            <text:p>10.627</text:p>
          </table:table-cell>
          <table:table-cell office:value-type="float" office:value="0.714" calcext:value-type="float">
            <text:p>0.714</text:p>
          </table:table-cell>
          <table:table-cell office:value-type="float" office:value="3.592" calcext:value-type="float">
            <text:p>3.5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6" calcext:value-type="float">
            <text:p>0.3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1.488" calcext:value-type="float">
            <text:p>1.488</text:p>
          </table:table-cell>
          <table:table-cell office:value-type="float" office:value="0.226" calcext:value-type="float">
            <text:p>0.226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8:.Y18])" office:value-type="float" office:value="28.66" calcext:value-type="float">
            <text:p>28.66</text:p>
          </table:table-cell>
          <table:table-cell table:formula="of:=[.L18]/[.AA18]*100" office:value-type="float" office:value="5.19190509420795" calcext:value-type="float">
            <text:p>5.19190509420795</text:p>
          </table:table-cell>
          <table:table-cell/>
        </table:table-row>
        <table:table-row table:style-name="ro1">
          <table:table-cell office:value-type="string" calcext:value-type="string">
            <text:p>Data.Map</text:p>
          </table:table-cell>
          <table:table-cell office:value-type="float" office:value="5.365" calcext:value-type="float">
            <text:p>5.365</text:p>
          </table:table-cell>
          <table:table-cell office:value-type="float" office:value="6.961" calcext:value-type="float">
            <text:p>6.961</text:p>
          </table:table-cell>
          <table:table-cell office:value-type="float" office:value="0.513" calcext:value-type="float">
            <text:p>0.513</text:p>
          </table:table-cell>
          <table:table-cell office:value-type="float" office:value="2.248" calcext:value-type="float">
            <text:p>2.2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8" calcext:value-type="float">
            <text:p>0.238</text:p>
          </table:table-cell>
          <table:table-cell office:value-type="float" office:value="1.175" calcext:value-type="float">
            <text:p>1.17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5" calcext:value-type="float">
            <text:p>0.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9:.Y19])" office:value-type="float" office:value="17.782" calcext:value-type="float">
            <text:p>17.782</text:p>
          </table:table-cell>
          <table:table-cell table:formula="of:=[.L19]/[.AA19]*100" office:value-type="float" office:value="6.60780564615904" calcext:value-type="float">
            <text:p>6.60780564615904</text:p>
          </table:table-cell>
          <table:table-cell/>
        </table:table-row>
        <table:table-row table:style-name="ro1">
          <table:table-cell office:value-type="string" calcext:value-type="string">
            <text:p>Data.IntMap</text:p>
          </table:table-cell>
          <table:table-cell office:value-type="float" office:value="4.517" calcext:value-type="float">
            <text:p>4.517</text:p>
          </table:table-cell>
          <table:table-cell office:value-type="float" office:value="6.085" calcext:value-type="float">
            <text:p>6.085</text:p>
          </table:table-cell>
          <table:table-cell office:value-type="float" office:value="0.361" calcext:value-type="float">
            <text:p>0.361</text:p>
          </table:table-cell>
          <table:table-cell office:value-type="float" office:value="1.642" calcext:value-type="float">
            <text:p>1.64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" calcext:value-type="float">
            <text:p>0.19</text:p>
          </table:table-cell>
          <table:table-cell office:value-type="float" office:value="0.306" calcext:value-type="float">
            <text:p>0.306</text:p>
          </table:table-cell>
          <table:table-cell office:value-type="float" office:value="1.538" calcext:value-type="float">
            <text:p>1.538</text:p>
          </table:table-cell>
          <table:table-cell office:value-type="float" office:value="0.148" calcext:value-type="float">
            <text:p>0.148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" calcext:value-type="float">
            <text:p>0.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table:formula="of:=SUM([.B20:.Y20])" office:value-type="float" office:value="15.488" calcext:value-type="float">
            <text:p>15.488</text:p>
          </table:table-cell>
          <table:table-cell table:formula="of:=[.L20]/[.AA20]*100" office:value-type="float" office:value="9.93026859504132" calcext:value-type="float">
            <text:p>9.93026859504132</text:p>
          </table:table-cell>
          <table:table-cell/>
        </table:table-row>
        <table:table-row table:style-name="ro1">
          <table:table-cell office:value-type="string" calcext:value-type="string">
            <text:p>Data.IntMap.Internal.DeprecatedDebug</text:p>
          </table:table-cell>
          <table:table-cell office:value-type="float" office:value="2.563" calcext:value-type="float">
            <text:p>2.563</text:p>
          </table:table-cell>
          <table:table-cell office:value-type="float" office:value="5.036" calcext:value-type="float">
            <text:p>5.036</text:p>
          </table:table-cell>
          <table:table-cell office:value-type="float" office:value="0.261" calcext:value-type="float">
            <text:p>0.261</text:p>
          </table:table-cell>
          <table:table-cell office:value-type="float" office:value="1.285" calcext:value-type="float">
            <text:p>1.28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913" calcext:value-type="float">
            <text:p>0.9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1:.Y21])" office:value-type="float" office:value="10.991" calcext:value-type="float">
            <text:p>10.991</text:p>
          </table:table-cell>
          <table:table-cell table:formula="of:=[.L21]/[.AA21]*100" office:value-type="float" office:value="8.30679646983896" calcext:value-type="float">
            <text:p>8.30679646983896</text:p>
          </table:table-cell>
          <table:table-cell/>
        </table:table-row>
        <table:table-row table:style-name="ro1">
          <table:table-cell office:value-type="string" calcext:value-type="string">
            <text:p>Data.Map.Internal.DeprecatedShowTree</text:p>
          </table:table-cell>
          <table:table-cell office:value-type="float" office:value="2.869" calcext:value-type="float">
            <text:p>2.869</text:p>
          </table:table-cell>
          <table:table-cell office:value-type="float" office:value="4.461" calcext:value-type="float">
            <text:p>4.461</text:p>
          </table:table-cell>
          <table:table-cell office:value-type="float" office:value="0.247" calcext:value-type="float">
            <text:p>0.247</text:p>
          </table:table-cell>
          <table:table-cell office:value-type="float" office:value="1.317" calcext:value-type="float">
            <text:p>1.31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" calcext:value-type="float">
            <text:p>0.04</text:p>
          </table:table-cell>
          <table:table-cell office:value-type="float" office:value="0.141" calcext:value-type="float">
            <text:p>0.141</text:p>
          </table:table-cell>
          <table:table-cell office:value-type="float" office:value="0.22" calcext:value-type="float">
            <text:p>0.22</text:p>
          </table:table-cell>
          <table:table-cell office:value-type="float" office:value="0.935" calcext:value-type="float">
            <text:p>0.93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2:.Y22])" office:value-type="float" office:value="10.872" calcext:value-type="float">
            <text:p>10.872</text:p>
          </table:table-cell>
          <table:table-cell table:formula="of:=[.L22]/[.AA22]*100" office:value-type="float" office:value="8.60007358351729" calcext:value-type="float">
            <text:p>8.60007358351729</text:p>
          </table:table-cell>
          <table:table-cell/>
        </table:table-row>
        <table:table-row table:style-name="ro1">
          <table:table-cell office:value-type="string" calcext:value-type="string">
            <text:p>Utils.Containers.Internal.StrictPair</text:p>
          </table:table-cell>
          <table:table-cell office:value-type="float" office:value="1.9" calcext:value-type="float">
            <text:p>1.9</text:p>
          </table:table-cell>
          <table:table-cell office:value-type="float" office:value="5.396" calcext:value-type="float">
            <text:p>5.396</text:p>
          </table:table-cell>
          <table:table-cell office:value-type="float" office:value="0.332" calcext:value-type="float">
            <text:p>0.3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7" calcext:value-type="float">
            <text:p>0.107</text:p>
          </table:table-cell>
          <table:table-cell office:value-type="float" office:value="0.244" calcext:value-type="float">
            <text:p>0.244</text:p>
          </table:table-cell>
          <table:table-cell office:value-type="float" office:value="1.256" calcext:value-type="float">
            <text:p>1.256</text:p>
          </table:table-cell>
          <table:table-cell office:value-type="float" office:value="0.15" calcext:value-type="float">
            <text:p>0.15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SUM([.B23:.Y23])" office:value-type="float" office:value="10.833" calcext:value-type="float">
            <text:p>10.833</text:p>
          </table:table-cell>
          <table:table-cell table:formula="of:=[.L23]/[.AA23]*100" office:value-type="float" office:value="11.5942028985507" calcext:value-type="float">
            <text:p>11.5942028985507</text:p>
          </table:table-cell>
          <table:table-cell/>
        </table:table-row>
        <table:table-row table:style-name="ro1">
          <table:table-cell office:value-type="string" calcext:value-type="string">
            <text:p>Utils.Containers.Internal.PtrEquality</text:p>
          </table:table-cell>
          <table:table-cell office:value-type="float" office:value="2.194" calcext:value-type="float">
            <text:p>2.194</text:p>
          </table:table-cell>
          <table:table-cell office:value-type="float" office:value="1.99" calcext:value-type="float">
            <text:p>1.99</text:p>
          </table:table-cell>
          <table:table-cell office:value-type="float" office:value="0.182" calcext:value-type="float">
            <text:p>0.182</text:p>
          </table:table-cell>
          <table:table-cell office:value-type="float" office:value="3.36" calcext:value-type="float">
            <text:p>3.3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9" calcext:value-type="float">
            <text:p>0.159</text:p>
          </table:table-cell>
          <table:table-cell office:value-type="float" office:value="1.285" calcext:value-type="float">
            <text:p>1.2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24:.Y24])" office:value-type="float" office:value="9.86" calcext:value-type="float">
            <text:p>9.86</text:p>
          </table:table-cell>
          <table:table-cell table:formula="of:=[.L24]/[.AA24]*100" office:value-type="float" office:value="13.0324543610548" calcext:value-type="float">
            <text:p>13.0324543610548</text:p>
          </table:table-cell>
          <table:table-cell/>
        </table:table-row>
        <table:table-row table:style-name="ro1">
          <table:table-cell office:value-type="string" calcext:value-type="string">
            <text:p>Utils.Containers.Internal.Coercions</text:p>
          </table:table-cell>
          <table:table-cell office:value-type="float" office:value="1.776" calcext:value-type="float">
            <text:p>1.776</text:p>
          </table:table-cell>
          <table:table-cell office:value-type="float" office:value="2.316" calcext:value-type="float">
            <text:p>2.316</text:p>
          </table:table-cell>
          <table:table-cell office:value-type="float" office:value="0.209" calcext:value-type="float">
            <text:p>0.209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74" calcext:value-type="float">
            <text:p>0.274</text:p>
          </table:table-cell>
          <table:table-cell office:value-type="float" office:value="1.46" calcext:value-type="float">
            <text:p>1.4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25:.Y25])" office:value-type="float" office:value="8.309" calcext:value-type="float">
            <text:p>8.309</text:p>
          </table:table-cell>
          <table:table-cell table:formula="of:=[.L25]/[.AA25]*100" office:value-type="float" office:value="17.5713082200024" calcext:value-type="float">
            <text:p>17.5713082200024</text:p>
          </table:table-cell>
          <table:table-cell/>
        </table:table-row>
        <table:table-row table:style-name="ro1">
          <table:table-cell office:value-type="string" calcext:value-type="string">
            <text:p>Utils.Containers.Internal.TypeError</text:p>
          </table:table-cell>
          <table:table-cell office:value-type="float" office:value="1.351" calcext:value-type="float">
            <text:p>1.351</text:p>
          </table:table-cell>
          <table:table-cell office:value-type="float" office:value="2.423" calcext:value-type="float">
            <text:p>2.423</text:p>
          </table:table-cell>
          <table:table-cell office:value-type="float" office:value="0.211" calcext:value-type="float">
            <text:p>0.211</text:p>
          </table:table-cell>
          <table:table-cell office:value-type="float" office:value="1.466" calcext:value-type="float">
            <text:p>1.4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7" calcext:value-type="float">
            <text:p>0.13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26:.Y26])" office:value-type="float" office:value="6.823" calcext:value-type="float">
            <text:p>6.823</text:p>
          </table:table-cell>
          <table:table-cell table:formula="of:=[.L26]/[.AA26]*100" office:value-type="float" office:value="9.48263227319361" calcext:value-type="float">
            <text:p>9.48263227319361</text:p>
          </table:table-cell>
          <table:table-cell/>
        </table:table-row>
        <table:table-row table:style-name="ro1">
          <table:table-cell office:value-type="string" calcext:value-type="string">
            <text:p>Utils.Containers.Internal.Prelude</text:p>
          </table:table-cell>
          <table:table-cell office:value-type="float" office:value="0.447" calcext:value-type="float">
            <text:p>0.447</text:p>
          </table:table-cell>
          <table:table-cell office:value-type="float" office:value="0.951" calcext:value-type="float">
            <text:p>0.951</text:p>
          </table:table-cell>
          <table:table-cell office:value-type="float" office:value="0.105" calcext:value-type="float">
            <text:p>0.105</text:p>
          </table:table-cell>
          <table:table-cell office:value-type="float" office:value="3.737" calcext:value-type="float">
            <text:p>3.737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" calcext:value-type="float">
            <text:p>0.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27:.Y27])" office:value-type="float" office:value="5.882" calcext:value-type="float">
            <text:p>5.882</text:p>
          </table:table-cell>
          <table:table-cell table:formula="of:=[.L27]/[.AA27]*100" office:value-type="float" office:value="3.60421625297518" calcext:value-type="float">
            <text:p>3.60421625297518</text:p>
          </table:table-cell>
          <table:table-cell/>
        </table:table-row>
        <table:table-row table:style-name="ro1">
          <table:table-cell office:value-type="string" calcext:value-type="string">
            <text:p>Data.IntMap.Lazy</text:p>
          </table:table-cell>
          <table:table-cell office:value-type="float" office:value="0.479" calcext:value-type="float">
            <text:p>0.479</text:p>
          </table:table-cell>
          <table:table-cell office:value-type="float" office:value="0.769" calcext:value-type="float">
            <text:p>0.7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3" calcext:value-type="float">
            <text:p>0.9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17" calcext:value-type="float">
            <text:p>0.17</text:p>
          </table:table-cell>
          <table:table-cell office:value-type="float" office:value="2.263" calcext:value-type="float">
            <text:p>2.2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8:.Y28])" office:value-type="float" office:value="5.015" calcext:value-type="float">
            <text:p>5.015</text:p>
          </table:table-cell>
          <table:table-cell table:formula="of:=[.L28]/[.AA28]*100" office:value-type="float" office:value="45.1246261216351" calcext:value-type="float">
            <text:p>45.1246261216351</text:p>
          </table:table-cell>
          <table:table-cell/>
        </table:table-row>
        <table:table-row table:style-name="ro1">
          <table:table-cell office:value-type="string" calcext:value-type="string">
            <text:p>Data.Set</text:p>
          </table:table-cell>
          <table:table-cell office:value-type="float" office:value="0.555" calcext:value-type="float">
            <text:p>0.555</text:p>
          </table:table-cell>
          <table:table-cell office:value-type="float" office:value="1.46" calcext:value-type="float">
            <text:p>1.46</text:p>
          </table:table-cell>
          <table:table-cell office:value-type="float" office:value="0.11" calcext:value-type="float">
            <text:p>0.11</text:p>
          </table:table-cell>
          <table:table-cell office:value-type="float" office:value="0.576" calcext:value-type="float">
            <text:p>0.5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" calcext:value-type="float">
            <text:p>0.05</text:p>
          </table:table-cell>
          <table:table-cell office:value-type="float" office:value="0.153" calcext:value-type="float">
            <text:p>0.153</text:p>
          </table:table-cell>
          <table:table-cell office:value-type="float" office:value="1.399" calcext:value-type="float">
            <text:p>1.39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9:.Y29])" office:value-type="float" office:value="4.652" calcext:value-type="float">
            <text:p>4.652</text:p>
          </table:table-cell>
          <table:table-cell table:formula="of:=[.L29]/[.AA29]*100" office:value-type="float" office:value="30.073086844368" calcext:value-type="float">
            <text:p>30.073086844368</text:p>
          </table:table-cell>
          <table:table-cell/>
        </table:table-row>
        <table:table-row table:style-name="ro1">
          <table:table-cell office:value-type="string" calcext:value-type="string">
            <text:p>Data.IntMap.Strict</text:p>
          </table:table-cell>
          <table:table-cell office:value-type="float" office:value="0.491" calcext:value-type="float">
            <text:p>0.49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1" calcext:value-type="float">
            <text:p>0.701</text:p>
          </table:table-cell>
          <table:table-cell office:value-type="float" office:value="0.449" calcext:value-type="float">
            <text:p>0.4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91" calcext:value-type="float">
            <text:p>0.191</text:p>
          </table:table-cell>
          <table:table-cell office:value-type="float" office:value="1.316" calcext:value-type="float">
            <text:p>1.31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0:.Y30])" office:value-type="float" office:value="4.436" calcext:value-type="float">
            <text:p>4.436</text:p>
          </table:table-cell>
          <table:table-cell table:formula="of:=[.L30]/[.AA30]*100" office:value-type="float" office:value="29.6663660955816" calcext:value-type="float">
            <text:p>29.6663660955816</text:p>
          </table:table-cell>
          <table:table-cell/>
        </table:table-row>
        <table:table-row table:style-name="ro1">
          <table:table-cell office:value-type="string" calcext:value-type="string">
            <text:p>Data.Map.Lazy</text:p>
          </table:table-cell>
          <table:table-cell office:value-type="float" office:value="0.525" calcext:value-type="float">
            <text:p>0.525</text:p>
          </table:table-cell>
          <table:table-cell office:value-type="float" office:value="1.016" calcext:value-type="float">
            <text:p>1.0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643" calcext:value-type="float">
            <text:p>0.6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1" calcext:value-type="float">
            <text:p>0.051</text:p>
          </table:table-cell>
          <table:table-cell office:value-type="float" office:value="0.157" calcext:value-type="float">
            <text:p>0.157</text:p>
          </table:table-cell>
          <table:table-cell office:value-type="float" office:value="1.619" calcext:value-type="float">
            <text:p>1.61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1:.Y31])" office:value-type="float" office:value="4.421" calcext:value-type="float">
            <text:p>4.421</text:p>
          </table:table-cell>
          <table:table-cell table:formula="of:=[.L31]/[.AA31]*100" office:value-type="float" office:value="36.6206740556435" calcext:value-type="float">
            <text:p>36.6206740556435</text:p>
          </table:table-cell>
          <table:table-cell/>
        </table:table-row>
        <table:table-row table:style-name="ro1">
          <table:table-cell office:value-type="string" calcext:value-type="string">
            <text:p>Data.Map.Merge.Lazy</text:p>
          </table:table-cell>
          <table:table-cell office:value-type="float" office:value="0.454" calcext:value-type="float">
            <text:p>0.454</text:p>
          </table:table-cell>
          <table:table-cell office:value-type="float" office:value="1.293" calcext:value-type="float">
            <text:p>1.2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609" calcext:value-type="float">
            <text:p>0.6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" calcext:value-type="float">
            <text:p>0.05</text:p>
          </table:table-cell>
          <table:table-cell office:value-type="float" office:value="0.166" calcext:value-type="float">
            <text:p>0.166</text:p>
          </table:table-cell>
          <table:table-cell office:value-type="float" office:value="1.171" calcext:value-type="float">
            <text:p>1.1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2:.Y32])" office:value-type="float" office:value="4.198" calcext:value-type="float">
            <text:p>4.198</text:p>
          </table:table-cell>
          <table:table-cell table:formula="of:=[.L32]/[.AA32]*100" office:value-type="float" office:value="27.8942353501668" calcext:value-type="float">
            <text:p>27.8942353501668</text:p>
          </table:table-cell>
          <table:table-cell/>
        </table:table-row>
        <table:table-row table:style-name="ro1">
          <table:table-cell office:value-type="string" calcext:value-type="string">
            <text:p>Data.Map.Strict</text:p>
          </table:table-cell>
          <table:table-cell office:value-type="float" office:value="0.505" calcext:value-type="float">
            <text:p>0.5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124" calcext:value-type="float">
            <text:p>0.124</text:p>
          </table:table-cell>
          <table:table-cell office:value-type="float" office:value="0.461" calcext:value-type="float">
            <text:p>0.4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186" calcext:value-type="float">
            <text:p>0.186</text:p>
          </table:table-cell>
          <table:table-cell office:value-type="float" office:value="1.287" calcext:value-type="float">
            <text:p>1.28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3:.Y33])" office:value-type="float" office:value="3.878" calcext:value-type="float">
            <text:p>3.878</text:p>
          </table:table-cell>
          <table:table-cell table:formula="of:=[.L33]/[.AA33]*100" office:value-type="float" office:value="33.1872099020114" calcext:value-type="float">
            <text:p>33.1872099020114</text:p>
          </table:table-cell>
          <table:table-cell/>
        </table:table-row>
        <table:table-row table:style-name="ro1">
          <table:table-cell office:value-type="string" calcext:value-type="string">
            <text:p>Data.Sequence</text:p>
          </table:table-cell>
          <table:table-cell office:value-type="float" office:value="0.484" calcext:value-type="float">
            <text:p>0.484</text:p>
          </table:table-cell>
          <table:table-cell office:value-type="float" office:value="0.853" calcext:value-type="float">
            <text:p>0.8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458" calcext:value-type="float">
            <text:p>0.45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49" calcext:value-type="float">
            <text:p>0.149</text:p>
          </table:table-cell>
          <table:table-cell office:value-type="float" office:value="1.403" calcext:value-type="float">
            <text:p>1.4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4:.Y34])" office:value-type="float" office:value="3.832" calcext:value-type="float">
            <text:p>3.832</text:p>
          </table:table-cell>
          <table:table-cell table:formula="of:=[.L34]/[.AA34]*100" office:value-type="float" office:value="36.6127348643006" calcext:value-type="float">
            <text:p>36.6127348643006</text:p>
          </table:table-cell>
          <table:table-cell/>
        </table:table-row>
        <table:table-row table:style-name="ro1">
          <table:table-cell office:value-type="string" calcext:value-type="string">
            <text:p>Data.IntMap.Merge.Lazy</text:p>
          </table:table-cell>
          <table:table-cell office:value-type="float" office:value="0.586" calcext:value-type="float">
            <text:p>0.586</text:p>
          </table:table-cell>
          <table:table-cell office:value-type="float" office:value="0.758" calcext:value-type="float">
            <text:p>0.7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563" calcext:value-type="float">
            <text:p>0.56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928" calcext:value-type="float">
            <text:p>0.9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35:.Y35])" office:value-type="float" office:value="3.537" calcext:value-type="float">
            <text:p>3.537</text:p>
          </table:table-cell>
          <table:table-cell table:formula="of:=[.L35]/[.AA35]*100" office:value-type="float" office:value="26.2369239468476" calcext:value-type="float">
            <text:p>26.2369239468476</text:p>
          </table:table-cell>
          <table:table-cell/>
        </table:table-row>
        <table:table-row table:style-name="ro1">
          <table:table-cell office:value-type="string" calcext:value-type="string">
            <text:p>Data.Map.Merge.Strict</text:p>
          </table:table-cell>
          <table:table-cell office:value-type="float" office:value="0.502" calcext:value-type="float">
            <text:p>0.50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7" calcext:value-type="float">
            <text:p>0.147</text:p>
          </table:table-cell>
          <table:table-cell office:value-type="float" office:value="1.256" calcext:value-type="float">
            <text:p>1.25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36:.Y36])" office:value-type="float" office:value="3.481" calcext:value-type="float">
            <text:p>3.481</text:p>
          </table:table-cell>
          <table:table-cell table:formula="of:=[.L36]/[.AA36]*100" office:value-type="float" office:value="36.0815857512209" calcext:value-type="float">
            <text:p>36.0815857512209</text:p>
          </table:table-cell>
          <table:table-cell/>
        </table:table-row>
        <table:table-row table:style-name="ro1">
          <table:table-cell office:value-type="string" calcext:value-type="string">
            <text:p>Data.IntSet</text:p>
          </table:table-cell>
          <table:table-cell office:value-type="float" office:value="0.488" calcext:value-type="float">
            <text:p>0.488</text:p>
          </table:table-cell>
          <table:table-cell office:value-type="float" office:value="0.798" calcext:value-type="float">
            <text:p>0.798</text:p>
          </table:table-cell>
          <table:table-cell office:value-type="float" office:value="0.098" calcext:value-type="float">
            <text:p>0.0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57" calcext:value-type="float">
            <text:p>0.157</text:p>
          </table:table-cell>
          <table:table-cell office:value-type="float" office:value="1.06" calcext:value-type="float">
            <text:p>1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table:number-columns-repeated="3" office:value-type="float" office:value="0.009" calcext:value-type="float">
            <text:p>0.009</text:p>
          </table:table-cell>
          <table:table-cell/>
          <table:table-cell table:formula="of:=SUM([.B37:.Y37])" office:value-type="float" office:value="3.441" calcext:value-type="float">
            <text:p>3.441</text:p>
          </table:table-cell>
          <table:table-cell table:formula="of:=[.L37]/[.AA37]*100" office:value-type="float" office:value="30.804998546934" calcext:value-type="float">
            <text:p>30.804998546934</text:p>
          </table:table-cell>
          <table:table-cell/>
        </table:table-row>
        <table:table-row table:style-name="ro1">
          <table:table-cell office:value-type="string" calcext:value-type="string">
            <text:p>Data.IntMap.Internal.Debug</text:p>
          </table:table-cell>
          <table:table-cell office:value-type="float" office:value="0.452" calcext:value-type="float">
            <text:p>0.452</text:p>
          </table:table-cell>
          <table:table-cell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458" calcext:value-type="float">
            <text:p>0.45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8:.Y38])" office:value-type="float" office:value="2.399" calcext:value-type="float">
            <text:p>2.399</text:p>
          </table:table-cell>
          <table:table-cell table:formula="of:=[.L38]/[.AA38]*100" office:value-type="float" office:value="4.29345560650271" calcext:value-type="float">
            <text:p>4.29345560650271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5"/>
          <table:table-cell office:value-type="string" calcext:value-type="string">
            <text:p>Total </text:p>
          </table:table-cell>
          <table:table-cell table:formula="of:=SUM([.AA2:.AA38])" office:value-type="float" office:value="36552.149" calcext:value-type="float">
            <text:p>36552.149</text:p>
          </table:table-cell>
          <table:table-cell table:formula="of:=AVERAGE([.AB2:.AB38])" office:value-type="float" office:value="12.259551142592" calcext:value-type="float">
            <text:p>12.25955114259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</text:p>
          </table:table-cell>
          <table:table-cell table:formula="of:=SUM([.L2:.L38])" office:value-type="float" office:value="272.738" calcext:value-type="float">
            <text:p>272.738</text:p>
          </table:table-cell>
          <table:table-cell table:formula="of:=GEOMEAN([.AB2:.AB38])" office:value-type="float" office:value="5.0459098821429" calcext:value-type="float">
            <text:p>5.0459098821429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 (%)</text:p>
          </table:table-cell>
          <table:table-cell table:formula="of:=[.AA41]/[.AA40]*100" office:value-type="float" office:value="0.746161326930463" calcext:value-type="float">
            <text:p>0.746161326930463</text:p>
          </table:table-cell>
          <table:table-cell table:number-columns-repeated="2"/>
        </table:table-row>
      </table:table>
      <table:table table:name="deepseq-1.5.0.0" table:style-name="ta1">
        <office:forms form:automatic-focus="false" form:apply-design-mode="false"/>
        <table:table-column table:style-name="co3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ommon sub-express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Control.DeepSeq</text:p>
          </table:table-cell>
          <table:table-cell office:value-type="float" office:value="206.768" calcext:value-type="float">
            <text:p>206.768</text:p>
          </table:table-cell>
          <table:table-cell office:value-type="float" office:value="177.996" calcext:value-type="float">
            <text:p>177.996</text:p>
          </table:table-cell>
          <table:table-cell office:value-type="float" office:value="122.205" calcext:value-type="float">
            <text:p>122.205</text:p>
          </table:table-cell>
          <table:table-cell office:value-type="float" office:value="24.808" calcext:value-type="float">
            <text:p>24.808</text:p>
          </table:table-cell>
          <table:table-cell office:value-type="float" office:value="10.158" calcext:value-type="float">
            <text:p>10.158</text:p>
          </table:table-cell>
          <table:table-cell office:value-type="float" office:value="8.353" calcext:value-type="float">
            <text:p>8.353</text:p>
          </table:table-cell>
          <table:table-cell office:value-type="float" office:value="7.75" calcext:value-type="float">
            <text:p>7.75</text:p>
          </table:table-cell>
          <table:table-cell office:value-type="float" office:value="5.674" calcext:value-type="float">
            <text:p>5.674</text:p>
          </table:table-cell>
          <table:table-cell office:value-type="float" office:value="5.343" calcext:value-type="float">
            <text:p>5.343</text:p>
          </table:table-cell>
          <table:table-cell office:value-type="float" office:value="5.306" calcext:value-type="float">
            <text:p>5.306</text:p>
          </table:table-cell>
          <table:table-cell office:value-type="float" office:value="5.011" calcext:value-type="float">
            <text:p>5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7" calcext:value-type="float">
            <text:p>0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:.W2])" office:value-type="float" office:value="581.438" calcext:value-type="float">
            <text:p>581.438</text:p>
          </table:table-cell>
          <table:table-cell table:formula="of:=[.E2]/[.Y2]*100" office:value-type="float" office:value="4.2666629976025" calcext:value-type="float">
            <text:p>4.2666629976025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3"/>
          <table:table-cell office:value-type="string" calcext:value-type="string">
            <text:p>Total </text:p>
          </table:table-cell>
          <table:table-cell table:formula="of:=[.Y2]" office:value-type="float" office:value="581.438" calcext:value-type="float">
            <text:p>581.438</text:p>
          </table:table-cell>
          <table:table-cell table:formula="of:=AVERAGE([.Z2])" office:value-type="float" office:value="4.2666629976025" calcext:value-type="float">
            <text:p>4.266662997602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</text:p>
          </table:table-cell>
          <table:table-cell table:formula="of:=[.E2]" office:value-type="float" office:value="24.808" calcext:value-type="float">
            <text:p>24.808</text:p>
          </table:table-cell>
          <table:table-cell table:formula="of:=GEOMEAN([.Z2])" office:value-type="float" office:value="4.2666629976025" calcext:value-type="float">
            <text:p>4.2666629976025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 (%)</text:p>
          </table:table-cell>
          <table:table-cell table:formula="of:=[.Y5]/[.Y4]*100" office:value-type="float" office:value="4.2666629976025" calcext:value-type="float">
            <text:p>4.2666629976025</text:p>
          </table:table-cell>
          <table:table-cell table:number-columns-repeated="2"/>
        </table:table-row>
      </table:table>
      <table:table table:name="directory-1.3.8.5" table:style-name="ta1">
        <office:forms form:automatic-focus="false" form:apply-design-mode="false"/>
        <table:table-column table:style-name="co3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4" table:default-cell-style-name="Default"/>
        <table:table-column table:style-name="co34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System.Directory.Internal.Common</text:p>
          </table:table-cell>
          <table:table-cell office:value-type="float" office:value="477.63" calcext:value-type="float">
            <text:p>477.63</text:p>
          </table:table-cell>
          <table:table-cell office:value-type="float" office:value="315.328" calcext:value-type="float">
            <text:p>315.328</text:p>
          </table:table-cell>
          <table:table-cell office:value-type="float" office:value="53.092" calcext:value-type="float">
            <text:p>53.092</text:p>
          </table:table-cell>
          <table:table-cell office:value-type="float" office:value="22.836" calcext:value-type="float">
            <text:p>22.836</text:p>
          </table:table-cell>
          <table:table-cell office:value-type="float" office:value="15.348" calcext:value-type="float">
            <text:p>15.348</text:p>
          </table:table-cell>
          <table:table-cell office:value-type="float" office:value="11.069" calcext:value-type="float">
            <text:p>11.069</text:p>
          </table:table-cell>
          <table:table-cell office:value-type="float" office:value="6.949" calcext:value-type="float">
            <text:p>6.949</text:p>
          </table:table-cell>
          <table:table-cell office:value-type="float" office:value="2.76" calcext:value-type="float">
            <text:p>2.76</text:p>
          </table:table-cell>
          <table:table-cell office:value-type="float" office:value="7.716" calcext:value-type="float">
            <text:p>7.716</text:p>
          </table:table-cell>
          <table:table-cell office:value-type="float" office:value="4.175" calcext:value-type="float">
            <text:p>4.175</text:p>
          </table:table-cell>
          <table:table-cell office:value-type="float" office:value="5.511" calcext:value-type="float">
            <text:p>5.511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1.399" calcext:value-type="float">
            <text:p>1.399</text:p>
          </table:table-cell>
          <table:table-cell office:value-type="float" office:value="0" calcext:value-type="float">
            <text:p>0</text:p>
          </table:table-cell>
          <table:table-cell office:value-type="float" office:value="2.268" calcext:value-type="float">
            <text:p>2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:.W2])" office:value-type="float" office:value="927.379" calcext:value-type="float">
            <text:p>927.379</text:p>
          </table:table-cell>
          <table:table-cell table:formula="of:=[.I2]/[.Y2]*100" office:value-type="float" office:value="0.297612950045235" calcext:value-type="float">
            <text:p>0.297612950045235</text:p>
          </table:table-cell>
          <table:table-cell/>
        </table:table-row>
        <table:table-row table:style-name="ro1">
          <table:table-cell office:value-type="string" calcext:value-type="string">
            <text:p>System.Directory.OsPath</text:p>
          </table:table-cell>
          <table:table-cell office:value-type="float" office:value="321.929" calcext:value-type="float">
            <text:p>321.929</text:p>
          </table:table-cell>
          <table:table-cell office:value-type="float" office:value="242.457" calcext:value-type="float">
            <text:p>242.457</text:p>
          </table:table-cell>
          <table:table-cell office:value-type="float" office:value="21.66" calcext:value-type="float">
            <text:p>21.66</text:p>
          </table:table-cell>
          <table:table-cell office:value-type="float" office:value="17.1" calcext:value-type="float">
            <text:p>17.1</text:p>
          </table:table-cell>
          <table:table-cell office:value-type="float" office:value="7.368" calcext:value-type="float">
            <text:p>7.368</text:p>
          </table:table-cell>
          <table:table-cell office:value-type="float" office:value="7.848" calcext:value-type="float">
            <text:p>7.848</text:p>
          </table:table-cell>
          <table:table-cell office:value-type="float" office:value="10" calcext:value-type="float">
            <text:p>10</text:p>
          </table:table-cell>
          <table:table-cell office:value-type="float" office:value="7.917" calcext:value-type="float">
            <text:p>7.917</text:p>
          </table:table-cell>
          <table:table-cell office:value-type="float" office:value="3.703" calcext:value-type="float">
            <text:p>3.703</text:p>
          </table:table-cell>
          <table:table-cell office:value-type="float" office:value="9.717" calcext:value-type="float">
            <text:p>9.717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4.188" calcext:value-type="float">
            <text:p>4.188</text:p>
          </table:table-cell>
          <table:table-cell office:value-type="float" office:value="1.267" calcext:value-type="float">
            <text:p>1.267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3:.W3])" office:value-type="float" office:value="660.693" calcext:value-type="float">
            <text:p>660.693</text:p>
          </table:table-cell>
          <table:table-cell table:formula="of:=[.I3]/[.Y3]*100" office:value-type="float" office:value="1.19828725292988" calcext:value-type="float">
            <text:p>1.19828725292988</text:p>
          </table:table-cell>
          <table:table-cell/>
        </table:table-row>
        <table:table-row table:style-name="ro1">
          <table:table-cell office:value-type="string" calcext:value-type="string">
            <text:p>System.Directory.Internal.Posix</text:p>
          </table:table-cell>
          <table:table-cell office:value-type="float" office:value="109.04" calcext:value-type="float">
            <text:p>109.04</text:p>
          </table:table-cell>
          <table:table-cell office:value-type="float" office:value="128.301" calcext:value-type="float">
            <text:p>128.301</text:p>
          </table:table-cell>
          <table:table-cell office:value-type="float" office:value="25.08" calcext:value-type="float">
            <text:p>25.08</text:p>
          </table:table-cell>
          <table:table-cell office:value-type="float" office:value="12.661" calcext:value-type="float">
            <text:p>12.661</text:p>
          </table:table-cell>
          <table:table-cell office:value-type="float" office:value="3.638" calcext:value-type="float">
            <text:p>3.638</text:p>
          </table:table-cell>
          <table:table-cell office:value-type="float" office:value="3.677" calcext:value-type="float">
            <text:p>3.677</text:p>
          </table:table-cell>
          <table:table-cell office:value-type="float" office:value="5.846" calcext:value-type="float">
            <text:p>5.846</text:p>
          </table:table-cell>
          <table:table-cell office:value-type="float" office:value="3.003" calcext:value-type="float">
            <text:p>3.003</text:p>
          </table:table-cell>
          <table:table-cell office:value-type="float" office:value="7.64" calcext:value-type="float">
            <text:p>7.64</text:p>
          </table:table-cell>
          <table:table-cell office:value-type="float" office:value="2.049" calcext:value-type="float">
            <text:p>2.049</text:p>
          </table:table-cell>
          <table:table-cell office:value-type="float" office:value="2.322" calcext:value-type="float">
            <text:p>2.322</text:p>
          </table:table-cell>
          <table:table-cell office:value-type="float" office:value="0" calcext:value-type="float">
            <text:p>0</text:p>
          </table:table-cell>
          <table:table-cell office:value-type="float" office:value="0.529" calcext:value-type="float">
            <text:p>0.52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4:.W4])" office:value-type="float" office:value="304.554" calcext:value-type="float">
            <text:p>304.554</text:p>
          </table:table-cell>
          <table:table-cell table:formula="of:=[.I4]/[.Y4]*100" office:value-type="float" office:value="0.986032033728009" calcext:value-type="float">
            <text:p>0.986032033728009</text:p>
          </table:table-cell>
          <table:table-cell/>
        </table:table-row>
        <table:table-row table:style-name="ro1">
          <table:table-cell office:value-type="string" calcext:value-type="string">
            <text:p>System.Directory</text:p>
          </table:table-cell>
          <table:table-cell office:value-type="float" office:value="64.564" calcext:value-type="float">
            <text:p>64.564</text:p>
          </table:table-cell>
          <table:table-cell office:value-type="float" office:value="71.127" calcext:value-type="float">
            <text:p>71.127</text:p>
          </table:table-cell>
          <table:table-cell office:value-type="float" office:value="8.325" calcext:value-type="float">
            <text:p>8.325</text:p>
          </table:table-cell>
          <table:table-cell office:value-type="float" office:value="5.369" calcext:value-type="float">
            <text:p>5.369</text:p>
          </table:table-cell>
          <table:table-cell office:value-type="float" office:value="2.796" calcext:value-type="float">
            <text:p>2.796</text:p>
          </table:table-cell>
          <table:table-cell office:value-type="float" office:value="4.103" calcext:value-type="float">
            <text:p>4.103</text:p>
          </table:table-cell>
          <table:table-cell office:value-type="float" office:value="1.695" calcext:value-type="float">
            <text:p>1.695</text:p>
          </table:table-cell>
          <table:table-cell office:value-type="float" office:value="4.138" calcext:value-type="float">
            <text:p>4.138</text:p>
          </table:table-cell>
          <table:table-cell office:value-type="float" office:value="0.388" calcext:value-type="float">
            <text:p>0.388</text:p>
          </table:table-cell>
          <table:table-cell office:value-type="float" office:value="1.178" calcext:value-type="float">
            <text:p>1.178</text:p>
          </table:table-cell>
          <table:table-cell office:value-type="float" office:value="1.531" calcext:value-type="float">
            <text:p>1.531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5:.W5])" office:value-type="float" office:value="166.135" calcext:value-type="float">
            <text:p>166.135</text:p>
          </table:table-cell>
          <table:table-cell table:formula="of:=[.I5]/[.Y5]*100" office:value-type="float" office:value="2.49074547807506" calcext:value-type="float">
            <text:p>2.49074547807506</text:p>
          </table:table-cell>
          <table:table-cell/>
        </table:table-row>
        <table:table-row table:style-name="ro1">
          <table:table-cell office:value-type="string" calcext:value-type="string">
            <text:p>System.Directory.Internal.Prelude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8" calcext:value-type="float">
            <text:p>0.778</text:p>
          </table:table-cell>
          <table:table-cell office:value-type="float" office:value="38.627" calcext:value-type="float">
            <text:p>38.6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94" calcext:value-type="float">
            <text:p>0.94</text:p>
          </table:table-cell>
          <table:table-cell office:value-type="float" office:value="0.14" calcext:value-type="float">
            <text:p>0.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6:.W6])" office:value-type="float" office:value="41.268" calcext:value-type="float">
            <text:p>41.268</text:p>
          </table:table-cell>
          <table:table-cell table:formula="of:=[.I6]/[.Y6]*100" office:value-type="float" office:value="2.27779393234467" calcext:value-type="float">
            <text:p>2.27779393234467</text:p>
          </table:table-cell>
          <table:table-cell/>
        </table:table-row>
        <table:table-row table:style-name="ro1">
          <table:table-cell office:value-type="string" calcext:value-type="string">
            <text:p>System.Directory.Internal.C_utimensat</text:p>
          </table:table-cell>
          <table:table-cell office:value-type="float" office:value="0.353" calcext:value-type="float">
            <text:p>0.353</text:p>
          </table:table-cell>
          <table:table-cell office:value-type="float" office:value="0.775" calcext:value-type="float">
            <text:p>0.775</text:p>
          </table:table-cell>
          <table:table-cell office:value-type="float" office:value="9.249" calcext:value-type="float">
            <text:p>9.24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7:.W7])" office:value-type="float" office:value="11.59" calcext:value-type="float">
            <text:p>11.59</text:p>
          </table:table-cell>
          <table:table-cell table:formula="of:=[.I7]/[.Y7]*100" office:value-type="float" office:value="1.45815358067299" calcext:value-type="float">
            <text:p>1.45815358067299</text:p>
          </table:table-cell>
          <table:table-cell/>
        </table:table-row>
        <table:table-row table:style-name="ro1">
          <table:table-cell office:value-type="string" calcext:value-type="string">
            <text:p>System.Directory.Internal.Config</text:p>
          </table:table-cell>
          <table:table-cell office:value-type="float" office:value="0.609" calcext:value-type="float">
            <text:p>0.609</text:p>
          </table:table-cell>
          <table:table-cell office:value-type="float" office:value="2.692" calcext:value-type="float">
            <text:p>2.692</text:p>
          </table:table-cell>
          <table:table-cell office:value-type="float" office:value="0.61" calcext:value-type="float">
            <text:p>0.6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97" calcext:value-type="float">
            <text:p>0.7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8:.W8])" office:value-type="float" office:value="5.444" calcext:value-type="float">
            <text:p>5.444</text:p>
          </table:table-cell>
          <table:table-cell table:formula="of:=[.I8]/[.Y8]*100" office:value-type="float" office:value="14.6399706098457" calcext:value-type="float">
            <text:p>14.6399706098457</text:p>
          </table:table-cell>
          <table:table-cell/>
        </table:table-row>
        <table:table-row table:style-name="ro1">
          <table:table-cell office:value-type="string" calcext:value-type="string">
            <text:p>System.Directory.Internal.Windows</text:p>
          </table:table-cell>
          <table:table-cell office:value-type="float" office:value="0.347" calcext:value-type="float">
            <text:p>0.347</text:p>
          </table:table-cell>
          <table:table-cell office:value-type="float" office:value="0.793" calcext:value-type="float">
            <text:p>0.793</text:p>
          </table:table-cell>
          <table:table-cell office:value-type="float" office:value="0.501" calcext:value-type="float">
            <text:p>0.5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3" calcext:value-type="float">
            <text:p>0.043</text:p>
          </table:table-cell>
          <table:table-cell office:value-type="float" office:value="1.461" calcext:value-type="float">
            <text:p>1.4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9:.W9])" office:value-type="float" office:value="3.675" calcext:value-type="float">
            <text:p>3.675</text:p>
          </table:table-cell>
          <table:table-cell table:formula="of:=[.I9]/[.Y9]*100" office:value-type="float" office:value="39.7551020408163" calcext:value-type="float">
            <text:p>39.7551020408163</text:p>
          </table:table-cell>
          <table:table-cell/>
        </table:table-row>
        <table:table-row table:style-name="ro1">
          <table:table-cell office:value-type="string" calcext:value-type="string">
            <text:p>System.Directory.Internal</text:p>
          </table:table-cell>
          <table:table-cell office:value-type="float" office:value="0.355" calcext:value-type="float">
            <text:p>0.3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" calcext:value-type="float">
            <text:p>0.05</text:p>
          </table:table-cell>
          <table:table-cell office:value-type="float" office:value="0.039" calcext:value-type="float">
            <text:p>0.039</text:p>
          </table:table-cell>
          <table:table-cell office:value-type="float" office:value="0.907" calcext:value-type="float">
            <text:p>0.9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0:.W10])" office:value-type="float" office:value="3.225" calcext:value-type="float">
            <text:p>3.225</text:p>
          </table:table-cell>
          <table:table-cell table:formula="of:=[.I10]/[.Y10]*100" office:value-type="float" office:value="28.1240310077519" calcext:value-type="float">
            <text:p>28.1240310077519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3"/>
          <table:table-cell office:value-type="string" calcext:value-type="string">
            <text:p>Total </text:p>
          </table:table-cell>
          <table:table-cell table:formula="of:=SUM([.Y2:.Y10])" office:value-type="float" office:value="2123.963" calcext:value-type="float">
            <text:p>2123.963</text:p>
          </table:table-cell>
          <table:table-cell table:formula="of:=AVERAGE([.Z2:.Z10])" office:value-type="float" office:value="10.13641432069" calcext:value-type="float">
            <text:p>10.1364143206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</text:p>
          </table:table-cell>
          <table:table-cell table:formula="of:=SUM([.I2:.I10])" office:value-type="float" office:value="22.092" calcext:value-type="float">
            <text:p>22.092</text:p>
          </table:table-cell>
          <table:table-cell table:formula="of:=GEOMEAN([.Z2:.Z10])" office:value-type="float" office:value="3.30941534351854" calcext:value-type="float">
            <text:p>3.30941534351854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 (%)</text:p>
          </table:table-cell>
          <table:table-cell table:formula="of:=[.Y13]/[.Y12]*100" office:value-type="float" office:value="1.0401311133951" calcext:value-type="float">
            <text:p>1.0401311133951</text:p>
          </table:table-cell>
          <table:table-cell table:number-columns-repeated="2"/>
        </table:table-row>
      </table:table>
      <table:table table:name="filepath-1.5.2.0" table:style-name="ta1">
        <office:forms form:automatic-focus="false" form:apply-design-mode="false"/>
        <table:table-column table:style-name="co3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touch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System.OsPath.Windows.Internal</text:p>
          </table:table-cell>
          <table:table-cell office:value-type="float" office:value="385.803" calcext:value-type="float">
            <text:p>385.803</text:p>
          </table:table-cell>
          <table:table-cell office:value-type="float" office:value="277.122" calcext:value-type="float">
            <text:p>277.122</text:p>
          </table:table-cell>
          <table:table-cell office:value-type="float" office:value="23.274" calcext:value-type="float">
            <text:p>23.274</text:p>
          </table:table-cell>
          <table:table-cell office:value-type="float" office:value="28.349" calcext:value-type="float">
            <text:p>28.349</text:p>
          </table:table-cell>
          <table:table-cell office:value-type="float" office:value="10.165" calcext:value-type="float">
            <text:p>10.165</text:p>
          </table:table-cell>
          <table:table-cell office:value-type="float" office:value="15.028" calcext:value-type="float">
            <text:p>15.028</text:p>
          </table:table-cell>
          <table:table-cell office:value-type="float" office:value="8.9" calcext:value-type="float">
            <text:p>8.9</text:p>
          </table:table-cell>
          <table:table-cell office:value-type="float" office:value="12.577" calcext:value-type="float">
            <text:p>12.577</text:p>
          </table:table-cell>
          <table:table-cell office:value-type="float" office:value="3.488" calcext:value-type="float">
            <text:p>3.488</text:p>
          </table:table-cell>
          <table:table-cell office:value-type="float" office:value="10.081" calcext:value-type="float">
            <text:p>10.081</text:p>
          </table:table-cell>
          <table:table-cell office:value-type="float" office:value="3.467" calcext:value-type="float">
            <text:p>3.467</text:p>
          </table:table-cell>
          <table:table-cell office:value-type="float" office:value="0" calcext:value-type="float">
            <text:p>0</text:p>
          </table:table-cell>
          <table:table-cell office:value-type="float" office:value="1.661" calcext:value-type="float">
            <text:p>1.661</text:p>
          </table:table-cell>
          <table:table-cell office:value-type="float" office:value="1.495" calcext:value-type="float">
            <text:p>1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2:.X2])" office:value-type="float" office:value="782.158" calcext:value-type="float">
            <text:p>782.158</text:p>
          </table:table-cell>
          <table:table-cell table:formula="of:=[.F2]/[.Z2]*100" office:value-type="float" office:value="1.29960954180613" calcext:value-type="float">
            <text:p>1.29960954180613</text:p>
          </table:table-cell>
          <table:table-cell/>
        </table:table-row>
        <table:table-row table:style-name="ro1">
          <table:table-cell office:value-type="string" calcext:value-type="string">
            <text:p>System.FilePath.Windows</text:p>
          </table:table-cell>
          <table:table-cell office:value-type="float" office:value="272.739" calcext:value-type="float">
            <text:p>272.739</text:p>
          </table:table-cell>
          <table:table-cell office:value-type="float" office:value="196.558" calcext:value-type="float">
            <text:p>196.558</text:p>
          </table:table-cell>
          <table:table-cell office:value-type="float" office:value="21.704" calcext:value-type="float">
            <text:p>21.704</text:p>
          </table:table-cell>
          <table:table-cell office:value-type="float" office:value="11.558" calcext:value-type="float">
            <text:p>11.558</text:p>
          </table:table-cell>
          <table:table-cell office:value-type="float" office:value="9.084" calcext:value-type="float">
            <text:p>9.084</text:p>
          </table:table-cell>
          <table:table-cell office:value-type="float" office:value="10.908" calcext:value-type="float">
            <text:p>10.908</text:p>
          </table:table-cell>
          <table:table-cell office:value-type="float" office:value="5.241" calcext:value-type="float">
            <text:p>5.241</text:p>
          </table:table-cell>
          <table:table-cell office:value-type="float" office:value="5.544" calcext:value-type="float">
            <text:p>5.544</text:p>
          </table:table-cell>
          <table:table-cell office:value-type="float" office:value="5.227" calcext:value-type="float">
            <text:p>5.227</text:p>
          </table:table-cell>
          <table:table-cell office:value-type="float" office:value="5.265" calcext:value-type="float">
            <text:p>5.265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.928</text:p>
          </table:table-cell>
          <table:table-cell office:value-type="float" office:value="1.416" calcext:value-type="float">
            <text:p>1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3:.X3])" office:value-type="float" office:value="548.521" calcext:value-type="float">
            <text:p>548.521</text:p>
          </table:table-cell>
          <table:table-cell table:formula="of:=[.F3]/[.Z3]*100" office:value-type="float" office:value="1.65608973949949" calcext:value-type="float">
            <text:p>1.65608973949949</text:p>
          </table:table-cell>
          <table:table-cell/>
        </table:table-row>
        <table:table-row table:style-name="ro1">
          <table:table-cell office:value-type="string" calcext:value-type="string">
            <text:p>System.OsPath.Posix.Internal</text:p>
          </table:table-cell>
          <table:table-cell office:value-type="float" office:value="280.312" calcext:value-type="float">
            <text:p>280.312</text:p>
          </table:table-cell>
          <table:table-cell office:value-type="float" office:value="147.766" calcext:value-type="float">
            <text:p>147.766</text:p>
          </table:table-cell>
          <table:table-cell office:value-type="float" office:value="31.641" calcext:value-type="float">
            <text:p>31.641</text:p>
          </table:table-cell>
          <table:table-cell office:value-type="float" office:value="19.302" calcext:value-type="float">
            <text:p>19.302</text:p>
          </table:table-cell>
          <table:table-cell office:value-type="float" office:value="10.763" calcext:value-type="float">
            <text:p>10.763</text:p>
          </table:table-cell>
          <table:table-cell office:value-type="float" office:value="12.723" calcext:value-type="float">
            <text:p>12.723</text:p>
          </table:table-cell>
          <table:table-cell office:value-type="float" office:value="8.019" calcext:value-type="float">
            <text:p>8.019</text:p>
          </table:table-cell>
          <table:table-cell office:value-type="float" office:value="3.71" calcext:value-type="float">
            <text:p>3.71</text:p>
          </table:table-cell>
          <table:table-cell office:value-type="float" office:value="6.37" calcext:value-type="float">
            <text:p>6.37</text:p>
          </table:table-cell>
          <table:table-cell office:value-type="float" office:value="3.174" calcext:value-type="float">
            <text:p>3.174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1.656" calcext:value-type="float">
            <text:p>1.656</text:p>
          </table:table-cell>
          <table:table-cell office:value-type="float" office:value="1.141" calcext:value-type="float">
            <text:p>1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4:.X4])" office:value-type="float" office:value="529.648" calcext:value-type="float">
            <text:p>529.648</text:p>
          </table:table-cell>
          <table:table-cell table:formula="of:=[.F4]/[.Z4]*100" office:value-type="float" office:value="2.03210434099628" calcext:value-type="float">
            <text:p>2.03210434099628</text:p>
          </table:table-cell>
          <table:table-cell/>
        </table:table-row>
        <table:table-row table:style-name="ro1">
          <table:table-cell office:value-type="string" calcext:value-type="string">
            <text:p>System.FilePath.Posix</text:p>
          </table:table-cell>
          <table:table-cell office:value-type="float" office:value="194.958" calcext:value-type="float">
            <text:p>194.958</text:p>
          </table:table-cell>
          <table:table-cell office:value-type="float" office:value="108.426" calcext:value-type="float">
            <text:p>108.426</text:p>
          </table:table-cell>
          <table:table-cell office:value-type="float" office:value="67.367" calcext:value-type="float">
            <text:p>67.367</text:p>
          </table:table-cell>
          <table:table-cell office:value-type="float" office:value="4.608" calcext:value-type="float">
            <text:p>4.608</text:p>
          </table:table-cell>
          <table:table-cell office:value-type="float" office:value="7.49" calcext:value-type="float">
            <text:p>7.49</text:p>
          </table:table-cell>
          <table:table-cell office:value-type="float" office:value="3.117" calcext:value-type="float">
            <text:p>3.117</text:p>
          </table:table-cell>
          <table:table-cell office:value-type="float" office:value="2.977" calcext:value-type="float">
            <text:p>2.977</text:p>
          </table:table-cell>
          <table:table-cell office:value-type="float" office:value="4.538" calcext:value-type="float">
            <text:p>4.538</text:p>
          </table:table-cell>
          <table:table-cell office:value-type="float" office:value="5.687" calcext:value-type="float">
            <text:p>5.687</text:p>
          </table:table-cell>
          <table:table-cell office:value-type="float" office:value="1.505" calcext:value-type="float">
            <text:p>1.505</text:p>
          </table:table-cell>
          <table:table-cell office:value-type="float" office:value="1.947" calcext:value-type="float">
            <text:p>1.947</text:p>
          </table:table-cell>
          <table:table-cell office:value-type="float" office:value="0" calcext:value-type="float">
            <text:p>0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5:.X5])" office:value-type="float" office:value="404.266" calcext:value-type="float">
            <text:p>404.266</text:p>
          </table:table-cell>
          <table:table-cell table:formula="of:=[.F5]/[.Z5]*100" office:value-type="float" office:value="1.85274052232936" calcext:value-type="float">
            <text:p>1.85274052232936</text:p>
          </table:table-cell>
          <table:table-cell/>
        </table:table-row>
        <table:table-row table:style-name="ro1">
          <table:table-cell office:value-type="string" calcext:value-type="string">
            <text:p>System.OsPath.Posix</text:p>
          </table:table-cell>
          <table:table-cell office:value-type="float" office:value="60.54" calcext:value-type="float">
            <text:p>60.54</text:p>
          </table:table-cell>
          <table:table-cell office:value-type="float" office:value="56.175" calcext:value-type="float">
            <text:p>56.175</text:p>
          </table:table-cell>
          <table:table-cell office:value-type="float" office:value="31.212" calcext:value-type="float">
            <text:p>31.212</text:p>
          </table:table-cell>
          <table:table-cell office:value-type="float" office:value="46.155" calcext:value-type="float">
            <text:p>46.155</text:p>
          </table:table-cell>
          <table:table-cell office:value-type="float" office:value="4.494" calcext:value-type="float">
            <text:p>4.494</text:p>
          </table:table-cell>
          <table:table-cell office:value-type="float" office:value="2.466" calcext:value-type="float">
            <text:p>2.466</text:p>
          </table:table-cell>
          <table:table-cell office:value-type="float" office:value="3.064" calcext:value-type="float">
            <text:p>3.064</text:p>
          </table:table-cell>
          <table:table-cell office:value-type="float" office:value="1.643" calcext:value-type="float">
            <text:p>1.643</text:p>
          </table:table-cell>
          <table:table-cell office:value-type="float" office:value="2.022" calcext:value-type="float">
            <text:p>2.022</text:p>
          </table:table-cell>
          <table:table-cell office:value-type="float" office:value="1.114" calcext:value-type="float">
            <text:p>1.114</text:p>
          </table:table-cell>
          <table:table-cell office:value-type="float" office:value="1.855" calcext:value-type="float">
            <text:p>1.855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6:.X6])" office:value-type="float" office:value="211.718" calcext:value-type="float">
            <text:p>211.718</text:p>
          </table:table-cell>
          <table:table-cell table:formula="of:=[.F6]/[.Z6]*100" office:value-type="float" office:value="2.12263482556986" calcext:value-type="float">
            <text:p>2.12263482556986</text:p>
          </table:table-cell>
          <table:table-cell/>
        </table:table-row>
        <table:table-row table:style-name="ro1">
          <table:table-cell office:value-type="string" calcext:value-type="string">
            <text:p>System.OsPath.Windows</text:p>
          </table:table-cell>
          <table:table-cell office:value-type="float" office:value="58.529" calcext:value-type="float">
            <text:p>58.529</text:p>
          </table:table-cell>
          <table:table-cell office:value-type="float" office:value="60.214" calcext:value-type="float">
            <text:p>60.214</text:p>
          </table:table-cell>
          <table:table-cell office:value-type="float" office:value="9.493" calcext:value-type="float">
            <text:p>9.493</text:p>
          </table:table-cell>
          <table:table-cell office:value-type="float" office:value="3.218" calcext:value-type="float">
            <text:p>3.218</text:p>
          </table:table-cell>
          <table:table-cell office:value-type="float" office:value="5.49" calcext:value-type="float">
            <text:p>5.49</text:p>
          </table:table-cell>
          <table:table-cell office:value-type="float" office:value="2.011" calcext:value-type="float">
            <text:p>2.011</text:p>
          </table:table-cell>
          <table:table-cell office:value-type="float" office:value="2.848" calcext:value-type="float">
            <text:p>2.848</text:p>
          </table:table-cell>
          <table:table-cell office:value-type="float" office:value="1.028" calcext:value-type="float">
            <text:p>1.028</text:p>
          </table:table-cell>
          <table:table-cell office:value-type="float" office:value="0.68" calcext:value-type="float">
            <text:p>0.68</text:p>
          </table:table-cell>
          <table:table-cell office:value-type="float" office:value="1.025" calcext:value-type="float">
            <text:p>1.025</text:p>
          </table:table-cell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7:.X7])" office:value-type="float" office:value="146.371" calcext:value-type="float">
            <text:p>146.371</text:p>
          </table:table-cell>
          <table:table-cell table:formula="of:=[.F7]/[.Z7]*100" office:value-type="float" office:value="3.75074297504287" calcext:value-type="float">
            <text:p>3.75074297504287</text:p>
          </table:table-cell>
          <table:table-cell/>
        </table:table-row>
        <table:table-row table:style-name="ro1">
          <table:table-cell office:value-type="string" calcext:value-type="string">
            <text:p>System.OsPath.Internal</text:p>
          </table:table-cell>
          <table:table-cell office:value-type="float" office:value="37.514" calcext:value-type="float">
            <text:p>37.514</text:p>
          </table:table-cell>
          <table:table-cell office:value-type="float" office:value="47.126" calcext:value-type="float">
            <text:p>47.126</text:p>
          </table:table-cell>
          <table:table-cell office:value-type="float" office:value="8.447" calcext:value-type="float">
            <text:p>8.447</text:p>
          </table:table-cell>
          <table:table-cell office:value-type="float" office:value="2.049" calcext:value-type="float">
            <text:p>2.049</text:p>
          </table:table-cell>
          <table:table-cell office:value-type="float" office:value="1.688" calcext:value-type="float">
            <text:p>1.688</text:p>
          </table:table-cell>
          <table:table-cell office:value-type="float" office:value="1.89" calcext:value-type="float">
            <text:p>1.89</text:p>
          </table:table-cell>
          <table:table-cell office:value-type="float" office:value="1.729" calcext:value-type="float">
            <text:p>1.729</text:p>
          </table:table-cell>
          <table:table-cell office:value-type="float" office:value="0.707" calcext:value-type="float">
            <text:p>0.707</text:p>
          </table:table-cell>
          <table:table-cell office:value-type="float" office:value="0.347" calcext:value-type="float">
            <text:p>0.347</text:p>
          </table:table-cell>
          <table:table-cell office:value-type="float" office:value="0.845" calcext:value-type="float">
            <text:p>0.845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8:.X8])" office:value-type="float" office:value="103.801" calcext:value-type="float">
            <text:p>103.801</text:p>
          </table:table-cell>
          <table:table-cell table:formula="of:=[.F8]/[.Z8]*100" office:value-type="float" office:value="1.62618857236443" calcext:value-type="float">
            <text:p>1.62618857236443</text:p>
          </table:table-cell>
          <table:table-cell/>
        </table:table-row>
        <table:table-row table:style-name="ro1">
          <table:table-cell office:value-type="string" calcext:value-type="string">
            <text:p>System.OsPath</text:p>
          </table:table-cell>
          <table:table-cell office:value-type="float" office:value="12.242" calcext:value-type="float">
            <text:p>12.242</text:p>
          </table:table-cell>
          <table:table-cell office:value-type="float" office:value="18.223" calcext:value-type="float">
            <text:p>18.223</text:p>
          </table:table-cell>
          <table:table-cell office:value-type="float" office:value="6.513" calcext:value-type="float">
            <text:p>6.513</text:p>
          </table:table-cell>
          <table:table-cell office:value-type="float" office:value="0.927" calcext:value-type="float">
            <text:p>0.927</text:p>
          </table:table-cell>
          <table:table-cell office:value-type="float" office:value="3.937" calcext:value-type="float">
            <text:p>3.9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8" calcext:value-type="float">
            <text:p>0.38</text:p>
          </table:table-cell>
          <table:table-cell office:value-type="float" office:value="1.371" calcext:value-type="float">
            <text:p>1.371</text:p>
          </table:table-cell>
          <table:table-cell office:value-type="float" office:value="0.596" calcext:value-type="float">
            <text:p>0.59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9:.X9])" office:value-type="float" office:value="45.345" calcext:value-type="float">
            <text:p>45.345</text:p>
          </table:table-cell>
          <table:table-cell table:formula="of:=[.F9]/[.Z9]*100" office:value-type="float" office:value="8.68232440180836" calcext:value-type="float">
            <text:p>8.68232440180836</text:p>
          </table:table-cell>
          <table:table-cell/>
        </table:table-row>
        <table:table-row table:style-name="ro1">
          <table:table-cell office:value-type="string" calcext:value-type="string">
            <text:p>System.OsPath.Types</text:p>
          </table:table-cell>
          <table:table-cell office:value-type="float" office:value="0.337" calcext:value-type="float">
            <text:p>0.337</text:p>
          </table:table-cell>
          <table:table-cell office:value-type="float" office:value="0.77" calcext:value-type="float">
            <text:p>0.77</text:p>
          </table:table-cell>
          <table:table-cell office:value-type="float" office:value="1.309" calcext:value-type="float">
            <text:p>1.309</text:p>
          </table:table-cell>
          <table:table-cell office:value-type="float" office:value="0.074" calcext:value-type="float">
            <text:p>0.074</text:p>
          </table:table-cell>
          <table:table-cell office:value-type="float" office:value="1.132" calcext:value-type="float">
            <text:p>1.13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0:.X10])" office:value-type="float" office:value="4.054" calcext:value-type="float">
            <text:p>4.054</text:p>
          </table:table-cell>
          <table:table-cell table:formula="of:=[.F10]/[.Z10]*100" office:value-type="float" office:value="27.923038973853" calcext:value-type="float">
            <text:p>27.923038973853</text:p>
          </table:table-cell>
          <table:table-cell/>
        </table:table-row>
        <table:table-row table:style-name="ro1">
          <table:table-cell office:value-type="string" calcext:value-type="string">
            <text:p>System.OsPath.Encoding</text:p>
          </table:table-cell>
          <table:table-cell office:value-type="float" office:value="0.351" calcext:value-type="float">
            <text:p>0.351</text:p>
          </table:table-cell>
          <table:table-cell office:value-type="float" office:value="0.95" calcext:value-type="float">
            <text:p>0.95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" calcext:value-type="float">
            <text:p>0.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11:.X11])" office:value-type="float" office:value="2.927" calcext:value-type="float">
            <text:p>2.927</text:p>
          </table:table-cell>
          <table:table-cell table:formula="of:=[.F11]/[.Z11]*100" office:value-type="float" office:value="6.28629996583533" calcext:value-type="float">
            <text:p>6.28629996583533</text:p>
          </table:table-cell>
          <table:table-cell/>
        </table:table-row>
        <table:table-row table:style-name="ro1">
          <table:table-cell office:value-type="string" calcext:value-type="string">
            <text:p>System.FilePath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0.472" calcext:value-type="float">
            <text:p>0.47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38" calcext:value-type="float">
            <text:p>0.8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2:.X12])" office:value-type="float" office:value="2.927" calcext:value-type="float">
            <text:p>2.927</text:p>
          </table:table-cell>
          <table:table-cell table:formula="of:=[.F12]/[.Z12]*100" office:value-type="float" office:value="28.6299965835326" calcext:value-type="float">
            <text:p>28.6299965835326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Total </text:p>
          </table:table-cell>
          <table:table-cell table:formula="of:=SUM([.Z2:.Z12])" office:value-type="float" office:value="2781.736" calcext:value-type="float">
            <text:p>2781.736</text:p>
          </table:table-cell>
          <table:table-cell table:formula="of:=AVERAGE([.AA2:.AA12])" office:value-type="float" office:value="7.80561549478525" calcext:value-type="float">
            <text:p>7.8056154947852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Parser</text:p>
          </table:table-cell>
          <table:table-cell table:formula="of:=SUM([.F2:.F12])" office:value-type="float" office:value="55.265" calcext:value-type="float">
            <text:p>55.265</text:p>
          </table:table-cell>
          <table:table-cell table:formula="of:=GEOMEAN([.AA2:.AA12])" office:value-type="float" office:value="4.03192419781393" calcext:value-type="float">
            <text:p>4.03192419781393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Parser (%)</text:p>
          </table:table-cell>
          <table:table-cell table:formula="of:=[.Z15]/[.Z14]*100" office:value-type="float" office:value="1.98670901911612" calcext:value-type="float">
            <text:p>1.98670901911612</text:p>
          </table:table-cell>
          <table:table-cell table:number-columns-repeated="2"/>
        </table:table-row>
      </table:table>
      <table:table table:name="lens-5.3.2" table:style-name="ta1">
        <office:forms form:automatic-focus="false" form:apply-design-mode="false"/>
        <table:table-column table:style-name="co36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GHC.StgToByteCode</text:p>
          </table:table-cell>
          <table:table-cell office:value-type="string" calcext:value-type="string">
            <text:p>Simplify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Control.Lens.Tuple</text:p>
          </table:table-cell>
          <table:table-cell office:value-type="float" office:value="3579.402" calcext:value-type="float">
            <text:p>3579.402</text:p>
          </table:table-cell>
          <table:table-cell office:value-type="float" office:value="606.743" calcext:value-type="float">
            <text:p>606.743</text:p>
          </table:table-cell>
          <table:table-cell office:value-type="float" office:value="190.61" calcext:value-type="float">
            <text:p>190.61</text:p>
          </table:table-cell>
          <table:table-cell office:value-type="float" office:value="398.969" calcext:value-type="float">
            <text:p>398.969</text:p>
          </table:table-cell>
          <table:table-cell office:value-type="float" office:value="326.802" calcext:value-type="float">
            <text:p>326.802</text:p>
          </table:table-cell>
          <table:table-cell office:value-type="float" office:value="168.222" calcext:value-type="float">
            <text:p>168.222</text:p>
          </table:table-cell>
          <table:table-cell office:value-type="float" office:value="222.634" calcext:value-type="float">
            <text:p>222.634</text:p>
          </table:table-cell>
          <table:table-cell office:value-type="float" office:value="64.796" calcext:value-type="float">
            <text:p>64.796</text:p>
          </table:table-cell>
          <table:table-cell office:value-type="float" office:value="33.5" calcext:value-type="float">
            <text:p>33.5</text:p>
          </table:table-cell>
          <table:table-cell office:value-type="float" office:value="145.479" calcext:value-type="float">
            <text:p>145.479</text:p>
          </table:table-cell>
          <table:table-cell office:value-type="float" office:value="78.597" calcext:value-type="float">
            <text:p>78.597</text:p>
          </table:table-cell>
          <table:table-cell office:value-type="float" office:value="0" calcext:value-type="float">
            <text:p>0</text:p>
          </table:table-cell>
          <table:table-cell office:value-type="float" office:value="15.731" calcext:value-type="float">
            <text:p>15.731</text:p>
          </table:table-cell>
          <table:table-cell office:value-type="float" office:value="18.431" calcext:value-type="float">
            <text:p>18.431</text:p>
          </table:table-cell>
          <table:table-cell office:value-type="float" office:value="14.246" calcext:value-type="float">
            <text:p>14.246</text:p>
          </table:table-cell>
          <table:table-cell office:value-type="float" office:value="3.102" calcext:value-type="float">
            <text:p>3.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:.AB2])" office:value-type="float" office:value="5867.371" calcext:value-type="float">
            <text:p>5867.371</text:p>
          </table:table-cell>
          <table:table-cell table:formula="of:=[.J2]/[.AD2]*100" office:value-type="float" office:value="0.570954180330509" calcext:value-type="float">
            <text:p>0.570954180330509</text:p>
          </table:table-cell>
          <table:table-cell/>
        </table:table-row>
        <table:table-row table:style-name="ro1">
          <table:table-cell office:value-type="string" calcext:value-type="string">
            <text:p>Language.Haskell.TH.Lens</text:p>
          </table:table-cell>
          <table:table-cell office:value-type="float" office:value="1250.011" calcext:value-type="float">
            <text:p>1250.011</text:p>
          </table:table-cell>
          <table:table-cell office:value-type="float" office:value="1303.774" calcext:value-type="float">
            <text:p>1303.774</text:p>
          </table:table-cell>
          <table:table-cell office:value-type="float" office:value="158.161" calcext:value-type="float">
            <text:p>158.161</text:p>
          </table:table-cell>
          <table:table-cell office:value-type="float" office:value="92.925" calcext:value-type="float">
            <text:p>92.925</text:p>
          </table:table-cell>
          <table:table-cell office:value-type="float" office:value="38.655" calcext:value-type="float">
            <text:p>38.655</text:p>
          </table:table-cell>
          <table:table-cell office:value-type="float" office:value="35.608" calcext:value-type="float">
            <text:p>35.608</text:p>
          </table:table-cell>
          <table:table-cell office:value-type="float" office:value="53.418" calcext:value-type="float">
            <text:p>53.418</text:p>
          </table:table-cell>
          <table:table-cell office:value-type="float" office:value="31.985" calcext:value-type="float">
            <text:p>31.985</text:p>
          </table:table-cell>
          <table:table-cell office:value-type="float" office:value="32.075" calcext:value-type="float">
            <text:p>32.075</text:p>
          </table:table-cell>
          <table:table-cell office:value-type="float" office:value="15.861" calcext:value-type="float">
            <text:p>15.861</text:p>
          </table:table-cell>
          <table:table-cell office:value-type="float" office:value="27.18" calcext:value-type="float">
            <text:p>27.18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.178</text:p>
          </table:table-cell>
          <table:table-cell office:value-type="float" office:value="26.133" calcext:value-type="float">
            <text:p>26.133</text:p>
          </table:table-cell>
          <table:table-cell office:value-type="float" office:value="15.824" calcext:value-type="float">
            <text:p>15.824</text:p>
          </table:table-cell>
          <table:table-cell office:value-type="float" office:value="4.77" calcext:value-type="float">
            <text:p>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:.AB3])" office:value-type="float" office:value="3104.659" calcext:value-type="float">
            <text:p>3104.659</text:p>
          </table:table-cell>
          <table:table-cell table:formula="of:=[.J3]/[.AD3]*100" office:value-type="float" office:value="1.03312473286116" calcext:value-type="float">
            <text:p>1.03312473286116</text:p>
          </table:table-cell>
          <table:table-cell/>
        </table:table-row>
        <table:table-row table:style-name="ro1">
          <table:table-cell office:value-type="string" calcext:value-type="string">
            <text:p>Control.Lens.Wrapped</text:p>
          </table:table-cell>
          <table:table-cell office:value-type="float" office:value="1892.13" calcext:value-type="float">
            <text:p>1892.13</text:p>
          </table:table-cell>
          <table:table-cell office:value-type="float" office:value="437.537" calcext:value-type="float">
            <text:p>437.537</text:p>
          </table:table-cell>
          <table:table-cell office:value-type="float" office:value="153.025" calcext:value-type="float">
            <text:p>153.025</text:p>
          </table:table-cell>
          <table:table-cell office:value-type="float" office:value="28.581" calcext:value-type="float">
            <text:p>28.581</text:p>
          </table:table-cell>
          <table:table-cell office:value-type="float" office:value="40.151" calcext:value-type="float">
            <text:p>40.151</text:p>
          </table:table-cell>
          <table:table-cell office:value-type="float" office:value="22.792" calcext:value-type="float">
            <text:p>22.792</text:p>
          </table:table-cell>
          <table:table-cell office:value-type="float" office:value="17.579" calcext:value-type="float">
            <text:p>17.579</text:p>
          </table:table-cell>
          <table:table-cell office:value-type="float" office:value="16.457" calcext:value-type="float">
            <text:p>16.457</text:p>
          </table:table-cell>
          <table:table-cell office:value-type="float" office:value="23.479" calcext:value-type="float">
            <text:p>23.479</text:p>
          </table:table-cell>
          <table:table-cell office:value-type="float" office:value="9.77" calcext:value-type="float">
            <text:p>9.77</text:p>
          </table:table-cell>
          <table:table-cell office:value-type="float" office:value="22.114" calcext:value-type="float">
            <text:p>22.114</text:p>
          </table:table-cell>
          <table:table-cell office:value-type="float" office:value="0" calcext:value-type="float">
            <text:p>0</text:p>
          </table:table-cell>
          <table:table-cell office:value-type="float" office:value="3.442" calcext:value-type="float">
            <text:p>3.442</text:p>
          </table:table-cell>
          <table:table-cell office:value-type="float" office:value="4.718" calcext:value-type="float">
            <text:p>4.718</text:p>
          </table:table-cell>
          <table:table-cell office:value-type="float" office:value="6.236" calcext:value-type="float">
            <text:p>6.236</text:p>
          </table:table-cell>
          <table:table-cell office:value-type="float" office:value="3.957" calcext:value-type="float">
            <text:p>3.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:.AB4])" office:value-type="float" office:value="2682.064" calcext:value-type="float">
            <text:p>2682.064</text:p>
          </table:table-cell>
          <table:table-cell table:formula="of:=[.J4]/[.AD4]*100" office:value-type="float" office:value="0.875407894815336" calcext:value-type="float">
            <text:p>0.875407894815336</text:p>
          </table:table-cell>
          <table:table-cell/>
        </table:table-row>
        <table:table-row table:style-name="ro1">
          <table:table-cell office:value-type="string" calcext:value-type="string">
            <text:p>Control.Lens.Internal.Deque</text:p>
          </table:table-cell>
          <table:table-cell office:value-type="float" office:value="1496.885" calcext:value-type="float">
            <text:p>1496.885</text:p>
          </table:table-cell>
          <table:table-cell office:value-type="float" office:value="658.051" calcext:value-type="float">
            <text:p>658.051</text:p>
          </table:table-cell>
          <table:table-cell office:value-type="float" office:value="14.738" calcext:value-type="float">
            <text:p>14.738</text:p>
          </table:table-cell>
          <table:table-cell office:value-type="float" office:value="108.742" calcext:value-type="float">
            <text:p>108.742</text:p>
          </table:table-cell>
          <table:table-cell office:value-type="float" office:value="26.66" calcext:value-type="float">
            <text:p>26.66</text:p>
          </table:table-cell>
          <table:table-cell office:value-type="float" office:value="41.897" calcext:value-type="float">
            <text:p>41.897</text:p>
          </table:table-cell>
          <table:table-cell office:value-type="float" office:value="39.151" calcext:value-type="float">
            <text:p>39.151</text:p>
          </table:table-cell>
          <table:table-cell office:value-type="float" office:value="1.844" calcext:value-type="float">
            <text:p>1.844</text:p>
          </table:table-cell>
          <table:table-cell office:value-type="float" office:value="3.881" calcext:value-type="float">
            <text:p>3.881</text:p>
          </table:table-cell>
          <table:table-cell office:value-type="float" office:value="33.852" calcext:value-type="float">
            <text:p>33.852</text:p>
          </table:table-cell>
          <table:table-cell office:value-type="float" office:value="14.238" calcext:value-type="float">
            <text:p>14.238</text:p>
          </table:table-cell>
          <table:table-cell office:value-type="float" office:value="0" calcext:value-type="float">
            <text:p>0</text:p>
          </table:table-cell>
          <table:table-cell office:value-type="float" office:value="4.411" calcext:value-type="float">
            <text:p>4.411</text:p>
          </table:table-cell>
          <table:table-cell office:value-type="float" office:value="7.333" calcext:value-type="float">
            <text:p>7.333</text:p>
          </table:table-cell>
          <table:table-cell office:value-type="float" office:value="3.462" calcext:value-type="float">
            <text:p>3.462</text:p>
          </table:table-cell>
          <table:table-cell office:value-type="float" office:value="1.529" calcext:value-type="float">
            <text:p>1.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5:.AB5])" office:value-type="float" office:value="2456.773" calcext:value-type="float">
            <text:p>2456.773</text:p>
          </table:table-cell>
          <table:table-cell table:formula="of:=[.J5]/[.AD5]*100" office:value-type="float" office:value="0.157971452796005" calcext:value-type="float">
            <text:p>0.157971452796005</text:p>
          </table:table-cell>
          <table:table-cell/>
        </table:table-row>
        <table:table-row table:style-name="ro1">
          <table:table-cell office:value-type="string" calcext:value-type="string">
            <text:p>Control.Lens.Internal.FieldTH</text:p>
          </table:table-cell>
          <table:table-cell office:value-type="float" office:value="1172.289" calcext:value-type="float">
            <text:p>1172.289</text:p>
          </table:table-cell>
          <table:table-cell office:value-type="float" office:value="646.726" calcext:value-type="float">
            <text:p>646.726</text:p>
          </table:table-cell>
          <table:table-cell office:value-type="float" office:value="33.307" calcext:value-type="float">
            <text:p>33.307</text:p>
          </table:table-cell>
          <table:table-cell office:value-type="float" office:value="68.373" calcext:value-type="float">
            <text:p>68.373</text:p>
          </table:table-cell>
          <table:table-cell office:value-type="float" office:value="36.899" calcext:value-type="float">
            <text:p>36.899</text:p>
          </table:table-cell>
          <table:table-cell office:value-type="float" office:value="28.4" calcext:value-type="float">
            <text:p>28.4</text:p>
          </table:table-cell>
          <table:table-cell office:value-type="float" office:value="22.183" calcext:value-type="float">
            <text:p>22.183</text:p>
          </table:table-cell>
          <table:table-cell office:value-type="float" office:value="5.024" calcext:value-type="float">
            <text:p>5.024</text:p>
          </table:table-cell>
          <table:table-cell office:value-type="float" office:value="6.835" calcext:value-type="float">
            <text:p>6.835</text:p>
          </table:table-cell>
          <table:table-cell office:value-type="float" office:value="10.054" calcext:value-type="float">
            <text:p>10.054</text:p>
          </table:table-cell>
          <table:table-cell office:value-type="float" office:value="13.032" calcext:value-type="float">
            <text:p>13.032</text:p>
          </table:table-cell>
          <table:table-cell office:value-type="float" office:value="0" calcext:value-type="float">
            <text:p>0</text:p>
          </table:table-cell>
          <table:table-cell office:value-type="float" office:value="6.413" calcext:value-type="float">
            <text:p>6.413</text:p>
          </table:table-cell>
          <table:table-cell office:value-type="float" office:value="7.467" calcext:value-type="float">
            <text:p>7.467</text:p>
          </table:table-cell>
          <table:table-cell office:value-type="float" office:value="5.283" calcext:value-type="float">
            <text:p>5.283</text:p>
          </table:table-cell>
          <table:table-cell office:value-type="float" office:value="2.462" calcext:value-type="float">
            <text:p>2.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6:.AB6])" office:value-type="float" office:value="2064.833" calcext:value-type="float">
            <text:p>2064.833</text:p>
          </table:table-cell>
          <table:table-cell table:formula="of:=[.J6]/[.AD6]*100" office:value-type="float" office:value="0.331019506177981" calcext:value-type="float">
            <text:p>0.331019506177981</text:p>
          </table:table-cell>
          <table:table-cell/>
        </table:table-row>
        <table:table-row table:style-name="ro1">
          <table:table-cell office:value-type="string" calcext:value-type="string">
            <text:p>Data.Data.Lens</text:p>
          </table:table-cell>
          <table:table-cell office:value-type="float" office:value="1112.101" calcext:value-type="float">
            <text:p>1112.101</text:p>
          </table:table-cell>
          <table:table-cell office:value-type="float" office:value="424.637" calcext:value-type="float">
            <text:p>424.637</text:p>
          </table:table-cell>
          <table:table-cell office:value-type="float" office:value="30.267" calcext:value-type="float">
            <text:p>30.267</text:p>
          </table:table-cell>
          <table:table-cell office:value-type="float" office:value="83.317" calcext:value-type="float">
            <text:p>83.317</text:p>
          </table:table-cell>
          <table:table-cell office:value-type="float" office:value="44.37" calcext:value-type="float">
            <text:p>4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5" calcext:value-type="float">
            <text:p>4.575</text:p>
          </table:table-cell>
          <table:table-cell office:value-type="float" office:value="6.611" calcext:value-type="float">
            <text:p>6.611</text:p>
          </table:table-cell>
          <table:table-cell office:value-type="float" office:value="15.301" calcext:value-type="float">
            <text:p>15.301</text:p>
          </table:table-cell>
          <table:table-cell office:value-type="float" office:value="13.384" calcext:value-type="float">
            <text:p>13.384</text:p>
          </table:table-cell>
          <table:table-cell office:value-type="float" office:value="0" calcext:value-type="float">
            <text:p>0</text:p>
          </table:table-cell>
          <table:table-cell office:value-type="float" office:value="9.895" calcext:value-type="float">
            <text:p>9.895</text:p>
          </table:table-cell>
          <table:table-cell office:value-type="float" office:value="7.731" calcext:value-type="float">
            <text:p>7.731</text:p>
          </table:table-cell>
          <table:table-cell office:value-type="float" office:value="3.522" calcext:value-type="float">
            <text:p>3.522</text:p>
          </table:table-cell>
          <table:table-cell office:value-type="float" office:value="1.278" calcext:value-type="float">
            <text:p>1.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7:.AB7])" office:value-type="float" office:value="1757.071" calcext:value-type="float">
            <text:p>1757.071</text:p>
          </table:table-cell>
          <table:table-cell table:formula="of:=[.J7]/[.AD7]*100" office:value-type="float" office:value="0.376251158888855" calcext:value-type="float">
            <text:p>0.376251158888855</text:p>
          </table:table-cell>
          <table:table-cell/>
        </table:table-row>
        <table:table-row table:style-name="ro1">
          <table:table-cell office:value-type="string" calcext:value-type="string">
            <text:p>Control.Lens.At</text:p>
          </table:table-cell>
          <table:table-cell office:value-type="float" office:value="1261.036" calcext:value-type="float">
            <text:p>1261.036</text:p>
          </table:table-cell>
          <table:table-cell office:value-type="float" office:value="279.453" calcext:value-type="float">
            <text:p>279.453</text:p>
          </table:table-cell>
          <table:table-cell office:value-type="float" office:value="41.742" calcext:value-type="float">
            <text:p>41.742</text:p>
          </table:table-cell>
          <table:table-cell office:value-type="float" office:value="37.77" calcext:value-type="float">
            <text:p>37.77</text:p>
          </table:table-cell>
          <table:table-cell office:value-type="float" office:value="23.044" calcext:value-type="float">
            <text:p>23.044</text:p>
          </table:table-cell>
          <table:table-cell office:value-type="float" office:value="29.644" calcext:value-type="float">
            <text:p>29.644</text:p>
          </table:table-cell>
          <table:table-cell office:value-type="float" office:value="28.246" calcext:value-type="float">
            <text:p>28.246</text:p>
          </table:table-cell>
          <table:table-cell office:value-type="float" office:value="5.509" calcext:value-type="float">
            <text:p>5.509</text:p>
          </table:table-cell>
          <table:table-cell office:value-type="float" office:value="8.192" calcext:value-type="float">
            <text:p>8.192</text:p>
          </table:table-cell>
          <table:table-cell office:value-type="float" office:value="17.726" calcext:value-type="float">
            <text:p>17.726</text:p>
          </table:table-cell>
          <table:table-cell office:value-type="float" office:value="10.158" calcext:value-type="float">
            <text:p>10.158</text:p>
          </table:table-cell>
          <table:table-cell office:value-type="float" office:value="0" calcext:value-type="float">
            <text:p>0</text:p>
          </table:table-cell>
          <table:table-cell office:value-type="float" office:value="2.466" calcext:value-type="float">
            <text:p>2.466</text:p>
          </table:table-cell>
          <table:table-cell office:value-type="float" office:value="4.231" calcext:value-type="float">
            <text:p>4.231</text:p>
          </table:table-cell>
          <table:table-cell office:value-type="float" office:value="2.414" calcext:value-type="float">
            <text:p>2.414</text:p>
          </table:table-cell>
          <table:table-cell office:value-type="float" office:value="1.014" calcext:value-type="float">
            <text:p>1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8:.AB8])" office:value-type="float" office:value="1752.738" calcext:value-type="float">
            <text:p>1752.738</text:p>
          </table:table-cell>
          <table:table-cell table:formula="of:=[.J8]/[.AD8]*100" office:value-type="float" office:value="0.467383031576881" calcext:value-type="float">
            <text:p>0.467383031576881</text:p>
          </table:table-cell>
          <table:table-cell/>
        </table:table-row>
        <table:table-row table:style-name="ro1">
          <table:table-cell office:value-type="string" calcext:value-type="string">
            <text:p>Control.Lens.Reified</text:p>
          </table:table-cell>
          <table:table-cell office:value-type="float" office:value="944.374" calcext:value-type="float">
            <text:p>944.374</text:p>
          </table:table-cell>
          <table:table-cell office:value-type="float" office:value="515.951" calcext:value-type="float">
            <text:p>515.951</text:p>
          </table:table-cell>
          <table:table-cell office:value-type="float" office:value="60.123" calcext:value-type="float">
            <text:p>60.123</text:p>
          </table:table-cell>
          <table:table-cell office:value-type="float" office:value="34.982" calcext:value-type="float">
            <text:p>34.982</text:p>
          </table:table-cell>
          <table:table-cell office:value-type="float" office:value="29.05" calcext:value-type="float">
            <text:p>29.05</text:p>
          </table:table-cell>
          <table:table-cell office:value-type="float" office:value="23.389" calcext:value-type="float">
            <text:p>23.389</text:p>
          </table:table-cell>
          <table:table-cell office:value-type="float" office:value="22.513" calcext:value-type="float">
            <text:p>22.513</text:p>
          </table:table-cell>
          <table:table-cell office:value-type="float" office:value="6.12" calcext:value-type="float">
            <text:p>6.12</text:p>
          </table:table-cell>
          <table:table-cell office:value-type="float" office:value="7.7" calcext:value-type="float">
            <text:p>7.7</text:p>
          </table:table-cell>
          <table:table-cell office:value-type="float" office:value="7.637" calcext:value-type="float">
            <text:p>7.637</text:p>
          </table:table-cell>
          <table:table-cell office:value-type="float" office:value="13.491" calcext:value-type="float">
            <text:p>13.491</text:p>
          </table:table-cell>
          <table:table-cell office:value-type="float" office:value="0" calcext:value-type="float">
            <text:p>0</text:p>
          </table:table-cell>
          <table:table-cell office:value-type="float" office:value="4.404" calcext:value-type="float">
            <text:p>4.404</text:p>
          </table:table-cell>
          <table:table-cell office:value-type="float" office:value="4.251" calcext:value-type="float">
            <text:p>4.251</text:p>
          </table:table-cell>
          <table:table-cell office:value-type="float" office:value="3.476" calcext:value-type="float">
            <text:p>3.476</text:p>
          </table:table-cell>
          <table:table-cell office:value-type="float" office:value="2.165" calcext:value-type="float">
            <text:p>2.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9:.AB9])" office:value-type="float" office:value="1679.722" calcext:value-type="float">
            <text:p>1679.722</text:p>
          </table:table-cell>
          <table:table-cell table:formula="of:=[.J9]/[.AD9]*100" office:value-type="float" office:value="0.458409189139631" calcext:value-type="float">
            <text:p>0.458409189139631</text:p>
          </table:table-cell>
          <table:table-cell/>
        </table:table-row>
        <table:table-row table:style-name="ro1">
          <table:table-cell office:value-type="string" calcext:value-type="string">
            <text:p>Control.Lens.Cons</text:p>
          </table:table-cell>
          <table:table-cell office:value-type="float" office:value="1088.895" calcext:value-type="float">
            <text:p>1088.895</text:p>
          </table:table-cell>
          <table:table-cell office:value-type="float" office:value="303.118" calcext:value-type="float">
            <text:p>303.118</text:p>
          </table:table-cell>
          <table:table-cell office:value-type="float" office:value="28.688" calcext:value-type="float">
            <text:p>28.688</text:p>
          </table:table-cell>
          <table:table-cell office:value-type="float" office:value="49.024" calcext:value-type="float">
            <text:p>49.024</text:p>
          </table:table-cell>
          <table:table-cell office:value-type="float" office:value="22.354" calcext:value-type="float">
            <text:p>22.354</text:p>
          </table:table-cell>
          <table:table-cell office:value-type="float" office:value="16.55" calcext:value-type="float">
            <text:p>16.55</text:p>
          </table:table-cell>
          <table:table-cell office:value-type="float" office:value="9.853" calcext:value-type="float">
            <text:p>9.853</text:p>
          </table:table-cell>
          <table:table-cell office:value-type="float" office:value="1.966" calcext:value-type="float">
            <text:p>1.966</text:p>
          </table:table-cell>
          <table:table-cell office:value-type="float" office:value="5.488" calcext:value-type="float">
            <text:p>5.488</text:p>
          </table:table-cell>
          <table:table-cell office:value-type="float" office:value="5.994" calcext:value-type="float">
            <text:p>5.994</text:p>
          </table:table-cell>
          <table:table-cell office:value-type="float" office:value="8.598" calcext:value-type="float">
            <text:p>8.598</text:p>
          </table:table-cell>
          <table:table-cell office:value-type="float" office:value="0" calcext:value-type="float">
            <text:p>0</text:p>
          </table:table-cell>
          <table:table-cell office:value-type="float" office:value="10.839" calcext:value-type="float">
            <text:p>10.839</text:p>
          </table:table-cell>
          <table:table-cell office:value-type="float" office:value="4.267" calcext:value-type="float">
            <text:p>4.267</text:p>
          </table:table-cell>
          <table:table-cell office:value-type="float" office:value="2.957" calcext:value-type="float">
            <text:p>2.957</text:p>
          </table:table-cell>
          <table:table-cell office:value-type="float" office:value="1.327" calcext:value-type="float">
            <text:p>1.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0:.AB10])" office:value-type="float" office:value="1560.014" calcext:value-type="float">
            <text:p>1560.014</text:p>
          </table:table-cell>
          <table:table-cell table:formula="of:=[.J10]/[.AD10]*100" office:value-type="float" office:value="0.35179171468974" calcext:value-type="float">
            <text:p>0.35179171468974</text:p>
          </table:table-cell>
          <table:table-cell/>
        </table:table-row>
        <table:table-row table:style-name="ro1">
          <table:table-cell office:value-type="string" calcext:value-type="string">
            <text:p>Control.Exception.Lens</text:p>
          </table:table-cell>
          <table:table-cell office:value-type="float" office:value="623.604" calcext:value-type="float">
            <text:p>623.604</text:p>
          </table:table-cell>
          <table:table-cell office:value-type="float" office:value="481.79" calcext:value-type="float">
            <text:p>481.79</text:p>
          </table:table-cell>
          <table:table-cell office:value-type="float" office:value="68.283" calcext:value-type="float">
            <text:p>68.283</text:p>
          </table:table-cell>
          <table:table-cell office:value-type="float" office:value="51.758" calcext:value-type="float">
            <text:p>51.758</text:p>
          </table:table-cell>
          <table:table-cell office:value-type="float" office:value="25.592" calcext:value-type="float">
            <text:p>25.592</text:p>
          </table:table-cell>
          <table:table-cell office:value-type="float" office:value="28.912" calcext:value-type="float">
            <text:p>28.912</text:p>
          </table:table-cell>
          <table:table-cell office:value-type="float" office:value="14.579" calcext:value-type="float">
            <text:p>14.579</text:p>
          </table:table-cell>
          <table:table-cell office:value-type="float" office:value="22.863" calcext:value-type="float">
            <text:p>22.863</text:p>
          </table:table-cell>
          <table:table-cell office:value-type="float" office:value="17.105" calcext:value-type="float">
            <text:p>17.105</text:p>
          </table:table-cell>
          <table:table-cell office:value-type="float" office:value="7.04" calcext:value-type="float">
            <text:p>7.04</text:p>
          </table:table-cell>
          <table:table-cell office:value-type="float" office:value="10.491" calcext:value-type="float">
            <text:p>10.491</text:p>
          </table:table-cell>
          <table:table-cell office:value-type="float" office:value="0" calcext:value-type="float">
            <text:p>0</text:p>
          </table:table-cell>
          <table:table-cell office:value-type="float" office:value="4.208" calcext:value-type="float">
            <text:p>4.208</text:p>
          </table:table-cell>
          <table:table-cell office:value-type="float" office:value="10.467" calcext:value-type="float">
            <text:p>10.467</text:p>
          </table:table-cell>
          <table:table-cell office:value-type="float" office:value="2.634" calcext:value-type="float">
            <text:p>2.634</text:p>
          </table:table-cell>
          <table:table-cell office:value-type="float" office:value="2.595" calcext:value-type="float">
            <text:p>2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1:.AB11])" office:value-type="float" office:value="1372.021" calcext:value-type="float">
            <text:p>1372.021</text:p>
          </table:table-cell>
          <table:table-cell table:formula="of:=[.J11]/[.AD11]*100" office:value-type="float" office:value="1.24670103445939" calcext:value-type="float">
            <text:p>1.24670103445939</text:p>
          </table:table-cell>
          <table:table-cell/>
        </table:table-row>
        <table:table-row table:style-name="ro1">
          <table:table-cell office:value-type="string" calcext:value-type="string">
            <text:p>Control.Lens.Traversal</text:p>
          </table:table-cell>
          <table:table-cell office:value-type="float" office:value="725.902" calcext:value-type="float">
            <text:p>725.902</text:p>
          </table:table-cell>
          <table:table-cell office:value-type="float" office:value="222.168" calcext:value-type="float">
            <text:p>222.168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23.882" calcext:value-type="float">
            <text:p>23.882</text:p>
          </table:table-cell>
          <table:table-cell office:value-type="float" office:value="14.399" calcext:value-type="float">
            <text:p>14.399</text:p>
          </table:table-cell>
          <table:table-cell office:value-type="float" office:value="21.058" calcext:value-type="float">
            <text:p>21.058</text:p>
          </table:table-cell>
          <table:table-cell office:value-type="float" office:value="18.686" calcext:value-type="float">
            <text:p>18.686</text:p>
          </table:table-cell>
          <table:table-cell office:value-type="float" office:value="17.456" calcext:value-type="float">
            <text:p>17.456</text:p>
          </table:table-cell>
          <table:table-cell office:value-type="float" office:value="14.303" calcext:value-type="float">
            <text:p>14.303</text:p>
          </table:table-cell>
          <table:table-cell office:value-type="float" office:value="4.677" calcext:value-type="float">
            <text:p>4.677</text:p>
          </table:table-cell>
          <table:table-cell office:value-type="float" office:value="8.322" calcext:value-type="float">
            <text:p>8.322</text:p>
          </table:table-cell>
          <table:table-cell office:value-type="float" office:value="0" calcext:value-type="float">
            <text:p>0</text:p>
          </table:table-cell>
          <table:table-cell office:value-type="float" office:value="8.524" calcext:value-type="float">
            <text:p>8.524</text:p>
          </table:table-cell>
          <table:table-cell office:value-type="float" office:value="1.606" calcext:value-type="float">
            <text:p>1.606</text:p>
          </table:table-cell>
          <table:table-cell office:value-type="float" office:value="1.079" calcext:value-type="float">
            <text:p>1.079</text:p>
          </table:table-cell>
          <table:table-cell office:value-type="float" office:value="0.976" calcext:value-type="float">
            <text:p>0.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2:.AB12])" office:value-type="float" office:value="1184.842" calcext:value-type="float">
            <text:p>1184.842</text:p>
          </table:table-cell>
          <table:table-cell table:formula="of:=[.J12]/[.AD12]*100" office:value-type="float" office:value="1.20716517476592" calcext:value-type="float">
            <text:p>1.20716517476592</text:p>
          </table:table-cell>
          <table:table-cell/>
        </table:table-row>
        <table:table-row table:style-name="ro1">
          <table:table-cell office:value-type="string" calcext:value-type="string">
            <text:p>Control.Lens.Each</text:p>
          </table:table-cell>
          <table:table-cell office:value-type="float" office:value="590.199" calcext:value-type="float">
            <text:p>590.199</text:p>
          </table:table-cell>
          <table:table-cell office:value-type="float" office:value="267.327" calcext:value-type="float">
            <text:p>267.327</text:p>
          </table:table-cell>
          <table:table-cell office:value-type="float" office:value="38.495" calcext:value-type="float">
            <text:p>38.495</text:p>
          </table:table-cell>
          <table:table-cell office:value-type="float" office:value="43.589" calcext:value-type="float">
            <text:p>43.589</text:p>
          </table:table-cell>
          <table:table-cell office:value-type="float" office:value="16.881" calcext:value-type="float">
            <text:p>16.881</text:p>
          </table:table-cell>
          <table:table-cell office:value-type="float" office:value="23.599" calcext:value-type="float">
            <text:p>23.599</text:p>
          </table:table-cell>
          <table:table-cell office:value-type="float" office:value="8.361" calcext:value-type="float">
            <text:p>8.361</text:p>
          </table:table-cell>
          <table:table-cell office:value-type="float" office:value="5.298" calcext:value-type="float">
            <text:p>5.298</text:p>
          </table:table-cell>
          <table:table-cell office:value-type="float" office:value="4.482" calcext:value-type="float">
            <text:p>4.482</text:p>
          </table:table-cell>
          <table:table-cell office:value-type="float" office:value="5.476" calcext:value-type="float">
            <text:p>5.476</text:p>
          </table:table-cell>
          <table:table-cell office:value-type="float" office:value="7.922" calcext:value-type="float">
            <text:p>7.922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4.261" calcext:value-type="float">
            <text:p>4.261</text:p>
          </table:table-cell>
          <table:table-cell office:value-type="float" office:value="2.07" calcext:value-type="float">
            <text:p>2.07</text:p>
          </table:table-cell>
          <table:table-cell office:value-type="float" office:value="0.896" calcext:value-type="float">
            <text:p>0.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3:.AB13])" office:value-type="float" office:value="1020.424" calcext:value-type="float">
            <text:p>1020.424</text:p>
          </table:table-cell>
          <table:table-cell table:formula="of:=[.J13]/[.AD13]*100" office:value-type="float" office:value="0.439229183163077" calcext:value-type="float">
            <text:p>0.439229183163077</text:p>
          </table:table-cell>
          <table:table-cell/>
        </table:table-row>
        <table:table-row table:style-name="ro1">
          <table:table-cell office:value-type="string" calcext:value-type="string">
            <text:p>Control.Lens.TH</text:p>
          </table:table-cell>
          <table:table-cell office:value-type="float" office:value="518.441" calcext:value-type="float">
            <text:p>518.441</text:p>
          </table:table-cell>
          <table:table-cell office:value-type="float" office:value="286.718" calcext:value-type="float">
            <text:p>286.718</text:p>
          </table:table-cell>
          <table:table-cell office:value-type="float" office:value="21.328" calcext:value-type="float">
            <text:p>21.328</text:p>
          </table:table-cell>
          <table:table-cell office:value-type="float" office:value="30.82" calcext:value-type="float">
            <text:p>30.82</text:p>
          </table:table-cell>
          <table:table-cell office:value-type="float" office:value="17.302" calcext:value-type="float">
            <text:p>17.302</text:p>
          </table:table-cell>
          <table:table-cell office:value-type="float" office:value="24.188" calcext:value-type="float">
            <text:p>24.188</text:p>
          </table:table-cell>
          <table:table-cell office:value-type="float" office:value="20.106" calcext:value-type="float">
            <text:p>20.106</text:p>
          </table:table-cell>
          <table:table-cell office:value-type="float" office:value="2.537" calcext:value-type="float">
            <text:p>2.537</text:p>
          </table:table-cell>
          <table:table-cell office:value-type="float" office:value="5.582" calcext:value-type="float">
            <text:p>5.582</text:p>
          </table:table-cell>
          <table:table-cell office:value-type="float" office:value="5.207" calcext:value-type="float">
            <text:p>5.207</text:p>
          </table:table-cell>
          <table:table-cell office:value-type="float" office:value="10.567" calcext:value-type="float">
            <text:p>10.567</text:p>
          </table:table-cell>
          <table:table-cell office:value-type="float" office:value="0" calcext:value-type="float">
            <text:p>0</text:p>
          </table:table-cell>
          <table:table-cell office:value-type="float" office:value="3.041" calcext:value-type="float">
            <text:p>3.041</text:p>
          </table:table-cell>
          <table:table-cell office:value-type="float" office:value="12.58" calcext:value-type="float">
            <text:p>12.58</text:p>
          </table:table-cell>
          <table:table-cell office:value-type="float" office:value="2.86" calcext:value-type="float">
            <text:p>2.86</text:p>
          </table:table-cell>
          <table:table-cell office:value-type="float" office:value="1.674" calcext:value-type="float">
            <text:p>1.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4:.AB14])" office:value-type="float" office:value="963.037" calcext:value-type="float">
            <text:p>963.037</text:p>
          </table:table-cell>
          <table:table-cell table:formula="of:=[.J14]/[.AD14]*100" office:value-type="float" office:value="0.579624666549676" calcext:value-type="float">
            <text:p>0.579624666549676</text:p>
          </table:table-cell>
          <table:table-cell/>
        </table:table-row>
        <table:table-row table:style-name="ro1">
          <table:table-cell office:value-type="string" calcext:value-type="string">
            <text:p>Control.Lens.Internal.PrismTH</text:p>
          </table:table-cell>
          <table:table-cell office:value-type="float" office:value="471.524" calcext:value-type="float">
            <text:p>471.524</text:p>
          </table:table-cell>
          <table:table-cell office:value-type="float" office:value="317.013" calcext:value-type="float">
            <text:p>317.013</text:p>
          </table:table-cell>
          <table:table-cell office:value-type="float" office:value="20.866" calcext:value-type="float">
            <text:p>20.866</text:p>
          </table:table-cell>
          <table:table-cell office:value-type="float" office:value="22.661" calcext:value-type="float">
            <text:p>22.661</text:p>
          </table:table-cell>
          <table:table-cell office:value-type="float" office:value="19.015" calcext:value-type="float">
            <text:p>19.015</text:p>
          </table:table-cell>
          <table:table-cell office:value-type="float" office:value="15.009" calcext:value-type="float">
            <text:p>15.009</text:p>
          </table:table-cell>
          <table:table-cell office:value-type="float" office:value="10.375" calcext:value-type="float">
            <text:p>10.375</text:p>
          </table:table-cell>
          <table:table-cell office:value-type="float" office:value="2.371" calcext:value-type="float">
            <text:p>2.371</text:p>
          </table:table-cell>
          <table:table-cell office:value-type="float" office:value="4.391" calcext:value-type="float">
            <text:p>4.391</text:p>
          </table:table-cell>
          <table:table-cell office:value-type="float" office:value="4.537" calcext:value-type="float">
            <text:p>4.537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4.483" calcext:value-type="float">
            <text:p>4.483</text:p>
          </table:table-cell>
          <table:table-cell office:value-type="float" office:value="3.141" calcext:value-type="float">
            <text:p>3.141</text:p>
          </table:table-cell>
          <table:table-cell office:value-type="float" office:value="7.629" calcext:value-type="float">
            <text:p>7.629</text:p>
          </table:table-cell>
          <table:table-cell office:value-type="float" office:value="1.761" calcext:value-type="float">
            <text:p>1.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5:.AB15])" office:value-type="float" office:value="909.527" calcext:value-type="float">
            <text:p>909.527</text:p>
          </table:table-cell>
          <table:table-cell table:formula="of:=[.J15]/[.AD15]*100" office:value-type="float" office:value="0.482778411196149" calcext:value-type="float">
            <text:p>0.482778411196149</text:p>
          </table:table-cell>
          <table:table-cell/>
        </table:table-row>
        <table:table-row table:style-name="ro1">
          <table:table-cell office:value-type="string" calcext:value-type="string">
            <text:p>Control.Lens.Fold</text:p>
          </table:table-cell>
          <table:table-cell office:value-type="float" office:value="457.227" calcext:value-type="float">
            <text:p>457.227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1.172" calcext:value-type="float">
            <text:p>91.172</text:p>
          </table:table-cell>
          <table:table-cell office:value-type="float" office:value="24.973" calcext:value-type="float">
            <text:p>24.973</text:p>
          </table:table-cell>
          <table:table-cell office:value-type="float" office:value="13.712" calcext:value-type="float">
            <text:p>13.712</text:p>
          </table:table-cell>
          <table:table-cell office:value-type="float" office:value="10.325" calcext:value-type="float">
            <text:p>10.325</text:p>
          </table:table-cell>
          <table:table-cell office:value-type="float" office:value="8.821" calcext:value-type="float">
            <text:p>8.821</text:p>
          </table:table-cell>
          <table:table-cell office:value-type="float" office:value="5.388" calcext:value-type="float">
            <text:p>5.388</text:p>
          </table:table-cell>
          <table:table-cell office:value-type="float" office:value="19.359" calcext:value-type="float">
            <text:p>19.359</text:p>
          </table:table-cell>
          <table:table-cell office:value-type="float" office:value="3.813" calcext:value-type="float">
            <text:p>3.813</text:p>
          </table:table-cell>
          <table:table-cell office:value-type="float" office:value="6.204" calcext:value-type="float">
            <text:p>6.204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1.408" calcext:value-type="float">
            <text:p>1.408</text:p>
          </table:table-cell>
          <table:table-cell office:value-type="float" office:value="1.171" calcext:value-type="float">
            <text:p>1.171</text:p>
          </table:table-cell>
          <table:table-cell office:value-type="float" office:value="0.471" calcext:value-type="float">
            <text:p>0.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6:.AB16])" office:value-type="float" office:value="891.07" calcext:value-type="float">
            <text:p>891.07</text:p>
          </table:table-cell>
          <table:table-cell table:formula="of:=[.J16]/[.AD16]*100" office:value-type="float" office:value="2.17255658926908" calcext:value-type="float">
            <text:p>2.17255658926908</text:p>
          </table:table-cell>
          <table:table-cell/>
        </table:table-row>
        <table:table-row table:style-name="ro1">
          <table:table-cell office:value-type="string" calcext:value-type="string">
            <text:p>Control.Lens.Internal.Bazaar</text:p>
          </table:table-cell>
          <table:table-cell office:value-type="float" office:value="493.619" calcext:value-type="float">
            <text:p>493.619</text:p>
          </table:table-cell>
          <table:table-cell office:value-type="float" office:value="214.189" calcext:value-type="float">
            <text:p>214.189</text:p>
          </table:table-cell>
          <table:table-cell office:value-type="float" office:value="38.137" calcext:value-type="float">
            <text:p>38.137</text:p>
          </table:table-cell>
          <table:table-cell office:value-type="float" office:value="14.356" calcext:value-type="float">
            <text:p>14.356</text:p>
          </table:table-cell>
          <table:table-cell office:value-type="float" office:value="17.759" calcext:value-type="float">
            <text:p>17.759</text:p>
          </table:table-cell>
          <table:table-cell office:value-type="float" office:value="12.712" calcext:value-type="float">
            <text:p>12.712</text:p>
          </table:table-cell>
          <table:table-cell office:value-type="float" office:value="13.941" calcext:value-type="float">
            <text:p>13.941</text:p>
          </table:table-cell>
          <table:table-cell office:value-type="float" office:value="17.45" calcext:value-type="float">
            <text:p>17.45</text:p>
          </table:table-cell>
          <table:table-cell office:value-type="float" office:value="7.095" calcext:value-type="float">
            <text:p>7.095</text:p>
          </table:table-cell>
          <table:table-cell office:value-type="float" office:value="9.487" calcext:value-type="float">
            <text:p>9.487</text:p>
          </table:table-cell>
          <table:table-cell office:value-type="float" office:value="4.789" calcext:value-type="float">
            <text:p>4.789</text:p>
          </table:table-cell>
          <table:table-cell office:value-type="float" office:value="0" calcext:value-type="float">
            <text:p>0</text:p>
          </table:table-cell>
          <table:table-cell office:value-type="float" office:value="3.793" calcext:value-type="float">
            <text:p>3.793</text:p>
          </table:table-cell>
          <table:table-cell office:value-type="float" office:value="1.585" calcext:value-type="float">
            <text:p>1.5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7:.AB17])" office:value-type="float" office:value="849.986" calcext:value-type="float">
            <text:p>849.986</text:p>
          </table:table-cell>
          <table:table-cell table:formula="of:=[.J17]/[.AD17]*100" office:value-type="float" office:value="0.83471963067627" calcext:value-type="float">
            <text:p>0.83471963067627</text:p>
          </table:table-cell>
          <table:table-cell/>
        </table:table-row>
        <table:table-row table:style-name="ro1">
          <table:table-cell office:value-type="string" calcext:value-type="string">
            <text:p>Control.Lens.Internal.Level</text:p>
          </table:table-cell>
          <table:table-cell office:value-type="float" office:value="311.149" calcext:value-type="float">
            <text:p>311.149</text:p>
          </table:table-cell>
          <table:table-cell office:value-type="float" office:value="216.238" calcext:value-type="float">
            <text:p>216.238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.424" calcext:value-type="float">
            <text:p>17.424</text:p>
          </table:table-cell>
          <table:table-cell office:value-type="float" office:value="11.33" calcext:value-type="float">
            <text:p>11.33</text:p>
          </table:table-cell>
          <table:table-cell office:value-type="float" office:value="7.123" calcext:value-type="float">
            <text:p>7.123</text:p>
          </table:table-cell>
          <table:table-cell office:value-type="float" office:value="6.293" calcext:value-type="float">
            <text:p>6.293</text:p>
          </table:table-cell>
          <table:table-cell office:value-type="float" office:value="2.902" calcext:value-type="float">
            <text:p>2.902</text:p>
          </table:table-cell>
          <table:table-cell office:value-type="float" office:value="4.61" calcext:value-type="float">
            <text:p>4.61</text:p>
          </table:table-cell>
          <table:table-cell office:value-type="float" office:value="3.168" calcext:value-type="float">
            <text:p>3.168</text:p>
          </table:table-cell>
          <table:table-cell office:value-type="float" office:value="4.91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1.094" calcext:value-type="float">
            <text:p>1.094</text:p>
          </table:table-cell>
          <table:table-cell office:value-type="float" office:value="1.759" calcext:value-type="float">
            <text:p>1.7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7" calcext:value-type="float">
            <text:p>0.0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8:.AB18])" office:value-type="float" office:value="754.896" calcext:value-type="float">
            <text:p>754.896</text:p>
          </table:table-cell>
          <table:table-cell table:formula="of:=[.J18]/[.AD18]*100" office:value-type="float" office:value="0.61068014666921" calcext:value-type="float">
            <text:p>0.61068014666921</text:p>
          </table:table-cell>
          <table:table-cell/>
        </table:table-row>
        <table:table-row table:style-name="ro1">
          <table:table-cell office:value-type="string" calcext:value-type="string">
            <text:p>Plates</text:p>
          </table:table-cell>
          <table:table-cell office:value-type="float" office:value="184.649" calcext:value-type="float">
            <text:p>184.649</text:p>
          </table:table-cell>
          <table:table-cell office:value-type="float" office:value="201.112" calcext:value-type="float">
            <text:p>201.112</text:p>
          </table:table-cell>
          <table:table-cell office:value-type="float" office:value="272.286" calcext:value-type="float">
            <text:p>272.286</text:p>
          </table:table-cell>
          <table:table-cell office:value-type="float" office:value="12.69" calcext:value-type="float">
            <text:p>12.69</text:p>
          </table:table-cell>
          <table:table-cell office:value-type="float" office:value="13.977" calcext:value-type="float">
            <text:p>13.977</text:p>
          </table:table-cell>
          <table:table-cell office:value-type="float" office:value="6.736" calcext:value-type="float">
            <text:p>6.736</text:p>
          </table:table-cell>
          <table:table-cell office:value-type="float" office:value="5.855" calcext:value-type="float">
            <text:p>5.855</text:p>
          </table:table-cell>
          <table:table-cell office:value-type="float" office:value="4.684" calcext:value-type="float">
            <text:p>4.684</text:p>
          </table:table-cell>
          <table:table-cell office:value-type="float" office:value="7.447" calcext:value-type="float">
            <text:p>7.447</text:p>
          </table:table-cell>
          <table:table-cell office:value-type="float" office:value="3.233" calcext:value-type="float">
            <text:p>3.233</text:p>
          </table:table-cell>
          <table:table-cell office:value-type="float" office:value="4.279" calcext:value-type="float">
            <text:p>4.279</text:p>
          </table:table-cell>
          <table:table-cell office:value-type="float" office:value="0" calcext:value-type="float">
            <text:p>0</text:p>
          </table:table-cell>
          <table:table-cell office:value-type="float" office:value="13.023" calcext:value-type="float">
            <text:p>13.023</text:p>
          </table:table-cell>
          <table:table-cell office:value-type="float" office:value="0" calcext:value-type="float">
            <text:p>0</text:p>
          </table:table-cell>
          <table:table-cell office:value-type="float" office:value="1.202" calcext:value-type="float">
            <text:p>1.202</text:p>
          </table:table-cell>
          <table:table-cell office:value-type="float" office:value="5.101" calcext:value-type="float">
            <text:p>5.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9:.AB19])" office:value-type="float" office:value="736.353" calcext:value-type="float">
            <text:p>736.353</text:p>
          </table:table-cell>
          <table:table-cell table:formula="of:=[.J19]/[.AD19]*100" office:value-type="float" office:value="1.01133559583515" calcext:value-type="float">
            <text:p>1.01133559583515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47.609" calcext:value-type="float">
            <text:p>147.609</text:p>
          </table:table-cell>
          <table:table-cell office:value-type="float" office:value="100.009" calcext:value-type="float">
            <text:p>100.009</text:p>
          </table:table-cell>
          <table:table-cell office:value-type="float" office:value="318.643" calcext:value-type="float">
            <text:p>318.643</text:p>
          </table:table-cell>
          <table:table-cell office:value-type="float" office:value="9.582" calcext:value-type="float">
            <text:p>9.582</text:p>
          </table:table-cell>
          <table:table-cell office:value-type="float" office:value="3.02" calcext:value-type="float">
            <text:p>3.02</text:p>
          </table:table-cell>
          <table:table-cell office:value-type="float" office:value="2.98" calcext:value-type="float">
            <text:p>2.98</text:p>
          </table:table-cell>
          <table:table-cell office:value-type="float" office:value="6.839" calcext:value-type="float">
            <text:p>6.839</text:p>
          </table:table-cell>
          <table:table-cell office:value-type="float" office:value="121.951" calcext:value-type="float">
            <text:p>121.951</text:p>
          </table:table-cell>
          <table:table-cell office:value-type="float" office:value="2.429" calcext:value-type="float">
            <text:p>2.429</text:p>
          </table:table-cell>
          <table:table-cell office:value-type="float" office:value="3.366" calcext:value-type="float">
            <text:p>3.366</text:p>
          </table:table-cell>
          <table:table-cell office:value-type="float" office:value="2.848" calcext:value-type="float">
            <text:p>2.848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6" calcext:value-type="float">
            <text:p>0.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0:.AB20])" office:value-type="float" office:value="720.989" calcext:value-type="float">
            <text:p>720.989</text:p>
          </table:table-cell>
          <table:table-cell table:formula="of:=[.J20]/[.AD20]*100" office:value-type="float" office:value="0.336898343802749" calcext:value-type="float">
            <text:p>0.336898343802749</text:p>
          </table:table-cell>
          <table:table-cell/>
        </table:table-row>
        <table:table-row table:style-name="ro1">
          <table:table-cell office:value-type="string" calcext:value-type="string">
            <text:p>Control.Lens.Internal.Getter</text:p>
          </table:table-cell>
          <table:table-cell office:value-type="float" office:value="299.211" calcext:value-type="float">
            <text:p>299.211</text:p>
          </table:table-cell>
          <table:table-cell office:value-type="float" office:value="282.616" calcext:value-type="float">
            <text:p>282.616</text:p>
          </table:table-cell>
          <table:table-cell office:value-type="float" office:value="39.416" calcext:value-type="float">
            <text:p>39.416</text:p>
          </table:table-cell>
          <table:table-cell office:value-type="float" office:value="23.4" calcext:value-type="float">
            <text:p>23.4</text:p>
          </table:table-cell>
          <table:table-cell office:value-type="float" office:value="16.623" calcext:value-type="float">
            <text:p>16.623</text:p>
          </table:table-cell>
          <table:table-cell office:value-type="float" office:value="12.395" calcext:value-type="float">
            <text:p>12.395</text:p>
          </table:table-cell>
          <table:table-cell office:value-type="float" office:value="17.638" calcext:value-type="float">
            <text:p>17.638</text:p>
          </table:table-cell>
          <table:table-cell office:value-type="float" office:value="1.644" calcext:value-type="float">
            <text:p>1.644</text:p>
          </table:table-cell>
          <table:table-cell office:value-type="float" office:value="1.601" calcext:value-type="float">
            <text:p>1.601</text:p>
          </table:table-cell>
          <table:table-cell office:value-type="float" office:value="8.219" calcext:value-type="float">
            <text:p>8.219</text:p>
          </table:table-cell>
          <table:table-cell office:value-type="float" office:value="9.625" calcext:value-type="float">
            <text:p>9.625</text:p>
          </table:table-cell>
          <table:table-cell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1.735" calcext:value-type="float">
            <text:p>1.735</text:p>
          </table:table-cell>
          <table:table-cell office:value-type="float" office:value="1.675" calcext:value-type="float">
            <text:p>1.675</text:p>
          </table:table-cell>
          <table:table-cell office:value-type="float" office:value="1.092" calcext:value-type="float">
            <text:p>1.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1:.AB21])" office:value-type="float" office:value="719.393" calcext:value-type="float">
            <text:p>719.393</text:p>
          </table:table-cell>
          <table:table-cell table:formula="of:=[.J21]/[.AD21]*100" office:value-type="float" office:value="0.222548732056053" calcext:value-type="float">
            <text:p>0.222548732056053</text:p>
          </table:table-cell>
          <table:table-cell/>
        </table:table-row>
        <table:table-row table:style-name="ro1">
          <table:table-cell office:value-type="string" calcext:value-type="string">
            <text:p>Control.Lens.Internal.Zoom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271.157" calcext:value-type="float">
            <text:p>271.157</text:p>
          </table:table-cell>
          <table:table-cell office:value-type="float" office:value="30.734" calcext:value-type="float">
            <text:p>30.734</text:p>
          </table:table-cell>
          <table:table-cell office:value-type="float" office:value="23.076" calcext:value-type="float">
            <text:p>23.076</text:p>
          </table:table-cell>
          <table:table-cell office:value-type="float" office:value="13.752" calcext:value-type="float">
            <text:p>13.752</text:p>
          </table:table-cell>
          <table:table-cell office:value-type="float" office:value="13.203" calcext:value-type="float">
            <text:p>13.203</text:p>
          </table:table-cell>
          <table:table-cell office:value-type="float" office:value="21.982" calcext:value-type="float">
            <text:p>21.982</text:p>
          </table:table-cell>
          <table:table-cell office:value-type="float" office:value="3.161" calcext:value-type="float">
            <text:p>3.161</text:p>
          </table:table-cell>
          <table:table-cell office:value-type="float" office:value="6.056" calcext:value-type="float">
            <text:p>6.056</text:p>
          </table:table-cell>
          <table:table-cell office:value-type="float" office:value="4.713" calcext:value-type="float">
            <text:p>4.713</text:p>
          </table:table-cell>
          <table:table-cell office:value-type="float" office:value="9.077" calcext:value-type="float">
            <text:p>9.077</text:p>
          </table:table-cell>
          <table:table-cell office:value-type="float" office:value="0" calcext:value-type="float">
            <text:p>0</text:p>
          </table:table-cell>
          <table:table-cell office:value-type="float" office:value="2.524" calcext:value-type="float">
            <text:p>2.524</text:p>
          </table:table-cell>
          <table:table-cell office:value-type="float" office:value="1.705" calcext:value-type="float">
            <text:p>1.705</text:p>
          </table:table-cell>
          <table:table-cell office:value-type="float" office:value="0.974" calcext:value-type="float">
            <text:p>0.974</text:p>
          </table:table-cell>
          <table:table-cell office:value-type="float" office:value="0.661" calcext:value-type="float">
            <text:p>0.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2:.AB22])" office:value-type="float" office:value="702.486" calcext:value-type="float">
            <text:p>702.486</text:p>
          </table:table-cell>
          <table:table-cell table:formula="of:=[.J22]/[.AD22]*100" office:value-type="float" office:value="0.862081237206151" calcext:value-type="float">
            <text:p>0.862081237206151</text:p>
          </table:table-cell>
          <table:table-cell/>
        </table:table-row>
        <table:table-row table:style-name="ro1">
          <table:table-cell office:value-type="string" calcext:value-type="string">
            <text:p>Data.Vector.Generic.Lens</text:p>
          </table:table-cell>
          <table:table-cell office:value-type="float" office:value="470.423" calcext:value-type="float">
            <text:p>470.423</text:p>
          </table:table-cell>
          <table:table-cell office:value-type="float" office:value="137.727" calcext:value-type="float">
            <text:p>137.727</text:p>
          </table:table-cell>
          <table:table-cell office:value-type="float" office:value="14.048" calcext:value-type="float">
            <text:p>14.048</text:p>
          </table:table-cell>
          <table:table-cell office:value-type="float" office:value="16.688" calcext:value-type="float">
            <text:p>16.688</text:p>
          </table:table-cell>
          <table:table-cell office:value-type="float" office:value="18.93" calcext:value-type="float">
            <text:p>18.93</text:p>
          </table:table-cell>
          <table:table-cell office:value-type="float" office:value="21.849" calcext:value-type="float">
            <text:p>21.849</text:p>
          </table:table-cell>
          <table:table-cell office:value-type="float" office:value="4.583" calcext:value-type="float">
            <text:p>4.583</text:p>
          </table:table-cell>
          <table:table-cell office:value-type="float" office:value="1.101" calcext:value-type="float">
            <text:p>1.101</text:p>
          </table:table-cell>
          <table:table-cell office:value-type="float" office:value="2.901" calcext:value-type="float">
            <text:p>2.901</text:p>
          </table:table-cell>
          <table:table-cell office:value-type="float" office:value="2.581" calcext:value-type="float">
            <text:p>2.581</text:p>
          </table:table-cell>
          <table:table-cell office:value-type="float" office:value="3.038" calcext:value-type="float">
            <text:p>3.038</text:p>
          </table:table-cell>
          <table:table-cell office:value-type="float" office:value="0" calcext:value-type="float">
            <text:p>0</text:p>
          </table:table-cell>
          <table:table-cell office:value-type="float" office:value="1.212" calcext:value-type="float">
            <text:p>1.212</text:p>
          </table:table-cell>
          <table:table-cell office:value-type="float" office:value="2.607" calcext:value-type="float">
            <text:p>2.607</text:p>
          </table:table-cell>
          <table:table-cell office:value-type="float" office:value="1.237" calcext:value-type="float">
            <text:p>1.237</text:p>
          </table:table-cell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3:.AB23])" office:value-type="float" office:value="699.712" calcext:value-type="float">
            <text:p>699.712</text:p>
          </table:table-cell>
          <table:table-cell table:formula="of:=[.J23]/[.AD23]*100" office:value-type="float" office:value="0.41459914936431" calcext:value-type="float">
            <text:p>0.41459914936431</text:p>
          </table:table-cell>
          <table:table-cell/>
        </table:table-row>
        <table:table-row table:style-name="ro1">
          <table:table-cell office:value-type="string" calcext:value-type="string">
            <text:p>Control.Lens.Plated</text:p>
          </table:table-cell>
          <table:table-cell office:value-type="float" office:value="316.693" calcext:value-type="float">
            <text:p>316.693</text:p>
          </table:table-cell>
          <table:table-cell office:value-type="float" office:value="173.715" calcext:value-type="float">
            <text:p>173.715</text:p>
          </table:table-cell>
          <table:table-cell office:value-type="float" office:value="39.871" calcext:value-type="float">
            <text:p>39.871</text:p>
          </table:table-cell>
          <table:table-cell office:value-type="float" office:value="11.118" calcext:value-type="float">
            <text:p>11.118</text:p>
          </table:table-cell>
          <table:table-cell office:value-type="float" office:value="13.005" calcext:value-type="float">
            <text:p>13.005</text:p>
          </table:table-cell>
          <table:table-cell office:value-type="float" office:value="9.711" calcext:value-type="float">
            <text:p>9.711</text:p>
          </table:table-cell>
          <table:table-cell office:value-type="float" office:value="9.032" calcext:value-type="float">
            <text:p>9.032</text:p>
          </table:table-cell>
          <table:table-cell office:value-type="float" office:value="2.738" calcext:value-type="float">
            <text:p>2.738</text:p>
          </table:table-cell>
          <table:table-cell office:value-type="float" office:value="7.202" calcext:value-type="float">
            <text:p>7.202</text:p>
          </table:table-cell>
          <table:table-cell office:value-type="float" office:value="3.686" calcext:value-type="float">
            <text:p>3.686</text:p>
          </table:table-cell>
          <table:table-cell office:value-type="float" office:value="10.205" calcext:value-type="float">
            <text:p>10.205</text:p>
          </table:table-cell>
          <table:table-cell office:value-type="float" office:value="0" calcext:value-type="float">
            <text:p>0</text:p>
          </table:table-cell>
          <table:table-cell office:value-type="float" office:value="13.176" calcext:value-type="float">
            <text:p>13.176</text:p>
          </table:table-cell>
          <table:table-cell office:value-type="float" office:value="1.435" calcext:value-type="float">
            <text:p>1.435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7" calcext:value-type="float">
            <text:p>1.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4:.AB24])" office:value-type="float" office:value="613.882" calcext:value-type="float">
            <text:p>613.882</text:p>
          </table:table-cell>
          <table:table-cell table:formula="of:=[.J24]/[.AD24]*100" office:value-type="float" office:value="1.1731896357932" calcext:value-type="float">
            <text:p>1.1731896357932</text:p>
          </table:table-cell>
          <table:table-cell/>
        </table:table-row>
        <table:table-row table:style-name="ro1">
          <table:table-cell office:value-type="string" calcext:value-type="string">
            <text:p>Control.Lens.Internal.Magma</text:p>
          </table:table-cell>
          <table:table-cell office:value-type="float" office:value="271.52" calcext:value-type="float">
            <text:p>271.52</text:p>
          </table:table-cell>
          <table:table-cell office:value-type="float" office:value="189.8" calcext:value-type="float">
            <text:p>189.8</text:p>
          </table:table-cell>
          <table:table-cell office:value-type="float" office:value="19.917" calcext:value-type="float">
            <text:p>19.917</text:p>
          </table:table-cell>
          <table:table-cell office:value-type="float" office:value="17.342" calcext:value-type="float">
            <text:p>17.342</text:p>
          </table:table-cell>
          <table:table-cell office:value-type="float" office:value="10.09" calcext:value-type="float">
            <text:p>10.09</text:p>
          </table:table-cell>
          <table:table-cell office:value-type="float" office:value="9.757" calcext:value-type="float">
            <text:p>9.757</text:p>
          </table:table-cell>
          <table:table-cell office:value-type="float" office:value="9.578" calcext:value-type="float">
            <text:p>9.578</text:p>
          </table:table-cell>
          <table:table-cell office:value-type="float" office:value="2.642" calcext:value-type="float">
            <text:p>2.642</text:p>
          </table:table-cell>
          <table:table-cell office:value-type="float" office:value="7.166" calcext:value-type="float">
            <text:p>7.166</text:p>
          </table:table-cell>
          <table:table-cell office:value-type="float" office:value="3.371" calcext:value-type="float">
            <text:p>3.371</text:p>
          </table:table-cell>
          <table:table-cell office:value-type="float" office:value="6.602" calcext:value-type="float">
            <text:p>6.602</text:p>
          </table:table-cell>
          <table:table-cell office:value-type="float" office:value="0" calcext:value-type="float">
            <text:p>0</text:p>
          </table:table-cell>
          <table:table-cell office:value-type="float" office:value="1.696" calcext:value-type="float">
            <text:p>1.696</text:p>
          </table:table-cell>
          <table:table-cell office:value-type="float" office:value="2.59" calcext:value-type="float">
            <text:p>2.59</text:p>
          </table:table-cell>
          <table:table-cell office:value-type="float" office:value="0.862" calcext:value-type="float">
            <text:p>0.862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5:.AB25])" office:value-type="float" office:value="553.449" calcext:value-type="float">
            <text:p>553.449</text:p>
          </table:table-cell>
          <table:table-cell table:formula="of:=[.J25]/[.AD25]*100" office:value-type="float" office:value="1.29478958314136" calcext:value-type="float">
            <text:p>1.29478958314136</text:p>
          </table:table-cell>
          <table:table-cell/>
        </table:table-row>
        <table:table-row table:style-name="ro1">
          <table:table-cell office:value-type="string" calcext:value-type="string">
            <text:p>Control.Lens.Internal.Indexed</text:p>
          </table:table-cell>
          <table:table-cell office:value-type="float" office:value="227.756" calcext:value-type="float">
            <text:p>227.756</text:p>
          </table:table-cell>
          <table:table-cell office:value-type="float" office:value="171.936" calcext:value-type="float">
            <text:p>171.936</text:p>
          </table:table-cell>
          <table:table-cell office:value-type="float" office:value="94.612" calcext:value-type="float">
            <text:p>94.612</text:p>
          </table:table-cell>
          <table:table-cell office:value-type="float" office:value="14.633" calcext:value-type="float">
            <text:p>14.633</text:p>
          </table:table-cell>
          <table:table-cell office:value-type="float" office:value="7.641" calcext:value-type="float">
            <text:p>7.641</text:p>
          </table:table-cell>
          <table:table-cell office:value-type="float" office:value="6.516" calcext:value-type="float">
            <text:p>6.516</text:p>
          </table:table-cell>
          <table:table-cell office:value-type="float" office:value="6.367" calcext:value-type="float">
            <text:p>6.367</text:p>
          </table:table-cell>
          <table:table-cell office:value-type="float" office:value="3.03" calcext:value-type="float">
            <text:p>3.03</text:p>
          </table:table-cell>
          <table:table-cell office:value-type="float" office:value="6.028" calcext:value-type="float">
            <text:p>6.028</text:p>
          </table:table-cell>
          <table:table-cell office:value-type="float" office:value="3.489" calcext:value-type="float">
            <text:p>3.489</text:p>
          </table:table-cell>
          <table:table-cell office:value-type="float" office:value="5.677" calcext:value-type="float">
            <text:p>5.677</text:p>
          </table:table-cell>
          <table:table-cell office:value-type="float" office:value="0" calcext:value-type="float">
            <text:p>0</text:p>
          </table:table-cell>
          <table:table-cell office:value-type="float" office:value="1.348" calcext:value-type="float">
            <text:p>1.348</text:p>
          </table:table-cell>
          <table:table-cell office:value-type="float" office:value="1.419" calcext:value-type="float">
            <text:p>1.419</text:p>
          </table:table-cell>
          <table:table-cell office:value-type="float" office:value="1.005" calcext:value-type="float">
            <text:p>1.005</text:p>
          </table:table-cell>
          <table:table-cell office:value-type="float" office:value="0.634" calcext:value-type="float">
            <text:p>0.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6:.AB26])" office:value-type="float" office:value="552.188" calcext:value-type="float">
            <text:p>552.188</text:p>
          </table:table-cell>
          <table:table-cell table:formula="of:=[.J26]/[.AD26]*100" office:value-type="float" office:value="1.09165718921816" calcext:value-type="float">
            <text:p>1.09165718921816</text:p>
          </table:table-cell>
          <table:table-cell/>
        </table:table-row>
        <table:table-row table:style-name="ro1">
          <table:table-cell office:value-type="string" calcext:value-type="string">
            <text:p>Control.Lens.Internal.Context</text:p>
          </table:table-cell>
          <table:table-cell office:value-type="float" office:value="231.395" calcext:value-type="float">
            <text:p>231.395</text:p>
          </table:table-cell>
          <table:table-cell office:value-type="float" office:value="169.311" calcext:value-type="float">
            <text:p>169.311</text:p>
          </table:table-cell>
          <table:table-cell office:value-type="float" office:value="36.071" calcext:value-type="float">
            <text:p>36.071</text:p>
          </table:table-cell>
          <table:table-cell office:value-type="float" office:value="17.806" calcext:value-type="float">
            <text:p>17.806</text:p>
          </table:table-cell>
          <table:table-cell office:value-type="float" office:value="15.972" calcext:value-type="float">
            <text:p>15.972</text:p>
          </table:table-cell>
          <table:table-cell office:value-type="float" office:value="7.94" calcext:value-type="float">
            <text:p>7.94</text:p>
          </table:table-cell>
          <table:table-cell office:value-type="float" office:value="7.589" calcext:value-type="float">
            <text:p>7.589</text:p>
          </table:table-cell>
          <table:table-cell office:value-type="float" office:value="14.562" calcext:value-type="float">
            <text:p>14.562</text:p>
          </table:table-cell>
          <table:table-cell office:value-type="float" office:value="4.453" calcext:value-type="float">
            <text:p>4.453</text:p>
          </table:table-cell>
          <table:table-cell office:value-type="float" office:value="5.185" calcext:value-type="float">
            <text:p>5.185</text:p>
          </table:table-cell>
          <table:table-cell office:value-type="float" office:value="4.592" calcext:value-type="float">
            <text:p>4.592</text:p>
          </table:table-cell>
          <table:table-cell office:value-type="float" office:value="0" calcext:value-type="float">
            <text:p>0</text:p>
          </table:table-cell>
          <table:table-cell office:value-type="float" office:value="2.137" calcext:value-type="float">
            <text:p>2.137</text:p>
          </table:table-cell>
          <table:table-cell office:value-type="float" office:value="0.65" calcext:value-type="float">
            <text:p>0.65</text:p>
          </table:table-cell>
          <table:table-cell office:value-type="float" office:value="0.671" calcext:value-type="float">
            <text:p>0.671</text:p>
          </table:table-cell>
          <table:table-cell office:value-type="float" office:value="0.253" calcext:value-type="float">
            <text:p>0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7:.AB27])" office:value-type="float" office:value="518.678" calcext:value-type="float">
            <text:p>518.678</text:p>
          </table:table-cell>
          <table:table-cell table:formula="of:=[.J27]/[.AD27]*100" office:value-type="float" office:value="0.858528798213921" calcext:value-type="float">
            <text:p>0.858528798213921</text:p>
          </table:table-cell>
          <table:table-cell/>
        </table:table-row>
        <table:table-row table:style-name="ro1">
          <table:table-cell office:value-type="string" calcext:value-type="string">
            <text:p>Control.Lens.Properties</text:p>
          </table:table-cell>
          <table:table-cell office:value-type="float" office:value="68.686" calcext:value-type="float">
            <text:p>68.686</text:p>
          </table:table-cell>
          <table:table-cell office:value-type="float" office:value="65.79" calcext:value-type="float">
            <text:p>65.79</text:p>
          </table:table-cell>
          <table:table-cell office:value-type="float" office:value="305.106" calcext:value-type="float">
            <text:p>305.106</text:p>
          </table:table-cell>
          <table:table-cell office:value-type="float" office:value="2.315" calcext:value-type="float">
            <text:p>2.315</text:p>
          </table:table-cell>
          <table:table-cell office:value-type="float" office:value="2.52" calcext:value-type="float">
            <text:p>2.52</text:p>
          </table:table-cell>
          <table:table-cell office:value-type="float" office:value="3.253" calcext:value-type="float">
            <text:p>3.253</text:p>
          </table:table-cell>
          <table:table-cell office:value-type="float" office:value="13.814" calcext:value-type="float">
            <text:p>13.814</text:p>
          </table:table-cell>
          <table:table-cell office:value-type="float" office:value="4.925" calcext:value-type="float">
            <text:p>4.925</text:p>
          </table:table-cell>
          <table:table-cell office:value-type="float" office:value="2.927" calcext:value-type="float">
            <text:p>2.927</text:p>
          </table:table-cell>
          <table:table-cell office:value-type="float" office:value="1.917" calcext:value-type="float">
            <text:p>1.917</text:p>
          </table:table-cell>
          <table:table-cell office:value-type="float" office:value="0.729" calcext:value-type="float">
            <text:p>0.729</text:p>
          </table:table-cell>
          <table:table-cell office:value-type="float" office:value="0" calcext:value-type="float">
            <text:p>0</text:p>
          </table:table-cell>
          <table:table-cell office:value-type="float" office:value="1.555" calcext:value-type="float">
            <text:p>1.555</text:p>
          </table:table-cell>
          <table:table-cell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0.278" calcext:value-type="float">
            <text:p>0.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8:.AB28])" office:value-type="float" office:value="474.258" calcext:value-type="float">
            <text:p>474.258</text:p>
          </table:table-cell>
          <table:table-cell table:formula="of:=[.J28]/[.AD28]*100" office:value-type="float" office:value="0.617174618034909" calcext:value-type="float">
            <text:p>0.617174618034909</text:p>
          </table:table-cell>
          <table:table-cell/>
        </table:table-row>
        <table:table-row table:style-name="ro1">
          <table:table-cell office:value-type="string" calcext:value-type="string">
            <text:p>Control.Lens.Empty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168.719" calcext:value-type="float">
            <text:p>168.719</text:p>
          </table:table-cell>
          <table:table-cell office:value-type="float" office:value="19.05" calcext:value-type="float">
            <text:p>19.05</text:p>
          </table:table-cell>
          <table:table-cell office:value-type="float" office:value="7.132" calcext:value-type="float">
            <text:p>7.132</text:p>
          </table:table-cell>
          <table:table-cell office:value-type="float" office:value="5.655" calcext:value-type="float">
            <text:p>5.655</text:p>
          </table:table-cell>
          <table:table-cell office:value-type="float" office:value="5.48" calcext:value-type="float">
            <text:p>5.48</text:p>
          </table:table-cell>
          <table:table-cell office:value-type="float" office:value="5.13" calcext:value-type="float">
            <text:p>5.13</text:p>
          </table:table-cell>
          <table:table-cell office:value-type="float" office:value="1.471" calcext:value-type="float">
            <text:p>1.471</text:p>
          </table:table-cell>
          <table:table-cell office:value-type="float" office:value="4.601" calcext:value-type="float">
            <text:p>4.601</text:p>
          </table:table-cell>
          <table:table-cell office:value-type="float" office:value="2.102" calcext:value-type="float">
            <text:p>2.102</text:p>
          </table:table-cell>
          <table:table-cell office:value-type="float" office:value="2.142" calcext:value-type="float">
            <text:p>2.14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3" calcext:value-type="float">
            <text:p>0.2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9:.AB29])" office:value-type="float" office:value="469.722" calcext:value-type="float">
            <text:p>469.722</text:p>
          </table:table-cell>
          <table:table-cell table:formula="of:=[.J29]/[.AD29]*100" office:value-type="float" office:value="0.979515543236212" calcext:value-type="float">
            <text:p>0.979515543236212</text:p>
          </table:table-cell>
          <table:table-cell/>
        </table:table-row>
        <table:table-row table:style-name="ro1">
          <table:table-cell office:value-type="string" calcext:value-type="string">
            <text:p>Numeric.Lens</text:p>
          </table:table-cell>
          <table:table-cell office:value-type="float" office:value="229.841" calcext:value-type="float">
            <text:p>229.841</text:p>
          </table:table-cell>
          <table:table-cell office:value-type="float" office:value="171.415" calcext:value-type="float">
            <text:p>171.415</text:p>
          </table:table-cell>
          <table:table-cell office:value-type="float" office:value="13.368" calcext:value-type="float">
            <text:p>13.368</text:p>
          </table:table-cell>
          <table:table-cell office:value-type="float" office:value="12.315" calcext:value-type="float">
            <text:p>12.315</text:p>
          </table:table-cell>
          <table:table-cell office:value-type="float" office:value="6.747" calcext:value-type="float">
            <text:p>6.747</text:p>
          </table:table-cell>
          <table:table-cell office:value-type="float" office:value="6.486" calcext:value-type="float">
            <text:p>6.486</text:p>
          </table:table-cell>
          <table:table-cell office:value-type="float" office:value="5.721" calcext:value-type="float">
            <text:p>5.721</text:p>
          </table:table-cell>
          <table:table-cell office:value-type="float" office:value="1.301" calcext:value-type="float">
            <text:p>1.301</text:p>
          </table:table-cell>
          <table:table-cell office:value-type="float" office:value="3.056" calcext:value-type="float">
            <text:p>3.056</text:p>
          </table:table-cell>
          <table:table-cell office:value-type="float" office:value="2.873" calcext:value-type="float">
            <text:p>2.873</text:p>
          </table:table-cell>
          <table:table-cell office:value-type="float" office:value="4.307" calcext:value-type="float">
            <text:p>4.307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1.646" calcext:value-type="float">
            <text:p>1.646</text:p>
          </table:table-cell>
          <table:table-cell office:value-type="float" office:value="0.574" calcext:value-type="float">
            <text:p>0.574</text:p>
          </table:table-cell>
          <table:table-cell office:value-type="float" office:value="0.742" calcext:value-type="float">
            <text:p>0.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0:.AB30])" office:value-type="float" office:value="461.946" calcext:value-type="float">
            <text:p>461.946</text:p>
          </table:table-cell>
          <table:table-cell table:formula="of:=[.J30]/[.AD30]*100" office:value-type="float" office:value="0.661549185402623" calcext:value-type="float">
            <text:p>0.661549185402623</text:p>
          </table:table-cell>
          <table:table-cell/>
        </table:table-row>
        <table:table-row table:style-name="ro1">
          <table:table-cell office:value-type="string" calcext:value-type="string">
            <text:p>Control.Lens.Lens</text:p>
          </table:table-cell>
          <table:table-cell office:value-type="float" office:value="160.164" calcext:value-type="float">
            <text:p>160.164</text:p>
          </table:table-cell>
          <table:table-cell office:value-type="float" office:value="163.123" calcext:value-type="float">
            <text:p>163.123</text:p>
          </table:table-cell>
          <table:table-cell office:value-type="float" office:value="51.769" calcext:value-type="float">
            <text:p>51.769</text:p>
          </table:table-cell>
          <table:table-cell office:value-type="float" office:value="6.346" calcext:value-type="float">
            <text:p>6.346</text:p>
          </table:table-cell>
          <table:table-cell office:value-type="float" office:value="6.427" calcext:value-type="float">
            <text:p>6.427</text:p>
          </table:table-cell>
          <table:table-cell office:value-type="float" office:value="5.894" calcext:value-type="float">
            <text:p>5.894</text:p>
          </table:table-cell>
          <table:table-cell office:value-type="float" office:value="5.821" calcext:value-type="float">
            <text:p>5.821</text:p>
          </table:table-cell>
          <table:table-cell office:value-type="float" office:value="3.54" calcext:value-type="float">
            <text:p>3.54</text:p>
          </table:table-cell>
          <table:table-cell office:value-type="float" office:value="12.176" calcext:value-type="float">
            <text:p>12.176</text:p>
          </table:table-cell>
          <table:table-cell office:value-type="float" office:value="6.085" calcext:value-type="float">
            <text:p>6.085</text:p>
          </table:table-cell>
          <table:table-cell office:value-type="float" office:value="2.311" calcext:value-type="float">
            <text:p>2.311</text:p>
          </table:table-cell>
          <table:table-cell office:value-type="float" office:value="0" calcext:value-type="float">
            <text:p>0</text:p>
          </table:table-cell>
          <table:table-cell office:value-type="float" office:value="1.189" calcext:value-type="float">
            <text:p>1.1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4" calcext:value-type="float">
            <text:p>0.424</text:p>
          </table:table-cell>
          <table:table-cell office:value-type="float" office:value="0.242" calcext:value-type="float">
            <text:p>0.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1:.AB31])" office:value-type="float" office:value="426.498" calcext:value-type="float">
            <text:p>426.498</text:p>
          </table:table-cell>
          <table:table-cell table:formula="of:=[.J31]/[.AD31]*100" office:value-type="float" office:value="2.85487856918438" calcext:value-type="float">
            <text:p>2.85487856918438</text:p>
          </table:table-cell>
          <table:table-cell/>
        </table:table-row>
        <table:table-row table:style-name="ro1">
          <table:table-cell office:value-type="string" calcext:value-type="string">
            <text:p>Control.Lens.Internal.Iso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47.22" calcext:value-type="float">
            <text:p>47.22</text:p>
          </table:table-cell>
          <table:table-cell office:value-type="float" office:value="195.003" calcext:value-type="float">
            <text:p>195.003</text:p>
          </table:table-cell>
          <table:table-cell office:value-type="float" office:value="4.502" calcext:value-type="float">
            <text:p>4.502</text:p>
          </table:table-cell>
          <table:table-cell office:value-type="float" office:value="2.201" calcext:value-type="float">
            <text:p>2.201</text:p>
          </table:table-cell>
          <table:table-cell office:value-type="float" office:value="1.71" calcext:value-type="float">
            <text:p>1.71</text:p>
          </table:table-cell>
          <table:table-cell office:value-type="float" office:value="0.626" calcext:value-type="float">
            <text:p>0.626</text:p>
          </table:table-cell>
          <table:table-cell office:value-type="float" office:value="1.3" calcext:value-type="float">
            <text:p>1.3</text:p>
          </table:table-cell>
          <table:table-cell office:value-type="float" office:value="3.964" calcext:value-type="float">
            <text:p>3.964</text:p>
          </table:table-cell>
          <table:table-cell office:value-type="float" office:value="0.85" calcext:value-type="float">
            <text:p>0.85</text:p>
          </table:table-cell>
          <table:table-cell office:value-type="float" office:value="1.118" calcext:value-type="float">
            <text:p>1.118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53" calcext:value-type="float">
            <text:p>0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2:.AB32])" office:value-type="float" office:value="375.484" calcext:value-type="float">
            <text:p>375.484</text:p>
          </table:table-cell>
          <table:table-cell table:formula="of:=[.J32]/[.AD32]*100" office:value-type="float" office:value="1.05570410456904" calcext:value-type="float">
            <text:p>1.05570410456904</text:p>
          </table:table-cell>
          <table:table-cell/>
        </table:table-row>
        <table:table-row table:style-name="ro1">
          <table:table-cell office:value-type="string" calcext:value-type="string">
            <text:p>Turtle</text:p>
          </table:table-cell>
          <table:table-cell office:value-type="float" office:value="68.322" calcext:value-type="float">
            <text:p>68.322</text:p>
          </table:table-cell>
          <table:table-cell office:value-type="float" office:value="118.233" calcext:value-type="float">
            <text:p>118.233</text:p>
          </table:table-cell>
          <table:table-cell office:value-type="float" office:value="47.602" calcext:value-type="float">
            <text:p>47.602</text:p>
          </table:table-cell>
          <table:table-cell office:value-type="float" office:value="5.015" calcext:value-type="float">
            <text:p>5.015</text:p>
          </table:table-cell>
          <table:table-cell office:value-type="float" office:value="2.989" calcext:value-type="float">
            <text:p>2.989</text:p>
          </table:table-cell>
          <table:table-cell office:value-type="float" office:value="2.504" calcext:value-type="float">
            <text:p>2.504</text:p>
          </table:table-cell>
          <table:table-cell office:value-type="float" office:value="2.447" calcext:value-type="float">
            <text:p>2.447</text:p>
          </table:table-cell>
          <table:table-cell office:value-type="float" office:value="118.214" calcext:value-type="float">
            <text:p>118.214</text:p>
          </table:table-cell>
          <table:table-cell office:value-type="float" office:value="0.575" calcext:value-type="float">
            <text:p>0.575</text:p>
          </table:table-cell>
          <table:table-cell office:value-type="float" office:value="1.527" calcext:value-type="float">
            <text:p>1.527</text:p>
          </table:table-cell>
          <table:table-cell office:value-type="float" office:value="1.867" calcext:value-type="float">
            <text:p>1.867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26" calcext:value-type="float">
            <text:p>0.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3:.AB33])" office:value-type="float" office:value="370.309" calcext:value-type="float">
            <text:p>370.309</text:p>
          </table:table-cell>
          <table:table-cell table:formula="of:=[.J33]/[.AD33]*100" office:value-type="float" office:value="0.155275729188327" calcext:value-type="float">
            <text:p>0.155275729188327</text:p>
          </table:table-cell>
          <table:table-cell/>
        </table:table-row>
        <table:table-row table:style-name="ro1">
          <table:table-cell office:value-type="string" calcext:value-type="string">
            <text:p>Control.Lens.Prism</text:p>
          </table:table-cell>
          <table:table-cell office:value-type="float" office:value="158.739" calcext:value-type="float">
            <text:p>158.739</text:p>
          </table:table-cell>
          <table:table-cell office:value-type="float" office:value="145.184" calcext:value-type="float">
            <text:p>145.184</text:p>
          </table:table-cell>
          <table:table-cell office:value-type="float" office:value="18.237" calcext:value-type="float">
            <text:p>18.237</text:p>
          </table:table-cell>
          <table:table-cell office:value-type="float" office:value="8.043" calcext:value-type="float">
            <text:p>8.043</text:p>
          </table:table-cell>
          <table:table-cell office:value-type="float" office:value="5.286" calcext:value-type="float">
            <text:p>5.286</text:p>
          </table:table-cell>
          <table:table-cell office:value-type="float" office:value="5.315" calcext:value-type="float">
            <text:p>5.315</text:p>
          </table:table-cell>
          <table:table-cell office:value-type="float" office:value="5.098" calcext:value-type="float">
            <text:p>5.098</text:p>
          </table:table-cell>
          <table:table-cell office:value-type="float" office:value="1.776" calcext:value-type="float">
            <text:p>1.776</text:p>
          </table:table-cell>
          <table:table-cell office:value-type="float" office:value="7.554" calcext:value-type="float">
            <text:p>7.554</text:p>
          </table:table-cell>
          <table:table-cell office:value-type="float" office:value="1.979" calcext:value-type="float">
            <text:p>1.979</text:p>
          </table:table-cell>
          <table:table-cell office:value-type="float" office:value="1.939" calcext:value-type="float">
            <text:p>1.939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1.289" calcext:value-type="float">
            <text:p>1.2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225" calcext:value-type="float">
            <text:p>0.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4:.AB34])" office:value-type="float" office:value="362.003" calcext:value-type="float">
            <text:p>362.003</text:p>
          </table:table-cell>
          <table:table-cell table:formula="of:=[.J34]/[.AD34]*100" office:value-type="float" office:value="2.08672303820687" calcext:value-type="float">
            <text:p>2.08672303820687</text:p>
          </table:table-cell>
          <table:table-cell/>
        </table:table-row>
        <table:table-row table:style-name="ro1">
          <table:table-cell office:value-type="string" calcext:value-type="string">
            <text:p>Data.Vector.Lens</text:p>
          </table:table-cell>
          <table:table-cell office:value-type="float" office:value="204.994" calcext:value-type="float">
            <text:p>204.994</text:p>
          </table:table-cell>
          <table:table-cell office:value-type="float" office:value="67.155" calcext:value-type="float">
            <text:p>67.155</text:p>
          </table:table-cell>
          <table:table-cell office:value-type="float" office:value="5.584" calcext:value-type="float">
            <text:p>5.584</text:p>
          </table:table-cell>
          <table:table-cell office:value-type="float" office:value="4.771" calcext:value-type="float">
            <text:p>4.771</text:p>
          </table:table-cell>
          <table:table-cell office:value-type="float" office:value="5.987" calcext:value-type="float">
            <text:p>5.987</text:p>
          </table:table-cell>
          <table:table-cell office:value-type="float" office:value="5.248" calcext:value-type="float">
            <text:p>5.248</text:p>
          </table:table-cell>
          <table:table-cell office:value-type="float" office:value="2.025" calcext:value-type="float">
            <text:p>2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3.147" calcext:value-type="float">
            <text:p>3.147</text:p>
          </table:table-cell>
          <table:table-cell office:value-type="float" office:value="1.598" calcext:value-type="float">
            <text:p>1.598</text:p>
          </table:table-cell>
          <table:table-cell office:value-type="float" office:value="1.371" calcext:value-type="float">
            <text:p>1.371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1.062" calcext:value-type="float">
            <text:p>1.062</text:p>
          </table:table-cell>
          <table:table-cell office:value-type="float" office:value="0.483" calcext:value-type="float">
            <text:p>0.483</text:p>
          </table:table-cell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5:.AB35])" office:value-type="float" office:value="304.598" calcext:value-type="float">
            <text:p>304.598</text:p>
          </table:table-cell>
          <table:table-cell table:formula="of:=[.J35]/[.AD35]*100" office:value-type="float" office:value="1.0331650240645" calcext:value-type="float">
            <text:p>1.0331650240645</text:p>
          </table:table-cell>
          <table:table-cell/>
        </table:table-row>
        <table:table-row table:style-name="ro1">
          <table:table-cell office:value-type="string" calcext:value-type="string">
            <text:p>Data.Text.Lazy.Lens</text:p>
          </table:table-cell>
          <table:table-cell office:value-type="float" office:value="175.551" calcext:value-type="float">
            <text:p>175.551</text:p>
          </table:table-cell>
          <table:table-cell office:value-type="float" office:value="71.292" calcext:value-type="float">
            <text:p>71.292</text:p>
          </table:table-cell>
          <table:table-cell office:value-type="float" office:value="10.975" calcext:value-type="float">
            <text:p>10.975</text:p>
          </table:table-cell>
          <table:table-cell office:value-type="float" office:value="10.346" calcext:value-type="float">
            <text:p>10.346</text:p>
          </table:table-cell>
          <table:table-cell office:value-type="float" office:value="13.852" calcext:value-type="float">
            <text:p>13.852</text:p>
          </table:table-cell>
          <table:table-cell office:value-type="float" office:value="6.573" calcext:value-type="float">
            <text:p>6.57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" calcext:value-type="float">
            <text:p>0.44</text:p>
          </table:table-cell>
          <table:table-cell office:value-type="float" office:value="1.427" calcext:value-type="float">
            <text:p>1.427</text:p>
          </table:table-cell>
          <table:table-cell office:value-type="float" office:value="1.809" calcext:value-type="float">
            <text:p>1.80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2.332" calcext:value-type="float">
            <text:p>2.3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178" calcext:value-type="float">
            <text:p>0.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6:.AB36])" office:value-type="float" office:value="297.81" calcext:value-type="float">
            <text:p>297.81</text:p>
          </table:table-cell>
          <table:table-cell table:formula="of:=[.J36]/[.AD36]*100" office:value-type="float" office:value="0.479164568013163" calcext:value-type="float">
            <text:p>0.479164568013163</text:p>
          </table:table-cell>
          <table:table-cell/>
        </table:table-row>
        <table:table-row table:style-name="ro1">
          <table:table-cell office:value-type="string" calcext:value-type="string">
            <text:p>Aeson</text:p>
          </table:table-cell>
          <table:table-cell office:value-type="float" office:value="7.42" calcext:value-type="float">
            <text:p>7.42</text:p>
          </table:table-cell>
          <table:table-cell office:value-type="float" office:value="7.365" calcext:value-type="float">
            <text:p>7.365</text:p>
          </table:table-cell>
          <table:table-cell office:value-type="float" office:value="254.396" calcext:value-type="float">
            <text:p>254.396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3" calcext:value-type="float">
            <text:p>0.143</text:p>
          </table:table-cell>
          <table:table-cell office:value-type="float" office:value="0.234" calcext:value-type="float">
            <text:p>0.234</text:p>
          </table:table-cell>
          <table:table-cell office:value-type="float" office:value="1.073" calcext:value-type="float">
            <text:p>1.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7:.AB37])" office:value-type="float" office:value="272.634" calcext:value-type="float">
            <text:p>272.634</text:p>
          </table:table-cell>
          <table:table-cell table:formula="of:=[.J37]/[.AD37]*100" office:value-type="float" office:value="0.0858293536389445" calcext:value-type="float">
            <text:p>0.0858293536389445</text:p>
          </table:table-cell>
          <table:table-cell/>
        </table:table-row>
        <table:table-row table:style-name="ro1">
          <table:table-cell office:value-type="string" calcext:value-type="string">
            <text:p>Control.Lens.Setter</text:p>
          </table:table-cell>
          <table:table-cell office:value-type="float" office:value="88.27" calcext:value-type="float">
            <text:p>88.27</text:p>
          </table:table-cell>
          <table:table-cell office:value-type="float" office:value="104.935" calcext:value-type="float">
            <text:p>104.935</text:p>
          </table:table-cell>
          <table:table-cell office:value-type="float" office:value="27.29" calcext:value-type="float">
            <text:p>27.29</text:p>
          </table:table-cell>
          <table:table-cell office:value-type="float" office:value="3.41" calcext:value-type="float">
            <text:p>3.41</text:p>
          </table:table-cell>
          <table:table-cell office:value-type="float" office:value="4.069" calcext:value-type="float">
            <text:p>4.069</text:p>
          </table:table-cell>
          <table:table-cell office:value-type="float" office:value="3.722" calcext:value-type="float">
            <text:p>3.722</text:p>
          </table:table-cell>
          <table:table-cell office:value-type="float" office:value="2.917" calcext:value-type="float">
            <text:p>2.917</text:p>
          </table:table-cell>
          <table:table-cell office:value-type="float" office:value="2.095" calcext:value-type="float">
            <text:p>2.095</text:p>
          </table:table-cell>
          <table:table-cell office:value-type="float" office:value="10.041" calcext:value-type="float">
            <text:p>10.041</text:p>
          </table:table-cell>
          <table:table-cell office:value-type="float" office:value="1.568" calcext:value-type="float">
            <text:p>1.568</text:p>
          </table:table-cell>
          <table:table-cell office:value-type="float" office:value="1.126" calcext:value-type="float">
            <text:p>1.126</text:p>
          </table:table-cell>
          <table:table-cell office:value-type="float" office:value="0" calcext:value-type="float">
            <text:p>0</text:p>
          </table:table-cell>
          <table:table-cell office:value-type="float" office:value="0.826" calcext:value-type="float">
            <text:p>0.82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8:.AB38])" office:value-type="float" office:value="251.259" calcext:value-type="float">
            <text:p>251.259</text:p>
          </table:table-cell>
          <table:table-cell table:formula="of:=[.J38]/[.AD38]*100" office:value-type="float" office:value="3.99627476030709" calcext:value-type="float">
            <text:p>3.99627476030709</text:p>
          </table:table-cell>
          <table:table-cell/>
        </table:table-row>
        <table:table-row table:style-name="ro1">
          <table:table-cell office:value-type="string" calcext:value-type="string">
            <text:p>Control.Lens.Internal.ByteString</text:p>
          </table:table-cell>
          <table:table-cell office:value-type="float" office:value="144.053" calcext:value-type="float">
            <text:p>144.053</text:p>
          </table:table-cell>
          <table:table-cell office:value-type="float" office:value="43.682" calcext:value-type="float">
            <text:p>43.682</text:p>
          </table:table-cell>
          <table:table-cell office:value-type="float" office:value="36.539" calcext:value-type="float">
            <text:p>36.539</text:p>
          </table:table-cell>
          <table:table-cell office:value-type="float" office:value="3.39" calcext:value-type="float">
            <text:p>3.39</text:p>
          </table:table-cell>
          <table:table-cell office:value-type="float" office:value="4.827" calcext:value-type="float">
            <text:p>4.827</text:p>
          </table:table-cell>
          <table:table-cell office:value-type="float" office:value="1.876" calcext:value-type="float">
            <text:p>1.876</text:p>
          </table:table-cell>
          <table:table-cell office:value-type="float" office:value="1.341" calcext:value-type="float">
            <text:p>1.341</text:p>
          </table:table-cell>
          <table:table-cell office:value-type="float" office:value="2.163" calcext:value-type="float">
            <text:p>2.163</text:p>
          </table:table-cell>
          <table:table-cell office:value-type="float" office:value="7.343" calcext:value-type="float">
            <text:p>7.34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618" calcext:value-type="float">
            <text:p>0.61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9:.AB39])" office:value-type="float" office:value="248.554" calcext:value-type="float">
            <text:p>248.554</text:p>
          </table:table-cell>
          <table:table-cell table:formula="of:=[.J39]/[.AD39]*100" office:value-type="float" office:value="2.95428759947537" calcext:value-type="float">
            <text:p>2.95428759947537</text:p>
          </table:table-cell>
          <table:table-cell/>
        </table:table-row>
        <table:table-row table:style-name="ro1">
          <table:table-cell office:value-type="string" calcext:value-type="string">
            <text:p>Control.Lens.Indexed</text:p>
          </table:table-cell>
          <table:table-cell office:value-type="float" office:value="136.999" calcext:value-type="float">
            <text:p>136.999</text:p>
          </table:table-cell>
          <table:table-cell office:value-type="float" office:value="32.075" calcext:value-type="float">
            <text:p>32.075</text:p>
          </table:table-cell>
          <table:table-cell office:value-type="float" office:value="51.502" calcext:value-type="float">
            <text:p>51.502</text:p>
          </table:table-cell>
          <table:table-cell office:value-type="float" office:value="1.865" calcext:value-type="float">
            <text:p>1.865</text:p>
          </table:table-cell>
          <table:table-cell office:value-type="float" office:value="5.518" calcext:value-type="float">
            <text:p>5.518</text:p>
          </table:table-cell>
          <table:table-cell office:value-type="float" office:value="1.543" calcext:value-type="float">
            <text:p>1.543</text:p>
          </table:table-cell>
          <table:table-cell office:value-type="float" office:value="1.507" calcext:value-type="float">
            <text:p>1.507</text:p>
          </table:table-cell>
          <table:table-cell office:value-type="float" office:value="2.517" calcext:value-type="float">
            <text:p>2.517</text:p>
          </table:table-cell>
          <table:table-cell office:value-type="float" office:value="4.056" calcext:value-type="float">
            <text:p>4.056</text:p>
          </table:table-cell>
          <table:table-cell office:value-type="float" office:value="0.768" calcext:value-type="float">
            <text:p>0.768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7" calcext:value-type="float">
            <text:p>0.247</text:p>
          </table:table-cell>
          <table:table-cell office:value-type="float" office:value="0.142" calcext:value-type="float">
            <text:p>0.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0:.AB40])" office:value-type="float" office:value="240.552" calcext:value-type="float">
            <text:p>240.552</text:p>
          </table:table-cell>
          <table:table-cell table:formula="of:=[.J40]/[.AD40]*100" office:value-type="float" office:value="1.68612191958495" calcext:value-type="float">
            <text:p>1.68612191958495</text:p>
          </table:table-cell>
          <table:table-cell/>
        </table:table-row>
        <table:table-row table:style-name="ro1">
          <table:table-cell office:value-type="string" calcext:value-type="string">
            <text:p>Data.Text.Lens</text:p>
          </table:table-cell>
          <table:table-cell office:value-type="float" office:value="107.461" calcext:value-type="float">
            <text:p>107.461</text:p>
          </table:table-cell>
          <table:table-cell office:value-type="float" office:value="89.106" calcext:value-type="float">
            <text:p>89.106</text:p>
          </table:table-cell>
          <table:table-cell office:value-type="float" office:value="7.58" calcext:value-type="float">
            <text:p>7.58</text:p>
          </table:table-cell>
          <table:table-cell office:value-type="float" office:value="9.986" calcext:value-type="float">
            <text:p>9.986</text:p>
          </table:table-cell>
          <table:table-cell office:value-type="float" office:value="5.279" calcext:value-type="float">
            <text:p>5.279</text:p>
          </table:table-cell>
          <table:table-cell office:value-type="float" office:value="4.992" calcext:value-type="float">
            <text:p>4.99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3.051" calcext:value-type="float">
            <text:p>3.051</text:p>
          </table:table-cell>
          <table:table-cell office:value-type="float" office:value="2.012" calcext:value-type="float">
            <text:p>2.012</text:p>
          </table:table-cell>
          <table:table-cell office:value-type="float" office:value="1.096" calcext:value-type="float">
            <text:p>1.096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1.909" calcext:value-type="float">
            <text:p>1.909</text:p>
          </table:table-cell>
          <table:table-cell office:value-type="float" office:value="0.76" calcext:value-type="float">
            <text:p>0.76</text:p>
          </table:table-cell>
          <table:table-cell office:value-type="float" office:value="0.269" calcext:value-type="float">
            <text:p>0.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1:.AB41])" office:value-type="float" office:value="235.718" calcext:value-type="float">
            <text:p>235.718</text:p>
          </table:table-cell>
          <table:table-cell table:formula="of:=[.J41]/[.AD41]*100" office:value-type="float" office:value="1.29434324065197" calcext:value-type="float">
            <text:p>1.29434324065197</text:p>
          </table:table-cell>
          <table:table-cell/>
        </table:table-row>
        <table:table-row table:style-name="ro1">
          <table:table-cell office:value-type="string" calcext:value-type="string">
            <text:p>System.IO.Error.Lens</text:p>
          </table:table-cell>
          <table:table-cell office:value-type="float" office:value="63.15" calcext:value-type="float">
            <text:p>63.15</text:p>
          </table:table-cell>
          <table:table-cell office:value-type="float" office:value="127.255" calcext:value-type="float">
            <text:p>127.255</text:p>
          </table:table-cell>
          <table:table-cell office:value-type="float" office:value="11.51" calcext:value-type="float">
            <text:p>11.51</text:p>
          </table:table-cell>
          <table:table-cell office:value-type="float" office:value="5.928" calcext:value-type="float">
            <text:p>5.928</text:p>
          </table:table-cell>
          <table:table-cell office:value-type="float" office:value="3.574" calcext:value-type="float">
            <text:p>3.574</text:p>
          </table:table-cell>
          <table:table-cell office:value-type="float" office:value="3.532" calcext:value-type="float">
            <text:p>3.532</text:p>
          </table:table-cell>
          <table:table-cell office:value-type="float" office:value="2.625" calcext:value-type="float">
            <text:p>2.625</text:p>
          </table:table-cell>
          <table:table-cell office:value-type="float" office:value="0.634" calcext:value-type="float">
            <text:p>0.634</text:p>
          </table:table-cell>
          <table:table-cell office:value-type="float" office:value="0.949" calcext:value-type="float">
            <text:p>0.949</text:p>
          </table:table-cell>
          <table:table-cell office:value-type="float" office:value="1.712" calcext:value-type="float">
            <text:p>1.712</text:p>
          </table:table-cell>
          <table:table-cell office:value-type="float" office:value="3.458" calcext:value-type="float">
            <text:p>3.458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4" calcext:value-type="float">
            <text:p>0.24</text:p>
          </table:table-cell>
          <table:table-cell office:value-type="float" office:value="0.532" calcext:value-type="float">
            <text:p>0.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2:.AB42])" office:value-type="float" office:value="226.358" calcext:value-type="float">
            <text:p>226.358</text:p>
          </table:table-cell>
          <table:table-cell table:formula="of:=[.J42]/[.AD42]*100" office:value-type="float" office:value="0.419247386882726" calcext:value-type="float">
            <text:p>0.419247386882726</text:p>
          </table:table-cell>
          <table:table-cell/>
        </table:table-row>
        <table:table-row table:style-name="ro1">
          <table:table-cell office:value-type="string" calcext:value-type="string">
            <text:p>Control.Lens.Internal.Fold</text:p>
          </table:table-cell>
          <table:table-cell office:value-type="float" office:value="90.764" calcext:value-type="float">
            <text:p>90.764</text:p>
          </table:table-cell>
          <table:table-cell office:value-type="float" office:value="78.035" calcext:value-type="float">
            <text:p>78.035</text:p>
          </table:table-cell>
          <table:table-cell office:value-type="float" office:value="24.51" calcext:value-type="float">
            <text:p>24.51</text:p>
          </table:table-cell>
          <table:table-cell office:value-type="float" office:value="5.721" calcext:value-type="float">
            <text:p>5.721</text:p>
          </table:table-cell>
          <table:table-cell office:value-type="float" office:value="3.687" calcext:value-type="float">
            <text:p>3.687</text:p>
          </table:table-cell>
          <table:table-cell office:value-type="float" office:value="5.674" calcext:value-type="float">
            <text:p>5.674</text:p>
          </table:table-cell>
          <table:table-cell office:value-type="float" office:value="2.61" calcext:value-type="float">
            <text:p>2.61</text:p>
          </table:table-cell>
          <table:table-cell office:value-type="float" office:value="1.099" calcext:value-type="float">
            <text:p>1.099</text:p>
          </table:table-cell>
          <table:table-cell office:value-type="float" office:value="2.916" calcext:value-type="float">
            <text:p>2.916</text:p>
          </table:table-cell>
          <table:table-cell office:value-type="float" office:value="1.285" calcext:value-type="float">
            <text:p>1.285</text:p>
          </table:table-cell>
          <table:table-cell office:value-type="float" office:value="1.693" calcext:value-type="float">
            <text:p>1.693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251" calcext:value-type="float">
            <text:p>0.251</text:p>
          </table:table-cell>
          <table:table-cell office:value-type="float" office:value="0.151" calcext:value-type="float">
            <text:p>0.1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3:.AB43])" office:value-type="float" office:value="219.946" calcext:value-type="float">
            <text:p>219.946</text:p>
          </table:table-cell>
          <table:table-cell table:formula="of:=[.J43]/[.AD43]*100" office:value-type="float" office:value="1.32577996417302" calcext:value-type="float">
            <text:p>1.32577996417302</text:p>
          </table:table-cell>
          <table:table-cell/>
        </table:table-row>
        <table:table-row table:style-name="ro1">
          <table:table-cell office:value-type="string" calcext:value-type="string">
            <text:p>Control.Lens.Internal.TH</text:p>
          </table:table-cell>
          <table:table-cell office:value-type="float" office:value="97.047" calcext:value-type="float">
            <text:p>97.047</text:p>
          </table:table-cell>
          <table:table-cell office:value-type="float" office:value="76.04" calcext:value-type="float">
            <text:p>76.04</text:p>
          </table:table-cell>
          <table:table-cell office:value-type="float" office:value="16.223" calcext:value-type="float">
            <text:p>16.223</text:p>
          </table:table-cell>
          <table:table-cell office:value-type="float" office:value="3.808" calcext:value-type="float">
            <text:p>3.808</text:p>
          </table:table-cell>
          <table:table-cell office:value-type="float" office:value="12.694" calcext:value-type="float">
            <text:p>12.694</text:p>
          </table:table-cell>
          <table:table-cell office:value-type="float" office:value="2.359" calcext:value-type="float">
            <text:p>2.359</text:p>
          </table:table-cell>
          <table:table-cell office:value-type="float" office:value="1.55" calcext:value-type="float">
            <text:p>1.55</text:p>
          </table:table-cell>
          <table:table-cell office:value-type="float" office:value="0.933" calcext:value-type="float">
            <text:p>0.933</text:p>
          </table:table-cell>
          <table:table-cell office:value-type="float" office:value="2.776" calcext:value-type="float">
            <text:p>2.776</text:p>
          </table:table-cell>
          <table:table-cell office:value-type="float" office:value="1.074" calcext:value-type="float">
            <text:p>1.074</text:p>
          </table:table-cell>
          <table:table-cell office:value-type="float" office:value="1.636" calcext:value-type="float">
            <text:p>1.636</text:p>
          </table:table-cell>
          <table:table-cell office:value-type="float" office:value="0" calcext:value-type="float">
            <text:p>0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6" calcext:value-type="float">
            <text:p>0.676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4" calcext:value-type="float">
            <text:p>0.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4:.AB44])" office:value-type="float" office:value="219.048" calcext:value-type="float">
            <text:p>219.048</text:p>
          </table:table-cell>
          <table:table-cell table:formula="of:=[.J44]/[.AD44]*100" office:value-type="float" office:value="1.26730214382236" calcext:value-type="float">
            <text:p>1.26730214382236</text:p>
          </table:table-cell>
          <table:table-cell/>
        </table:table-row>
        <table:table-row table:style-name="ro1">
          <table:table-cell office:value-type="string" calcext:value-type="string">
            <text:p>Control.Lens.Zoom</text:p>
          </table:table-cell>
          <table:table-cell office:value-type="float" office:value="70.969" calcext:value-type="float">
            <text:p>70.969</text:p>
          </table:table-cell>
          <table:table-cell office:value-type="float" office:value="73.042" calcext:value-type="float">
            <text:p>73.042</text:p>
          </table:table-cell>
          <table:table-cell office:value-type="float" office:value="33.021" calcext:value-type="float">
            <text:p>33.021</text:p>
          </table:table-cell>
          <table:table-cell office:value-type="float" office:value="3.065" calcext:value-type="float">
            <text:p>3.065</text:p>
          </table:table-cell>
          <table:table-cell office:value-type="float" office:value="3.664" calcext:value-type="float">
            <text:p>3.664</text:p>
          </table:table-cell>
          <table:table-cell office:value-type="float" office:value="3.209" calcext:value-type="float">
            <text:p>3.209</text:p>
          </table:table-cell>
          <table:table-cell office:value-type="float" office:value="2.903" calcext:value-type="float">
            <text:p>2.903</text:p>
          </table:table-cell>
          <table:table-cell office:value-type="float" office:value="1.592" calcext:value-type="float">
            <text:p>1.592</text:p>
          </table:table-cell>
          <table:table-cell office:value-type="float" office:value="4.986" calcext:value-type="float">
            <text:p>4.986</text:p>
          </table:table-cell>
          <table:table-cell office:value-type="float" office:value="1.663" calcext:value-type="float">
            <text:p>1.663</text:p>
          </table:table-cell>
          <table:table-cell office:value-type="float" office:value="1.997" calcext:value-type="float">
            <text:p>1.997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215" calcext:value-type="float">
            <text:p>0.215</text:p>
          </table:table-cell>
          <table:table-cell office:value-type="float" office:value="0.147" calcext:value-type="float">
            <text:p>0.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5:.AB45])" office:value-type="float" office:value="201.859" calcext:value-type="float">
            <text:p>201.859</text:p>
          </table:table-cell>
          <table:table-cell table:formula="of:=[.J45]/[.AD45]*100" office:value-type="float" office:value="2.47004096919137" calcext:value-type="float">
            <text:p>2.47004096919137</text:p>
          </table:table-cell>
          <table:table-cell/>
        </table:table-row>
        <table:table-row table:style-name="ro1">
          <table:table-cell office:value-type="string" calcext:value-type="string">
            <text:p>Control.Lens.Iso</text:p>
          </table:table-cell>
          <table:table-cell office:value-type="float" office:value="77.873" calcext:value-type="float">
            <text:p>77.873</text:p>
          </table:table-cell>
          <table:table-cell office:value-type="float" office:value="59.745" calcext:value-type="float">
            <text:p>59.745</text:p>
          </table:table-cell>
          <table:table-cell office:value-type="float" office:value="27.627" calcext:value-type="float">
            <text:p>27.627</text:p>
          </table:table-cell>
          <table:table-cell office:value-type="float" office:value="2.23" calcext:value-type="float">
            <text:p>2.23</text:p>
          </table:table-cell>
          <table:table-cell office:value-type="float" office:value="3.086" calcext:value-type="float">
            <text:p>3.086</text:p>
          </table:table-cell>
          <table:table-cell office:value-type="float" office:value="2.617" calcext:value-type="float">
            <text:p>2.617</text:p>
          </table:table-cell>
          <table:table-cell office:value-type="float" office:value="3.244" calcext:value-type="float">
            <text:p>3.244</text:p>
          </table:table-cell>
          <table:table-cell office:value-type="float" office:value="1.621" calcext:value-type="float">
            <text:p>1.621</text:p>
          </table:table-cell>
          <table:table-cell office:value-type="float" office:value="6.233" calcext:value-type="float">
            <text:p>6.233</text:p>
          </table:table-cell>
          <table:table-cell office:value-type="float" office:value="1.352" calcext:value-type="float">
            <text:p>1.352</text:p>
          </table:table-cell>
          <table:table-cell office:value-type="float" office:value="1.203" calcext:value-type="float">
            <text:p>1.203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6:.AB46])" office:value-type="float" office:value="188.346" calcext:value-type="float">
            <text:p>188.346</text:p>
          </table:table-cell>
          <table:table-cell table:formula="of:=[.J46]/[.AD46]*100" office:value-type="float" office:value="3.30933494738407" calcext:value-type="float">
            <text:p>3.30933494738407</text:p>
          </table:table-cell>
          <table:table-cell/>
        </table:table-row>
        <table:table-row table:style-name="ro1">
          <table:table-cell office:value-type="string" calcext:value-type="string">
            <text:p>Data.Text.Strict.Lens</text:p>
          </table:table-cell>
          <table:table-cell office:value-type="float" office:value="90.307" calcext:value-type="float">
            <text:p>90.307</text:p>
          </table:table-cell>
          <table:table-cell office:value-type="float" office:value="38.582" calcext:value-type="float">
            <text:p>38.582</text:p>
          </table:table-cell>
          <table:table-cell office:value-type="float" office:value="10.586" calcext:value-type="float">
            <text:p>10.586</text:p>
          </table:table-cell>
          <table:table-cell office:value-type="float" office:value="7.711" calcext:value-type="float">
            <text:p>7.711</text:p>
          </table:table-cell>
          <table:table-cell office:value-type="float" office:value="2.807" calcext:value-type="float">
            <text:p>2.807</text:p>
          </table:table-cell>
          <table:table-cell office:value-type="float" office:value="1.996" calcext:value-type="float">
            <text:p>1.996</text:p>
          </table:table-cell>
          <table:table-cell office:value-type="float" office:value="0.554" calcext:value-type="float">
            <text:p>0.554</text:p>
          </table:table-cell>
          <table:table-cell office:value-type="float" office:value="0.483" calcext:value-type="float">
            <text:p>0.483</text:p>
          </table:table-cell>
          <table:table-cell office:value-type="float" office:value="1.088" calcext:value-type="float">
            <text:p>1.088</text:p>
          </table:table-cell>
          <table:table-cell office:value-type="float" office:value="1.3" calcext:value-type="float">
            <text:p>1.3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669" calcext:value-type="float">
            <text:p>0.66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23" calcext:value-type="float">
            <text:p>0.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7:.AB47])" office:value-type="float" office:value="157.412" calcext:value-type="float">
            <text:p>157.412</text:p>
          </table:table-cell>
          <table:table-cell table:formula="of:=[.J47]/[.AD47]*100" office:value-type="float" office:value="0.691179833811908" calcext:value-type="float">
            <text:p>0.691179833811908</text:p>
          </table:table-cell>
          <table:table-cell/>
        </table:table-row>
        <table:table-row table:style-name="ro1">
          <table:table-cell office:value-type="string" calcext:value-type="string">
            <text:p>Control.Monad.Error.Lens</text:p>
          </table:table-cell>
          <table:table-cell office:value-type="float" office:value="58.317" calcext:value-type="float">
            <text:p>58.317</text:p>
          </table:table-cell>
          <table:table-cell office:value-type="float" office:value="56.677" calcext:value-type="float">
            <text:p>56.677</text:p>
          </table:table-cell>
          <table:table-cell office:value-type="float" office:value="11.952" calcext:value-type="float">
            <text:p>11.952</text:p>
          </table:table-cell>
          <table:table-cell office:value-type="float" office:value="3.732" calcext:value-type="float">
            <text:p>3.732</text:p>
          </table:table-cell>
          <table:table-cell office:value-type="float" office:value="2.81" calcext:value-type="float">
            <text:p>2.81</text:p>
          </table:table-cell>
          <table:table-cell office:value-type="float" office:value="2.735" calcext:value-type="float">
            <text:p>2.735</text:p>
          </table:table-cell>
          <table:table-cell office:value-type="float" office:value="2.352" calcext:value-type="float">
            <text:p>2.352</text:p>
          </table:table-cell>
          <table:table-cell office:value-type="float" office:value="1.024" calcext:value-type="float">
            <text:p>1.024</text:p>
          </table:table-cell>
          <table:table-cell office:value-type="float" office:value="3.669" calcext:value-type="float">
            <text:p>3.669</text:p>
          </table:table-cell>
          <table:table-cell office:value-type="float" office:value="1.142" calcext:value-type="float">
            <text:p>1.142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652" calcext:value-type="float">
            <text:p>0.65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2" calcext:value-type="float">
            <text:p>0.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8:.AB48])" office:value-type="float" office:value="147.751" calcext:value-type="float">
            <text:p>147.751</text:p>
          </table:table-cell>
          <table:table-cell table:formula="of:=[.J48]/[.AD48]*100" office:value-type="float" office:value="2.48323192398021" calcext:value-type="float">
            <text:p>2.48323192398021</text:p>
          </table:table-cell>
          <table:table-cell/>
        </table:table-row>
        <table:table-row table:style-name="ro1">
          <table:table-cell office:value-type="string" calcext:value-type="string">
            <text:p>Data.Bits.Lens</text:p>
          </table:table-cell>
          <table:table-cell office:value-type="float" office:value="40.222" calcext:value-type="float">
            <text:p>40.222</text:p>
          </table:table-cell>
          <table:table-cell office:value-type="float" office:value="53.707" calcext:value-type="float">
            <text:p>53.707</text:p>
          </table:table-cell>
          <table:table-cell office:value-type="float" office:value="17.656" calcext:value-type="float">
            <text:p>17.656</text:p>
          </table:table-cell>
          <table:table-cell office:value-type="float" office:value="2.401" calcext:value-type="float">
            <text:p>2.401</text:p>
          </table:table-cell>
          <table:table-cell office:value-type="float" office:value="2.991" calcext:value-type="float">
            <text:p>2.991</text:p>
          </table:table-cell>
          <table:table-cell office:value-type="float" office:value="1.473" calcext:value-type="float">
            <text:p>1.473</text:p>
          </table:table-cell>
          <table:table-cell office:value-type="float" office:value="1.339" calcext:value-type="float">
            <text:p>1.339</text:p>
          </table:table-cell>
          <table:table-cell office:value-type="float" office:value="1.674" calcext:value-type="float">
            <text:p>1.674</text:p>
          </table:table-cell>
          <table:table-cell office:value-type="float" office:value="2.097" calcext:value-type="float">
            <text:p>2.097</text:p>
          </table:table-cell>
          <table:table-cell office:value-type="float" office:value="0.929" calcext:value-type="float">
            <text:p>0.929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263" calcext:value-type="float">
            <text:p>0.2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1" calcext:value-type="float">
            <text:p>0.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49:.AB49])" office:value-type="float" office:value="126.21" calcext:value-type="float">
            <text:p>126.21</text:p>
          </table:table-cell>
          <table:table-cell table:formula="of:=[.J49]/[.AD49]*100" office:value-type="float" office:value="1.66151652008557" calcext:value-type="float">
            <text:p>1.66151652008557</text:p>
          </table:table-cell>
          <table:table-cell/>
        </table:table-row>
        <table:table-row table:style-name="ro1">
          <table:table-cell office:value-type="string" calcext:value-type="string">
            <text:p>Data.ByteString.Lens</text:p>
          </table:table-cell>
          <table:table-cell office:value-type="float" office:value="35.535" calcext:value-type="float">
            <text:p>35.535</text:p>
          </table:table-cell>
          <table:table-cell office:value-type="float" office:value="52.803" calcext:value-type="float">
            <text:p>52.803</text:p>
          </table:table-cell>
          <table:table-cell office:value-type="float" office:value="9.05" calcext:value-type="float">
            <text:p>9.05</text:p>
          </table:table-cell>
          <table:table-cell office:value-type="float" office:value="2.312" calcext:value-type="float">
            <text:p>2.312</text:p>
          </table:table-cell>
          <table:table-cell office:value-type="float" office:value="2.216" calcext:value-type="float">
            <text:p>2.216</text:p>
          </table:table-cell>
          <table:table-cell office:value-type="float" office:value="1.799" calcext:value-type="float">
            <text:p>1.799</text:p>
          </table:table-cell>
          <table:table-cell office:value-type="float" office:value="0.913" calcext:value-type="float">
            <text:p>0.913</text:p>
          </table:table-cell>
          <table:table-cell office:value-type="float" office:value="1.437" calcext:value-type="float">
            <text:p>1.437</text:p>
          </table:table-cell>
          <table:table-cell office:value-type="float" office:value="2.825" calcext:value-type="float">
            <text:p>2.82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.41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2" calcext:value-type="float">
            <text:p>0.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50:.AB50])" office:value-type="float" office:value="111.885" calcext:value-type="float">
            <text:p>111.885</text:p>
          </table:table-cell>
          <table:table-cell table:formula="of:=[.J50]/[.AD50]*100" office:value-type="float" office:value="2.52491397416991" calcext:value-type="float">
            <text:p>2.52491397416991</text:p>
          </table:table-cell>
          <table:table-cell/>
        </table:table-row>
        <table:table-row table:style-name="ro1">
          <table:table-cell office:value-type="string" calcext:value-type="string">
            <text:p>Control.Lens.Internal.Exception</text:p>
          </table:table-cell>
          <table:table-cell office:value-type="float" office:value="30.579" calcext:value-type="float">
            <text:p>30.579</text:p>
          </table:table-cell>
          <table:table-cell office:value-type="float" office:value="35.223" calcext:value-type="float">
            <text:p>35.223</text:p>
          </table:table-cell>
          <table:table-cell office:value-type="float" office:value="11.212" calcext:value-type="float">
            <text:p>11.212</text:p>
          </table:table-cell>
          <table:table-cell office:value-type="float" office:value="7.587" calcext:value-type="float">
            <text:p>7.587</text:p>
          </table:table-cell>
          <table:table-cell office:value-type="float" office:value="1.164" calcext:value-type="float">
            <text:p>1.164</text:p>
          </table:table-cell>
          <table:table-cell office:value-type="float" office:value="1.495" calcext:value-type="float">
            <text:p>1.495</text:p>
          </table:table-cell>
          <table:table-cell office:value-type="float" office:value="1.128" calcext:value-type="float">
            <text:p>1.128</text:p>
          </table:table-cell>
          <table:table-cell office:value-type="float" office:value="0.652" calcext:value-type="float">
            <text:p>0.652</text:p>
          </table:table-cell>
          <table:table-cell office:value-type="float" office:value="2.603" calcext:value-type="float">
            <text:p>2.603</text:p>
          </table:table-cell>
          <table:table-cell office:value-type="float" office:value="0.779" calcext:value-type="float">
            <text:p>0.779</text:p>
          </table:table-cell>
          <table:table-cell office:value-type="float" office:value="1.472" calcext:value-type="float">
            <text:p>1.472</text:p>
          </table:table-cell>
          <table:table-cell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431" calcext:value-type="float">
            <text:p>0.431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51:.AB51])" office:value-type="float" office:value="95.012" calcext:value-type="float">
            <text:p>95.012</text:p>
          </table:table-cell>
          <table:table-cell table:formula="of:=[.J51]/[.AD51]*100" office:value-type="float" office:value="2.73965393844988" calcext:value-type="float">
            <text:p>2.73965393844988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8"/>
          <table:table-cell office:value-type="string" calcext:value-type="string">
            <text:p>Total </text:p>
          </table:table-cell>
          <table:table-cell table:formula="of:=SUM([.AD2:.AD51])" office:value-type="float" office:value="43173.35" calcext:value-type="float">
            <text:p>43173.35</text:p>
          </table:table-cell>
          <table:table-cell table:formula="of:=AVERAGE([.AE2:.AE51])" office:value-type="float" office:value="1.16587209636331" calcext:value-type="float">
            <text:p>1.1658720963633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Parser</text:p>
          </table:table-cell>
          <table:table-cell table:formula="of:=SUM([.J2:.J51])" office:value-type="float" office:value="344.265" calcext:value-type="float">
            <text:p>344.265</text:p>
          </table:table-cell>
          <table:table-cell table:formula="of:=GEOMEAN([.AE2:.AE51])" office:value-type="float" office:value="0.84989524536374" calcext:value-type="float">
            <text:p>0.84989524536374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Parser (%)</text:p>
          </table:table-cell>
          <table:table-cell table:formula="of:=[.AD54]/[.AD53]*100" office:value-type="float" office:value="0.797401637815921" calcext:value-type="float">
            <text:p>0.797401637815921</text:p>
          </table:table-cell>
          <table:table-cell table:number-columns-repeated="2"/>
        </table:table-row>
      </table:table>
      <table:table table:name="mtl-2.3.1" table:style-name="ta1">
        <table:table-column table:style-name="co40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Control.Monad.Accum</text:p>
          </table:table-cell>
          <table:table-cell office:value-type="float" office:value="111.72" calcext:value-type="float">
            <text:p>111.72</text:p>
          </table:table-cell>
          <table:table-cell office:value-type="float" office:value="72.689" calcext:value-type="float">
            <text:p>72.689</text:p>
          </table:table-cell>
          <table:table-cell office:value-type="float" office:value="67.008" calcext:value-type="float">
            <text:p>67.008</text:p>
          </table:table-cell>
          <table:table-cell office:value-type="float" office:value="4.99" calcext:value-type="float">
            <text:p>4.99</text:p>
          </table:table-cell>
          <table:table-cell office:value-type="float" office:value="5.703" calcext:value-type="float">
            <text:p>5.703</text:p>
          </table:table-cell>
          <table:table-cell office:value-type="float" office:value="4.966" calcext:value-type="float">
            <text:p>4.966</text:p>
          </table:table-cell>
          <table:table-cell office:value-type="float" office:value="4.627" calcext:value-type="float">
            <text:p>4.627</text:p>
          </table:table-cell>
          <table:table-cell office:value-type="float" office:value="1.403" calcext:value-type="float">
            <text:p>1.403</text:p>
          </table:table-cell>
          <table:table-cell office:value-type="float" office:value="0" calcext:value-type="float">
            <text:p>0</text:p>
          </table:table-cell>
          <table:table-cell office:value-type="float" office:value="4.589" calcext:value-type="float">
            <text:p>4.589</text:p>
          </table:table-cell>
          <table:table-cell office:value-type="float" office:value="3.141" calcext:value-type="float">
            <text:p>3.141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0.37" calcext:value-type="float">
            <text:p>0.37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:.V2])" office:value-type="float" office:value="286.443" calcext:value-type="float">
            <text:p>286.443</text:p>
          </table:table-cell>
          <table:table-cell table:formula="of:=[.I2]/[.X2]*100" office:value-type="float" office:value="0.489800763153577" calcext:value-type="float">
            <text:p>0.489800763153577</text:p>
          </table:table-cell>
          <table:table-cell/>
        </table:table-row>
        <table:table-row table:style-name="ro1">
          <table:table-cell office:value-type="string" calcext:value-type="string">
            <text:p>Control.Monad.Writer.Class</text:p>
          </table:table-cell>
          <table:table-cell office:value-type="float" office:value="115.351" calcext:value-type="float">
            <text:p>115.351</text:p>
          </table:table-cell>
          <table:table-cell office:value-type="float" office:value="68.95" calcext:value-type="float">
            <text:p>68.95</text:p>
          </table:table-cell>
          <table:table-cell office:value-type="float" office:value="13.251" calcext:value-type="float">
            <text:p>13.251</text:p>
          </table:table-cell>
          <table:table-cell office:value-type="float" office:value="9.693" calcext:value-type="float">
            <text:p>9.693</text:p>
          </table:table-cell>
          <table:table-cell office:value-type="float" office:value="4.628" calcext:value-type="float">
            <text:p>4.628</text:p>
          </table:table-cell>
          <table:table-cell office:value-type="float" office:value="5.194" calcext:value-type="float">
            <text:p>5.194</text:p>
          </table:table-cell>
          <table:table-cell office:value-type="float" office:value="3.785" calcext:value-type="float">
            <text:p>3.785</text:p>
          </table:table-cell>
          <table:table-cell office:value-type="float" office:value="1.522" calcext:value-type="float">
            <text:p>1.52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2.184" calcext:value-type="float">
            <text:p>2.184</text:p>
          </table:table-cell>
          <table:table-cell office:value-type="float" office:value="1.594" calcext:value-type="float">
            <text:p>1.594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404" calcext:value-type="float">
            <text:p>0.40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SUM([.B3:.V3])" office:value-type="float" office:value="230.129" calcext:value-type="float">
            <text:p>230.129</text:p>
          </table:table-cell>
          <table:table-cell table:formula="of:=[.I3]/[.X3]*100" office:value-type="float" office:value="0.661368189146088" calcext:value-type="float">
            <text:p>0.661368189146088</text:p>
          </table:table-cell>
          <table:table-cell/>
        </table:table-row>
        <table:table-row table:style-name="ro1">
          <table:table-cell office:value-type="string" calcext:value-type="string">
            <text:p>Control.Monad.Error.Class</text:p>
          </table:table-cell>
          <table:table-cell office:value-type="float" office:value="80.742" calcext:value-type="float">
            <text:p>80.742</text:p>
          </table:table-cell>
          <table:table-cell office:value-type="float" office:value="48.261" calcext:value-type="float">
            <text:p>48.261</text:p>
          </table:table-cell>
          <table:table-cell office:value-type="float" office:value="18.648" calcext:value-type="float">
            <text:p>18.648</text:p>
          </table:table-cell>
          <table:table-cell office:value-type="float" office:value="3.265" calcext:value-type="float">
            <text:p>3.265</text:p>
          </table:table-cell>
          <table:table-cell office:value-type="float" office:value="2.838" calcext:value-type="float">
            <text:p>2.838</text:p>
          </table:table-cell>
          <table:table-cell office:value-type="float" office:value="3.098" calcext:value-type="float">
            <text:p>3.098</text:p>
          </table:table-cell>
          <table:table-cell office:value-type="float" office:value="2.761" calcext:value-type="float">
            <text:p>2.761</text:p>
          </table:table-cell>
          <table:table-cell office:value-type="float" office:value="1.854" calcext:value-type="float">
            <text:p>1.854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float" office:value="1.297" calcext:value-type="float">
            <text:p>1.297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2" calcext:value-type="float">
            <text:p>0.012</text:p>
          </table:table-cell>
          <table:table-cell/>
          <table:table-cell table:formula="of:=SUM([.B4:.V4])" office:value-type="float" office:value="166.378" calcext:value-type="float">
            <text:p>166.378</text:p>
          </table:table-cell>
          <table:table-cell table:formula="of:=[.I4]/[.X4]*100" office:value-type="float" office:value="1.11433001959394" calcext:value-type="float">
            <text:p>1.11433001959394</text:p>
          </table:table-cell>
          <table:table-cell/>
        </table:table-row>
        <table:table-row table:style-name="ro1">
          <table:table-cell office:value-type="string" calcext:value-type="string">
            <text:p>Control.Monad.Reader.Class</text:p>
          </table:table-cell>
          <table:table-cell office:value-type="float" office:value="83.356" calcext:value-type="float">
            <text:p>83.356</text:p>
          </table:table-cell>
          <table:table-cell office:value-type="float" office:value="43.106" calcext:value-type="float">
            <text:p>43.106</text:p>
          </table:table-cell>
          <table:table-cell office:value-type="float" office:value="11.923" calcext:value-type="float">
            <text:p>11.923</text:p>
          </table:table-cell>
          <table:table-cell office:value-type="float" office:value="4.36" calcext:value-type="float">
            <text:p>4.36</text:p>
          </table:table-cell>
          <table:table-cell office:value-type="float" office:value="3.702" calcext:value-type="float">
            <text:p>3.702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1.811" calcext:value-type="float">
            <text:p>1.811</text:p>
          </table:table-cell>
          <table:table-cell office:value-type="float" office:value="0" calcext:value-type="float">
            <text:p>0</text:p>
          </table:table-cell>
          <table:table-cell office:value-type="float" office:value="1.666" calcext:value-type="float">
            <text:p>1.666</text:p>
          </table:table-cell>
          <table:table-cell office:value-type="float" office:value="1.903" calcext:value-type="float">
            <text:p>1.903</text:p>
          </table:table-cell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5:.V5])" office:value-type="float" office:value="161.309" calcext:value-type="float">
            <text:p>161.309</text:p>
          </table:table-cell>
          <table:table-cell table:formula="of:=[.I5]/[.X5]*100" office:value-type="float" office:value="1.12268999249887" calcext:value-type="float">
            <text:p>1.12268999249887</text:p>
          </table:table-cell>
          <table:table-cell/>
        </table:table-row>
        <table:table-row table:style-name="ro1">
          <table:table-cell office:value-type="string" calcext:value-type="string">
            <text:p>Control.Monad.State.Class</text:p>
          </table:table-cell>
          <table:table-cell office:value-type="float" office:value="89.802" calcext:value-type="float">
            <text:p>89.802</text:p>
          </table:table-cell>
          <table:table-cell office:value-type="float" office:value="39.249" calcext:value-type="float">
            <text:p>39.249</text:p>
          </table:table-cell>
          <table:table-cell office:value-type="float" office:value="9.745" calcext:value-type="float">
            <text:p>9.745</text:p>
          </table:table-cell>
          <table:table-cell office:value-type="float" office:value="3.164" calcext:value-type="float">
            <text:p>3.164</text:p>
          </table:table-cell>
          <table:table-cell office:value-type="float" office:value="5.507" calcext:value-type="float">
            <text:p>5.507</text:p>
          </table:table-cell>
          <table:table-cell office:value-type="float" office:value="2.734" calcext:value-type="float">
            <text:p>2.734</text:p>
          </table:table-cell>
          <table:table-cell office:value-type="float" office:value="2.538" calcext:value-type="float">
            <text:p>2.538</text:p>
          </table:table-cell>
          <table:table-cell office:value-type="float" office:value="1.489" calcext:value-type="float">
            <text:p>1.489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725" calcext:value-type="float">
            <text:p>1.725</text:p>
          </table:table-cell>
          <table:table-cell office:value-type="float" office:value="1.306" calcext:value-type="float">
            <text:p>1.306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322" calcext:value-type="float">
            <text:p>0.32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6:.V6])" office:value-type="float" office:value="159.791" calcext:value-type="float">
            <text:p>159.791</text:p>
          </table:table-cell>
          <table:table-cell table:formula="of:=[.I6]/[.X6]*100" office:value-type="float" office:value="0.931842218898436" calcext:value-type="float">
            <text:p>0.931842218898436</text:p>
          </table:table-cell>
          <table:table-cell/>
        </table:table-row>
        <table:table-row table:style-name="ro1">
          <table:table-cell office:value-type="string" calcext:value-type="string">
            <text:p>Control.Monad.Select</text:p>
          </table:table-cell>
          <table:table-cell office:value-type="float" office:value="62.226" calcext:value-type="float">
            <text:p>62.226</text:p>
          </table:table-cell>
          <table:table-cell office:value-type="float" office:value="62.091" calcext:value-type="float">
            <text:p>62.091</text:p>
          </table:table-cell>
          <table:table-cell office:value-type="float" office:value="16.682" calcext:value-type="float">
            <text:p>16.682</text:p>
          </table:table-cell>
          <table:table-cell office:value-type="float" office:value="1.891" calcext:value-type="float">
            <text:p>1.891</text:p>
          </table:table-cell>
          <table:table-cell office:value-type="float" office:value="2.369" calcext:value-type="float">
            <text:p>2.369</text:p>
          </table:table-cell>
          <table:table-cell office:value-type="float" office:value="1.92" calcext:value-type="float">
            <text:p>1.92</text:p>
          </table:table-cell>
          <table:table-cell office:value-type="float" office:value="2.153" calcext:value-type="float">
            <text:p>2.153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1.386" calcext:value-type="float">
            <text:p>1.386</text:p>
          </table:table-cell>
          <table:table-cell office:value-type="float" office:value="1.032" calcext:value-type="float">
            <text:p>1.0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61" calcext:value-type="float">
            <text:p>0.46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7:.V7])" office:value-type="float" office:value="155.148" calcext:value-type="float">
            <text:p>155.148</text:p>
          </table:table-cell>
          <table:table-cell table:formula="of:=[.I7]/[.X7]*100" office:value-type="float" office:value="1.10217340861629" calcext:value-type="float">
            <text:p>1.10217340861629</text:p>
          </table:table-cell>
          <table:table-cell/>
        </table:table-row>
        <table:table-row table:style-name="ro1">
          <table:table-cell office:value-type="string" calcext:value-type="string">
            <text:p>Control.Monad.Cont.Class</text:p>
          </table:table-cell>
          <table:table-cell office:value-type="float" office:value="55.706" calcext:value-type="float">
            <text:p>55.706</text:p>
          </table:table-cell>
          <table:table-cell office:value-type="float" office:value="50.976" calcext:value-type="float">
            <text:p>50.976</text:p>
          </table:table-cell>
          <table:table-cell office:value-type="float" office:value="8.497" calcext:value-type="float">
            <text:p>8.497</text:p>
          </table:table-cell>
          <table:table-cell office:value-type="float" office:value="1.746" calcext:value-type="float">
            <text:p>1.746</text:p>
          </table:table-cell>
          <table:table-cell office:value-type="float" office:value="2.178" calcext:value-type="float">
            <text:p>2.178</text:p>
          </table:table-cell>
          <table:table-cell office:value-type="float" office:value="1.478" calcext:value-type="float">
            <text:p>1.478</text:p>
          </table:table-cell>
          <table:table-cell office:value-type="float" office:value="1.968" calcext:value-type="float">
            <text:p>1.968</text:p>
          </table:table-cell>
          <table:table-cell office:value-type="float" office:value="1.641" calcext:value-type="float">
            <text:p>1.641</text:p>
          </table:table-cell>
          <table:table-cell office:value-type="float" office:value="0" calcext:value-type="float">
            <text:p>0</text:p>
          </table:table-cell>
          <table:table-cell office:value-type="float" office:value="1.081" calcext:value-type="float">
            <text:p>1.081</text:p>
          </table:table-cell>
          <table:table-cell office:value-type="float" office:value="0.862" calcext:value-type="float">
            <text:p>0.862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office:value-type="float" office:value="0.431" calcext:value-type="float">
            <text:p>0.431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8:.V8])" office:value-type="float" office:value="127.584" calcext:value-type="float">
            <text:p>127.584</text:p>
          </table:table-cell>
          <table:table-cell table:formula="of:=[.I8]/[.X8]*100" office:value-type="float" office:value="1.28621143717081" calcext:value-type="float">
            <text:p>1.28621143717081</text:p>
          </table:table-cell>
          <table:table-cell/>
        </table:table-row>
        <table:table-row table:style-name="ro1">
          <table:table-cell office:value-type="string" calcext:value-type="string">
            <text:p>Control.Monad.RWS.Class</text:p>
          </table:table-cell>
          <table:table-cell office:value-type="float" office:value="20.401" calcext:value-type="float">
            <text:p>20.401</text:p>
          </table:table-cell>
          <table:table-cell office:value-type="float" office:value="5.278" calcext:value-type="float">
            <text:p>5.278</text:p>
          </table:table-cell>
          <table:table-cell office:value-type="float" office:value="4.468" calcext:value-type="float">
            <text:p>4.468</text:p>
          </table:table-cell>
          <table:table-cell office:value-type="float" office:value="0.731" calcext:value-type="float">
            <text:p>0.731</text:p>
          </table:table-cell>
          <table:table-cell office:value-type="float" office:value="0.511" calcext:value-type="float">
            <text:p>0.51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15" calcext:value-type="float">
            <text:p>0.515</text:p>
          </table:table-cell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0.316" calcext:value-type="float">
            <text:p>0.316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9:.V9])" office:value-type="float" office:value="34.764" calcext:value-type="float">
            <text:p>34.764</text:p>
          </table:table-cell>
          <table:table-cell table:formula="of:=[.I9]/[.X9]*100" office:value-type="float" office:value="1.75756529743413" calcext:value-type="float">
            <text:p>1.75756529743413</text:p>
          </table:table-cell>
          <table:table-cell/>
        </table:table-row>
        <table:table-row table:style-name="ro1">
          <table:table-cell office:value-type="string" calcext:value-type="string">
            <text:p>Control.Monad.RWS.Lazy</text:p>
          </table:table-cell>
          <table:table-cell office:value-type="float" office:value="0.776" calcext:value-type="float">
            <text:p>0.776</text:p>
          </table:table-cell>
          <table:table-cell office:value-type="float" office:value="0.329" calcext:value-type="float">
            <text:p>0.329</text:p>
          </table:table-cell>
          <table:table-cell office:value-type="float" office:value="1.108" calcext:value-type="float">
            <text:p>1.10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" calcext:value-type="float">
            <text:p>0.037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0:.V10])" office:value-type="float" office:value="2.978" calcext:value-type="float">
            <text:p>2.978</text:p>
          </table:table-cell>
          <table:table-cell table:formula="of:=[.I10]/[.X10]*100" office:value-type="float" office:value="11.5849563465413" calcext:value-type="float">
            <text:p>11.5849563465413</text:p>
          </table:table-cell>
          <table:table-cell/>
        </table:table-row>
        <table:table-row table:style-name="ro1">
          <table:table-cell office:value-type="string" calcext:value-type="string">
            <text:p>Control.Monad.Writer.CPS</text:p>
          </table:table-cell>
          <table:table-cell office:value-type="float" office:value="1.08" calcext:value-type="float">
            <text:p>1.08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4" calcext:value-type="float">
            <text:p>0.044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1:.V11])" office:value-type="float" office:value="2.911" calcext:value-type="float">
            <text:p>2.911</text:p>
          </table:table-cell>
          <table:table-cell table:formula="of:=[.I11]/[.X11]*100" office:value-type="float" office:value="15.2524905530745" calcext:value-type="float">
            <text:p>15.2524905530745</text:p>
          </table:table-cell>
          <table:table-cell/>
        </table:table-row>
        <table:table-row table:style-name="ro1">
          <table:table-cell office:value-type="string" calcext:value-type="string">
            <text:p>Control.Monad.RWS.Strict</text:p>
          </table:table-cell>
          <table:table-cell office:value-type="float" office:value="0.751" calcext:value-type="float">
            <text:p>0.751</text:p>
          </table:table-cell>
          <table:table-cell office:value-type="float" office:value="0.343" calcext:value-type="float">
            <text:p>0.3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2:.V12])" office:value-type="float" office:value="2.8" calcext:value-type="float">
            <text:p>2.8</text:p>
          </table:table-cell>
          <table:table-cell table:formula="of:=[.I12]/[.X12]*100" office:value-type="float" office:value="10.1428571428571" calcext:value-type="float">
            <text:p>10.1428571428571</text:p>
          </table:table-cell>
          <table:table-cell/>
        </table:table-row>
        <table:table-row table:style-name="ro1">
          <table:table-cell office:value-type="string" calcext:value-type="string">
            <text:p>Control.Monad.Except</text:p>
          </table:table-cell>
          <table:table-cell office:value-type="float" office:value="0.741" calcext:value-type="float">
            <text:p>0.741</text:p>
          </table:table-cell>
          <table:table-cell office:value-type="float" office:value="0.367" calcext:value-type="float">
            <text:p>0.367</text:p>
          </table:table-cell>
          <table:table-cell office:value-type="float" office:value="0.457" calcext:value-type="float">
            <text:p>0.45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" calcext:value-type="float">
            <text:p>0.06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13:.V13])" office:value-type="float" office:value="2.796" calcext:value-type="float">
            <text:p>2.796</text:p>
          </table:table-cell>
          <table:table-cell table:formula="of:=[.I13]/[.X13]*100" office:value-type="float" office:value="14.7711015736767" calcext:value-type="float">
            <text:p>14.7711015736767</text:p>
          </table:table-cell>
          <table:table-cell/>
        </table:table-row>
        <table:table-row table:style-name="ro1">
          <table:table-cell office:value-type="string" calcext:value-type="string">
            <text:p>Control.Monad.State.Strict</text:p>
          </table:table-cell>
          <table:table-cell office:value-type="float" office:value="0.831" calcext:value-type="float">
            <text:p>0.83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52" calcext:value-type="float">
            <text:p>0.552</text:p>
          </table:table-cell>
          <table:table-cell office:value-type="float" office:value="0.08" calcext:value-type="float">
            <text:p>0.0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3" calcext:value-type="float">
            <text:p>0.57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14:.V14])" office:value-type="float" office:value="2.75" calcext:value-type="float">
            <text:p>2.75</text:p>
          </table:table-cell>
          <table:table-cell table:formula="of:=[.I14]/[.X14]*100" office:value-type="float" office:value="20.8363636363636" calcext:value-type="float">
            <text:p>20.8363636363636</text:p>
          </table:table-cell>
          <table:table-cell/>
        </table:table-row>
        <table:table-row table:style-name="ro1">
          <table:table-cell office:value-type="string" calcext:value-type="string">
            <text:p>Control.Monad.Writer.Strict</text:p>
          </table:table-cell>
          <table:table-cell office:value-type="float" office:value="0.996" calcext:value-type="float">
            <text:p>0.996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" calcext:value-type="float">
            <text:p>0.4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" calcext:value-type="float">
            <text:p>0.04</text:p>
          </table:table-cell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5:.V15])" office:value-type="float" office:value="2.684" calcext:value-type="float">
            <text:p>2.684</text:p>
          </table:table-cell>
          <table:table-cell table:formula="of:=[.I15]/[.X15]*100" office:value-type="float" office:value="12.7049180327869" calcext:value-type="float">
            <text:p>12.7049180327869</text:p>
          </table:table-cell>
          <table:table-cell/>
        </table:table-row>
        <table:table-row table:style-name="ro1">
          <table:table-cell office:value-type="string" calcext:value-type="string">
            <text:p>Control.Monad.State.Lazy</text:p>
          </table:table-cell>
          <table:table-cell office:value-type="float" office:value="0.912" calcext:value-type="float">
            <text:p>0.912</text:p>
          </table:table-cell>
          <table:table-cell office:value-type="float" office:value="0.374" calcext:value-type="float">
            <text:p>0.374</text:p>
          </table:table-cell>
          <table:table-cell office:value-type="float" office:value="0.522" calcext:value-type="float">
            <text:p>0.52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3" calcext:value-type="float">
            <text:p>0.0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8" calcext:value-type="float">
            <text:p>0.038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16:.V16])" office:value-type="float" office:value="2.631" calcext:value-type="float">
            <text:p>2.631</text:p>
          </table:table-cell>
          <table:table-cell table:formula="of:=[.I16]/[.X16]*100" office:value-type="float" office:value="14.3671607753706" calcext:value-type="float">
            <text:p>14.3671607753706</text:p>
          </table:table-cell>
          <table:table-cell/>
        </table:table-row>
        <table:table-row table:style-name="ro1">
          <table:table-cell office:value-type="string" calcext:value-type="string">
            <text:p>Control.Monad.Cont</text:p>
          </table:table-cell>
          <table:table-cell office:value-type="float" office:value="1.06" calcext:value-type="float">
            <text:p>1.06</text:p>
          </table:table-cell>
          <table:table-cell office:value-type="float" office:value="0.384" calcext:value-type="float">
            <text:p>0.384</text:p>
          </table:table-cell>
          <table:table-cell office:value-type="float" office:value="0.422" calcext:value-type="float">
            <text:p>0.42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" calcext:value-type="float">
            <text:p>0.04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17:.V17])" office:value-type="float" office:value="2.615" calcext:value-type="float">
            <text:p>2.615</text:p>
          </table:table-cell>
          <table:table-cell table:formula="of:=[.I17]/[.X17]*100" office:value-type="float" office:value="10.5162523900574" calcext:value-type="float">
            <text:p>10.5162523900574</text:p>
          </table:table-cell>
          <table:table-cell/>
        </table:table-row>
        <table:table-row table:style-name="ro1">
          <table:table-cell office:value-type="string" calcext:value-type="string">
            <text:p>Control.Monad.Reader</text:p>
          </table:table-cell>
          <table:table-cell office:value-type="float" office:value="0.804" calcext:value-type="float">
            <text:p>0.804</text:p>
          </table:table-cell>
          <table:table-cell office:value-type="float" office:value="0.319" calcext:value-type="float">
            <text:p>0.3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" calcext:value-type="float">
            <text:p>0.037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18:.V18])" office:value-type="float" office:value="2.588" calcext:value-type="float">
            <text:p>2.588</text:p>
          </table:table-cell>
          <table:table-cell table:formula="of:=[.I18]/[.X18]*100" office:value-type="float" office:value="19.9381761978362" calcext:value-type="float">
            <text:p>19.9381761978362</text:p>
          </table:table-cell>
          <table:table-cell/>
        </table:table-row>
        <table:table-row table:style-name="ro1">
          <table:table-cell office:value-type="string" calcext:value-type="string">
            <text:p>Control.Monad.Writer</text:p>
          </table:table-cell>
          <table:table-cell office:value-type="float" office:value="0.737" calcext:value-type="float">
            <text:p>0.73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19:.V19])" office:value-type="float" office:value="2.582" calcext:value-type="float">
            <text:p>2.582</text:p>
          </table:table-cell>
          <table:table-cell table:formula="of:=[.I19]/[.X19]*100" office:value-type="float" office:value="13.8652207591015" calcext:value-type="float">
            <text:p>13.8652207591015</text:p>
          </table:table-cell>
          <table:table-cell/>
        </table:table-row>
        <table:table-row table:style-name="ro1">
          <table:table-cell office:value-type="string" calcext:value-type="string">
            <text:p>Control.Monad.Trans</text:p>
          </table:table-cell>
          <table:table-cell office:value-type="float" office:value="0.738" calcext:value-type="float">
            <text:p>0.738</text:p>
          </table:table-cell>
          <table:table-cell office:value-type="float" office:value="0.336" calcext:value-type="float">
            <text:p>0.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20:.V20])" office:value-type="float" office:value="2.523" calcext:value-type="float">
            <text:p>2.523</text:p>
          </table:table-cell>
          <table:table-cell table:formula="of:=[.I20]/[.X20]*100" office:value-type="float" office:value="16.8053904082442" calcext:value-type="float">
            <text:p>16.8053904082442</text:p>
          </table:table-cell>
          <table:table-cell/>
        </table:table-row>
        <table:table-row table:style-name="ro1">
          <table:table-cell office:value-type="string" calcext:value-type="string">
            <text:p>Control.Monad.Writer.Lazy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69" calcext:value-type="float">
            <text:p>0.5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" calcext:value-type="float">
            <text:p>0.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1:.V21])" office:value-type="float" office:value="2.43" calcext:value-type="float">
            <text:p>2.43</text:p>
          </table:table-cell>
          <table:table-cell table:formula="of:=[.I21]/[.X21]*100" office:value-type="float" office:value="10.4115226337449" calcext:value-type="float">
            <text:p>10.4115226337449</text:p>
          </table:table-cell>
          <table:table-cell/>
        </table:table-row>
        <table:table-row table:style-name="ro1">
          <table:table-cell office:value-type="string" calcext:value-type="string">
            <text:p>Control.Monad.RWS.CPS</text:p>
          </table:table-cell>
          <table:table-cell office:value-type="float" office:value="0.843" calcext:value-type="float">
            <text:p>0.843</text:p>
          </table:table-cell>
          <table:table-cell office:value-type="float" office:value="0.337" calcext:value-type="float">
            <text:p>0.337</text:p>
          </table:table-cell>
          <table:table-cell office:value-type="float" office:value="0.482" calcext:value-type="float">
            <text:p>0.4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/>
          <table:table-cell table:formula="of:=SUM([.B22:.V22])" office:value-type="float" office:value="2.351" calcext:value-type="float">
            <text:p>2.351</text:p>
          </table:table-cell>
          <table:table-cell table:formula="of:=[.I22]/[.X22]*100" office:value-type="float" office:value="9.82560612505317" calcext:value-type="float">
            <text:p>9.82560612505317</text:p>
          </table:table-cell>
          <table:table-cell/>
        </table:table-row>
        <table:table-row table:style-name="ro1">
          <table:table-cell office:value-type="string" calcext:value-type="string">
            <text:p>Control.Monad.State</text:p>
          </table:table-cell>
          <table:table-cell office:value-type="float" office:value="0.74" calcext:value-type="float">
            <text:p>0.74</text:p>
          </table:table-cell>
          <table:table-cell office:value-type="float" office:value="0.317" calcext:value-type="float">
            <text:p>0.317</text:p>
          </table:table-cell>
          <table:table-cell office:value-type="float" office:value="0.72" calcext:value-type="float">
            <text:p>0.7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23:.V23])" office:value-type="float" office:value="2.334" calcext:value-type="float">
            <text:p>2.334</text:p>
          </table:table-cell>
          <table:table-cell table:formula="of:=[.I23]/[.X23]*100" office:value-type="float" office:value="6.94087403598972" calcext:value-type="float">
            <text:p>6.94087403598972</text:p>
          </table:table-cell>
          <table:table-cell/>
        </table:table-row>
        <table:table-row table:style-name="ro1">
          <table:table-cell office:value-type="string" calcext:value-type="string">
            <text:p>Control.Monad.RWS</text:p>
          </table:table-cell>
          <table:table-cell office:value-type="float" office:value="0.808" calcext:value-type="float">
            <text:p>0.808</text:p>
          </table:table-cell>
          <table:table-cell office:value-type="float" office:value="0.326" calcext:value-type="float">
            <text:p>0.3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24:.V24])" office:value-type="float" office:value="2.245" calcext:value-type="float">
            <text:p>2.245</text:p>
          </table:table-cell>
          <table:table-cell table:formula="of:=[.I24]/[.X24]*100" office:value-type="float" office:value="7.03786191536748" calcext:value-type="float">
            <text:p>7.03786191536748</text:p>
          </table:table-cell>
          <table:table-cell/>
        </table:table-row>
        <table:table-row table:style-name="ro1">
          <table:table-cell office:value-type="string" calcext:value-type="string">
            <text:p>Control.Monad.Identity</text:p>
          </table:table-cell>
          <table:table-cell office:value-type="float" office:value="0.789" calcext:value-type="float">
            <text:p>0.789</text:p>
          </table:table-cell>
          <table:table-cell office:value-type="float" office:value="0.321" calcext:value-type="float">
            <text:p>0.321</text:p>
          </table:table-cell>
          <table:table-cell office:value-type="float" office:value="0.485" calcext:value-type="float">
            <text:p>0.48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5:.V25])" office:value-type="float" office:value="2.215" calcext:value-type="float">
            <text:p>2.215</text:p>
          </table:table-cell>
          <table:table-cell table:formula="of:=[.I25]/[.X25]*100" office:value-type="float" office:value="7.94582392776524" calcext:value-type="float">
            <text:p>7.94582392776524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2"/>
          <table:table-cell office:value-type="string" calcext:value-type="string">
            <text:p>Total </text:p>
          </table:table-cell>
          <table:table-cell table:formula="of:=SUM([.X2:.X25])" office:value-type="float" office:value="1362.979" calcext:value-type="float">
            <text:p>1362.979</text:p>
          </table:table-cell>
          <table:table-cell table:formula="of:=AVERAGE([.Y2:.Y25])" office:value-type="float" office:value="8.80885657418094" calcext:value-type="float">
            <text:p>8.8088565741809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Parser</text:p>
          </table:table-cell>
          <table:table-cell table:formula="of:=SUM([.I2:.I25])" office:value-type="float" office:value="17.372" calcext:value-type="float">
            <text:p>17.372</text:p>
          </table:table-cell>
          <table:table-cell table:formula="of:=GEOMEAN([.Y2:.Y25])" office:value-type="float" office:value="5.24018303449141" calcext:value-type="float">
            <text:p>5.24018303449141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Parser (%)</text:p>
          </table:table-cell>
          <table:table-cell table:formula="of:=[.X28]/[.X27]*100" office:value-type="float" office:value="1.27456109008283" calcext:value-type="float">
            <text:p>1.27456109008283</text:p>
          </table:table-cell>
          <table:table-cell table:number-columns-repeated="2"/>
        </table:table-row>
      </table:table>
      <table:table table:name="text-2.1.1" table:style-name="ta1">
        <table:table-column table:style-name="co4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Text.Lazy</text:p>
          </table:table-cell>
          <table:table-cell office:value-type="float" office:value="5739.084" calcext:value-type="float">
            <text:p>5739.084</text:p>
          </table:table-cell>
          <table:table-cell office:value-type="float" office:value="2079.641" calcext:value-type="float">
            <text:p>2079.641</text:p>
          </table:table-cell>
          <table:table-cell office:value-type="float" office:value="884.551" calcext:value-type="float">
            <text:p>884.551</text:p>
          </table:table-cell>
          <table:table-cell office:value-type="float" office:value="150.772" calcext:value-type="float">
            <text:p>150.772</text:p>
          </table:table-cell>
          <table:table-cell office:value-type="float" office:value="46.149" calcext:value-type="float">
            <text:p>46.149</text:p>
          </table:table-cell>
          <table:table-cell office:value-type="float" office:value="138.231" calcext:value-type="float">
            <text:p>138.231</text:p>
          </table:table-cell>
          <table:table-cell office:value-type="float" office:value="72.819" calcext:value-type="float">
            <text:p>72.819</text:p>
          </table:table-cell>
          <table:table-cell office:value-type="float" office:value="34.791" calcext:value-type="float">
            <text:p>34.791</text:p>
          </table:table-cell>
          <table:table-cell office:value-type="float" office:value="6.924" calcext:value-type="float">
            <text:p>6.924</text:p>
          </table:table-cell>
          <table:table-cell office:value-type="float" office:value="52.11" calcext:value-type="float">
            <text:p>52.11</text:p>
          </table:table-cell>
          <table:table-cell office:value-type="float" office:value="17.09" calcext:value-type="float">
            <text:p>17.09</text:p>
          </table:table-cell>
          <table:table-cell office:value-type="float" office:value="33.713" calcext:value-type="float">
            <text:p>33.713</text:p>
          </table:table-cell>
          <table:table-cell office:value-type="float" office:value="25.858" calcext:value-type="float">
            <text:p>25.858</text:p>
          </table:table-cell>
          <table:table-cell office:value-type="float" office:value="3.947" calcext:value-type="float">
            <text:p>3.947</text:p>
          </table:table-cell>
          <table:table-cell office:value-type="float" office:value="0" calcext:value-type="float">
            <text:p>0</text:p>
          </table:table-cell>
          <table:table-cell office:value-type="float" office:value="4.357" calcext:value-type="float">
            <text:p>4.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:.Z2])" office:value-type="float" office:value="9290.119" calcext:value-type="float">
            <text:p>9290.119</text:p>
          </table:table-cell>
          <table:table-cell table:formula="of:=[.L2]/[.AB2]*100" office:value-type="float" office:value="0.183958892238086" calcext:value-type="float">
            <text:p>0.183958892238086</text:p>
          </table:table-cell>
          <table:table-cell/>
        </table:table-row>
        <table:table-row table:style-name="ro1">
          <table:table-cell office:value-type="string" calcext:value-type="string">
            <text:p>Data.Text</text:p>
          </table:table-cell>
          <table:table-cell office:value-type="float" office:value="4731.231" calcext:value-type="float">
            <text:p>4731.231</text:p>
          </table:table-cell>
          <table:table-cell office:value-type="float" office:value="1058.241" calcext:value-type="float">
            <text:p>1058.241</text:p>
          </table:table-cell>
          <table:table-cell office:value-type="float" office:value="704.147" calcext:value-type="float">
            <text:p>704.147</text:p>
          </table:table-cell>
          <table:table-cell office:value-type="float" office:value="110.971" calcext:value-type="float">
            <text:p>110.971</text:p>
          </table:table-cell>
          <table:table-cell office:value-type="float" office:value="151.485" calcext:value-type="float">
            <text:p>151.485</text:p>
          </table:table-cell>
          <table:table-cell office:value-type="float" office:value="84.922" calcext:value-type="float">
            <text:p>84.922</text:p>
          </table:table-cell>
          <table:table-cell office:value-type="float" office:value="51.676" calcext:value-type="float">
            <text:p>51.676</text:p>
          </table:table-cell>
          <table:table-cell office:value-type="float" office:value="42.763" calcext:value-type="float">
            <text:p>42.763</text:p>
          </table:table-cell>
          <table:table-cell office:value-type="float" office:value="11.534" calcext:value-type="float">
            <text:p>11.534</text:p>
          </table:table-cell>
          <table:table-cell office:value-type="float" office:value="40.76" calcext:value-type="float">
            <text:p>40.76</text:p>
          </table:table-cell>
          <table:table-cell office:value-type="float" office:value="16.431" calcext:value-type="float">
            <text:p>16.431</text:p>
          </table:table-cell>
          <table:table-cell office:value-type="float" office:value="34.945" calcext:value-type="float">
            <text:p>34.945</text:p>
          </table:table-cell>
          <table:table-cell office:value-type="float" office:value="10.626" calcext:value-type="float">
            <text:p>10.626</text:p>
          </table:table-cell>
          <table:table-cell office:value-type="float" office:value="5.545" calcext:value-type="float">
            <text:p>5.545</text:p>
          </table:table-cell>
          <table:table-cell office:value-type="float" office:value="0" calcext:value-type="float">
            <text:p>0</text:p>
          </table:table-cell>
          <table:table-cell office:value-type="float" office:value="3.225" calcext:value-type="float">
            <text:p>3.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3:.Z3])" office:value-type="float" office:value="7058.594" calcext:value-type="float">
            <text:p>7058.594</text:p>
          </table:table-cell>
          <table:table-cell table:formula="of:=[.L3]/[.AB3]*100" office:value-type="float" office:value="0.232780069231918" calcext:value-type="float">
            <text:p>0.232780069231918</text:p>
          </table:table-cell>
          <table:table-cell/>
        </table:table-row>
        <table:table-row table:style-name="ro1">
          <table:table-cell office:value-type="string" calcext:value-type="string">
            <text:p>Data.Text.Lazy.Builder.RealFloat</text:p>
          </table:table-cell>
          <table:table-cell office:value-type="float" office:value="3487.959" calcext:value-type="float">
            <text:p>3487.959</text:p>
          </table:table-cell>
          <table:table-cell office:value-type="float" office:value="1965.537" calcext:value-type="float">
            <text:p>1965.537</text:p>
          </table:table-cell>
          <table:table-cell office:value-type="float" office:value="918.251" calcext:value-type="float">
            <text:p>918.251</text:p>
          </table:table-cell>
          <table:table-cell office:value-type="float" office:value="132.747" calcext:value-type="float">
            <text:p>132.747</text:p>
          </table:table-cell>
          <table:table-cell office:value-type="float" office:value="22.558" calcext:value-type="float">
            <text:p>22.558</text:p>
          </table:table-cell>
          <table:table-cell office:value-type="float" office:value="123.267" calcext:value-type="float">
            <text:p>123.267</text:p>
          </table:table-cell>
          <table:table-cell office:value-type="float" office:value="79.253" calcext:value-type="float">
            <text:p>79.253</text:p>
          </table:table-cell>
          <table:table-cell office:value-type="float" office:value="77.388" calcext:value-type="float">
            <text:p>77.388</text:p>
          </table:table-cell>
          <table:table-cell office:value-type="float" office:value="1.807" calcext:value-type="float">
            <text:p>1.807</text:p>
          </table:table-cell>
          <table:table-cell office:value-type="float" office:value="53.571" calcext:value-type="float">
            <text:p>53.571</text:p>
          </table:table-cell>
          <table:table-cell office:value-type="float" office:value="2.678" calcext:value-type="float">
            <text:p>2.678</text:p>
          </table:table-cell>
          <table:table-cell office:value-type="float" office:value="31.634" calcext:value-type="float">
            <text:p>31.634</text:p>
          </table:table-cell>
          <table:table-cell office:value-type="float" office:value="13.736" calcext:value-type="float">
            <text:p>13.736</text:p>
          </table:table-cell>
          <table:table-cell office:value-type="float" office:value="6.451" calcext:value-type="float">
            <text:p>6.451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4:.Z4])" office:value-type="float" office:value="6920.004" calcext:value-type="float">
            <text:p>6920.004</text:p>
          </table:table-cell>
          <table:table-cell table:formula="of:=[.L4]/[.AB4]*100" office:value-type="float" office:value="0.0386993995957228" calcext:value-type="float">
            <text:p>0.0386993995957228</text:p>
          </table:table-cell>
          <table:table-cell/>
        </table:table-row>
        <table:table-row table:style-name="ro1">
          <table:table-cell office:value-type="string" calcext:value-type="string">
            <text:p>Data.Text.Lazy.Builder.Int</text:p>
          </table:table-cell>
          <table:table-cell office:value-type="float" office:value="2944.964" calcext:value-type="float">
            <text:p>2944.964</text:p>
          </table:table-cell>
          <table:table-cell office:value-type="float" office:value="892.431" calcext:value-type="float">
            <text:p>892.431</text:p>
          </table:table-cell>
          <table:table-cell office:value-type="float" office:value="586.878" calcext:value-type="float">
            <text:p>586.878</text:p>
          </table:table-cell>
          <table:table-cell office:value-type="float" office:value="91.112" calcext:value-type="float">
            <text:p>91.112</text:p>
          </table:table-cell>
          <table:table-cell office:value-type="float" office:value="17.994" calcext:value-type="float">
            <text:p>17.994</text:p>
          </table:table-cell>
          <table:table-cell office:value-type="float" office:value="138.097" calcext:value-type="float">
            <text:p>138.097</text:p>
          </table:table-cell>
          <table:table-cell office:value-type="float" office:value="70.057" calcext:value-type="float">
            <text:p>70.057</text:p>
          </table:table-cell>
          <table:table-cell office:value-type="float" office:value="72.971" calcext:value-type="float">
            <text:p>72.971</text:p>
          </table:table-cell>
          <table:table-cell office:value-type="float" office:value="3.276" calcext:value-type="float">
            <text:p>3.276</text:p>
          </table:table-cell>
          <table:table-cell office:value-type="float" office:value="46.586" calcext:value-type="float">
            <text:p>46.586</text:p>
          </table:table-cell>
          <table:table-cell office:value-type="float" office:value="4.365" calcext:value-type="float">
            <text:p>4.365</text:p>
          </table:table-cell>
          <table:table-cell office:value-type="float" office:value="31.75" calcext:value-type="float">
            <text:p>31.75</text:p>
          </table:table-cell>
          <table:table-cell office:value-type="float" office:value="13.857" calcext:value-type="float">
            <text:p>13.857</text:p>
          </table:table-cell>
          <table:table-cell office:value-type="float" office:value="25.621" calcext:value-type="float">
            <text:p>25.621</text:p>
          </table:table-cell>
          <table:table-cell office:value-type="float" office:value="0" calcext:value-type="float">
            <text:p>0</text:p>
          </table:table-cell>
          <table:table-cell office:value-type="float" office:value="4.212" calcext:value-type="float">
            <text:p>4.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5:.Z5])" office:value-type="float" office:value="4944.268" calcext:value-type="float">
            <text:p>4944.268</text:p>
          </table:table-cell>
          <table:table-cell table:formula="of:=[.L5]/[.AB5]*100" office:value-type="float" office:value="0.0882840493274232" calcext:value-type="float">
            <text:p>0.0882840493274232</text:p>
          </table:table-cell>
          <table:table-cell/>
        </table:table-row>
        <table:table-row table:style-name="ro1">
          <table:table-cell office:value-type="string" calcext:value-type="string">
            <text:p>Data.Text.Internal.Encoding</text:p>
          </table:table-cell>
          <table:table-cell office:value-type="float" office:value="1654.304" calcext:value-type="float">
            <text:p>1654.304</text:p>
          </table:table-cell>
          <table:table-cell office:value-type="float" office:value="1211.022" calcext:value-type="float">
            <text:p>1211.022</text:p>
          </table:table-cell>
          <table:table-cell office:value-type="float" office:value="425.468" calcext:value-type="float">
            <text:p>425.468</text:p>
          </table:table-cell>
          <table:table-cell office:value-type="float" office:value="47.844" calcext:value-type="float">
            <text:p>47.844</text:p>
          </table:table-cell>
          <table:table-cell office:value-type="float" office:value="14.859" calcext:value-type="float">
            <text:p>14.859</text:p>
          </table:table-cell>
          <table:table-cell office:value-type="float" office:value="39.255" calcext:value-type="float">
            <text:p>39.255</text:p>
          </table:table-cell>
          <table:table-cell office:value-type="float" office:value="36.437" calcext:value-type="float">
            <text:p>36.437</text:p>
          </table:table-cell>
          <table:table-cell office:value-type="float" office:value="11.952" calcext:value-type="float">
            <text:p>11.952</text:p>
          </table:table-cell>
          <table:table-cell office:value-type="float" office:value="1.393" calcext:value-type="float">
            <text:p>1.393</text:p>
          </table:table-cell>
          <table:table-cell office:value-type="float" office:value="38.427" calcext:value-type="float">
            <text:p>38.427</text:p>
          </table:table-cell>
          <table:table-cell office:value-type="float" office:value="3.118" calcext:value-type="float">
            <text:p>3.118</text:p>
          </table:table-cell>
          <table:table-cell office:value-type="float" office:value="17.151" calcext:value-type="float">
            <text:p>17.151</text:p>
          </table:table-cell>
          <table:table-cell office:value-type="float" office:value="9.516" calcext:value-type="float">
            <text:p>9.516</text:p>
          </table:table-cell>
          <table:table-cell office:value-type="float" office:value="5.176" calcext:value-type="float">
            <text:p>5.176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6:.Z6])" office:value-type="float" office:value="3517.121" calcext:value-type="float">
            <text:p>3517.121</text:p>
          </table:table-cell>
          <table:table-cell table:formula="of:=[.L6]/[.AB6]*100" office:value-type="float" office:value="0.0886520537678402" calcext:value-type="float">
            <text:p>0.0886520537678402</text:p>
          </table:table-cell>
          <table:table-cell/>
        </table:table-row>
        <table:table-row table:style-name="ro1">
          <table:table-cell office:value-type="string" calcext:value-type="string">
            <text:p>Data.Text.Lazy.Encoding</text:p>
          </table:table-cell>
          <table:table-cell office:value-type="float" office:value="1011.422" calcext:value-type="float">
            <text:p>1011.422</text:p>
          </table:table-cell>
          <table:table-cell office:value-type="float" office:value="417.641" calcext:value-type="float">
            <text:p>417.641</text:p>
          </table:table-cell>
          <table:table-cell office:value-type="float" office:value="164.657" calcext:value-type="float">
            <text:p>164.657</text:p>
          </table:table-cell>
          <table:table-cell office:value-type="float" office:value="115.303" calcext:value-type="float">
            <text:p>115.303</text:p>
          </table:table-cell>
          <table:table-cell office:value-type="float" office:value="7.205" calcext:value-type="float">
            <text:p>7.205</text:p>
          </table:table-cell>
          <table:table-cell office:value-type="float" office:value="15.197" calcext:value-type="float">
            <text:p>15.197</text:p>
          </table:table-cell>
          <table:table-cell office:value-type="float" office:value="10.026" calcext:value-type="float">
            <text:p>10.026</text:p>
          </table:table-cell>
          <table:table-cell office:value-type="float" office:value="11.153" calcext:value-type="float">
            <text:p>11.153</text:p>
          </table:table-cell>
          <table:table-cell office:value-type="float" office:value="1.127" calcext:value-type="float">
            <text:p>1.127</text:p>
          </table:table-cell>
          <table:table-cell office:value-type="float" office:value="17.828" calcext:value-type="float">
            <text:p>17.828</text:p>
          </table:table-cell>
          <table:table-cell office:value-type="float" office:value="2.787" calcext:value-type="float">
            <text:p>2.787</text:p>
          </table:table-cell>
          <table:table-cell office:value-type="float" office:value="8.236" calcext:value-type="float">
            <text:p>8.236</text:p>
          </table:table-cell>
          <table:table-cell office:value-type="float" office:value="2.406" calcext:value-type="float">
            <text:p>2.406</text:p>
          </table:table-cell>
          <table:table-cell office:value-type="float" office:value="1.705" calcext:value-type="float">
            <text:p>1.705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7:.Z7])" office:value-type="float" office:value="1787.339" calcext:value-type="float">
            <text:p>1787.339</text:p>
          </table:table-cell>
          <table:table-cell table:formula="of:=[.L7]/[.AB7]*100" office:value-type="float" office:value="0.155930128531857" calcext:value-type="float">
            <text:p>0.155930128531857</text:p>
          </table:table-cell>
          <table:table-cell/>
        </table:table-row>
        <table:table-row table:style-name="ro1">
          <table:table-cell office:value-type="string" calcext:value-type="string">
            <text:p>Data.Text.Internal.Fusion.Common</text:p>
          </table:table-cell>
          <table:table-cell office:value-type="float" office:value="1014.268" calcext:value-type="float">
            <text:p>1014.268</text:p>
          </table:table-cell>
          <table:table-cell office:value-type="float" office:value="311.185" calcext:value-type="float">
            <text:p>311.185</text:p>
          </table:table-cell>
          <table:table-cell office:value-type="float" office:value="46.772" calcext:value-type="float">
            <text:p>46.772</text:p>
          </table:table-cell>
          <table:table-cell office:value-type="float" office:value="24.052" calcext:value-type="float">
            <text:p>24.052</text:p>
          </table:table-cell>
          <table:table-cell office:value-type="float" office:value="44.709" calcext:value-type="float">
            <text:p>44.709</text:p>
          </table:table-cell>
          <table:table-cell office:value-type="float" office:value="17.01" calcext:value-type="float">
            <text:p>17.01</text:p>
          </table:table-cell>
          <table:table-cell office:value-type="float" office:value="14.887" calcext:value-type="float">
            <text:p>14.887</text:p>
          </table:table-cell>
          <table:table-cell office:value-type="float" office:value="18.895" calcext:value-type="float">
            <text:p>18.895</text:p>
          </table:table-cell>
          <table:table-cell office:value-type="float" office:value="16.009" calcext:value-type="float">
            <text:p>16.009</text:p>
          </table:table-cell>
          <table:table-cell office:value-type="float" office:value="3.008" calcext:value-type="float">
            <text:p>3.008</text:p>
          </table:table-cell>
          <table:table-cell office:value-type="float" office:value="11.481" calcext:value-type="float">
            <text:p>11.481</text:p>
          </table:table-cell>
          <table:table-cell office:value-type="float" office:value="10.581" calcext:value-type="float">
            <text:p>10.581</text:p>
          </table:table-cell>
          <table:table-cell office:value-type="float" office:value="1.425" calcext:value-type="float">
            <text:p>1.425</text:p>
          </table:table-cell>
          <table:table-cell office:value-type="float" office:value="3.845" calcext:value-type="float">
            <text:p>3.845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8:.Z8])" office:value-type="float" office:value="1538.808" calcext:value-type="float">
            <text:p>1538.808</text:p>
          </table:table-cell>
          <table:table-cell table:formula="of:=[.L8]/[.AB8]*100" office:value-type="float" office:value="0.746096978960338" calcext:value-type="float">
            <text:p>0.746096978960338</text:p>
          </table:table-cell>
          <table:table-cell/>
        </table:table-row>
        <table:table-row table:style-name="ro1">
          <table:table-cell office:value-type="string" calcext:value-type="string">
            <text:p>Data.Text.Read</text:p>
          </table:table-cell>
          <table:table-cell office:value-type="float" office:value="634.329" calcext:value-type="float">
            <text:p>634.329</text:p>
          </table:table-cell>
          <table:table-cell office:value-type="float" office:value="340.222" calcext:value-type="float">
            <text:p>340.222</text:p>
          </table:table-cell>
          <table:table-cell office:value-type="float" office:value="91.567" calcext:value-type="float">
            <text:p>91.567</text:p>
          </table:table-cell>
          <table:table-cell office:value-type="float" office:value="16.029" calcext:value-type="float">
            <text:p>16.029</text:p>
          </table:table-cell>
          <table:table-cell office:value-type="float" office:value="9.18" calcext:value-type="float">
            <text:p>9.18</text:p>
          </table:table-cell>
          <table:table-cell office:value-type="float" office:value="17.794" calcext:value-type="float">
            <text:p>17.794</text:p>
          </table:table-cell>
          <table:table-cell office:value-type="float" office:value="6.346" calcext:value-type="float">
            <text:p>6.346</text:p>
          </table:table-cell>
          <table:table-cell office:value-type="float" office:value="10.555" calcext:value-type="float">
            <text:p>10.555</text:p>
          </table:table-cell>
          <table:table-cell office:value-type="float" office:value="1.083" calcext:value-type="float">
            <text:p>1.083</text:p>
          </table:table-cell>
          <table:table-cell office:value-type="float" office:value="6.217" calcext:value-type="float">
            <text:p>6.217</text:p>
          </table:table-cell>
          <table:table-cell office:value-type="float" office:value="3.191" calcext:value-type="float">
            <text:p>3.191</text:p>
          </table:table-cell>
          <table:table-cell office:value-type="float" office:value="8.744" calcext:value-type="float">
            <text:p>8.744</text:p>
          </table:table-cell>
          <table:table-cell office:value-type="float" office:value="3.217" calcext:value-type="float">
            <text:p>3.217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9:.Z9])" office:value-type="float" office:value="1151.956" calcext:value-type="float">
            <text:p>1151.956</text:p>
          </table:table-cell>
          <table:table-cell table:formula="of:=[.L9]/[.AB9]*100" office:value-type="float" office:value="0.277007107910372" calcext:value-type="float">
            <text:p>0.277007107910372</text:p>
          </table:table-cell>
          <table:table-cell/>
        </table:table-row>
        <table:table-row table:style-name="ro1">
          <table:table-cell office:value-type="string" calcext:value-type="string">
            <text:p>Data.Text.Internal.Fusion.CaseMapping</text:p>
          </table:table-cell>
          <table:table-cell office:value-type="float" office:value="130.82" calcext:value-type="float">
            <text:p>130.82</text:p>
          </table:table-cell>
          <table:table-cell office:value-type="float" office:value="369.246" calcext:value-type="float">
            <text:p>369.246</text:p>
          </table:table-cell>
          <table:table-cell office:value-type="float" office:value="11.082" calcext:value-type="float">
            <text:p>11.082</text:p>
          </table:table-cell>
          <table:table-cell office:value-type="float" office:value="1.372" calcext:value-type="float">
            <text:p>1.372</text:p>
          </table:table-cell>
          <table:table-cell office:value-type="float" office:value="196.829" calcext:value-type="float">
            <text:p>196.829</text:p>
          </table:table-cell>
          <table:table-cell office:value-type="float" office:value="2.825" calcext:value-type="float">
            <text:p>2.825</text:p>
          </table:table-cell>
          <table:table-cell office:value-type="float" office:value="0.613" calcext:value-type="float">
            <text:p>0.613</text:p>
          </table:table-cell>
          <table:table-cell office:value-type="float" office:value="1.842" calcext:value-type="float">
            <text:p>1.842</text:p>
          </table:table-cell>
          <table:table-cell office:value-type="float" office:value="274.805" calcext:value-type="float">
            <text:p>274.805</text:p>
          </table:table-cell>
          <table:table-cell office:value-type="float" office:value="0.309" calcext:value-type="float">
            <text:p>0.309</text:p>
          </table:table-cell>
          <table:table-cell office:value-type="float" office:value="74.832" calcext:value-type="float">
            <text:p>74.832</text:p>
          </table:table-cell>
          <table:table-cell office:value-type="float" office:value="0.251" calcext:value-type="float">
            <text:p>0.251</text:p>
          </table:table-cell>
          <table:table-cell office:value-type="float" office:value="1.468" calcext:value-type="float">
            <text:p>1.468</text:p>
          </table:table-cell>
          <table:table-cell office:value-type="float" office:value="1.919" calcext:value-type="float">
            <text:p>1.91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10:.Z10])" office:value-type="float" office:value="1068.474" calcext:value-type="float">
            <text:p>1068.474</text:p>
          </table:table-cell>
          <table:table-cell table:formula="of:=[.L10]/[.AB10]*100" office:value-type="float" office:value="7.00363321896462" calcext:value-type="float">
            <text:p>7.00363321896462</text:p>
          </table:table-cell>
          <table:table-cell/>
        </table:table-row>
        <table:table-row table:style-name="ro1">
          <table:table-cell office:value-type="string" calcext:value-type="string">
            <text:p>Data.Text.Encoding</text:p>
          </table:table-cell>
          <table:table-cell office:value-type="float" office:value="628.186" calcext:value-type="float">
            <text:p>628.186</text:p>
          </table:table-cell>
          <table:table-cell office:value-type="float" office:value="170.455" calcext:value-type="float">
            <text:p>170.455</text:p>
          </table:table-cell>
          <table:table-cell office:value-type="float" office:value="41.888" calcext:value-type="float">
            <text:p>41.888</text:p>
          </table:table-cell>
          <table:table-cell office:value-type="float" office:value="22.598" calcext:value-type="float">
            <text:p>22.598</text:p>
          </table:table-cell>
          <table:table-cell office:value-type="float" office:value="12.877" calcext:value-type="float">
            <text:p>12.877</text:p>
          </table:table-cell>
          <table:table-cell office:value-type="float" office:value="16.657" calcext:value-type="float">
            <text:p>16.657</text:p>
          </table:table-cell>
          <table:table-cell office:value-type="float" office:value="4.326" calcext:value-type="float">
            <text:p>4.326</text:p>
          </table:table-cell>
          <table:table-cell office:value-type="float" office:value="8.611" calcext:value-type="float">
            <text:p>8.611</text:p>
          </table:table-cell>
          <table:table-cell office:value-type="float" office:value="1.319" calcext:value-type="float">
            <text:p>1.319</text:p>
          </table:table-cell>
          <table:table-cell office:value-type="float" office:value="2.754" calcext:value-type="float">
            <text:p>2.754</text:p>
          </table:table-cell>
          <table:table-cell office:value-type="float" office:value="3.666" calcext:value-type="float">
            <text:p>3.666</text:p>
          </table:table-cell>
          <table:table-cell office:value-type="float" office:value="4.266" calcext:value-type="float">
            <text:p>4.266</text:p>
          </table:table-cell>
          <table:table-cell office:value-type="float" office:value="1.415" calcext:value-type="float">
            <text:p>1.415</text:p>
          </table:table-cell>
          <table:table-cell office:value-type="float" office:value="1.304" calcext:value-type="float">
            <text:p>1.304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1:.Z11])" office:value-type="float" office:value="920.808" calcext:value-type="float">
            <text:p>920.808</text:p>
          </table:table-cell>
          <table:table-cell table:formula="of:=[.L11]/[.AB11]*100" office:value-type="float" office:value="0.398128600099044" calcext:value-type="float">
            <text:p>0.398128600099044</text:p>
          </table:table-cell>
          <table:table-cell/>
        </table:table-row>
        <table:table-row table:style-name="ro1">
          <table:table-cell office:value-type="string" calcext:value-type="string">
            <text:p>Data.Text.Lazy.Read</text:p>
          </table:table-cell>
          <table:table-cell office:value-type="float" office:value="472.813" calcext:value-type="float">
            <text:p>472.813</text:p>
          </table:table-cell>
          <table:table-cell office:value-type="float" office:value="237.236" calcext:value-type="float">
            <text:p>237.236</text:p>
          </table:table-cell>
          <table:table-cell office:value-type="float" office:value="22.624" calcext:value-type="float">
            <text:p>22.624</text:p>
          </table:table-cell>
          <table:table-cell office:value-type="float" office:value="10.929" calcext:value-type="float">
            <text:p>10.929</text:p>
          </table:table-cell>
          <table:table-cell office:value-type="float" office:value="8.588" calcext:value-type="float">
            <text:p>8.588</text:p>
          </table:table-cell>
          <table:table-cell office:value-type="float" office:value="15.197" calcext:value-type="float">
            <text:p>15.197</text:p>
          </table:table-cell>
          <table:table-cell office:value-type="float" office:value="3.298" calcext:value-type="float">
            <text:p>3.298</text:p>
          </table:table-cell>
          <table:table-cell office:value-type="float" office:value="7.137" calcext:value-type="float">
            <text:p>7.137</text:p>
          </table:table-cell>
          <table:table-cell office:value-type="float" office:value="1.313" calcext:value-type="float">
            <text:p>1.313</text:p>
          </table:table-cell>
          <table:table-cell office:value-type="float" office:value="7.997" calcext:value-type="float">
            <text:p>7.997</text:p>
          </table:table-cell>
          <table:table-cell office:value-type="float" office:value="3.652" calcext:value-type="float">
            <text:p>3.652</text:p>
          </table:table-cell>
          <table:table-cell office:value-type="float" office:value="3.318" calcext:value-type="float">
            <text:p>3.318</text:p>
          </table:table-cell>
          <table:table-cell office:value-type="float" office:value="1.932" calcext:value-type="float">
            <text:p>1.932</text:p>
          </table:table-cell>
          <table:table-cell office:value-type="float" office:value="1.563" calcext:value-type="float">
            <text:p>1.563</text:p>
          </table:table-cell>
          <table:table-cell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12:.Z12])" office:value-type="float" office:value="798.505" calcext:value-type="float">
            <text:p>798.505</text:p>
          </table:table-cell>
          <table:table-cell table:formula="of:=[.L12]/[.AB12]*100" office:value-type="float" office:value="0.457354681561168" calcext:value-type="float">
            <text:p>0.457354681561168</text:p>
          </table:table-cell>
          <table:table-cell/>
        </table:table-row>
        <table:table-row table:style-name="ro1">
          <table:table-cell office:value-type="string" calcext:value-type="string">
            <text:p>Data.Text.Internal.Lazy.Encoding.Fusion</text:p>
          </table:table-cell>
          <table:table-cell office:value-type="float" office:value="388.258" calcext:value-type="float">
            <text:p>388.258</text:p>
          </table:table-cell>
          <table:table-cell office:value-type="float" office:value="205.847" calcext:value-type="float">
            <text:p>205.847</text:p>
          </table:table-cell>
          <table:table-cell office:value-type="float" office:value="58.596" calcext:value-type="float">
            <text:p>58.596</text:p>
          </table:table-cell>
          <table:table-cell office:value-type="float" office:value="12.554" calcext:value-type="float">
            <text:p>12.554</text:p>
          </table:table-cell>
          <table:table-cell office:value-type="float" office:value="23.843" calcext:value-type="float">
            <text:p>23.843</text:p>
          </table:table-cell>
          <table:table-cell office:value-type="float" office:value="5.408" calcext:value-type="float">
            <text:p>5.408</text:p>
          </table:table-cell>
          <table:table-cell office:value-type="float" office:value="3.913" calcext:value-type="float">
            <text:p>3.913</text:p>
          </table:table-cell>
          <table:table-cell office:value-type="float" office:value="6.012" calcext:value-type="float">
            <text:p>6.012</text:p>
          </table:table-cell>
          <table:table-cell office:value-type="float" office:value="4.555" calcext:value-type="float">
            <text:p>4.555</text:p>
          </table:table-cell>
          <table:table-cell office:value-type="float" office:value="2.492" calcext:value-type="float">
            <text:p>2.492</text:p>
          </table:table-cell>
          <table:table-cell office:value-type="float" office:value="5.159" calcext:value-type="float">
            <text:p>5.159</text:p>
          </table:table-cell>
          <table:table-cell office:value-type="float" office:value="7.74" calcext:value-type="float">
            <text:p>7.74</text:p>
          </table:table-cell>
          <table:table-cell office:value-type="float" office:value="1.775" calcext:value-type="float">
            <text:p>1.775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3" calcext:value-type="float">
            <text:p>0.013</text:p>
          </table:table-cell>
          <table:table-cell/>
          <table:table-cell table:formula="of:=SUM([.B13:.Z13])" office:value-type="float" office:value="730.113" calcext:value-type="float">
            <text:p>730.113</text:p>
          </table:table-cell>
          <table:table-cell table:formula="of:=[.L13]/[.AB13]*100" office:value-type="float" office:value="0.706602950502183" calcext:value-type="float">
            <text:p>0.706602950502183</text:p>
          </table:table-cell>
          <table:table-cell/>
        </table:table-row>
        <table:table-row table:style-name="ro1">
          <table:table-cell office:value-type="string" calcext:value-type="string">
            <text:p>Data.Text.Internal.Fusion</text:p>
          </table:table-cell>
          <table:table-cell office:value-type="float" office:value="343.987" calcext:value-type="float">
            <text:p>343.987</text:p>
          </table:table-cell>
          <table:table-cell office:value-type="float" office:value="79.244" calcext:value-type="float">
            <text:p>79.244</text:p>
          </table:table-cell>
          <table:table-cell office:value-type="float" office:value="24.492" calcext:value-type="float">
            <text:p>24.492</text:p>
          </table:table-cell>
          <table:table-cell office:value-type="float" office:value="13.359" calcext:value-type="float">
            <text:p>13.359</text:p>
          </table:table-cell>
          <table:table-cell office:value-type="float" office:value="9.503" calcext:value-type="float">
            <text:p>9.503</text:p>
          </table:table-cell>
          <table:table-cell office:value-type="float" office:value="4.296" calcext:value-type="float">
            <text:p>4.296</text:p>
          </table:table-cell>
          <table:table-cell office:value-type="float" office:value="2.206" calcext:value-type="float">
            <text:p>2.206</text:p>
          </table:table-cell>
          <table:table-cell office:value-type="float" office:value="7.51" calcext:value-type="float">
            <text:p>7.51</text:p>
          </table:table-cell>
          <table:table-cell office:value-type="float" office:value="1.759" calcext:value-type="float">
            <text:p>1.759</text:p>
          </table:table-cell>
          <table:table-cell office:value-type="float" office:value="10.603" calcext:value-type="float">
            <text:p>10.603</text:p>
          </table:table-cell>
          <table:table-cell office:value-type="float" office:value="2.967" calcext:value-type="float">
            <text:p>2.967</text:p>
          </table:table-cell>
          <table:table-cell office:value-type="float" office:value="1.633" calcext:value-type="float">
            <text:p>1.6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4:.Z14])" office:value-type="float" office:value="503.193" calcext:value-type="float">
            <text:p>503.193</text:p>
          </table:table-cell>
          <table:table-cell table:formula="of:=[.L14]/[.AB14]*100" office:value-type="float" office:value="0.589634593485998" calcext:value-type="float">
            <text:p>0.589634593485998</text:p>
          </table:table-cell>
          <table:table-cell/>
        </table:table-row>
        <table:table-row table:style-name="ro1">
          <table:table-cell office:value-type="string" calcext:value-type="string">
            <text:p>Data.Text.Internal.Transformation</text:p>
          </table:table-cell>
          <table:table-cell office:value-type="float" office:value="305.826" calcext:value-type="float">
            <text:p>305.826</text:p>
          </table:table-cell>
          <table:table-cell office:value-type="float" office:value="82.588" calcext:value-type="float">
            <text:p>82.588</text:p>
          </table:table-cell>
          <table:table-cell office:value-type="float" office:value="28.206" calcext:value-type="float">
            <text:p>28.206</text:p>
          </table:table-cell>
          <table:table-cell office:value-type="float" office:value="9.816" calcext:value-type="float">
            <text:p>9.816</text:p>
          </table:table-cell>
          <table:table-cell office:value-type="float" office:value="10.178" calcext:value-type="float">
            <text:p>10.178</text:p>
          </table:table-cell>
          <table:table-cell office:value-type="float" office:value="7.544" calcext:value-type="float">
            <text:p>7.544</text:p>
          </table:table-cell>
          <table:table-cell office:value-type="float" office:value="2.213" calcext:value-type="float">
            <text:p>2.213</text:p>
          </table:table-cell>
          <table:table-cell office:value-type="float" office:value="6.075" calcext:value-type="float">
            <text:p>6.075</text:p>
          </table:table-cell>
          <table:table-cell office:value-type="float" office:value="1.292" calcext:value-type="float">
            <text:p>1.292</text:p>
          </table:table-cell>
          <table:table-cell office:value-type="float" office:value="1.872" calcext:value-type="float">
            <text:p>1.872</text:p>
          </table:table-cell>
          <table:table-cell office:value-type="float" office:value="3.663" calcext:value-type="float">
            <text:p>3.663</text:p>
          </table:table-cell>
          <table:table-cell office:value-type="float" office:value="1.762" calcext:value-type="float">
            <text:p>1.762</text:p>
          </table:table-cell>
          <table:table-cell office:value-type="float" office:value="0.861" calcext:value-type="float">
            <text:p>0.861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5:.Z15])" office:value-type="float" office:value="463.065" calcext:value-type="float">
            <text:p>463.065</text:p>
          </table:table-cell>
          <table:table-cell table:formula="of:=[.L15]/[.AB15]*100" office:value-type="float" office:value="0.791033656182177" calcext:value-type="float">
            <text:p>0.791033656182177</text:p>
          </table:table-cell>
          <table:table-cell/>
        </table:table-row>
        <table:table-row table:style-name="ro1">
          <table:table-cell office:value-type="string" calcext:value-type="string">
            <text:p>Data.Text.IO</text:p>
          </table:table-cell>
          <table:table-cell office:value-type="float" office:value="141.551" calcext:value-type="float">
            <text:p>141.551</text:p>
          </table:table-cell>
          <table:table-cell office:value-type="float" office:value="180.723" calcext:value-type="float">
            <text:p>180.723</text:p>
          </table:table-cell>
          <table:table-cell office:value-type="float" office:value="41.762" calcext:value-type="float">
            <text:p>41.762</text:p>
          </table:table-cell>
          <table:table-cell office:value-type="float" office:value="11.252" calcext:value-type="float">
            <text:p>11.252</text:p>
          </table:table-cell>
          <table:table-cell office:value-type="float" office:value="10.807" calcext:value-type="float">
            <text:p>10.807</text:p>
          </table:table-cell>
          <table:table-cell office:value-type="float" office:value="4.238" calcext:value-type="float">
            <text:p>4.238</text:p>
          </table:table-cell>
          <table:table-cell office:value-type="float" office:value="2.99" calcext:value-type="float">
            <text:p>2.99</text:p>
          </table:table-cell>
          <table:table-cell office:value-type="float" office:value="2.752" calcext:value-type="float">
            <text:p>2.752</text:p>
          </table:table-cell>
          <table:table-cell office:value-type="float" office:value="2.047" calcext:value-type="float">
            <text:p>2.047</text:p>
          </table:table-cell>
          <table:table-cell office:value-type="float" office:value="6.125" calcext:value-type="float">
            <text:p>6.125</text:p>
          </table:table-cell>
          <table:table-cell office:value-type="float" office:value="3.146" calcext:value-type="float">
            <text:p>3.146</text:p>
          </table:table-cell>
          <table:table-cell office:value-type="float" office:value="2.364" calcext:value-type="float">
            <text:p>2.364</text:p>
          </table:table-cell>
          <table:table-cell office:value-type="float" office:value="0.46" calcext:value-type="float">
            <text:p>0.46</text:p>
          </table:table-cell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16:.Z16])" office:value-type="float" office:value="410.916" calcext:value-type="float">
            <text:p>410.916</text:p>
          </table:table-cell>
          <table:table-cell table:formula="of:=[.L16]/[.AB16]*100" office:value-type="float" office:value="0.765606595995289" calcext:value-type="float">
            <text:p>0.765606595995289</text:p>
          </table:table-cell>
          <table:table-cell/>
        </table:table-row>
        <table:table-row table:style-name="ro1">
          <table:table-cell office:value-type="string" calcext:value-type="string">
            <text:p>Data.Text.Internal.Encoding.Fusion.Common</text:p>
          </table:table-cell>
          <table:table-cell office:value-type="float" office:value="332.516" calcext:value-type="float">
            <text:p>332.516</text:p>
          </table:table-cell>
          <table:table-cell office:value-type="float" office:value="28.665" calcext:value-type="float">
            <text:p>28.665</text:p>
          </table:table-cell>
          <table:table-cell office:value-type="float" office:value="6.387" calcext:value-type="float">
            <text:p>6.387</text:p>
          </table:table-cell>
          <table:table-cell office:value-type="float" office:value="4.264" calcext:value-type="float">
            <text:p>4.264</text:p>
          </table:table-cell>
          <table:table-cell office:value-type="float" office:value="6.833" calcext:value-type="float">
            <text:p>6.833</text:p>
          </table:table-cell>
          <table:table-cell office:value-type="float" office:value="2.471" calcext:value-type="float">
            <text:p>2.471</text:p>
          </table:table-cell>
          <table:table-cell office:value-type="float" office:value="1.024" calcext:value-type="float">
            <text:p>1.024</text:p>
          </table:table-cell>
          <table:table-cell office:value-type="float" office:value="8.255" calcext:value-type="float">
            <text:p>8.2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353" calcext:value-type="float">
            <text:p>0.353</text:p>
          </table:table-cell>
          <table:table-cell office:value-type="float" office:value="1.78" calcext:value-type="float">
            <text:p>1.78</text:p>
          </table:table-cell>
          <table:table-cell office:value-type="float" office:value="0.997" calcext:value-type="float">
            <text:p>0.997</text:p>
          </table:table-cell>
          <table:table-cell office:value-type="float" office:value="0.271" calcext:value-type="float">
            <text:p>0.271</text:p>
          </table:table-cell>
          <table:table-cell office:value-type="float" office:value="1.395" calcext:value-type="float">
            <text:p>1.39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  <table:table-cell/>
          <table:table-cell table:formula="of:=SUM([.B17:.Z17])" office:value-type="float" office:value="396.857" calcext:value-type="float">
            <text:p>396.857</text:p>
          </table:table-cell>
          <table:table-cell table:formula="of:=[.L17]/[.AB17]*100" office:value-type="float" office:value="0.448524279526379" calcext:value-type="float">
            <text:p>0.448524279526379</text:p>
          </table:table-cell>
          <table:table-cell/>
        </table:table-row>
        <table:table-row table:style-name="ro1">
          <table:table-cell office:value-type="string" calcext:value-type="string">
            <text:p>Data.Text.Internal.Lazy.Search</text:p>
          </table:table-cell>
          <table:table-cell office:value-type="float" office:value="124.501" calcext:value-type="float">
            <text:p>124.501</text:p>
          </table:table-cell>
          <table:table-cell office:value-type="float" office:value="200.577" calcext:value-type="float">
            <text:p>200.577</text:p>
          </table:table-cell>
          <table:table-cell office:value-type="float" office:value="32.732" calcext:value-type="float">
            <text:p>32.732</text:p>
          </table:table-cell>
          <table:table-cell office:value-type="float" office:value="7.173" calcext:value-type="float">
            <text:p>7.173</text:p>
          </table:table-cell>
          <table:table-cell office:value-type="float" office:value="5.172" calcext:value-type="float">
            <text:p>5.172</text:p>
          </table:table-cell>
          <table:table-cell office:value-type="float" office:value="2.139" calcext:value-type="float">
            <text:p>2.139</text:p>
          </table:table-cell>
          <table:table-cell office:value-type="float" office:value="2.764" calcext:value-type="float">
            <text:p>2.764</text:p>
          </table:table-cell>
          <table:table-cell office:value-type="float" office:value="1.161" calcext:value-type="float">
            <text:p>1.161</text:p>
          </table:table-cell>
          <table:table-cell office:value-type="float" office:value="1.28" calcext:value-type="float">
            <text:p>1.28</text:p>
          </table:table-cell>
          <table:table-cell office:value-type="float" office:value="4.888" calcext:value-type="float">
            <text:p>4.888</text:p>
          </table:table-cell>
          <table:table-cell office:value-type="float" office:value="1.382" calcext:value-type="float">
            <text:p>1.382</text:p>
          </table:table-cell>
          <table:table-cell office:value-type="float" office:value="1.534" calcext:value-type="float">
            <text:p>1.534</text:p>
          </table:table-cell>
          <table:table-cell office:value-type="float" office:value="0.274" calcext:value-type="float">
            <text:p>0.274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SUM([.B18:.Z18])" office:value-type="float" office:value="385.937" calcext:value-type="float">
            <text:p>385.937</text:p>
          </table:table-cell>
          <table:table-cell table:formula="of:=[.L18]/[.AB18]*100" office:value-type="float" office:value="0.358089532747573" calcext:value-type="float">
            <text:p>0.358089532747573</text:p>
          </table:table-cell>
          <table:table-cell/>
        </table:table-row>
        <table:table-row table:style-name="ro1">
          <table:table-cell office:value-type="string" calcext:value-type="string">
            <text:p>Data.Text.Internal.Encoding.Fusion</text:p>
          </table:table-cell>
          <table:table-cell office:value-type="float" office:value="240.667" calcext:value-type="float">
            <text:p>240.667</text:p>
          </table:table-cell>
          <table:table-cell office:value-type="float" office:value="57.452" calcext:value-type="float">
            <text:p>57.452</text:p>
          </table:table-cell>
          <table:table-cell office:value-type="float" office:value="6.831" calcext:value-type="float">
            <text:p>6.831</text:p>
          </table:table-cell>
          <table:table-cell office:value-type="float" office:value="4.445" calcext:value-type="float">
            <text:p>4.445</text:p>
          </table:table-cell>
          <table:table-cell office:value-type="float" office:value="10.84" calcext:value-type="float">
            <text:p>10.84</text:p>
          </table:table-cell>
          <table:table-cell office:value-type="float" office:value="3.754" calcext:value-type="float">
            <text:p>3.754</text:p>
          </table:table-cell>
          <table:table-cell office:value-type="float" office:value="4.684" calcext:value-type="float">
            <text:p>4.684</text:p>
          </table:table-cell>
          <table:table-cell office:value-type="float" office:value="2.428" calcext:value-type="float">
            <text:p>2.428</text:p>
          </table:table-cell>
          <table:table-cell office:value-type="float" office:value="1.862" calcext:value-type="float">
            <text:p>1.862</text:p>
          </table:table-cell>
          <table:table-cell office:value-type="float" office:value="0.591" calcext:value-type="float">
            <text:p>0.591</text:p>
          </table:table-cell>
          <table:table-cell office:value-type="float" office:value="3.566" calcext:value-type="float">
            <text:p>3.566</text:p>
          </table:table-cell>
          <table:table-cell office:value-type="float" office:value="1.385" calcext:value-type="float">
            <text:p>1.385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9:.Z19])" office:value-type="float" office:value="339.811" calcext:value-type="float">
            <text:p>339.811</text:p>
          </table:table-cell>
          <table:table-cell table:formula="of:=[.L19]/[.AB19]*100" office:value-type="float" office:value="1.04940687617529" calcext:value-type="float">
            <text:p>1.04940687617529</text:p>
          </table:table-cell>
          <table:table-cell/>
        </table:table-row>
        <table:table-row table:style-name="ro1">
          <table:table-cell office:value-type="string" calcext:value-type="string">
            <text:p>Data.Text.Internal.Builder</text:p>
          </table:table-cell>
          <table:table-cell office:value-type="float" office:value="144.252" calcext:value-type="float">
            <text:p>144.252</text:p>
          </table:table-cell>
          <table:table-cell office:value-type="float" office:value="69.099" calcext:value-type="float">
            <text:p>69.099</text:p>
          </table:table-cell>
          <table:table-cell office:value-type="float" office:value="7.338" calcext:value-type="float">
            <text:p>7.338</text:p>
          </table:table-cell>
          <table:table-cell office:value-type="float" office:value="3.935" calcext:value-type="float">
            <text:p>3.935</text:p>
          </table:table-cell>
          <table:table-cell office:value-type="float" office:value="7.813" calcext:value-type="float">
            <text:p>7.813</text:p>
          </table:table-cell>
          <table:table-cell office:value-type="float" office:value="4.254" calcext:value-type="float">
            <text:p>4.254</text:p>
          </table:table-cell>
          <table:table-cell office:value-type="float" office:value="1.522" calcext:value-type="float">
            <text:p>1.522</text:p>
          </table:table-cell>
          <table:table-cell office:value-type="float" office:value="2.034" calcext:value-type="float">
            <text:p>2.034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9" calcext:value-type="float">
            <text:p>0.899</text:p>
          </table:table-cell>
          <table:table-cell office:value-type="float" office:value="3.202" calcext:value-type="float">
            <text:p>3.202</text:p>
          </table:table-cell>
          <table:table-cell office:value-type="float" office:value="1.279" calcext:value-type="float">
            <text:p>1.27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0:.Z20])" office:value-type="float" office:value="247.374" calcext:value-type="float">
            <text:p>247.374</text:p>
          </table:table-cell>
          <table:table-cell table:formula="of:=[.L20]/[.AB20]*100" office:value-type="float" office:value="1.29439633914639" calcext:value-type="float">
            <text:p>1.29439633914639</text:p>
          </table:table-cell>
          <table:table-cell/>
        </table:table-row>
        <table:table-row table:style-name="ro1">
          <table:table-cell office:value-type="string" calcext:value-type="string">
            <text:p>Data.Text.Internal</text:p>
          </table:table-cell>
          <table:table-cell office:value-type="float" office:value="136.775" calcext:value-type="float">
            <text:p>136.775</text:p>
          </table:table-cell>
          <table:table-cell office:value-type="float" office:value="44.91" calcext:value-type="float">
            <text:p>44.91</text:p>
          </table:table-cell>
          <table:table-cell office:value-type="float" office:value="6.98" calcext:value-type="float">
            <text:p>6.98</text:p>
          </table:table-cell>
          <table:table-cell office:value-type="float" office:value="2.621" calcext:value-type="float">
            <text:p>2.621</text:p>
          </table:table-cell>
          <table:table-cell office:value-type="float" office:value="7.694" calcext:value-type="float">
            <text:p>7.694</text:p>
          </table:table-cell>
          <table:table-cell office:value-type="float" office:value="3.061" calcext:value-type="float">
            <text:p>3.061</text:p>
          </table:table-cell>
          <table:table-cell office:value-type="float" office:value="1.85" calcext:value-type="float">
            <text:p>1.85</text:p>
          </table:table-cell>
          <table:table-cell office:value-type="float" office:value="3.687" calcext:value-type="float">
            <text:p>3.687</text:p>
          </table:table-cell>
          <table:table-cell office:value-type="float" office:value="1.336" calcext:value-type="float">
            <text:p>1.336</text:p>
          </table:table-cell>
          <table:table-cell office:value-type="float" office:value="1.502" calcext:value-type="float">
            <text:p>1.502</text:p>
          </table:table-cell>
          <table:table-cell office:value-type="float" office:value="3.855" calcext:value-type="float">
            <text:p>3.8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1:.Z21])" office:value-type="float" office:value="215.993" calcext:value-type="float">
            <text:p>215.993</text:p>
          </table:table-cell>
          <table:table-cell table:formula="of:=[.L21]/[.AB21]*100" office:value-type="float" office:value="1.78478006231683" calcext:value-type="float">
            <text:p>1.78478006231683</text:p>
          </table:table-cell>
          <table:table-cell/>
        </table:table-row>
        <table:table-row table:style-name="ro1">
          <table:table-cell office:value-type="string" calcext:value-type="string">
            <text:p>Data.Text.Internal.Fusion.Size</text:p>
          </table:table-cell>
          <table:table-cell office:value-type="float" office:value="125.148" calcext:value-type="float">
            <text:p>125.148</text:p>
          </table:table-cell>
          <table:table-cell office:value-type="float" office:value="53.74" calcext:value-type="float">
            <text:p>53.74</text:p>
          </table:table-cell>
          <table:table-cell office:value-type="float" office:value="8.142" calcext:value-type="float">
            <text:p>8.142</text:p>
          </table:table-cell>
          <table:table-cell office:value-type="float" office:value="2.455" calcext:value-type="float">
            <text:p>2.455</text:p>
          </table:table-cell>
          <table:table-cell office:value-type="float" office:value="5.082" calcext:value-type="float">
            <text:p>5.082</text:p>
          </table:table-cell>
          <table:table-cell office:value-type="float" office:value="2.126" calcext:value-type="float">
            <text:p>2.126</text:p>
          </table:table-cell>
          <table:table-cell office:value-type="float" office:value="1.424" calcext:value-type="float">
            <text:p>1.424</text:p>
          </table:table-cell>
          <table:table-cell office:value-type="float" office:value="2.402" calcext:value-type="float">
            <text:p>2.402</text:p>
          </table:table-cell>
          <table:table-cell office:value-type="float" office:value="1.732" calcext:value-type="float">
            <text:p>1.732</text:p>
          </table:table-cell>
          <table:table-cell office:value-type="float" office:value="0.474" calcext:value-type="float">
            <text:p>0.474</text:p>
          </table:table-cell>
          <table:table-cell office:value-type="float" office:value="2.275" calcext:value-type="float">
            <text:p>2.275</text:p>
          </table:table-cell>
          <table:table-cell office:value-type="float" office:value="1.11" calcext:value-type="float">
            <text:p>1.11</text:p>
          </table:table-cell>
          <table:table-cell office:value-type="float" office:value="0.318" calcext:value-type="float">
            <text:p>0.318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2:.Z22])" office:value-type="float" office:value="207.069" calcext:value-type="float">
            <text:p>207.069</text:p>
          </table:table-cell>
          <table:table-cell table:formula="of:=[.L22]/[.AB22]*100" office:value-type="float" office:value="1.09866759389382" calcext:value-type="float">
            <text:p>1.09866759389382</text:p>
          </table:table-cell>
          <table:table-cell/>
        </table:table-row>
        <table:table-row table:style-name="ro1">
          <table:table-cell office:value-type="string" calcext:value-type="string">
            <text:p>Data.Text.Internal.Lazy.Fusion</text:p>
          </table:table-cell>
          <table:table-cell office:value-type="float" office:value="138.753" calcext:value-type="float">
            <text:p>138.753</text:p>
          </table:table-cell>
          <table:table-cell office:value-type="float" office:value="37.65" calcext:value-type="float">
            <text:p>37.65</text:p>
          </table:table-cell>
          <table:table-cell office:value-type="float" office:value="4.917" calcext:value-type="float">
            <text:p>4.917</text:p>
          </table:table-cell>
          <table:table-cell office:value-type="float" office:value="4.458" calcext:value-type="float">
            <text:p>4.458</text:p>
          </table:table-cell>
          <table:table-cell office:value-type="float" office:value="3.765" calcext:value-type="float">
            <text:p>3.765</text:p>
          </table:table-cell>
          <table:table-cell office:value-type="float" office:value="2.17" calcext:value-type="float">
            <text:p>2.17</text:p>
          </table:table-cell>
          <table:table-cell office:value-type="float" office:value="0.817" calcext:value-type="float">
            <text:p>0.817</text:p>
          </table:table-cell>
          <table:table-cell office:value-type="float" office:value="1.771" calcext:value-type="float">
            <text:p>1.7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89" calcext:value-type="float">
            <text:p>0.589</text:p>
          </table:table-cell>
          <table:table-cell office:value-type="float" office:value="1.551" calcext:value-type="float">
            <text:p>1.551</text:p>
          </table:table-cell>
          <table:table-cell office:value-type="float" office:value="1.396" calcext:value-type="float">
            <text:p>1.39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3:.Z23])" office:value-type="float" office:value="199.611" calcext:value-type="float">
            <text:p>199.611</text:p>
          </table:table-cell>
          <table:table-cell table:formula="of:=[.L23]/[.AB23]*100" office:value-type="float" office:value="0.777011286953124" calcext:value-type="float">
            <text:p>0.777011286953124</text:p>
          </table:table-cell>
          <table:table-cell/>
        </table:table-row>
        <table:table-row table:style-name="ro1">
          <table:table-cell office:value-type="string" calcext:value-type="string">
            <text:p>Data.Text.Internal.IO</text:p>
          </table:table-cell>
          <table:table-cell office:value-type="float" office:value="72.81" calcext:value-type="float">
            <text:p>72.81</text:p>
          </table:table-cell>
          <table:table-cell office:value-type="float" office:value="53.166" calcext:value-type="float">
            <text:p>53.166</text:p>
          </table:table-cell>
          <table:table-cell office:value-type="float" office:value="6.249" calcext:value-type="float">
            <text:p>6.249</text:p>
          </table:table-cell>
          <table:table-cell office:value-type="float" office:value="3.568" calcext:value-type="float">
            <text:p>3.568</text:p>
          </table:table-cell>
          <table:table-cell office:value-type="float" office:value="11.82" calcext:value-type="float">
            <text:p>11.82</text:p>
          </table:table-cell>
          <table:table-cell office:value-type="float" office:value="6.288" calcext:value-type="float">
            <text:p>6.288</text:p>
          </table:table-cell>
          <table:table-cell office:value-type="float" office:value="1.023" calcext:value-type="float">
            <text:p>1.023</text:p>
          </table:table-cell>
          <table:table-cell office:value-type="float" office:value="1.791" calcext:value-type="float">
            <text:p>1.791</text:p>
          </table:table-cell>
          <table:table-cell office:value-type="float" office:value="1.483" calcext:value-type="float">
            <text:p>1.483</text:p>
          </table:table-cell>
          <table:table-cell office:value-type="float" office:value="0.788" calcext:value-type="float">
            <text:p>0.788</text:p>
          </table:table-cell>
          <table:table-cell office:value-type="float" office:value="1.451" calcext:value-type="float">
            <text:p>1.451</text:p>
          </table:table-cell>
          <table:table-cell office:value-type="float" office:value="1.121" calcext:value-type="float">
            <text:p>1.121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24:.Z24])" office:value-type="float" office:value="162.359" calcext:value-type="float">
            <text:p>162.359</text:p>
          </table:table-cell>
          <table:table-cell table:formula="of:=[.L24]/[.AB24]*100" office:value-type="float" office:value="0.893698532264919" calcext:value-type="float">
            <text:p>0.893698532264919</text:p>
          </table:table-cell>
          <table:table-cell/>
        </table:table-row>
        <table:table-row table:style-name="ro1">
          <table:table-cell office:value-type="string" calcext:value-type="string">
            <text:p>Data.Text.Internal.Encoding.Utf8</text:p>
          </table:table-cell>
          <table:table-cell office:value-type="float" office:value="50.983" calcext:value-type="float">
            <text:p>50.983</text:p>
          </table:table-cell>
          <table:table-cell office:value-type="float" office:value="80.99" calcext:value-type="float">
            <text:p>80.99</text:p>
          </table:table-cell>
          <table:table-cell office:value-type="float" office:value="3.336" calcext:value-type="float">
            <text:p>3.336</text:p>
          </table:table-cell>
          <table:table-cell office:value-type="float" office:value="1.693" calcext:value-type="float">
            <text:p>1.693</text:p>
          </table:table-cell>
          <table:table-cell office:value-type="float" office:value="13.102" calcext:value-type="float">
            <text:p>13.102</text:p>
          </table:table-cell>
          <table:table-cell office:value-type="float" office:value="1.255" calcext:value-type="float">
            <text:p>1.25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95" calcext:value-type="float">
            <text:p>0.995</text:p>
          </table:table-cell>
          <table:table-cell office:value-type="float" office:value="1.243" calcext:value-type="float">
            <text:p>1.243</text:p>
          </table:table-cell>
          <table:table-cell office:value-type="float" office:value="0.686" calcext:value-type="float">
            <text:p>0.686</text:p>
          </table:table-cell>
          <table:table-cell office:value-type="float" office:value="3.835" calcext:value-type="float">
            <text:p>3.83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5:.Z25])" office:value-type="float" office:value="160.158" calcext:value-type="float">
            <text:p>160.158</text:p>
          </table:table-cell>
          <table:table-cell table:formula="of:=[.L25]/[.AB25]*100" office:value-type="float" office:value="2.3945104209593" calcext:value-type="float">
            <text:p>2.3945104209593</text:p>
          </table:table-cell>
          <table:table-cell/>
        </table:table-row>
        <table:table-row table:style-name="ro1">
          <table:table-cell office:value-type="string" calcext:value-type="string">
            <text:p>Data.Text.Internal.Fusion.Types</text:p>
          </table:table-cell>
          <table:table-cell office:value-type="float" office:value="42.614" calcext:value-type="float">
            <text:p>42.614</text:p>
          </table:table-cell>
          <table:table-cell office:value-type="float" office:value="69.191" calcext:value-type="float">
            <text:p>69.191</text:p>
          </table:table-cell>
          <table:table-cell office:value-type="float" office:value="5.107" calcext:value-type="float">
            <text:p>5.107</text:p>
          </table:table-cell>
          <table:table-cell office:value-type="float" office:value="2.262" calcext:value-type="float">
            <text:p>2.262</text:p>
          </table:table-cell>
          <table:table-cell office:value-type="float" office:value="9.59" calcext:value-type="float">
            <text:p>9.59</text:p>
          </table:table-cell>
          <table:table-cell office:value-type="float" office:value="3.999" calcext:value-type="float">
            <text:p>3.999</text:p>
          </table:table-cell>
          <table:table-cell office:value-type="float" office:value="1.148" calcext:value-type="float">
            <text:p>1.148</text:p>
          </table:table-cell>
          <table:table-cell office:value-type="float" office:value="0.884" calcext:value-type="float">
            <text:p>0.884</text:p>
          </table:table-cell>
          <table:table-cell office:value-type="float" office:value="1.042" calcext:value-type="float">
            <text:p>1.042</text:p>
          </table:table-cell>
          <table:table-cell office:value-type="float" office:value="0.798" calcext:value-type="float">
            <text:p>0.798</text:p>
          </table:table-cell>
          <table:table-cell office:value-type="float" office:value="1.445" calcext:value-type="float">
            <text:p>1.445</text:p>
          </table:table-cell>
          <table:table-cell office:value-type="float" office:value="1.655" calcext:value-type="float">
            <text:p>1.6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6:.Z26])" office:value-type="float" office:value="140.435" calcext:value-type="float">
            <text:p>140.435</text:p>
          </table:table-cell>
          <table:table-cell table:formula="of:=[.L26]/[.AB26]*100" office:value-type="float" office:value="1.02894577562573" calcext:value-type="float">
            <text:p>1.02894577562573</text:p>
          </table:table-cell>
          <table:table-cell/>
        </table:table-row>
        <table:table-row table:style-name="ro1">
          <table:table-cell office:value-type="string" calcext:value-type="string">
            <text:p>Data.Text.Array</text:p>
          </table:table-cell>
          <table:table-cell office:value-type="float" office:value="32.847" calcext:value-type="float">
            <text:p>32.847</text:p>
          </table:table-cell>
          <table:table-cell office:value-type="float" office:value="51.942" calcext:value-type="float">
            <text:p>51.942</text:p>
          </table:table-cell>
          <table:table-cell office:value-type="float" office:value="3.651" calcext:value-type="float">
            <text:p>3.651</text:p>
          </table:table-cell>
          <table:table-cell office:value-type="float" office:value="1.361" calcext:value-type="float">
            <text:p>1.361</text:p>
          </table:table-cell>
          <table:table-cell office:value-type="float" office:value="27.17" calcext:value-type="float">
            <text:p>27.17</text:p>
          </table:table-cell>
          <table:table-cell office:value-type="float" office:value="1.222" calcext:value-type="float">
            <text:p>1.222</text:p>
          </table:table-cell>
          <table:table-cell office:value-type="float" office:value="1.338" calcext:value-type="float">
            <text:p>1.338</text:p>
          </table:table-cell>
          <table:table-cell office:value-type="float" office:value="1.419" calcext:value-type="float">
            <text:p>1.419</text:p>
          </table:table-cell>
          <table:table-cell office:value-type="float" office:value="0.945" calcext:value-type="float">
            <text:p>0.945</text:p>
          </table:table-cell>
          <table:table-cell office:value-type="float" office:value="0.191" calcext:value-type="float">
            <text:p>0.191</text:p>
          </table:table-cell>
          <table:table-cell office:value-type="float" office:value="3.074" calcext:value-type="float">
            <text:p>3.074</text:p>
          </table:table-cell>
          <table:table-cell office:value-type="float" office:value="0.948" calcext:value-type="float">
            <text:p>0.94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table:formula="of:=SUM([.B27:.Z27])" office:value-type="float" office:value="126.576" calcext:value-type="float">
            <text:p>126.576</text:p>
          </table:table-cell>
          <table:table-cell table:formula="of:=[.L27]/[.AB27]*100" office:value-type="float" office:value="2.4285804575907" calcext:value-type="float">
            <text:p>2.4285804575907</text:p>
          </table:table-cell>
          <table:table-cell/>
        </table:table-row>
        <table:table-row table:style-name="ro1">
          <table:table-cell office:value-type="string" calcext:value-type="string">
            <text:p>Data.Text.Foreign</text:p>
          </table:table-cell>
          <table:table-cell office:value-type="float" office:value="60.382" calcext:value-type="float">
            <text:p>60.382</text:p>
          </table:table-cell>
          <table:table-cell office:value-type="float" office:value="36.219" calcext:value-type="float">
            <text:p>36.219</text:p>
          </table:table-cell>
          <table:table-cell office:value-type="float" office:value="2.884" calcext:value-type="float">
            <text:p>2.884</text:p>
          </table:table-cell>
          <table:table-cell office:value-type="float" office:value="1.456" calcext:value-type="float">
            <text:p>1.456</text:p>
          </table:table-cell>
          <table:table-cell office:value-type="float" office:value="12.226" calcext:value-type="float">
            <text:p>12.226</text:p>
          </table:table-cell>
          <table:table-cell office:value-type="float" office:value="1.502" calcext:value-type="float">
            <text:p>1.502</text:p>
          </table:table-cell>
          <table:table-cell office:value-type="float" office:value="0.773" calcext:value-type="float">
            <text:p>0.773</text:p>
          </table:table-cell>
          <table:table-cell office:value-type="float" office:value="1.117" calcext:value-type="float">
            <text:p>1.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203" calcext:value-type="float">
            <text:p>0.203</text:p>
          </table:table-cell>
          <table:table-cell office:value-type="float" office:value="1.706" calcext:value-type="float">
            <text:p>1.706</text:p>
          </table:table-cell>
          <table:table-cell office:value-type="float" office:value="1.146" calcext:value-type="float">
            <text:p>1.146</text:p>
          </table:table-cell>
          <table:table-cell office:value-type="float" office:value="0.182" calcext:value-type="float">
            <text:p>0.18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8:.Z28])" office:value-type="float" office:value="121.201" calcext:value-type="float">
            <text:p>121.201</text:p>
          </table:table-cell>
          <table:table-cell table:formula="of:=[.L28]/[.AB28]*100" office:value-type="float" office:value="1.40757914538659" calcext:value-type="float">
            <text:p>1.40757914538659</text:p>
          </table:table-cell>
          <table:table-cell/>
        </table:table-row>
        <table:table-row table:style-name="ro1">
          <table:table-cell office:value-type="string" calcext:value-type="string">
            <text:p>Data.Text.Unsafe</text:p>
          </table:table-cell>
          <table:table-cell office:value-type="float" office:value="56.025" calcext:value-type="float">
            <text:p>56.025</text:p>
          </table:table-cell>
          <table:table-cell office:value-type="float" office:value="31.806" calcext:value-type="float">
            <text:p>31.806</text:p>
          </table:table-cell>
          <table:table-cell office:value-type="float" office:value="3.707" calcext:value-type="float">
            <text:p>3.707</text:p>
          </table:table-cell>
          <table:table-cell office:value-type="float" office:value="1.711" calcext:value-type="float">
            <text:p>1.711</text:p>
          </table:table-cell>
          <table:table-cell office:value-type="float" office:value="4.151" calcext:value-type="float">
            <text:p>4.151</text:p>
          </table:table-cell>
          <table:table-cell office:value-type="float" office:value="2.378" calcext:value-type="float">
            <text:p>2.378</text:p>
          </table:table-cell>
          <table:table-cell office:value-type="float" office:value="0.788" calcext:value-type="float">
            <text:p>0.788</text:p>
          </table:table-cell>
          <table:table-cell office:value-type="float" office:value="1.351" calcext:value-type="float">
            <text:p>1.351</text:p>
          </table:table-cell>
          <table:table-cell office:value-type="float" office:value="1.169" calcext:value-type="float">
            <text:p>1.169</text:p>
          </table:table-cell>
          <table:table-cell office:value-type="float" office:value="0.233" calcext:value-type="float">
            <text:p>0.233</text:p>
          </table:table-cell>
          <table:table-cell office:value-type="float" office:value="2.078" calcext:value-type="float">
            <text:p>2.078</text:p>
          </table:table-cell>
          <table:table-cell office:value-type="float" office:value="0.601" calcext:value-type="float">
            <text:p>0.601</text:p>
          </table:table-cell>
          <table:table-cell office:value-type="float" office:value="0.149" calcext:value-type="float">
            <text:p>0.149</text:p>
          </table:table-cell>
          <table:table-cell office:value-type="float" office:value="0.323" calcext:value-type="float">
            <text:p>0.32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9:.Z29])" office:value-type="float" office:value="106.611" calcext:value-type="float">
            <text:p>106.611</text:p>
          </table:table-cell>
          <table:table-cell table:formula="of:=[.L29]/[.AB29]*100" office:value-type="float" office:value="1.94914220859011" calcext:value-type="float">
            <text:p>1.94914220859011</text:p>
          </table:table-cell>
          <table:table-cell/>
        </table:table-row>
        <table:table-row table:style-name="ro1">
          <table:table-cell office:value-type="string" calcext:value-type="string">
            <text:p>Data.Text.Encoding.Error</text:p>
          </table:table-cell>
          <table:table-cell office:value-type="float" office:value="56.643" calcext:value-type="float">
            <text:p>56.643</text:p>
          </table:table-cell>
          <table:table-cell office:value-type="float" office:value="30.917" calcext:value-type="float">
            <text:p>30.917</text:p>
          </table:table-cell>
          <table:table-cell office:value-type="float" office:value="1.592" calcext:value-type="float">
            <text:p>1.592</text:p>
          </table:table-cell>
          <table:table-cell office:value-type="float" office:value="1.306" calcext:value-type="float">
            <text:p>1.306</text:p>
          </table:table-cell>
          <table:table-cell office:value-type="float" office:value="8.887" calcext:value-type="float">
            <text:p>8.887</text:p>
          </table:table-cell>
          <table:table-cell office:value-type="float" office:value="0.917" calcext:value-type="float">
            <text:p>0.917</text:p>
          </table:table-cell>
          <table:table-cell office:value-type="float" office:value="0.428" calcext:value-type="float">
            <text:p>0.42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" calcext:value-type="float">
            <text:p>0.74</text:p>
          </table:table-cell>
          <table:table-cell office:value-type="float" office:value="0.388" calcext:value-type="float">
            <text:p>0.388</text:p>
          </table:table-cell>
          <table:table-cell office:value-type="float" office:value="1.781" calcext:value-type="float">
            <text:p>1.781</text:p>
          </table:table-cell>
          <table:table-cell office:value-type="float" office:value="1.074" calcext:value-type="float">
            <text:p>1.074</text:p>
          </table:table-cell>
          <table:table-cell office:value-type="float" office:value="0.155" calcext:value-type="float">
            <text:p>0.155</text:p>
          </table:table-cell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30:.Z30])" office:value-type="float" office:value="106.289" calcext:value-type="float">
            <text:p>106.289</text:p>
          </table:table-cell>
          <table:table-cell table:formula="of:=[.L30]/[.AB30]*100" office:value-type="float" office:value="1.6756202429226" calcext:value-type="float">
            <text:p>1.6756202429226</text:p>
          </table:table-cell>
          <table:table-cell/>
        </table:table-row>
        <table:table-row table:style-name="ro1">
          <table:table-cell office:value-type="string" calcext:value-type="string">
            <text:p>Data.Text.Internal.StrictBuilder</text:p>
          </table:table-cell>
          <table:table-cell office:value-type="float" office:value="65.05" calcext:value-type="float">
            <text:p>65.05</text:p>
          </table:table-cell>
          <table:table-cell office:value-type="float" office:value="24.213" calcext:value-type="float">
            <text:p>24.213</text:p>
          </table:table-cell>
          <table:table-cell office:value-type="float" office:value="2.223" calcext:value-type="float">
            <text:p>2.223</text:p>
          </table:table-cell>
          <table:table-cell office:value-type="float" office:value="1.501" calcext:value-type="float">
            <text:p>1.501</text:p>
          </table:table-cell>
          <table:table-cell office:value-type="float" office:value="5.621" calcext:value-type="float">
            <text:p>5.62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07" calcext:value-type="float">
            <text:p>0.507</text:p>
          </table:table-cell>
          <table:table-cell office:value-type="float" office:value="0.985" calcext:value-type="float">
            <text:p>0.985</text:p>
          </table:table-cell>
          <table:table-cell office:value-type="float" office:value="0.427" calcext:value-type="float">
            <text:p>0.427</text:p>
          </table:table-cell>
          <table:table-cell office:value-type="float" office:value="0.229" calcext:value-type="float">
            <text:p>0.229</text:p>
          </table:table-cell>
          <table:table-cell office:value-type="float" office:value="1.739" calcext:value-type="float">
            <text:p>1.739</text:p>
          </table:table-cell>
          <table:table-cell office:value-type="float" office:value="1.26" calcext:value-type="float">
            <text:p>1.26</text:p>
          </table:table-cell>
          <table:table-cell office:value-type="float" office:value="0.143" calcext:value-type="float">
            <text:p>0.143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1:.Z31])" office:value-type="float" office:value="105.369" calcext:value-type="float">
            <text:p>105.369</text:p>
          </table:table-cell>
          <table:table-cell table:formula="of:=[.L31]/[.AB31]*100" office:value-type="float" office:value="1.65039053231975" calcext:value-type="float">
            <text:p>1.65039053231975</text:p>
          </table:table-cell>
          <table:table-cell/>
        </table:table-row>
        <table:table-row table:style-name="ro1">
          <table:table-cell office:value-type="string" calcext:value-type="string">
            <text:p>Data.Text.Lazy.IO</text:p>
          </table:table-cell>
          <table:table-cell office:value-type="float" office:value="41.403" calcext:value-type="float">
            <text:p>41.403</text:p>
          </table:table-cell>
          <table:table-cell office:value-type="float" office:value="38.186" calcext:value-type="float">
            <text:p>38.186</text:p>
          </table:table-cell>
          <table:table-cell office:value-type="float" office:value="3.663" calcext:value-type="float">
            <text:p>3.663</text:p>
          </table:table-cell>
          <table:table-cell office:value-type="float" office:value="1.523" calcext:value-type="float">
            <text:p>1.523</text:p>
          </table:table-cell>
          <table:table-cell office:value-type="float" office:value="3.535" calcext:value-type="float">
            <text:p>3.535</text:p>
          </table:table-cell>
          <table:table-cell office:value-type="float" office:value="1.539" calcext:value-type="float">
            <text:p>1.539</text:p>
          </table:table-cell>
          <table:table-cell office:value-type="float" office:value="0.602" calcext:value-type="float">
            <text:p>0.602</text:p>
          </table:table-cell>
          <table:table-cell office:value-type="float" office:value="2.575" calcext:value-type="float">
            <text:p>2.5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371" calcext:value-type="float">
            <text:p>0.371</text:p>
          </table:table-cell>
          <table:table-cell office:value-type="float" office:value="2.677" calcext:value-type="float">
            <text:p>2.677</text:p>
          </table:table-cell>
          <table:table-cell office:value-type="float" office:value="0.826" calcext:value-type="float">
            <text:p>0.82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32:.Z32])" office:value-type="float" office:value="98.831" calcext:value-type="float">
            <text:p>98.831</text:p>
          </table:table-cell>
          <table:table-cell table:formula="of:=[.L32]/[.AB32]*100" office:value-type="float" office:value="2.70866428549747" calcext:value-type="float">
            <text:p>2.70866428549747</text:p>
          </table:table-cell>
          <table:table-cell/>
        </table:table-row>
        <table:table-row table:style-name="ro1">
          <table:table-cell office:value-type="string" calcext:value-type="string">
            <text:p>Data.Text.Show</text:p>
          </table:table-cell>
          <table:table-cell office:value-type="float" office:value="41.01" calcext:value-type="float">
            <text:p>41.01</text:p>
          </table:table-cell>
          <table:table-cell office:value-type="float" office:value="30.296" calcext:value-type="float">
            <text:p>30.296</text:p>
          </table:table-cell>
          <table:table-cell office:value-type="float" office:value="4.437" calcext:value-type="float">
            <text:p>4.437</text:p>
          </table:table-cell>
          <table:table-cell office:value-type="float" office:value="1.18" calcext:value-type="float">
            <text:p>1.18</text:p>
          </table:table-cell>
          <table:table-cell office:value-type="float" office:value="3.837" calcext:value-type="float">
            <text:p>3.837</text:p>
          </table:table-cell>
          <table:table-cell office:value-type="float" office:value="2.261" calcext:value-type="float">
            <text:p>2.261</text:p>
          </table:table-cell>
          <table:table-cell office:value-type="float" office:value="0.773" calcext:value-type="float">
            <text:p>0.773</text:p>
          </table:table-cell>
          <table:table-cell office:value-type="float" office:value="1.846" calcext:value-type="float">
            <text:p>1.846</text:p>
          </table:table-cell>
          <table:table-cell office:value-type="float" office:value="2.408" calcext:value-type="float">
            <text:p>2.408</text:p>
          </table:table-cell>
          <table:table-cell office:value-type="float" office:value="0.265" calcext:value-type="float">
            <text:p>0.265</text:p>
          </table:table-cell>
          <table:table-cell office:value-type="float" office:value="2.739" calcext:value-type="float">
            <text:p>2.739</text:p>
          </table:table-cell>
          <table:table-cell office:value-type="float" office:value="0.641" calcext:value-type="float">
            <text:p>0.64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SUM([.B33:.Z33])" office:value-type="float" office:value="92.186" calcext:value-type="float">
            <text:p>92.186</text:p>
          </table:table-cell>
          <table:table-cell table:formula="of:=[.L33]/[.AB33]*100" office:value-type="float" office:value="2.97116698847981" calcext:value-type="float">
            <text:p>2.97116698847981</text:p>
          </table:table-cell>
          <table:table-cell/>
        </table:table-row>
        <table:table-row table:style-name="ro1">
          <table:table-cell office:value-type="string" calcext:value-type="string">
            <text:p>Data.Text.Internal.Lazy</text:p>
          </table:table-cell>
          <table:table-cell office:value-type="float" office:value="19.287" calcext:value-type="float">
            <text:p>19.287</text:p>
          </table:table-cell>
          <table:table-cell office:value-type="float" office:value="34.776" calcext:value-type="float">
            <text:p>34.776</text:p>
          </table:table-cell>
          <table:table-cell office:value-type="float" office:value="1.865" calcext:value-type="float">
            <text:p>1.865</text:p>
          </table:table-cell>
          <table:table-cell office:value-type="float" office:value="1.001" calcext:value-type="float">
            <text:p>1.001</text:p>
          </table:table-cell>
          <table:table-cell office:value-type="float" office:value="4.035" calcext:value-type="float">
            <text:p>4.03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37" calcext:value-type="float">
            <text:p>0.437</text:p>
          </table:table-cell>
          <table:table-cell office:value-type="float" office:value="0.663" calcext:value-type="float">
            <text:p>0.663</text:p>
          </table:table-cell>
          <table:table-cell office:value-type="float" office:value="1.132" calcext:value-type="float">
            <text:p>1.132</text:p>
          </table:table-cell>
          <table:table-cell office:value-type="float" office:value="0.284" calcext:value-type="float">
            <text:p>0.284</text:p>
          </table:table-cell>
          <table:table-cell office:value-type="float" office:value="1.381" calcext:value-type="float">
            <text:p>1.38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34:.Z34])" office:value-type="float" office:value="66.144" calcext:value-type="float">
            <text:p>66.144</text:p>
          </table:table-cell>
          <table:table-cell table:formula="of:=[.L34]/[.AB34]*100" office:value-type="float" office:value="2.08786889211418" calcext:value-type="float">
            <text:p>2.08786889211418</text:p>
          </table:table-cell>
          <table:table-cell/>
        </table:table-row>
        <table:table-row table:style-name="ro1">
          <table:table-cell office:value-type="string" calcext:value-type="string">
            <text:p>Data.Text.Internal.Builder.RealFloat.Functions</text:p>
          </table:table-cell>
          <table:table-cell office:value-type="float" office:value="18.485" calcext:value-type="float">
            <text:p>18.485</text:p>
          </table:table-cell>
          <table:table-cell office:value-type="float" office:value="25.552" calcext:value-type="float">
            <text:p>25.552</text:p>
          </table:table-cell>
          <table:table-cell office:value-type="float" office:value="1.917" calcext:value-type="float">
            <text:p>1.917</text:p>
          </table:table-cell>
          <table:table-cell office:value-type="float" office:value="0.534" calcext:value-type="float">
            <text:p>0.534</text:p>
          </table:table-cell>
          <table:table-cell office:value-type="float" office:value="7.088" calcext:value-type="float">
            <text:p>7.08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6" calcext:value-type="float">
            <text:p>0.316</text:p>
          </table:table-cell>
          <table:table-cell office:value-type="float" office:value="1.414" calcext:value-type="float">
            <text:p>1.414</text:p>
          </table:table-cell>
          <table:table-cell office:value-type="float" office:value="0.476" calcext:value-type="float">
            <text:p>0.476</text:p>
          </table:table-cell>
          <table:table-cell office:value-type="float" office:value="0.229" calcext:value-type="float">
            <text:p>0.229</text:p>
          </table:table-cell>
          <table:table-cell office:value-type="float" office:value="1.081" calcext:value-type="float">
            <text:p>1.081</text:p>
          </table:table-cell>
          <table:table-cell office:value-type="float" office:value="0.354" calcext:value-type="float">
            <text:p>0.354</text:p>
          </table:table-cell>
          <table:table-cell office:value-type="float" office:value="0.09" calcext:value-type="float">
            <text:p>0.09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/>
          <table:table-cell table:formula="of:=SUM([.B35:.Z35])" office:value-type="float" office:value="58.166" calcext:value-type="float">
            <text:p>58.166</text:p>
          </table:table-cell>
          <table:table-cell table:formula="of:=[.L35]/[.AB35]*100" office:value-type="float" office:value="1.8584740226249" calcext:value-type="float">
            <text:p>1.8584740226249</text:p>
          </table:table-cell>
          <table:table-cell/>
        </table:table-row>
        <table:table-row table:style-name="ro1">
          <table:table-cell office:value-type="string" calcext:value-type="string">
            <text:p>Data.Text.IO.Utf8</text:p>
          </table:table-cell>
          <table:table-cell office:value-type="float" office:value="23.09" calcext:value-type="float">
            <text:p>23.09</text:p>
          </table:table-cell>
          <table:table-cell office:value-type="float" office:value="25.35" calcext:value-type="float">
            <text:p>25.35</text:p>
          </table:table-cell>
          <table:table-cell office:value-type="float" office:value="1.707" calcext:value-type="float">
            <text:p>1.707</text:p>
          </table:table-cell>
          <table:table-cell office:value-type="float" office:value="0.805" calcext:value-type="float">
            <text:p>0.805</text:p>
          </table:table-cell>
          <table:table-cell office:value-type="float" office:value="3.13" calcext:value-type="float">
            <text:p>3.13</text:p>
          </table:table-cell>
          <table:table-cell office:value-type="float" office:value="0.874" calcext:value-type="float">
            <text:p>0.874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11" calcext:value-type="float">
            <text:p>0.11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36:.Z36])" office:value-type="float" office:value="58.022" calcext:value-type="float">
            <text:p>58.022</text:p>
          </table:table-cell>
          <table:table-cell table:formula="of:=[.L36]/[.AB36]*100" office:value-type="float" office:value="1.06166626452035" calcext:value-type="float">
            <text:p>1.06166626452035</text:p>
          </table:table-cell>
          <table:table-cell/>
        </table:table-row>
        <table:table-row table:style-name="ro1">
          <table:table-cell office:value-type="string" calcext:value-type="string">
            <text:p>Data.Text.Internal.Read</text:p>
          </table:table-cell>
          <table:table-cell office:value-type="float" office:value="22.886" calcext:value-type="float">
            <text:p>22.886</text:p>
          </table:table-cell>
          <table:table-cell office:value-type="float" office:value="20.585" calcext:value-type="float">
            <text:p>20.585</text:p>
          </table:table-cell>
          <table:table-cell office:value-type="float" office:value="1.318" calcext:value-type="float">
            <text:p>1.318</text:p>
          </table:table-cell>
          <table:table-cell office:value-type="float" office:value="0.575" calcext:value-type="float">
            <text:p>0.575</text:p>
          </table:table-cell>
          <table:table-cell office:value-type="float" office:value="8.168" calcext:value-type="float">
            <text:p>8.168</text:p>
          </table:table-cell>
          <table:table-cell office:value-type="float" office:value="0.702" calcext:value-type="float">
            <text:p>0.70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04" calcext:value-type="float">
            <text:p>0.804</text:p>
          </table:table-cell>
          <table:table-cell office:value-type="float" office:value="0.4" calcext:value-type="float">
            <text:p>0.4</text:p>
          </table:table-cell>
          <table:table-cell office:value-type="float" office:value="0.104" calcext:value-type="float">
            <text:p>0.10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11" calcext:value-type="float">
            <text:p>0.5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7:.Z37])" office:value-type="float" office:value="57.795" calcext:value-type="float">
            <text:p>57.795</text:p>
          </table:table-cell>
          <table:table-cell table:formula="of:=[.L37]/[.AB37]*100" office:value-type="float" office:value="1.55376762695735" calcext:value-type="float">
            <text:p>1.55376762695735</text:p>
          </table:table-cell>
          <table:table-cell/>
        </table:table-row>
        <table:table-row table:style-name="ro1">
          <table:table-cell office:value-type="string" calcext:value-type="string">
            <text:p>Data.Text.Internal.Search</text:p>
          </table:table-cell>
          <table:table-cell office:value-type="float" office:value="27.085" calcext:value-type="float">
            <text:p>27.085</text:p>
          </table:table-cell>
          <table:table-cell office:value-type="float" office:value="15.031" calcext:value-type="float">
            <text:p>15.031</text:p>
          </table:table-cell>
          <table:table-cell office:value-type="float" office:value="1.806" calcext:value-type="float">
            <text:p>1.806</text:p>
          </table:table-cell>
          <table:table-cell office:value-type="float" office:value="0.961" calcext:value-type="float">
            <text:p>0.961</text:p>
          </table:table-cell>
          <table:table-cell office:value-type="float" office:value="3.789" calcext:value-type="float">
            <text:p>3.789</text:p>
          </table:table-cell>
          <table:table-cell office:value-type="float" office:value="0.533" calcext:value-type="float">
            <text:p>0.5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625" calcext:value-type="float">
            <text:p>0.625</text:p>
          </table:table-cell>
          <table:table-cell office:value-type="float" office:value="2.752" calcext:value-type="float">
            <text:p>2.752</text:p>
          </table:table-cell>
          <table:table-cell office:value-type="float" office:value="0.215" calcext:value-type="float">
            <text:p>0.215</text:p>
          </table:table-cell>
          <table:table-cell office:value-type="float" office:value="1.264" calcext:value-type="float">
            <text:p>1.264</text:p>
          </table:table-cell>
          <table:table-cell office:value-type="float" office:value="0.493" calcext:value-type="float">
            <text:p>0.4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38:.Z38])" office:value-type="float" office:value="55.212" calcext:value-type="float">
            <text:p>55.212</text:p>
          </table:table-cell>
          <table:table-cell table:formula="of:=[.L38]/[.AB38]*100" office:value-type="float" office:value="2.28935738607549" calcext:value-type="float">
            <text:p>2.28935738607549</text:p>
          </table:table-cell>
          <table:table-cell/>
        </table:table-row>
        <table:table-row table:style-name="ro1">
          <table:table-cell office:value-type="string" calcext:value-type="string">
            <text:p>Data.Text.Internal.Private</text:p>
          </table:table-cell>
          <table:table-cell office:value-type="float" office:value="20.575" calcext:value-type="float">
            <text:p>20.575</text:p>
          </table:table-cell>
          <table:table-cell office:value-type="float" office:value="14.117" calcext:value-type="float">
            <text:p>14.117</text:p>
          </table:table-cell>
          <table:table-cell office:value-type="float" office:value="1.529" calcext:value-type="float">
            <text:p>1.529</text:p>
          </table:table-cell>
          <table:table-cell office:value-type="float" office:value="0.792" calcext:value-type="float">
            <text:p>0.792</text:p>
          </table:table-cell>
          <table:table-cell office:value-type="float" office:value="2.736" calcext:value-type="float">
            <text:p>2.736</text:p>
          </table:table-cell>
          <table:table-cell office:value-type="float" office:value="0.566" calcext:value-type="float">
            <text:p>0.566</text:p>
          </table:table-cell>
          <table:table-cell office:value-type="float" office:value="0.31" calcext:value-type="float">
            <text:p>0.3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12" calcext:value-type="float">
            <text:p>0.512</text:p>
          </table:table-cell>
          <table:table-cell office:value-type="float" office:value="0.137" calcext:value-type="float">
            <text:p>0.137</text:p>
          </table:table-cell>
          <table:table-cell office:value-type="float" office:value="1.25" calcext:value-type="float">
            <text:p>1.2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39:.Z39])" office:value-type="float" office:value="43.578" calcext:value-type="float">
            <text:p>43.578</text:p>
          </table:table-cell>
          <table:table-cell table:formula="of:=[.L39]/[.AB39]*100" office:value-type="float" office:value="2.86841984487586" calcext:value-type="float">
            <text:p>2.86841984487586</text:p>
          </table:table-cell>
          <table:table-cell/>
        </table:table-row>
        <table:table-row table:style-name="ro1">
          <table:table-cell office:value-type="string" calcext:value-type="string">
            <text:p>Data.Text.Internal.Unsafe.Char</text:p>
          </table:table-cell>
          <table:table-cell office:value-type="float" office:value="13.661" calcext:value-type="float">
            <text:p>13.661</text:p>
          </table:table-cell>
          <table:table-cell office:value-type="float" office:value="7.492" calcext:value-type="float">
            <text:p>7.492</text:p>
          </table:table-cell>
          <table:table-cell office:value-type="float" office:value="2.053" calcext:value-type="float">
            <text:p>2.053</text:p>
          </table:table-cell>
          <table:table-cell office:value-type="float" office:value="0.455" calcext:value-type="float">
            <text:p>0.455</text:p>
          </table:table-cell>
          <table:table-cell office:value-type="float" office:value="3.488" calcext:value-type="float">
            <text:p>3.488</text:p>
          </table:table-cell>
          <table:table-cell office:value-type="float" office:value="0.499" calcext:value-type="float">
            <text:p>0.499</text:p>
          </table:table-cell>
          <table:table-cell office:value-type="float" office:value="0.583" calcext:value-type="float">
            <text:p>0.583</text:p>
          </table:table-cell>
          <table:table-cell office:value-type="float" office:value="0.441" calcext:value-type="float">
            <text:p>0.441</text:p>
          </table:table-cell>
          <table:table-cell office:value-type="float" office:value="0.783" calcext:value-type="float">
            <text:p>0.783</text:p>
          </table:table-cell>
          <table:table-cell office:value-type="float" office:value="0.068" calcext:value-type="float">
            <text:p>0.068</text:p>
          </table:table-cell>
          <table:table-cell office:value-type="float" office:value="2.471" calcext:value-type="float">
            <text:p>2.47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40:.Z40])" office:value-type="float" office:value="32.491" calcext:value-type="float">
            <text:p>32.491</text:p>
          </table:table-cell>
          <table:table-cell table:formula="of:=[.L40]/[.AB40]*100" office:value-type="float" office:value="7.60518297374658" calcext:value-type="float">
            <text:p>7.60518297374658</text:p>
          </table:table-cell>
          <table:table-cell/>
        </table:table-row>
        <table:table-row table:style-name="ro1">
          <table:table-cell office:value-type="string" calcext:value-type="string">
            <text:p>Data.Text.Internal.Validate.Native</text:p>
          </table:table-cell>
          <table:table-cell office:value-type="float" office:value="10.693" calcext:value-type="float">
            <text:p>10.693</text:p>
          </table:table-cell>
          <table:table-cell office:value-type="float" office:value="7.189" calcext:value-type="float">
            <text:p>7.189</text:p>
          </table:table-cell>
          <table:table-cell office:value-type="float" office:value="1.181" calcext:value-type="float">
            <text:p>1.181</text:p>
          </table:table-cell>
          <table:table-cell office:value-type="float" office:value="0.504" calcext:value-type="float">
            <text:p>0.504</text:p>
          </table:table-cell>
          <table:table-cell office:value-type="float" office:value="2.872" calcext:value-type="float">
            <text:p>2.872</text:p>
          </table:table-cell>
          <table:table-cell office:value-type="float" office:value="0.433" calcext:value-type="float">
            <text:p>0.433</text:p>
          </table:table-cell>
          <table:table-cell office:value-type="float" office:value="0.29" calcext:value-type="float">
            <text:p>0.29</text:p>
          </table:table-cell>
          <table:table-cell office:value-type="float" office:value="0.476" calcext:value-type="float">
            <text:p>0.476</text:p>
          </table:table-cell>
          <table:table-cell office:value-type="float" office:value="0.78" calcext:value-type="float">
            <text:p>0.78</text:p>
          </table:table-cell>
          <table:table-cell office:value-type="float" office:value="0.19" calcext:value-type="float">
            <text:p>0.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259" calcext:value-type="float">
            <text:p>0.25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41:.Z41])" office:value-type="float" office:value="25.9" calcext:value-type="float">
            <text:p>25.9</text:p>
          </table:table-cell>
          <table:table-cell table:formula="of:=[.L41]/[.AB41]*100" office:value-type="float" office:value="2.61389961389961" calcext:value-type="float">
            <text:p>2.61389961389961</text:p>
          </table:table-cell>
          <table:table-cell/>
        </table:table-row>
        <table:table-row table:style-name="ro1">
          <table:table-cell office:value-type="string" calcext:value-type="string">
            <text:p>Data.Text.Internal.Validate</text:p>
          </table:table-cell>
          <table:table-cell office:value-type="float" office:value="7.969" calcext:value-type="float">
            <text:p>7.969</text:p>
          </table:table-cell>
          <table:table-cell office:value-type="float" office:value="8.222" calcext:value-type="float">
            <text:p>8.222</text:p>
          </table:table-cell>
          <table:table-cell office:value-type="float" office:value="0.692" calcext:value-type="float">
            <text:p>0.692</text:p>
          </table:table-cell>
          <table:table-cell office:value-type="float" office:value="0.27" calcext:value-type="float">
            <text:p>0.27</text:p>
          </table:table-cell>
          <table:table-cell office:value-type="float" office:value="2.285" calcext:value-type="float">
            <text:p>2.28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54" calcext:value-type="float">
            <text:p>0.054</text:p>
          </table:table-cell>
          <table:table-cell office:value-type="float" office:value="1.329" calcext:value-type="float">
            <text:p>1.329</text:p>
          </table:table-cell>
          <table:table-cell office:value-type="float" office:value="0.193" calcext:value-type="float">
            <text:p>0.19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42:.Z42])" office:value-type="float" office:value="22.402" calcext:value-type="float">
            <text:p>22.402</text:p>
          </table:table-cell>
          <table:table-cell table:formula="of:=[.L42]/[.AB42]*100" office:value-type="float" office:value="5.93250602624766" calcext:value-type="float">
            <text:p>5.93250602624766</text:p>
          </table:table-cell>
          <table:table-cell/>
        </table:table-row>
        <table:table-row table:style-name="ro1">
          <table:table-cell office:value-type="string" calcext:value-type="string">
            <text:p>Data.Text.Internal.IsAscii</text:p>
          </table:table-cell>
          <table:table-cell office:value-type="float" office:value="8.119" calcext:value-type="float">
            <text:p>8.119</text:p>
          </table:table-cell>
          <table:table-cell office:value-type="float" office:value="6.775" calcext:value-type="float">
            <text:p>6.7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279" calcext:value-type="float">
            <text:p>0.279</text:p>
          </table:table-cell>
          <table:table-cell office:value-type="float" office:value="2.08" calcext:value-type="float">
            <text:p>2.0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" calcext:value-type="float">
            <text:p>0.28</text:p>
          </table:table-cell>
          <table:table-cell office:value-type="float" office:value="0.056" calcext:value-type="float">
            <text:p>0.056</text:p>
          </table:table-cell>
          <table:table-cell office:value-type="float" office:value="1.364" calcext:value-type="float">
            <text:p>1.36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43:.Z43])" office:value-type="float" office:value="20.492" calcext:value-type="float">
            <text:p>20.492</text:p>
          </table:table-cell>
          <table:table-cell table:formula="of:=[.L43]/[.AB43]*100" office:value-type="float" office:value="6.65625609994144" calcext:value-type="float">
            <text:p>6.65625609994144</text:p>
          </table:table-cell>
          <table:table-cell/>
        </table:table-row>
        <table:table-row table:style-name="ro1">
          <table:table-cell office:value-type="string" calcext:value-type="string">
            <text:p>Data.Text.Internal.ArrayUtils</text:p>
          </table:table-cell>
          <table:table-cell office:value-type="float" office:value="2.038" calcext:value-type="float">
            <text:p>2.038</text:p>
          </table:table-cell>
          <table:table-cell office:value-type="float" office:value="4.621" calcext:value-type="float">
            <text:p>4.621</text:p>
          </table:table-cell>
          <table:table-cell office:value-type="float" office:value="0.363" calcext:value-type="float">
            <text:p>0.363</text:p>
          </table:table-cell>
          <table:table-cell office:value-type="float" office:value="0.109" calcext:value-type="float">
            <text:p>0.109</text:p>
          </table:table-cell>
          <table:table-cell office:value-type="float" office:value="6.243" calcext:value-type="float">
            <text:p>6.24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25" calcext:value-type="float">
            <text:p>0.025</text:p>
          </table:table-cell>
          <table:table-cell office:value-type="float" office:value="1.096" calcext:value-type="float">
            <text:p>1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44:.Z44])" office:value-type="float" office:value="15.177" calcext:value-type="float">
            <text:p>15.177</text:p>
          </table:table-cell>
          <table:table-cell table:formula="of:=[.L44]/[.AB44]*100" office:value-type="float" office:value="7.22145351518746" calcext:value-type="float">
            <text:p>7.22145351518746</text:p>
          </table:table-cell>
          <table:table-cell/>
        </table:table-row>
        <table:table-row table:style-name="ro1">
          <table:table-cell office:value-type="string" calcext:value-type="string">
            <text:p>Data.Text.Internal.Reverse</text:p>
          </table:table-cell>
          <table:table-cell office:value-type="float" office:value="4.198" calcext:value-type="float">
            <text:p>4.198</text:p>
          </table:table-cell>
          <table:table-cell office:value-type="float" office:value="4.964" calcext:value-type="float">
            <text:p>4.9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274" calcext:value-type="float">
            <text:p>0.274</text:p>
          </table:table-cell>
          <table:table-cell office:value-type="float" office:value="2.071" calcext:value-type="float">
            <text:p>2.0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7" calcext:value-type="float">
            <text:p>0.317</text:p>
          </table:table-cell>
          <table:table-cell office:value-type="float" office:value="0.044" calcext:value-type="float">
            <text:p>0.044</text:p>
          </table:table-cell>
          <table:table-cell office:value-type="float" office:value="1.491" calcext:value-type="float">
            <text:p>1.491</text:p>
          </table:table-cell>
          <table:table-cell office:value-type="float" office:value="0.22" calcext:value-type="float">
            <text:p>0.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45:.Z45])" office:value-type="float" office:value="14.691" calcext:value-type="float">
            <text:p>14.691</text:p>
          </table:table-cell>
          <table:table-cell table:formula="of:=[.L45]/[.AB45]*100" office:value-type="float" office:value="10.14907085971" calcext:value-type="float">
            <text:p>10.14907085971</text:p>
          </table:table-cell>
          <table:table-cell/>
        </table:table-row>
        <table:table-row table:style-name="ro1">
          <table:table-cell office:value-type="string" calcext:value-type="string">
            <text:p>Data.Text.Internal.Encoding.Utf16</text:p>
          </table:table-cell>
          <table:table-cell office:value-type="float" office:value="2.966" calcext:value-type="float">
            <text:p>2.966</text:p>
          </table:table-cell>
          <table:table-cell office:value-type="float" office:value="4.787" calcext:value-type="float">
            <text:p>4.787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2.859" calcext:value-type="float">
            <text:p>2.85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25" calcext:value-type="float">
            <text:p>0.25</text:p>
          </table:table-cell>
          <table:table-cell office:value-type="float" office:value="0.031" calcext:value-type="float">
            <text:p>0.031</text:p>
          </table:table-cell>
          <table:table-cell office:value-type="float" office:value="1.147" calcext:value-type="float">
            <text:p>1.14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46:.Z46])" office:value-type="float" office:value="13.171" calcext:value-type="float">
            <text:p>13.171</text:p>
          </table:table-cell>
          <table:table-cell table:formula="of:=[.L46]/[.AB46]*100" office:value-type="float" office:value="8.70852630779744" calcext:value-type="float">
            <text:p>8.70852630779744</text:p>
          </table:table-cell>
          <table:table-cell/>
        </table:table-row>
        <table:table-row table:style-name="ro1">
          <table:table-cell office:value-type="string" calcext:value-type="string">
            <text:p>Data.Text.Internal.Unsafe</text:p>
          </table:table-cell>
          <table:table-cell office:value-type="float" office:value="3.456" calcext:value-type="float">
            <text:p>3.456</text:p>
          </table:table-cell>
          <table:table-cell office:value-type="float" office:value="3.237" calcext:value-type="float">
            <text:p>3.23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35" calcext:value-type="float">
            <text:p>0.135</text:p>
          </table:table-cell>
          <table:table-cell office:value-type="float" office:value="2.739" calcext:value-type="float">
            <text:p>2.73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25" calcext:value-type="float">
            <text:p>0.025</text:p>
          </table:table-cell>
          <table:table-cell office:value-type="float" office:value="1.771" calcext:value-type="float">
            <text:p>1.77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47:.Z47])" office:value-type="float" office:value="12.433" calcext:value-type="float">
            <text:p>12.433</text:p>
          </table:table-cell>
          <table:table-cell table:formula="of:=[.L47]/[.AB47]*100" office:value-type="float" office:value="14.2443497144696" calcext:value-type="float">
            <text:p>14.2443497144696</text:p>
          </table:table-cell>
          <table:table-cell/>
        </table:table-row>
        <table:table-row table:style-name="ro1">
          <table:table-cell office:value-type="string" calcext:value-type="string">
            <text:p>Data.Text.Internal.Validate.Simd</text:p>
          </table:table-cell>
          <table:table-cell office:value-type="float" office:value="3.378" calcext:value-type="float">
            <text:p>3.378</text:p>
          </table:table-cell>
          <table:table-cell office:value-type="float" office:value="5.959" calcext:value-type="float">
            <text:p>5.959</text:p>
          </table:table-cell>
          <table:table-cell office:value-type="float" office:value="0.41" calcext:value-type="float">
            <text:p>0.41</text:p>
          </table:table-cell>
          <table:table-cell office:value-type="float" office:value="0.208" calcext:value-type="float">
            <text:p>0.208</text:p>
          </table:table-cell>
          <table:table-cell office:value-type="float" office:value="1.013" calcext:value-type="float">
            <text:p>1.0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4" calcext:value-type="float">
            <text:p>0.034</text:p>
          </table:table-cell>
          <table:table-cell office:value-type="float" office:value="0.355" calcext:value-type="float">
            <text:p>0.3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table:formula="of:=SUM([.B48:.Z48])" office:value-type="float" office:value="12.244" calcext:value-type="float">
            <text:p>12.244</text:p>
          </table:table-cell>
          <table:table-cell table:formula="of:=[.L48]/[.AB48]*100" office:value-type="float" office:value="2.89937928781444" calcext:value-type="float">
            <text:p>2.89937928781444</text:p>
          </table:table-cell>
          <table:table-cell/>
        </table:table-row>
        <table:table-row table:style-name="ro1">
          <table:table-cell office:value-type="string" calcext:value-type="string">
            <text:p>Data.Text.Internal.ByteStringCompat</text:p>
          </table:table-cell>
          <table:table-cell office:value-type="float" office:value="1.522" calcext:value-type="float">
            <text:p>1.522</text:p>
          </table:table-cell>
          <table:table-cell office:value-type="float" office:value="2.444" calcext:value-type="float">
            <text:p>2.44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5" calcext:value-type="float">
            <text:p>0.255</text:p>
          </table:table-cell>
          <table:table-cell office:value-type="float" office:value="1.117" calcext:value-type="float">
            <text:p>1.1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24" calcext:value-type="float">
            <text:p>0.024</text:p>
          </table:table-cell>
          <table:table-cell office:value-type="float" office:value="1.041" calcext:value-type="float">
            <text:p>1.0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  <table:table-cell/>
          <table:table-cell table:formula="of:=SUM([.B49:.Z49])" office:value-type="float" office:value="7.276" calcext:value-type="float">
            <text:p>7.276</text:p>
          </table:table-cell>
          <table:table-cell table:formula="of:=[.L49]/[.AB49]*100" office:value-type="float" office:value="14.3073117097306" calcext:value-type="float">
            <text:p>14.3073117097306</text:p>
          </table:table-cell>
          <table:table-cell/>
        </table:table-row>
        <table:table-row table:style-name="ro1">
          <table:table-cell office:value-type="string" calcext:value-type="string">
            <text:p>Data.Text.Internal.Builder.Int.Digits</text:p>
          </table:table-cell>
          <table:table-cell office:value-type="float" office:value="1.747" calcext:value-type="float">
            <text:p>1.747</text:p>
          </table:table-cell>
          <table:table-cell office:value-type="float" office:value="1.039" calcext:value-type="float">
            <text:p>1.03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6" calcext:value-type="float">
            <text:p>0.066</text:p>
          </table:table-cell>
          <table:table-cell office:value-type="float" office:value="3.384" calcext:value-type="float">
            <text:p>3.38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1" calcext:value-type="float">
            <text:p>0.011</text:p>
          </table:table-cell>
          <table:table-cell/>
          <table:table-cell table:formula="of:=SUM([.B50:.Z50])" office:value-type="float" office:value="7.066" calcext:value-type="float">
            <text:p>7.066</text:p>
          </table:table-cell>
          <table:table-cell table:formula="of:=[.L50]/[.AB50]*100" office:value-type="float" office:value="3.93433342768186" calcext:value-type="float">
            <text:p>3.93433342768186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office:value-type="string" calcext:value-type="string">
            <text:p>Total </text:p>
          </table:table-cell>
          <table:table-cell table:formula="of:=SUM([.AB2:.AB50])" office:value-type="float" office:value="44838.21" calcext:value-type="float">
            <text:p>44838.21</text:p>
          </table:table-cell>
          <table:table-cell table:formula="of:=AVERAGE([.AC2:.AC50])" office:value-type="float" office:value="2.74355920632949" calcext:value-type="float">
            <text:p>2.7435592063294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arser</text:p>
          </table:table-cell>
          <table:table-cell table:formula="of:=SUM([.L2:.L50])" office:value-type="float" office:value="217.872" calcext:value-type="float">
            <text:p>217.872</text:p>
          </table:table-cell>
          <table:table-cell table:formula="of:=GEOMEAN([.AC2:.AC50])" office:value-type="float" office:value="1.31665496869657" calcext:value-type="float">
            <text:p>1.31665496869657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arser (%)</text:p>
          </table:table-cell>
          <table:table-cell table:formula="of:=[.AB53]/[.AB52]*100" office:value-type="float" office:value="0.485906997625463" calcext:value-type="float">
            <text:p>0.485906997625463</text:p>
          </table:table-cell>
          <table:table-cell table:number-columns-repeated="2"/>
        </table:table-row>
      </table:table>
      <table:table table:name="time-1.14" table:style-name="ta1">
        <table:table-column table:style-name="co4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4" table:default-cell-style-name="Default"/>
        <table:table-column table:style-name="co34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systool:merge-objects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Time.Format.ISO8601</text:p>
          </table:table-cell>
          <table:table-cell office:value-type="float" office:value="389.418" calcext:value-type="float">
            <text:p>389.418</text:p>
          </table:table-cell>
          <table:table-cell office:value-type="float" office:value="469.268" calcext:value-type="float">
            <text:p>469.268</text:p>
          </table:table-cell>
          <table:table-cell office:value-type="float" office:value="23.607" calcext:value-type="float">
            <text:p>23.607</text:p>
          </table:table-cell>
          <table:table-cell office:value-type="float" office:value="26.712" calcext:value-type="float">
            <text:p>26.712</text:p>
          </table:table-cell>
          <table:table-cell office:value-type="float" office:value="16.109" calcext:value-type="float">
            <text:p>16.109</text:p>
          </table:table-cell>
          <table:table-cell office:value-type="float" office:value="4.974" calcext:value-type="float">
            <text:p>4.974</text:p>
          </table:table-cell>
          <table:table-cell office:value-type="float" office:value="9.402" calcext:value-type="float">
            <text:p>9.402</text:p>
          </table:table-cell>
          <table:table-cell office:value-type="float" office:value="6.756" calcext:value-type="float">
            <text:p>6.756</text:p>
          </table:table-cell>
          <table:table-cell office:value-type="float" office:value="6.997" calcext:value-type="float">
            <text:p>6.997</text:p>
          </table:table-cell>
          <table:table-cell office:value-type="float" office:value="0" calcext:value-type="float">
            <text:p>0</text:p>
          </table:table-cell>
          <table:table-cell office:value-type="float" office:value="4.957" calcext:value-type="float">
            <text:p>4.957</text:p>
          </table:table-cell>
          <table:table-cell office:value-type="float" office:value="1.798" calcext:value-type="float">
            <text:p>1.798</text:p>
          </table:table-cell>
          <table:table-cell office:value-type="float" office:value="1.866" calcext:value-type="float">
            <text:p>1.866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:.Y2])" office:value-type="float" office:value="966.15" calcext:value-type="float">
            <text:p>966.15</text:p>
          </table:table-cell>
          <table:table-cell table:formula="of:=[.J2]/[.AA2]*100" office:value-type="float" office:value="0.72421466645966" calcext:value-type="float">
            <text:p>0.72421466645966</text:p>
          </table:table-cell>
          <table:table-cell/>
        </table:table-row>
        <table:table-row table:style-name="ro1">
          <table:table-cell office:value-type="string" calcext:value-type="string">
            <text:p>Data.Time.Format.Parse.Instances</text:p>
          </table:table-cell>
          <table:table-cell office:value-type="float" office:value="191.944" calcext:value-type="float">
            <text:p>191.944</text:p>
          </table:table-cell>
          <table:table-cell office:value-type="float" office:value="179.365" calcext:value-type="float">
            <text:p>179.365</text:p>
          </table:table-cell>
          <table:table-cell office:value-type="float" office:value="28.314" calcext:value-type="float">
            <text:p>28.314</text:p>
          </table:table-cell>
          <table:table-cell office:value-type="float" office:value="13.296" calcext:value-type="float">
            <text:p>13.296</text:p>
          </table:table-cell>
          <table:table-cell office:value-type="float" office:value="8.312" calcext:value-type="float">
            <text:p>8.312</text:p>
          </table:table-cell>
          <table:table-cell office:value-type="float" office:value="4.787" calcext:value-type="float">
            <text:p>4.787</text:p>
          </table:table-cell>
          <table:table-cell office:value-type="float" office:value="4.747" calcext:value-type="float">
            <text:p>4.747</text:p>
          </table:table-cell>
          <table:table-cell office:value-type="float" office:value="2.289" calcext:value-type="float">
            <text:p>2.289</text:p>
          </table:table-cell>
          <table:table-cell office:value-type="float" office:value="4.854" calcext:value-type="float">
            <text:p>4.854</text:p>
          </table:table-cell>
          <table:table-cell office:value-type="float" office:value="0" calcext:value-type="float">
            <text:p>0</text:p>
          </table:table-cell>
          <table:table-cell office:value-type="float" office:value="2.149" calcext:value-type="float">
            <text:p>2.149</text:p>
          </table:table-cell>
          <table:table-cell office:value-type="float" office:value="2.221" calcext:value-type="float">
            <text:p>2.221</text:p>
          </table:table-cell>
          <table:table-cell office:value-type="float" office:value="1.171" calcext:value-type="float">
            <text:p>1.171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278" calcext:value-type="float">
            <text:p>0.278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Y3])" office:value-type="float" office:value="444.513" calcext:value-type="float">
            <text:p>444.513</text:p>
          </table:table-cell>
          <table:table-cell table:formula="of:=[.J3]/[.AA3]*100" office:value-type="float" office:value="1.09198156184409" calcext:value-type="float">
            <text:p>1.09198156184409</text:p>
          </table:table-cell>
          <table:table-cell/>
        </table:table-row>
        <table:table-row table:style-name="ro1">
          <table:table-cell office:value-type="string" calcext:value-type="string">
            <text:p>Data.Time.Format.Format.Instances</text:p>
          </table:table-cell>
          <table:table-cell office:value-type="float" office:value="193.563" calcext:value-type="float">
            <text:p>193.56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15.585" calcext:value-type="float">
            <text:p>15.585</text:p>
          </table:table-cell>
          <table:table-cell office:value-type="float" office:value="14.946" calcext:value-type="float">
            <text:p>14.946</text:p>
          </table:table-cell>
          <table:table-cell office:value-type="float" office:value="9.169" calcext:value-type="float">
            <text:p>9.169</text:p>
          </table:table-cell>
          <table:table-cell office:value-type="float" office:value="5.017" calcext:value-type="float">
            <text:p>5.017</text:p>
          </table:table-cell>
          <table:table-cell office:value-type="float" office:value="5.879" calcext:value-type="float">
            <text:p>5.879</text:p>
          </table:table-cell>
          <table:table-cell office:value-type="float" office:value="4.622" calcext:value-type="float">
            <text:p>4.622</text:p>
          </table:table-cell>
          <table:table-cell office:value-type="float" office:value="2.532" calcext:value-type="float">
            <text:p>2.532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1.499" calcext:value-type="float">
            <text:p>1.499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:.Y4])" office:value-type="float" office:value="428.493" calcext:value-type="float">
            <text:p>428.493</text:p>
          </table:table-cell>
          <table:table-cell table:formula="of:=[.J4]/[.AA4]*100" office:value-type="float" office:value="0.590908136188923" calcext:value-type="float">
            <text:p>0.590908136188923</text:p>
          </table:table-cell>
          <table:table-cell/>
        </table:table-row>
        <table:table-row table:style-name="ro1">
          <table:table-cell office:value-type="string" calcext:value-type="string">
            <text:p>Data.Time.Calendar.Quarter</text:p>
          </table:table-cell>
          <table:table-cell office:value-type="float" office:value="199.358" calcext:value-type="float">
            <text:p>199.358</text:p>
          </table:table-cell>
          <table:table-cell office:value-type="float" office:value="161.831" calcext:value-type="float">
            <text:p>161.831</text:p>
          </table:table-cell>
          <table:table-cell office:value-type="float" office:value="13.946" calcext:value-type="float">
            <text:p>13.946</text:p>
          </table:table-cell>
          <table:table-cell office:value-type="float" office:value="8.835" calcext:value-type="float">
            <text:p>8.835</text:p>
          </table:table-cell>
          <table:table-cell office:value-type="float" office:value="4.588" calcext:value-type="float">
            <text:p>4.588</text:p>
          </table:table-cell>
          <table:table-cell office:value-type="float" office:value="4.096" calcext:value-type="float">
            <text:p>4.096</text:p>
          </table:table-cell>
          <table:table-cell office:value-type="float" office:value="4.673" calcext:value-type="float">
            <text:p>4.673</text:p>
          </table:table-cell>
          <table:table-cell office:value-type="float" office:value="5.424" calcext:value-type="float">
            <text:p>5.424</text:p>
          </table:table-cell>
          <table:table-cell office:value-type="float" office:value="2.563" calcext:value-type="float">
            <text:p>2.563</text:p>
          </table:table-cell>
          <table:table-cell office:value-type="float" office:value="0" calcext:value-type="float">
            <text:p>0</text:p>
          </table:table-cell>
          <table:table-cell office:value-type="float" office:value="2.527" calcext:value-type="float">
            <text:p>2.527</text:p>
          </table:table-cell>
          <table:table-cell office:value-type="float" office:value="1.401" calcext:value-type="float">
            <text:p>1.401</text:p>
          </table:table-cell>
          <table:table-cell office:value-type="float" office:value="3.743" calcext:value-type="float">
            <text:p>3.743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:.Y5])" office:value-type="float" office:value="414.125" calcext:value-type="float">
            <text:p>414.125</text:p>
          </table:table-cell>
          <table:table-cell table:formula="of:=[.J5]/[.AA5]*100" office:value-type="float" office:value="0.618895261092665" calcext:value-type="float">
            <text:p>0.618895261092665</text:p>
          </table:table-cell>
          <table:table-cell/>
        </table:table-row>
        <table:table-row table:style-name="ro1">
          <table:table-cell office:value-type="string" calcext:value-type="string">
            <text:p>Data.Time.Format.Parse.Class</text:p>
          </table:table-cell>
          <table:table-cell office:value-type="float" office:value="165.262" calcext:value-type="float">
            <text:p>165.262</text:p>
          </table:table-cell>
          <table:table-cell office:value-type="float" office:value="160.426" calcext:value-type="float">
            <text:p>160.426</text:p>
          </table:table-cell>
          <table:table-cell office:value-type="float" office:value="13.229" calcext:value-type="float">
            <text:p>13.229</text:p>
          </table:table-cell>
          <table:table-cell office:value-type="float" office:value="8.705" calcext:value-type="float">
            <text:p>8.705</text:p>
          </table:table-cell>
          <table:table-cell office:value-type="float" office:value="5.541" calcext:value-type="float">
            <text:p>5.541</text:p>
          </table:table-cell>
          <table:table-cell office:value-type="float" office:value="3.254" calcext:value-type="float">
            <text:p>3.254</text:p>
          </table:table-cell>
          <table:table-cell office:value-type="float" office:value="3.891" calcext:value-type="float">
            <text:p>3.891</text:p>
          </table:table-cell>
          <table:table-cell office:value-type="float" office:value="2.463" calcext:value-type="float">
            <text:p>2.463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2.245" calcext:value-type="float">
            <text:p>2.245</text:p>
          </table:table-cell>
          <table:table-cell office:value-type="float" office:value="1.311" calcext:value-type="float">
            <text:p>1.311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float" office:value="0.622" calcext:value-type="float">
            <text:p>0.6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Y6])" office:value-type="float" office:value="370.838" calcext:value-type="float">
            <text:p>370.838</text:p>
          </table:table-cell>
          <table:table-cell table:formula="of:=[.J6]/[.AA6]*100" office:value-type="float" office:value="0.684935200815451" calcext:value-type="float">
            <text:p>0.684935200815451</text:p>
          </table:table-cell>
          <table:table-cell/>
        </table:table-row>
        <table:table-row table:style-name="ro1">
          <table:table-cell office:value-type="string" calcext:value-type="string">
            <text:p>Data.Time.Calendar.Week</text:p>
          </table:table-cell>
          <table:table-cell office:value-type="float" office:value="134.623" calcext:value-type="float">
            <text:p>134.623</text:p>
          </table:table-cell>
          <table:table-cell office:value-type="float" office:value="118.736" calcext:value-type="float">
            <text:p>118.736</text:p>
          </table:table-cell>
          <table:table-cell office:value-type="float" office:value="7.898" calcext:value-type="float">
            <text:p>7.898</text:p>
          </table:table-cell>
          <table:table-cell office:value-type="float" office:value="9.314" calcext:value-type="float">
            <text:p>9.314</text:p>
          </table:table-cell>
          <table:table-cell office:value-type="float" office:value="5.186" calcext:value-type="float">
            <text:p>5.186</text:p>
          </table:table-cell>
          <table:table-cell office:value-type="float" office:value="3.798" calcext:value-type="float">
            <text:p>3.798</text:p>
          </table:table-cell>
          <table:table-cell office:value-type="float" office:value="3.144" calcext:value-type="float">
            <text:p>3.144</text:p>
          </table:table-cell>
          <table:table-cell office:value-type="float" office:value="2.205" calcext:value-type="float">
            <text:p>2.205</text:p>
          </table:table-cell>
          <table:table-cell office:value-type="float" office:value="1.016" calcext:value-type="float">
            <text:p>1.01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.978" calcext:value-type="float">
            <text:p>0.97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Y7])" office:value-type="float" office:value="290.083" calcext:value-type="float">
            <text:p>290.083</text:p>
          </table:table-cell>
          <table:table-cell table:formula="of:=[.J7]/[.AA7]*100" office:value-type="float" office:value="0.350244585170451" calcext:value-type="float">
            <text:p>0.350244585170451</text:p>
          </table:table-cell>
          <table:table-cell/>
        </table:table-row>
        <table:table-row table:style-name="ro1">
          <table:table-cell office:value-type="string" calcext:value-type="string">
            <text:p>Data.Time.LocalTime.Internal.TimeOfDay</text:p>
          </table:table-cell>
          <table:table-cell office:value-type="float" office:value="133.322" calcext:value-type="float">
            <text:p>133.322</text:p>
          </table:table-cell>
          <table:table-cell office:value-type="float" office:value="117.948" calcext:value-type="float">
            <text:p>117.948</text:p>
          </table:table-cell>
          <table:table-cell office:value-type="float" office:value="9.481" calcext:value-type="float">
            <text:p>9.481</text:p>
          </table:table-cell>
          <table:table-cell office:value-type="float" office:value="6.064" calcext:value-type="float">
            <text:p>6.064</text:p>
          </table:table-cell>
          <table:table-cell office:value-type="float" office:value="3.718" calcext:value-type="float">
            <text:p>3.718</text:p>
          </table:table-cell>
          <table:table-cell office:value-type="float" office:value="3.201" calcext:value-type="float">
            <text:p>3.201</text:p>
          </table:table-cell>
          <table:table-cell office:value-type="float" office:value="3.882" calcext:value-type="float">
            <text:p>3.882</text:p>
          </table:table-cell>
          <table:table-cell office:value-type="float" office:value="3.414" calcext:value-type="float">
            <text:p>3.414</text:p>
          </table:table-cell>
          <table:table-cell office:value-type="float" office:value="1.387" calcext:value-type="float">
            <text:p>1.387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.758</text:p>
          </table:table-cell>
          <table:table-cell office:value-type="float" office:value="0.834" calcext:value-type="float">
            <text:p>0.834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:.Y8])" office:value-type="float" office:value="286.754" calcext:value-type="float">
            <text:p>286.754</text:p>
          </table:table-cell>
          <table:table-cell table:formula="of:=[.J8]/[.AA8]*100" office:value-type="float" office:value="0.483689852626293" calcext:value-type="float">
            <text:p>0.483689852626293</text:p>
          </table:table-cell>
          <table:table-cell/>
        </table:table-row>
        <table:table-row table:style-name="ro1">
          <table:table-cell office:value-type="string" calcext:value-type="string">
            <text:p>Data.Format</text:p>
          </table:table-cell>
          <table:table-cell office:value-type="float" office:value="109.473" calcext:value-type="float">
            <text:p>109.473</text:p>
          </table:table-cell>
          <table:table-cell office:value-type="float" office:value="87.298" calcext:value-type="float">
            <text:p>87.298</text:p>
          </table:table-cell>
          <table:table-cell office:value-type="float" office:value="60.762" calcext:value-type="float">
            <text:p>60.762</text:p>
          </table:table-cell>
          <table:table-cell office:value-type="float" office:value="7.32" calcext:value-type="float">
            <text:p>7.32</text:p>
          </table:table-cell>
          <table:table-cell office:value-type="float" office:value="3.894" calcext:value-type="float">
            <text:p>3.894</text:p>
          </table:table-cell>
          <table:table-cell office:value-type="float" office:value="2.466" calcext:value-type="float">
            <text:p>2.466</text:p>
          </table:table-cell>
          <table:table-cell office:value-type="float" office:value="2.252" calcext:value-type="float">
            <text:p>2.252</text:p>
          </table:table-cell>
          <table:table-cell office:value-type="float" office:value="2.188" calcext:value-type="float">
            <text:p>2.188</text:p>
          </table:table-cell>
          <table:table-cell office:value-type="float" office:value="3.097" calcext:value-type="float">
            <text:p>3.097</text:p>
          </table:table-cell>
          <table:table-cell office:value-type="float" office:value="0" calcext:value-type="float">
            <text:p>0</text:p>
          </table:table-cell>
          <table:table-cell office:value-type="float" office:value="3.023" calcext:value-type="float">
            <text:p>3.023</text:p>
          </table:table-cell>
          <table:table-cell office:value-type="float" office:value="1.53" calcext:value-type="float">
            <text:p>1.53</text:p>
          </table:table-cell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9:.Y9])" office:value-type="float" office:value="284.89" calcext:value-type="float">
            <text:p>284.89</text:p>
          </table:table-cell>
          <table:table-cell table:formula="of:=[.J9]/[.AA9]*100" office:value-type="float" office:value="1.0870862438134" calcext:value-type="float">
            <text:p>1.0870862438134</text:p>
          </table:table-cell>
          <table:table-cell/>
        </table:table-row>
        <table:table-row table:style-name="ro1">
          <table:table-cell office:value-type="string" calcext:value-type="string">
            <text:p>Data.Time.Clock.Internal.SystemTime</text:p>
          </table:table-cell>
          <table:table-cell office:value-type="float" office:value="158.576" calcext:value-type="float">
            <text:p>158.576</text:p>
          </table:table-cell>
          <table:table-cell office:value-type="float" office:value="66.588" calcext:value-type="float">
            <text:p>66.588</text:p>
          </table:table-cell>
          <table:table-cell office:value-type="float" office:value="8.094" calcext:value-type="float">
            <text:p>8.094</text:p>
          </table:table-cell>
          <table:table-cell office:value-type="float" office:value="4.461" calcext:value-type="float">
            <text:p>4.461</text:p>
          </table:table-cell>
          <table:table-cell office:value-type="float" office:value="2.282" calcext:value-type="float">
            <text:p>2.282</text:p>
          </table:table-cell>
          <table:table-cell office:value-type="float" office:value="3.226" calcext:value-type="float">
            <text:p>3.226</text:p>
          </table:table-cell>
          <table:table-cell office:value-type="float" office:value="2.284" calcext:value-type="float">
            <text:p>2.284</text:p>
          </table:table-cell>
          <table:table-cell office:value-type="float" office:value="2.191" calcext:value-type="float">
            <text:p>2.191</text:p>
          </table:table-cell>
          <table:table-cell office:value-type="float" office:value="2.419" calcext:value-type="float">
            <text:p>2.419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.796" calcext:value-type="float">
            <text:p>0.796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0:.Y10])" office:value-type="float" office:value="253.224" calcext:value-type="float">
            <text:p>253.224</text:p>
          </table:table-cell>
          <table:table-cell table:formula="of:=[.J10]/[.AA10]*100" office:value-type="float" office:value="0.955280700091619" calcext:value-type="float">
            <text:p>0.955280700091619</text:p>
          </table:table-cell>
          <table:table-cell/>
        </table:table-row>
        <table:table-row table:style-name="ro1">
          <table:table-cell office:value-type="string" calcext:value-type="string">
            <text:p>Data.Time.Calendar.CalendarDiffDays</text:p>
          </table:table-cell>
          <table:table-cell office:value-type="float" office:value="67.485" calcext:value-type="float">
            <text:p>67.485</text:p>
          </table:table-cell>
          <table:table-cell office:value-type="float" office:value="50.872" calcext:value-type="float">
            <text:p>50.872</text:p>
          </table:table-cell>
          <table:table-cell office:value-type="float" office:value="111.985" calcext:value-type="float">
            <text:p>111.985</text:p>
          </table:table-cell>
          <table:table-cell office:value-type="float" office:value="3.814" calcext:value-type="float">
            <text:p>3.814</text:p>
          </table:table-cell>
          <table:table-cell office:value-type="float" office:value="2.112" calcext:value-type="float">
            <text:p>2.112</text:p>
          </table:table-cell>
          <table:table-cell office:value-type="float" office:value="2.717" calcext:value-type="float">
            <text:p>2.717</text:p>
          </table:table-cell>
          <table:table-cell office:value-type="float" office:value="1.734" calcext:value-type="float">
            <text:p>1.734</text:p>
          </table:table-cell>
          <table:table-cell office:value-type="float" office:value="1.114" calcext:value-type="float">
            <text:p>1.114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4.74" calcext:value-type="float">
            <text:p>4.74</text:p>
          </table:table-cell>
          <table:table-cell office:value-type="float" office:value="0.427" calcext:value-type="float">
            <text:p>0.427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1:.Y11])" office:value-type="float" office:value="248.841" calcext:value-type="float">
            <text:p>248.841</text:p>
          </table:table-cell>
          <table:table-cell table:formula="of:=[.J11]/[.AA11]*100" office:value-type="float" office:value="0.219015355186645" calcext:value-type="float">
            <text:p>0.219015355186645</text:p>
          </table:table-cell>
          <table:table-cell/>
        </table:table-row>
        <table:table-row table:style-name="ro1">
          <table:table-cell office:value-type="string" calcext:value-type="string">
            <text:p>Data.Time.LocalTime.Internal.TimeZone</text:p>
          </table:table-cell>
          <table:table-cell office:value-type="float" office:value="121.658" calcext:value-type="float">
            <text:p>121.658</text:p>
          </table:table-cell>
          <table:table-cell office:value-type="float" office:value="73.301" calcext:value-type="float">
            <text:p>73.301</text:p>
          </table:table-cell>
          <table:table-cell office:value-type="float" office:value="7.896" calcext:value-type="float">
            <text:p>7.896</text:p>
          </table:table-cell>
          <table:table-cell office:value-type="float" office:value="6.771" calcext:value-type="float">
            <text:p>6.771</text:p>
          </table:table-cell>
          <table:table-cell office:value-type="float" office:value="4.84" calcext:value-type="float">
            <text:p>4.84</text:p>
          </table:table-cell>
          <table:table-cell office:value-type="float" office:value="8.179" calcext:value-type="float">
            <text:p>8.179</text:p>
          </table:table-cell>
          <table:table-cell office:value-type="float" office:value="3.855" calcext:value-type="float">
            <text:p>3.855</text:p>
          </table:table-cell>
          <table:table-cell office:value-type="float" office:value="2.352" calcext:value-type="float">
            <text:p>2.352</text:p>
          </table:table-cell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1.594" calcext:value-type="float">
            <text:p>1.594</text:p>
          </table:table-cell>
          <table:table-cell office:value-type="float" office:value="0.708" calcext:value-type="float">
            <text:p>0.708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Y12])" office:value-type="float" office:value="233.878" calcext:value-type="float">
            <text:p>233.878</text:p>
          </table:table-cell>
          <table:table-cell table:formula="of:=[.J12]/[.AA12]*100" office:value-type="float" office:value="0.635373998409427" calcext:value-type="float">
            <text:p>0.635373998409427</text:p>
          </table:table-cell>
          <table:table-cell/>
        </table:table-row>
        <table:table-row table:style-name="ro1">
          <table:table-cell office:value-type="string" calcext:value-type="string">
            <text:p>Data.Time.Calendar.Days</text:p>
          </table:table-cell>
          <table:table-cell office:value-type="float" office:value="74.78" calcext:value-type="float">
            <text:p>74.78</text:p>
          </table:table-cell>
          <table:table-cell office:value-type="float" office:value="109.413" calcext:value-type="float">
            <text:p>109.413</text:p>
          </table:table-cell>
          <table:table-cell office:value-type="float" office:value="12.188" calcext:value-type="float">
            <text:p>12.188</text:p>
          </table:table-cell>
          <table:table-cell office:value-type="float" office:value="4.463" calcext:value-type="float">
            <text:p>4.463</text:p>
          </table:table-cell>
          <table:table-cell office:value-type="float" office:value="1.891" calcext:value-type="float">
            <text:p>1.891</text:p>
          </table:table-cell>
          <table:table-cell office:value-type="float" office:value="2.04" calcext:value-type="float">
            <text:p>2.04</text:p>
          </table:table-cell>
          <table:table-cell office:value-type="float" office:value="2.195" calcext:value-type="float">
            <text:p>2.195</text:p>
          </table:table-cell>
          <table:table-cell office:value-type="float" office:value="1.653" calcext:value-type="float">
            <text:p>1.653</text:p>
          </table:table-cell>
          <table:table-cell office:value-type="float" office:value="1.329" calcext:value-type="float">
            <text:p>1.329</text:p>
          </table:table-cell>
          <table:table-cell office:value-type="float" office:value="0" calcext:value-type="float">
            <text:p>0</text:p>
          </table:table-cell>
          <table:table-cell office:value-type="float" office:value="1.093" calcext:value-type="float">
            <text:p>1.093</text:p>
          </table:table-cell>
          <table:table-cell office:value-type="float" office:value="0.665" calcext:value-type="float">
            <text:p>0.665</text:p>
          </table:table-cell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1" calcext:value-type="float">
            <text:p>0.27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3:.Y13])" office:value-type="float" office:value="212.732" calcext:value-type="float">
            <text:p>212.732</text:p>
          </table:table-cell>
          <table:table-cell table:formula="of:=[.J13]/[.AA13]*100" office:value-type="float" office:value="0.624729706861215" calcext:value-type="float">
            <text:p>0.624729706861215</text:p>
          </table:table-cell>
          <table:table-cell/>
        </table:table-row>
        <table:table-row table:style-name="ro1">
          <table:table-cell office:value-type="string" calcext:value-type="string">
            <text:p>Data.Time.Format.Parse</text:p>
          </table:table-cell>
          <table:table-cell office:value-type="float" office:value="91.804" calcext:value-type="float">
            <text:p>91.804</text:p>
          </table:table-cell>
          <table:table-cell office:value-type="float" office:value="68.076" calcext:value-type="float">
            <text:p>68.076</text:p>
          </table:table-cell>
          <table:table-cell office:value-type="float" office:value="10.581" calcext:value-type="float">
            <text:p>10.581</text:p>
          </table:table-cell>
          <table:table-cell office:value-type="float" office:value="3.114" calcext:value-type="float">
            <text:p>3.114</text:p>
          </table:table-cell>
          <table:table-cell office:value-type="float" office:value="2.43" calcext:value-type="float">
            <text:p>2.43</text:p>
          </table:table-cell>
          <table:table-cell office:value-type="float" office:value="5.564" calcext:value-type="float">
            <text:p>5.564</text:p>
          </table:table-cell>
          <table:table-cell office:value-type="float" office:value="2.282" calcext:value-type="float">
            <text:p>2.282</text:p>
          </table:table-cell>
          <table:table-cell office:value-type="float" office:value="1.329" calcext:value-type="float">
            <text:p>1.329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079" calcext:value-type="float">
            <text:p>1.079</text:p>
          </table:table-cell>
          <table:table-cell office:value-type="float" office:value="1.11" calcext:value-type="float">
            <text:p>1.11</text:p>
          </table:table-cell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4:.Y14])" office:value-type="float" office:value="190.773" calcext:value-type="float">
            <text:p>190.773</text:p>
          </table:table-cell>
          <table:table-cell table:formula="of:=[.J14]/[.AA14]*100" office:value-type="float" office:value="1.25279782778485" calcext:value-type="float">
            <text:p>1.25279782778485</text:p>
          </table:table-cell>
          <table:table-cell/>
        </table:table-row>
        <table:table-row table:style-name="ro1">
          <table:table-cell office:value-type="string" calcext:value-type="string">
            <text:p>Data.Time.LocalTime.Internal.LocalTime</text:p>
          </table:table-cell>
          <table:table-cell office:value-type="float" office:value="106.188" calcext:value-type="float">
            <text:p>106.188</text:p>
          </table:table-cell>
          <table:table-cell office:value-type="float" office:value="56.058" calcext:value-type="float">
            <text:p>56.058</text:p>
          </table:table-cell>
          <table:table-cell office:value-type="float" office:value="6.307" calcext:value-type="float">
            <text:p>6.307</text:p>
          </table:table-cell>
          <table:table-cell office:value-type="float" office:value="5.196" calcext:value-type="float">
            <text:p>5.196</text:p>
          </table:table-cell>
          <table:table-cell office:value-type="float" office:value="2.202" calcext:value-type="float">
            <text:p>2.202</text:p>
          </table:table-cell>
          <table:table-cell office:value-type="float" office:value="2.532" calcext:value-type="float">
            <text:p>2.532</text:p>
          </table:table-cell>
          <table:table-cell office:value-type="float" office:value="2.575" calcext:value-type="float">
            <text:p>2.575</text:p>
          </table:table-cell>
          <table:table-cell office:value-type="float" office:value="2.1" calcext:value-type="float">
            <text:p>2.1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.662</text:p>
          </table:table-cell>
          <table:table-cell office:value-type="float" office:value="0.569" calcext:value-type="float">
            <text:p>0.56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5:.Y15])" office:value-type="float" office:value="187.271" calcext:value-type="float">
            <text:p>187.271</text:p>
          </table:table-cell>
          <table:table-cell table:formula="of:=[.J15]/[.AA15]*100" office:value-type="float" office:value="0.419178623492158" calcext:value-type="float">
            <text:p>0.419178623492158</text:p>
          </table:table-cell>
          <table:table-cell/>
        </table:table-row>
        <table:table-row table:style-name="ro1">
          <table:table-cell office:value-type="string" calcext:value-type="string">
            <text:p>Data.Time.Calendar.Month</text:p>
          </table:table-cell>
          <table:table-cell office:value-type="float" office:value="82.086" calcext:value-type="float">
            <text:p>82.086</text:p>
          </table:table-cell>
          <table:table-cell office:value-type="float" office:value="70.839" calcext:value-type="float">
            <text:p>70.839</text:p>
          </table:table-cell>
          <table:table-cell office:value-type="float" office:value="8.643" calcext:value-type="float">
            <text:p>8.643</text:p>
          </table:table-cell>
          <table:table-cell office:value-type="float" office:value="3.317" calcext:value-type="float">
            <text:p>3.317</text:p>
          </table:table-cell>
          <table:table-cell office:value-type="float" office:value="1.912" calcext:value-type="float">
            <text:p>1.912</text:p>
          </table:table-cell>
          <table:table-cell office:value-type="float" office:value="2.358" calcext:value-type="float">
            <text:p>2.358</text:p>
          </table:table-cell>
          <table:table-cell office:value-type="float" office:value="1.967" calcext:value-type="float">
            <text:p>1.967</text:p>
          </table:table-cell>
          <table:table-cell office:value-type="float" office:value="1.485" calcext:value-type="float">
            <text:p>1.48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0.929" calcext:value-type="float">
            <text:p>0.929</text:p>
          </table:table-cell>
          <table:table-cell office:value-type="float" office:value="4.014" calcext:value-type="float">
            <text:p>4.014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6:.Y16])" office:value-type="float" office:value="180.607" calcext:value-type="float">
            <text:p>180.607</text:p>
          </table:table-cell>
          <table:table-cell table:formula="of:=[.J16]/[.AA16]*100" office:value-type="float" office:value="0.719794913818401" calcext:value-type="float">
            <text:p>0.719794913818401</text:p>
          </table:table-cell>
          <table:table-cell/>
        </table:table-row>
        <table:table-row table:style-name="ro1">
          <table:table-cell office:value-type="string" calcext:value-type="string">
            <text:p>Data.Time.Clock.Internal.DiffTime</text:p>
          </table:table-cell>
          <table:table-cell office:value-type="float" office:value="75.491" calcext:value-type="float">
            <text:p>75.491</text:p>
          </table:table-cell>
          <table:table-cell office:value-type="float" office:value="65.817" calcext:value-type="float">
            <text:p>65.817</text:p>
          </table:table-cell>
          <table:table-cell office:value-type="float" office:value="10.244" calcext:value-type="float">
            <text:p>10.244</text:p>
          </table:table-cell>
          <table:table-cell office:value-type="float" office:value="2.863" calcext:value-type="float">
            <text:p>2.863</text:p>
          </table:table-cell>
          <table:table-cell office:value-type="float" office:value="1.732" calcext:value-type="float">
            <text:p>1.732</text:p>
          </table:table-cell>
          <table:table-cell office:value-type="float" office:value="3.281" calcext:value-type="float">
            <text:p>3.281</text:p>
          </table:table-cell>
          <table:table-cell office:value-type="float" office:value="1.759" calcext:value-type="float">
            <text:p>1.759</text:p>
          </table:table-cell>
          <table:table-cell office:value-type="float" office:value="1.975" calcext:value-type="float">
            <text:p>1.975</text:p>
          </table:table-cell>
          <table:table-cell office:value-type="float" office:value="1.072" calcext:value-type="float">
            <text:p>1.072</text:p>
          </table:table-cell>
          <table:table-cell office:value-type="float" office:value="0" calcext:value-type="float">
            <text:p>0</text:p>
          </table:table-cell>
          <table:table-cell office:value-type="float" office:value="1.027" calcext:value-type="float">
            <text:p>1.027</text:p>
          </table:table-cell>
          <table:table-cell office:value-type="float" office:value="0.702" calcext:value-type="float">
            <text:p>0.702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9" calcext:value-type="float">
            <text:p>0.239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7:.Y17])" office:value-type="float" office:value="167.128" calcext:value-type="float">
            <text:p>167.128</text:p>
          </table:table-cell>
          <table:table-cell table:formula="of:=[.J17]/[.AA17]*100" office:value-type="float" office:value="0.641424536881911" calcext:value-type="float">
            <text:p>0.641424536881911</text:p>
          </table:table-cell>
          <table:table-cell/>
        </table:table-row>
        <table:table-row table:style-name="ro1">
          <table:table-cell office:value-type="string" calcext:value-type="string">
            <text:p>Data.Time.Clock.Internal.NominalDiffTime</text:p>
          </table:table-cell>
          <table:table-cell office:value-type="float" office:value="72.98" calcext:value-type="float">
            <text:p>72.98</text:p>
          </table:table-cell>
          <table:table-cell office:value-type="float" office:value="64.96" calcext:value-type="float">
            <text:p>64.96</text:p>
          </table:table-cell>
          <table:table-cell office:value-type="float" office:value="9.54" calcext:value-type="float">
            <text:p>9.54</text:p>
          </table:table-cell>
          <table:table-cell office:value-type="float" office:value="2.874" calcext:value-type="float">
            <text:p>2.874</text:p>
          </table:table-cell>
          <table:table-cell office:value-type="float" office:value="2.671" calcext:value-type="float">
            <text:p>2.671</text:p>
          </table:table-cell>
          <table:table-cell office:value-type="float" office:value="1.78" calcext:value-type="float">
            <text:p>1.78</text:p>
          </table:table-cell>
          <table:table-cell office:value-type="float" office:value="2.802" calcext:value-type="float">
            <text:p>2.802</text:p>
          </table:table-cell>
          <table:table-cell office:value-type="float" office:value="1.568" calcext:value-type="float">
            <text:p>1.568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1.028" calcext:value-type="float">
            <text:p>1.028</text:p>
          </table:table-cell>
          <table:table-cell office:value-type="float" office:value="3.169" calcext:value-type="float">
            <text:p>3.169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Y18])" office:value-type="float" office:value="165.508" calcext:value-type="float">
            <text:p>165.508</text:p>
          </table:table-cell>
          <table:table-cell table:formula="of:=[.J18]/[.AA18]*100" office:value-type="float" office:value="0.6797254513377" calcext:value-type="float">
            <text:p>0.6797254513377</text:p>
          </table:table-cell>
          <table:table-cell/>
        </table:table-row>
        <table:table-row table:style-name="ro1">
          <table:table-cell office:value-type="string" calcext:value-type="string">
            <text:p>Data.Time.Clock.Internal.UTCTime</text:p>
          </table:table-cell>
          <table:table-cell office:value-type="float" office:value="79.037" calcext:value-type="float">
            <text:p>79.037</text:p>
          </table:table-cell>
          <table:table-cell office:value-type="float" office:value="44.607" calcext:value-type="float">
            <text:p>44.607</text:p>
          </table:table-cell>
          <table:table-cell office:value-type="float" office:value="4.712" calcext:value-type="float">
            <text:p>4.712</text:p>
          </table:table-cell>
          <table:table-cell office:value-type="float" office:value="2.964" calcext:value-type="float">
            <text:p>2.964</text:p>
          </table:table-cell>
          <table:table-cell office:value-type="float" office:value="1.773" calcext:value-type="float">
            <text:p>1.773</text:p>
          </table:table-cell>
          <table:table-cell office:value-type="float" office:value="2.16" calcext:value-type="float">
            <text:p>2.16</text:p>
          </table:table-cell>
          <table:table-cell office:value-type="float" office:value="1.978" calcext:value-type="float">
            <text:p>1.978</text:p>
          </table:table-cell>
          <table:table-cell office:value-type="float" office:value="1.613" calcext:value-type="float">
            <text:p>1.613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9:.Y19])" office:value-type="float" office:value="142.205" calcext:value-type="float">
            <text:p>142.205</text:p>
          </table:table-cell>
          <table:table-cell table:formula="of:=[.J19]/[.AA19]*100" office:value-type="float" office:value="0.477479694806793" calcext:value-type="float">
            <text:p>0.477479694806793</text:p>
          </table:table-cell>
          <table:table-cell/>
        </table:table-row>
        <table:table-row table:style-name="ro1">
          <table:table-cell office:value-type="string" calcext:value-type="string">
            <text:p>Data.Time.Format.Locale</text:p>
          </table:table-cell>
          <table:table-cell office:value-type="float" office:value="85.259" calcext:value-type="float">
            <text:p>85.259</text:p>
          </table:table-cell>
          <table:table-cell office:value-type="float" office:value="32.951" calcext:value-type="float">
            <text:p>32.951</text:p>
          </table:table-cell>
          <table:table-cell office:value-type="float" office:value="3.828" calcext:value-type="float">
            <text:p>3.828</text:p>
          </table:table-cell>
          <table:table-cell office:value-type="float" office:value="2.148" calcext:value-type="float">
            <text:p>2.148</text:p>
          </table:table-cell>
          <table:table-cell office:value-type="float" office:value="1.373" calcext:value-type="float">
            <text:p>1.373</text:p>
          </table:table-cell>
          <table:table-cell office:value-type="float" office:value="1.678" calcext:value-type="float">
            <text:p>1.678</text:p>
          </table:table-cell>
          <table:table-cell office:value-type="float" office:value="1.267" calcext:value-type="float">
            <text:p>1.267</text:p>
          </table:table-cell>
          <table:table-cell office:value-type="float" office:value="2.035" calcext:value-type="float">
            <text:p>2.035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office:value-type="float" office:value="0.881" calcext:value-type="float">
            <text:p>0.881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9" calcext:value-type="float">
            <text:p>0.109</text:p>
          </table:table-cell>
          <table:table-cell office:value-type="float" office:value="1.647" calcext:value-type="float">
            <text:p>1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0:.Y20])" office:value-type="float" office:value="134.973" calcext:value-type="float">
            <text:p>134.973</text:p>
          </table:table-cell>
          <table:table-cell table:formula="of:=[.J20]/[.AA20]*100" office:value-type="float" office:value="0.586043134552837" calcext:value-type="float">
            <text:p>0.586043134552837</text:p>
          </table:table-cell>
          <table:table-cell/>
        </table:table-row>
        <table:table-row table:style-name="ro1">
          <table:table-cell office:value-type="string" calcext:value-type="string">
            <text:p>Data.Time.LocalTime.Internal.ZonedTime</text:p>
          </table:table-cell>
          <table:table-cell office:value-type="float" office:value="69.325" calcext:value-type="float">
            <text:p>69.325</text:p>
          </table:table-cell>
          <table:table-cell office:value-type="float" office:value="37.272" calcext:value-type="float">
            <text:p>37.272</text:p>
          </table:table-cell>
          <table:table-cell office:value-type="float" office:value="4.599" calcext:value-type="float">
            <text:p>4.599</text:p>
          </table:table-cell>
          <table:table-cell office:value-type="float" office:value="2.137" calcext:value-type="float">
            <text:p>2.137</text:p>
          </table:table-cell>
          <table:table-cell office:value-type="float" office:value="2.676" calcext:value-type="float">
            <text:p>2.676</text:p>
          </table:table-cell>
          <table:table-cell office:value-type="float" office:value="2.117" calcext:value-type="float">
            <text:p>2.117</text:p>
          </table:table-cell>
          <table:table-cell office:value-type="float" office:value="1.543" calcext:value-type="float">
            <text:p>1.543</text:p>
          </table:table-cell>
          <table:table-cell office:value-type="float" office:value="1.088" calcext:value-type="float">
            <text:p>1.08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1:.Y21])" office:value-type="float" office:value="123.398" calcext:value-type="float">
            <text:p>123.398</text:p>
          </table:table-cell>
          <table:table-cell table:formula="of:=[.J21]/[.AA21]*100" office:value-type="float" office:value="0.529181996466718" calcext:value-type="float">
            <text:p>0.529181996466718</text:p>
          </table:table-cell>
          <table:table-cell/>
        </table:table-row>
        <table:table-row table:style-name="ro1">
          <table:table-cell office:value-type="string" calcext:value-type="string">
            <text:p>Data.Time.Calendar.WeekDate</text:p>
          </table:table-cell>
          <table:table-cell office:value-type="float" office:value="51.757" calcext:value-type="float">
            <text:p>51.757</text:p>
          </table:table-cell>
          <table:table-cell office:value-type="float" office:value="45.712" calcext:value-type="float">
            <text:p>45.712</text:p>
          </table:table-cell>
          <table:table-cell office:value-type="float" office:value="7.535" calcext:value-type="float">
            <text:p>7.535</text:p>
          </table:table-cell>
          <table:table-cell office:value-type="float" office:value="2.198" calcext:value-type="float">
            <text:p>2.198</text:p>
          </table:table-cell>
          <table:table-cell office:value-type="float" office:value="1.985" calcext:value-type="float">
            <text:p>1.985</text:p>
          </table:table-cell>
          <table:table-cell office:value-type="float" office:value="2.164" calcext:value-type="float">
            <text:p>2.164</text:p>
          </table:table-cell>
          <table:table-cell office:value-type="float" office:value="1.616" calcext:value-type="float">
            <text:p>1.616</text:p>
          </table:table-cell>
          <table:table-cell office:value-type="float" office:value="0.877" calcext:value-type="float">
            <text:p>0.877</text:p>
          </table:table-cell>
          <table:table-cell office:value-type="float" office:value="1.251" calcext:value-type="float">
            <text:p>1.25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2:.Y22])" office:value-type="float" office:value="118.218" calcext:value-type="float">
            <text:p>118.218</text:p>
          </table:table-cell>
          <table:table-cell table:formula="of:=[.J22]/[.AA22]*100" office:value-type="float" office:value="1.05821448510379" calcext:value-type="float">
            <text:p>1.05821448510379</text:p>
          </table:table-cell>
          <table:table-cell/>
        </table:table-row>
        <table:table-row table:style-name="ro1">
          <table:table-cell office:value-type="string" calcext:value-type="string">
            <text:p>Data.Time.LocalTime.Internal.CalendarDiffTime</text:p>
          </table:table-cell>
          <table:table-cell office:value-type="float" office:value="65.295" calcext:value-type="float">
            <text:p>65.295</text:p>
          </table:table-cell>
          <table:table-cell office:value-type="float" office:value="36.161" calcext:value-type="float">
            <text:p>36.161</text:p>
          </table:table-cell>
          <table:table-cell office:value-type="float" office:value="4.15" calcext:value-type="float">
            <text:p>4.15</text:p>
          </table:table-cell>
          <table:table-cell office:value-type="float" office:value="3.739" calcext:value-type="float">
            <text:p>3.739</text:p>
          </table:table-cell>
          <table:table-cell office:value-type="float" office:value="1.357" calcext:value-type="float">
            <text:p>1.357</text:p>
          </table:table-cell>
          <table:table-cell office:value-type="float" office:value="1.925" calcext:value-type="float">
            <text:p>1.925</text:p>
          </table:table-cell>
          <table:table-cell office:value-type="float" office:value="1.509" calcext:value-type="float">
            <text:p>1.509</text:p>
          </table:table-cell>
          <table:table-cell office:value-type="float" office:value="1.397" calcext:value-type="float">
            <text:p>1.39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Y23])" office:value-type="float" office:value="117.91" calcext:value-type="float">
            <text:p>117.91</text:p>
          </table:table-cell>
          <table:table-cell table:formula="of:=[.J23]/[.AA23]*100" office:value-type="float" office:value="0.396064795182767" calcext:value-type="float">
            <text:p>0.396064795182767</text:p>
          </table:table-cell>
          <table:table-cell/>
        </table:table-row>
        <table:table-row table:style-name="ro1">
          <table:table-cell office:value-type="string" calcext:value-type="string">
            <text:p>Data.Time.Format.Format.Class</text:p>
          </table:table-cell>
          <table:table-cell office:value-type="float" office:value="51.411" calcext:value-type="float">
            <text:p>51.411</text:p>
          </table:table-cell>
          <table:table-cell office:value-type="float" office:value="35.285" calcext:value-type="float">
            <text:p>35.285</text:p>
          </table:table-cell>
          <table:table-cell office:value-type="float" office:value="8.652" calcext:value-type="float">
            <text:p>8.652</text:p>
          </table:table-cell>
          <table:table-cell office:value-type="float" office:value="2.29" calcext:value-type="float">
            <text:p>2.29</text:p>
          </table:table-cell>
          <table:table-cell office:value-type="float" office:value="3.094" calcext:value-type="float">
            <text:p>3.094</text:p>
          </table:table-cell>
          <table:table-cell office:value-type="float" office:value="1.567" calcext:value-type="float">
            <text:p>1.567</text:p>
          </table:table-cell>
          <table:table-cell office:value-type="float" office:value="1.666" calcext:value-type="float">
            <text:p>1.666</text:p>
          </table:table-cell>
          <table:table-cell office:value-type="float" office:value="0.886" calcext:value-type="float">
            <text:p>0.886</text:p>
          </table:table-cell>
          <table:table-cell office:value-type="float" office:value="3.489" calcext:value-type="float">
            <text:p>3.489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7" calcext:value-type="float">
            <text:p>1.267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4:.Y24])" office:value-type="float" office:value="111.117" calcext:value-type="float">
            <text:p>111.117</text:p>
          </table:table-cell>
          <table:table-cell table:formula="of:=[.J24]/[.AA24]*100" office:value-type="float" office:value="3.13993358352007" calcext:value-type="float">
            <text:p>3.13993358352007</text:p>
          </table:table-cell>
          <table:table-cell/>
        </table:table-row>
        <table:table-row table:style-name="ro1">
          <table:table-cell office:value-type="string" calcext:value-type="string">
            <text:p>Data.Time.Clock.Internal.UniversalTime</text:p>
          </table:table-cell>
          <table:table-cell office:value-type="float" office:value="46.147" calcext:value-type="float">
            <text:p>46.147</text:p>
          </table:table-cell>
          <table:table-cell office:value-type="float" office:value="30.249" calcext:value-type="float">
            <text:p>30.249</text:p>
          </table:table-cell>
          <table:table-cell office:value-type="float" office:value="5.23" calcext:value-type="float">
            <text:p>5.23</text:p>
          </table:table-cell>
          <table:table-cell office:value-type="float" office:value="2.25" calcext:value-type="float">
            <text:p>2.25</text:p>
          </table:table-cell>
          <table:table-cell office:value-type="float" office:value="1.112" calcext:value-type="float">
            <text:p>1.112</text:p>
          </table:table-cell>
          <table:table-cell office:value-type="float" office:value="1.303" calcext:value-type="float">
            <text:p>1.303</text:p>
          </table:table-cell>
          <table:table-cell office:value-type="float" office:value="1.312" calcext:value-type="float">
            <text:p>1.312</text:p>
          </table:table-cell>
          <table:table-cell office:value-type="float" office:value="1.28" calcext:value-type="float">
            <text:p>1.28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0.251" calcext:value-type="float">
            <text:p>0.25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Y25])" office:value-type="float" office:value="91.174" calcext:value-type="float">
            <text:p>91.174</text:p>
          </table:table-cell>
          <table:table-cell table:formula="of:=[.J25]/[.AA25]*100" office:value-type="float" office:value="0.332331585759098" calcext:value-type="float">
            <text:p>0.332331585759098</text:p>
          </table:table-cell>
          <table:table-cell/>
        </table:table-row>
        <table:table-row table:style-name="ro1">
          <table:table-cell office:value-type="string" calcext:value-type="string">
            <text:p>Data.Time.Clock.Internal.AbsoluteTime</text:p>
          </table:table-cell>
          <table:table-cell office:value-type="float" office:value="44.215" calcext:value-type="float">
            <text:p>44.215</text:p>
          </table:table-cell>
          <table:table-cell office:value-type="float" office:value="30.831" calcext:value-type="float">
            <text:p>30.831</text:p>
          </table:table-cell>
          <table:table-cell office:value-type="float" office:value="5.117" calcext:value-type="float">
            <text:p>5.117</text:p>
          </table:table-cell>
          <table:table-cell office:value-type="float" office:value="1.766" calcext:value-type="float">
            <text:p>1.766</text:p>
          </table:table-cell>
          <table:table-cell office:value-type="float" office:value="1.859" calcext:value-type="float">
            <text:p>1.859</text:p>
          </table:table-cell>
          <table:table-cell office:value-type="float" office:value="1.12" calcext:value-type="float">
            <text:p>1.12</text:p>
          </table:table-cell>
          <table:table-cell office:value-type="float" office:value="1.037" calcext:value-type="float">
            <text:p>1.0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6:.Y26])" office:value-type="float" office:value="89.737" calcext:value-type="float">
            <text:p>89.737</text:p>
          </table:table-cell>
          <table:table-cell table:formula="of:=[.J26]/[.AA26]*100" office:value-type="float" office:value="1.06756410399278" calcext:value-type="float">
            <text:p>1.06756410399278</text:p>
          </table:table-cell>
          <table:table-cell/>
        </table:table-row>
        <table:table-row table:style-name="ro1">
          <table:table-cell office:value-type="string" calcext:value-type="string">
            <text:p>Data.Time.Calendar.OrdinalDate</text:p>
          </table:table-cell>
          <table:table-cell office:value-type="float" office:value="41.175" calcext:value-type="float">
            <text:p>41.175</text:p>
          </table:table-cell>
          <table:table-cell office:value-type="float" office:value="28.231" calcext:value-type="float">
            <text:p>28.231</text:p>
          </table:table-cell>
          <table:table-cell office:value-type="float" office:value="7.376" calcext:value-type="float">
            <text:p>7.376</text:p>
          </table:table-cell>
          <table:table-cell office:value-type="float" office:value="2.241" calcext:value-type="float">
            <text:p>2.241</text:p>
          </table:table-cell>
          <table:table-cell office:value-type="float" office:value="1.259" calcext:value-type="float">
            <text:p>1.259</text:p>
          </table:table-cell>
          <table:table-cell office:value-type="float" office:value="1.209" calcext:value-type="float">
            <text:p>1.209</text:p>
          </table:table-cell>
          <table:table-cell office:value-type="float" office:value="1.167" calcext:value-type="float">
            <text:p>1.167</text:p>
          </table:table-cell>
          <table:table-cell office:value-type="float" office:value="0.673" calcext:value-type="float">
            <text:p>0.673</text:p>
          </table:table-cell>
          <table:table-cell office:value-type="float" office:value="2.649" calcext:value-type="float">
            <text:p>2.649</text:p>
          </table:table-cell>
          <table:table-cell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" calcext:value-type="float">
            <text:p>0.1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Y27])" office:value-type="float" office:value="88.267" calcext:value-type="float">
            <text:p>88.267</text:p>
          </table:table-cell>
          <table:table-cell table:formula="of:=[.J27]/[.AA27]*100" office:value-type="float" office:value="3.00112159697282" calcext:value-type="float">
            <text:p>3.00112159697282</text:p>
          </table:table-cell>
          <table:table-cell/>
        </table:table-row>
        <table:table-row table:style-name="ro1">
          <table:table-cell office:value-type="string" calcext:value-type="string">
            <text:p>Data.Time.Clock.Internal.CTimespec</text:p>
          </table:table-cell>
          <table:table-cell office:value-type="float" office:value="24.818" calcext:value-type="float">
            <text:p>24.818</text:p>
          </table:table-cell>
          <table:table-cell office:value-type="float" office:value="30.652" calcext:value-type="float">
            <text:p>30.652</text:p>
          </table:table-cell>
          <table:table-cell office:value-type="float" office:value="21.459" calcext:value-type="float">
            <text:p>21.459</text:p>
          </table:table-cell>
          <table:table-cell office:value-type="float" office:value="1.716" calcext:value-type="float">
            <text:p>1.716</text:p>
          </table:table-cell>
          <table:table-cell office:value-type="float" office:value="1.187" calcext:value-type="float">
            <text:p>1.187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" calcext:value-type="float">
            <text:p>0.94</text:p>
          </table:table-cell>
          <table:table-cell office:value-type="float" office:value="0.634" calcext:value-type="float">
            <text:p>0.634</text:p>
          </table:table-cell>
          <table:table-cell office:value-type="float" office:value="1.171" calcext:value-type="float">
            <text:p>1.171</text:p>
          </table:table-cell>
          <table:table-cell office:value-type="float" office:value="0" calcext:value-type="float">
            <text:p>0</text:p>
          </table:table-cell>
          <table:table-cell office:value-type="float" office:value="0.699" calcext:value-type="float">
            <text:p>0.699</text:p>
          </table:table-cell>
          <table:table-cell office:value-type="float" office:value="0.495" calcext:value-type="float">
            <text:p>0.495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:.Y28])" office:value-type="float" office:value="85.271" calcext:value-type="float">
            <text:p>85.271</text:p>
          </table:table-cell>
          <table:table-cell table:formula="of:=[.J28]/[.AA28]*100" office:value-type="float" office:value="1.37326875491081" calcext:value-type="float">
            <text:p>1.37326875491081</text:p>
          </table:table-cell>
          <table:table-cell/>
        </table:table-row>
        <table:table-row table:style-name="ro1">
          <table:table-cell office:value-type="string" calcext:value-type="string">
            <text:p>Data.Time.Calendar.Gregorian</text:p>
          </table:table-cell>
          <table:table-cell office:value-type="float" office:value="37.1" calcext:value-type="float">
            <text:p>37.1</text:p>
          </table:table-cell>
          <table:table-cell office:value-type="float" office:value="25.552" calcext:value-type="float">
            <text:p>25.552</text:p>
          </table:table-cell>
          <table:table-cell office:value-type="float" office:value="5.875" calcext:value-type="float">
            <text:p>5.875</text:p>
          </table:table-cell>
          <table:table-cell office:value-type="float" office:value="1.878" calcext:value-type="float">
            <text:p>1.878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8" calcext:value-type="float">
            <text:p>1.038</text:p>
          </table:table-cell>
          <table:table-cell office:value-type="float" office:value="1.148" calcext:value-type="float">
            <text:p>1.148</text:p>
          </table:table-cell>
          <table:table-cell office:value-type="float" office:value="0.925" calcext:value-type="float">
            <text:p>0.925</text:p>
          </table:table-cell>
          <table:table-cell office:value-type="float" office:value="2.056" calcext:value-type="float">
            <text:p>2.056</text:p>
          </table:table-cell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office:value-type="float" office:value="0.911" calcext:value-type="float">
            <text:p>0.911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Y29])" office:value-type="float" office:value="78.651" calcext:value-type="float">
            <text:p>78.651</text:p>
          </table:table-cell>
          <table:table-cell table:formula="of:=[.J29]/[.AA29]*100" office:value-type="float" office:value="2.61407992269647" calcext:value-type="float">
            <text:p>2.61407992269647</text:p>
          </table:table-cell>
          <table:table-cell/>
        </table:table-row>
        <table:table-row table:style-name="ro1">
          <table:table-cell office:value-type="string" calcext:value-type="string">
            <text:p>Data.Time.Calendar.Julian</text:p>
          </table:table-cell>
          <table:table-cell office:value-type="float" office:value="38.338" calcext:value-type="float">
            <text:p>38.338</text:p>
          </table:table-cell>
          <table:table-cell office:value-type="float" office:value="23.093" calcext:value-type="float">
            <text:p>23.093</text:p>
          </table:table-cell>
          <table:table-cell office:value-type="float" office:value="5.334" calcext:value-type="float">
            <text:p>5.334</text:p>
          </table:table-cell>
          <table:table-cell office:value-type="float" office:value="2.04" calcext:value-type="float">
            <text:p>2.04</text:p>
          </table:table-cell>
          <table:table-cell office:value-type="float" office:value="1.163" calcext:value-type="float">
            <text:p>1.163</text:p>
          </table:table-cell>
          <table:table-cell office:value-type="float" office:value="0.87" calcext:value-type="float">
            <text:p>0.87</text:p>
          </table:table-cell>
          <table:table-cell office:value-type="float" office:value="1.018" calcext:value-type="float">
            <text:p>1.018</text:p>
          </table:table-cell>
          <table:table-cell office:value-type="float" office:value="0.608" calcext:value-type="float">
            <text:p>0.608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642" calcext:value-type="float">
            <text:p>0.642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0:.Y30])" office:value-type="float" office:value="75.682" calcext:value-type="float">
            <text:p>75.682</text:p>
          </table:table-cell>
          <table:table-cell table:formula="of:=[.J30]/[.AA30]*100" office:value-type="float" office:value="2.14053539811316" calcext:value-type="float">
            <text:p>2.14053539811316</text:p>
          </table:table-cell>
          <table:table-cell/>
        </table:table-row>
        <table:table-row table:style-name="ro1">
          <table:table-cell office:value-type="string" calcext:value-type="string">
            <text:p>Data.Time.Calendar.Private</text:p>
          </table:table-cell>
          <table:table-cell office:value-type="float" office:value="32.582" calcext:value-type="float">
            <text:p>32.582</text:p>
          </table:table-cell>
          <table:table-cell office:value-type="float" office:value="22.471" calcext:value-type="float">
            <text:p>22.471</text:p>
          </table:table-cell>
          <table:table-cell office:value-type="float" office:value="6.694" calcext:value-type="float">
            <text:p>6.694</text:p>
          </table:table-cell>
          <table:table-cell office:value-type="float" office:value="1.748" calcext:value-type="float">
            <text:p>1.748</text:p>
          </table:table-cell>
          <table:table-cell office:value-type="float" office:value="1.011" calcext:value-type="float">
            <text:p>1.011</text:p>
          </table:table-cell>
          <table:table-cell office:value-type="float" office:value="0.731" calcext:value-type="float">
            <text:p>0.731</text:p>
          </table:table-cell>
          <table:table-cell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:.Y31])" office:value-type="float" office:value="70.198" calcext:value-type="float">
            <text:p>70.198</text:p>
          </table:table-cell>
          <table:table-cell table:formula="of:=[.J31]/[.AA31]*100" office:value-type="float" office:value="1.36756032935411" calcext:value-type="float">
            <text:p>1.36756032935411</text:p>
          </table:table-cell>
          <table:table-cell/>
        </table:table-row>
        <table:table-row table:style-name="ro1">
          <table:table-cell office:value-type="string" calcext:value-type="string">
            <text:p>Data.Time.Calendar.MonthDay</text:p>
          </table:table-cell>
          <table:table-cell office:value-type="float" office:value="23.134" calcext:value-type="float">
            <text:p>23.134</text:p>
          </table:table-cell>
          <table:table-cell office:value-type="float" office:value="17.864" calcext:value-type="float">
            <text:p>17.864</text:p>
          </table:table-cell>
          <table:table-cell office:value-type="float" office:value="3.155" calcext:value-type="float">
            <text:p>3.155</text:p>
          </table:table-cell>
          <table:table-cell office:value-type="float" office:value="1.399" calcext:value-type="float">
            <text:p>1.399</text:p>
          </table:table-cell>
          <table:table-cell office:value-type="float" office:value="0.826" calcext:value-type="float">
            <text:p>0.826</text:p>
          </table:table-cell>
          <table:table-cell office:value-type="float" office:value="0.735" calcext:value-type="float">
            <text:p>0.73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67" calcext:value-type="float">
            <text:p>0.467</text:p>
          </table:table-cell>
          <table:table-cell office:value-type="float" office:value="1.069" calcext:value-type="float">
            <text:p>1.069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6" calcext:value-type="float">
            <text:p>0.386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Y32])" office:value-type="float" office:value="50.381" calcext:value-type="float">
            <text:p>50.381</text:p>
          </table:table-cell>
          <table:table-cell table:formula="of:=[.J32]/[.AA32]*100" office:value-type="float" office:value="2.12183164288125" calcext:value-type="float">
            <text:p>2.12183164288125</text:p>
          </table:table-cell>
          <table:table-cell/>
        </table:table-row>
        <table:table-row table:style-name="ro1">
          <table:table-cell office:value-type="string" calcext:value-type="string">
            <text:p>Data.Time.Clock.TAI</text:p>
          </table:table-cell>
          <table:table-cell office:value-type="float" office:value="23.759" calcext:value-type="float">
            <text:p>23.759</text:p>
          </table:table-cell>
          <table:table-cell office:value-type="float" office:value="10.748" calcext:value-type="float">
            <text:p>10.748</text:p>
          </table:table-cell>
          <table:table-cell office:value-type="float" office:value="3.38" calcext:value-type="float">
            <text:p>3.38</text:p>
          </table:table-cell>
          <table:table-cell office:value-type="float" office:value="0.971" calcext:value-type="float">
            <text:p>0.971</text:p>
          </table:table-cell>
          <table:table-cell office:value-type="float" office:value="0.468" calcext:value-type="float">
            <text:p>0.46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" calcext:value-type="float">
            <text:p>0.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3:.Y33])" office:value-type="float" office:value="42.644" calcext:value-type="float">
            <text:p>42.644</text:p>
          </table:table-cell>
          <table:table-cell table:formula="of:=[.J33]/[.AA33]*100" office:value-type="float" office:value="1.92524153456524" calcext:value-type="float">
            <text:p>1.92524153456524</text:p>
          </table:table-cell>
          <table:table-cell/>
        </table:table-row>
        <table:table-row table:style-name="ro1">
          <table:table-cell office:value-type="string" calcext:value-type="string">
            <text:p>Data.Time.Clock.Internal.CTimeval</text:p>
          </table:table-cell>
          <table:table-cell office:value-type="float" office:value="15.206" calcext:value-type="float">
            <text:p>15.206</text:p>
          </table:table-cell>
          <table:table-cell office:value-type="float" office:value="16.838" calcext:value-type="float">
            <text:p>16.838</text:p>
          </table:table-cell>
          <table:table-cell office:value-type="float" office:value="2.861" calcext:value-type="float">
            <text:p>2.861</text:p>
          </table:table-cell>
          <table:table-cell office:value-type="float" office:value="0.959" calcext:value-type="float">
            <text:p>0.959</text:p>
          </table:table-cell>
          <table:table-cell office:value-type="float" office:value="0.599" calcext:value-type="float">
            <text:p>0.599</text:p>
          </table:table-cell>
          <table:table-cell office:value-type="float" office:value="0.551" calcext:value-type="float">
            <text:p>0.551</text:p>
          </table:table-cell>
          <table:table-cell office:value-type="float" office:value="0.908" calcext:value-type="float">
            <text:p>0.908</text:p>
          </table:table-cell>
          <table:table-cell office:value-type="float" office:value="0.446" calcext:value-type="float">
            <text:p>0.446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4:.Y34])" office:value-type="float" office:value="40.656" calcext:value-type="float">
            <text:p>40.656</text:p>
          </table:table-cell>
          <table:table-cell table:formula="of:=[.J34]/[.AA34]*100" office:value-type="float" office:value="2.58264462809917" calcext:value-type="float">
            <text:p>2.58264462809917</text:p>
          </table:table-cell>
          <table:table-cell/>
        </table:table-row>
        <table:table-row table:style-name="ro1">
          <table:table-cell office:value-type="string" calcext:value-type="string">
            <text:p>Data.Time.Calendar.JulianYearDay</text:p>
          </table:table-cell>
          <table:table-cell office:value-type="float" office:value="14.877" calcext:value-type="float">
            <text:p>14.877</text:p>
          </table:table-cell>
          <table:table-cell office:value-type="float" office:value="10.229" calcext:value-type="float">
            <text:p>10.229</text:p>
          </table:table-cell>
          <table:table-cell office:value-type="float" office:value="3.218" calcext:value-type="float">
            <text:p>3.218</text:p>
          </table:table-cell>
          <table:table-cell office:value-type="float" office:value="0.946" calcext:value-type="float">
            <text:p>0.946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6" calcext:value-type="float">
            <text:p>0.4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2" calcext:value-type="float">
            <text:p>0.312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92" calcext:value-type="float">
            <text:p>0.392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Y35])" office:value-type="float" office:value="32.49" calcext:value-type="float">
            <text:p>32.49</text:p>
          </table:table-cell>
          <table:table-cell table:formula="of:=[.J35]/[.AA35]*100" office:value-type="float" office:value="2.23145583256387" calcext:value-type="float">
            <text:p>2.23145583256387</text:p>
          </table:table-cell>
          <table:table-cell/>
        </table:table-row>
        <table:table-row table:style-name="ro1">
          <table:table-cell office:value-type="string" calcext:value-type="string">
            <text:p>Data.Time.Clock.System</text:p>
          </table:table-cell>
          <table:table-cell office:value-type="float" office:value="11.437" calcext:value-type="float">
            <text:p>11.437</text:p>
          </table:table-cell>
          <table:table-cell office:value-type="float" office:value="9.161" calcext:value-type="float">
            <text:p>9.161</text:p>
          </table:table-cell>
          <table:table-cell office:value-type="float" office:value="2.779" calcext:value-type="float">
            <text:p>2.779</text:p>
          </table:table-cell>
          <table:table-cell office:value-type="float" office:value="0.751" calcext:value-type="float">
            <text:p>0.751</text:p>
          </table:table-cell>
          <table:table-cell office:value-type="float" office:value="0.378" calcext:value-type="float">
            <text:p>0.378</text:p>
          </table:table-cell>
          <table:table-cell office:value-type="float" office:value="0.267" calcext:value-type="float">
            <text:p>0.267</text:p>
          </table:table-cell>
          <table:table-cell office:value-type="float" office:value="0.321" calcext:value-type="float">
            <text:p>0.321</text:p>
          </table:table-cell>
          <table:table-cell office:value-type="float" office:value="0.275" calcext:value-type="float">
            <text:p>0.275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.37" calcext:value-type="float">
            <text:p>0.3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Y36])" office:value-type="float" office:value="26.905" calcext:value-type="float">
            <text:p>26.905</text:p>
          </table:table-cell>
          <table:table-cell table:formula="of:=[.J36]/[.AA36]*100" office:value-type="float" office:value="2.3713064486155" calcext:value-type="float">
            <text:p>2.3713064486155</text:p>
          </table:table-cell>
          <table:table-cell/>
        </table:table-row>
        <table:table-row table:style-name="ro1">
          <table:table-cell office:value-type="string" calcext:value-type="string">
            <text:p>Data.Time.Calendar.Types</text:p>
          </table:table-cell>
          <table:table-cell office:value-type="float" office:value="14.092" calcext:value-type="float">
            <text:p>14.092</text:p>
          </table:table-cell>
          <table:table-cell office:value-type="float" office:value="6.859" calcext:value-type="float">
            <text:p>6.859</text:p>
          </table:table-cell>
          <table:table-cell office:value-type="float" office:value="2.428" calcext:value-type="float">
            <text:p>2.42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9" calcext:value-type="float">
            <text:p>0.409</text:p>
          </table:table-cell>
          <table:table-cell office:value-type="float" office:value="0.283" calcext:value-type="float">
            <text:p>0.283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7:.Y37])" office:value-type="float" office:value="26.718" calcext:value-type="float">
            <text:p>26.718</text:p>
          </table:table-cell>
          <table:table-cell table:formula="of:=[.J37]/[.AA37]*100" office:value-type="float" office:value="2.26064825211468" calcext:value-type="float">
            <text:p>2.26064825211468</text:p>
          </table:table-cell>
          <table:table-cell/>
        </table:table-row>
        <table:table-row table:style-name="ro1">
          <table:table-cell office:value-type="string" calcext:value-type="string">
            <text:p>Data.Time.Calendar.Easter</text:p>
          </table:table-cell>
          <table:table-cell office:value-type="float" office:value="12.858" calcext:value-type="float">
            <text:p>12.858</text:p>
          </table:table-cell>
          <table:table-cell office:value-type="float" office:value="6.99" calcext:value-type="float">
            <text:p>6.99</text:p>
          </table:table-cell>
          <table:table-cell office:value-type="float" office:value="2.194" calcext:value-type="float">
            <text:p>2.19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8:.Y38])" office:value-type="float" office:value="25.135" calcext:value-type="float">
            <text:p>25.135</text:p>
          </table:table-cell>
          <table:table-cell table:formula="of:=[.J38]/[.AA38]*100" office:value-type="float" office:value="2.49055102446787" calcext:value-type="float">
            <text:p>2.49055102446787</text:p>
          </table:table-cell>
          <table:table-cell/>
        </table:table-row>
        <table:table-row table:style-name="ro1">
          <table:table-cell office:value-type="string" calcext:value-type="string">
            <text:p>Data.Time.Clock.POSIX</text:p>
          </table:table-cell>
          <table:table-cell office:value-type="float" office:value="11.101" calcext:value-type="float">
            <text:p>11.101</text:p>
          </table:table-cell>
          <table:table-cell office:value-type="float" office:value="7.734" calcext:value-type="float">
            <text:p>7.734</text:p>
          </table:table-cell>
          <table:table-cell office:value-type="float" office:value="1.64" calcext:value-type="float">
            <text:p>1.64</text:p>
          </table:table-cell>
          <table:table-cell office:value-type="float" office:value="1.735" calcext:value-type="float">
            <text:p>1.735</text:p>
          </table:table-cell>
          <table:table-cell office:value-type="float" office:value="0.32" calcext:value-type="float">
            <text:p>0.32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9:.Y39])" office:value-type="float" office:value="24.83" calcext:value-type="float">
            <text:p>24.83</text:p>
          </table:table-cell>
          <table:table-cell table:formula="of:=[.J39]/[.AA39]*100" office:value-type="float" office:value="1.71566653242046" calcext:value-type="float">
            <text:p>1.71566653242046</text:p>
          </table:table-cell>
          <table:table-cell/>
        </table:table-row>
        <table:table-row table:style-name="ro1">
          <table:table-cell office:value-type="string" calcext:value-type="string">
            <text:p>Data.Time.Clock.Internal.UTCDiff</text:p>
          </table:table-cell>
          <table:table-cell office:value-type="float" office:value="4.446" calcext:value-type="float">
            <text:p>4.446</text:p>
          </table:table-cell>
          <table:table-cell office:value-type="float" office:value="1.612" calcext:value-type="float">
            <text:p>1.612</text:p>
          </table:table-cell>
          <table:table-cell office:value-type="float" office:value="1.216" calcext:value-type="float">
            <text:p>1.2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Y40])" office:value-type="float" office:value="8.576" calcext:value-type="float">
            <text:p>8.576</text:p>
          </table:table-cell>
          <table:table-cell table:formula="of:=[.J40]/[.AA40]*100" office:value-type="float" office:value="3.11333955223881" calcext:value-type="float">
            <text:p>3.11333955223881</text:p>
          </table:table-cell>
          <table:table-cell/>
        </table:table-row>
        <table:table-row table:style-name="ro1">
          <table:table-cell office:value-type="string" calcext:value-type="string">
            <text:p>Data.Time.Clock.Internal.POSIXTime</text:p>
          </table:table-cell>
          <table:table-cell office:value-type="float" office:value="1.428" calcext:value-type="float">
            <text:p>1.428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3" calcext:value-type="float">
            <text:p>0.143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Y41])" office:value-type="float" office:value="3.703" calcext:value-type="float">
            <text:p>3.703</text:p>
          </table:table-cell>
          <table:table-cell table:formula="of:=[.J41]/[.AA41]*100" office:value-type="float" office:value="6.96732379152039" calcext:value-type="float">
            <text:p>6.96732379152039</text:p>
          </table:table-cell>
          <table:table-cell/>
        </table:table-row>
        <table:table-row table:style-name="ro1">
          <table:table-cell office:value-type="string" calcext:value-type="string">
            <text:p>Data.Time</text:p>
          </table:table-cell>
          <table:table-cell office:value-type="float" office:value="0.72" calcext:value-type="float">
            <text:p>0.72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" calcext:value-type="float">
            <text:p>0.05</text:p>
          </table:table-cell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2:.Y42])" office:value-type="float" office:value="3.267" calcext:value-type="float">
            <text:p>3.267</text:p>
          </table:table-cell>
          <table:table-cell table:formula="of:=[.J42]/[.AA42]*100" office:value-type="float" office:value="6.21365166819712" calcext:value-type="float">
            <text:p>6.21365166819712</text:p>
          </table:table-cell>
          <table:table-cell/>
        </table:table-row>
        <table:table-row table:style-name="ro1">
          <table:table-cell office:value-type="string" calcext:value-type="string">
            <text:p>Data.Time.Format</text:p>
          </table:table-cell>
          <table:table-cell office:value-type="float" office:value="0.835" calcext:value-type="float">
            <text:p>0.8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98" calcext:value-type="float">
            <text:p>0.69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3:.Y43])" office:value-type="float" office:value="3.257" calcext:value-type="float">
            <text:p>3.257</text:p>
          </table:table-cell>
          <table:table-cell table:formula="of:=[.J43]/[.AA43]*100" office:value-type="float" office:value="5.77218299048204" calcext:value-type="float">
            <text:p>5.77218299048204</text:p>
          </table:table-cell>
          <table:table-cell/>
        </table:table-row>
        <table:table-row table:style-name="ro1">
          <table:table-cell office:value-type="string" calcext:value-type="string">
            <text:p>Data.Time.Format.Internal</text:p>
          </table:table-cell>
          <table:table-cell office:value-type="float" office:value="0.814" calcext:value-type="float">
            <text:p>0.814</text:p>
          </table:table-cell>
          <table:table-cell office:value-type="float" office:value="0.481" calcext:value-type="float">
            <text:p>0.481</text:p>
          </table:table-cell>
          <table:table-cell office:value-type="float" office:value="0.644" calcext:value-type="float">
            <text:p>0.64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4:.Y44])" office:value-type="float" office:value="2.564" calcext:value-type="float">
            <text:p>2.564</text:p>
          </table:table-cell>
          <table:table-cell table:formula="of:=[.J44]/[.AA44]*100" office:value-type="float" office:value="6.47425897035881" calcext:value-type="float">
            <text:p>6.47425897035881</text:p>
          </table:table-cell>
          <table:table-cell/>
        </table:table-row>
        <table:table-row table:style-name="ro1">
          <table:table-cell office:value-type="string" calcext:value-type="string">
            <text:p>Data.Time.LocalTime</text:p>
          </table:table-cell>
          <table:table-cell office:value-type="float" office:value="0.84" calcext:value-type="float">
            <text:p>0.8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" calcext:value-type="float">
            <text:p>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5:.Y45])" office:value-type="float" office:value="2.553" calcext:value-type="float">
            <text:p>2.553</text:p>
          </table:table-cell>
          <table:table-cell table:formula="of:=[.J45]/[.AA45]*100" office:value-type="float" office:value="9.90990990990991" calcext:value-type="float">
            <text:p>9.90990990990991</text:p>
          </table:table-cell>
          <table:table-cell/>
        </table:table-row>
        <table:table-row table:style-name="ro1">
          <table:table-cell office:value-type="string" calcext:value-type="string">
            <text:p>Data.Time.Calendar</text:p>
          </table:table-cell>
          <table:table-cell office:value-type="float" office:value="0.745" calcext:value-type="float">
            <text:p>0.7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6:.Y46])" office:value-type="float" office:value="2.551" calcext:value-type="float">
            <text:p>2.551</text:p>
          </table:table-cell>
          <table:table-cell table:formula="of:=[.J46]/[.AA46]*100" office:value-type="float" office:value="6.54645237161897" calcext:value-type="float">
            <text:p>6.54645237161897</text:p>
          </table:table-cell>
          <table:table-cell/>
        </table:table-row>
        <table:table-row table:style-name="ro1">
          <table:table-cell office:value-type="string" calcext:value-type="string">
            <text:p>Data.Time.Clock</text:p>
          </table:table-cell>
          <table:table-cell office:value-type="float" office:value="0.741" calcext:value-type="float">
            <text:p>0.74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7:.Y47])" office:value-type="float" office:value="2.481" calcext:value-type="float">
            <text:p>2.481</text:p>
          </table:table-cell>
          <table:table-cell table:formula="of:=[.J47]/[.AA47]*100" office:value-type="float" office:value="9.79443772672309" calcext:value-type="float">
            <text:p>9.79443772672309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5"/>
          <table:table-cell office:value-type="string" calcext:value-type="string">
            <text:p>Total </text:p>
          </table:table-cell>
          <table:table-cell table:formula="of:=SUM([.AA2:.AA47])" office:value-type="float" office:value="6951.32" calcext:value-type="float">
            <text:p>6951.32</text:p>
          </table:table-cell>
          <table:table-cell table:formula="of:=AVERAGE([.AB2:.AB47])" office:value-type="float" office:value="2.22507736695835" calcext:value-type="float">
            <text:p>2.2250773669583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</text:p>
          </table:table-cell>
          <table:table-cell table:formula="of:=SUM([.J2:.J47])" office:value-type="float" office:value="62.188" calcext:value-type="float">
            <text:p>62.188</text:p>
          </table:table-cell>
          <table:table-cell table:formula="of:=GEOMEAN([.AB2:.AB47])" office:value-type="float" office:value="1.36895706752117" calcext:value-type="float">
            <text:p>1.36895706752117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 (%)</text:p>
          </table:table-cell>
          <table:table-cell table:formula="of:=[.AA50]/[.AA49]*100" office:value-type="float" office:value="0.894621453191624" calcext:value-type="float">
            <text:p>0.894621453191624</text:p>
          </table:table-cell>
          <table:table-cell table:number-columns-repeated="2"/>
        </table:table-row>
      </table:table>
      <table:table table:name="transformers-0.6.1.1" table:style-name="ta1">
        <table:table-column table:style-name="co4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Control.Monad.Trans.Except</text:p>
          </table:table-cell>
          <table:table-cell office:value-type="float" office:value="194.256" calcext:value-type="float">
            <text:p>194.256</text:p>
          </table:table-cell>
          <table:table-cell office:value-type="float" office:value="196.098" calcext:value-type="float">
            <text:p>196.098</text:p>
          </table:table-cell>
          <table:table-cell office:value-type="float" office:value="25.147" calcext:value-type="float">
            <text:p>25.147</text:p>
          </table:table-cell>
          <table:table-cell office:value-type="float" office:value="11.208" calcext:value-type="float">
            <text:p>11.208</text:p>
          </table:table-cell>
          <table:table-cell office:value-type="float" office:value="12.735" calcext:value-type="float">
            <text:p>12.735</text:p>
          </table:table-cell>
          <table:table-cell office:value-type="float" office:value="11.134" calcext:value-type="float">
            <text:p>11.134</text:p>
          </table:table-cell>
          <table:table-cell office:value-type="float" office:value="8.893" calcext:value-type="float">
            <text:p>8.893</text:p>
          </table:table-cell>
          <table:table-cell office:value-type="float" office:value="2.043" calcext:value-type="float">
            <text:p>2.043</text:p>
          </table:table-cell>
          <table:table-cell office:value-type="float" office:value="5.224" calcext:value-type="float">
            <text:p>5.224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2.982" calcext:value-type="float">
            <text:p>2.98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SUM([.B2:.W2])" office:value-type="float" office:value="475.999" calcext:value-type="float">
            <text:p>475.999</text:p>
          </table:table-cell>
          <table:table-cell table:formula="of:=[.J2]/[.Y2]*100" office:value-type="float" office:value="1.09748129722962" calcext:value-type="float">
            <text:p>1.09748129722962</text:p>
          </table:table-cell>
          <table:table-cell/>
        </table:table-row>
        <table:table-row table:style-name="ro1">
          <table:table-cell office:value-type="string" calcext:value-type="string">
            <text:p>Control.Monad.Trans.Writer.Strict</text:p>
          </table:table-cell>
          <table:table-cell office:value-type="float" office:value="201.677" calcext:value-type="float">
            <text:p>201.677</text:p>
          </table:table-cell>
          <table:table-cell office:value-type="float" office:value="169.976" calcext:value-type="float">
            <text:p>169.976</text:p>
          </table:table-cell>
          <table:table-cell office:value-type="float" office:value="19.165" calcext:value-type="float">
            <text:p>19.165</text:p>
          </table:table-cell>
          <table:table-cell office:value-type="float" office:value="13.02" calcext:value-type="float">
            <text:p>13.02</text:p>
          </table:table-cell>
          <table:table-cell office:value-type="float" office:value="10.276" calcext:value-type="float">
            <text:p>10.276</text:p>
          </table:table-cell>
          <table:table-cell office:value-type="float" office:value="11.44" calcext:value-type="float">
            <text:p>11.44</text:p>
          </table:table-cell>
          <table:table-cell office:value-type="float" office:value="10.439" calcext:value-type="float">
            <text:p>10.439</text:p>
          </table:table-cell>
          <table:table-cell office:value-type="float" office:value="2.031" calcext:value-type="float">
            <text:p>2.031</text:p>
          </table:table-cell>
          <table:table-cell office:value-type="float" office:value="3.408" calcext:value-type="float">
            <text:p>3.408</text:p>
          </table:table-cell>
          <table:table-cell office:value-type="float" office:value="3.805" calcext:value-type="float">
            <text:p>3.805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1.333" calcext:value-type="float">
            <text:p>1.333</text:p>
          </table:table-cell>
          <table:table-cell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3:.W3])" office:value-type="float" office:value="450.822" calcext:value-type="float">
            <text:p>450.822</text:p>
          </table:table-cell>
          <table:table-cell table:formula="of:=[.J3]/[.Y3]*100" office:value-type="float" office:value="0.755952460172751" calcext:value-type="float">
            <text:p>0.755952460172751</text:p>
          </table:table-cell>
          <table:table-cell/>
        </table:table-row>
        <table:table-row table:style-name="ro1">
          <table:table-cell office:value-type="string" calcext:value-type="string">
            <text:p>Control.Monad.Trans.Writer.Lazy</text:p>
          </table:table-cell>
          <table:table-cell office:value-type="float" office:value="203.42" calcext:value-type="float">
            <text:p>203.42</text:p>
          </table:table-cell>
          <table:table-cell office:value-type="float" office:value="171.053" calcext:value-type="float">
            <text:p>171.053</text:p>
          </table:table-cell>
          <table:table-cell office:value-type="float" office:value="17.355" calcext:value-type="float">
            <text:p>17.355</text:p>
          </table:table-cell>
          <table:table-cell office:value-type="float" office:value="8.256" calcext:value-type="float">
            <text:p>8.256</text:p>
          </table:table-cell>
          <table:table-cell office:value-type="float" office:value="7.764" calcext:value-type="float">
            <text:p>7.764</text:p>
          </table:table-cell>
          <table:table-cell office:value-type="float" office:value="8.197" calcext:value-type="float">
            <text:p>8.197</text:p>
          </table:table-cell>
          <table:table-cell office:value-type="float" office:value="8.038" calcext:value-type="float">
            <text:p>8.038</text:p>
          </table:table-cell>
          <table:table-cell office:value-type="float" office:value="2.058" calcext:value-type="float">
            <text:p>2.058</text:p>
          </table:table-cell>
          <table:table-cell office:value-type="float" office:value="3.143" calcext:value-type="float">
            <text:p>3.143</text:p>
          </table:table-cell>
          <table:table-cell office:value-type="float" office:value="6.259" calcext:value-type="float">
            <text:p>6.259</text:p>
          </table:table-cell>
          <table:table-cell office:value-type="float" office:value="0" calcext:value-type="float">
            <text:p>0</text:p>
          </table:table-cell>
          <table:table-cell office:value-type="float" office:value="3.649" calcext:value-type="float">
            <text:p>3.649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.204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4:.W4])" office:value-type="float" office:value="443.327" calcext:value-type="float">
            <text:p>443.327</text:p>
          </table:table-cell>
          <table:table-cell table:formula="of:=[.J4]/[.Y4]*100" office:value-type="float" office:value="0.708957496385287" calcext:value-type="float">
            <text:p>0.708957496385287</text:p>
          </table:table-cell>
          <table:table-cell/>
        </table:table-row>
        <table:table-row table:style-name="ro1">
          <table:table-cell office:value-type="string" calcext:value-type="string">
            <text:p>Data.Functor.Constant</text:p>
          </table:table-cell>
          <table:table-cell office:value-type="float" office:value="161.195" calcext:value-type="float">
            <text:p>161.195</text:p>
          </table:table-cell>
          <table:table-cell office:value-type="float" office:value="151.119" calcext:value-type="float">
            <text:p>151.119</text:p>
          </table:table-cell>
          <table:table-cell office:value-type="float" office:value="43.104" calcext:value-type="float">
            <text:p>43.104</text:p>
          </table:table-cell>
          <table:table-cell office:value-type="float" office:value="5.488" calcext:value-type="float">
            <text:p>5.488</text:p>
          </table:table-cell>
          <table:table-cell office:value-type="float" office:value="4.84" calcext:value-type="float">
            <text:p>4.84</text:p>
          </table:table-cell>
          <table:table-cell office:value-type="float" office:value="7.351" calcext:value-type="float">
            <text:p>7.351</text:p>
          </table:table-cell>
          <table:table-cell office:value-type="float" office:value="5.076" calcext:value-type="float">
            <text:p>5.076</text:p>
          </table:table-cell>
          <table:table-cell office:value-type="float" office:value="1.329" calcext:value-type="float">
            <text:p>1.329</text:p>
          </table:table-cell>
          <table:table-cell office:value-type="float" office:value="2.803" calcext:value-type="float">
            <text:p>2.803</text:p>
          </table:table-cell>
          <table:table-cell office:value-type="float" office:value="3.119" calcext:value-type="float">
            <text:p>3.119</text:p>
          </table:table-cell>
          <table:table-cell office:value-type="float" office:value="0" calcext:value-type="float">
            <text:p>0</text:p>
          </table:table-cell>
          <table:table-cell office:value-type="float" office:value="1.699" calcext:value-type="float">
            <text:p>1.699</text:p>
          </table:table-cell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5:.W5])" office:value-type="float" office:value="388.729" calcext:value-type="float">
            <text:p>388.729</text:p>
          </table:table-cell>
          <table:table-cell table:formula="of:=[.J5]/[.Y5]*100" office:value-type="float" office:value="0.721067890484116" calcext:value-type="float">
            <text:p>0.721067890484116</text:p>
          </table:table-cell>
          <table:table-cell/>
        </table:table-row>
        <table:table-row table:style-name="ro1">
          <table:table-cell office:value-type="string" calcext:value-type="string">
            <text:p>Control.Monad.Trans.Maybe</text:p>
          </table:table-cell>
          <table:table-cell office:value-type="float" office:value="179.332" calcext:value-type="float">
            <text:p>179.332</text:p>
          </table:table-cell>
          <table:table-cell office:value-type="float" office:value="145.718" calcext:value-type="float">
            <text:p>145.718</text:p>
          </table:table-cell>
          <table:table-cell office:value-type="float" office:value="15.207" calcext:value-type="float">
            <text:p>15.207</text:p>
          </table:table-cell>
          <table:table-cell office:value-type="float" office:value="11.521" calcext:value-type="float">
            <text:p>11.521</text:p>
          </table:table-cell>
          <table:table-cell office:value-type="float" office:value="7.157" calcext:value-type="float">
            <text:p>7.157</text:p>
          </table:table-cell>
          <table:table-cell office:value-type="float" office:value="6.341" calcext:value-type="float">
            <text:p>6.341</text:p>
          </table:table-cell>
          <table:table-cell office:value-type="float" office:value="6.102" calcext:value-type="float">
            <text:p>6.102</text:p>
          </table:table-cell>
          <table:table-cell office:value-type="float" office:value="1.7" calcext:value-type="float">
            <text:p>1.7</text:p>
          </table:table-cell>
          <table:table-cell office:value-type="float" office:value="2.751" calcext:value-type="float">
            <text:p>2.751</text:p>
          </table:table-cell>
          <table:table-cell office:value-type="float" office:value="5.801" calcext:value-type="float">
            <text:p>5.801</text:p>
          </table:table-cell>
          <table:table-cell office:value-type="float" office:value="0" calcext:value-type="float">
            <text:p>0</text:p>
          </table:table-cell>
          <table:table-cell office:value-type="float" office:value="2.609" calcext:value-type="float">
            <text:p>2.609</text:p>
          </table:table-cell>
          <table:table-cell office:value-type="float" office:value="1.433" calcext:value-type="float">
            <text:p>1.433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6:.W6])" office:value-type="float" office:value="386.608" calcext:value-type="float">
            <text:p>386.608</text:p>
          </table:table-cell>
          <table:table-cell table:formula="of:=[.J6]/[.Y6]*100" office:value-type="float" office:value="0.711573480114224" calcext:value-type="float">
            <text:p>0.711573480114224</text:p>
          </table:table-cell>
          <table:table-cell/>
        </table:table-row>
        <table:table-row table:style-name="ro1">
          <table:table-cell office:value-type="string" calcext:value-type="string">
            <text:p>Control.Applicative.Backwards</text:p>
          </table:table-cell>
          <table:table-cell office:value-type="float" office:value="102.47" calcext:value-type="float">
            <text:p>102.47</text:p>
          </table:table-cell>
          <table:table-cell office:value-type="float" office:value="88.003" calcext:value-type="float">
            <text:p>88.003</text:p>
          </table:table-cell>
          <table:table-cell office:value-type="float" office:value="149.714" calcext:value-type="float">
            <text:p>149.714</text:p>
          </table:table-cell>
          <table:table-cell office:value-type="float" office:value="3.581" calcext:value-type="float">
            <text:p>3.581</text:p>
          </table:table-cell>
          <table:table-cell office:value-type="float" office:value="3.794" calcext:value-type="float">
            <text:p>3.794</text:p>
          </table:table-cell>
          <table:table-cell office:value-type="float" office:value="3.468" calcext:value-type="float">
            <text:p>3.468</text:p>
          </table:table-cell>
          <table:table-cell office:value-type="float" office:value="3.717" calcext:value-type="float">
            <text:p>3.717</text:p>
          </table:table-cell>
          <table:table-cell office:value-type="float" office:value="1.236" calcext:value-type="float">
            <text:p>1.236</text:p>
          </table:table-cell>
          <table:table-cell office:value-type="float" office:value="2.009" calcext:value-type="float">
            <text:p>2.009</text:p>
          </table:table-cell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office:value-type="float" office:value="2.506" calcext:value-type="float">
            <text:p>2.506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7:.W7])" office:value-type="float" office:value="363.778" calcext:value-type="float">
            <text:p>363.778</text:p>
          </table:table-cell>
          <table:table-cell table:formula="of:=[.J7]/[.Y7]*100" office:value-type="float" office:value="0.552259894770987" calcext:value-type="float">
            <text:p>0.552259894770987</text:p>
          </table:table-cell>
          <table:table-cell/>
        </table:table-row>
        <table:table-row table:style-name="ro1">
          <table:table-cell office:value-type="string" calcext:value-type="string">
            <text:p>Control.Monad.Trans.Identity</text:p>
          </table:table-cell>
          <table:table-cell office:value-type="float" office:value="124.291" calcext:value-type="float">
            <text:p>124.291</text:p>
          </table:table-cell>
          <table:table-cell office:value-type="float" office:value="149.863" calcext:value-type="float">
            <text:p>149.863</text:p>
          </table:table-cell>
          <table:table-cell office:value-type="float" office:value="13.189" calcext:value-type="float">
            <text:p>13.189</text:p>
          </table:table-cell>
          <table:table-cell office:value-type="float" office:value="4.416" calcext:value-type="float">
            <text:p>4.416</text:p>
          </table:table-cell>
          <table:table-cell office:value-type="float" office:value="4.639" calcext:value-type="float">
            <text:p>4.639</text:p>
          </table:table-cell>
          <table:table-cell office:value-type="float" office:value="4.516" calcext:value-type="float">
            <text:p>4.516</text:p>
          </table:table-cell>
          <table:table-cell office:value-type="float" office:value="7.537" calcext:value-type="float">
            <text:p>7.537</text:p>
          </table:table-cell>
          <table:table-cell office:value-type="float" office:value="3.142" calcext:value-type="float">
            <text:p>3.142</text:p>
          </table:table-cell>
          <table:table-cell office:value-type="float" office:value="2.92" calcext:value-type="float">
            <text:p>2.92</text:p>
          </table:table-cell>
          <table:table-cell office:value-type="float" office:value="2.233" calcext:value-type="float">
            <text:p>2.23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.019</text:p>
          </table:table-cell>
          <table:table-cell office:value-type="float" office:value="1.415" calcext:value-type="float">
            <text:p>1.415</text:p>
          </table:table-cell>
          <table:table-cell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8:.W8])" office:value-type="float" office:value="320.861" calcext:value-type="float">
            <text:p>320.861</text:p>
          </table:table-cell>
          <table:table-cell table:formula="of:=[.J8]/[.Y8]*100" office:value-type="float" office:value="0.910051392970788" calcext:value-type="float">
            <text:p>0.910051392970788</text:p>
          </table:table-cell>
          <table:table-cell/>
        </table:table-row>
        <table:table-row table:style-name="ro1">
          <table:table-cell office:value-type="string" calcext:value-type="string">
            <text:p>Control.Applicative.Lift</text:p>
          </table:table-cell>
          <table:table-cell office:value-type="float" office:value="142.096" calcext:value-type="float">
            <text:p>142.096</text:p>
          </table:table-cell>
          <table:table-cell office:value-type="float" office:value="89.431" calcext:value-type="float">
            <text:p>89.431</text:p>
          </table:table-cell>
          <table:table-cell office:value-type="float" office:value="8.959" calcext:value-type="float">
            <text:p>8.959</text:p>
          </table:table-cell>
          <table:table-cell office:value-type="float" office:value="4.59" calcext:value-type="float">
            <text:p>4.59</text:p>
          </table:table-cell>
          <table:table-cell office:value-type="float" office:value="4.607" calcext:value-type="float">
            <text:p>4.607</text:p>
          </table:table-cell>
          <table:table-cell office:value-type="float" office:value="5.558" calcext:value-type="float">
            <text:p>5.558</text:p>
          </table:table-cell>
          <table:table-cell office:value-type="float" office:value="7.478" calcext:value-type="float">
            <text:p>7.478</text:p>
          </table:table-cell>
          <table:table-cell office:value-type="float" office:value="1.426" calcext:value-type="float">
            <text:p>1.426</text:p>
          </table:table-cell>
          <table:table-cell office:value-type="float" office:value="1.748" calcext:value-type="float">
            <text:p>1.748</text:p>
          </table:table-cell>
          <table:table-cell office:value-type="float" office:value="2.265" calcext:value-type="float">
            <text:p>2.265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office:value-type="float" office:value="1.068" calcext:value-type="float">
            <text:p>1.068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9:.W9])" office:value-type="float" office:value="271.709" calcext:value-type="float">
            <text:p>271.709</text:p>
          </table:table-cell>
          <table:table-cell table:formula="of:=[.J9]/[.Y9]*100" office:value-type="float" office:value="0.643335333021726" calcext:value-type="float">
            <text:p>0.643335333021726</text:p>
          </table:table-cell>
          <table:table-cell/>
        </table:table-row>
        <table:table-row table:style-name="ro1">
          <table:table-cell office:value-type="string" calcext:value-type="string">
            <text:p>Control.Monad.Trans.RWS.Lazy</text:p>
          </table:table-cell>
          <table:table-cell office:value-type="float" office:value="103.063" calcext:value-type="float">
            <text:p>103.063</text:p>
          </table:table-cell>
          <table:table-cell office:value-type="float" office:value="86.199" calcext:value-type="float">
            <text:p>86.199</text:p>
          </table:table-cell>
          <table:table-cell office:value-type="float" office:value="17.37" calcext:value-type="float">
            <text:p>17.37</text:p>
          </table:table-cell>
          <table:table-cell office:value-type="float" office:value="7.415" calcext:value-type="float">
            <text:p>7.415</text:p>
          </table:table-cell>
          <table:table-cell office:value-type="float" office:value="4.871" calcext:value-type="float">
            <text:p>4.871</text:p>
          </table:table-cell>
          <table:table-cell office:value-type="float" office:value="7.047" calcext:value-type="float">
            <text:p>7.047</text:p>
          </table:table-cell>
          <table:table-cell office:value-type="float" office:value="5.488" calcext:value-type="float">
            <text:p>5.488</text:p>
          </table:table-cell>
          <table:table-cell office:value-type="float" office:value="1.731" calcext:value-type="float">
            <text:p>1.731</text:p>
          </table:table-cell>
          <table:table-cell office:value-type="float" office:value="5.627" calcext:value-type="float">
            <text:p>5.627</text:p>
          </table:table-cell>
          <table:table-cell office:value-type="float" office:value="2.169" calcext:value-type="float">
            <text:p>2.169</text:p>
          </table:table-cell>
          <table:table-cell office:value-type="float" office:value="0" calcext:value-type="float">
            <text:p>0</text:p>
          </table:table-cell>
          <table:table-cell office:value-type="float" office:value="2.249" calcext:value-type="float">
            <text:p>2.249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0:.W10])" office:value-type="float" office:value="244.594" calcext:value-type="float">
            <text:p>244.594</text:p>
          </table:table-cell>
          <table:table-cell table:formula="of:=[.J10]/[.Y10]*100" office:value-type="float" office:value="2.3005470289541" calcext:value-type="float">
            <text:p>2.3005470289541</text:p>
          </table:table-cell>
          <table:table-cell/>
        </table:table-row>
        <table:table-row table:style-name="ro1">
          <table:table-cell office:value-type="string" calcext:value-type="string">
            <text:p>Data.Functor.Reverse</text:p>
          </table:table-cell>
          <table:table-cell office:value-type="float" office:value="120.47" calcext:value-type="float">
            <text:p>120.47</text:p>
          </table:table-cell>
          <table:table-cell office:value-type="float" office:value="86.19" calcext:value-type="float">
            <text:p>86.19</text:p>
          </table:table-cell>
          <table:table-cell office:value-type="float" office:value="8.935" calcext:value-type="float">
            <text:p>8.935</text:p>
          </table:table-cell>
          <table:table-cell office:value-type="float" office:value="4.292" calcext:value-type="float">
            <text:p>4.292</text:p>
          </table:table-cell>
          <table:table-cell office:value-type="float" office:value="4.179" calcext:value-type="float">
            <text:p>4.179</text:p>
          </table:table-cell>
          <table:table-cell office:value-type="float" office:value="4.044" calcext:value-type="float">
            <text:p>4.044</text:p>
          </table:table-cell>
          <table:table-cell office:value-type="float" office:value="7.125" calcext:value-type="float">
            <text:p>7.125</text:p>
          </table:table-cell>
          <table:table-cell office:value-type="float" office:value="1.054" calcext:value-type="float">
            <text:p>1.054</text:p>
          </table:table-cell>
          <table:table-cell office:value-type="float" office:value="1.752" calcext:value-type="float">
            <text:p>1.752</text:p>
          </table:table-cell>
          <table:table-cell office:value-type="float" office:value="2.051" calcext:value-type="float">
            <text:p>2.051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.871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1:.W11])" office:value-type="float" office:value="243.407" calcext:value-type="float">
            <text:p>243.407</text:p>
          </table:table-cell>
          <table:table-cell table:formula="of:=[.J11]/[.Y11]*100" office:value-type="float" office:value="0.719782093366255" calcext:value-type="float">
            <text:p>0.719782093366255</text:p>
          </table:table-cell>
          <table:table-cell/>
        </table:table-row>
        <table:table-row table:style-name="ro1">
          <table:table-cell office:value-type="string" calcext:value-type="string">
            <text:p>Control.Monad.Trans.RWS.Strict</text:p>
          </table:table-cell>
          <table:table-cell office:value-type="float" office:value="99.081" calcext:value-type="float">
            <text:p>99.081</text:p>
          </table:table-cell>
          <table:table-cell office:value-type="float" office:value="69.355" calcext:value-type="float">
            <text:p>69.355</text:p>
          </table:table-cell>
          <table:table-cell office:value-type="float" office:value="16.417" calcext:value-type="float">
            <text:p>16.417</text:p>
          </table:table-cell>
          <table:table-cell office:value-type="float" office:value="6.421" calcext:value-type="float">
            <text:p>6.421</text:p>
          </table:table-cell>
          <table:table-cell office:value-type="float" office:value="7.543" calcext:value-type="float">
            <text:p>7.543</text:p>
          </table:table-cell>
          <table:table-cell office:value-type="float" office:value="5.782" calcext:value-type="float">
            <text:p>5.782</text:p>
          </table:table-cell>
          <table:table-cell office:value-type="float" office:value="3.711" calcext:value-type="float">
            <text:p>3.711</text:p>
          </table:table-cell>
          <table:table-cell office:value-type="float" office:value="5.24" calcext:value-type="float">
            <text:p>5.24</text:p>
          </table:table-cell>
          <table:table-cell office:value-type="float" office:value="5.03" calcext:value-type="float">
            <text:p>5.03</text:p>
          </table:table-cell>
          <table:table-cell office:value-type="float" office:value="2.252" calcext:value-type="float">
            <text:p>2.252</text:p>
          </table:table-cell>
          <table:table-cell office:value-type="float" office:value="0" calcext:value-type="float">
            <text:p>0</text:p>
          </table:table-cell>
          <table:table-cell office:value-type="float" office:value="1.829" calcext:value-type="float">
            <text:p>1.829</text:p>
          </table:table-cell>
          <table:table-cell office:value-type="float" office:value="0.715" calcext:value-type="float">
            <text:p>0.715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formula="of:=SUM([.B12:.W12])" office:value-type="float" office:value="223.871" calcext:value-type="float">
            <text:p>223.871</text:p>
          </table:table-cell>
          <table:table-cell table:formula="of:=[.J12]/[.Y12]*100" office:value-type="float" office:value="2.24682964743089" calcext:value-type="float">
            <text:p>2.24682964743089</text:p>
          </table:table-cell>
          <table:table-cell/>
        </table:table-row>
        <table:table-row table:style-name="ro1">
          <table:table-cell office:value-type="string" calcext:value-type="string">
            <text:p>Control.Monad.Trans.RWS.CPS</text:p>
          </table:table-cell>
          <table:table-cell office:value-type="float" office:value="99.311" calcext:value-type="float">
            <text:p>99.311</text:p>
          </table:table-cell>
          <table:table-cell office:value-type="float" office:value="68.151" calcext:value-type="float">
            <text:p>68.151</text:p>
          </table:table-cell>
          <table:table-cell office:value-type="float" office:value="15.308" calcext:value-type="float">
            <text:p>15.308</text:p>
          </table:table-cell>
          <table:table-cell office:value-type="float" office:value="4.627" calcext:value-type="float">
            <text:p>4.627</text:p>
          </table:table-cell>
          <table:table-cell office:value-type="float" office:value="3.905" calcext:value-type="float">
            <text:p>3.905</text:p>
          </table:table-cell>
          <table:table-cell office:value-type="float" office:value="4.355" calcext:value-type="float">
            <text:p>4.355</text:p>
          </table:table-cell>
          <table:table-cell office:value-type="float" office:value="5.671" calcext:value-type="float">
            <text:p>5.671</text:p>
          </table:table-cell>
          <table:table-cell office:value-type="float" office:value="6.11" calcext:value-type="float">
            <text:p>6.11</text:p>
          </table:table-cell>
          <table:table-cell office:value-type="float" office:value="6.179" calcext:value-type="float">
            <text:p>6.179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2.373" calcext:value-type="float">
            <text:p>2.373</text:p>
          </table:table-cell>
          <table:table-cell office:value-type="float" office:value="2.291" calcext:value-type="float">
            <text:p>2.29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2.647" calcext:value-type="float">
            <text:p>2.647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3:.W13])" office:value-type="float" office:value="223.56" calcext:value-type="float">
            <text:p>223.56</text:p>
          </table:table-cell>
          <table:table-cell table:formula="of:=[.J13]/[.Y13]*100" office:value-type="float" office:value="2.76391125424942" calcext:value-type="float">
            <text:p>2.76391125424942</text:p>
          </table:table-cell>
          <table:table-cell/>
        </table:table-row>
        <table:table-row table:style-name="ro1">
          <table:table-cell office:value-type="string" calcext:value-type="string">
            <text:p>Control.Monad.Trans.State.Strict</text:p>
          </table:table-cell>
          <table:table-cell office:value-type="float" office:value="78.917" calcext:value-type="float">
            <text:p>78.917</text:p>
          </table:table-cell>
          <table:table-cell office:value-type="float" office:value="50.142" calcext:value-type="float">
            <text:p>50.142</text:p>
          </table:table-cell>
          <table:table-cell office:value-type="float" office:value="11.382" calcext:value-type="float">
            <text:p>11.382</text:p>
          </table:table-cell>
          <table:table-cell office:value-type="float" office:value="2.778" calcext:value-type="float">
            <text:p>2.778</text:p>
          </table:table-cell>
          <table:table-cell office:value-type="float" office:value="5.792" calcext:value-type="float">
            <text:p>5.792</text:p>
          </table:table-cell>
          <table:table-cell office:value-type="float" office:value="2.817" calcext:value-type="float">
            <text:p>2.817</text:p>
          </table:table-cell>
          <table:table-cell office:value-type="float" office:value="2.566" calcext:value-type="float">
            <text:p>2.566</text:p>
          </table:table-cell>
          <table:table-cell office:value-type="float" office:value="53.053" calcext:value-type="float">
            <text:p>53.053</text:p>
          </table:table-cell>
          <table:table-cell office:value-type="float" office:value="4.293" calcext:value-type="float">
            <text:p>4.293</text:p>
          </table:table-cell>
          <table:table-cell office:value-type="float" office:value="1.457" calcext:value-type="float">
            <text:p>1.457</text:p>
          </table:table-cell>
          <table:table-cell office:value-type="float" office:value="0" calcext:value-type="float">
            <text:p>0</text:p>
          </table:table-cell>
          <table:table-cell office:value-type="float" office:value="1.869" calcext:value-type="float">
            <text:p>1.869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SUM([.B14:.W14])" office:value-type="float" office:value="215.943" calcext:value-type="float">
            <text:p>215.943</text:p>
          </table:table-cell>
          <table:table-cell table:formula="of:=[.J14]/[.Y14]*100" office:value-type="float" office:value="1.98802461760742" calcext:value-type="float">
            <text:p>1.98802461760742</text:p>
          </table:table-cell>
          <table:table-cell/>
        </table:table-row>
        <table:table-row table:style-name="ro1">
          <table:table-cell office:value-type="string" calcext:value-type="string">
            <text:p>Control.Monad.Trans.Accum</text:p>
          </table:table-cell>
          <table:table-cell office:value-type="float" office:value="91.588" calcext:value-type="float">
            <text:p>91.588</text:p>
          </table:table-cell>
          <table:table-cell office:value-type="float" office:value="58.422" calcext:value-type="float">
            <text:p>58.422</text:p>
          </table:table-cell>
          <table:table-cell office:value-type="float" office:value="14.93" calcext:value-type="float">
            <text:p>14.93</text:p>
          </table:table-cell>
          <table:table-cell office:value-type="float" office:value="3.481" calcext:value-type="float">
            <text:p>3.481</text:p>
          </table:table-cell>
          <table:table-cell office:value-type="float" office:value="3.025" calcext:value-type="float">
            <text:p>3.025</text:p>
          </table:table-cell>
          <table:table-cell office:value-type="float" office:value="3.758" calcext:value-type="float">
            <text:p>3.758</text:p>
          </table:table-cell>
          <table:table-cell office:value-type="float" office:value="2.801" calcext:value-type="float">
            <text:p>2.801</text:p>
          </table:table-cell>
          <table:table-cell office:value-type="float" office:value="1.41" calcext:value-type="float">
            <text:p>1.41</text:p>
          </table:table-cell>
          <table:table-cell office:value-type="float" office:value="4.032" calcext:value-type="float">
            <text:p>4.032</text:p>
          </table:table-cell>
          <table:table-cell office:value-type="float" office:value="1.665" calcext:value-type="float">
            <text:p>1.665</text:p>
          </table:table-cell>
          <table:table-cell office:value-type="float" office:value="0" calcext:value-type="float">
            <text:p>0</text:p>
          </table:table-cell>
          <table:table-cell office:value-type="float" office:value="1.535" calcext:value-type="float">
            <text:p>1.535</text:p>
          </table:table-cell>
          <table:table-cell office:value-type="float" office:value="0.671" calcext:value-type="float">
            <text:p>0.671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formula="of:=SUM([.B15:.W15])" office:value-type="float" office:value="187.746" calcext:value-type="float">
            <text:p>187.746</text:p>
          </table:table-cell>
          <table:table-cell table:formula="of:=[.J15]/[.Y15]*100" office:value-type="float" office:value="2.14758237192803" calcext:value-type="float">
            <text:p>2.14758237192803</text:p>
          </table:table-cell>
          <table:table-cell/>
        </table:table-row>
        <table:table-row table:style-name="ro1">
          <table:table-cell office:value-type="string" calcext:value-type="string">
            <text:p>Control.Monad.Trans.State.Lazy</text:p>
          </table:table-cell>
          <table:table-cell office:value-type="float" office:value="72.515" calcext:value-type="float">
            <text:p>72.515</text:p>
          </table:table-cell>
          <table:table-cell office:value-type="float" office:value="51.44" calcext:value-type="float">
            <text:p>51.44</text:p>
          </table:table-cell>
          <table:table-cell office:value-type="float" office:value="13.618" calcext:value-type="float">
            <text:p>13.618</text:p>
          </table:table-cell>
          <table:table-cell office:value-type="float" office:value="3.11" calcext:value-type="float">
            <text:p>3.11</text:p>
          </table:table-cell>
          <table:table-cell office:value-type="float" office:value="4.477" calcext:value-type="float">
            <text:p>4.477</text:p>
          </table:table-cell>
          <table:table-cell office:value-type="float" office:value="3.177" calcext:value-type="float">
            <text:p>3.177</text:p>
          </table:table-cell>
          <table:table-cell office:value-type="float" office:value="2.852" calcext:value-type="float">
            <text:p>2.852</text:p>
          </table:table-cell>
          <table:table-cell office:value-type="float" office:value="1.18" calcext:value-type="float">
            <text:p>1.18</text:p>
          </table:table-cell>
          <table:table-cell office:value-type="float" office:value="4.723" calcext:value-type="float">
            <text:p>4.723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.218" calcext:value-type="float">
            <text:p>1.218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SUM([.B16:.W16])" office:value-type="float" office:value="161.632" calcext:value-type="float">
            <text:p>161.632</text:p>
          </table:table-cell>
          <table:table-cell table:formula="of:=[.J16]/[.Y16]*100" office:value-type="float" office:value="2.92206988715106" calcext:value-type="float">
            <text:p>2.92206988715106</text:p>
          </table:table-cell>
          <table:table-cell/>
        </table:table-row>
        <table:table-row table:style-name="ro1">
          <table:table-cell office:value-type="string" calcext:value-type="string">
            <text:p>Control.Monad.Trans.Writer.CPS</text:p>
          </table:table-cell>
          <table:table-cell office:value-type="float" office:value="81.241" calcext:value-type="float">
            <text:p>81.241</text:p>
          </table:table-cell>
          <table:table-cell office:value-type="float" office:value="49.037" calcext:value-type="float">
            <text:p>49.037</text:p>
          </table:table-cell>
          <table:table-cell office:value-type="float" office:value="10.137" calcext:value-type="float">
            <text:p>10.137</text:p>
          </table:table-cell>
          <table:table-cell office:value-type="float" office:value="2.851" calcext:value-type="float">
            <text:p>2.851</text:p>
          </table:table-cell>
          <table:table-cell office:value-type="float" office:value="3.114" calcext:value-type="float">
            <text:p>3.114</text:p>
          </table:table-cell>
          <table:table-cell office:value-type="float" office:value="3.753" calcext:value-type="float">
            <text:p>3.753</text:p>
          </table:table-cell>
          <table:table-cell office:value-type="float" office:value="2.512" calcext:value-type="float">
            <text:p>2.512</text:p>
          </table:table-cell>
          <table:table-cell office:value-type="float" office:value="1.17" calcext:value-type="float">
            <text:p>1.17</text:p>
          </table:table-cell>
          <table:table-cell office:value-type="float" office:value="3.195" calcext:value-type="float">
            <text:p>3.195</text:p>
          </table:table-cell>
          <table:table-cell office:value-type="float" office:value="1.408" calcext:value-type="float">
            <text:p>1.408</text:p>
          </table:table-cell>
          <table:table-cell office:value-type="float" office:value="0" calcext:value-type="float">
            <text:p>0</text:p>
          </table:table-cell>
          <table:table-cell office:value-type="float" office:value="1.529" calcext:value-type="float">
            <text:p>1.529</text:p>
          </table:table-cell>
          <table:table-cell office:value-type="float" office:value="0.697" calcext:value-type="float">
            <text:p>0.697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SUM([.B17:.W17])" office:value-type="float" office:value="161.045" calcext:value-type="float">
            <text:p>161.045</text:p>
          </table:table-cell>
          <table:table-cell table:formula="of:=[.J17]/[.Y17]*100" office:value-type="float" office:value="1.98391753857617" calcext:value-type="float">
            <text:p>1.98391753857617</text:p>
          </table:table-cell>
          <table:table-cell/>
        </table:table-row>
        <table:table-row table:style-name="ro1">
          <table:table-cell office:value-type="string" calcext:value-type="string">
            <text:p>Control.Monad.Trans.Reader</text:p>
          </table:table-cell>
          <table:table-cell office:value-type="float" office:value="65.071" calcext:value-type="float">
            <text:p>65.071</text:p>
          </table:table-cell>
          <table:table-cell office:value-type="float" office:value="46.187" calcext:value-type="float">
            <text:p>46.187</text:p>
          </table:table-cell>
          <table:table-cell office:value-type="float" office:value="9.963" calcext:value-type="float">
            <text:p>9.963</text:p>
          </table:table-cell>
          <table:table-cell office:value-type="float" office:value="1.991" calcext:value-type="float">
            <text:p>1.991</text:p>
          </table:table-cell>
          <table:table-cell office:value-type="float" office:value="3.07" calcext:value-type="float">
            <text:p>3.07</text:p>
          </table:table-cell>
          <table:table-cell office:value-type="float" office:value="1.976" calcext:value-type="float">
            <text:p>1.976</text:p>
          </table:table-cell>
          <table:table-cell office:value-type="float" office:value="2.227" calcext:value-type="float">
            <text:p>2.227</text:p>
          </table:table-cell>
          <table:table-cell office:value-type="float" office:value="0.943" calcext:value-type="float">
            <text:p>0.943</text:p>
          </table:table-cell>
          <table:table-cell office:value-type="float" office:value="2.719" calcext:value-type="float">
            <text:p>2.719</text:p>
          </table:table-cell>
          <table:table-cell office:value-type="float" office:value="1.549" calcext:value-type="float">
            <text:p>1.549</text:p>
          </table:table-cell>
          <table:table-cell office:value-type="float" office:value="0" calcext:value-type="float">
            <text:p>0</text:p>
          </table:table-cell>
          <table:table-cell office:value-type="float" office:value="1.032" calcext:value-type="float">
            <text:p>1.03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8:.W18])" office:value-type="float" office:value="137.54" calcext:value-type="float">
            <text:p>137.54</text:p>
          </table:table-cell>
          <table:table-cell table:formula="of:=[.J18]/[.Y18]*100" office:value-type="float" office:value="1.97687945324996" calcext:value-type="float">
            <text:p>1.97687945324996</text:p>
          </table:table-cell>
          <table:table-cell/>
        </table:table-row>
        <table:table-row table:style-name="ro1">
          <table:table-cell office:value-type="string" calcext:value-type="string">
            <text:p>Control.Monad.Trans.Select</text:p>
          </table:table-cell>
          <table:table-cell office:value-type="float" office:value="62.464" calcext:value-type="float">
            <text:p>62.464</text:p>
          </table:table-cell>
          <table:table-cell office:value-type="float" office:value="31.737" calcext:value-type="float">
            <text:p>31.737</text:p>
          </table:table-cell>
          <table:table-cell office:value-type="float" office:value="9.396" calcext:value-type="float">
            <text:p>9.396</text:p>
          </table:table-cell>
          <table:table-cell office:value-type="float" office:value="1.795" calcext:value-type="float">
            <text:p>1.795</text:p>
          </table:table-cell>
          <table:table-cell office:value-type="float" office:value="1.936" calcext:value-type="float">
            <text:p>1.936</text:p>
          </table:table-cell>
          <table:table-cell office:value-type="float" office:value="1.901" calcext:value-type="float">
            <text:p>1.901</text:p>
          </table:table-cell>
          <table:table-cell office:value-type="float" office:value="1.913" calcext:value-type="float">
            <text:p>1.913</text:p>
          </table:table-cell>
          <table:table-cell office:value-type="float" office:value="0.81" calcext:value-type="float">
            <text:p>0.81</text:p>
          </table:table-cell>
          <table:table-cell office:value-type="float" office:value="3.555" calcext:value-type="float">
            <text:p>3.555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9:.W19])" office:value-type="float" office:value="118.154" calcext:value-type="float">
            <text:p>118.154</text:p>
          </table:table-cell>
          <table:table-cell table:formula="of:=[.J19]/[.Y19]*100" office:value-type="float" office:value="3.00878514481101" calcext:value-type="float">
            <text:p>3.00878514481101</text:p>
          </table:table-cell>
          <table:table-cell/>
        </table:table-row>
        <table:table-row table:style-name="ro1">
          <table:table-cell office:value-type="string" calcext:value-type="string">
            <text:p>Control.Monad.Trans.Cont</text:p>
          </table:table-cell>
          <table:table-cell office:value-type="float" office:value="31.93" calcext:value-type="float">
            <text:p>31.93</text:p>
          </table:table-cell>
          <table:table-cell office:value-type="float" office:value="23.232" calcext:value-type="float">
            <text:p>23.232</text:p>
          </table:table-cell>
          <table:table-cell office:value-type="float" office:value="10.348" calcext:value-type="float">
            <text:p>10.348</text:p>
          </table:table-cell>
          <table:table-cell office:value-type="float" office:value="1.189" calcext:value-type="float">
            <text:p>1.189</text:p>
          </table:table-cell>
          <table:table-cell office:value-type="float" office:value="1.15" calcext:value-type="float">
            <text:p>1.15</text:p>
          </table:table-cell>
          <table:table-cell office:value-type="float" office:value="1.332" calcext:value-type="float">
            <text:p>1.332</text:p>
          </table:table-cell>
          <table:table-cell office:value-type="float" office:value="1.126" calcext:value-type="float">
            <text:p>1.126</text:p>
          </table:table-cell>
          <table:table-cell office:value-type="float" office:value="0.452" calcext:value-type="float">
            <text:p>0.452</text:p>
          </table:table-cell>
          <table:table-cell office:value-type="float" office:value="2.639" calcext:value-type="float">
            <text:p>2.639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0:.W20])" office:value-type="float" office:value="75.382" calcext:value-type="float">
            <text:p>75.382</text:p>
          </table:table-cell>
          <table:table-cell table:formula="of:=[.J20]/[.Y20]*100" office:value-type="float" office:value="3.50083574328089" calcext:value-type="float">
            <text:p>3.50083574328089</text:p>
          </table:table-cell>
          <table:table-cell/>
        </table:table-row>
        <table:table-row table:style-name="ro1">
          <table:table-cell office:value-type="string" calcext:value-type="string">
            <text:p>Control.Monad.Trans.Class</text:p>
          </table:table-cell>
          <table:table-cell office:value-type="float" office:value="3.476" calcext:value-type="float">
            <text:p>3.476</text:p>
          </table:table-cell>
          <table:table-cell office:value-type="float" office:value="0.565" calcext:value-type="float">
            <text:p>0.56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38" calcext:value-type="float">
            <text:p>0.0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6" calcext:value-type="float">
            <text:p>0.096</text:p>
          </table:table-cell>
          <table:table-cell office:value-type="float" office:value="1.273" calcext:value-type="float">
            <text:p>1.273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1:.W21])" office:value-type="float" office:value="7.23" calcext:value-type="float">
            <text:p>7.23</text:p>
          </table:table-cell>
          <table:table-cell table:formula="of:=[.J21]/[.Y21]*100" office:value-type="float" office:value="17.6071922544952" calcext:value-type="float">
            <text:p>17.6071922544952</text:p>
          </table:table-cell>
          <table:table-cell/>
        </table:table-row>
        <table:table-row table:style-name="ro1">
          <table:table-cell office:value-type="string" calcext:value-type="string">
            <text:p>Control.Monad.Trans.RWS</text:p>
          </table:table-cell>
          <table:table-cell office:value-type="float" office:value="1.129" calcext:value-type="float">
            <text:p>1.1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411" calcext:value-type="float">
            <text:p>0.41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2:.W22])" office:value-type="float" office:value="3.232" calcext:value-type="float">
            <text:p>3.232</text:p>
          </table:table-cell>
          <table:table-cell table:formula="of:=[.J22]/[.Y22]*100" office:value-type="float" office:value="24.9381188118812" calcext:value-type="float">
            <text:p>24.9381188118812</text:p>
          </table:table-cell>
          <table:table-cell/>
        </table:table-row>
        <table:table-row table:style-name="ro1">
          <table:table-cell office:value-type="string" calcext:value-type="string">
            <text:p>Control.Monad.Signatures</text:p>
          </table:table-cell>
          <table:table-cell office:value-type="float" office:value="0.701" calcext:value-type="float">
            <text:p>0.701</text:p>
          </table:table-cell>
          <table:table-cell office:value-type="float" office:value="0.349" calcext:value-type="float">
            <text:p>0.349</text:p>
          </table:table-cell>
          <table:table-cell office:value-type="float" office:value="0.65" calcext:value-type="float">
            <text:p>0.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104" calcext:value-type="float">
            <text:p>0.104</text:p>
          </table:table-cell>
          <table:table-cell office:value-type="float" office:value="0.722" calcext:value-type="float">
            <text:p>0.722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23:.W23])" office:value-type="float" office:value="2.926" calcext:value-type="float">
            <text:p>2.926</text:p>
          </table:table-cell>
          <table:table-cell table:formula="of:=[.J23]/[.Y23]*100" office:value-type="float" office:value="24.6753246753247" calcext:value-type="float">
            <text:p>24.6753246753247</text:p>
          </table:table-cell>
          <table:table-cell/>
        </table:table-row>
        <table:table-row table:style-name="ro1">
          <table:table-cell office:value-type="string" calcext:value-type="string">
            <text:p>Control.Monad.Trans.Writer</text:p>
          </table:table-cell>
          <table:table-cell office:value-type="float" office:value="0.818" calcext:value-type="float">
            <text:p>0.818</text:p>
          </table:table-cell>
          <table:table-cell office:value-type="float" office:value="0.354" calcext:value-type="float">
            <text:p>0.354</text:p>
          </table:table-cell>
          <table:table-cell office:value-type="float" office:value="0.447" calcext:value-type="float">
            <text:p>0.4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4" calcext:value-type="float">
            <text:p>0.114</text:p>
          </table:table-cell>
          <table:table-cell office:value-type="float" office:value="0.69" calcext:value-type="float">
            <text:p>0.69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24:.W24])" office:value-type="float" office:value="2.862" calcext:value-type="float">
            <text:p>2.862</text:p>
          </table:table-cell>
          <table:table-cell table:formula="of:=[.J24]/[.Y24]*100" office:value-type="float" office:value="24.1090146750524" calcext:value-type="float">
            <text:p>24.1090146750524</text:p>
          </table:table-cell>
          <table:table-cell/>
        </table:table-row>
        <table:table-row table:style-name="ro1">
          <table:table-cell office:value-type="string" calcext:value-type="string">
            <text:p>Control.Monad.Trans.State</text:p>
          </table:table-cell>
          <table:table-cell office:value-type="float" office:value="0.843" calcext:value-type="float">
            <text:p>0.84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25:.W25])" office:value-type="float" office:value="2.833" calcext:value-type="float">
            <text:p>2.833</text:p>
          </table:table-cell>
          <table:table-cell table:formula="of:=[.J25]/[.Y25]*100" office:value-type="float" office:value="22.8732792093187" calcext:value-type="float">
            <text:p>22.8732792093187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3"/>
          <table:table-cell office:value-type="string" calcext:value-type="string">
            <text:p>Total </text:p>
          </table:table-cell>
          <table:table-cell table:formula="of:=SUM([.Y2:.Y25])" office:value-type="float" office:value="5113.79" calcext:value-type="float">
            <text:p>5113.79</text:p>
          </table:table-cell>
          <table:table-cell table:formula="of:=AVERAGE([.Z2:.Z25])" office:value-type="float" office:value="6.07761556882612" calcext:value-type="float">
            <text:p>6.0776155688261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</text:p>
          </table:table-cell>
          <table:table-cell table:formula="of:=SUM([.J2:.J25])" office:value-type="float" office:value="71.889" calcext:value-type="float">
            <text:p>71.889</text:p>
          </table:table-cell>
          <table:table-cell table:formula="of:=GEOMEAN([.Z2:.Z25])" office:value-type="float" office:value="2.4855009519939" calcext:value-type="float">
            <text:p>2.4855009519939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Parser (%)</text:p>
          </table:table-cell>
          <table:table-cell table:formula="of:=[.Y28]/[.Y27]*100" office:value-type="float" office:value="1.40578709724099" calcext:value-type="float">
            <text:p>1.40578709724099</text:p>
          </table:table-cell>
          <table:table-cell table:number-columns-repeated="2"/>
        </table:table-row>
      </table:table>
      <table:table table:name="unordered-containers-0.2.20" table:style-name="ta1">
        <table:table-column table:style-name="co4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Liberate case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HashMap.Internal</text:p>
          </table:table-cell>
          <table:table-cell office:value-type="float" office:value="5280.293" calcext:value-type="float">
            <text:p>5280.293</text:p>
          </table:table-cell>
          <table:table-cell office:value-type="float" office:value="1263.502" calcext:value-type="float">
            <text:p>1263.502</text:p>
          </table:table-cell>
          <table:table-cell office:value-type="float" office:value="432.538" calcext:value-type="float">
            <text:p>432.538</text:p>
          </table:table-cell>
          <table:table-cell office:value-type="float" office:value="277.599" calcext:value-type="float">
            <text:p>277.599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39.256" calcext:value-type="float">
            <text:p>39.256</text:p>
          </table:table-cell>
          <table:table-cell office:value-type="float" office:value="34.742" calcext:value-type="float">
            <text:p>34.742</text:p>
          </table:table-cell>
          <table:table-cell office:value-type="float" office:value="0" calcext:value-type="float">
            <text:p>0</text:p>
          </table:table-cell>
          <table:table-cell office:value-type="float" office:value="39.308" calcext:value-type="float">
            <text:p>39.308</text:p>
          </table:table-cell>
          <table:table-cell office:value-type="float" office:value="34.217" calcext:value-type="float">
            <text:p>34.217</text:p>
          </table:table-cell>
          <table:table-cell office:value-type="float" office:value="40.09" calcext:value-type="float">
            <text:p>40.09</text:p>
          </table:table-cell>
          <table:table-cell office:value-type="float" office:value="0" calcext:value-type="float">
            <text:p>0</text:p>
          </table:table-cell>
          <table:table-cell office:value-type="float" office:value="26.87" calcext:value-type="float">
            <text:p>26.87</text:p>
          </table:table-cell>
          <table:table-cell office:value-type="float" office:value="0" calcext:value-type="float">
            <text:p>0</text:p>
          </table:table-cell>
          <table:table-cell office:value-type="float" office:value="13.641" calcext:value-type="float">
            <text:p>13.641</text:p>
          </table:table-cell>
          <table:table-cell office:value-type="float" office:value="3.846" calcext:value-type="float">
            <text:p>3.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2:.Y2])" office:value-type="float" office:value="7646.359" calcext:value-type="float">
            <text:p>7646.359</text:p>
          </table:table-cell>
          <table:table-cell table:formula="of:=[.H2]/[.AA2]*100" office:value-type="float" office:value="0.454360042472502" calcext:value-type="float">
            <text:p>0.454360042472502</text:p>
          </table:table-cell>
          <table:table-cell/>
        </table:table-row>
        <table:table-row table:style-name="ro1">
          <table:table-cell office:value-type="string" calcext:value-type="string">
            <text:p>Data.HashMap.Internal.Strict</text:p>
          </table:table-cell>
          <table:table-cell office:value-type="float" office:value="1615.646" calcext:value-type="float">
            <text:p>1615.646</text:p>
          </table:table-cell>
          <table:table-cell office:value-type="float" office:value="340.132" calcext:value-type="float">
            <text:p>340.132</text:p>
          </table:table-cell>
          <table:table-cell office:value-type="float" office:value="71.709" calcext:value-type="float">
            <text:p>71.709</text:p>
          </table:table-cell>
          <table:table-cell office:value-type="float" office:value="24.685" calcext:value-type="float">
            <text:p>24.685</text:p>
          </table:table-cell>
          <table:table-cell office:value-type="float" office:value="46.609" calcext:value-type="float">
            <text:p>46.609</text:p>
          </table:table-cell>
          <table:table-cell office:value-type="float" office:value="5.369" calcext:value-type="float">
            <text:p>5.369</text:p>
          </table:table-cell>
          <table:table-cell office:value-type="float" office:value="8.788" calcext:value-type="float">
            <text:p>8.788</text:p>
          </table:table-cell>
          <table:table-cell office:value-type="float" office:value="39.581" calcext:value-type="float">
            <text:p>39.581</text:p>
          </table:table-cell>
          <table:table-cell office:value-type="float" office:value="5.705" calcext:value-type="float">
            <text:p>5.705</text:p>
          </table:table-cell>
          <table:table-cell office:value-type="float" office:value="8.358" calcext:value-type="float">
            <text:p>8.358</text:p>
          </table:table-cell>
          <table:table-cell office:value-type="float" office:value="6.004" calcext:value-type="float">
            <text:p>6.004</text:p>
          </table:table-cell>
          <table:table-cell office:value-type="float" office:value="35.025" calcext:value-type="float">
            <text:p>35.025</text:p>
          </table:table-cell>
          <table:table-cell office:value-type="float" office:value="3.675" calcext:value-type="float">
            <text:p>3.675</text:p>
          </table:table-cell>
          <table:table-cell office:value-type="float" office:value="0" calcext:value-type="float">
            <text:p>0</text:p>
          </table:table-cell>
          <table:table-cell office:value-type="float" office:value="3.731" calcext:value-type="float">
            <text:p>3.731</text:p>
          </table:table-cell>
          <table:table-cell office:value-type="float" office:value="1.795" calcext:value-type="float">
            <text:p>1.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3:.Y3])" office:value-type="float" office:value="2216.9" calcext:value-type="float">
            <text:p>2216.9</text:p>
          </table:table-cell>
          <table:table-cell table:formula="of:=[.H3]/[.AA3]*100" office:value-type="float" office:value="0.396409400514232" calcext:value-type="float">
            <text:p>0.396409400514232</text:p>
          </table:table-cell>
          <table:table-cell/>
        </table:table-row>
        <table:table-row table:style-name="ro1">
          <table:table-cell office:value-type="string" calcext:value-type="string">
            <text:p>Data.HashSet.Internal</text:p>
          </table:table-cell>
          <table:table-cell office:value-type="float" office:value="450.694" calcext:value-type="float">
            <text:p>450.694</text:p>
          </table:table-cell>
          <table:table-cell office:value-type="float" office:value="209.805" calcext:value-type="float">
            <text:p>209.805</text:p>
          </table:table-cell>
          <table:table-cell office:value-type="float" office:value="15.309" calcext:value-type="float">
            <text:p>15.309</text:p>
          </table:table-cell>
          <table:table-cell office:value-type="float" office:value="17.653" calcext:value-type="float">
            <text:p>17.653</text:p>
          </table:table-cell>
          <table:table-cell office:value-type="float" office:value="10.814" calcext:value-type="float">
            <text:p>10.814</text:p>
          </table:table-cell>
          <table:table-cell office:value-type="float" office:value="1.575" calcext:value-type="float">
            <text:p>1.575</text:p>
          </table:table-cell>
          <table:table-cell office:value-type="float" office:value="3.532" calcext:value-type="float">
            <text:p>3.532</text:p>
          </table:table-cell>
          <table:table-cell office:value-type="float" office:value="15.113" calcext:value-type="float">
            <text:p>15.113</text:p>
          </table:table-cell>
          <table:table-cell office:value-type="float" office:value="3.032" calcext:value-type="float">
            <text:p>3.032</text:p>
          </table:table-cell>
          <table:table-cell office:value-type="float" office:value="4.717" calcext:value-type="float">
            <text:p>4.717</text:p>
          </table:table-cell>
          <table:table-cell office:value-type="float" office:value="3.246" calcext:value-type="float">
            <text:p>3.246</text:p>
          </table:table-cell>
          <table:table-cell office:value-type="float" office:value="11.324" calcext:value-type="float">
            <text:p>11.324</text:p>
          </table:table-cell>
          <table:table-cell office:value-type="float" office:value="1.546" calcext:value-type="float">
            <text:p>1.546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2.745" calcext:value-type="float">
            <text:p>2.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SUM([.B4:.Y4])" office:value-type="float" office:value="752.246" calcext:value-type="float">
            <text:p>752.246</text:p>
          </table:table-cell>
          <table:table-cell table:formula="of:=[.H4]/[.AA4]*100" office:value-type="float" office:value="0.469527255711563" calcext:value-type="float">
            <text:p>0.469527255711563</text:p>
          </table:table-cell>
          <table:table-cell/>
        </table:table-row>
        <table:table-row table:style-name="ro1">
          <table:table-cell office:value-type="string" calcext:value-type="string">
            <text:p>Data.HashMap.Internal.Array</text:p>
          </table:table-cell>
          <table:table-cell office:value-type="float" office:value="211.381" calcext:value-type="float">
            <text:p>211.381</text:p>
          </table:table-cell>
          <table:table-cell office:value-type="float" office:value="89.718" calcext:value-type="float">
            <text:p>89.718</text:p>
          </table:table-cell>
          <table:table-cell office:value-type="float" office:value="12.683" calcext:value-type="float">
            <text:p>12.683</text:p>
          </table:table-cell>
          <table:table-cell office:value-type="float" office:value="163.458" calcext:value-type="float">
            <text:p>163.458</text:p>
          </table:table-cell>
          <table:table-cell office:value-type="float" office:value="5.366" calcext:value-type="float">
            <text:p>5.366</text:p>
          </table:table-cell>
          <table:table-cell office:value-type="float" office:value="15.73" calcext:value-type="float">
            <text:p>15.73</text:p>
          </table:table-cell>
          <table:table-cell office:value-type="float" office:value="6.821" calcext:value-type="float">
            <text:p>6.821</text:p>
          </table:table-cell>
          <table:table-cell office:value-type="float" office:value="0" calcext:value-type="float">
            <text:p>0</text:p>
          </table:table-cell>
          <table:table-cell office:value-type="float" office:value="4.377" calcext:value-type="float">
            <text:p>4.377</text:p>
          </table:table-cell>
          <table:table-cell office:value-type="float" office:value="4.242" calcext:value-type="float">
            <text:p>4.242</text:p>
          </table:table-cell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  <table:table-cell office:value-type="float" office:value="0.841" calcext:value-type="float">
            <text:p>0.84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formula="of:=SUM([.B5:.Y5])" office:value-type="float" office:value="516.501" calcext:value-type="float">
            <text:p>516.501</text:p>
          </table:table-cell>
          <table:table-cell table:formula="of:=[.H5]/[.AA5]*100" office:value-type="float" office:value="1.32061699783737" calcext:value-type="float">
            <text:p>1.32061699783737</text:p>
          </table:table-cell>
          <table:table-cell/>
        </table:table-row>
        <table:table-row table:style-name="ro1">
          <table:table-cell office:value-type="string" calcext:value-type="string">
            <text:p>Data.HashMap.Internal.Debug</text:p>
          </table:table-cell>
          <table:table-cell office:value-type="float" office:value="93.872" calcext:value-type="float">
            <text:p>93.872</text:p>
          </table:table-cell>
          <table:table-cell office:value-type="float" office:value="101.264" calcext:value-type="float">
            <text:p>101.264</text:p>
          </table:table-cell>
          <table:table-cell office:value-type="float" office:value="5.429" calcext:value-type="float">
            <text:p>5.429</text:p>
          </table:table-cell>
          <table:table-cell office:value-type="float" office:value="13.377" calcext:value-type="float">
            <text:p>13.377</text:p>
          </table:table-cell>
          <table:table-cell office:value-type="float" office:value="2.391" calcext:value-type="float">
            <text:p>2.391</text:p>
          </table:table-cell>
          <table:table-cell office:value-type="float" office:value="1.601" calcext:value-type="float">
            <text:p>1.601</text:p>
          </table:table-cell>
          <table:table-cell office:value-type="float" office:value="1.703" calcext:value-type="float">
            <text:p>1.703</text:p>
          </table:table-cell>
          <table:table-cell office:value-type="float" office:value="3.07" calcext:value-type="float">
            <text:p>3.07</text:p>
          </table:table-cell>
          <table:table-cell office:value-type="float" office:value="1.254" calcext:value-type="float">
            <text:p>1.254</text:p>
          </table:table-cell>
          <table:table-cell office:value-type="float" office:value="1.263" calcext:value-type="float">
            <text:p>1.263</text:p>
          </table:table-cell>
          <table:table-cell office:value-type="float" office:value="0.775" calcext:value-type="float">
            <text:p>0.775</text:p>
          </table:table-cell>
          <table:table-cell office:value-type="float" office:value="2.363" calcext:value-type="float">
            <text:p>2.363</text:p>
          </table:table-cell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138" calcext:value-type="float">
            <text:p>0.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formula="of:=SUM([.B6:.Y6])" office:value-type="float" office:value="229.404" calcext:value-type="float">
            <text:p>229.404</text:p>
          </table:table-cell>
          <table:table-cell table:formula="of:=[.H6]/[.AA6]*100" office:value-type="float" office:value="0.742358459311956" calcext:value-type="float">
            <text:p>0.742358459311956</text:p>
          </table:table-cell>
          <table:table-cell/>
        </table:table-row>
        <table:table-row table:style-name="ro1">
          <table:table-cell office:value-type="string" calcext:value-type="string">
            <text:p>Data.HashMap.Internal.List</text:p>
          </table:table-cell>
          <table:table-cell office:value-type="float" office:value="19.272" calcext:value-type="float">
            <text:p>19.272</text:p>
          </table:table-cell>
          <table:table-cell office:value-type="float" office:value="21.304" calcext:value-type="float">
            <text:p>21.304</text:p>
          </table:table-cell>
          <table:table-cell office:value-type="float" office:value="1.525" calcext:value-type="float">
            <text:p>1.525</text:p>
          </table:table-cell>
          <table:table-cell office:value-type="float" office:value="9.31" calcext:value-type="float">
            <text:p>9.31</text:p>
          </table:table-cell>
          <table:table-cell office:value-type="float" office:value="0.601" calcext:value-type="float">
            <text:p>0.601</text:p>
          </table:table-cell>
          <table:table-cell office:value-type="float" office:value="0.464" calcext:value-type="float">
            <text:p>0.464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7:.Y7])" office:value-type="float" office:value="55.813" calcext:value-type="float">
            <text:p>55.813</text:p>
          </table:table-cell>
          <table:table-cell table:formula="of:=[.H7]/[.AA7]*100" office:value-type="float" office:value="3.95965097737086" calcext:value-type="float">
            <text:p>3.95965097737086</text:p>
          </table:table-cell>
          <table:table-cell/>
        </table:table-row>
        <table:table-row table:style-name="ro1">
          <table:table-cell office:value-type="string" calcext:value-type="string">
            <text:p>Data.HashMap.Lazy</text:p>
          </table:table-cell>
          <table:table-cell office:value-type="float" office:value="0.439" calcext:value-type="float">
            <text:p>0.439</text:p>
          </table:table-cell>
          <table:table-cell office:value-type="float" office:value="0.721" calcext:value-type="float">
            <text:p>0.7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426" calcext:value-type="float">
            <text:p>0.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5" calcext:value-type="float">
            <text:p>0.085</text:p>
          </table:table-cell>
          <table:table-cell office:value-type="float" office:value="1.175" calcext:value-type="float">
            <text:p>1.1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09" calcext:value-type="float">
            <text:p>0.009</text:p>
          </table:table-cell>
          <table:table-cell/>
          <table:table-cell table:formula="of:=SUM([.B8:.Y8])" office:value-type="float" office:value="3.323" calcext:value-type="float">
            <text:p>3.323</text:p>
          </table:table-cell>
          <table:table-cell table:formula="of:=[.H8]/[.AA8]*100" office:value-type="float" office:value="35.3596148058983" calcext:value-type="float">
            <text:p>35.3596148058983</text:p>
          </table:table-cell>
          <table:table-cell/>
        </table:table-row>
        <table:table-row table:style-name="ro1">
          <table:table-cell office:value-type="string" calcext:value-type="string">
            <text:p>Data.HashSet</text:p>
          </table:table-cell>
          <table:table-cell office:value-type="float" office:value="0.468" calcext:value-type="float">
            <text:p>0.468</text:p>
          </table:table-cell>
          <table:table-cell office:value-type="float" office:value="0.794" calcext:value-type="float">
            <text:p>0.794</text:p>
          </table:table-cell>
          <table:table-cell office:value-type="float" office:value="0.11" calcext:value-type="float">
            <text:p>0.11</text:p>
          </table:table-cell>
          <table:table-cell office:value-type="float" office:value="0.361" calcext:value-type="float">
            <text:p>0.3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0.739" calcext:value-type="float">
            <text:p>0.73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SUM([.B9:.Y9])" office:value-type="float" office:value="2.943" calcext:value-type="float">
            <text:p>2.943</text:p>
          </table:table-cell>
          <table:table-cell table:formula="of:=[.H9]/[.AA9]*100" office:value-type="float" office:value="25.1104315324499" calcext:value-type="float">
            <text:p>25.1104315324499</text:p>
          </table:table-cell>
          <table:table-cell/>
        </table:table-row>
        <table:table-row table:style-name="ro1">
          <table:table-cell office:value-type="string" calcext:value-type="string">
            <text:p>Data.HashMap.Strict</text:p>
          </table:table-cell>
          <table:table-cell office:value-type="float" office:value="0.437" calcext:value-type="float">
            <text:p>0.437</text:p>
          </table:table-cell>
          <table:table-cell office:value-type="float" office:value="0.692" calcext:value-type="float">
            <text:p>0.6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534" calcext:value-type="float">
            <text:p>0.53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8" calcext:value-type="float">
            <text:p>0.078</text:p>
          </table:table-cell>
          <table:table-cell office:value-type="float" office:value="0.413" calcext:value-type="float">
            <text:p>0.4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10:.Y10])" office:value-type="float" office:value="2.56" calcext:value-type="float">
            <text:p>2.56</text:p>
          </table:table-cell>
          <table:table-cell table:formula="of:=[.H10]/[.AA10]*100" office:value-type="float" office:value="16.1328125" calcext:value-type="float">
            <text:p>16.1328125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5"/>
          <table:table-cell office:value-type="string" calcext:value-type="string">
            <text:p>Total </text:p>
          </table:table-cell>
          <table:table-cell table:formula="of:=SUM([.AA2:.AA10])" office:value-type="float" office:value="11426.049" calcext:value-type="float">
            <text:p>11426.049</text:p>
          </table:table-cell>
          <table:table-cell table:formula="of:=AVERAGE([.AB2:.AB10])" office:value-type="float" office:value="9.32730910795185" calcext:value-type="float">
            <text:p>9.3273091079518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</text:p>
          </table:table-cell>
          <table:table-cell table:formula="of:=SUM([.H2:.H10])" office:value-type="float" office:value="60.123" calcext:value-type="float">
            <text:p>60.123</text:p>
          </table:table-cell>
          <table:table-cell table:formula="of:=GEOMEAN([.AB2:.AB10])" office:value-type="float" office:value="2.5587980655799" calcext:value-type="float">
            <text:p>2.5587980655799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 (%)</text:p>
          </table:table-cell>
          <table:table-cell table:formula="of:=[.AA13]/[.AA12]*100" office:value-type="float" office:value="0.526192387237268" calcext:value-type="float">
            <text:p>0.526192387237268</text:p>
          </table:table-cell>
          <table:table-cell table:number-columns-repeated="2"/>
        </table:table-row>
      </table:table>
      <table:table table:name="vector-0.13.1.0" table:style-name="ta1">
        <table:table-column table:style-name="co4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Parser (%)</text:p>
          </table:table-cell>
          <table:table-cell/>
        </table:table-row>
        <table:table-row table:style-name="ro1">
          <table:table-cell office:value-type="string" calcext:value-type="string">
            <text:p>Data.Vector.Generic</text:p>
          </table:table-cell>
          <table:table-cell office:value-type="float" office:value="7165.846" calcext:value-type="float">
            <text:p>7165.846</text:p>
          </table:table-cell>
          <table:table-cell office:value-type="float" office:value="1577.113" calcext:value-type="float">
            <text:p>1577.113</text:p>
          </table:table-cell>
          <table:table-cell office:value-type="float" office:value="312.668" calcext:value-type="float">
            <text:p>312.668</text:p>
          </table:table-cell>
          <table:table-cell office:value-type="float" office:value="189.722" calcext:value-type="float">
            <text:p>189.722</text:p>
          </table:table-cell>
          <table:table-cell office:value-type="float" office:value="214.205" calcext:value-type="float">
            <text:p>214.205</text:p>
          </table:table-cell>
          <table:table-cell office:value-type="float" office:value="139.962" calcext:value-type="float">
            <text:p>139.962</text:p>
          </table:table-cell>
          <table:table-cell office:value-type="float" office:value="68.614" calcext:value-type="float">
            <text:p>68.614</text:p>
          </table:table-cell>
          <table:table-cell office:value-type="float" office:value="58.805" calcext:value-type="float">
            <text:p>58.805</text:p>
          </table:table-cell>
          <table:table-cell office:value-type="float" office:value="53.068" calcext:value-type="float">
            <text:p>53.068</text:p>
          </table:table-cell>
          <table:table-cell office:value-type="float" office:value="46.243" calcext:value-type="float">
            <text:p>46.243</text:p>
          </table:table-cell>
          <table:table-cell office:value-type="float" office:value="33.114" calcext:value-type="float">
            <text:p>33.114</text:p>
          </table:table-cell>
          <table:table-cell office:value-type="float" office:value="15.133" calcext:value-type="float">
            <text:p>15.133</text:p>
          </table:table-cell>
          <table:table-cell office:value-type="float" office:value="15.015" calcext:value-type="float">
            <text:p>15.015</text:p>
          </table:table-cell>
          <table:table-cell office:value-type="float" office:value="13.932" calcext:value-type="float">
            <text:p>13.932</text:p>
          </table:table-cell>
          <table:table-cell office:value-type="float" office:value="0" calcext:value-type="float">
            <text:p>0</text:p>
          </table:table-cell>
          <table:table-cell office:value-type="float" office:value="24.412" calcext:value-type="float">
            <text:p>24.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  <table:table-cell/>
          <table:table-cell table:formula="of:=SUM([.B2:.Y2])" office:value-type="float" office:value="9927.937" calcext:value-type="float">
            <text:p>9927.937</text:p>
          </table:table-cell>
          <table:table-cell table:formula="of:=[.L2]/[.AA2]*100" office:value-type="float" office:value="0.333543615355335" calcext:value-type="float">
            <text:p>0.333543615355335</text:p>
          </table:table-cell>
          <table:table-cell/>
        </table:table-row>
        <table:table-row table:style-name="ro1">
          <table:table-cell office:value-type="string" calcext:value-type="string">
            <text:p>Data.Vector</text:p>
          </table:table-cell>
          <table:table-cell office:value-type="float" office:value="6995.18" calcext:value-type="float">
            <text:p>6995.18</text:p>
          </table:table-cell>
          <table:table-cell office:value-type="float" office:value="1226.863" calcext:value-type="float">
            <text:p>1226.863</text:p>
          </table:table-cell>
          <table:table-cell office:value-type="float" office:value="320.37" calcext:value-type="float">
            <text:p>320.37</text:p>
          </table:table-cell>
          <table:table-cell office:value-type="float" office:value="140.616" calcext:value-type="float">
            <text:p>140.616</text:p>
          </table:table-cell>
          <table:table-cell office:value-type="float" office:value="153.346" calcext:value-type="float">
            <text:p>153.346</text:p>
          </table:table-cell>
          <table:table-cell office:value-type="float" office:value="176.285" calcext:value-type="float">
            <text:p>176.285</text:p>
          </table:table-cell>
          <table:table-cell office:value-type="float" office:value="67.452" calcext:value-type="float">
            <text:p>67.452</text:p>
          </table:table-cell>
          <table:table-cell office:value-type="float" office:value="43.105" calcext:value-type="float">
            <text:p>43.105</text:p>
          </table:table-cell>
          <table:table-cell office:value-type="float" office:value="41.358" calcext:value-type="float">
            <text:p>41.358</text:p>
          </table:table-cell>
          <table:table-cell office:value-type="float" office:value="41.808" calcext:value-type="float">
            <text:p>41.808</text:p>
          </table:table-cell>
          <table:table-cell office:value-type="float" office:value="20.042" calcext:value-type="float">
            <text:p>20.042</text:p>
          </table:table-cell>
          <table:table-cell office:value-type="float" office:value="5.408" calcext:value-type="float">
            <text:p>5.408</text:p>
          </table:table-cell>
          <table:table-cell office:value-type="float" office:value="8.858" calcext:value-type="float">
            <text:p>8.858</text:p>
          </table:table-cell>
          <table:table-cell office:value-type="float" office:value="14.514" calcext:value-type="float">
            <text:p>14.514</text:p>
          </table:table-cell>
          <table:table-cell office:value-type="float" office:value="0" calcext:value-type="float">
            <text:p>0</text:p>
          </table:table-cell>
          <table:table-cell office:value-type="float" office:value="16.457" calcext:value-type="float">
            <text:p>16.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3:.Y3])" office:value-type="float" office:value="9271.747" calcext:value-type="float">
            <text:p>9271.747</text:p>
          </table:table-cell>
          <table:table-cell table:formula="of:=[.L3]/[.AA3]*100" office:value-type="float" office:value="0.216162067407577" calcext:value-type="float">
            <text:p>0.216162067407577</text:p>
          </table:table-cell>
          <table:table-cell/>
        </table:table-row>
        <table:table-row table:style-name="ro1">
          <table:table-cell office:value-type="string" calcext:value-type="string">
            <text:p>Data.Vector.Storable</text:p>
          </table:table-cell>
          <table:table-cell office:value-type="float" office:value="6138.95" calcext:value-type="float">
            <text:p>6138.95</text:p>
          </table:table-cell>
          <table:table-cell office:value-type="float" office:value="1442.465" calcext:value-type="float">
            <text:p>1442.465</text:p>
          </table:table-cell>
          <table:table-cell office:value-type="float" office:value="287.248" calcext:value-type="float">
            <text:p>287.248</text:p>
          </table:table-cell>
          <table:table-cell office:value-type="float" office:value="177.679" calcext:value-type="float">
            <text:p>177.679</text:p>
          </table:table-cell>
          <table:table-cell office:value-type="float" office:value="144.896" calcext:value-type="float">
            <text:p>144.896</text:p>
          </table:table-cell>
          <table:table-cell office:value-type="float" office:value="60.883" calcext:value-type="float">
            <text:p>60.883</text:p>
          </table:table-cell>
          <table:table-cell office:value-type="float" office:value="212.938" calcext:value-type="float">
            <text:p>212.938</text:p>
          </table:table-cell>
          <table:table-cell office:value-type="float" office:value="26.192" calcext:value-type="float">
            <text:p>26.192</text:p>
          </table:table-cell>
          <table:table-cell office:value-type="float" office:value="74.376" calcext:value-type="float">
            <text:p>74.376</text:p>
          </table:table-cell>
          <table:table-cell office:value-type="float" office:value="31.67" calcext:value-type="float">
            <text:p>31.67</text:p>
          </table:table-cell>
          <table:table-cell office:value-type="float" office:value="21.292" calcext:value-type="float">
            <text:p>21.292</text:p>
          </table:table-cell>
          <table:table-cell office:value-type="float" office:value="8.503" calcext:value-type="float">
            <text:p>8.503</text:p>
          </table:table-cell>
          <table:table-cell office:value-type="float" office:value="19.027" calcext:value-type="float">
            <text:p>19.027</text:p>
          </table:table-cell>
          <table:table-cell office:value-type="float" office:value="26.668" calcext:value-type="float">
            <text:p>26.668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4:.Y4])" office:value-type="float" office:value="8677.97" calcext:value-type="float">
            <text:p>8677.97</text:p>
          </table:table-cell>
          <table:table-cell table:formula="of:=[.L4]/[.AA4]*100" office:value-type="float" office:value="0.245356921031071" calcext:value-type="float">
            <text:p>0.245356921031071</text:p>
          </table:table-cell>
          <table:table-cell/>
        </table:table-row>
        <table:table-row table:style-name="ro1">
          <table:table-cell office:value-type="string" calcext:value-type="string">
            <text:p>Data.Vector.Unboxed</text:p>
          </table:table-cell>
          <table:table-cell office:value-type="float" office:value="5730.84" calcext:value-type="float">
            <text:p>5730.84</text:p>
          </table:table-cell>
          <table:table-cell office:value-type="float" office:value="1190.743" calcext:value-type="float">
            <text:p>1190.743</text:p>
          </table:table-cell>
          <table:table-cell office:value-type="float" office:value="348.487" calcext:value-type="float">
            <text:p>348.487</text:p>
          </table:table-cell>
          <table:table-cell office:value-type="float" office:value="129.809" calcext:value-type="float">
            <text:p>129.809</text:p>
          </table:table-cell>
          <table:table-cell office:value-type="float" office:value="151.562" calcext:value-type="float">
            <text:p>151.562</text:p>
          </table:table-cell>
          <table:table-cell office:value-type="float" office:value="81.061" calcext:value-type="float">
            <text:p>81.061</text:p>
          </table:table-cell>
          <table:table-cell office:value-type="float" office:value="173.4" calcext:value-type="float">
            <text:p>173.4</text:p>
          </table:table-cell>
          <table:table-cell office:value-type="float" office:value="39.376" calcext:value-type="float">
            <text:p>39.376</text:p>
          </table:table-cell>
          <table:table-cell office:value-type="float" office:value="37.46" calcext:value-type="float">
            <text:p>37.46</text:p>
          </table:table-cell>
          <table:table-cell office:value-type="float" office:value="49.797" calcext:value-type="float">
            <text:p>49.797</text:p>
          </table:table-cell>
          <table:table-cell office:value-type="float" office:value="23.051" calcext:value-type="float">
            <text:p>23.051</text:p>
          </table:table-cell>
          <table:table-cell office:value-type="float" office:value="14.803" calcext:value-type="float">
            <text:p>14.803</text:p>
          </table:table-cell>
          <table:table-cell office:value-type="float" office:value="20.145" calcext:value-type="float">
            <text:p>20.145</text:p>
          </table:table-cell>
          <table:table-cell office:value-type="float" office:value="11.824" calcext:value-type="float">
            <text:p>11.824</text:p>
          </table:table-cell>
          <table:table-cell office:value-type="float" office:value="0" calcext:value-type="float">
            <text:p>0</text:p>
          </table:table-cell>
          <table:table-cell office:value-type="float" office:value="8.346" calcext:value-type="float">
            <text:p>8.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5:.Y5])" office:value-type="float" office:value="8010.793" calcext:value-type="float">
            <text:p>8010.793</text:p>
          </table:table-cell>
          <table:table-cell table:formula="of:=[.L5]/[.AA5]*100" office:value-type="float" office:value="0.287749290238807" calcext:value-type="float">
            <text:p>0.287749290238807</text:p>
          </table:table-cell>
          <table:table-cell/>
        </table:table-row>
        <table:table-row table:style-name="ro1">
          <table:table-cell office:value-type="string" calcext:value-type="string">
            <text:p>Data.Vector.Primitive</text:p>
          </table:table-cell>
          <table:table-cell office:value-type="float" office:value="4828.773" calcext:value-type="float">
            <text:p>4828.773</text:p>
          </table:table-cell>
          <table:table-cell office:value-type="float" office:value="1123.269" calcext:value-type="float">
            <text:p>1123.269</text:p>
          </table:table-cell>
          <table:table-cell office:value-type="float" office:value="293.406" calcext:value-type="float">
            <text:p>293.406</text:p>
          </table:table-cell>
          <table:table-cell office:value-type="float" office:value="140.907" calcext:value-type="float">
            <text:p>140.907</text:p>
          </table:table-cell>
          <table:table-cell office:value-type="float" office:value="118.031" calcext:value-type="float">
            <text:p>118.031</text:p>
          </table:table-cell>
          <table:table-cell office:value-type="float" office:value="67.54" calcext:value-type="float">
            <text:p>67.54</text:p>
          </table:table-cell>
          <table:table-cell office:value-type="float" office:value="144.746" calcext:value-type="float">
            <text:p>144.746</text:p>
          </table:table-cell>
          <table:table-cell office:value-type="float" office:value="33.614" calcext:value-type="float">
            <text:p>33.614</text:p>
          </table:table-cell>
          <table:table-cell office:value-type="float" office:value="31.801" calcext:value-type="float">
            <text:p>31.801</text:p>
          </table:table-cell>
          <table:table-cell office:value-type="float" office:value="41.363" calcext:value-type="float">
            <text:p>41.363</text:p>
          </table:table-cell>
          <table:table-cell office:value-type="float" office:value="20.39" calcext:value-type="float">
            <text:p>20.39</text:p>
          </table:table-cell>
          <table:table-cell office:value-type="float" office:value="3.232" calcext:value-type="float">
            <text:p>3.232</text:p>
          </table:table-cell>
          <table:table-cell office:value-type="float" office:value="15.659" calcext:value-type="float">
            <text:p>15.659</text:p>
          </table:table-cell>
          <table:table-cell office:value-type="float" office:value="20.925" calcext:value-type="float">
            <text:p>20.925</text:p>
          </table:table-cell>
          <table:table-cell office:value-type="float" office:value="0" calcext:value-type="float">
            <text:p>0</text:p>
          </table:table-cell>
          <table:table-cell office:value-type="float" office:value="4.252" calcext:value-type="float">
            <text:p>4.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6:.Y6])" office:value-type="float" office:value="6887.996" calcext:value-type="float">
            <text:p>6887.996</text:p>
          </table:table-cell>
          <table:table-cell table:formula="of:=[.L6]/[.AA6]*100" office:value-type="float" office:value="0.296022239269593" calcext:value-type="float">
            <text:p>0.296022239269593</text:p>
          </table:table-cell>
          <table:table-cell/>
        </table:table-row>
        <table:table-row table:style-name="ro1">
          <table:table-cell office:value-type="string" calcext:value-type="string">
            <text:p>Data.Vector.Fusion.Bundle.Monadic</text:p>
          </table:table-cell>
          <table:table-cell office:value-type="float" office:value="3785.059" calcext:value-type="float">
            <text:p>3785.059</text:p>
          </table:table-cell>
          <table:table-cell office:value-type="float" office:value="2086.394" calcext:value-type="float">
            <text:p>2086.394</text:p>
          </table:table-cell>
          <table:table-cell office:value-type="float" office:value="368.553" calcext:value-type="float">
            <text:p>368.553</text:p>
          </table:table-cell>
          <table:table-cell office:value-type="float" office:value="176.251" calcext:value-type="float">
            <text:p>176.251</text:p>
          </table:table-cell>
          <table:table-cell office:value-type="float" office:value="93.797" calcext:value-type="float">
            <text:p>93.797</text:p>
          </table:table-cell>
          <table:table-cell office:value-type="float" office:value="81.433" calcext:value-type="float">
            <text:p>81.433</text:p>
          </table:table-cell>
          <table:table-cell office:value-type="float" office:value="42.263" calcext:value-type="float">
            <text:p>42.263</text:p>
          </table:table-cell>
          <table:table-cell office:value-type="float" office:value="24.66" calcext:value-type="float">
            <text:p>24.66</text:p>
          </table:table-cell>
          <table:table-cell office:value-type="float" office:value="44.668" calcext:value-type="float">
            <text:p>44.668</text:p>
          </table:table-cell>
          <table:table-cell office:value-type="float" office:value="49.021" calcext:value-type="float">
            <text:p>49.021</text:p>
          </table:table-cell>
          <table:table-cell office:value-type="float" office:value="19.617" calcext:value-type="float">
            <text:p>19.617</text:p>
          </table:table-cell>
          <table:table-cell office:value-type="float" office:value="7.834" calcext:value-type="float">
            <text:p>7.834</text:p>
          </table:table-cell>
          <table:table-cell office:value-type="float" office:value="3.374" calcext:value-type="float">
            <text:p>3.374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7:.Y7])" office:value-type="float" office:value="6798.333" calcext:value-type="float">
            <text:p>6798.333</text:p>
          </table:table-cell>
          <table:table-cell table:formula="of:=[.L7]/[.AA7]*100" office:value-type="float" office:value="0.288556032780389" calcext:value-type="float">
            <text:p>0.288556032780389</text:p>
          </table:table-cell>
          <table:table-cell/>
        </table:table-row>
        <table:table-row table:style-name="ro1">
          <table:table-cell office:value-type="string" calcext:value-type="string">
            <text:p>Data.Vector.Unboxed.Base</text:p>
          </table:table-cell>
          <table:table-cell office:value-type="float" office:value="4560.037" calcext:value-type="float">
            <text:p>4560.037</text:p>
          </table:table-cell>
          <table:table-cell office:value-type="float" office:value="954.395" calcext:value-type="float">
            <text:p>954.395</text:p>
          </table:table-cell>
          <table:table-cell office:value-type="float" office:value="201.158" calcext:value-type="float">
            <text:p>201.158</text:p>
          </table:table-cell>
          <table:table-cell office:value-type="float" office:value="75.724" calcext:value-type="float">
            <text:p>75.724</text:p>
          </table:table-cell>
          <table:table-cell office:value-type="float" office:value="114.636" calcext:value-type="float">
            <text:p>114.636</text:p>
          </table:table-cell>
          <table:table-cell office:value-type="float" office:value="195.596" calcext:value-type="float">
            <text:p>195.596</text:p>
          </table:table-cell>
          <table:table-cell office:value-type="float" office:value="7.25" calcext:value-type="float">
            <text:p>7.25</text:p>
          </table:table-cell>
          <table:table-cell office:value-type="float" office:value="105.145" calcext:value-type="float">
            <text:p>105.145</text:p>
          </table:table-cell>
          <table:table-cell office:value-type="float" office:value="20.976" calcext:value-type="float">
            <text:p>20.976</text:p>
          </table:table-cell>
          <table:table-cell office:value-type="float" office:value="41.505" calcext:value-type="float">
            <text:p>41.505</text:p>
          </table:table-cell>
          <table:table-cell office:value-type="float" office:value="52.287" calcext:value-type="float">
            <text:p>52.287</text:p>
          </table:table-cell>
          <table:table-cell office:value-type="float" office:value="80.038" calcext:value-type="float">
            <text:p>80.038</text:p>
          </table:table-cell>
          <table:table-cell office:value-type="float" office:value="13.339" calcext:value-type="float">
            <text:p>13.339</text:p>
          </table:table-cell>
          <table:table-cell office:value-type="float" office:value="12.878" calcext:value-type="float">
            <text:p>12.878</text:p>
          </table:table-cell>
          <table:table-cell office:value-type="float" office:value="0" calcext:value-type="float">
            <text:p>0</text:p>
          </table:table-cell>
          <table:table-cell office:value-type="float" office:value="5.523" calcext:value-type="float">
            <text:p>5.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8:.Y8])" office:value-type="float" office:value="6440.585" calcext:value-type="float">
            <text:p>6440.585</text:p>
          </table:table-cell>
          <table:table-cell table:formula="of:=[.L8]/[.AA8]*100" office:value-type="float" office:value="0.811836191898717" calcext:value-type="float">
            <text:p>0.811836191898717</text:p>
          </table:table-cell>
          <table:table-cell/>
        </table:table-row>
        <table:table-row table:style-name="ro1">
          <table:table-cell office:value-type="string" calcext:value-type="string">
            <text:p>Data.Vector.Fusion.Bundle</text:p>
          </table:table-cell>
          <table:table-cell office:value-type="float" office:value="2548.003" calcext:value-type="float">
            <text:p>2548.003</text:p>
          </table:table-cell>
          <table:table-cell office:value-type="float" office:value="889.671" calcext:value-type="float">
            <text:p>889.671</text:p>
          </table:table-cell>
          <table:table-cell office:value-type="float" office:value="195.567" calcext:value-type="float">
            <text:p>195.567</text:p>
          </table:table-cell>
          <table:table-cell office:value-type="float" office:value="89.174" calcext:value-type="float">
            <text:p>89.174</text:p>
          </table:table-cell>
          <table:table-cell office:value-type="float" office:value="70.151" calcext:value-type="float">
            <text:p>70.151</text:p>
          </table:table-cell>
          <table:table-cell office:value-type="float" office:value="31.253" calcext:value-type="float">
            <text:p>31.253</text:p>
          </table:table-cell>
          <table:table-cell office:value-type="float" office:value="21.579" calcext:value-type="float">
            <text:p>21.579</text:p>
          </table:table-cell>
          <table:table-cell office:value-type="float" office:value="28.158" calcext:value-type="float">
            <text:p>28.158</text:p>
          </table:table-cell>
          <table:table-cell office:value-type="float" office:value="17.47" calcext:value-type="float">
            <text:p>17.47</text:p>
          </table:table-cell>
          <table:table-cell office:value-type="float" office:value="17.404" calcext:value-type="float">
            <text:p>17.404</text:p>
          </table:table-cell>
          <table:table-cell office:value-type="float" office:value="10.049" calcext:value-type="float">
            <text:p>10.049</text:p>
          </table:table-cell>
          <table:table-cell office:value-type="float" office:value="1.044" calcext:value-type="float">
            <text:p>1.044</text:p>
          </table:table-cell>
          <table:table-cell office:value-type="float" office:value="28.696" calcext:value-type="float">
            <text:p>28.696</text:p>
          </table:table-cell>
          <table:table-cell office:value-type="float" office:value="5.846" calcext:value-type="float">
            <text:p>5.846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.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9:.Y9])" office:value-type="float" office:value="3955.634" calcext:value-type="float">
            <text:p>3955.634</text:p>
          </table:table-cell>
          <table:table-cell table:formula="of:=[.L9]/[.AA9]*100" office:value-type="float" office:value="0.254042714770881" calcext:value-type="float">
            <text:p>0.254042714770881</text:p>
          </table:table-cell>
          <table:table-cell/>
        </table:table-row>
        <table:table-row table:style-name="ro1">
          <table:table-cell office:value-type="string" calcext:value-type="string">
            <text:p>Data.Vector.Generic.Mutable</text:p>
          </table:table-cell>
          <table:table-cell office:value-type="float" office:value="1885.728" calcext:value-type="float">
            <text:p>1885.728</text:p>
          </table:table-cell>
          <table:table-cell office:value-type="float" office:value="913.71" calcext:value-type="float">
            <text:p>913.71</text:p>
          </table:table-cell>
          <table:table-cell office:value-type="float" office:value="113.637" calcext:value-type="float">
            <text:p>113.637</text:p>
          </table:table-cell>
          <table:table-cell office:value-type="float" office:value="40.734" calcext:value-type="float">
            <text:p>40.734</text:p>
          </table:table-cell>
          <table:table-cell office:value-type="float" office:value="48.902" calcext:value-type="float">
            <text:p>48.902</text:p>
          </table:table-cell>
          <table:table-cell office:value-type="float" office:value="77.571" calcext:value-type="float">
            <text:p>77.571</text:p>
          </table:table-cell>
          <table:table-cell office:value-type="float" office:value="6.933" calcext:value-type="float">
            <text:p>6.933</text:p>
          </table:table-cell>
          <table:table-cell office:value-type="float" office:value="25.871" calcext:value-type="float">
            <text:p>25.871</text:p>
          </table:table-cell>
          <table:table-cell office:value-type="float" office:value="13.529" calcext:value-type="float">
            <text:p>13.529</text:p>
          </table:table-cell>
          <table:table-cell office:value-type="float" office:value="12.302" calcext:value-type="float">
            <text:p>12.302</text:p>
          </table:table-cell>
          <table:table-cell office:value-type="float" office:value="14.1" calcext:value-type="float">
            <text:p>14.1</text:p>
          </table:table-cell>
          <table:table-cell office:value-type="float" office:value="5.248" calcext:value-type="float">
            <text:p>5.248</text:p>
          </table:table-cell>
          <table:table-cell office:value-type="float" office:value="5.701" calcext:value-type="float">
            <text:p>5.701</text:p>
          </table:table-cell>
          <table:table-cell office:value-type="float" office:value="4.876" calcext:value-type="float">
            <text:p>4.876</text:p>
          </table:table-cell>
          <table:table-cell office:value-type="float" office:value="0" calcext:value-type="float">
            <text:p>0</text:p>
          </table:table-cell>
          <table:table-cell office:value-type="float" office:value="0.946" calcext:value-type="float">
            <text:p>0.9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/>
          <table:table-cell table:formula="of:=SUM([.B10:.Y10])" office:value-type="float" office:value="3169.884" calcext:value-type="float">
            <text:p>3169.884</text:p>
          </table:table-cell>
          <table:table-cell table:formula="of:=[.L10]/[.AA10]*100" office:value-type="float" office:value="0.444811229685376" calcext:value-type="float">
            <text:p>0.444811229685376</text:p>
          </table:table-cell>
          <table:table-cell/>
        </table:table-row>
        <table:table-row table:style-name="ro1">
          <table:table-cell office:value-type="string" calcext:value-type="string">
            <text:p>Data.Vector.Storable.Mutable</text:p>
          </table:table-cell>
          <table:table-cell office:value-type="float" office:value="1320.488" calcext:value-type="float">
            <text:p>1320.488</text:p>
          </table:table-cell>
          <table:table-cell office:value-type="float" office:value="286.619" calcext:value-type="float">
            <text:p>286.619</text:p>
          </table:table-cell>
          <table:table-cell office:value-type="float" office:value="51.473" calcext:value-type="float">
            <text:p>51.473</text:p>
          </table:table-cell>
          <table:table-cell office:value-type="float" office:value="28.91" calcext:value-type="float">
            <text:p>28.91</text:p>
          </table:table-cell>
          <table:table-cell office:value-type="float" office:value="33.415" calcext:value-type="float">
            <text:p>33.415</text:p>
          </table:table-cell>
          <table:table-cell office:value-type="float" office:value="29.465" calcext:value-type="float">
            <text:p>29.465</text:p>
          </table:table-cell>
          <table:table-cell office:value-type="float" office:value="3.536" calcext:value-type="float">
            <text:p>3.536</text:p>
          </table:table-cell>
          <table:table-cell office:value-type="float" office:value="20.403" calcext:value-type="float">
            <text:p>20.403</text:p>
          </table:table-cell>
          <table:table-cell office:value-type="float" office:value="20.138" calcext:value-type="float">
            <text:p>20.138</text:p>
          </table:table-cell>
          <table:table-cell office:value-type="float" office:value="14.976" calcext:value-type="float">
            <text:p>14.976</text:p>
          </table:table-cell>
          <table:table-cell office:value-type="float" office:value="8.186" calcext:value-type="float">
            <text:p>8.186</text:p>
          </table:table-cell>
          <table:table-cell office:value-type="float" office:value="11.34" calcext:value-type="float">
            <text:p>11.34</text:p>
          </table:table-cell>
          <table:table-cell office:value-type="float" office:value="3.079" calcext:value-type="float">
            <text:p>3.079</text:p>
          </table:table-cell>
          <table:table-cell office:value-type="float" office:value="2.449" calcext:value-type="float">
            <text:p>2.449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SUM([.B11:.Y11])" office:value-type="float" office:value="1835.64" calcext:value-type="float">
            <text:p>1835.64</text:p>
          </table:table-cell>
          <table:table-cell table:formula="of:=[.L11]/[.AA11]*100" office:value-type="float" office:value="0.445948007234534" calcext:value-type="float">
            <text:p>0.445948007234534</text:p>
          </table:table-cell>
          <table:table-cell/>
        </table:table-row>
        <table:table-row table:style-name="ro1">
          <table:table-cell office:value-type="string" calcext:value-type="string">
            <text:p>Data.Vector.Primitive.Mutable</text:p>
          </table:table-cell>
          <table:table-cell office:value-type="float" office:value="761.273" calcext:value-type="float">
            <text:p>761.273</text:p>
          </table:table-cell>
          <table:table-cell office:value-type="float" office:value="241.252" calcext:value-type="float">
            <text:p>241.252</text:p>
          </table:table-cell>
          <table:table-cell office:value-type="float" office:value="34.463" calcext:value-type="float">
            <text:p>34.463</text:p>
          </table:table-cell>
          <table:table-cell office:value-type="float" office:value="11.886" calcext:value-type="float">
            <text:p>11.886</text:p>
          </table:table-cell>
          <table:table-cell office:value-type="float" office:value="16.492" calcext:value-type="float">
            <text:p>16.492</text:p>
          </table:table-cell>
          <table:table-cell office:value-type="float" office:value="34.141" calcext:value-type="float">
            <text:p>34.141</text:p>
          </table:table-cell>
          <table:table-cell office:value-type="float" office:value="1.694" calcext:value-type="float">
            <text:p>1.694</text:p>
          </table:table-cell>
          <table:table-cell office:value-type="float" office:value="25.083" calcext:value-type="float">
            <text:p>25.083</text:p>
          </table:table-cell>
          <table:table-cell office:value-type="float" office:value="4.087" calcext:value-type="float">
            <text:p>4.087</text:p>
          </table:table-cell>
          <table:table-cell office:value-type="float" office:value="5.162" calcext:value-type="float">
            <text:p>5.162</text:p>
          </table:table-cell>
          <table:table-cell office:value-type="float" office:value="6.178" calcext:value-type="float">
            <text:p>6.178</text:p>
          </table:table-cell>
          <table:table-cell office:value-type="float" office:value="1.8" calcext:value-type="float">
            <text:p>1.8</text:p>
          </table:table-cell>
          <table:table-cell office:value-type="float" office:value="2.511" calcext:value-type="float">
            <text:p>2.511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SUM([.B12:.Y12])" office:value-type="float" office:value="1147.819" calcext:value-type="float">
            <text:p>1147.819</text:p>
          </table:table-cell>
          <table:table-cell table:formula="of:=[.L12]/[.AA12]*100" office:value-type="float" office:value="0.538238171697803" calcext:value-type="float">
            <text:p>0.538238171697803</text:p>
          </table:table-cell>
          <table:table-cell/>
        </table:table-row>
        <table:table-row table:style-name="ro1">
          <table:table-cell office:value-type="string" calcext:value-type="string">
            <text:p>Data.Vector.Mutable</text:p>
          </table:table-cell>
          <table:table-cell office:value-type="float" office:value="719.01" calcext:value-type="float">
            <text:p>719.01</text:p>
          </table:table-cell>
          <table:table-cell office:value-type="float" office:value="225.022" calcext:value-type="float">
            <text:p>225.022</text:p>
          </table:table-cell>
          <table:table-cell office:value-type="float" office:value="15.29" calcext:value-type="float">
            <text:p>15.29</text:p>
          </table:table-cell>
          <table:table-cell office:value-type="float" office:value="13.439" calcext:value-type="float">
            <text:p>13.439</text:p>
          </table:table-cell>
          <table:table-cell office:value-type="float" office:value="19.431" calcext:value-type="float">
            <text:p>19.431</text:p>
          </table:table-cell>
          <table:table-cell office:value-type="float" office:value="29.533" calcext:value-type="float">
            <text:p>29.533</text:p>
          </table:table-cell>
          <table:table-cell office:value-type="float" office:value="3.779" calcext:value-type="float">
            <text:p>3.779</text:p>
          </table:table-cell>
          <table:table-cell office:value-type="float" office:value="18.126" calcext:value-type="float">
            <text:p>18.126</text:p>
          </table:table-cell>
          <table:table-cell office:value-type="float" office:value="3.953" calcext:value-type="float">
            <text:p>3.953</text:p>
          </table:table-cell>
          <table:table-cell office:value-type="float" office:value="4.247" calcext:value-type="float">
            <text:p>4.247</text:p>
          </table:table-cell>
          <table:table-cell office:value-type="float" office:value="8.439" calcext:value-type="float">
            <text:p>8.439</text:p>
          </table:table-cell>
          <table:table-cell office:value-type="float" office:value="1.798" calcext:value-type="float">
            <text:p>1.798</text:p>
          </table:table-cell>
          <table:table-cell office:value-type="float" office:value="2.136" calcext:value-type="float">
            <text:p>2.136</text:p>
          </table:table-cell>
          <table:table-cell office:value-type="float" office:value="1.381" calcext:value-type="float">
            <text:p>1.381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SUM([.B13:.Y13])" office:value-type="float" office:value="1066.073" calcext:value-type="float">
            <text:p>1066.073</text:p>
          </table:table-cell>
          <table:table-cell table:formula="of:=[.L13]/[.AA13]*100" office:value-type="float" office:value="0.791596823106861" calcext:value-type="float">
            <text:p>0.791596823106861</text:p>
          </table:table-cell>
          <table:table-cell/>
        </table:table-row>
        <table:table-row table:style-name="ro1">
          <table:table-cell office:value-type="string" calcext:value-type="string">
            <text:p>Data.Vector.Unboxed.Mutable</text:p>
          </table:table-cell>
          <table:table-cell office:value-type="float" office:value="567.724" calcext:value-type="float">
            <text:p>567.724</text:p>
          </table:table-cell>
          <table:table-cell office:value-type="float" office:value="242.207" calcext:value-type="float">
            <text:p>242.207</text:p>
          </table:table-cell>
          <table:table-cell office:value-type="float" office:value="18.994" calcext:value-type="float">
            <text:p>18.994</text:p>
          </table:table-cell>
          <table:table-cell office:value-type="float" office:value="11.991" calcext:value-type="float">
            <text:p>11.991</text:p>
          </table:table-cell>
          <table:table-cell office:value-type="float" office:value="16.311" calcext:value-type="float">
            <text:p>16.311</text:p>
          </table:table-cell>
          <table:table-cell office:value-type="float" office:value="25.953" calcext:value-type="float">
            <text:p>25.953</text:p>
          </table:table-cell>
          <table:table-cell office:value-type="float" office:value="2.695" calcext:value-type="float">
            <text:p>2.695</text:p>
          </table:table-cell>
          <table:table-cell office:value-type="float" office:value="10.916" calcext:value-type="float">
            <text:p>10.916</text:p>
          </table:table-cell>
          <table:table-cell office:value-type="float" office:value="4.002" calcext:value-type="float">
            <text:p>4.002</text:p>
          </table:table-cell>
          <table:table-cell office:value-type="float" office:value="5.404" calcext:value-type="float">
            <text:p>5.404</text:p>
          </table:table-cell>
          <table:table-cell office:value-type="float" office:value="6.025" calcext:value-type="float">
            <text:p>6.025</text:p>
          </table:table-cell>
          <table:table-cell office:value-type="float" office:value="2.956" calcext:value-type="float">
            <text:p>2.956</text:p>
          </table:table-cell>
          <table:table-cell office:value-type="float" office:value="2.291" calcext:value-type="float">
            <text:p>2.291</text:p>
          </table:table-cell>
          <table:table-cell office:value-type="float" office:value="1.208" calcext:value-type="float">
            <text:p>1.208</text:p>
          </table:table-cell>
          <table:table-cell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14:.Y14])" office:value-type="float" office:value="919.566" calcext:value-type="float">
            <text:p>919.566</text:p>
          </table:table-cell>
          <table:table-cell table:formula="of:=[.L14]/[.AA14]*100" office:value-type="float" office:value="0.655200388009126" calcext:value-type="float">
            <text:p>0.655200388009126</text:p>
          </table:table-cell>
          <table:table-cell/>
        </table:table-row>
        <table:table-row table:style-name="ro1">
          <table:table-cell office:value-type="string" calcext:value-type="string">
            <text:p>Data.Vector.Generic.New</text:p>
          </table:table-cell>
          <table:table-cell office:value-type="float" office:value="275.234" calcext:value-type="float">
            <text:p>275.234</text:p>
          </table:table-cell>
          <table:table-cell office:value-type="float" office:value="87.385" calcext:value-type="float">
            <text:p>87.385</text:p>
          </table:table-cell>
          <table:table-cell office:value-type="float" office:value="6.764" calcext:value-type="float">
            <text:p>6.764</text:p>
          </table:table-cell>
          <table:table-cell office:value-type="float" office:value="4.936" calcext:value-type="float">
            <text:p>4.936</text:p>
          </table:table-cell>
          <table:table-cell office:value-type="float" office:value="6.657" calcext:value-type="float">
            <text:p>6.657</text:p>
          </table:table-cell>
          <table:table-cell office:value-type="float" office:value="9.979" calcext:value-type="float">
            <text:p>9.979</text:p>
          </table:table-cell>
          <table:table-cell office:value-type="float" office:value="1.524" calcext:value-type="float">
            <text:p>1.524</text:p>
          </table:table-cell>
          <table:table-cell office:value-type="float" office:value="2.071" calcext:value-type="float">
            <text:p>2.071</text:p>
          </table:table-cell>
          <table:table-cell office:value-type="float" office:value="1.262" calcext:value-type="float">
            <text:p>1.262</text:p>
          </table:table-cell>
          <table:table-cell office:value-type="float" office:value="1.787" calcext:value-type="float">
            <text:p>1.787</text:p>
          </table:table-cell>
          <table:table-cell office:value-type="float" office:value="2.109" calcext:value-type="float">
            <text:p>2.109</text:p>
          </table:table-cell>
          <table:table-cell office:value-type="float" office:value="0.849" calcext:value-type="float">
            <text:p>0.84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SUM([.B15:.Y15])" office:value-type="float" office:value="401.856" calcext:value-type="float">
            <text:p>401.856</text:p>
          </table:table-cell>
          <table:table-cell table:formula="of:=[.L15]/[.AA15]*100" office:value-type="float" office:value="0.52481485905399" calcext:value-type="float">
            <text:p>0.52481485905399</text:p>
          </table:table-cell>
          <table:table-cell/>
        </table:table-row>
        <table:table-row table:style-name="ro1">
          <table:table-cell office:value-type="string" calcext:value-type="string">
            <text:p>Data.Vector.Internal.Check</text:p>
          </table:table-cell>
          <table:table-cell office:value-type="float" office:value="76.518" calcext:value-type="float">
            <text:p>76.518</text:p>
          </table:table-cell>
          <table:table-cell office:value-type="float" office:value="41.054" calcext:value-type="float">
            <text:p>41.054</text:p>
          </table:table-cell>
          <table:table-cell office:value-type="float" office:value="2.051" calcext:value-type="float">
            <text:p>2.051</text:p>
          </table:table-cell>
          <table:table-cell office:value-type="float" office:value="0.936" calcext:value-type="float">
            <text:p>0.936</text:p>
          </table:table-cell>
          <table:table-cell office:value-type="float" office:value="1.331" calcext:value-type="float">
            <text:p>1.331</text:p>
          </table:table-cell>
          <table:table-cell office:value-type="float" office:value="9.639" calcext:value-type="float">
            <text:p>9.639</text:p>
          </table:table-cell>
          <table:table-cell office:value-type="float" office:value="0.144" calcext:value-type="float">
            <text:p>0.144</text:p>
          </table:table-cell>
          <table:table-cell office:value-type="float" office:value="1.592" calcext:value-type="float">
            <text:p>1.5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3" calcext:value-type="float">
            <text:p>0.683</text:p>
          </table:table-cell>
          <table:table-cell office:value-type="float" office:value="2.325" calcext:value-type="float">
            <text:p>2.325</text:p>
          </table:table-cell>
          <table:table-cell office:value-type="float" office:value="0.529" calcext:value-type="float">
            <text:p>0.5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16:.Y16])" office:value-type="float" office:value="137.993" calcext:value-type="float">
            <text:p>137.993</text:p>
          </table:table-cell>
          <table:table-cell table:formula="of:=[.L16]/[.AA16]*100" office:value-type="float" office:value="1.6848680730182" calcext:value-type="float">
            <text:p>1.6848680730182</text:p>
          </table:table-cell>
          <table:table-cell/>
        </table:table-row>
        <table:table-row table:style-name="ro1">
          <table:table-cell office:value-type="string" calcext:value-type="string">
            <text:p>Data.Vector.Fusion.Bundle.Size</text:p>
          </table:table-cell>
          <table:table-cell office:value-type="float" office:value="44.553" calcext:value-type="float">
            <text:p>44.553</text:p>
          </table:table-cell>
          <table:table-cell office:value-type="float" office:value="44.67" calcext:value-type="float">
            <text:p>44.67</text:p>
          </table:table-cell>
          <table:table-cell office:value-type="float" office:value="2.647" calcext:value-type="float">
            <text:p>2.647</text:p>
          </table:table-cell>
          <table:table-cell office:value-type="float" office:value="1.397" calcext:value-type="float">
            <text:p>1.397</text:p>
          </table:table-cell>
          <table:table-cell office:value-type="float" office:value="0.819" calcext:value-type="float">
            <text:p>0.819</text:p>
          </table:table-cell>
          <table:table-cell office:value-type="float" office:value="8.192" calcext:value-type="float">
            <text:p>8.192</text:p>
          </table:table-cell>
          <table:table-cell office:value-type="float" office:value="0.143" calcext:value-type="float">
            <text:p>0.143</text:p>
          </table:table-cell>
          <table:table-cell office:value-type="float" office:value="1.809" calcext:value-type="float">
            <text:p>1.80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62" calcext:value-type="float">
            <text:p>0.562</text:p>
          </table:table-cell>
          <table:table-cell office:value-type="float" office:value="1.742" calcext:value-type="float">
            <text:p>1.742</text:p>
          </table:table-cell>
          <table:table-cell office:value-type="float" office:value="3.505" calcext:value-type="float">
            <text:p>3.505</text:p>
          </table:table-cell>
          <table:table-cell office:value-type="float" office:value="0.227" calcext:value-type="float">
            <text:p>0.227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7:.Y17])" office:value-type="float" office:value="111.031" calcext:value-type="float">
            <text:p>111.031</text:p>
          </table:table-cell>
          <table:table-cell table:formula="of:=[.L17]/[.AA17]*100" office:value-type="float" office:value="1.56893119939476" calcext:value-type="float">
            <text:p>1.56893119939476</text:p>
          </table:table-cell>
          <table:table-cell/>
        </table:table-row>
        <table:table-row table:style-name="ro1">
          <table:table-cell office:value-type="string" calcext:value-type="string">
            <text:p>Data.Vector.Generic.Mutable.Base</text:p>
          </table:table-cell>
          <table:table-cell office:value-type="float" office:value="23.109" calcext:value-type="float">
            <text:p>23.109</text:p>
          </table:table-cell>
          <table:table-cell office:value-type="float" office:value="21.416" calcext:value-type="float">
            <text:p>21.416</text:p>
          </table:table-cell>
          <table:table-cell office:value-type="float" office:value="2.086" calcext:value-type="float">
            <text:p>2.086</text:p>
          </table:table-cell>
          <table:table-cell office:value-type="float" office:value="0.825" calcext:value-type="float">
            <text:p>0.825</text:p>
          </table:table-cell>
          <table:table-cell office:value-type="float" office:value="0.93" calcext:value-type="float">
            <text:p>0.93</text:p>
          </table:table-cell>
          <table:table-cell office:value-type="float" office:value="6.273" calcext:value-type="float">
            <text:p>6.2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7" calcext:value-type="float">
            <text:p>0.84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51" calcext:value-type="float">
            <text:p>0.351</text:p>
          </table:table-cell>
          <table:table-cell office:value-type="float" office:value="2.281" calcext:value-type="float">
            <text:p>2.281</text:p>
          </table:table-cell>
          <table:table-cell office:value-type="float" office:value="0.634" calcext:value-type="float">
            <text:p>0.6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18:.Y18])" office:value-type="float" office:value="59.78" calcext:value-type="float">
            <text:p>59.78</text:p>
          </table:table-cell>
          <table:table-cell table:formula="of:=[.L18]/[.AA18]*100" office:value-type="float" office:value="3.81565741050519" calcext:value-type="float">
            <text:p>3.81565741050519</text:p>
          </table:table-cell>
          <table:table-cell/>
        </table:table-row>
        <table:table-row table:style-name="ro1">
          <table:table-cell office:value-type="string" calcext:value-type="string">
            <text:p>Data.Vector.Generic.Base</text:p>
          </table:table-cell>
          <table:table-cell office:value-type="float" office:value="7.387" calcext:value-type="float">
            <text:p>7.387</text:p>
          </table:table-cell>
          <table:table-cell office:value-type="float" office:value="9.351" calcext:value-type="float">
            <text:p>9.351</text:p>
          </table:table-cell>
          <table:table-cell office:value-type="float" office:value="1.148" calcext:value-type="float">
            <text:p>1.148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8" calcext:value-type="float">
            <text:p>0.418</text:p>
          </table:table-cell>
          <table:table-cell office:value-type="float" office:value="2.774" calcext:value-type="float">
            <text:p>2.77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4" calcext:value-type="float">
            <text:p>0.254</text:p>
          </table:table-cell>
          <table:table-cell office:value-type="float" office:value="1.148" calcext:value-type="float">
            <text:p>1.148</text:p>
          </table:table-cell>
          <table:table-cell office:value-type="float" office:value="0.285" calcext:value-type="float">
            <text:p>0.28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19:.Y19])" office:value-type="float" office:value="23.937" calcext:value-type="float">
            <text:p>23.937</text:p>
          </table:table-cell>
          <table:table-cell table:formula="of:=[.L19]/[.AA19]*100" office:value-type="float" office:value="4.79592263023771" calcext:value-type="float">
            <text:p>4.79592263023771</text:p>
          </table:table-cell>
          <table:table-cell/>
        </table:table-row>
        <table:table-row table:style-name="ro1">
          <table:table-cell office:value-type="string" calcext:value-type="string">
            <text:p>Data.Vector.Fusion.Util</text:p>
          </table:table-cell>
          <table:table-cell office:value-type="float" office:value="4.751" calcext:value-type="float">
            <text:p>4.751</text:p>
          </table:table-cell>
          <table:table-cell office:value-type="float" office:value="6.356" calcext:value-type="float">
            <text:p>6.356</text:p>
          </table:table-cell>
          <table:table-cell office:value-type="float" office:value="0.708" calcext:value-type="float">
            <text:p>0.70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41" calcext:value-type="float">
            <text:p>0.241</text:p>
          </table:table-cell>
          <table:table-cell office:value-type="float" office:value="4.813" calcext:value-type="float">
            <text:p>4.8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699" calcext:value-type="float">
            <text:p>0.699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formula="of:=SUM([.B20:.Y20])" office:value-type="float" office:value="18.879" calcext:value-type="float">
            <text:p>18.879</text:p>
          </table:table-cell>
          <table:table-cell table:formula="of:=[.L20]/[.AA20]*100" office:value-type="float" office:value="3.70252661687589" calcext:value-type="float">
            <text:p>3.70252661687589</text:p>
          </table:table-cell>
          <table:table-cell/>
        </table:table-row>
        <table:table-row table:style-name="ro1">
          <table:table-cell office:value-type="string" calcext:value-type="string">
            <text:p>Data.Vector.Fusion.Stream.Monadic</text:p>
          </table:table-cell>
          <table:table-cell office:value-type="float" office:value="0.502" calcext:value-type="float">
            <text:p>0.502</text:p>
          </table:table-cell>
          <table:table-cell office:value-type="float" office:value="0.965" calcext:value-type="float">
            <text:p>0.965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5" calcext:value-type="float">
            <text:p>0.055</text:p>
          </table:table-cell>
          <table:table-cell office:value-type="float" office:value="14.456" calcext:value-type="float">
            <text:p>14.4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604" calcext:value-type="float">
            <text:p>0.6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21:.Y21])" office:value-type="float" office:value="17.159" calcext:value-type="float">
            <text:p>17.159</text:p>
          </table:table-cell>
          <table:table-cell table:formula="of:=[.L21]/[.AA21]*100" office:value-type="float" office:value="0.448744099306486" calcext:value-type="float">
            <text:p>0.448744099306486</text:p>
          </table:table-cell>
          <table:table-cell/>
        </table:table-row>
        <table:table-row table:style-name="ro1">
          <table:table-cell office:value-type="string" calcext:value-type="string">
            <text:p>Data.Vector.Storable.Internal</text:p>
          </table:table-cell>
          <table:table-cell office:value-type="float" office:value="1.601" calcext:value-type="float">
            <text:p>1.601</text:p>
          </table:table-cell>
          <table:table-cell office:value-type="float" office:value="3.585" calcext:value-type="float">
            <text:p>3.585</text:p>
          </table:table-cell>
          <table:table-cell office:value-type="float" office:value="0.282" calcext:value-type="float">
            <text:p>0.282</text:p>
          </table:table-cell>
          <table:table-cell office:value-type="float" office:value="0.143" calcext:value-type="float">
            <text:p>0.143</text:p>
          </table:table-cell>
          <table:table-cell office:value-type="float" office:value="0.398" calcext:value-type="float">
            <text:p>0.398</text:p>
          </table:table-cell>
          <table:table-cell office:value-type="float" office:value="1.364" calcext:value-type="float">
            <text:p>1.36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968" calcext:value-type="float">
            <text:p>0.9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SUM([.B22:.Y22])" office:value-type="float" office:value="9.215" calcext:value-type="float">
            <text:p>9.215</text:p>
          </table:table-cell>
          <table:table-cell table:formula="of:=[.L22]/[.AA22]*100" office:value-type="float" office:value="10.5046120455779" calcext:value-type="float">
            <text:p>10.5046120455779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5"/>
          <table:table-cell office:value-type="string" calcext:value-type="string">
            <text:p>Total </text:p>
          </table:table-cell>
          <table:table-cell table:formula="of:=SUM([.AA2:.AA22])" office:value-type="float" office:value="68889.827" calcext:value-type="float">
            <text:p>68889.827</text:p>
          </table:table-cell>
          <table:table-cell table:formula="of:=AVERAGE([.AB2:.AB22])" office:value-type="float" office:value="1.55500669649791" calcext:value-type="float">
            <text:p>1.5550066964979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</text:p>
          </table:table-cell>
          <table:table-cell table:formula="of:=SUM([.L2:.L22])" office:value-type="float" office:value="254.119" calcext:value-type="float">
            <text:p>254.119</text:p>
          </table:table-cell>
          <table:table-cell table:formula="of:=GEOMEAN([.AB2:.AB22])" office:value-type="float" office:value="0.747225176329334" calcext:value-type="float">
            <text:p>0.747225176329334</text:p>
          </table:table-cell>
          <table:table-cell office:value-type="string" calcext:value-type="string">
            <text:p>Geomea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arser (%)</text:p>
          </table:table-cell>
          <table:table-cell table:formula="of:=[.AA25]/[.AA24]*100" office:value-type="float" office:value="0.368877396077653" calcext:value-type="float">
            <text:p>0.3688773960776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4:06:55.311593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3:53:39.610376082</meta:creation-date>
    <dc:date>2024-06-11T15:03:27.338831383</dc:date>
    <meta:editing-duration>PT1H5M53S</meta:editing-duration>
    <meta:editing-cycles>20</meta:editing-cycles>
    <meta:generator>LibreOffice/24.2.3.2$Linux_X86_64 LibreOffice_project/420$Build-2</meta:generator>
    <meta:document-statistic meta:table-count="16" meta:cell-count="1206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1.614cm" svg:y="3.954cm" style:legend-expansion="high" chart:style-name="ch2"/>
        <chart:plot-area chart:style-name="ch3" table:cell-range-address="'aeson-2.2.2.0'.AA2:'aeson-2.2.2.0'.AA33 'aeson-2.2.2.0'.AC2:'aeson-2.2.2.0'.AC33" svg:x="1.331cm" svg:y="0.18cm" svg:width="9.963cm" svg:height="7.664cm">
          <chart:coordinate-region svg:x="2.138cm" svg:y="0.379cm" svg:width="8.585cm" svg:height="6.818cm"/>
          <chart:axis chart:dimension="x" chart:name="primary-x" chart:style-name="ch4">
            <chart:title svg:x="5.514cm" svg:y="8.024cm" chart:style-name="ch5">
              <text:p>Total Time</text:p>
            </chart:title>
          </chart:axis>
          <chart:axis chart:dimension="y" chart:name="primary-y" chart:style-name="ch6">
            <chart:title svg:x="0.451cm" svg:y="4.863cm" chart:style-name="ch7">
              <text:p>Parser (%) </text:p>
            </chart:title>
            <chart:grid chart:style-name="ch8" chart:class="major"/>
          </chart:axis>
          <chart:series chart:style-name="ch9" chart:values-cell-range-address="'aeson-2.2.2.0'.AC2:'aeson-2.2.2.0'.AC33" chart:class="chart:scatter">
            <chart:domain table:cell-range-address="'aeson-2.2.2.0'.AA2:'aeson-2.2.2.0'.AA33"/>
            <chart:regression-curve chart:style-name="ch10">
              <chart:equation chart:display-equation="true" chart:display-r-square="true"/>
            </chart:regression-curve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19.565">
                <text:p>17919.565</text:p>
                <draw:g>
                  <svg:desc>'aeson-2.2.2.0'.AA2:'aeson-2.2.2.0'.AA33</svg:desc>
                </draw:g>
              </table:table-cell>
              <table:table-cell office:value-type="float" office:value="0.129969672812928">
                <text:p>0.129969672812928</text:p>
                <draw:g>
                  <svg:desc>'aeson-2.2.2.0'.AC2:'aeson-2.2.2.0'.A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55.074">
                <text:p>13355.074</text:p>
              </table:table-cell>
              <table:table-cell office:value-type="float" office:value="0.354075162743389">
                <text:p>0.35407516274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20.983">
                <text:p>3220.983</text:p>
              </table:table-cell>
              <table:table-cell office:value-type="float" office:value="0.485969655847299">
                <text:p>0.485969655847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9.297">
                <text:p>2049.297</text:p>
              </table:table-cell>
              <table:table-cell office:value-type="float" office:value="0.52305741920278">
                <text:p>0.52305741920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9.973">
                <text:p>1199.973</text:p>
              </table:table-cell>
              <table:table-cell office:value-type="float" office:value="0.415926025002229">
                <text:p>0.41592602500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9.773">
                <text:p>1179.773</text:p>
              </table:table-cell>
              <table:table-cell office:value-type="float" office:value="0.287851985085266">
                <text:p>0.287851985085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0.728">
                <text:p>1070.728</text:p>
              </table:table-cell>
              <table:table-cell office:value-type="float" office:value="0.337247181356983">
                <text:p>0.337247181356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.351">
                <text:p>828.351</text:p>
              </table:table-cell>
              <table:table-cell office:value-type="float" office:value="0.11589290047335">
                <text:p>0.11589290047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4.828">
                <text:p>574.828</text:p>
              </table:table-cell>
              <table:table-cell office:value-type="float" office:value="0.19779829792564">
                <text:p>0.19779829792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.03">
                <text:p>506.03</text:p>
              </table:table-cell>
              <table:table-cell office:value-type="float" office:value="0.936110507282177">
                <text:p>0.936110507282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3.663">
                <text:p>453.663</text:p>
              </table:table-cell>
              <table:table-cell office:value-type="float" office:value="0.573773924697408">
                <text:p>0.573773924697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.746">
                <text:p>315.746</text:p>
              </table:table-cell>
              <table:table-cell office:value-type="float" office:value="0.859551664945874">
                <text:p>0.859551664945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232">
                <text:p>261.232</text:p>
              </table:table-cell>
              <table:table-cell office:value-type="float" office:value="0.545492129601274">
                <text:p>0.545492129601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.407">
                <text:p>242.407</text:p>
              </table:table-cell>
              <table:table-cell office:value-type="float" office:value="0.679023295531895">
                <text:p>0.679023295531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.136">
                <text:p>223.136</text:p>
              </table:table-cell>
              <table:table-cell office:value-type="float" office:value="2.22554854438549">
                <text:p>2.22554854438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.62">
                <text:p>218.62</text:p>
              </table:table-cell>
              <table:table-cell office:value-type="float" office:value="1.30637636080871">
                <text:p>1.30637636080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.925">
                <text:p>155.925</text:p>
              </table:table-cell>
              <table:table-cell office:value-type="float" office:value="3.7293570626904">
                <text:p>3.7293570626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202">
                <text:p>110.202</text:p>
              </table:table-cell>
              <table:table-cell office:value-type="float" office:value="1.18963358196766">
                <text:p>1.18963358196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.089">
                <text:p>109.089</text:p>
              </table:table-cell>
              <table:table-cell office:value-type="float" office:value="1.15868694368818">
                <text:p>1.15868694368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.051">
                <text:p>108.051</text:p>
              </table:table-cell>
              <table:table-cell office:value-type="float" office:value="1.70382504558033">
                <text:p>1.70382504558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.413">
                <text:p>72.413</text:p>
              </table:table-cell>
              <table:table-cell office:value-type="float" office:value="1.10891690718517">
                <text:p>1.10891690718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93">
                <text:p>67.93</text:p>
              </table:table-cell>
              <table:table-cell office:value-type="float" office:value="1.09524510525541">
                <text:p>1.09524510525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837">
                <text:p>51.837</text:p>
              </table:table-cell>
              <table:table-cell office:value-type="float" office:value="3.03837027605764">
                <text:p>3.03837027605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056">
                <text:p>36.056</text:p>
              </table:table-cell>
              <table:table-cell office:value-type="float" office:value="6.08775238517861">
                <text:p>6.08775238517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825">
                <text:p>25.825</text:p>
              </table:table-cell>
              <table:table-cell office:value-type="float" office:value="1.40948693126815">
                <text:p>1.40948693126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802">
                <text:p>24.802</text:p>
              </table:table-cell>
              <table:table-cell office:value-type="float" office:value="16.7244577050238">
                <text:p>16.7244577050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34">
                <text:p>12.034</text:p>
              </table:table-cell>
              <table:table-cell office:value-type="float" office:value="2.53448562406515">
                <text:p>2.53448562406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375">
                <text:p>11.375</text:p>
              </table:table-cell>
              <table:table-cell office:value-type="float" office:value="3.11208791208791">
                <text:p>3.11208791208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91">
                <text:p>10.691</text:p>
              </table:table-cell>
              <table:table-cell office:value-type="float" office:value="13.5815171639697">
                <text:p>13.5815171639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86">
                <text:p>6.686</text:p>
              </table:table-cell>
              <table:table-cell office:value-type="float" office:value="13.5656595871971">
                <text:p>13.5656595871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09">
                <text:p>5.509</text:p>
              </table:table-cell>
              <table:table-cell office:value-type="float" office:value="41.8043202033037">
                <text:p>41.8043202033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94">
                <text:p>2.494</text:p>
              </table:table-cell>
              <table:table-cell office:value-type="float" office:value="14.0336808340016">
                <text:p>14.0336808340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952cm" style:legend-expansion="high" chart:style-name="ch2"/>
        <chart:plot-area chart:style-name="ch3" table:cell-range-address="'aeson-2.2.2.0'.AA1:'aeson-2.2.2.0'.AB33" chart:data-source-has-labels="row" svg:x="0.32cm" svg:y="0.18cm" svg:width="11.714cm" svg:height="8.64cm">
          <chart:coordinate-region svg:x="1.127cm" svg:y="0.379cm" svg:width="10.3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eson-2.2.2.0'.AB2:'aeson-2.2.2.0'.AB33" chart:label-cell-address="'aeson-2.2.2.0'.AB1:'aeson-2.2.2.0'.AB1" chart:class="chart:scatter">
            <chart:domain table:cell-range-address="'aeson-2.2.2.0'.AA2:'aeson-2.2.2.0'.AA33"/>
            <chart:regression-curve chart:style-name="ch8">
              <chart:equation chart:display-equation="true" chart:display-r-square="true"/>
            </chart:regression-curve>
            <chart:data-point chart:repeated="7"/>
            <chart:data-point chart:style-name="ch9" chart:repeated="2"/>
            <chart:data-point chart:repeated="10"/>
            <chart:data-point chart:style-name="ch9"/>
            <chart:data-point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Parser</text:p>
                <draw:g>
                  <svg:desc>'aeson-2.2.2.0'.AB1:'aeson-2.2.2.0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19.565">
                <text:p>17919.565</text:p>
                <draw:g>
                  <svg:desc>'aeson-2.2.2.0'.AA2:'aeson-2.2.2.0'.AA33</svg:desc>
                </draw:g>
              </table:table-cell>
              <table:table-cell office:value-type="float" office:value="23.29">
                <text:p>23.29</text:p>
                <draw:g>
                  <svg:desc>'aeson-2.2.2.0'.AB2:'aeson-2.2.2.0'.A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55.074">
                <text:p>13355.074</text:p>
              </table:table-cell>
              <table:table-cell office:value-type="float" office:value="47.287">
                <text:p>47.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20.983">
                <text:p>3220.983</text:p>
              </table:table-cell>
              <table:table-cell office:value-type="float" office:value="15.653">
                <text:p>15.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9.297">
                <text:p>2049.297</text:p>
              </table:table-cell>
              <table:table-cell office:value-type="float" office:value="10.719">
                <text:p>10.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9.973">
                <text:p>1199.973</text:p>
              </table:table-cell>
              <table:table-cell office:value-type="float" office:value="4.991">
                <text:p>4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9.773">
                <text:p>1179.773</text:p>
              </table:table-cell>
              <table:table-cell office:value-type="float" office:value="3.396">
                <text:p>3.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0.728">
                <text:p>1070.728</text:p>
              </table:table-cell>
              <table:table-cell office:value-type="float" office:value="3.611">
                <text:p>3.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.351">
                <text:p>828.3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4.828">
                <text:p>574.828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.03">
                <text:p>506.03</text:p>
              </table:table-cell>
              <table:table-cell office:value-type="float" office:value="4.737">
                <text:p>4.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3.663">
                <text:p>453.663</text:p>
              </table:table-cell>
              <table:table-cell office:value-type="float" office:value="2.603">
                <text:p>2.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.746">
                <text:p>315.746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232">
                <text:p>261.232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.407">
                <text:p>242.407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.136">
                <text:p>223.136</text:p>
              </table:table-cell>
              <table:table-cell office:value-type="float" office:value="4.966">
                <text:p>4.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.62">
                <text:p>218.62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.925">
                <text:p>155.925</text:p>
              </table:table-cell>
              <table:table-cell office:value-type="float" office:value="5.815">
                <text:p>5.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202">
                <text:p>110.202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.089">
                <text:p>109.089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.051">
                <text:p>108.05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.413">
                <text:p>72.413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93">
                <text:p>67.93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837">
                <text:p>51.837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056">
                <text:p>36.056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825">
                <text:p>25.825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802">
                <text:p>24.802</text:p>
              </table:table-cell>
              <table:table-cell office:value-type="float" office:value="4.148">
                <text:p>4.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34">
                <text:p>12.034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375">
                <text:p>11.37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91">
                <text:p>10.691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86">
                <text:p>6.68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09">
                <text:p>5.509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94">
                <text:p>2.49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